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64cm"/>
    </style:style>
    <style:style style:name="co2" style:family="table-column">
      <style:table-column-properties fo:break-before="auto" style:column-width="6.376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166cm"/>
    </style:style>
    <style:style style:name="co5" style:family="table-column">
      <style:table-column-properties fo:break-before="auto" style:column-width="7.60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777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7.574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4.554cm"/>
    </style:style>
    <style:style style:name="co12" style:family="table-column">
      <style:table-column-properties fo:break-before="auto" style:column-width="6.992cm"/>
    </style:style>
    <style:style style:name="co13" style:family="table-column">
      <style:table-column-properties fo:break-before="auto" style:column-width="2.237cm"/>
    </style:style>
    <style:style style:name="co14" style:family="table-column">
      <style:table-column-properties fo:break-before="auto" style:column-width="7.86cm"/>
    </style:style>
    <style:style style:name="co15" style:family="table-column">
      <style:table-column-properties fo:break-before="auto" style:column-width="3.63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Ubicación_20_Nueva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utores">
      <style:table-properties table:display="true" style:writing-mode="lr-tb"/>
    </style:style>
    <style:style style:name="ta4" style:family="table" style:master-page-name="PageStyle_5f_Varios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>
      <style:table-cell-properties fo:background-color="#00ffff"/>
    </style:style>
  </office:automatic-styles>
  <office:body>
    <office:spreadsheet>
      <table:calculation-settings table:case-sensitive="false" table:automatic-find-labels="false" table:use-regular-expressions="false"/>
      <table:table table:name="script libro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4" table:number-columns-repeated="252" table:default-cell-style-name="Default"/>
        <table:table-row table:style-name="ro1">
          <table:table-cell/>
          <table:table-cell table:style-name="ce1" office:value-type="string">
            <text:p>Título</text:p>
          </table:table-cell>
          <table:table-cell table:style-name="ce1"/>
          <table:table-cell table:style-name="ce1" office:value-type="string">
            <text:p>Autor</text:p>
          </table:table-cell>
          <table:table-cell table:style-name="ce1"/>
          <table:table-cell table:style-name="ce1" office:value-type="string">
            <text:p>Tema</text:p>
          </table:table-cell>
          <table:table-cell table:style-name="ce1"/>
          <table:table-cell table:style-name="Default" office:value-type="string">
            <text:p>Ubicacion</text:p>
          </table:table-cell>
          <table:table-cell table:number-columns-repeated="252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1001 cosas que todo el mundo debería saber sobre Ciencia</text:p>
          </table:table-cell>
          <table:table-cell office:value-type="string">
            <text:p>“, authors: [“</text:p>
          </table:table-cell>
          <table:table-cell office:value-type="string">
            <text:p>James Trefil</text:p>
          </table:table-cell>
          <table:table-cell office:value-type="string">
            <text:p>“], category: “</text:p>
          </table:table-cell>
          <table:table-cell office:value-type="string">
            <text:p>Científico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1975/El año en que Franco murió en la cama</text:p>
          </table:table-cell>
          <table:table-cell office:value-type="string">
            <text:p>“, authors: [“</text:p>
          </table:table-cell>
          <table:table-cell office:value-type="string">
            <text:p>Fernando Vizcaino Cas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 Madrid por capricho</text:p>
          </table:table-cell>
          <table:table-cell office:value-type="string">
            <text:p>“, authors: [“</text:p>
          </table:table-cell>
          <table:table-cell office:value-type="string">
            <text:p>Fany Rubi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divinancero Popular Español I</text:p>
          </table:table-cell>
          <table:table-cell office:value-type="string">
            <text:p>“, authors: [“</text:p>
          </table:table-cell>
          <table:table-cell office:value-type="string">
            <text:p>José Luis Gárfer, Conceptión Fernández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divinancero Popular Español II</text:p>
          </table:table-cell>
          <table:table-cell office:value-type="string">
            <text:p>“, authors: [“</text:p>
          </table:table-cell>
          <table:table-cell office:value-type="string">
            <text:p>José Luis Gárfer, Conceptión Fernández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lejandro y Cesar</text:p>
          </table:table-cell>
          <table:table-cell office:value-type="string">
            <text:p>“, authors: [“</text:p>
          </table:table-cell>
          <table:table-cell office:value-type="string">
            <text:p>Plutarc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lguién voló sobre el nido del cuco</text:p>
          </table:table-cell>
          <table:table-cell office:value-type="string">
            <text:p>“, authors: [“</text:p>
          </table:table-cell>
          <table:table-cell office:value-type="string">
            <text:p>Ken Kessey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ntología</text:p>
          </table:table-cell>
          <table:table-cell office:value-type="string">
            <text:p>“, authors: [“</text:p>
          </table:table-cell>
          <table:table-cell office:value-type="string">
            <text:p>Unamuno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rte Abstrato y Arte Figurativ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sesinato en el Orient Express</text:p>
          </table:table-cell>
          <table:table-cell office:value-type="string">
            <text:p>“, authors: [“</text:p>
          </table:table-cell>
          <table:table-cell office:value-type="string">
            <text:p>Agatha Christi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un es Mediodía</text:p>
          </table:table-cell>
          <table:table-cell office:value-type="string">
            <text:p>“, authors: [“</text:p>
          </table:table-cell>
          <table:table-cell office:value-type="string">
            <text:p>Pearl S. Bu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utopista</text:p>
          </table:table-cell>
          <table:table-cell office:value-type="string">
            <text:p>“, authors: [“</text:p>
          </table:table-cell>
          <table:table-cell office:value-type="string">
            <text:p>Perich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ajo el mismo techo</text:p>
          </table:table-cell>
          <table:table-cell office:value-type="string">
            <text:p>“, authors: [“</text:p>
          </table:table-cell>
          <table:table-cell office:value-type="string">
            <text:p>Martin Vigi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ajo el Sol de Kenia</text:p>
          </table:table-cell>
          <table:table-cell office:value-type="string">
            <text:p>“, authors: [“</text:p>
          </table:table-cell>
          <table:table-cell office:value-type="string">
            <text:p>Barbara Wood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ambu</text:p>
          </table:table-cell>
          <table:table-cell office:value-type="string">
            <text:p>“, authors: [“</text:p>
          </table:table-cell>
          <table:table-cell office:value-type="string">
            <text:p>Pearl S. Bu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abos Sueltos</text:p>
          </table:table-cell>
          <table:table-cell office:value-type="string">
            <text:p>“, authors: [“</text:p>
          </table:table-cell>
          <table:table-cell office:value-type="string">
            <text:p>Enrique Tierno Galván</text:p>
          </table:table-cell>
          <table:table-cell office:value-type="string">
            <text:p>“], category: “</text:p>
          </table:table-cell>
          <table:table-cell office:value-type="string">
            <text:p>Memorias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arta de un niño que no llegó a nacer</text:p>
          </table:table-cell>
          <table:table-cell office:value-type="string">
            <text:p>“, authors: [“</text:p>
          </table:table-cell>
          <table:table-cell office:value-type="string">
            <text:p>Oriana Fallac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en años de Soledad</text:p>
          </table:table-cell>
          <table:table-cell office:value-type="string">
            <text:p>“, authors: [“</text:p>
          </table:table-cell>
          <table:table-cell office:value-type="string">
            <text:p>Gabriel García Marqu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onfieso que he vivido</text:p>
          </table:table-cell>
          <table:table-cell office:value-type="string">
            <text:p>“, authors: [“</text:p>
          </table:table-cell>
          <table:table-cell office:value-type="string">
            <text:p>Pablo Neruda</text:p>
          </table:table-cell>
          <table:table-cell office:value-type="string">
            <text:p>“], category: “</text:p>
          </table:table-cell>
          <table:table-cell office:value-type="string">
            <text:p>Memorias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rónica del Rey Pasmado</text:p>
          </table:table-cell>
          <table:table-cell office:value-type="string">
            <text:p>“, authors: [“</text:p>
          </table:table-cell>
          <table:table-cell office:value-type="string">
            <text:p>Gonzalo Torrente Ballest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uando la Vida Empieza</text:p>
          </table:table-cell>
          <table:table-cell office:value-type="string">
            <text:p>“, authors: [“</text:p>
          </table:table-cell>
          <table:table-cell office:value-type="string">
            <text:p>Iván Buni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Cuerpos y Almas</text:p>
          </table:table-cell>
          <table:table-cell office:value-type="string">
            <text:p>“, authors: [“</text:p>
          </table:table-cell>
          <table:table-cell table:style-name="ce2" office:value-type="string">
            <text:p>Maxence Van Der Meersch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s de Bastos</text:p>
          </table:table-cell>
          <table:table-cell office:value-type="string">
            <text:p>“, authors: [“</text:p>
          </table:table-cell>
          <table:table-cell office:value-type="string">
            <text:p>Francisco Ayal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2">
          <table:table-cell office:value-type="string">
            <text:p>{title:”</text:p>
          </table:table-cell>
          <table:table-cell table:style-name="ce2" office:value-type="string">
            <text:p>El Bhagavad-Gita tal como es </text:p>
            <text:p>(Los Grandes Clásicos de la India)</text:p>
          </table:table-cell>
          <table:table-cell office:value-type="string">
            <text:p>“, authors: [“</text:p>
          </table:table-cell>
          <table:table-cell office:value-type="string">
            <text:p>Indi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oronel no tiene quién le escriba</text:p>
          </table:table-cell>
          <table:table-cell office:value-type="string">
            <text:p>“, authors: [“</text:p>
          </table:table-cell>
          <table:table-cell office:value-type="string">
            <text:p>Gabril García Marqu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Enigma de los Dinosaurios</text:p>
          </table:table-cell>
          <table:table-cell office:value-type="string">
            <text:p>“, authors: [“</text:p>
          </table:table-cell>
          <table:table-cell office:value-type="string">
            <text:p>J.N. Wilford</text:p>
          </table:table-cell>
          <table:table-cell office:value-type="string">
            <text:p>“], category: “</text:p>
          </table:table-cell>
          <table:table-cell office:value-type="string">
            <text:p>Científico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Estudiante de Salamanca</text:p>
          </table:table-cell>
          <table:table-cell office:value-type="string">
            <text:p>“, authors: [“</text:p>
          </table:table-cell>
          <table:table-cell office:value-type="string">
            <text:p>Espronceda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2">
          <table:table-cell office:value-type="string">
            <text:p>{title:”</text:p>
          </table:table-cell>
          <table:table-cell table:style-name="ce2" office:value-type="string">
            <text:p>El Lazarillo de Tormes</text:p>
            <text:p>El Diablo Cojuel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ono Desnudo</text:p>
          </table:table-cell>
          <table:table-cell office:value-type="string">
            <text:p>“, authors: [“</text:p>
          </table:table-cell>
          <table:table-cell office:value-type="string">
            <text:p>Desmond Morri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3">
          <table:table-cell office:value-type="string">
            <text:p>{title:”</text:p>
          </table:table-cell>
          <table:table-cell table:style-name="ce2" office:value-type="string">
            <text:p>El Musher</text:p>
            <text:p>Las Doce Millas</text:p>
            <text:p>Una Niña muy Especial</text:p>
          </table:table-cell>
          <table:table-cell office:value-type="string">
            <text:p>“, authors: [“</text:p>
          </table:table-cell>
          <table:table-cell table:style-name="ce2" office:value-type="string">
            <text:p>José Giovanni</text:p>
            <text:p>E.G. Perrault</text:p>
            <text:p>Torey L.Hayde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Negro</text:p>
          </table:table-cell>
          <table:table-cell office:value-type="string">
            <text:p>“, authors: [“</text:p>
          </table:table-cell>
          <table:table-cell office:value-type="string">
            <text:p>Georges Simen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Origen del Mal</text:p>
          </table:table-cell>
          <table:table-cell office:value-type="string">
            <text:p>“, authors: [“</text:p>
          </table:table-cell>
          <table:table-cell office:value-type="string">
            <text:p>Ellery Quee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roceso de Nuremberg</text:p>
          </table:table-cell>
          <table:table-cell office:value-type="string">
            <text:p>“, authors: [“</text:p>
          </table:table-cell>
          <table:table-cell office:value-type="string">
            <text:p>Joe J.Heydecker y Johannes Leeb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que persigue al ladrón</text:p>
          </table:table-cell>
          <table:table-cell office:value-type="string">
            <text:p>“, authors: [“</text:p>
          </table:table-cell>
          <table:table-cell office:value-type="string">
            <text:p>Andréu Martí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siglo de las luces</text:p>
          </table:table-cell>
          <table:table-cell office:value-type="string">
            <text:p>“, authors: [“</text:p>
          </table:table-cell>
          <table:table-cell office:value-type="string">
            <text:p>Alejo Carpenti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3">
          <table:table-cell office:value-type="string">
            <text:p>{title:”</text:p>
          </table:table-cell>
          <table:table-cell table:style-name="ce2" office:value-type="string">
            <text:p>El tren bala</text:p>
            <text:p>La Conquista de una vida</text:p>
            <text:p>El Camino de las Soledades</text:p>
          </table:table-cell>
          <table:table-cell office:value-type="string">
            <text:p>“, authors: [“</text:p>
          </table:table-cell>
          <table:table-cell table:style-name="ce2" office:value-type="string">
            <text:p>Joseph Rance y Arei Kato</text:p>
            <text:p>Victoria Pooel</text:p>
            <text:p>Raymonde Anna Rey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Troquel</text:p>
          </table:table-cell>
          <table:table-cell office:value-type="string">
            <text:p>“, authors: [“</text:p>
          </table:table-cell>
          <table:table-cell office:value-type="string">
            <text:p>T.E. Lawrenc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Varón Domado</text:p>
          </table:table-cell>
          <table:table-cell office:value-type="string">
            <text:p>“, authors: [“</text:p>
          </table:table-cell>
          <table:table-cell office:value-type="string">
            <text:p>Esther Vila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xiliados</text:p>
          </table:table-cell>
          <table:table-cell office:value-type="string">
            <text:p>“, authors: [“</text:p>
          </table:table-cell>
          <table:table-cell office:value-type="string">
            <text:p>James Joyc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xtramuros</text:p>
          </table:table-cell>
          <table:table-cell office:value-type="string">
            <text:p>“, authors: [“</text:p>
          </table:table-cell>
          <table:table-cell office:value-type="string">
            <text:p>Jesus Fernandez Santo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Fan Club</text:p>
          </table:table-cell>
          <table:table-cell office:value-type="string">
            <text:p>“, authors: [“</text:p>
          </table:table-cell>
          <table:table-cell office:value-type="string">
            <text:p>Irving Wallac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2">
          <table:table-cell office:value-type="string">
            <text:p>{title:”</text:p>
          </table:table-cell>
          <table:table-cell table:style-name="ce2" office:value-type="string">
            <text:p>Fuente Ovejuna</text:p>
            <text:p>El Caballero de Olmedo</text:p>
          </table:table-cell>
          <table:table-cell office:value-type="string">
            <text:p>“, authors: [“</text:p>
          </table:table-cell>
          <table:table-cell office:value-type="string">
            <text:p>Lope de Veg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alicia : brujería,superstición y mística</text:p>
          </table:table-cell>
          <table:table-cell office:value-type="string">
            <text:p>“, authors: [“</text:p>
          </table:table-cell>
          <table:table-cell office:value-type="string">
            <text:p>Ana Liste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Hijo de Hombre</text:p>
          </table:table-cell>
          <table:table-cell office:value-type="string">
            <text:p>“, authors: [“</text:p>
          </table:table-cell>
          <table:table-cell office:value-type="string">
            <text:p>Aususto Roa Basto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Historia da Literatura Galega</text:p>
          </table:table-cell>
          <table:table-cell office:value-type="string">
            <text:p>“, authors: [“</text:p>
          </table:table-cell>
          <table:table-cell office:value-type="string">
            <text:p>F.Fernández del Riego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2">
          <table:table-cell office:value-type="string">
            <text:p>{title:”</text:p>
          </table:table-cell>
          <table:table-cell table:style-name="ce2" office:value-type="string">
            <text:p>Historia del Rey Arturo y de los nobles y <text:s/></text:p>
            <text:p>herrantes caballeros de la Tabla Redonda</text:p>
          </table:table-cell>
          <table:table-cell office:value-type="string">
            <text:p>“, authors: [“</text:p>
          </table:table-cell>
          <table:table-cell office:value-type="string">
            <text:p>Carlos García Gua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Historia Universal de la Infamia</text:p>
          </table:table-cell>
          <table:table-cell office:value-type="string">
            <text:p>“, authors: [“</text:p>
          </table:table-cell>
          <table:table-cell office:value-type="string">
            <text:p>Jorge Luis Borg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Araña Negra (1)</text:p>
          </table:table-cell>
          <table:table-cell office:value-type="string">
            <text:p>“, authors: [“</text:p>
          </table:table-cell>
          <table:table-cell office:value-type="string">
            <text:p>Vicente Blasco Ibañ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Araña Negra (2)</text:p>
          </table:table-cell>
          <table:table-cell office:value-type="string">
            <text:p>“, authors: [“</text:p>
          </table:table-cell>
          <table:table-cell office:value-type="string">
            <text:p>Vicente Blasco Ibañ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asa de los Cinco Talentos</text:p>
          </table:table-cell>
          <table:table-cell office:value-type="string">
            <text:p>“, authors: [“</text:p>
          </table:table-cell>
          <table:table-cell office:value-type="string">
            <text:p>Louis Auchinclos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3">
          <table:table-cell office:value-type="string">
            <text:p>{title:”</text:p>
          </table:table-cell>
          <table:table-cell table:style-name="ce2" office:value-type="string">
            <text:p>La Clave está en Rebeca</text:p>
            <text:p>Carne y Espiritu</text:p>
            <text:p>El Viejo Barrio</text:p>
          </table:table-cell>
          <table:table-cell office:value-type="string">
            <text:p>“, authors: [“</text:p>
          </table:table-cell>
          <table:table-cell table:style-name="ce2" office:value-type="string">
            <text:p>Ken Follett</text:p>
            <text:p>Elizabeth Christman</text:p>
            <text:p>Avery Corma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Flor Escondida</text:p>
          </table:table-cell>
          <table:table-cell office:value-type="string">
            <text:p>“, authors: [“</text:p>
          </table:table-cell>
          <table:table-cell office:value-type="string">
            <text:p>Pearl S. Bu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gente de Smiley</text:p>
          </table:table-cell>
          <table:table-cell office:value-type="string">
            <text:p>“, authors: [“</text:p>
          </table:table-cell>
          <table:table-cell office:value-type="string">
            <text:p>Le Carré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Gran Dama</text:p>
          </table:table-cell>
          <table:table-cell office:value-type="string">
            <text:p>“, authors: [“</text:p>
          </table:table-cell>
          <table:table-cell office:value-type="string">
            <text:p>Pearl S. Bu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Guerra Civil Española 2</text:p>
          </table:table-cell>
          <table:table-cell office:value-type="string">
            <text:p>“, authors: [“</text:p>
          </table:table-cell>
          <table:table-cell office:value-type="string">
            <text:p>Hugh Thom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Guerra Civil Española I</text:p>
          </table:table-cell>
          <table:table-cell office:value-type="string">
            <text:p>“, authors: [“</text:p>
          </table:table-cell>
          <table:table-cell office:value-type="string">
            <text:p>Hugh Thom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Madre</text:p>
          </table:table-cell>
          <table:table-cell office:value-type="string">
            <text:p>“, authors: [“</text:p>
          </table:table-cell>
          <table:table-cell office:value-type="string">
            <text:p>Pearl S. Bu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Salamandra</text:p>
          </table:table-cell>
          <table:table-cell office:value-type="string">
            <text:p>“, authors: [“</text:p>
          </table:table-cell>
          <table:table-cell office:value-type="string">
            <text:p>Morris Wes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3">
          <table:table-cell office:value-type="string">
            <text:p>{title:”</text:p>
          </table:table-cell>
          <table:table-cell table:style-name="ce2" office:value-type="string">
            <text:p>La Vida a Salvo</text:p>
            <text:p>Una Mujer Intrépida</text:p>
            <text:p>Torre de Control</text:p>
          </table:table-cell>
          <table:table-cell office:value-type="string">
            <text:p>“, authors: [“</text:p>
          </table:table-cell>
          <table:table-cell table:style-name="ce2" office:value-type="string">
            <text:p>Jean-Michel Barrault</text:p>
            <text:p>M. Phyllis Lose</text:p>
            <text:p>Robert P.Davi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Voz de los muertos</text:p>
          </table:table-cell>
          <table:table-cell office:value-type="string">
            <text:p>“, authors: [“</text:p>
          </table:table-cell>
          <table:table-cell office:value-type="string">
            <text:p>Orson Scott Card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Crónicas del Sochantre</text:p>
          </table:table-cell>
          <table:table-cell office:value-type="string">
            <text:p>“, authors: [“</text:p>
          </table:table-cell>
          <table:table-cell office:value-type="string">
            <text:p>Alvaro Cunquei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Lobas La que no existía</text:p>
          </table:table-cell>
          <table:table-cell office:value-type="string">
            <text:p>“, authors: [“</text:p>
          </table:table-cell>
          <table:table-cell office:value-type="string">
            <text:p>Boileau-Narcejac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Mil y una Noches I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Mil y una Noches II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eyendas y Narraciones</text:p>
          </table:table-cell>
          <table:table-cell office:value-type="string">
            <text:p>“, authors: [“</text:p>
          </table:table-cell>
          <table:table-cell office:value-type="string">
            <text:p>Gustavo Adolfo Becquer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Cuadernos de un Vate Vago</text:p>
          </table:table-cell>
          <table:table-cell office:value-type="string">
            <text:p>“, authors: [“</text:p>
          </table:table-cell>
          <table:table-cell office:value-type="string">
            <text:p>Gonzalo Torrente Ballest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Poetas en la guerra civil española</text:p>
          </table:table-cell>
          <table:table-cell office:value-type="string">
            <text:p>“, authors: [“</text:p>
          </table:table-cell>
          <table:table-cell office:value-type="string">
            <text:p>Fernando Diaz-Plaja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emoria de Galicia</text:p>
          </table:table-cell>
          <table:table-cell office:value-type="string">
            <text:p>“, authors: [“</text:p>
          </table:table-cell>
          <table:table-cell office:value-type="string">
            <text:p>Xavier Doming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onsejor Quijote</text:p>
          </table:table-cell>
          <table:table-cell office:value-type="string">
            <text:p>“, authors: [“</text:p>
          </table:table-cell>
          <table:table-cell office:value-type="string">
            <text:p>Graham Green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ada y Asi Sea</text:p>
          </table:table-cell>
          <table:table-cell office:value-type="string">
            <text:p>“, authors: [“</text:p>
          </table:table-cell>
          <table:table-cell office:value-type="string">
            <text:p>Oriana Fallac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uevas Odas Elementales</text:p>
          </table:table-cell>
          <table:table-cell office:value-type="string">
            <text:p>“, authors: [“</text:p>
          </table:table-cell>
          <table:table-cell office:value-type="string">
            <text:p>Pablo Neruda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uevo Viaje a la Alcarria</text:p>
          </table:table-cell>
          <table:table-cell office:value-type="string">
            <text:p>“, authors: [“</text:p>
          </table:table-cell>
          <table:table-cell office:value-type="string">
            <text:p>Camilo José Cel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bra Poética Rosalia de Castro</text:p>
          </table:table-cell>
          <table:table-cell office:value-type="string">
            <text:p>“, authors: [“</text:p>
          </table:table-cell>
          <table:table-cell office:value-type="string">
            <text:p>Rosalía de Castro</text:p>
          </table:table-cell>
          <table:table-cell office:value-type="string">
            <text:p>“], category: “</text:p>
          </table:table-cell>
          <table:table-cell office:value-type="string">
            <text:p>Poesi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Obras Escogidas</text:p>
          </table:table-cell>
          <table:table-cell office:value-type="string">
            <text:p>“, authors: [“</text:p>
          </table:table-cell>
          <table:table-cell office:value-type="string">
            <text:p>Pearl S. Bu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disea</text:p>
          </table:table-cell>
          <table:table-cell office:value-type="string">
            <text:p>“, authors: [“</text:p>
          </table:table-cell>
          <table:table-cell office:value-type="string">
            <text:p>Home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h, Jerusalén</text:p>
          </table:table-cell>
          <table:table-cell office:value-type="string">
            <text:p>“, authors: [“</text:p>
          </table:table-cell>
          <table:table-cell office:value-type="string">
            <text:p>Dominique Lapierre y Larry Collin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rgullo de Corazón</text:p>
          </table:table-cell>
          <table:table-cell office:value-type="string">
            <text:p>“, authors: [“</text:p>
          </table:table-cell>
          <table:table-cell office:value-type="string">
            <text:p>Pearl S. Bu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asión y Poder</text:p>
          </table:table-cell>
          <table:table-cell office:value-type="string">
            <text:p>“, authors: [“</text:p>
          </table:table-cell>
          <table:table-cell office:value-type="string">
            <text:p>Peter Gilma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rimer Amor Primer Dolor</text:p>
          </table:table-cell>
          <table:table-cell office:value-type="string">
            <text:p>“, authors: [“</text:p>
          </table:table-cell>
          <table:table-cell office:value-type="string">
            <text:p>Martin Vigi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uente de Paso</text:p>
          </table:table-cell>
          <table:table-cell office:value-type="string">
            <text:p>“, authors: [“</text:p>
          </table:table-cell>
          <table:table-cell office:value-type="string">
            <text:p>Pearl S. Bu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Que el Cielo la Juzgue</text:p>
          </table:table-cell>
          <table:table-cell office:value-type="string">
            <text:p>“, authors: [“</text:p>
          </table:table-cell>
          <table:table-cell office:value-type="string">
            <text:p>Ben Ames William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azas Humanas y Racism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Relatos Para un Tempo Novo</text:p>
          </table:table-cell>
          <table:table-cell office:value-type="string">
            <text:p>“, authors: [“</text:p>
          </table:table-cell>
          <table:table-cell table:style-name="ce2" office:value-type="string">
            <text:p>Miguelanxo Prad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imas y Leyendas</text:p>
          </table:table-cell>
          <table:table-cell office:value-type="string">
            <text:p>“, authors: [“</text:p>
          </table:table-cell>
          <table:table-cell office:value-type="string">
            <text:p>Gustavo Adolfo Becquer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oma, peligro para caminantes</text:p>
          </table:table-cell>
          <table:table-cell office:value-type="string">
            <text:p>“, authors: [“</text:p>
          </table:table-cell>
          <table:table-cell office:value-type="string">
            <text:p>Rafael Alberti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omancero Gitano</text:p>
          </table:table-cell>
          <table:table-cell office:value-type="string">
            <text:p>“, authors: [“</text:p>
          </table:table-cell>
          <table:table-cell office:value-type="string">
            <text:p>Federico García Lorca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iete Años de Carcel</text:p>
          </table:table-cell>
          <table:table-cell office:value-type="string">
            <text:p>“, authors: [“</text:p>
          </table:table-cell>
          <table:table-cell office:value-type="string">
            <text:p>Nicole Gerard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inuhé El Egipcio</text:p>
          </table:table-cell>
          <table:table-cell office:value-type="string">
            <text:p>“, authors: [“</text:p>
          </table:table-cell>
          <table:table-cell office:value-type="string">
            <text:p>Mika Waltar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oledades</text:p>
          </table:table-cell>
          <table:table-cell office:value-type="string">
            <text:p>“, authors: [“</text:p>
          </table:table-cell>
          <table:table-cell office:value-type="string">
            <text:p>Antonio Machado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rópico de Cáncer</text:p>
          </table:table-cell>
          <table:table-cell office:value-type="string">
            <text:p>“, authors: [“</text:p>
          </table:table-cell>
          <table:table-cell office:value-type="string">
            <text:p>Henry Mill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cles, Comunidad Creyente</text:p>
          </table:table-cell>
          <table:table-cell office:value-type="string">
            <text:p>“, authors: [“</text:p>
          </table:table-cell>
          <table:table-cell office:value-type="string">
            <text:p>Angel Horcajada Garrid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clés, Ultimo Destino</text:p>
          </table:table-cell>
          <table:table-cell office:value-type="string">
            <text:p>“, authors: [“</text:p>
          </table:table-cell>
          <table:table-cell office:value-type="string">
            <text:p>Dimas Perez Ramirez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 día en la vida de Ivan Denisochovi</text:p>
          </table:table-cell>
          <table:table-cell office:value-type="string">
            <text:p>“, authors: [“</text:p>
          </table:table-cell>
          <table:table-cell office:value-type="string">
            <text:p>Alexandr Soljenitsi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 hogar dividido</text:p>
          </table:table-cell>
          <table:table-cell office:value-type="string">
            <text:p>“, authors: [“</text:p>
          </table:table-cell>
          <table:table-cell office:value-type="string">
            <text:p>Pearl S. Bu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 Solo Amor</text:p>
          </table:table-cell>
          <table:table-cell office:value-type="string">
            <text:p>“, authors: [“</text:p>
          </table:table-cell>
          <table:table-cell office:value-type="string">
            <text:p>Pearl S. Bu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aya Palo</text:p>
          </table:table-cell>
          <table:table-cell office:value-type="string">
            <text:p>“, authors: [“</text:p>
          </table:table-cell>
          <table:table-cell office:value-type="string">
            <text:p>Luis Pancorb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ento del Este, viento del Oeste</text:p>
          </table:table-cell>
          <table:table-cell office:value-type="string">
            <text:p>“, authors: [“</text:p>
          </table:table-cell>
          <table:table-cell office:value-type="string">
            <text:p>Pearl S. Bu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El Angel Luchador</text:p>
          </table:table-cell>
          <table:table-cell office:value-type="string">
            <text:p>“, authors: [“</text:p>
          </table:table-cell>
          <table:table-cell office:value-type="string">
            <text:p>Pearl S. Bu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, tercera balda (última)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ostradamus y el milenio</text:p>
          </table:table-cell>
          <table:table-cell office:value-type="string">
            <text:p>“, authors: [“</text:p>
          </table:table-cell>
          <table:table-cell office:value-type="string">
            <text:p>John Hogue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venturas de Dick Turpin</text:p>
          </table:table-cell>
          <table:table-cell office:value-type="string">
            <text:p>“, authors: [“</text:p>
          </table:table-cell>
          <table:table-cell office:value-type="string">
            <text:p>Charles C. Harriso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dad Prohibida</text:p>
          </table:table-cell>
          <table:table-cell office:value-type="string">
            <text:p>“, authors: [“</text:p>
          </table:table-cell>
          <table:table-cell office:value-type="string">
            <text:p>Torcuato Luca de Ten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Fortunata y Jacinta</text:p>
          </table:table-cell>
          <table:table-cell office:value-type="string">
            <text:p>“, authors: [“</text:p>
          </table:table-cell>
          <table:table-cell office:value-type="string">
            <text:p>Benito Pérez Galdó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La Celestina</text:p>
          </table:table-cell>
          <table:table-cell office:value-type="string">
            <text:p>“, authors: [“</text:p>
          </table:table-cell>
          <table:table-cell office:value-type="string">
            <text:p>Fernando de Roj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l Burlador de Sevilla yt Don Gil de las Calzas Verdes</text:p>
          </table:table-cell>
          <table:table-cell office:value-type="string">
            <text:p>“, authors: [“</text:p>
          </table:table-cell>
          <table:table-cell office:value-type="string">
            <text:p>Tirso de Molina</text:p>
          </table:table-cell>
          <table:table-cell office:value-type="string">
            <text:p>“], category: “</text:p>
          </table:table-cell>
          <table:table-cell office:value-type="string">
            <text:p>Teatro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Antología Poética</text:p>
          </table:table-cell>
          <table:table-cell office:value-type="string">
            <text:p>“, authors: [“</text:p>
          </table:table-cell>
          <table:table-cell office:value-type="string">
            <text:p>Garcilaso de la Vega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Guzmán de Alfrache (I)</text:p>
          </table:table-cell>
          <table:table-cell office:value-type="string">
            <text:p>“, authors: [“</text:p>
          </table:table-cell>
          <table:table-cell office:value-type="string">
            <text:p>Mateo Alemá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Guzman de Alfarache (II)</text:p>
          </table:table-cell>
          <table:table-cell office:value-type="string">
            <text:p>“, authors: [“</text:p>
          </table:table-cell>
          <table:table-cell office:value-type="string">
            <text:p>Mateo Alemá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Antología Poética</text:p>
          </table:table-cell>
          <table:table-cell office:value-type="string">
            <text:p>“, authors: [“</text:p>
          </table:table-cell>
          <table:table-cell office:value-type="string">
            <text:p>Antonio Machado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Memorias de Leticia Valle</text:p>
          </table:table-cell>
          <table:table-cell office:value-type="string">
            <text:p>“, authors: [“</text:p>
          </table:table-cell>
          <table:table-cell office:value-type="string">
            <text:p>Rosa Chace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Selección de textos</text:p>
          </table:table-cell>
          <table:table-cell office:value-type="string">
            <text:p>“, authors: [“</text:p>
          </table:table-cell>
          <table:table-cell office:value-type="string">
            <text:p>Meléndez Valdés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Teatro del siglo XVI</text:p>
          </table:table-cell>
          <table:table-cell office:value-type="string">
            <text:p>“, authors: [“</text:p>
          </table:table-cell>
          <table:table-cell office:value-type="string">
            <text:p>Varios autores</text:p>
          </table:table-cell>
          <table:table-cell office:value-type="string">
            <text:p>“], category: “</text:p>
          </table:table-cell>
          <table:table-cell office:value-type="string">
            <text:p>Teatro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Antología Romancero s. XV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2">
          <table:table-cell office:value-type="string">
            <text:p>{title:”</text:p>
          </table:table-cell>
          <table:table-cell table:style-name="ce4" office:value-type="string">
            <text:p>Usted tiene ojos de mujer faltal y</text:p>
            <text:p>Es peligroso asomarse al exterior</text:p>
          </table:table-cell>
          <table:table-cell office:value-type="string">
            <text:p>“, authors: [“</text:p>
          </table:table-cell>
          <table:table-cell office:value-type="string">
            <text:p>Enrique Jardiel Poncela</text:p>
          </table:table-cell>
          <table:table-cell office:value-type="string">
            <text:p>“], category: “</text:p>
          </table:table-cell>
          <table:table-cell office:value-type="string">
            <text:p>Teatro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Antología</text:p>
          </table:table-cell>
          <table:table-cell office:value-type="string">
            <text:p>“, authors: [“</text:p>
          </table:table-cell>
          <table:table-cell office:value-type="string">
            <text:p>Gonzalo de Berce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La Lozana Andaluza</text:p>
          </table:table-cell>
          <table:table-cell office:value-type="string">
            <text:p>“, authors: [“</text:p>
          </table:table-cell>
          <table:table-cell office:value-type="string">
            <text:p>Francisco Delicado</text:p>
          </table:table-cell>
          <table:table-cell office:value-type="string">
            <text:p>“], category: “</text:p>
          </table:table-cell>
          <table:table-cell office:value-type="string">
            <text:p>Teatro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Los intereses creados</text:p>
          </table:table-cell>
          <table:table-cell office:value-type="string">
            <text:p>“, authors: [“</text:p>
          </table:table-cell>
          <table:table-cell office:value-type="string">
            <text:p>Jacinto Benavente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l alma castellana</text:p>
          </table:table-cell>
          <table:table-cell office:value-type="string">
            <text:p>“, authors: [“</text:p>
          </table:table-cell>
          <table:table-cell office:value-type="string">
            <text:p>José M.Ruiz "Azorín"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Noches lúgubres y Los eruditos a la violeta</text:p>
          </table:table-cell>
          <table:table-cell office:value-type="string">
            <text:p>“, authors: [“</text:p>
          </table:table-cell>
          <table:table-cell office:value-type="string">
            <text:p>José Cadals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Selección de obras</text:p>
          </table:table-cell>
          <table:table-cell office:value-type="string">
            <text:p>“, authors: [“</text:p>
          </table:table-cell>
          <table:table-cell office:value-type="string">
            <text:p>Angel Ganivet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Obra poética (selección)</text:p>
          </table:table-cell>
          <table:table-cell office:value-type="string">
            <text:p>“, authors: [“</text:p>
          </table:table-cell>
          <table:table-cell office:value-type="string">
            <text:p>Rubén Darío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l héroe y El discreto</text:p>
          </table:table-cell>
          <table:table-cell office:value-type="string">
            <text:p>“, authors: [“</text:p>
          </table:table-cell>
          <table:table-cell office:value-type="string">
            <text:p>Baltasar Graciá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4" office:value-type="string">
            <text:p>La inocencia castigada y La perseguida triunfante</text:p>
          </table:table-cell>
          <table:table-cell office:value-type="string">
            <text:p>“, authors: [“</text:p>
          </table:table-cell>
          <table:table-cell office:value-type="string">
            <text:p>María de Zay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4" office:value-type="string">
            <text:p>El previnido engañado</text:p>
          </table:table-cell>
          <table:table-cell office:value-type="string">
            <text:p>“, authors: [“</text:p>
          </table:table-cell>
          <table:table-cell office:value-type="string">
            <text:p>María de Zay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4" office:value-type="string">
            <text:p>El castigo de la miseria</text:p>
          </table:table-cell>
          <table:table-cell office:value-type="string">
            <text:p>“, authors: [“</text:p>
          </table:table-cell>
          <table:table-cell office:value-type="string">
            <text:p>María de Zay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La Regenta (I)</text:p>
          </table:table-cell>
          <table:table-cell office:value-type="string">
            <text:p>“, authors: [“</text:p>
          </table:table-cell>
          <table:table-cell office:value-type="string">
            <text:p>Leopoldo Arias "Clarín"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La Regenta (II)</text:p>
          </table:table-cell>
          <table:table-cell office:value-type="string">
            <text:p>“, authors: [“</text:p>
          </table:table-cell>
          <table:table-cell office:value-type="string">
            <text:p>Leopoldo Arias "Clarín"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Poesía espiritual española</text:p>
          </table:table-cell>
          <table:table-cell office:value-type="string">
            <text:p>“, authors: [“</text:p>
          </table:table-cell>
          <table:table-cell office:value-type="string">
            <text:p>Varios autores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Novelas Ejemplares (I)</text:p>
          </table:table-cell>
          <table:table-cell office:value-type="string">
            <text:p>“, authors: [“</text:p>
          </table:table-cell>
          <table:table-cell office:value-type="string">
            <text:p>Cervant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Novelas ejemplares (II)</text:p>
          </table:table-cell>
          <table:table-cell office:value-type="string">
            <text:p>“, authors: [“</text:p>
          </table:table-cell>
          <table:table-cell office:value-type="string">
            <text:p>Cervant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l grupo poético de 1610</text:p>
          </table:table-cell>
          <table:table-cell office:value-type="string">
            <text:p>“, authors: [“</text:p>
          </table:table-cell>
          <table:table-cell office:value-type="string">
            <text:p>Villamediana y otros autore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Narraciones inverosímiles</text:p>
          </table:table-cell>
          <table:table-cell office:value-type="string">
            <text:p>“, authors: [“</text:p>
          </table:table-cell>
          <table:table-cell office:value-type="string">
            <text:p>Pedro Antonio de Alarcó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Diálogo de Mercurio y Carón</text:p>
          </table:table-cell>
          <table:table-cell office:value-type="string">
            <text:p>“, authors: [“</text:p>
          </table:table-cell>
          <table:table-cell office:value-type="string">
            <text:p>Alfonso de Valdé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Juanita la larga</text:p>
          </table:table-cell>
          <table:table-cell office:value-type="string">
            <text:p>“, authors: [“</text:p>
          </table:table-cell>
          <table:table-cell office:value-type="string">
            <text:p>Juan Valer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n las orillas del Sar</text:p>
          </table:table-cell>
          <table:table-cell office:value-type="string">
            <text:p>“, authors: [“</text:p>
          </table:table-cell>
          <table:table-cell office:value-type="string">
            <text:p>Rosalía de Castr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Antología</text:p>
          </table:table-cell>
          <table:table-cell office:value-type="string">
            <text:p>“, authors: [“</text:p>
          </table:table-cell>
          <table:table-cell office:value-type="string">
            <text:p>Alfonso X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Artículos sleccionados</text:p>
          </table:table-cell>
          <table:table-cell office:value-type="string">
            <text:p>“, authors: [“</text:p>
          </table:table-cell>
          <table:table-cell office:value-type="string">
            <text:p>Maríano José de Larr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Teatro medieval castellano</text:p>
          </table:table-cell>
          <table:table-cell office:value-type="string">
            <text:p>“, authors: [“</text:p>
          </table:table-cell>
          <table:table-cell office:value-type="string">
            <text:p>Anónimos</text:p>
          </table:table-cell>
          <table:table-cell office:value-type="string">
            <text:p>“], category: “</text:p>
          </table:table-cell>
          <table:table-cell office:value-type="string">
            <text:p>Teatro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Poema del Mío Cid</text:p>
          </table:table-cell>
          <table:table-cell office:value-type="string">
            <text:p>“, authors: [“</text:p>
          </table:table-cell>
          <table:table-cell office:value-type="string">
            <text:p>Anónimo 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Obsesión y Cuando llegue mañana</text:p>
          </table:table-cell>
          <table:table-cell office:value-type="string">
            <text:p>“, authors: [“</text:p>
          </table:table-cell>
          <table:table-cell office:value-type="string">
            <text:p>Dick Haskin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l ninja</text:p>
          </table:table-cell>
          <table:table-cell office:value-type="string">
            <text:p>“, authors: [“</text:p>
          </table:table-cell>
          <table:table-cell office:value-type="string">
            <text:p>Eric Van Lustbad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Sainetes</text:p>
          </table:table-cell>
          <table:table-cell office:value-type="string">
            <text:p>“, authors: [“</text:p>
          </table:table-cell>
          <table:table-cell office:value-type="string">
            <text:p>Ramón de la Cruz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Antología Poética</text:p>
          </table:table-cell>
          <table:table-cell office:value-type="string">
            <text:p>“, authors: [“</text:p>
          </table:table-cell>
          <table:table-cell office:value-type="string">
            <text:p>Quevedo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l Cantar de los cantares</text:p>
          </table:table-cell>
          <table:table-cell office:value-type="string">
            <text:p>“, authors: [“</text:p>
          </table:table-cell>
          <table:table-cell office:value-type="string">
            <text:p>Fray Luis de Leó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Teatro crítico (Selección)</text:p>
          </table:table-cell>
          <table:table-cell office:value-type="string">
            <text:p>“, authors: [“</text:p>
          </table:table-cell>
          <table:table-cell office:value-type="string">
            <text:p>B.J. Feijoó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l patrañuelo</text:p>
          </table:table-cell>
          <table:table-cell office:value-type="string">
            <text:p>“, authors: [“</text:p>
          </table:table-cell>
          <table:table-cell office:value-type="string">
            <text:p>Juan de Timoned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Fábulas</text:p>
          </table:table-cell>
          <table:table-cell office:value-type="string">
            <text:p>“, authors: [“</text:p>
          </table:table-cell>
          <table:table-cell office:value-type="string">
            <text:p>Varios autore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Rimas</text:p>
          </table:table-cell>
          <table:table-cell office:value-type="string">
            <text:p>“, authors: [“</text:p>
          </table:table-cell>
          <table:table-cell office:value-type="string">
            <text:p>Gustavo Adolfo Bécquer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Locuras de Carnaval</text:p>
          </table:table-cell>
          <table:table-cell office:value-type="string">
            <text:p>“, authors: [“</text:p>
          </table:table-cell>
          <table:table-cell office:value-type="string">
            <text:p>Pío Baroj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Antología</text:p>
          </table:table-cell>
          <table:table-cell office:value-type="string">
            <text:p>“, authors: [“</text:p>
          </table:table-cell>
          <table:table-cell office:value-type="string">
            <text:p>Poetas del 27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l vilano en su rincón y El castigo sin venganza</text:p>
          </table:table-cell>
          <table:table-cell office:value-type="string">
            <text:p>“, authors: [“</text:p>
          </table:table-cell>
          <table:table-cell office:value-type="string">
            <text:p>Lope de Veg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2">
          <table:table-cell office:value-type="string">
            <text:p>{title:”</text:p>
          </table:table-cell>
          <table:table-cell table:style-name="ce3" office:value-type="string">
            <text:p>Escenas matritenses</text:p>
          </table:table-cell>
          <table:table-cell office:value-type="string">
            <text:p>“, authors: [“</text:p>
          </table:table-cell>
          <table:table-cell table:style-name="ce2" office:value-type="string">
            <text:p>Mesonero Romanos,</text:p>
            <text:p>Estébanez Calderó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2">
          <table:table-cell office:value-type="string">
            <text:p>{title:”</text:p>
          </table:table-cell>
          <table:table-cell table:style-name="ce4" office:value-type="string">
            <text:p/>
            <text:p>Escenas andaluzas</text:p>
          </table:table-cell>
          <table:table-cell office:value-type="string">
            <text:p>“, authors: [“</text:p>
          </table:table-cell>
          <table:table-cell table:style-name="ce2" office:value-type="string">
            <text:p>Mesonero Romanos,</text:p>
            <text:p>Estébanez Calderó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Personas, obras, cosas …</text:p>
          </table:table-cell>
          <table:table-cell office:value-type="string">
            <text:p>“, authors: [“</text:p>
          </table:table-cell>
          <table:table-cell office:value-type="string">
            <text:p>José Ortega y Gasset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l caballero de las botas azules</text:p>
          </table:table-cell>
          <table:table-cell office:value-type="string">
            <text:p>“, authors: [“</text:p>
          </table:table-cell>
          <table:table-cell office:value-type="string">
            <text:p>Rosalía de Cast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l Lazarillo de Tormes</text:p>
          </table:table-cell>
          <table:table-cell office:value-type="string">
            <text:p>“, authors: [“</text:p>
          </table:table-cell>
          <table:table-cell office:value-type="string">
            <text:p>Anónim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4" office:value-type="string">
            <text:p>El Buscón</text:p>
          </table:table-cell>
          <table:table-cell office:value-type="string">
            <text:p>“, authors: [“</text:p>
          </table:table-cell>
          <table:table-cell table:style-name="ce2" office:value-type="string">
            <text:p>Queved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Disputa de asno</text:p>
          </table:table-cell>
          <table:table-cell office:value-type="string">
            <text:p>“, authors: [“</text:p>
          </table:table-cell>
          <table:table-cell office:value-type="string">
            <text:p>Anselm Turmed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Niebla</text:p>
          </table:table-cell>
          <table:table-cell office:value-type="string">
            <text:p>“, authors: [“</text:p>
          </table:table-cell>
          <table:table-cell office:value-type="string">
            <text:p>Miguel de Unamun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Insolación</text:p>
          </table:table-cell>
          <table:table-cell office:value-type="string">
            <text:p>“, authors: [“</text:p>
          </table:table-cell>
          <table:table-cell office:value-type="string">
            <text:p>Emilia Pardo Bazá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Libro de Buen Amor</text:p>
          </table:table-cell>
          <table:table-cell office:value-type="string">
            <text:p>“, authors: [“</text:p>
          </table:table-cell>
          <table:table-cell office:value-type="string">
            <text:p>Aricpreste de Hit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Antología</text:p>
          </table:table-cell>
          <table:table-cell office:value-type="string">
            <text:p>“, authors: [“</text:p>
          </table:table-cell>
          <table:table-cell office:value-type="string">
            <text:p>Poetas del S. XV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Antología Poética</text:p>
          </table:table-cell>
          <table:table-cell office:value-type="string">
            <text:p>“, authors: [“</text:p>
          </table:table-cell>
          <table:table-cell office:value-type="string">
            <text:p>Luis de Góngora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l conde Lucanor</text:p>
          </table:table-cell>
          <table:table-cell office:value-type="string">
            <text:p>“, authors: [“</text:p>
          </table:table-cell>
          <table:table-cell office:value-type="string">
            <text:p>Don Juan Manuel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Traidor, inconfeso y mártir</text:p>
          </table:table-cell>
          <table:table-cell office:value-type="string">
            <text:p>“, authors: [“</text:p>
          </table:table-cell>
          <table:table-cell office:value-type="string">
            <text:p>José Zorrill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Obras</text:p>
          </table:table-cell>
          <table:table-cell office:value-type="string">
            <text:p>“, authors: [“</text:p>
          </table:table-cell>
          <table:table-cell office:value-type="string">
            <text:p>Duque de Riv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Teatro escogido</text:p>
          </table:table-cell>
          <table:table-cell office:value-type="string">
            <text:p>“, authors: [“</text:p>
          </table:table-cell>
          <table:table-cell office:value-type="string">
            <text:p>Calderón de la Barca</text:p>
          </table:table-cell>
          <table:table-cell office:value-type="string">
            <text:p>“], category: “</text:p>
          </table:table-cell>
          <table:table-cell office:value-type="string">
            <text:p>Teatro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2">
          <table:table-cell office:value-type="string">
            <text:p>{title:”</text:p>
          </table:table-cell>
          <table:table-cell table:style-name="ce4" office:value-type="string">
            <text:p>La verdad sospechosa</text:p>
            <text:p>Del Rey abajo, ninguno</text:p>
          </table:table-cell>
          <table:table-cell office:value-type="string">
            <text:p>“, authors: [“</text:p>
          </table:table-cell>
          <table:table-cell table:style-name="ce2" office:value-type="string">
            <text:p>Ruiz de Alarcón,</text:p>
            <text:p>Rojas Zorrill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l sí de las niñas</text:p>
          </table:table-cell>
          <table:table-cell office:value-type="string">
            <text:p>“, authors: [“</text:p>
          </table:table-cell>
          <table:table-cell office:value-type="string">
            <text:p>Leandro F. de Moratí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Cincuenta amigos</text:p>
          </table:table-cell>
          <table:table-cell office:value-type="string">
            <text:p>“, authors: [“</text:p>
          </table:table-cell>
          <table:table-cell office:value-type="string">
            <text:p>José Luís Martin Vigi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Narciso y Goldmundo</text:p>
          </table:table-cell>
          <table:table-cell office:value-type="string">
            <text:p>“, authors: [“</text:p>
          </table:table-cell>
          <table:table-cell office:value-type="string">
            <text:p>Hermann Hess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Cien preguntas básicas sobre la Ciencia</text:p>
          </table:table-cell>
          <table:table-cell office:value-type="string">
            <text:p>“, authors: [“</text:p>
          </table:table-cell>
          <table:table-cell office:value-type="string">
            <text:p>Isaac Asimov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Querida asesina ¿inocente o culpable?</text:p>
          </table:table-cell>
          <table:table-cell office:value-type="string">
            <text:p>“, authors: [“</text:p>
          </table:table-cell>
          <table:table-cell office:value-type="string">
            <text:p>Charles Frankli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Mientras la ciudad duerme</text:p>
          </table:table-cell>
          <table:table-cell office:value-type="string">
            <text:p>“, authors: [“</text:p>
          </table:table-cell>
          <table:table-cell office:value-type="string">
            <text:p>Frank Yerby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Los violadores del mundo</text:p>
          </table:table-cell>
          <table:table-cell office:value-type="string">
            <text:p>“, authors: [“</text:p>
          </table:table-cell>
          <table:table-cell office:value-type="string">
            <text:p>Bela Von Blo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Diario de Ana María</text:p>
          </table:table-cell>
          <table:table-cell office:value-type="string">
            <text:p>“, authors: [“</text:p>
          </table:table-cell>
          <table:table-cell office:value-type="string">
            <text:p>Michel Quois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Sexta galería</text:p>
          </table:table-cell>
          <table:table-cell office:value-type="string">
            <text:p>“, authors: [“</text:p>
          </table:table-cell>
          <table:table-cell office:value-type="string">
            <text:p>José Luís Martin Vigi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Triunfo</text:p>
          </table:table-cell>
          <table:table-cell office:value-type="string">
            <text:p>“, authors: [“</text:p>
          </table:table-cell>
          <table:table-cell office:value-type="string">
            <text:p>Michel Quois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2">
          <table:table-cell office:value-type="string">
            <text:p>{title:”</text:p>
          </table:table-cell>
          <table:table-cell table:style-name="ce3" office:value-type="string">
            <text:p>El principio de Peter</text:p>
          </table:table-cell>
          <table:table-cell office:value-type="string">
            <text:p>“, authors: [“</text:p>
          </table:table-cell>
          <table:table-cell table:style-name="ce2" office:value-type="string">
            <text:p>Dr. Laurence J.Peter,</text:p>
            <text:p>Raymond Hull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Veinte poemas de amor y una canción desesperada</text:p>
          </table:table-cell>
          <table:table-cell office:value-type="string">
            <text:p>“, authors: [“</text:p>
          </table:table-cell>
          <table:table-cell office:value-type="string">
            <text:p>Pablo Neruda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4" office:value-type="string">
            <text:p>Los versos del capitán</text:p>
          </table:table-cell>
          <table:table-cell office:value-type="string">
            <text:p>“, authors: [“</text:p>
          </table:table-cell>
          <table:table-cell office:value-type="string">
            <text:p>Pablo Neruda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Una teología para el nuevo milenio</text:p>
          </table:table-cell>
          <table:table-cell office:value-type="string">
            <text:p>“, authors: [“</text:p>
          </table:table-cell>
          <table:table-cell office:value-type="string">
            <text:p>Hans Küng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Archipiélago Gulag</text:p>
          </table:table-cell>
          <table:table-cell office:value-type="string">
            <text:p>“, authors: [“</text:p>
          </table:table-cell>
          <table:table-cell office:value-type="string">
            <text:p>Alexandr Soljenitsi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Shogun</text:p>
          </table:table-cell>
          <table:table-cell office:value-type="string">
            <text:p>“, authors: [“</text:p>
          </table:table-cell>
          <table:table-cell office:value-type="string">
            <text:p>James Clavel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3" office:value-type="string">
            <text:p>El Silmarillion</text:p>
          </table:table-cell>
          <table:table-cell office:value-type="string">
            <text:p>“, authors: [“</text:p>
          </table:table-cell>
          <table:table-cell office:value-type="string">
            <text:p>J.R.R. Tolkie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Historia del tiempo</text:p>
          </table:table-cell>
          <table:table-cell office:value-type="string">
            <text:p>“, authors: [“</text:p>
          </table:table-cell>
          <table:table-cell office:value-type="string">
            <text:p>Stephenb W.Hawking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desafío mundial</text:p>
          </table:table-cell>
          <table:table-cell office:value-type="string">
            <text:p>“, authors: [“</text:p>
          </table:table-cell>
          <table:table-cell office:value-type="string">
            <text:p>Jean-Jacques Servan-Schreiber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omentos estelares de la Ciencia</text:p>
          </table:table-cell>
          <table:table-cell office:value-type="string">
            <text:p>“, authors: [“</text:p>
          </table:table-cell>
          <table:table-cell office:value-type="string">
            <text:p>Isaac Asimov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juego de abalorios</text:p>
          </table:table-cell>
          <table:table-cell office:value-type="string">
            <text:p>“, authors: [“</text:p>
          </table:table-cell>
          <table:table-cell office:value-type="string">
            <text:p>Hermann Hess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retorno de los Brujos</text:p>
          </table:table-cell>
          <table:table-cell office:value-type="string">
            <text:p>“, authors: [“</text:p>
          </table:table-cell>
          <table:table-cell office:value-type="string">
            <text:p>L.Pauwels J.Bergier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Hobbit</text:p>
          </table:table-cell>
          <table:table-cell office:value-type="string">
            <text:p>“, authors: [“</text:p>
          </table:table-cell>
          <table:table-cell office:value-type="string">
            <text:p>J.R.R. Tolkie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Señor de los Anillos</text:p>
          </table:table-cell>
          <table:table-cell office:value-type="string">
            <text:p>“, authors: [“</text:p>
          </table:table-cell>
          <table:table-cell office:value-type="string">
            <text:p>J.R.R. Tolkie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hibumi</text:p>
          </table:table-cell>
          <table:table-cell office:value-type="string">
            <text:p>“, authors: [“</text:p>
          </table:table-cell>
          <table:table-cell office:value-type="string">
            <text:p>Trevania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na Karenina</text:p>
          </table:table-cell>
          <table:table-cell office:value-type="string">
            <text:p>“, authors: [“</text:p>
          </table:table-cell>
          <table:table-cell office:value-type="string">
            <text:p>León Tolsto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eandertal</text:p>
          </table:table-cell>
          <table:table-cell office:value-type="string">
            <text:p>“, authors: [“</text:p>
          </table:table-cell>
          <table:table-cell office:value-type="string">
            <text:p>John Darnt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onocimiento inútil</text:p>
          </table:table-cell>
          <table:table-cell office:value-type="string">
            <text:p>“, authors: [“</text:p>
          </table:table-cell>
          <table:table-cell office:value-type="string">
            <text:p>Jean-Françoi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día en que murió Guernica</text:p>
          </table:table-cell>
          <table:table-cell office:value-type="string">
            <text:p>“, authors: [“</text:p>
          </table:table-cell>
          <table:table-cell office:value-type="string">
            <text:p>Gordon Thomas,Max Morgan-Witt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Silencio de los corderos</text:p>
          </table:table-cell>
          <table:table-cell office:value-type="string">
            <text:p>“, authors: [“</text:p>
          </table:table-cell>
          <table:table-cell office:value-type="string">
            <text:p>Thomas Harri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éndulo de Foucault</text:p>
          </table:table-cell>
          <table:table-cell office:value-type="string">
            <text:p>“, authors: [“</text:p>
          </table:table-cell>
          <table:table-cell office:value-type="string">
            <text:p>Umberto Ec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Historia de mi hijo</text:p>
          </table:table-cell>
          <table:table-cell office:value-type="string">
            <text:p>“, authors: [“</text:p>
          </table:table-cell>
          <table:table-cell office:value-type="string">
            <text:p>Nadine Gordim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i corazón que baila con espigas</text:p>
          </table:table-cell>
          <table:table-cell office:value-type="string">
            <text:p>“, authors: [“</text:p>
          </table:table-cell>
          <table:table-cell office:value-type="string">
            <text:p>Carmen Rigal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efecto doppler</text:p>
          </table:table-cell>
          <table:table-cell office:value-type="string">
            <text:p>“, authors: [“</text:p>
          </table:table-cell>
          <table:table-cell office:value-type="string">
            <text:p>Jesus Ferre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undo de Sofía</text:p>
          </table:table-cell>
          <table:table-cell office:value-type="string">
            <text:p>“, authors: [“</text:p>
          </table:table-cell>
          <table:table-cell office:value-type="string">
            <text:p>Jostein Gaard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libro de los amores ridículos</text:p>
          </table:table-cell>
          <table:table-cell office:value-type="string">
            <text:p>“, authors: [“</text:p>
          </table:table-cell>
          <table:table-cell office:value-type="string">
            <text:p>Milan Kunder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insoportable levedad del ser</text:p>
          </table:table-cell>
          <table:table-cell office:value-type="string">
            <text:p>“, authors: [“</text:p>
          </table:table-cell>
          <table:table-cell office:value-type="string">
            <text:p>Milan Kunder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hica del tambor</text:p>
          </table:table-cell>
          <table:table-cell office:value-type="string">
            <text:p>“, authors: [“</text:p>
          </table:table-cell>
          <table:table-cell office:value-type="string">
            <text:p>John le Carré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eñora de rojo sobre fondo gris</text:p>
          </table:table-cell>
          <table:table-cell office:value-type="string">
            <text:p>“, authors: [“</text:p>
          </table:table-cell>
          <table:table-cell office:value-type="string">
            <text:p>Miguel Delib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iudad de los prodigios</text:p>
          </table:table-cell>
          <table:table-cell office:value-type="string">
            <text:p>“, authors: [“</text:p>
          </table:table-cell>
          <table:table-cell office:value-type="string">
            <text:p>Eduardo Mendoz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enhur</text:p>
          </table:table-cell>
          <table:table-cell office:value-type="string">
            <text:p>“, authors: [“</text:p>
          </table:table-cell>
          <table:table-cell office:value-type="string">
            <text:p>Lewis Wallac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onsignore</text:p>
          </table:table-cell>
          <table:table-cell office:value-type="string">
            <text:p>“, authors: [“</text:p>
          </table:table-cell>
          <table:table-cell office:value-type="string">
            <text:p>Jack-Alain Leg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iedo a la Libertad</text:p>
          </table:table-cell>
          <table:table-cell office:value-type="string">
            <text:p>“, authors: [“</text:p>
          </table:table-cell>
          <table:table-cell office:value-type="string">
            <text:p>E. Fromm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danza de los salmones</text:p>
          </table:table-cell>
          <table:table-cell office:value-type="string">
            <text:p>“, authors: [“</text:p>
          </table:table-cell>
          <table:table-cell office:value-type="string">
            <text:p>Mercedes Salisach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Fortunata y Jacinta</text:p>
          </table:table-cell>
          <table:table-cell office:value-type="string">
            <text:p>“, authors: [“</text:p>
          </table:table-cell>
          <table:table-cell office:value-type="string">
            <text:p>Benito Pérez Galdó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sicopatología de la vida cotidiana</text:p>
          </table:table-cell>
          <table:table-cell office:value-type="string">
            <text:p>“, authors: [“</text:p>
          </table:table-cell>
          <table:table-cell office:value-type="string">
            <text:p>Sigmund Freud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origen de la familia, de la propiedad privada y del estado</text:p>
          </table:table-cell>
          <table:table-cell office:value-type="string">
            <text:p>“, authors: [“</text:p>
          </table:table-cell>
          <table:table-cell office:value-type="string">
            <text:p>F. Engel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Introducción a la economía española</text:p>
          </table:table-cell>
          <table:table-cell office:value-type="string">
            <text:p>“, authors: [“</text:p>
          </table:table-cell>
          <table:table-cell office:value-type="string">
            <text:p>Ramón Tamame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Introducción al psicoanálisis</text:p>
          </table:table-cell>
          <table:table-cell office:value-type="string">
            <text:p>“, authors: [“</text:p>
          </table:table-cell>
          <table:table-cell office:value-type="string">
            <text:p>Sigmund Freud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sicología y Epistemología</text:p>
          </table:table-cell>
          <table:table-cell office:value-type="string">
            <text:p>“, authors: [“</text:p>
          </table:table-cell>
          <table:table-cell office:value-type="string">
            <text:p>Jean Piaget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iccionario de la psicología</text:p>
          </table:table-cell>
          <table:table-cell office:value-type="string">
            <text:p>“, authors: [“</text:p>
          </table:table-cell>
          <table:table-cell office:value-type="string">
            <text:p>Norbert Sillamy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venturas de Alberte Quiñói</text:p>
          </table:table-cell>
          <table:table-cell office:value-type="string">
            <text:p>“, authors: [“</text:p>
          </table:table-cell>
          <table:table-cell office:value-type="string">
            <text:p>M. Garcia Barro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ultura y personalidad</text:p>
          </table:table-cell>
          <table:table-cell office:value-type="string">
            <text:p>“, authors: [“</text:p>
          </table:table-cell>
          <table:table-cell office:value-type="string">
            <text:p>Ralph Linto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mirada del otro</text:p>
          </table:table-cell>
          <table:table-cell office:value-type="string">
            <text:p>“, authors: [“</text:p>
          </table:table-cell>
          <table:table-cell office:value-type="string">
            <text:p>Fernando Delgad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familia de Pascual Duarte</text:p>
          </table:table-cell>
          <table:table-cell office:value-type="string">
            <text:p>“, authors: [“</text:p>
          </table:table-cell>
          <table:table-cell office:value-type="string">
            <text:p>Camilo José Cel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hermano bastardo de Dios</text:p>
          </table:table-cell>
          <table:table-cell office:value-type="string">
            <text:p>“, authors: [“</text:p>
          </table:table-cell>
          <table:table-cell office:value-type="string">
            <text:p>José Luis Coll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origen de las especies</text:p>
          </table:table-cell>
          <table:table-cell office:value-type="string">
            <text:p>“, authors: [“</text:p>
          </table:table-cell>
          <table:table-cell office:value-type="string">
            <text:p>Darwi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árgoris y Habidis</text:p>
          </table:table-cell>
          <table:table-cell office:value-type="string">
            <text:p>“, authors: [“</text:p>
          </table:table-cell>
          <table:table-cell office:value-type="string">
            <text:p>Fernando Sánchez Dragó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árgoris y Habidis</text:p>
          </table:table-cell>
          <table:table-cell office:value-type="string">
            <text:p>“, authors: [“</text:p>
          </table:table-cell>
          <table:table-cell office:value-type="string">
            <text:p>Fernando Sánchez Dragó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onexión cósmica</text:p>
          </table:table-cell>
          <table:table-cell office:value-type="string">
            <text:p>“, authors: [“</text:p>
          </table:table-cell>
          <table:table-cell office:value-type="string">
            <text:p>Carl Saga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barcarola</text:p>
          </table:table-cell>
          <table:table-cell office:value-type="string">
            <text:p>“, authors: [“</text:p>
          </table:table-cell>
          <table:table-cell office:value-type="string">
            <text:p>Pablo Nerud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sicoanálisis y política</text:p>
          </table:table-cell>
          <table:table-cell office:value-type="string">
            <text:p>“, authors: [“</text:p>
          </table:table-cell>
          <table:table-cell office:value-type="string">
            <text:p>Herbert Marcuse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rincipito de Saint-Exupéry : una interpretación psicoanalítica</text:p>
          </table:table-cell>
          <table:table-cell office:value-type="string">
            <text:p>“, authors: [“</text:p>
          </table:table-cell>
          <table:table-cell office:value-type="string">
            <text:p>Eugen Drewerman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o esencias es invisible</text:p>
          </table:table-cell>
          <table:table-cell office:value-type="string">
            <text:p>“, authors: [“</text:p>
          </table:table-cell>
          <table:table-cell office:value-type="string">
            <text:p>Eugen Drewerman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tica para Amador</text:p>
          </table:table-cell>
          <table:table-cell office:value-type="string">
            <text:p>“, authors: [“</text:p>
          </table:table-cell>
          <table:table-cell office:value-type="string">
            <text:p>Fernando Savater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ociología</text:p>
          </table:table-cell>
          <table:table-cell office:value-type="string">
            <text:p>“, authors: [“</text:p>
          </table:table-cell>
          <table:table-cell office:value-type="string">
            <text:p>Salvador Giner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oncepto de la clase social</text:p>
          </table:table-cell>
          <table:table-cell office:value-type="string">
            <text:p>“, authors: [“</text:p>
          </table:table-cell>
          <table:table-cell office:value-type="string">
            <text:p>Raúl García Durá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uando era feliz e indocumentado</text:p>
          </table:table-cell>
          <table:table-cell office:value-type="string">
            <text:p>“, authors: [“</text:p>
          </table:table-cell>
          <table:table-cell office:value-type="string">
            <text:p>Gabriel García Marquez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in novedad en el frente</text:p>
          </table:table-cell>
          <table:table-cell office:value-type="string">
            <text:p>“, authors: [“</text:p>
          </table:table-cell>
          <table:table-cell office:value-type="string">
            <text:p>Erich María Remarque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spaña siglo XX 1898-1931</text:p>
          </table:table-cell>
          <table:table-cell office:value-type="string">
            <text:p>“, authors: [“</text:p>
          </table:table-cell>
          <table:table-cell office:value-type="string">
            <text:p>Javier Paniagua</text:p>
          </table:table-cell>
          <table:table-cell office:value-type="string">
            <text:p>“], category: “</text:p>
          </table:table-cell>
          <table:table-cell office:value-type="string">
            <text:p>Histori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gran cataclismo</text:p>
          </table:table-cell>
          <table:table-cell office:value-type="string">
            <text:p>“, authors: [“</text:p>
          </table:table-cell>
          <table:table-cell office:value-type="string">
            <text:p>Henri Allorge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utobiografía de Federico Sánchez</text:p>
          </table:table-cell>
          <table:table-cell office:value-type="string">
            <text:p>“, authors: [“</text:p>
          </table:table-cell>
          <table:table-cell office:value-type="string">
            <text:p>Jorge Sempru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iez días que estremecieron al mundo</text:p>
          </table:table-cell>
          <table:table-cell office:value-type="string">
            <text:p>“, authors: [“</text:p>
          </table:table-cell>
          <table:table-cell office:value-type="string">
            <text:p>John Reed</text:p>
          </table:table-cell>
          <table:table-cell office:value-type="string">
            <text:p>“], category: “</text:p>
          </table:table-cell>
          <table:table-cell office:value-type="string">
            <text:p>Histori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nco horas con Mario</text:p>
          </table:table-cell>
          <table:table-cell office:value-type="string">
            <text:p>“, authors: [“</text:p>
          </table:table-cell>
          <table:table-cell office:value-type="string">
            <text:p>Miguel Delibe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mino</text:p>
          </table:table-cell>
          <table:table-cell office:value-type="string">
            <text:p>“, authors: [“</text:p>
          </table:table-cell>
          <table:table-cell office:value-type="string">
            <text:p>Miguel Delib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alle de las Camelias</text:p>
          </table:table-cell>
          <table:table-cell office:value-type="string">
            <text:p>“, authors: [“</text:p>
          </table:table-cell>
          <table:table-cell office:value-type="string">
            <text:p>Mercé Rodored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useo Nacional del mal gusto</text:p>
          </table:table-cell>
          <table:table-cell office:value-type="string">
            <text:p>“, authors: [“</text:p>
          </table:table-cell>
          <table:table-cell office:value-type="string">
            <text:p>Francisco Umbral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l otro lado del río y entre los árboles</text:p>
          </table:table-cell>
          <table:table-cell office:value-type="string">
            <text:p>“, authors: [“</text:p>
          </table:table-cell>
          <table:table-cell office:value-type="string">
            <text:p>Ernest Hemingway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ólo se mueren los tontos</text:p>
          </table:table-cell>
          <table:table-cell office:value-type="string">
            <text:p>“, authors: [“</text:p>
          </table:table-cell>
          <table:table-cell office:value-type="string">
            <text:p>Alvaro de la Iglesi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tentado</text:p>
          </table:table-cell>
          <table:table-cell office:value-type="string">
            <text:p>“, authors: [“</text:p>
          </table:table-cell>
          <table:table-cell office:value-type="string">
            <text:p>Tomás Salvado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Hogueras</text:p>
          </table:table-cell>
          <table:table-cell office:value-type="string">
            <text:p>“, authors: [“</text:p>
          </table:table-cell>
          <table:table-cell office:value-type="string">
            <text:p>Concha Aló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ono desnudo</text:p>
          </table:table-cell>
          <table:table-cell office:value-type="string">
            <text:p>“, authors: [“</text:p>
          </table:table-cell>
          <table:table-cell office:value-type="string">
            <text:p>Desmond Morri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factor humano</text:p>
          </table:table-cell>
          <table:table-cell office:value-type="string">
            <text:p>“, authors: [“</text:p>
          </table:table-cell>
          <table:table-cell office:value-type="string">
            <text:p>Graham Green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ristóbal Colón Viajes y testament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guerra del General Escobar</text:p>
          </table:table-cell>
          <table:table-cell office:value-type="string">
            <text:p>“, authors: [“</text:p>
          </table:table-cell>
          <table:table-cell office:value-type="string">
            <text:p>José Luis Olaizol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ás allá del jardín</text:p>
          </table:table-cell>
          <table:table-cell office:value-type="string">
            <text:p>“, authors: [“</text:p>
          </table:table-cell>
          <table:table-cell office:value-type="string">
            <text:p>Antonio Gal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on Camilo</text:p>
          </table:table-cell>
          <table:table-cell office:value-type="string">
            <text:p>“, authors: [“</text:p>
          </table:table-cell>
          <table:table-cell office:value-type="string">
            <text:p>Giovanni Guaresch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derecho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encuentro decisivo</text:p>
          </table:table-cell>
          <table:table-cell office:value-type="string">
            <text:p>“, authors: [“</text:p>
          </table:table-cell>
          <table:table-cell office:value-type="string">
            <text:p>Danielle Stee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omo agua para cholocate</text:p>
          </table:table-cell>
          <table:table-cell office:value-type="string">
            <text:p>“, authors: [“</text:p>
          </table:table-cell>
          <table:table-cell office:value-type="string">
            <text:p>Laura Esquive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aloverde</text:p>
          </table:table-cell>
          <table:table-cell office:value-type="string">
            <text:p>“, authors: [“</text:p>
          </table:table-cell>
          <table:table-cell office:value-type="string">
            <text:p>Jacqueline Briski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plata de Britania</text:p>
          </table:table-cell>
          <table:table-cell office:value-type="string">
            <text:p>“, authors: [“</text:p>
          </table:table-cell>
          <table:table-cell office:value-type="string">
            <text:p>Lindsey Davi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omates verdes fritos</text:p>
          </table:table-cell>
          <table:table-cell office:value-type="string">
            <text:p>“, authors: [“</text:p>
          </table:table-cell>
          <table:table-cell office:value-type="string">
            <text:p>Fannie Flagg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rónica del desamor</text:p>
          </table:table-cell>
          <table:table-cell office:value-type="string">
            <text:p>“, authors: [“</text:p>
          </table:table-cell>
          <table:table-cell office:value-type="string">
            <text:p>Rosa Monte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iario de una buena vecina</text:p>
          </table:table-cell>
          <table:table-cell office:value-type="string">
            <text:p>“, authors: [“</text:p>
          </table:table-cell>
          <table:table-cell office:value-type="string">
            <text:p>Doris Lessing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egir un amor</text:p>
          </table:table-cell>
          <table:table-cell office:value-type="string">
            <text:p>“, authors: [“</text:p>
          </table:table-cell>
          <table:table-cell office:value-type="string">
            <text:p>Marti Leimbach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hora violeta</text:p>
          </table:table-cell>
          <table:table-cell office:value-type="string">
            <text:p>“, authors: [“</text:p>
          </table:table-cell>
          <table:table-cell office:value-type="string">
            <text:p>Montserrat Roig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quinto hijo</text:p>
          </table:table-cell>
          <table:table-cell office:value-type="string">
            <text:p>“, authors: [“</text:p>
          </table:table-cell>
          <table:table-cell office:value-type="string">
            <text:p>Doris Lessing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gente de July</text:p>
          </table:table-cell>
          <table:table-cell office:value-type="string">
            <text:p>“, authors: [“</text:p>
          </table:table-cell>
          <table:table-cell office:value-type="string">
            <text:p>Nadine Gordim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esplandor en la oscuridad</text:p>
          </table:table-cell>
          <table:table-cell office:value-type="string">
            <text:p>“, authors: [“</text:p>
          </table:table-cell>
          <table:table-cell office:value-type="string">
            <text:p>Susan Isaac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Yann Andréa Steiner</text:p>
          </table:table-cell>
          <table:table-cell office:value-type="string">
            <text:p>“, authors: [“</text:p>
          </table:table-cell>
          <table:table-cell office:value-type="string">
            <text:p>Marguerite Dur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orazón de las tinieblas</text:p>
          </table:table-cell>
          <table:table-cell office:value-type="string">
            <text:p>“, authors: [“</text:p>
          </table:table-cell>
          <table:table-cell office:value-type="string">
            <text:p>Joseph Conrad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buscadores de conchas</text:p>
          </table:table-cell>
          <table:table-cell office:value-type="string">
            <text:p>“, authors: [“</text:p>
          </table:table-cell>
          <table:table-cell office:value-type="string">
            <text:p>Rosamunde Pilch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olsticio de invierno</text:p>
          </table:table-cell>
          <table:table-cell office:value-type="string">
            <text:p>“, authors: [“</text:p>
          </table:table-cell>
          <table:table-cell office:value-type="string">
            <text:p>Rosamunde Pilch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eptiembre</text:p>
          </table:table-cell>
          <table:table-cell office:value-type="string">
            <text:p>“, authors: [“</text:p>
          </table:table-cell>
          <table:table-cell office:value-type="string">
            <text:p>Rosamunde Pilch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Regreso</text:p>
          </table:table-cell>
          <table:table-cell office:value-type="string">
            <text:p>“, authors: [“</text:p>
          </table:table-cell>
          <table:table-cell office:value-type="string">
            <text:p>Rosamunde Pilch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zos profundos</text:p>
          </table:table-cell>
          <table:table-cell office:value-type="string">
            <text:p>“, authors: [“</text:p>
          </table:table-cell>
          <table:table-cell office:value-type="string">
            <text:p>Rosamunde Pilch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ieve en abril</text:p>
          </table:table-cell>
          <table:table-cell office:value-type="string">
            <text:p>“, authors: [“</text:p>
          </table:table-cell>
          <table:table-cell office:value-type="string">
            <text:p>Rosamunde Pilch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ext</text:p>
          </table:table-cell>
          <table:table-cell office:value-type="string">
            <text:p>“, authors: [“</text:p>
          </table:table-cell>
          <table:table-cell office:value-type="string">
            <text:p>Michael Cricht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onspiración del juicio final</text:p>
          </table:table-cell>
          <table:table-cell office:value-type="string">
            <text:p>“, authors: [“</text:p>
          </table:table-cell>
          <table:table-cell office:value-type="string">
            <text:p>Sidney Sheld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nombre de la Rosa</text:p>
          </table:table-cell>
          <table:table-cell office:value-type="string">
            <text:p>“, authors: [“</text:p>
          </table:table-cell>
          <table:table-cell office:value-type="string">
            <text:p>Umberto Ec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gente confidencial</text:p>
          </table:table-cell>
          <table:table-cell office:value-type="string">
            <text:p>“, authors: [“</text:p>
          </table:table-cell>
          <table:table-cell office:value-type="string">
            <text:p>Graham Green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Dios de la lluvia llora sobre Méjico I</text:p>
          </table:table-cell>
          <table:table-cell office:value-type="string">
            <text:p>“, authors: [“</text:p>
          </table:table-cell>
          <table:table-cell office:value-type="string">
            <text:p>Laszlo Passuth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Dios de la lluvia llora sobre Méjico II</text:p>
          </table:table-cell>
          <table:table-cell office:value-type="string">
            <text:p>“, authors: [“</text:p>
          </table:table-cell>
          <table:table-cell office:value-type="string">
            <text:p>Laszlo Passuth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diario de Ana Frank</text:p>
          </table:table-cell>
          <table:table-cell office:value-type="string">
            <text:p>“, authors: [“</text:p>
          </table:table-cell>
          <table:table-cell office:value-type="string">
            <text:p>Ana Frank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diario de Ana Frank</text:p>
          </table:table-cell>
          <table:table-cell office:value-type="string">
            <text:p>“, authors: [“</text:p>
          </table:table-cell>
          <table:table-cell office:value-type="string">
            <text:p>Ana Frank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mujer rota</text:p>
          </table:table-cell>
          <table:table-cell office:value-type="string">
            <text:p>“, authors: [“</text:p>
          </table:table-cell>
          <table:table-cell office:value-type="string">
            <text:p>Simone de Beauvoi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Formación de la Humanidad</text:p>
          </table:table-cell>
          <table:table-cell office:value-type="string">
            <text:p>“, authors: [“</text:p>
          </table:table-cell>
          <table:table-cell office:value-type="string">
            <text:p>Richard Leakey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reación del Universo</text:p>
          </table:table-cell>
          <table:table-cell office:value-type="string">
            <text:p>“, authors: [“</text:p>
          </table:table-cell>
          <table:table-cell office:value-type="string">
            <text:p>George Gamow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e amor y de sombra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asa de los espíritus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va Luna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uentos de Eva Luna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aula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lan Infinito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uaderno de Maya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Isla bajo el mar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Hija de la Fortuna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etrato en Sepia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Inés del alma mía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iudad de las Bestias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Reino del Dragón de Oro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Bosque de los Pigmeos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Llama </text:p>
          </table:table-cell>
          <table:table-cell office:value-type="string">
            <text:p>“, authors: [“</text:p>
          </table:table-cell>
          <table:table-cell office:value-type="string">
            <text:p>Arturo Bare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enfuegos <text:s text:c="2"/></text:p>
          </table:table-cell>
          <table:table-cell office:value-type="string">
            <text:p>“, authors: [“</text:p>
          </table:table-cell>
          <table:table-cell office:value-type="string">
            <text:p>Alberto Vazquez-Figuer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enfuegos II Caribes</text:p>
          </table:table-cell>
          <table:table-cell office:value-type="string">
            <text:p>“, authors: [“</text:p>
          </table:table-cell>
          <table:table-cell office:value-type="string">
            <text:p>Alberto Vazquez-Figuer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enfuegos III Azabache</text:p>
          </table:table-cell>
          <table:table-cell office:value-type="string">
            <text:p>“, authors: [“</text:p>
          </table:table-cell>
          <table:table-cell office:value-type="string">
            <text:p>Alberto Vazquez-Figuer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enfuegos IV Montenegro</text:p>
          </table:table-cell>
          <table:table-cell office:value-type="string">
            <text:p>“, authors: [“</text:p>
          </table:table-cell>
          <table:table-cell office:value-type="string">
            <text:p>Alberto Vazquez-Figuer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enfuegos V Brazofuerte</text:p>
          </table:table-cell>
          <table:table-cell office:value-type="string">
            <text:p>“, authors: [“</text:p>
          </table:table-cell>
          <table:table-cell office:value-type="string">
            <text:p>Alberto Vazquez-Figuer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enfuegos VI Xaraguá</text:p>
          </table:table-cell>
          <table:table-cell office:value-type="string">
            <text:p>“, authors: [“</text:p>
          </table:table-cell>
          <table:table-cell office:value-type="string">
            <text:p>Alberto Vazquez-Figuer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céano libro primero Isla de Lobos</text:p>
          </table:table-cell>
          <table:table-cell office:value-type="string">
            <text:p>“, authors: [“</text:p>
          </table:table-cell>
          <table:table-cell office:value-type="string">
            <text:p>Alberto Vazquez-Figuer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céano libro segundo Yáiza</text:p>
          </table:table-cell>
          <table:table-cell office:value-type="string">
            <text:p>“, authors: [“</text:p>
          </table:table-cell>
          <table:table-cell office:value-type="string">
            <text:p>Alberto Vazquez-Figuer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céano libro tercero Marandentro</text:p>
          </table:table-cell>
          <table:table-cell office:value-type="string">
            <text:p>“, authors: [“</text:p>
          </table:table-cell>
          <table:table-cell office:value-type="string">
            <text:p>Alberto Vazquez-Figuer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 Mundo mejor</text:p>
          </table:table-cell>
          <table:table-cell office:value-type="string">
            <text:p>“, authors: [“</text:p>
          </table:table-cell>
          <table:table-cell office:value-type="string">
            <text:p>Alberto Vazquez-Figuer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racocha</text:p>
          </table:table-cell>
          <table:table-cell office:value-type="string">
            <text:p>“, authors: [“</text:p>
          </table:table-cell>
          <table:table-cell office:value-type="string">
            <text:p>Alberto Vazquez-Figuer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iratas</text:p>
          </table:table-cell>
          <table:table-cell office:value-type="string">
            <text:p>“, authors: [“</text:p>
          </table:table-cell>
          <table:table-cell office:value-type="string">
            <text:p>Alberto Vazquez-Figuer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icario</text:p>
          </table:table-cell>
          <table:table-cell office:value-type="string">
            <text:p>“, authors: [“</text:p>
          </table:table-cell>
          <table:table-cell office:value-type="string">
            <text:p>Alberto Vazquez-Figuer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cuart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Juegos de la edad tardía</text:p>
          </table:table-cell>
          <table:table-cell office:value-type="string">
            <text:p>“, authors: [“</text:p>
          </table:table-cell>
          <table:table-cell office:value-type="string">
            <text:p>Luis Lande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delitos insignificantes</text:p>
          </table:table-cell>
          <table:table-cell office:value-type="string">
            <text:p>“, authors: [“</text:p>
          </table:table-cell>
          <table:table-cell office:value-type="string">
            <text:p>Alvaro Pomb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tren llegó puntual</text:p>
          </table:table-cell>
          <table:table-cell office:value-type="string">
            <text:p>“, authors: [“</text:p>
          </table:table-cell>
          <table:table-cell office:value-type="string">
            <text:p>Heinrich Böl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Filomeno a mi pesar</text:p>
          </table:table-cell>
          <table:table-cell office:value-type="string">
            <text:p>“, authors: [“</text:p>
          </table:table-cell>
          <table:table-cell office:value-type="string">
            <text:p>Gonzalo Torrente Ballest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Gozos y las sombras I</text:p>
          </table:table-cell>
          <table:table-cell office:value-type="string">
            <text:p>“, authors: [“</text:p>
          </table:table-cell>
          <table:table-cell office:value-type="string">
            <text:p>Gonzalo Torrente Ballest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gozos y las sombras II</text:p>
          </table:table-cell>
          <table:table-cell office:value-type="string">
            <text:p>“, authors: [“</text:p>
          </table:table-cell>
          <table:table-cell office:value-type="string">
            <text:p>Gonzalo Torrente Ballest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gozos y las sombras III</text:p>
          </table:table-cell>
          <table:table-cell office:value-type="string">
            <text:p>“, authors: [“</text:p>
          </table:table-cell>
          <table:table-cell office:value-type="string">
            <text:p>Gonzalo Torrente Ballest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montaña mágica</text:p>
          </table:table-cell>
          <table:table-cell office:value-type="string">
            <text:p>“, authors: [“</text:p>
          </table:table-cell>
          <table:table-cell office:value-type="string">
            <text:p>Thomas Man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Historia de dos ciudades</text:p>
          </table:table-cell>
          <table:table-cell office:value-type="string">
            <text:p>“, authors: [“</text:p>
          </table:table-cell>
          <table:table-cell office:value-type="string">
            <text:p>Charles Dicken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eregrino secreto</text:p>
          </table:table-cell>
          <table:table-cell office:value-type="string">
            <text:p>“, authors: [“</text:p>
          </table:table-cell>
          <table:table-cell office:value-type="string">
            <text:p>John Le Carré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aices</text:p>
          </table:table-cell>
          <table:table-cell office:value-type="string">
            <text:p>“, authors: [“</text:p>
          </table:table-cell>
          <table:table-cell office:value-type="string">
            <text:p>Alex Haley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jardinero fiel</text:p>
          </table:table-cell>
          <table:table-cell office:value-type="string">
            <text:p>“, authors: [“</text:p>
          </table:table-cell>
          <table:table-cell office:value-type="string">
            <text:p>John Le Carré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rsenio Lupin, caballero ladron</text:p>
          </table:table-cell>
          <table:table-cell office:value-type="string">
            <text:p>“, authors: [“</text:p>
          </table:table-cell>
          <table:table-cell office:value-type="string">
            <text:p>Maurice Leblanc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onde de Montecristo</text:p>
          </table:table-cell>
          <table:table-cell office:value-type="string">
            <text:p>“, authors: [“</text:p>
          </table:table-cell>
          <table:table-cell office:value-type="string">
            <text:p>Alejandro Dum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mante</text:p>
          </table:table-cell>
          <table:table-cell office:value-type="string">
            <text:p>“, authors: [“</text:p>
          </table:table-cell>
          <table:table-cell office:value-type="string">
            <text:p>Marguerite Dur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artessos</text:p>
          </table:table-cell>
          <table:table-cell office:value-type="string">
            <text:p>“, authors: [“</text:p>
          </table:table-cell>
          <table:table-cell office:value-type="string">
            <text:p>Jesús Maeso de la Torr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finador de pianos</text:p>
          </table:table-cell>
          <table:table-cell office:value-type="string">
            <text:p>“, authors: [“</text:p>
          </table:table-cell>
          <table:table-cell office:value-type="string">
            <text:p>Daniel Mas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Jaque a la Dama</text:p>
          </table:table-cell>
          <table:table-cell office:value-type="string">
            <text:p>“, authors: [“</text:p>
          </table:table-cell>
          <table:table-cell office:value-type="string">
            <text:p>Jesus Fernandez Santo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elatos de los Mares del Sur</text:p>
          </table:table-cell>
          <table:table-cell office:value-type="string">
            <text:p>“, authors: [“</text:p>
          </table:table-cell>
          <table:table-cell office:value-type="string">
            <text:p>Jack Lond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mares del sur</text:p>
          </table:table-cell>
          <table:table-cell office:value-type="string">
            <text:p>“, authors: [“</text:p>
          </table:table-cell>
          <table:table-cell office:value-type="string">
            <text:p>Manuel Vázquez Moltalbá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anhattan Transfer</text:p>
          </table:table-cell>
          <table:table-cell office:value-type="string">
            <text:p>“, authors: [“</text:p>
          </table:table-cell>
          <table:table-cell office:value-type="string">
            <text:p>John Dos Passo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lmuerzo desnudo</text:p>
          </table:table-cell>
          <table:table-cell office:value-type="string">
            <text:p>“, authors: [“</text:p>
          </table:table-cell>
          <table:table-cell office:value-type="string">
            <text:p>William Burrough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uía básica Italia del Norte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uía básica Italia del Sur y Cerdeña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Julio Cesar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ugust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iberi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odo Ubú</text:p>
          </table:table-cell>
          <table:table-cell office:value-type="string">
            <text:p>“, authors: [“</text:p>
          </table:table-cell>
          <table:table-cell office:value-type="string">
            <text:p>Alfred Jerry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ecordatorio</text:p>
          </table:table-cell>
          <table:table-cell office:value-type="string">
            <text:p>“, authors: [“</text:p>
          </table:table-cell>
          <table:table-cell office:value-type="string">
            <text:p>Marguerite Yourcena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rte de amar <text:s/>Amores</text:p>
          </table:table-cell>
          <table:table-cell office:value-type="string">
            <text:p>“, authors: [“</text:p>
          </table:table-cell>
          <table:table-cell office:value-type="string">
            <text:p>Ovidio</text:p>
          </table:table-cell>
          <table:table-cell office:value-type="string">
            <text:p>“], category: “</text:p>
          </table:table-cell>
          <table:table-cell office:value-type="string">
            <text:p>clásico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libro de la Biblia Antiguo Testament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libro de la Biblia Nuevo Testament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randes disgrusto de la Historia de España</text:p>
          </table:table-cell>
          <table:table-cell office:value-type="string">
            <text:p>“, authors: [“</text:p>
          </table:table-cell>
          <table:table-cell office:value-type="string">
            <text:p>Goamespum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trenes negros</text:p>
          </table:table-cell>
          <table:table-cell office:value-type="string">
            <text:p>“, authors: [“</text:p>
          </table:table-cell>
          <table:table-cell office:value-type="string">
            <text:p>Fernando León de Arano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En andenes que no existen</text:p>
          </table:table-cell>
          <table:table-cell office:value-type="string">
            <text:p>“, authors: [“</text:p>
          </table:table-cell>
          <table:table-cell table:style-name="ce2" office:value-type="string">
            <text:p>Antonio Luc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ratado por el que se estable una Constitución para Europa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tiempo de las mujeres</text:p>
          </table:table-cell>
          <table:table-cell office:value-type="string">
            <text:p>“, authors: [“</text:p>
          </table:table-cell>
          <table:table-cell office:value-type="string">
            <text:p>Ignacio Martínez de Pisó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i te dicen que caí</text:p>
          </table:table-cell>
          <table:table-cell office:value-type="string">
            <text:p>“, authors: [“</text:p>
          </table:table-cell>
          <table:table-cell office:value-type="string">
            <text:p>Juan Marsé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espía que surgió del frío</text:p>
          </table:table-cell>
          <table:table-cell office:value-type="string">
            <text:p>“, authors: [“</text:p>
          </table:table-cell>
          <table:table-cell office:value-type="string">
            <text:p>John Le Carré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lanzas coloradas</text:p>
          </table:table-cell>
          <table:table-cell office:value-type="string">
            <text:p>“, authors: [“</text:p>
          </table:table-cell>
          <table:table-cell office:value-type="string">
            <text:p>Arturo Uslar Pietr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Justicia</text:p>
          </table:table-cell>
          <table:table-cell office:value-type="string">
            <text:p>“, authors: [“</text:p>
          </table:table-cell>
          <table:table-cell office:value-type="string">
            <text:p>Friedrich Dürrenmat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bodas de Cadmo y Harmonía</text:p>
          </table:table-cell>
          <table:table-cell office:value-type="string">
            <text:p>“, authors: [“</text:p>
          </table:table-cell>
          <table:table-cell office:value-type="string">
            <text:p>Roberto Calass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Historia inaudita de España</text:p>
          </table:table-cell>
          <table:table-cell office:value-type="string">
            <text:p>“, authors: [“</text:p>
          </table:table-cell>
          <table:table-cell office:value-type="string">
            <text:p>Pedro Volt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eón el Africano</text:p>
          </table:table-cell>
          <table:table-cell office:value-type="string">
            <text:p>“, authors: [“</text:p>
          </table:table-cell>
          <table:table-cell office:value-type="string">
            <text:p>Amin Maalouf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soledad de los números primos</text:p>
          </table:table-cell>
          <table:table-cell office:value-type="string">
            <text:p>“, authors: [“</text:p>
          </table:table-cell>
          <table:table-cell office:value-type="string">
            <text:p>Paolo Giordan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erfume</text:p>
          </table:table-cell>
          <table:table-cell office:value-type="string">
            <text:p>“, authors: [“</text:p>
          </table:table-cell>
          <table:table-cell office:value-type="string">
            <text:p>Patrick Süskind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cenizas de Angela</text:p>
          </table:table-cell>
          <table:table-cell office:value-type="string">
            <text:p>“, authors: [“</text:p>
          </table:table-cell>
          <table:table-cell office:value-type="string">
            <text:p>Frank McCour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 es</text:p>
          </table:table-cell>
          <table:table-cell office:value-type="string">
            <text:p>“, authors: [“</text:p>
          </table:table-cell>
          <table:table-cell office:value-type="string">
            <text:p>Frank McCour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elestina</text:p>
          </table:table-cell>
          <table:table-cell office:value-type="string">
            <text:p>“, authors: [“</text:p>
          </table:table-cell>
          <table:table-cell office:value-type="string">
            <text:p>Fernando de Roj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llave del valor</text:p>
          </table:table-cell>
          <table:table-cell office:value-type="string">
            <text:p>“, authors: [“</text:p>
          </table:table-cell>
          <table:table-cell office:value-type="string">
            <text:p>Nora Robert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llave de la Sabiduría</text:p>
          </table:table-cell>
          <table:table-cell office:value-type="string">
            <text:p>“, authors: [“</text:p>
          </table:table-cell>
          <table:table-cell office:value-type="string">
            <text:p>Nora Robert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llave de la luz</text:p>
          </table:table-cell>
          <table:table-cell office:value-type="string">
            <text:p>“, authors: [“</text:p>
          </table:table-cell>
          <table:table-cell office:value-type="string">
            <text:p>Nora Robert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fuego griego</text:p>
          </table:table-cell>
          <table:table-cell office:value-type="string">
            <text:p>“, authors: [“</text:p>
          </table:table-cell>
          <table:table-cell office:value-type="string">
            <text:p>Luigi Melarb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rpista ciego</text:p>
          </table:table-cell>
          <table:table-cell office:value-type="string">
            <text:p>“, authors: [“</text:p>
          </table:table-cell>
          <table:table-cell office:value-type="string">
            <text:p>Terence Moix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abos de lagartija</text:p>
          </table:table-cell>
          <table:table-cell office:value-type="string">
            <text:p>“, authors: [“</text:p>
          </table:table-cell>
          <table:table-cell office:value-type="string">
            <text:p>Juan Marsé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onde siempre es Octubre</text:p>
          </table:table-cell>
          <table:table-cell office:value-type="string">
            <text:p>“, authors: [“</text:p>
          </table:table-cell>
          <table:table-cell office:value-type="string">
            <text:p>Espido Freir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ella y oscura</text:p>
          </table:table-cell>
          <table:table-cell office:value-type="string">
            <text:p>“, authors: [“</text:p>
          </table:table-cell>
          <table:table-cell office:value-type="string">
            <text:p>Rosa Monte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anción de Dorotea</text:p>
          </table:table-cell>
          <table:table-cell office:value-type="string">
            <text:p>“, authors: [“</text:p>
          </table:table-cell>
          <table:table-cell office:value-type="string">
            <text:p>Rosa Regá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ensajeros de la oscuridad</text:p>
          </table:table-cell>
          <table:table-cell office:value-type="string">
            <text:p>“, authors: [“</text:p>
          </table:table-cell>
          <table:table-cell office:value-type="string">
            <text:p>Alicia Giménez-Bartlet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e nuevo, el amor</text:p>
          </table:table-cell>
          <table:table-cell office:value-type="string">
            <text:p>“, authors: [“</text:p>
          </table:table-cell>
          <table:table-cell office:value-type="string">
            <text:p>Doris Lessing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desencuentro</text:p>
          </table:table-cell>
          <table:table-cell office:value-type="string">
            <text:p>“, authors: [“</text:p>
          </table:table-cell>
          <table:table-cell office:value-type="string">
            <text:p>Fernando Schwart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Yo, el rey</text:p>
          </table:table-cell>
          <table:table-cell office:value-type="string">
            <text:p>“, authors: [“</text:p>
          </table:table-cell>
          <table:table-cell office:value-type="string">
            <text:p>Juan Antonio Vallejo-Nájer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mirada del otro</text:p>
          </table:table-cell>
          <table:table-cell office:value-type="string">
            <text:p>“, authors: [“</text:p>
          </table:table-cell>
          <table:table-cell office:value-type="string">
            <text:p>Fernando G.Delgad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anuscrito Carmesí</text:p>
          </table:table-cell>
          <table:table-cell office:value-type="string">
            <text:p>“, authors: [“</text:p>
          </table:table-cell>
          <table:table-cell office:value-type="string">
            <text:p>Antonio Gal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o digas que fue un sueño</text:p>
          </table:table-cell>
          <table:table-cell office:value-type="string">
            <text:p>“, authors: [“</text:p>
          </table:table-cell>
          <table:table-cell office:value-type="string">
            <text:p>Terenci Moix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undo perdido</text:p>
          </table:table-cell>
          <table:table-cell office:value-type="string">
            <text:p>“, authors: [“</text:p>
          </table:table-cell>
          <table:table-cell office:value-type="string">
            <text:p>Michael Cricht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ol naciente</text:p>
          </table:table-cell>
          <table:table-cell office:value-type="string">
            <text:p>“, authors: [“</text:p>
          </table:table-cell>
          <table:table-cell office:value-type="string">
            <text:p>Michael Cricht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arque Jurásico</text:p>
          </table:table-cell>
          <table:table-cell office:value-type="string">
            <text:p>“, authors: [“</text:p>
          </table:table-cell>
          <table:table-cell office:value-type="string">
            <text:p>Michael Cricht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recio del paraiso</text:p>
          </table:table-cell>
          <table:table-cell office:value-type="string">
            <text:p>“, authors: [“</text:p>
          </table:table-cell>
          <table:table-cell office:value-type="string">
            <text:p>Manuel Leguinech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nada cotidiana</text:p>
          </table:table-cell>
          <table:table-cell office:value-type="string">
            <text:p>“, authors: [“</text:p>
          </table:table-cell>
          <table:table-cell office:value-type="string">
            <text:p>Zoé Valdé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 viejo que leía novelas de amor</text:p>
          </table:table-cell>
          <table:table-cell office:value-type="string">
            <text:p>“, authors: [“</text:p>
          </table:table-cell>
          <table:table-cell office:value-type="string">
            <text:p>Luis Sepúlved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hica que amamaba a Tom Gordon</text:p>
          </table:table-cell>
          <table:table-cell office:value-type="string">
            <text:p>“, authors: [“</text:p>
          </table:table-cell>
          <table:table-cell office:value-type="string">
            <text:p>Stephen King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 largo silencio</text:p>
          </table:table-cell>
          <table:table-cell office:value-type="string">
            <text:p>“, authors: [“</text:p>
          </table:table-cell>
          <table:table-cell office:value-type="string">
            <text:p>Angeles Cas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diccionario de Lemprière</text:p>
          </table:table-cell>
          <table:table-cell office:value-type="string">
            <text:p>“, authors: [“</text:p>
          </table:table-cell>
          <table:table-cell office:value-type="string">
            <text:p>Lawrence Norfol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uerra y Paz</text:p>
          </table:table-cell>
          <table:table-cell office:value-type="string">
            <text:p>“, authors: [“</text:p>
          </table:table-cell>
          <table:table-cell office:value-type="string">
            <text:p>León Tolstó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invasión de Polonia</text:p>
          </table:table-cell>
          <table:table-cell office:value-type="string">
            <text:p>“, authors: [“</text:p>
          </table:table-cell>
          <table:table-cell office:value-type="string">
            <text:p>Blitzkrieg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os mujeres en Praga</text:p>
          </table:table-cell>
          <table:table-cell office:value-type="string">
            <text:p>“, authors: [“</text:p>
          </table:table-cell>
          <table:table-cell office:value-type="string">
            <text:p>Juan José Millá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licia en el País de las maravillas</text:p>
          </table:table-cell>
          <table:table-cell office:value-type="string">
            <text:p>“, authors: [“</text:p>
          </table:table-cell>
          <table:table-cell office:value-type="string">
            <text:p>Carroll Lewi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Ficciones</text:p>
          </table:table-cell>
          <table:table-cell office:value-type="string">
            <text:p>“, authors: [“</text:p>
          </table:table-cell>
          <table:table-cell office:value-type="string">
            <text:p>Jorge Luis Borg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montaña del alma</text:p>
          </table:table-cell>
          <table:table-cell office:value-type="string">
            <text:p>“, authors: [“</text:p>
          </table:table-cell>
          <table:table-cell office:value-type="string">
            <text:p>Gao Xingjia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templo de mis amigos</text:p>
          </table:table-cell>
          <table:table-cell office:value-type="string">
            <text:p>“, authors: [“</text:p>
          </table:table-cell>
          <table:table-cell office:value-type="string">
            <text:p>Alice Walk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tumbas de saint-denis y otros relatos</text:p>
          </table:table-cell>
          <table:table-cell office:value-type="string">
            <text:p>“, authors: [“</text:p>
          </table:table-cell>
          <table:table-cell office:value-type="string">
            <text:p>Alejandro Dum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pirámide asesina</text:p>
          </table:table-cell>
          <table:table-cell office:value-type="string">
            <text:p>“, authors: [“</text:p>
          </table:table-cell>
          <table:table-cell office:value-type="string">
            <text:p>Christian Jacq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omisario Malgret</text:p>
          </table:table-cell>
          <table:table-cell office:value-type="string">
            <text:p>“, authors: [“</text:p>
          </table:table-cell>
          <table:table-cell office:value-type="string">
            <text:p>George Simen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azurca para dos muertos</text:p>
          </table:table-cell>
          <table:table-cell office:value-type="string">
            <text:p>“, authors: [“</text:p>
          </table:table-cell>
          <table:table-cell office:value-type="string">
            <text:p>Camilo José Cel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s biosbardos</text:p>
          </table:table-cell>
          <table:table-cell office:value-type="string">
            <text:p>“, authors: [“</text:p>
          </table:table-cell>
          <table:table-cell office:value-type="string">
            <text:p>E. Blanco-Amo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ampana de cristal</text:p>
          </table:table-cell>
          <table:table-cell office:value-type="string">
            <text:p>“, authors: [“</text:p>
          </table:table-cell>
          <table:table-cell office:value-type="string">
            <text:p>Sylvia Plath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onde el corazón te lleve</text:p>
          </table:table-cell>
          <table:table-cell office:value-type="string">
            <text:p>“, authors: [“</text:p>
          </table:table-cell>
          <table:table-cell office:value-type="string">
            <text:p>Susanna Tama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onto, muerto, bastardo e invisible</text:p>
          </table:table-cell>
          <table:table-cell office:value-type="string">
            <text:p>“, authors: [“</text:p>
          </table:table-cell>
          <table:table-cell office:value-type="string">
            <text:p>Juan José Millá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ánticos de la lejana Tierra</text:p>
          </table:table-cell>
          <table:table-cell office:value-type="string">
            <text:p>“, authors: [“</text:p>
          </table:table-cell>
          <table:table-cell office:value-type="string">
            <text:p>Arthur C.Clark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emorias de Adriano</text:p>
          </table:table-cell>
          <table:table-cell office:value-type="string">
            <text:p>“, authors: [“</text:p>
          </table:table-cell>
          <table:table-cell office:value-type="string">
            <text:p>Marguerite Yourcena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Dios de las pequeñas cosas</text:p>
          </table:table-cell>
          <table:table-cell office:value-type="string">
            <text:p>“, authors: [“</text:p>
          </table:table-cell>
          <table:table-cell office:value-type="string">
            <text:p>Arundhati Roy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averna de las ideas</text:p>
          </table:table-cell>
          <table:table-cell office:value-type="string">
            <text:p>“, authors: [“</text:p>
          </table:table-cell>
          <table:table-cell office:value-type="string">
            <text:p>José Carlos Somoz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ongo</text:p>
          </table:table-cell>
          <table:table-cell office:value-type="string">
            <text:p>“, authors: [“</text:p>
          </table:table-cell>
          <table:table-cell office:value-type="string">
            <text:p>Michael Cricht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onche de los deseos</text:p>
          </table:table-cell>
          <table:table-cell office:value-type="string">
            <text:p>“, authors: [“</text:p>
          </table:table-cell>
          <table:table-cell office:value-type="string">
            <text:p>Michael 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n el día de hoy</text:p>
          </table:table-cell>
          <table:table-cell office:value-type="string">
            <text:p>“, authors: [“</text:p>
          </table:table-cell>
          <table:table-cell office:value-type="string">
            <text:p>Jesús Torbad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dardo en la palabra</text:p>
          </table:table-cell>
          <table:table-cell office:value-type="string">
            <text:p>“, authors: [“</text:p>
          </table:table-cell>
          <table:table-cell office:value-type="string">
            <text:p>Fernando Lázaro Carret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s cen mellores poemas da Lingua Galega</text:p>
          </table:table-cell>
          <table:table-cell office:value-type="string">
            <text:p>“, authors: [“</text:p>
          </table:table-cell>
          <table:table-cell office:value-type="string">
            <text:p>X. Alonso Montero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ontos de chistes, portas e sorrisos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ostos de circo, cronopios e avións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ntoloxía do conto galego</text:p>
          </table:table-cell>
          <table:table-cell office:value-type="string">
            <text:p>“, authors: [“</text:p>
          </table:table-cell>
          <table:table-cell office:value-type="string">
            <text:p>Escritores vario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hombre que susurraba al oido de los caballos</text:p>
          </table:table-cell>
          <table:table-cell office:value-type="string">
            <text:p>“, authors: [“</text:p>
          </table:table-cell>
          <table:table-cell office:value-type="string">
            <text:p>Nicholas Evan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aigret en Nueva York</text:p>
          </table:table-cell>
          <table:table-cell office:value-type="string">
            <text:p>“, authors: [“</text:p>
          </table:table-cell>
          <table:table-cell office:value-type="string">
            <text:p>Simen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omeo e Xulieta</text:p>
          </table:table-cell>
          <table:table-cell office:value-type="string">
            <text:p>“, authors: [“</text:p>
          </table:table-cell>
          <table:table-cell office:value-type="string">
            <text:p>William Shakeaspear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isla del tesoro</text:p>
          </table:table-cell>
          <table:table-cell office:value-type="string">
            <text:p>“, authors: [“</text:p>
          </table:table-cell>
          <table:table-cell office:value-type="string">
            <text:p>Stevens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iempo de silencio</text:p>
          </table:table-cell>
          <table:table-cell office:value-type="string">
            <text:p>“, authors: [“</text:p>
          </table:table-cell>
          <table:table-cell office:value-type="string">
            <text:p>Luis Martinez Santo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anualidades de papel - papiroflexia</text:p>
          </table:table-cell>
          <table:table-cell office:value-type="string">
            <text:p>“, authors: [“</text:p>
          </table:table-cell>
          <table:table-cell office:value-type="string">
            <text:p>Mikel York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emas tabús</text:p>
          </table:table-cell>
          <table:table-cell office:value-type="string">
            <text:p>“, authors: [“</text:p>
          </table:table-cell>
          <table:table-cell office:value-type="string">
            <text:p>Plácido Lizanco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e Rosalía a Manuel Lugrís Freire 1963-2006</text:p>
          </table:table-cell>
          <table:table-cell office:value-type="string">
            <text:p>“, authors: [“</text:p>
          </table:table-cell>
          <table:table-cell office:value-type="string">
            <text:p>Escolma das letras galeg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e Rosalía a Lorenzo Varela 1963-2005</text:p>
          </table:table-cell>
          <table:table-cell office:value-type="string">
            <text:p>“, authors: [“</text:p>
          </table:table-cell>
          <table:table-cell office:value-type="string">
            <text:p>Escolma das letras galeg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e Rosalía a Xoaquín Lorenzo 1963-2004</text:p>
          </table:table-cell>
          <table:table-cell office:value-type="string">
            <text:p>“, authors: [“</text:p>
          </table:table-cell>
          <table:table-cell office:value-type="string">
            <text:p>Escolma das letras galeg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amón Piñeiro ó amigo que lembramos</text:p>
          </table:table-cell>
          <table:table-cell office:value-type="string">
            <text:p>“, authors: [“</text:p>
          </table:table-cell>
          <table:table-cell office:value-type="string">
            <text:p>letras galeg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Xosé Filgueira Valverde o noso Adral</text:p>
          </table:table-cell>
          <table:table-cell office:value-type="string">
            <text:p>“, authors: [“</text:p>
          </table:table-cell>
          <table:table-cell office:value-type="string">
            <text:p>letras galeg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Xosé María Día Castro para alumear o mundo</text:p>
          </table:table-cell>
          <table:table-cell office:value-type="string">
            <text:p>“, authors: [“</text:p>
          </table:table-cell>
          <table:table-cell office:value-type="string">
            <text:p>letras galeg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is Pereiro en 17 voces</text:p>
          </table:table-cell>
          <table:table-cell office:value-type="string">
            <text:p>“, authors: [“</text:p>
          </table:table-cell>
          <table:table-cell office:value-type="string">
            <text:p>letras galeg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alentín Paz-Andrade xornalista para un país</text:p>
          </table:table-cell>
          <table:table-cell office:value-type="string">
            <text:p>“, authors: [“</text:p>
          </table:table-cell>
          <table:table-cell office:value-type="string">
            <text:p>letras galeg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oberto Vidal Bolaño acoutacións y diálogos</text:p>
          </table:table-cell>
          <table:table-cell office:value-type="string">
            <text:p>“, authors: [“</text:p>
          </table:table-cell>
          <table:table-cell office:value-type="string">
            <text:p>letras galeg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anuel María Palabra viva de amor e afirmación</text:p>
          </table:table-cell>
          <table:table-cell office:value-type="string">
            <text:p>“, authors: [“</text:p>
          </table:table-cell>
          <table:table-cell office:value-type="string">
            <text:p>letras galeg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 cultura e a literatura trovadoresca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 gaita galega</text:p>
          </table:table-cell>
          <table:table-cell office:value-type="string">
            <text:p>“, authors: [“</text:p>
          </table:table-cell>
          <table:table-cell office:value-type="string">
            <text:p>Xoan Manuel Pinto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go, casco vello centro históric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go na historia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Illas Cíes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erlín e familia</text:p>
          </table:table-cell>
          <table:table-cell office:value-type="string">
            <text:p>“, authors: [“</text:p>
          </table:table-cell>
          <table:table-cell office:value-type="string">
            <text:p>Alvaro Cunqueir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s dous de sempre</text:p>
          </table:table-cell>
          <table:table-cell office:value-type="string">
            <text:p>“, authors: [“</text:p>
          </table:table-cell>
          <table:table-cell office:value-type="string">
            <text:p>Alfonso R. Castela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alván en Saor</text:p>
          </table:table-cell>
          <table:table-cell office:value-type="string">
            <text:p>“, authors: [“</text:p>
          </table:table-cell>
          <table:table-cell office:value-type="string">
            <text:p>Darío Xohán Caban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 home de Vilameán</text:p>
          </table:table-cell>
          <table:table-cell office:value-type="string">
            <text:p>“, authors: [“</text:p>
          </table:table-cell>
          <table:table-cell office:value-type="string">
            <text:p>Xoán Bernárdez Vila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rros e tánatos</text:p>
          </table:table-cell>
          <table:table-cell office:value-type="string">
            <text:p>“, authors: [“</text:p>
          </table:table-cell>
          <table:table-cell office:value-type="string">
            <text:p>Gonzalo Navaz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antares Gallegos</text:p>
          </table:table-cell>
          <table:table-cell office:value-type="string">
            <text:p>“, authors: [“</text:p>
          </table:table-cell>
          <table:table-cell office:value-type="string">
            <text:p>Rosalía de Castr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Xornalista para un país</text:p>
          </table:table-cell>
          <table:table-cell office:value-type="string">
            <text:p>“, authors: [“</text:p>
          </table:table-cell>
          <table:table-cell office:value-type="string">
            <text:p>Valentín Paz-Andrade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 mellor de …</text:p>
          </table:table-cell>
          <table:table-cell office:value-type="string">
            <text:p>“, authors: [“</text:p>
          </table:table-cell>
          <table:table-cell office:value-type="string">
            <text:p>Alvaro Cunqueir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 mellor de …</text:p>
          </table:table-cell>
          <table:table-cell office:value-type="string">
            <text:p>“, authors: [“</text:p>
          </table:table-cell>
          <table:table-cell office:value-type="string">
            <text:p>Alfonso Daniel Rodriguez Castela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s cantigas de amig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 lapis do carpinteiro</text:p>
          </table:table-cell>
          <table:table-cell office:value-type="string">
            <text:p>“, authors: [“</text:p>
          </table:table-cell>
          <table:table-cell office:value-type="string">
            <text:p>Manuel Riv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onetos á Casa da Horta</text:p>
          </table:table-cell>
          <table:table-cell office:value-type="string">
            <text:p>“, authors: [“</text:p>
          </table:table-cell>
          <table:table-cell office:value-type="string">
            <text:p>Manuel Marí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 vixía no centeo</text:p>
          </table:table-cell>
          <table:table-cell office:value-type="string">
            <text:p>“, authors: [“</text:p>
          </table:table-cell>
          <table:table-cell office:value-type="string">
            <text:p>J.D. Salinger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xio Novoneyra</text:p>
          </table:table-cell>
          <table:table-cell office:value-type="string">
            <text:p>“, authors: [“</text:p>
          </table:table-cell>
          <table:table-cell office:value-type="string">
            <text:p>Carmen Blanc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itos, ritos y leyendas de Galicia</text:p>
          </table:table-cell>
          <table:table-cell office:value-type="string">
            <text:p>“, authors: [“</text:p>
          </table:table-cell>
          <table:table-cell office:value-type="string">
            <text:p>Pemán Bouza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endeiro de Estrelas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remio 2001 de relato, poesía e teatro de Univ. De Vig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 agora pasa un tren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Quesada 1961-2011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segund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llanuras del transito</text:p>
          </table:table-cell>
          <table:table-cell office:value-type="string">
            <text:p>“, authors: [“</text:p>
          </table:table-cell>
          <table:table-cell office:value-type="string">
            <text:p>Jean M. Aue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llanuras del transito</text:p>
          </table:table-cell>
          <table:table-cell office:value-type="string">
            <text:p>“, authors: [“</text:p>
          </table:table-cell>
          <table:table-cell office:value-type="string">
            <text:p>Jean M. Aue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cazadores de mamuts</text:p>
          </table:table-cell>
          <table:table-cell office:value-type="string">
            <text:p>“, authors: [“</text:p>
          </table:table-cell>
          <table:table-cell office:value-type="string">
            <text:p>Jean M. Aue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refugios de piedra</text:p>
          </table:table-cell>
          <table:table-cell office:value-type="string">
            <text:p>“, authors: [“</text:p>
          </table:table-cell>
          <table:table-cell office:value-type="string">
            <text:p>Jean M. Aue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valle de los caballos</text:p>
          </table:table-cell>
          <table:table-cell office:value-type="string">
            <text:p>“, authors: [“</text:p>
          </table:table-cell>
          <table:table-cell office:value-type="string">
            <text:p>Jean M. Aue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lan del oso cavernario</text:p>
          </table:table-cell>
          <table:table-cell office:value-type="string">
            <text:p>“, authors: [“</text:p>
          </table:table-cell>
          <table:table-cell office:value-type="string">
            <text:p>Jean M. Aue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tierra de las cuevas pintadas</text:p>
          </table:table-cell>
          <table:table-cell office:value-type="string">
            <text:p>“, authors: [“</text:p>
          </table:table-cell>
          <table:table-cell office:value-type="string">
            <text:p>Jean M. Aue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lan del oso cavernario</text:p>
          </table:table-cell>
          <table:table-cell office:value-type="string">
            <text:p>“, authors: [“</text:p>
          </table:table-cell>
          <table:table-cell office:value-type="string">
            <text:p>Jean M. Aue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aliesin</text:p>
          </table:table-cell>
          <table:table-cell office:value-type="string">
            <text:p>“, authors: [“</text:p>
          </table:table-cell>
          <table:table-cell office:value-type="string">
            <text:p>Stephen R. Lawhead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erlín</text:p>
          </table:table-cell>
          <table:table-cell office:value-type="string">
            <text:p>“, authors: [“</text:p>
          </table:table-cell>
          <table:table-cell office:value-type="string">
            <text:p>Stephen R. Lawhead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rturo</text:p>
          </table:table-cell>
          <table:table-cell office:value-type="string">
            <text:p>“, authors: [“</text:p>
          </table:table-cell>
          <table:table-cell office:value-type="string">
            <text:p>Stephen R. Lawhead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endragón</text:p>
          </table:table-cell>
          <table:table-cell office:value-type="string">
            <text:p>“, authors: [“</text:p>
          </table:table-cell>
          <table:table-cell office:value-type="string">
            <text:p>Stephen R. Lawhead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libros de terramar</text:p>
          </table:table-cell>
          <table:table-cell office:value-type="string">
            <text:p>“, authors: [“</text:p>
          </table:table-cell>
          <table:table-cell office:value-type="string">
            <text:p>Ursula K. Le Gui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adre tierra, padre cielo</text:p>
          </table:table-cell>
          <table:table-cell office:value-type="string">
            <text:p>“, authors: [“</text:p>
          </table:table-cell>
          <table:table-cell office:value-type="string">
            <text:p>Sue Harris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i hermano el viento</text:p>
          </table:table-cell>
          <table:table-cell office:value-type="string">
            <text:p>“, authors: [“</text:p>
          </table:table-cell>
          <table:table-cell office:value-type="string">
            <text:p>Sue Harris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i hermana la luna</text:p>
          </table:table-cell>
          <table:table-cell office:value-type="string">
            <text:p>“, authors: [“</text:p>
          </table:table-cell>
          <table:table-cell office:value-type="string">
            <text:p>Sue Harris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Rey</text:p>
          </table:table-cell>
          <table:table-cell office:value-type="string">
            <text:p>“, authors: [“</text:p>
          </table:table-cell>
          <table:table-cell office:value-type="string">
            <text:p>José Luis de Villalong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extranjero</text:p>
          </table:table-cell>
          <table:table-cell office:value-type="string">
            <text:p>“, authors: [“</text:p>
          </table:table-cell>
          <table:table-cell office:value-type="string">
            <text:p>Albert Camu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a cuestión personal</text:p>
          </table:table-cell>
          <table:table-cell office:value-type="string">
            <text:p>“, authors: [“</text:p>
          </table:table-cell>
          <table:table-cell office:value-type="string">
            <text:p>Kenzaburo Oé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saga/fuga de J.B.</text:p>
          </table:table-cell>
          <table:table-cell office:value-type="string">
            <text:p>“, authors: [“</text:p>
          </table:table-cell>
          <table:table-cell office:value-type="string">
            <text:p>Gonzalo Torrente Ballest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aris era una fiesta</text:p>
          </table:table-cell>
          <table:table-cell office:value-type="string">
            <text:p>“, authors: [“</text:p>
          </table:table-cell>
          <table:table-cell office:value-type="string">
            <text:p>Ernest Hemingway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latero y yo</text:p>
          </table:table-cell>
          <table:table-cell office:value-type="string">
            <text:p>“, authors: [“</text:p>
          </table:table-cell>
          <table:table-cell office:value-type="string">
            <text:p>Juan Ramón Jimén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ibro de las maravillas</text:p>
          </table:table-cell>
          <table:table-cell office:value-type="string">
            <text:p>“, authors: [“</text:p>
          </table:table-cell>
          <table:table-cell office:value-type="string">
            <text:p>Marco Pol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onarquía e imperio: El reinado de Carlos V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Histori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ostiene Pereira</text:p>
          </table:table-cell>
          <table:table-cell office:value-type="string">
            <text:p>“, authors: [“</text:p>
          </table:table-cell>
          <table:table-cell office:value-type="string">
            <text:p>Antonio Tabuch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templo del rey Salomón</text:p>
          </table:table-cell>
          <table:table-cell office:value-type="string">
            <text:p>“, authors: [“</text:p>
          </table:table-cell>
          <table:table-cell office:value-type="string">
            <text:p>Christian Jacq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gran emperador y sus autómatas</text:p>
          </table:table-cell>
          <table:table-cell office:value-type="string">
            <text:p>“, authors: [“</text:p>
          </table:table-cell>
          <table:table-cell office:value-type="string">
            <text:p>Jean Lév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a mujer en la cumbre</text:p>
          </table:table-cell>
          <table:table-cell office:value-type="string">
            <text:p>“, authors: [“</text:p>
          </table:table-cell>
          <table:table-cell office:value-type="string">
            <text:p>Chus Lag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da de una geisha</text:p>
          </table:table-cell>
          <table:table-cell office:value-type="string">
            <text:p>“, authors: [“</text:p>
          </table:table-cell>
          <table:table-cell office:value-type="string">
            <text:p>Mineko Iwasak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talento de Mr. Ripley</text:p>
          </table:table-cell>
          <table:table-cell office:value-type="string">
            <text:p>“, authors: [“</text:p>
          </table:table-cell>
          <table:table-cell office:value-type="string">
            <text:p>Patricia Highsmith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ontra viento y marea</text:p>
          </table:table-cell>
          <table:table-cell office:value-type="string">
            <text:p>“, authors: [“</text:p>
          </table:table-cell>
          <table:table-cell office:value-type="string">
            <text:p>Patrick O'Bria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quinto evangelio</text:p>
          </table:table-cell>
          <table:table-cell office:value-type="string">
            <text:p>“, authors: [“</text:p>
          </table:table-cell>
          <table:table-cell office:value-type="string">
            <text:p>Philipp Vandenberg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escándalo de los manuscritos del mar Muerto</text:p>
          </table:table-cell>
          <table:table-cell office:value-type="string">
            <text:p>“, authors: [“</text:p>
          </table:table-cell>
          <table:table-cell office:value-type="string">
            <text:p>Michael Baigen, Richard Leigh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imperio</text:p>
          </table:table-cell>
          <table:table-cell office:value-type="string">
            <text:p>“, authors: [“</text:p>
          </table:table-cell>
          <table:table-cell office:value-type="string">
            <text:p>Ryszard Kapuscinsk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oleccionista de mundos</text:p>
          </table:table-cell>
          <table:table-cell office:value-type="string">
            <text:p>“, authors: [“</text:p>
          </table:table-cell>
          <table:table-cell office:value-type="string">
            <text:p>Ilija Trojanow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o somos nadie</text:p>
          </table:table-cell>
          <table:table-cell office:value-type="string">
            <text:p>“, authors: [“</text:p>
          </table:table-cell>
          <table:table-cell office:value-type="string">
            <text:p>Pablo Moto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ada</text:p>
          </table:table-cell>
          <table:table-cell office:value-type="string">
            <text:p>“, authors: [“</text:p>
          </table:table-cell>
          <table:table-cell office:value-type="string">
            <text:p>Janne Teller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frontal izquierdo, prim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roverbios y cantares</text:p>
          </table:table-cell>
          <table:table-cell office:value-type="string">
            <text:p>“, authors: [“</text:p>
          </table:table-cell>
          <table:table-cell office:value-type="string">
            <text:p>Antonio Machad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rtero de Neruda</text:p>
          </table:table-cell>
          <table:table-cell office:value-type="string">
            <text:p>“, authors: [“</text:p>
          </table:table-cell>
          <table:table-cell office:value-type="string">
            <text:p>Antonio Skarmet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arboleda perdida</text:p>
          </table:table-cell>
          <table:table-cell office:value-type="string">
            <text:p>“, authors: [“</text:p>
          </table:table-cell>
          <table:table-cell office:value-type="string">
            <text:p>Rafael Alberti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ento 2</text:p>
          </table:table-cell>
          <table:table-cell office:value-type="string">
            <text:p>“, authors: [“</text:p>
          </table:table-cell>
          <table:table-cell office:value-type="string">
            <text:p>Malinowski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ancionero y romancero de ausencias</text:p>
          </table:table-cell>
          <table:table-cell office:value-type="string">
            <text:p>“, authors: [“</text:p>
          </table:table-cell>
          <table:table-cell office:value-type="string">
            <text:p>Miguel Hernandez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oesía</text:p>
          </table:table-cell>
          <table:table-cell office:value-type="string">
            <text:p>“, authors: [“</text:p>
          </table:table-cell>
          <table:table-cell office:value-type="string">
            <text:p>Fernando Pessoa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ento volando de catorce</text:p>
          </table:table-cell>
          <table:table-cell office:value-type="string">
            <text:p>“, authors: [“</text:p>
          </table:table-cell>
          <table:table-cell office:value-type="string">
            <text:p>Joaquín Sabin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uentos de la Alhambra</text:p>
          </table:table-cell>
          <table:table-cell office:value-type="string">
            <text:p>“, authors: [“</text:p>
          </table:table-cell>
          <table:table-cell office:value-type="string">
            <text:p>W. Irving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oesías</text:p>
          </table:table-cell>
          <table:table-cell office:value-type="string">
            <text:p>“, authors: [“</text:p>
          </table:table-cell>
          <table:table-cell office:value-type="string">
            <text:p>Miguel Hernandez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ntología poética</text:p>
          </table:table-cell>
          <table:table-cell office:value-type="string">
            <text:p>“, authors: [“</text:p>
          </table:table-cell>
          <table:table-cell office:value-type="string">
            <text:p>Luis Cernuda</text:p>
          </table:table-cell>
          <table:table-cell office:value-type="string">
            <text:p>“], category: “</text:p>
          </table:table-cell>
          <table:table-cell office:value-type="string">
            <text:p>Poesia</text:p>
          </table:table-cell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igero de equipaje <text:s/>La vida de Antonio Machado</text:p>
          </table:table-cell>
          <table:table-cell office:value-type="string">
            <text:p>“, authors: [“</text:p>
          </table:table-cell>
          <table:table-cell office:value-type="string">
            <text:p>Ian Gibso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oesías completas</text:p>
          </table:table-cell>
          <table:table-cell office:value-type="string">
            <text:p>“, authors: [“</text:p>
          </table:table-cell>
          <table:table-cell office:value-type="string">
            <text:p>Francisco Villaespesa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apsodia española</text:p>
          </table:table-cell>
          <table:table-cell office:value-type="string">
            <text:p>“, authors: [“</text:p>
          </table:table-cell>
          <table:table-cell office:value-type="string">
            <text:p>Antonio Burgos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ño del rayo verde</text:p>
          </table:table-cell>
          <table:table-cell office:value-type="string">
            <text:p>“, authors: [“</text:p>
          </table:table-cell>
          <table:table-cell office:value-type="string">
            <text:p>Luis Parreño Gutierrez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uentos de aquí y de allá</text:p>
          </table:table-cell>
          <table:table-cell office:value-type="string">
            <text:p>“, authors: [“</text:p>
          </table:table-cell>
          <table:table-cell office:value-type="string">
            <text:p>Carmen Salgado Romera (Mara)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toños y otras luces</text:p>
          </table:table-cell>
          <table:table-cell office:value-type="string">
            <text:p>“, authors: [“</text:p>
          </table:table-cell>
          <table:table-cell office:value-type="string">
            <text:p>Angel Gónzalez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mino del corazón</text:p>
          </table:table-cell>
          <table:table-cell office:value-type="string">
            <text:p>“, authors: [“</text:p>
          </table:table-cell>
          <table:table-cell office:value-type="string">
            <text:p>Rosa Mª Lorenzo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ntologia poética, Platero y yo etc.</text:p>
          </table:table-cell>
          <table:table-cell office:value-type="string">
            <text:p>“, authors: [“</text:p>
          </table:table-cell>
          <table:table-cell office:value-type="string">
            <text:p>Juan Ramón Jiménez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sombra del destino</text:p>
          </table:table-cell>
          <table:table-cell office:value-type="string">
            <text:p>“, authors: [“</text:p>
          </table:table-cell>
          <table:table-cell office:value-type="string">
            <text:p>Angel Moisés Durá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atios traseros</text:p>
          </table:table-cell>
          <table:table-cell office:value-type="string">
            <text:p>“, authors: [“</text:p>
          </table:table-cell>
          <table:table-cell office:value-type="string">
            <text:p>Mariluz Fernández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uelvo a las andadas</text:p>
          </table:table-cell>
          <table:table-cell office:value-type="string">
            <text:p>“, authors: [“</text:p>
          </table:table-cell>
          <table:table-cell office:value-type="string">
            <text:p>Juan José Are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tercera balda 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5" office:value-type="float" office:value="2666">
            <text:p>2666</text:p>
          </table:table-cell>
          <table:table-cell office:value-type="string">
            <text:p>“, authors: [“</text:p>
          </table:table-cell>
          <table:table-cell office:value-type="string">
            <text:p>Roberto Bolañ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tercer Reich</text:p>
          </table:table-cell>
          <table:table-cell office:value-type="string">
            <text:p>“, authors: [“</text:p>
          </table:table-cell>
          <table:table-cell office:value-type="string">
            <text:p>Roberto Bolañ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sinsabores del verdadero policía</text:p>
          </table:table-cell>
          <table:table-cell office:value-type="string">
            <text:p>“, authors: [“</text:p>
          </table:table-cell>
          <table:table-cell office:value-type="string">
            <text:p>Roberto Bolañ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umancia</text:p>
          </table:table-cell>
          <table:table-cell office:value-type="string">
            <text:p>“, authors: [“</text:p>
          </table:table-cell>
          <table:table-cell office:value-type="string">
            <text:p>José Luis Corra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apitán de mar y guerra</text:p>
          </table:table-cell>
          <table:table-cell office:value-type="string">
            <text:p>“, authors: [“</text:p>
          </table:table-cell>
          <table:table-cell office:value-type="string">
            <text:p>Patrick O'Bria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florido pénsil</text:p>
          </table:table-cell>
          <table:table-cell office:value-type="string">
            <text:p>“, authors: [“</text:p>
          </table:table-cell>
          <table:table-cell office:value-type="string">
            <text:p>Andrés Sopena Monsel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viento de la luna</text:p>
          </table:table-cell>
          <table:table-cell office:value-type="string">
            <text:p>“, authors: [“</text:p>
          </table:table-cell>
          <table:table-cell office:value-type="string">
            <text:p>Antonio Muñoz Molin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lenilunio</text:p>
          </table:table-cell>
          <table:table-cell office:value-type="string">
            <text:p>“, authors: [“</text:p>
          </table:table-cell>
          <table:table-cell office:value-type="string">
            <text:p>Antonio Muñoz Molin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odo lo que es sólido</text:p>
          </table:table-cell>
          <table:table-cell office:value-type="string">
            <text:p>“, authors: [“</text:p>
          </table:table-cell>
          <table:table-cell office:value-type="string">
            <text:p>Antonio Muñoz Molin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jinete polaco</text:p>
          </table:table-cell>
          <table:table-cell office:value-type="string">
            <text:p>“, authors: [“</text:p>
          </table:table-cell>
          <table:table-cell office:value-type="string">
            <text:p>Antonio Muñoz Molin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aventura del tocador de señoras</text:p>
          </table:table-cell>
          <table:table-cell office:value-type="string">
            <text:p>“, authors: [“</text:p>
          </table:table-cell>
          <table:table-cell office:value-type="string">
            <text:p>Eduardo Mendoz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nimal moribundo</text:p>
          </table:table-cell>
          <table:table-cell office:value-type="string">
            <text:p>“, authors: [“</text:p>
          </table:table-cell>
          <table:table-cell office:value-type="string">
            <text:p>Philip Roth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undo</text:p>
          </table:table-cell>
          <table:table-cell office:value-type="string">
            <text:p>“, authors: [“</text:p>
          </table:table-cell>
          <table:table-cell office:value-type="string">
            <text:p>Juan José Millá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arretera</text:p>
          </table:table-cell>
          <table:table-cell office:value-type="string">
            <text:p>“, authors: [“</text:p>
          </table:table-cell>
          <table:table-cell office:value-type="string">
            <text:p>Cormac Mccarthy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useo de la inocencia</text:p>
          </table:table-cell>
          <table:table-cell office:value-type="string">
            <text:p>“, authors: [“</text:p>
          </table:table-cell>
          <table:table-cell office:value-type="string">
            <text:p>Orhan Pamo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natomía de un instante</text:p>
          </table:table-cell>
          <table:table-cell office:value-type="string">
            <text:p>“, authors: [“</text:p>
          </table:table-cell>
          <table:table-cell office:value-type="string">
            <text:p>Javier Cerc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erano</text:p>
          </table:table-cell>
          <table:table-cell office:value-type="string">
            <text:p>“, authors: [“</text:p>
          </table:table-cell>
          <table:table-cell office:value-type="string">
            <text:p>J.M. Coetze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viajero</text:p>
          </table:table-cell>
          <table:table-cell office:value-type="string">
            <text:p>“, authors: [“</text:p>
          </table:table-cell>
          <table:table-cell office:value-type="string">
            <text:p>John Twelve Hawk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Habitación segund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eñora de rojo sobre fondo gris</text:p>
          </table:table-cell>
          <table:table-cell office:value-type="string">
            <text:p>“, authors: [“</text:p>
          </table:table-cell>
          <table:table-cell office:value-type="string">
            <text:p>Miguel Delibe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santos inocentes</text:p>
          </table:table-cell>
          <table:table-cell office:value-type="string">
            <text:p>“, authors: [“</text:p>
          </table:table-cell>
          <table:table-cell office:value-type="string">
            <text:p>Miguel Delibe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nco horas con Mario</text:p>
          </table:table-cell>
          <table:table-cell office:value-type="string">
            <text:p>“, authors: [“</text:p>
          </table:table-cell>
          <table:table-cell office:value-type="string">
            <text:p>Miguel Delibe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holocausto español</text:p>
          </table:table-cell>
          <table:table-cell office:value-type="string">
            <text:p>“, authors: [“</text:p>
          </table:table-cell>
          <table:table-cell office:value-type="string">
            <text:p>Paul Presto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eregrino de compostela</text:p>
          </table:table-cell>
          <table:table-cell office:value-type="string">
            <text:p>“, authors: [“</text:p>
          </table:table-cell>
          <table:table-cell office:value-type="string">
            <text:p>Paulo Coelh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nce minutos</text:p>
          </table:table-cell>
          <table:table-cell office:value-type="string">
            <text:p>“, authors: [“</text:p>
          </table:table-cell>
          <table:table-cell office:value-type="string">
            <text:p>Paulo Coelh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nsayo sobre la ceguera</text:p>
          </table:table-cell>
          <table:table-cell office:value-type="string">
            <text:p>“, authors: [“</text:p>
          </table:table-cell>
          <table:table-cell office:value-type="string">
            <text:p>José Saramag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e parte de la princesa muerta</text:p>
          </table:table-cell>
          <table:table-cell office:value-type="string">
            <text:p>“, authors: [“</text:p>
          </table:table-cell>
          <table:table-cell office:value-type="string">
            <text:p>Kenizé Mourad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n la ciudad de oro y plata</text:p>
          </table:table-cell>
          <table:table-cell office:value-type="string">
            <text:p>“, authors: [“</text:p>
          </table:table-cell>
          <table:table-cell office:value-type="string">
            <text:p>Kenizé Mourad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niño con el pijama de rayas</text:p>
          </table:table-cell>
          <table:table-cell office:value-type="string">
            <text:p>“, authors: [“</text:p>
          </table:table-cell>
          <table:table-cell office:value-type="string">
            <text:p>John Boyne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balada de la reina descalza</text:p>
          </table:table-cell>
          <table:table-cell office:value-type="string">
            <text:p>“, authors: [“</text:p>
          </table:table-cell>
          <table:table-cell office:value-type="string">
            <text:p>Joaquin Borrell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sueño del celta</text:p>
          </table:table-cell>
          <table:table-cell office:value-type="string">
            <text:p>“, authors: [“</text:p>
          </table:table-cell>
          <table:table-cell office:value-type="string">
            <text:p>Mario Vargas Llos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a historia no oficial</text:p>
          </table:table-cell>
          <table:table-cell office:value-type="string">
            <text:p>“, authors: [“</text:p>
          </table:table-cell>
          <table:table-cell office:value-type="string">
            <text:p>Mario Vargas Llos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antaleón y las visitadoras</text:p>
          </table:table-cell>
          <table:table-cell office:value-type="string">
            <text:p>“, authors: [“</text:p>
          </table:table-cell>
          <table:table-cell office:value-type="string">
            <text:p>Mario Vargas Llos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ituna en los Andes</text:p>
          </table:table-cell>
          <table:table-cell office:value-type="string">
            <text:p>“, authors: [“</text:p>
          </table:table-cell>
          <table:table-cell office:value-type="string">
            <text:p>Mario Vargas Llos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Habitación primera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apá Puerco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iempos interesantes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itos iguales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ascarada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Tierra Media reflexiones y comentarios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Homenaje a Tolkien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rujas de viaje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amioneros. El éxodo de los gnomos. Libro 1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avadores. El éxodo de los gnomos. Libro 2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nave. El éxodo de los gnomos. Libro 3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luz fantástica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oul Music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Hombres de armas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res y damas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echicero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rujerías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uenos presagios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ioses Menores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olor de la Magia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aís del fin del mundo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ort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oto a bríos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segador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eyendas Negras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ric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¡Guardias! ¡Guardias!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Imágenes en acción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ies de barro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Juego de Tronos</text:p>
          </table:table-cell>
          <table:table-cell office:value-type="string">
            <text:p>“, authors: [“</text:p>
          </table:table-cell>
          <table:table-cell office:value-type="string">
            <text:p>George R.R. Martin</text:p>
          </table:table-cell>
          <table:table-cell office:value-type="string">
            <text:p>“], category: “</text:p>
          </table:table-cell>
          <table:table-cell office:value-type="string">
            <text:p>Comic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espada leal</text:p>
          </table:table-cell>
          <table:table-cell office:value-type="string">
            <text:p>“, authors: [“</text:p>
          </table:table-cell>
          <table:table-cell office:value-type="string">
            <text:p>George R.R. Martin</text:p>
          </table:table-cell>
          <table:table-cell office:value-type="string">
            <text:p>“], category: “</text:p>
          </table:table-cell>
          <table:table-cell office:value-type="string">
            <text:p>Comic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ballero errante</text:p>
          </table:table-cell>
          <table:table-cell office:value-type="string">
            <text:p>“, authors: [“</text:p>
          </table:table-cell>
          <table:table-cell office:value-type="string">
            <text:p>George R.R. Martin</text:p>
          </table:table-cell>
          <table:table-cell office:value-type="string">
            <text:p>“], category: “</text:p>
          </table:table-cell>
          <table:table-cell office:value-type="string">
            <text:p>Comic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ragon Ball</text:p>
          </table:table-cell>
          <table:table-cell office:value-type="string">
            <text:p>“, authors: [“</text:p>
          </table:table-cell>
          <table:table-cell office:value-type="string">
            <text:p>Akira Toriyama</text:p>
          </table:table-cell>
          <table:table-cell office:value-type="string">
            <text:p>“], category: “</text:p>
          </table:table-cell>
          <table:table-cell office:value-type="string">
            <text:p>Comic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uenos presagios</text:p>
          </table:table-cell>
          <table:table-cell office:value-type="string">
            <text:p>“, authors: [“</text:p>
          </table:table-cell>
          <table:table-cell office:value-type="string">
            <text:p>Terry Pratchett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mente humana</text:p>
          </table:table-cell>
          <table:table-cell office:value-type="string">
            <text:p>“, authors: [“</text:p>
          </table:table-cell>
          <table:table-cell office:value-type="string">
            <text:p>José Luis Pinillos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lenguaje de las flores</text:p>
          </table:table-cell>
          <table:table-cell office:value-type="string">
            <text:p>“, authors: [“</text:p>
          </table:table-cell>
          <table:table-cell office:value-type="string">
            <text:p>Kae Greenaway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<text:s/>baldas laterales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pitán trueno volumen 1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Cómic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pitán trueno volumen 2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Cómic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pitán trueno volumen 3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Cómic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pitán trueno volumen 4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Cómic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pitán trueno volumen 5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Cómic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pitán trueno volumen 6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Cómic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pitán trueno volumen 7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Cómic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pitán trueno volumen 8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Cómic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pitán trueno volumen 9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Cómic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señor de los anillos</text:p>
          </table:table-cell>
          <table:table-cell office:value-type="string">
            <text:p>“, authors: [“</text:p>
          </table:table-cell>
          <table:table-cell office:value-type="string">
            <text:p>Tolkie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nciclopedia ilustrada</text:p>
          </table:table-cell>
          <table:table-cell office:value-type="string">
            <text:p>“, authors: [“</text:p>
          </table:table-cell>
          <table:table-cell office:value-type="string">
            <text:p>Tolkien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1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desposeídos</text:p>
          </table:table-cell>
          <table:table-cell office:value-type="string">
            <text:p>“, authors: [“</text:p>
          </table:table-cell>
          <table:table-cell office:value-type="string">
            <text:p>Ursula K.Le Guin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ajestic</text:p>
          </table:table-cell>
          <table:table-cell office:value-type="string">
            <text:p>“, authors: [“</text:p>
          </table:table-cell>
          <table:table-cell office:value-type="string">
            <text:p>Whitley Strieber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aballo de Troya (4)</text:p>
          </table:table-cell>
          <table:table-cell office:value-type="string">
            <text:p>“, authors: [“</text:p>
          </table:table-cell>
          <table:table-cell office:value-type="string">
            <text:p>J.J. Benítez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rebelión de Lucifer</text:p>
          </table:table-cell>
          <table:table-cell office:value-type="string">
            <text:p>“, authors: [“</text:p>
          </table:table-cell>
          <table:table-cell office:value-type="string">
            <text:p>J.J. Benítez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punta del iceber La quinta columna</text:p>
          </table:table-cell>
          <table:table-cell office:value-type="string">
            <text:p>“, authors: [“</text:p>
          </table:table-cell>
          <table:table-cell office:value-type="string">
            <text:p>J.J. Benítez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estrellas son la estigia</text:p>
          </table:table-cell>
          <table:table-cell office:value-type="string">
            <text:p>“, authors: [“</text:p>
          </table:table-cell>
          <table:table-cell office:value-type="string">
            <text:p>T.Sturgeon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econquista Plenty</text:p>
          </table:table-cell>
          <table:table-cell office:value-type="string">
            <text:p>“, authors: [“</text:p>
          </table:table-cell>
          <table:table-cell office:value-type="string">
            <text:p>Colin Greenland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laro de tierra</text:p>
          </table:table-cell>
          <table:table-cell office:value-type="string">
            <text:p>“, authors: [“</text:p>
          </table:table-cell>
          <table:table-cell office:value-type="string">
            <text:p>Arthur C.Clarke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ierra</text:p>
          </table:table-cell>
          <table:table-cell office:value-type="string">
            <text:p>“, authors: [“</text:p>
          </table:table-cell>
          <table:table-cell office:value-type="string">
            <text:p>David Brin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avegante solar</text:p>
          </table:table-cell>
          <table:table-cell office:value-type="string">
            <text:p>“, authors: [“</text:p>
          </table:table-cell>
          <table:table-cell office:value-type="string">
            <text:p>David Brin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stación Araminta 1</text:p>
          </table:table-cell>
          <table:table-cell office:value-type="string">
            <text:p>“, authors: [“</text:p>
          </table:table-cell>
          <table:table-cell office:value-type="string">
            <text:p>Jack Vance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stación Araminta 2</text:p>
          </table:table-cell>
          <table:table-cell office:value-type="string">
            <text:p>“, authors: [“</text:p>
          </table:table-cell>
          <table:table-cell office:value-type="string">
            <text:p>Jack Vance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Introducción a la ciencia</text:p>
          </table:table-cell>
          <table:table-cell office:value-type="string">
            <text:p>“, authors: [“</text:p>
          </table:table-cell>
          <table:table-cell office:value-type="string">
            <text:p>Isaac Asimov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cce y la vieja tierra</text:p>
          </table:table-cell>
          <table:table-cell office:value-type="string">
            <text:p>“, authors: [“</text:p>
          </table:table-cell>
          <table:table-cell office:value-type="string">
            <text:p>Jack Vance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hroy</text:p>
          </table:table-cell>
          <table:table-cell office:value-type="string">
            <text:p>“, authors: [“</text:p>
          </table:table-cell>
          <table:table-cell office:value-type="string">
            <text:p>Jack Vance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testamento de un lugar llamado Tierra</text:p>
          </table:table-cell>
          <table:table-cell office:value-type="string">
            <text:p>“, authors: [“</text:p>
          </table:table-cell>
          <table:table-cell office:value-type="string">
            <text:p>Jordi Sierra i Fabra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zazel</text:p>
          </table:table-cell>
          <table:table-cell office:value-type="string">
            <text:p>“, authors: [“</text:p>
          </table:table-cell>
          <table:table-cell office:value-type="string">
            <text:p>Isaac Asimov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Fundación y tierra</text:p>
          </table:table-cell>
          <table:table-cell office:value-type="string">
            <text:p>“, authors: [“</text:p>
          </table:table-cell>
          <table:table-cell office:value-type="string">
            <text:p>Isaac Asimov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Fin del mundo, año 1999</text:p>
          </table:table-cell>
          <table:table-cell office:value-type="string">
            <text:p>“, authors: [“</text:p>
          </table:table-cell>
          <table:table-cell office:value-type="string">
            <text:p>Charles Berlitz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ingenieros del mundo anillo</text:p>
          </table:table-cell>
          <table:table-cell office:value-type="string">
            <text:p>“, authors: [“</text:p>
          </table:table-cell>
          <table:table-cell office:value-type="string">
            <text:p>Larry Niven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uentos del planeta tierra</text:p>
          </table:table-cell>
          <table:table-cell office:value-type="string">
            <text:p>“, authors: [“</text:p>
          </table:table-cell>
          <table:table-cell office:value-type="string">
            <text:p>Arthur Clarke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1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sombra del viento</text:p>
          </table:table-cell>
          <table:table-cell office:value-type="string">
            <text:p>“, authors: [“</text:p>
          </table:table-cell>
          <table:table-cell office:value-type="string">
            <text:p>Carlos Ruiz Zafó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juego del angel</text:p>
          </table:table-cell>
          <table:table-cell office:value-type="string">
            <text:p>“, authors: [“</text:p>
          </table:table-cell>
          <table:table-cell office:value-type="string">
            <text:p>Carlos Ruiz Zafó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Inés y la alegría</text:p>
          </table:table-cell>
          <table:table-cell office:value-type="string">
            <text:p>“, authors: [“</text:p>
          </table:table-cell>
          <table:table-cell office:value-type="string">
            <text:p>Almudena Grand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edades de Lulú</text:p>
          </table:table-cell>
          <table:table-cell office:value-type="string">
            <text:p>“, authors: [“</text:p>
          </table:table-cell>
          <table:table-cell office:value-type="string">
            <text:p>Almudena Grand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staciones de paso</text:p>
          </table:table-cell>
          <table:table-cell office:value-type="string">
            <text:p>“, authors: [“</text:p>
          </table:table-cell>
          <table:table-cell office:value-type="string">
            <text:p>Almudena Grand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ocho</text:p>
          </table:table-cell>
          <table:table-cell office:value-type="string">
            <text:p>“, authors: [“</text:p>
          </table:table-cell>
          <table:table-cell office:value-type="string">
            <text:p>Katherine Nevill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soldados lloran de noche</text:p>
          </table:table-cell>
          <table:table-cell office:value-type="string">
            <text:p>“, authors: [“</text:p>
          </table:table-cell>
          <table:table-cell office:value-type="string">
            <text:p>Ana Mª Matu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lvidado rey Gudú</text:p>
          </table:table-cell>
          <table:table-cell office:value-type="string">
            <text:p>“, authors: [“</text:p>
          </table:table-cell>
          <table:table-cell office:value-type="string">
            <text:p>Ana Mª Matu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biblia de barro</text:p>
          </table:table-cell>
          <table:table-cell office:value-type="string">
            <text:p>“, authors: [“</text:p>
          </table:table-cell>
          <table:table-cell office:value-type="string">
            <text:p>Julia Navar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hermanda de la sábana santa</text:p>
          </table:table-cell>
          <table:table-cell office:value-type="string">
            <text:p>“, authors: [“</text:p>
          </table:table-cell>
          <table:table-cell office:value-type="string">
            <text:p>Julia Navar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ime quién soy</text:p>
          </table:table-cell>
          <table:table-cell office:value-type="string">
            <text:p>“, authors: [“</text:p>
          </table:table-cell>
          <table:table-cell office:value-type="string">
            <text:p>Julia Navar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ngeles y demonios</text:p>
          </table:table-cell>
          <table:table-cell office:value-type="string">
            <text:p>“, authors: [“</text:p>
          </table:table-cell>
          <table:table-cell office:value-type="string">
            <text:p>Dan Brow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ódigo Da Vinci</text:p>
          </table:table-cell>
          <table:table-cell office:value-type="string">
            <text:p>“, authors: [“</text:p>
          </table:table-cell>
          <table:table-cell office:value-type="string">
            <text:p>Dan Brow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almeras en la nieve</text:p>
          </table:table-cell>
          <table:table-cell office:value-type="string">
            <text:p>“, authors: [“</text:p>
          </table:table-cell>
          <table:table-cell office:value-type="string">
            <text:p>Luz Gabá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arios niños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Kafka en la orilla</text:p>
          </table:table-cell>
          <table:table-cell office:value-type="string">
            <text:p>“, authors: [“</text:p>
          </table:table-cell>
          <table:table-cell office:value-type="string">
            <text:p>Haruki Murakam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IQ84 1</text:p>
          </table:table-cell>
          <table:table-cell office:value-type="string">
            <text:p>“, authors: [“</text:p>
          </table:table-cell>
          <table:table-cell office:value-type="string">
            <text:p>Haruki Murakam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IQ84 2</text:p>
          </table:table-cell>
          <table:table-cell office:value-type="string">
            <text:p>“, authors: [“</text:p>
          </table:table-cell>
          <table:table-cell office:value-type="string">
            <text:p>Haruki Murakam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aila baila</text:p>
          </table:table-cell>
          <table:table-cell office:value-type="string">
            <text:p>“, authors: [“</text:p>
          </table:table-cell>
          <table:table-cell office:value-type="string">
            <text:p>Haruki Murakam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rónica del pájaro que da la cuerda al mundo</text:p>
          </table:table-cell>
          <table:table-cell office:value-type="string">
            <text:p>“, authors: [“</text:p>
          </table:table-cell>
          <table:table-cell office:value-type="string">
            <text:p>Haruki Murakam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putnik mi amor</text:p>
          </table:table-cell>
          <table:table-cell office:value-type="string">
            <text:p>“, authors: [“</text:p>
          </table:table-cell>
          <table:table-cell office:value-type="string">
            <text:p>Haruki Murakam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auce ciego, mujer dormida</text:p>
          </table:table-cell>
          <table:table-cell office:value-type="string">
            <text:p>“, authors: [“</text:p>
          </table:table-cell>
          <table:table-cell office:value-type="string">
            <text:p>Haruki Murakam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fter dark</text:p>
          </table:table-cell>
          <table:table-cell office:value-type="string">
            <text:p>“, authors: [“</text:p>
          </table:table-cell>
          <table:table-cell office:value-type="string">
            <text:p>Haruki Murakam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scucha la canción del viento y Pinball 1973</text:p>
          </table:table-cell>
          <table:table-cell office:value-type="string">
            <text:p>“, authors: [“</text:p>
          </table:table-cell>
          <table:table-cell office:value-type="string">
            <text:p>Haruki Murakam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hombres que no amaban a las mujeres</text:p>
          </table:table-cell>
          <table:table-cell office:value-type="string">
            <text:p>“, authors: [“</text:p>
          </table:table-cell>
          <table:table-cell office:value-type="string">
            <text:p>Stieg Larss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hica que soñaba conuna cerilla y un bidón de gasolina</text:p>
          </table:table-cell>
          <table:table-cell office:value-type="string">
            <text:p>“, authors: [“</text:p>
          </table:table-cell>
          <table:table-cell office:value-type="string">
            <text:p>Stieg Larss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reina en el palacio de las corrientes de aire</text:p>
          </table:table-cell>
          <table:table-cell office:value-type="string">
            <text:p>“, authors: [“</text:p>
          </table:table-cell>
          <table:table-cell office:value-type="string">
            <text:p>Stieg Larss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atedral del mar</text:p>
          </table:table-cell>
          <table:table-cell office:value-type="string">
            <text:p>“, authors: [“</text:p>
          </table:table-cell>
          <table:table-cell office:value-type="string">
            <text:p>Ildefonso Falcon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2ª columna 6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odo bajo el cielo</text:p>
          </table:table-cell>
          <table:table-cell office:value-type="string">
            <text:p>“, authors: [“</text:p>
          </table:table-cell>
          <table:table-cell office:value-type="string">
            <text:p>Matilde Asens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último catón</text:p>
          </table:table-cell>
          <table:table-cell office:value-type="string">
            <text:p>“, authors: [“</text:p>
          </table:table-cell>
          <table:table-cell office:value-type="string">
            <text:p>Matilde Asens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origen perdido</text:p>
          </table:table-cell>
          <table:table-cell office:value-type="string">
            <text:p>“, authors: [“</text:p>
          </table:table-cell>
          <table:table-cell office:value-type="string">
            <text:p>Matilde Asens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Iacoubs</text:p>
          </table:table-cell>
          <table:table-cell office:value-type="string">
            <text:p>“, authors: [“</text:p>
          </table:table-cell>
          <table:table-cell office:value-type="string">
            <text:p>Matilde Asens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riología Martín ojo de plata</text:p>
          </table:table-cell>
          <table:table-cell office:value-type="string">
            <text:p>“, authors: [“</text:p>
          </table:table-cell>
          <table:table-cell office:value-type="string">
            <text:p>Matilde Asens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Salón de Ambar</text:p>
          </table:table-cell>
          <table:table-cell office:value-type="string">
            <text:p>“, authors: [“</text:p>
          </table:table-cell>
          <table:table-cell office:value-type="string">
            <text:p>Matilde Asens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ntigua vida mía </text:p>
          </table:table-cell>
          <table:table-cell office:value-type="string">
            <text:p>“, authors: [“</text:p>
          </table:table-cell>
          <table:table-cell office:value-type="string">
            <text:p>Marcela Serran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osotras que nos queremos tanto</text:p>
          </table:table-cell>
          <table:table-cell office:value-type="string">
            <text:p>“, authors: [“</text:p>
          </table:table-cell>
          <table:table-cell office:value-type="string">
            <text:p>Marcela Serran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uestra Señora de la Soledad</text:p>
          </table:table-cell>
          <table:table-cell office:value-type="string">
            <text:p>“, authors: [“</text:p>
          </table:table-cell>
          <table:table-cell office:value-type="string">
            <text:p>Marcela Serran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ilar Miró</text:p>
          </table:table-cell>
          <table:table-cell office:value-type="string">
            <text:p>“, authors: [“</text:p>
          </table:table-cell>
          <table:table-cell office:value-type="string">
            <text:p>Diego Galá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olas</text:p>
          </table:table-cell>
          <table:table-cell office:value-type="string">
            <text:p>“, authors: [“</text:p>
          </table:table-cell>
          <table:table-cell office:value-type="string">
            <text:p>Carmen Alborch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elos de barro</text:p>
          </table:table-cell>
          <table:table-cell office:value-type="string">
            <text:p>“, authors: [“</text:p>
          </table:table-cell>
          <table:table-cell office:value-type="string">
            <text:p>Dulce Chacó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luz dormida</text:p>
          </table:table-cell>
          <table:table-cell office:value-type="string">
            <text:p>“, authors: [“</text:p>
          </table:table-cell>
          <table:table-cell office:value-type="string">
            <text:p>Dulce Chacó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aida de los gigantes</text:p>
          </table:table-cell>
          <table:table-cell office:value-type="string">
            <text:p>“, authors: [“</text:p>
          </table:table-cell>
          <table:table-cell office:value-type="string">
            <text:p>Ken Folle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invierno del mundo</text:p>
          </table:table-cell>
          <table:table-cell office:value-type="string">
            <text:p>“, authors: [“</text:p>
          </table:table-cell>
          <table:table-cell office:value-type="string">
            <text:p>Ken Folle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umbral de la eternidad</text:p>
          </table:table-cell>
          <table:table-cell office:value-type="string">
            <text:p>“, authors: [“</text:p>
          </table:table-cell>
          <table:table-cell office:value-type="string">
            <text:p>Ken Folle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 mundo sin fin</text:p>
          </table:table-cell>
          <table:table-cell office:value-type="string">
            <text:p>“, authors: [“</text:p>
          </table:table-cell>
          <table:table-cell office:value-type="string">
            <text:p>Ken Folle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pilares de la tierra</text:p>
          </table:table-cell>
          <table:table-cell office:value-type="string">
            <text:p>“, authors: [“</text:p>
          </table:table-cell>
          <table:table-cell office:value-type="string">
            <text:p>Ken Folle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n el blanco</text:p>
          </table:table-cell>
          <table:table-cell office:value-type="string">
            <text:p>“, authors: [“</text:p>
          </table:table-cell>
          <table:table-cell office:value-type="string">
            <text:p>Ken Folle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n la boca del dragón</text:p>
          </table:table-cell>
          <table:table-cell office:value-type="string">
            <text:p>“, authors: [“</text:p>
          </table:table-cell>
          <table:table-cell office:value-type="string">
            <text:p>Ken Folle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sonrisa etrusca</text:p>
          </table:table-cell>
          <table:table-cell office:value-type="string">
            <text:p>“, authors: [“</text:p>
          </table:table-cell>
          <table:table-cell office:value-type="string">
            <text:p>José Luis Samped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mante lesbiano</text:p>
          </table:table-cell>
          <table:table-cell office:value-type="string">
            <text:p>“, authors: [“</text:p>
          </table:table-cell>
          <table:table-cell office:value-type="string">
            <text:p>José Luis Samped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ercado y la globalización</text:p>
          </table:table-cell>
          <table:table-cell office:value-type="string">
            <text:p>“, authors: [“</text:p>
          </table:table-cell>
          <table:table-cell office:value-type="string">
            <text:p>José Luis Samped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onquista de la felicidad</text:p>
          </table:table-cell>
          <table:table-cell office:value-type="string">
            <text:p>“, authors: [“</text:p>
          </table:table-cell>
          <table:table-cell office:value-type="string">
            <text:p>Bertrand Russell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ómo mejorar su autoestima</text:p>
          </table:table-cell>
          <table:table-cell office:value-type="string">
            <text:p>“, authors: [“</text:p>
          </table:table-cell>
          <table:table-cell office:value-type="string">
            <text:p>Nathaniel Branden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atito feo</text:p>
          </table:table-cell>
          <table:table-cell office:value-type="string">
            <text:p>“, authors: [“</text:p>
          </table:table-cell>
          <table:table-cell office:value-type="string">
            <text:p>Hans Christian Andersen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engo 50 años ¿qué me pasa doctor?</text:p>
          </table:table-cell>
          <table:table-cell office:value-type="string">
            <text:p>“, authors: [“</text:p>
          </table:table-cell>
          <table:table-cell office:value-type="string">
            <text:p>Eudardo Fernandez y otro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fuerza de creer</text:p>
          </table:table-cell>
          <table:table-cell office:value-type="string">
            <text:p>“, authors: [“</text:p>
          </table:table-cell>
          <table:table-cell office:value-type="string">
            <text:p>Wayne W.Dyer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felicidad de nuestros hijos</text:p>
          </table:table-cell>
          <table:table-cell office:value-type="string">
            <text:p>“, authors: [“</text:p>
          </table:table-cell>
          <table:table-cell office:value-type="string">
            <text:p>Wayne W.Dyer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us zonas erróneas</text:p>
          </table:table-cell>
          <table:table-cell office:value-type="string">
            <text:p>“, authors: [“</text:p>
          </table:table-cell>
          <table:table-cell office:value-type="string">
            <text:p>Wayne W.Dyer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ás platón y menos prozac</text:p>
          </table:table-cell>
          <table:table-cell office:value-type="string">
            <text:p>“, authors: [“</text:p>
          </table:table-cell>
          <table:table-cell office:value-type="string">
            <text:p>Lou Marinoff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práctica de la meditación</text:p>
          </table:table-cell>
          <table:table-cell office:value-type="string">
            <text:p>“, authors: [“</text:p>
          </table:table-cell>
          <table:table-cell office:value-type="string">
            <text:p>Johannes F. Boeckel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práctica de la relajación</text:p>
          </table:table-cell>
          <table:table-cell office:value-type="string">
            <text:p>“, authors: [“</text:p>
          </table:table-cell>
          <table:table-cell office:value-type="string">
            <text:p>Gerhard Jäguer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u sexo es aún más tuyo</text:p>
          </table:table-cell>
          <table:table-cell office:value-type="string">
            <text:p>“, authors: [“</text:p>
          </table:table-cell>
          <table:table-cell office:value-type="string">
            <text:p>Sylvia de Béjar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alores humanos</text:p>
          </table:table-cell>
          <table:table-cell office:value-type="string">
            <text:p>“, authors: [“</text:p>
          </table:table-cell>
          <table:table-cell office:value-type="string">
            <text:p>Bernabe Tierno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alores humanos</text:p>
          </table:table-cell>
          <table:table-cell office:value-type="string">
            <text:p>“, authors: [“</text:p>
          </table:table-cell>
          <table:table-cell office:value-type="string">
            <text:p>Bernabe Tierno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libro de los valores</text:p>
          </table:table-cell>
          <table:table-cell office:value-type="string">
            <text:p>“, authors: [“</text:p>
          </table:table-cell>
          <table:table-cell office:value-type="string">
            <text:p>Bernabe Tierno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biertos a los valores de la esperanza</text:p>
          </table:table-cell>
          <table:table-cell office:value-type="string">
            <text:p>“, authors: [“</text:p>
          </table:table-cell>
          <table:table-cell office:value-type="string">
            <text:p>Bernabe Tierno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mujer indispensable</text:p>
          </table:table-cell>
          <table:table-cell office:value-type="string">
            <text:p>“, authors: [“</text:p>
          </table:table-cell>
          <table:table-cell office:value-type="string">
            <text:p>Ellen Sue Stern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mino de la autodependencia</text:p>
          </table:table-cell>
          <table:table-cell office:value-type="string">
            <text:p>“, authors: [“</text:p>
          </table:table-cell>
          <table:table-cell office:value-type="string">
            <text:p>Jorge Bucay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éjame que te cuente</text:p>
          </table:table-cell>
          <table:table-cell office:value-type="string">
            <text:p>“, authors: [“</text:p>
          </table:table-cell>
          <table:table-cell office:value-type="string">
            <text:p>Jorge Bucay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menopausia es natural</text:p>
          </table:table-cell>
          <table:table-cell office:value-type="string">
            <text:p>“, authors: [“</text:p>
          </table:table-cell>
          <table:table-cell office:value-type="string">
            <text:p>Dr. Félix Pedrer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iología, Psicología y sociología del niño en edad escolar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sicólogo en casa</text:p>
          </table:table-cell>
          <table:table-cell office:value-type="string">
            <text:p>“, authors: [“</text:p>
          </table:table-cell>
          <table:table-cell office:value-type="string">
            <text:p>Berbabé Tierno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onvivir con un enfermo de Alzheimer</text:p>
          </table:table-cell>
          <table:table-cell office:value-type="string">
            <text:p>“, authors: [“</text:p>
          </table:table-cell>
          <table:table-cell office:value-type="string">
            <text:p>Mitra Khosravi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nte la depresión</text:p>
          </table:table-cell>
          <table:table-cell office:value-type="string">
            <text:p>“, authors: [“</text:p>
          </table:table-cell>
          <table:table-cell office:value-type="string">
            <text:p>Vallejo-Nágera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Juan salvador gaviota</text:p>
          </table:table-cell>
          <table:table-cell office:value-type="string">
            <text:p>“, authors: [“</text:p>
          </table:table-cell>
          <table:table-cell office:value-type="string">
            <text:p>Richard Bach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mar es la respuesta</text:p>
          </table:table-cell>
          <table:table-cell office:value-type="string">
            <text:p>“, authors: [“</text:p>
          </table:table-cell>
          <table:table-cell office:value-type="string">
            <text:p>Gerard G.Jampolsky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V fábrica de mentiras</text:p>
          </table:table-cell>
          <table:table-cell office:value-type="string">
            <text:p>“, authors: [“</text:p>
          </table:table-cell>
          <table:table-cell office:value-type="string">
            <text:p>Lolo Ric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Ideas y trucos para la madre que trabaja</text:p>
          </table:table-cell>
          <table:table-cell office:value-type="string">
            <text:p>“, authors: [“</text:p>
          </table:table-cell>
          <table:table-cell office:value-type="string">
            <text:p>Marianne Lewi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rte de amar</text:p>
          </table:table-cell>
          <table:table-cell office:value-type="string">
            <text:p>“, authors: [“</text:p>
          </table:table-cell>
          <table:table-cell office:value-type="string">
            <text:p>Erich Fromm</text:p>
          </table:table-cell>
          <table:table-cell office:value-type="string">
            <text:p>“], category: “</text:p>
          </table:table-cell>
          <table:table-cell office:value-type="string">
            <text:p>Sicologí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colores de un sueño</text:p>
          </table:table-cell>
          <table:table-cell office:value-type="string">
            <text:p>“, authors: [“</text:p>
          </table:table-cell>
          <table:table-cell office:value-type="string">
            <text:p>Alba de Tor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prender a vivir</text:p>
          </table:table-cell>
          <table:table-cell office:value-type="string">
            <text:p>“, authors: [“</text:p>
          </table:table-cell>
          <table:table-cell office:value-type="string">
            <text:p>José Antonio Marin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3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reina del sur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aestro de esgrima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sombra del águila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sedio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día de la cólera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dos de mayo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uente de los asesinos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orsarios de Levante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ballero del jubón amarillo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oro del rey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sol de Breda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impieza de sangre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pitán Alatriste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tango de la guardia vieja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francotirador paciente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Falcó</text:p>
          </table:table-cell>
          <table:table-cell office:value-type="string">
            <text:p>“, authors: [“</text:p>
          </table:table-cell>
          <table:table-cell office:value-type="string">
            <text:p>Arturo Pérez-Rever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óvedas de acero</text:p>
          </table:table-cell>
          <table:table-cell office:value-type="string">
            <text:p>“, authors: [“</text:p>
          </table:table-cell>
          <table:table-cell office:value-type="string">
            <text:p>Isaac Asimov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undo anillo</text:p>
          </table:table-cell>
          <table:table-cell office:value-type="string">
            <text:p>“, authors: [“</text:p>
          </table:table-cell>
          <table:table-cell office:value-type="string">
            <text:p>Larry Niven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etropolis</text:p>
          </table:table-cell>
          <table:table-cell office:value-type="string">
            <text:p>“, authors: [“</text:p>
          </table:table-cell>
          <table:table-cell office:value-type="string">
            <text:p>Thea Von Harbou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reludio a la fundación</text:p>
          </table:table-cell>
          <table:table-cell office:value-type="string">
            <text:p>“, authors: [“</text:p>
          </table:table-cell>
          <table:table-cell office:value-type="string">
            <text:p>Isaac Asimov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límites de la fundación</text:p>
          </table:table-cell>
          <table:table-cell office:value-type="string">
            <text:p>“, authors: [“</text:p>
          </table:table-cell>
          <table:table-cell office:value-type="string">
            <text:p>Isaac Asimov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 mundo féliz</text:p>
          </table:table-cell>
          <table:table-cell office:value-type="string">
            <text:p>“, authors: [“</text:p>
          </table:table-cell>
          <table:table-cell office:value-type="string">
            <text:p>Aldous Huxley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5" office:value-type="float" office:value="1984">
            <text:p>1984</text:p>
          </table:table-cell>
          <table:table-cell office:value-type="string">
            <text:p>“, authors: [“</text:p>
          </table:table-cell>
          <table:table-cell office:value-type="string">
            <text:p>George Orwell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nave estelar</text:p>
          </table:table-cell>
          <table:table-cell office:value-type="string">
            <text:p>“, authors: [“</text:p>
          </table:table-cell>
          <table:table-cell office:value-type="string">
            <text:p>Brian W.Aldiss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máquinas de Dios</text:p>
          </table:table-cell>
          <table:table-cell office:value-type="string">
            <text:p>“, authors: [“</text:p>
          </table:table-cell>
          <table:table-cell office:value-type="string">
            <text:p>Jack Mcdevitt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fin de la eternidad</text:p>
          </table:table-cell>
          <table:table-cell office:value-type="string">
            <text:p>“, authors: [“</text:p>
          </table:table-cell>
          <table:table-cell office:value-type="string">
            <text:p>Isaac Asimov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une la casa Corrino</text:p>
          </table:table-cell>
          <table:table-cell office:value-type="string">
            <text:p>“, authors: [“</text:p>
          </table:table-cell>
          <table:table-cell office:value-type="string">
            <text:p>Brian Herbet y Kevin J.Anderson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asa Atreides</text:p>
          </table:table-cell>
          <table:table-cell office:value-type="string">
            <text:p>“, authors: [“</text:p>
          </table:table-cell>
          <table:table-cell office:value-type="string">
            <text:p>Brian Herbet y Kevin J.Anderson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asa Harkonnen</text:p>
          </table:table-cell>
          <table:table-cell office:value-type="string">
            <text:p>“, authors: [“</text:p>
          </table:table-cell>
          <table:table-cell office:value-type="string">
            <text:p>Brian Herbet y Kevin J.Anderson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une </text:p>
          </table:table-cell>
          <table:table-cell office:value-type="string">
            <text:p>“, authors: [“</text:p>
          </table:table-cell>
          <table:table-cell office:value-type="string">
            <text:p>Frank Herbet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esías de Dune</text:p>
          </table:table-cell>
          <table:table-cell office:value-type="string">
            <text:p>“, authors: [“</text:p>
          </table:table-cell>
          <table:table-cell office:value-type="string">
            <text:p>Frank Herbet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ios emperador de Dune</text:p>
          </table:table-cell>
          <table:table-cell office:value-type="string">
            <text:p>“, authors: [“</text:p>
          </table:table-cell>
          <table:table-cell office:value-type="string">
            <text:p>Frank Herbet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une 2</text:p>
          </table:table-cell>
          <table:table-cell office:value-type="string">
            <text:p>“, authors: [“</text:p>
          </table:table-cell>
          <table:table-cell office:value-type="string">
            <text:p>Frank Herbet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sfera</text:p>
          </table:table-cell>
          <table:table-cell office:value-type="string">
            <text:p>“, authors: [“</text:p>
          </table:table-cell>
          <table:table-cell office:value-type="string">
            <text:p>Michael Crichton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3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mor en los tiempos del cólera</text:p>
          </table:table-cell>
          <table:table-cell office:value-type="string">
            <text:p>“, authors: [“</text:p>
          </table:table-cell>
          <table:table-cell office:value-type="string">
            <text:p>Gabriel García Márqu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rónica de una muerta anunciad</text:p>
          </table:table-cell>
          <table:table-cell office:value-type="string">
            <text:p>“, authors: [“</text:p>
          </table:table-cell>
          <table:table-cell office:value-type="string">
            <text:p>Gabriel García Márqu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vir para contarla</text:p>
          </table:table-cell>
          <table:table-cell office:value-type="string">
            <text:p>“, authors: [“</text:p>
          </table:table-cell>
          <table:table-cell office:value-type="string">
            <text:p>Gabriel García Márqu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otoño del patriarca</text:p>
          </table:table-cell>
          <table:table-cell office:value-type="string">
            <text:p>“, authors: [“</text:p>
          </table:table-cell>
          <table:table-cell office:value-type="string">
            <text:p>Gabriel García Márqu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en años de soledad</text:p>
          </table:table-cell>
          <table:table-cell office:value-type="string">
            <text:p>“, authors: [“</text:p>
          </table:table-cell>
          <table:table-cell office:value-type="string">
            <text:p>Gabriel García Márqu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general en su laberinto</text:p>
          </table:table-cell>
          <table:table-cell office:value-type="string">
            <text:p>“, authors: [“</text:p>
          </table:table-cell>
          <table:table-cell office:value-type="string">
            <text:p>Gabriel García Márqu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1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ahoma, la voz de Alá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iudad perdida de los mayas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andhi, profeta de la libertad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riente y Occidente, dos mundos en conflicto</text:p>
          </table:table-cell>
          <table:table-cell office:value-type="string">
            <text:p>“, authors: [“</text:p>
          </table:table-cell>
          <table:table-cell office:value-type="string">
            <text:p>Mateo Madridejo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nueva Edad Media</text:p>
          </table:table-cell>
          <table:table-cell office:value-type="string">
            <text:p>“, authors: [“</text:p>
          </table:table-cell>
          <table:table-cell office:value-type="string">
            <text:p>Vario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hagavad-Gita Poema sagrado o canto del bienaventurado</text:p>
          </table:table-cell>
          <table:table-cell office:value-type="string">
            <text:p>“, authors: [“</text:p>
          </table:table-cell>
          <table:table-cell office:value-type="string">
            <text:p>Anónim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reve historia del budismo</text:p>
          </table:table-cell>
          <table:table-cell office:value-type="string">
            <text:p>“, authors: [“</text:p>
          </table:table-cell>
          <table:table-cell office:value-type="string">
            <text:p>Edward Conze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nticristo</text:p>
          </table:table-cell>
          <table:table-cell office:value-type="string">
            <text:p>“, authors: [“</text:p>
          </table:table-cell>
          <table:table-cell office:value-type="string">
            <text:p>Friedrich Nietzsche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resistencia</text:p>
          </table:table-cell>
          <table:table-cell office:value-type="string">
            <text:p>“, authors: [“</text:p>
          </table:table-cell>
          <table:table-cell office:value-type="string">
            <text:p>Ernesto Sábato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intereses creados</text:p>
          </table:table-cell>
          <table:table-cell office:value-type="string">
            <text:p>“, authors: [“</text:p>
          </table:table-cell>
          <table:table-cell office:value-type="string">
            <text:p>Jacinto Benaven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rafalgar</text:p>
          </table:table-cell>
          <table:table-cell office:value-type="string">
            <text:p>“, authors: [“</text:p>
          </table:table-cell>
          <table:table-cell office:value-type="string">
            <text:p>Benito Pérez Galdó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équiem por un campesino español</text:p>
          </table:table-cell>
          <table:table-cell office:value-type="string">
            <text:p>“, authors: [“</text:p>
          </table:table-cell>
          <table:table-cell office:value-type="string">
            <text:p>Ramón J. Send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Historia de una escalera. Las meninas</text:p>
          </table:table-cell>
          <table:table-cell office:value-type="string">
            <text:p>“, authors: [“</text:p>
          </table:table-cell>
          <table:table-cell office:value-type="string">
            <text:p>Antonio Buero Vallej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cce Homo</text:p>
          </table:table-cell>
          <table:table-cell office:value-type="string">
            <text:p>“, authors: [“</text:p>
          </table:table-cell>
          <table:table-cell office:value-type="string">
            <text:p>Friedrich Nietzsch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Zalacaín el aventurero</text:p>
          </table:table-cell>
          <table:table-cell office:value-type="string">
            <text:p>“, authors: [“</text:p>
          </table:table-cell>
          <table:table-cell office:value-type="string">
            <text:p>Pío Baroj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lo anda en bicicleta</text:p>
          </table:table-cell>
          <table:table-cell office:value-type="string">
            <text:p>“, authors: [“</text:p>
          </table:table-cell>
          <table:table-cell office:value-type="string">
            <text:p>Carlos Casares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lquimista y otros relatos</text:p>
          </table:table-cell>
          <table:table-cell office:value-type="string">
            <text:p>“, authors: [“</text:p>
          </table:table-cell>
          <table:table-cell office:value-type="string">
            <text:p>H.P. Lovecraft</text:p>
          </table:table-cell>
          <table:table-cell office:value-type="string">
            <text:p>“], category: “</text:p>
          </table:table-cell>
          <table:table-cell office:value-type="string">
            <text:p>Terror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Yo, Claudio</text:p>
          </table:table-cell>
          <table:table-cell office:value-type="string">
            <text:p>“, authors: [“</text:p>
          </table:table-cell>
          <table:table-cell office:value-type="string">
            <text:p>Robert Grav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on España en el corazón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jardín de los frailes</text:p>
          </table:table-cell>
          <table:table-cell office:value-type="string">
            <text:p>“, authors: [“</text:p>
          </table:table-cell>
          <table:table-cell office:value-type="string">
            <text:p>Manuel Azañ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4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la de Dragón</text:p>
          </table:table-cell>
          <table:table-cell office:value-type="string">
            <text:p>“, authors: [“</text:p>
          </table:table-cell>
          <table:table-cell office:value-type="string">
            <text:p>Margaret Weis-Tracy Hickmann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estrella de los elfos</text:p>
          </table:table-cell>
          <table:table-cell office:value-type="string">
            <text:p>“, authors: [“</text:p>
          </table:table-cell>
          <table:table-cell office:value-type="string">
            <text:p>Margaret Weis-Tracy Hickmann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ar de fuego</text:p>
          </table:table-cell>
          <table:table-cell office:value-type="string">
            <text:p>“, authors: [“</text:p>
          </table:table-cell>
          <table:table-cell office:value-type="string">
            <text:p>Margaret Weis-Tracy Hickmann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ago de la serpiente</text:p>
          </table:table-cell>
          <table:table-cell office:value-type="string">
            <text:p>“, authors: [“</text:p>
          </table:table-cell>
          <table:table-cell office:value-type="string">
            <text:p>Margaret Weis-Tracy Hickmann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mano del caos</text:p>
          </table:table-cell>
          <table:table-cell office:value-type="string">
            <text:p>“, authors: [“</text:p>
          </table:table-cell>
          <table:table-cell office:value-type="string">
            <text:p>Margaret Weis-Tracy Hickmann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n el laberinto </text:p>
          </table:table-cell>
          <table:table-cell office:value-type="string">
            <text:p>“, authors: [“</text:p>
          </table:table-cell>
          <table:table-cell office:value-type="string">
            <text:p>Margaret Weis-Tracy Hickmann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séptima puerta</text:p>
          </table:table-cell>
          <table:table-cell office:value-type="string">
            <text:p>“, authors: [“</text:p>
          </table:table-cell>
          <table:table-cell office:value-type="string">
            <text:p>Margaret Weis-Tracy Hickmann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caballeros de takhisis</text:p>
          </table:table-cell>
          <table:table-cell office:value-type="string">
            <text:p>“, authors: [“</text:p>
          </table:table-cell>
          <table:table-cell office:value-type="string">
            <text:p>Margaret Weis-Tracy Hickmann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guerra de los dioses</text:p>
          </table:table-cell>
          <table:table-cell office:value-type="string">
            <text:p>“, authors: [“</text:p>
          </table:table-cell>
          <table:table-cell office:value-type="string">
            <text:p>Margaret Weis-Tracy Hickmann</text:p>
          </table:table-cell>
          <table:table-cell office:value-type="string">
            <text:p>“], category: “</text:p>
          </table:table-cell>
          <table:table-cell office:value-type="string">
            <text:p>Fantasí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rácula</text:p>
          </table:table-cell>
          <table:table-cell office:value-type="string">
            <text:p>“, authors: [“</text:p>
          </table:table-cell>
          <table:table-cell office:value-type="string">
            <text:p>Bram Stoker</text:p>
          </table:table-cell>
          <table:table-cell office:value-type="string">
            <text:p>“], category: “</text:p>
          </table:table-cell>
          <table:table-cell office:value-type="string">
            <text:p>Intrig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sabueso de los Barskerville</text:p>
          </table:table-cell>
          <table:table-cell office:value-type="string">
            <text:p>“, authors: [“</text:p>
          </table:table-cell>
          <table:table-cell office:value-type="string">
            <text:p>Doyl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ejemos hablar al viento</text:p>
          </table:table-cell>
          <table:table-cell office:value-type="string">
            <text:p>“, authors: [“</text:p>
          </table:table-cell>
          <table:table-cell office:value-type="string">
            <text:p>Juan Carlos Onett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lub de los viernes</text:p>
          </table:table-cell>
          <table:table-cell office:value-type="string">
            <text:p>“, authors: [“</text:p>
          </table:table-cell>
          <table:table-cell office:value-type="string">
            <text:p>Kate Jacob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lub de los viernes se reúne de nuevo</text:p>
          </table:table-cell>
          <table:table-cell office:value-type="string">
            <text:p>“, authors: [“</text:p>
          </table:table-cell>
          <table:table-cell office:value-type="string">
            <text:p>Kate Jacob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eñas infamias</text:p>
          </table:table-cell>
          <table:table-cell office:value-type="string">
            <text:p>“, authors: [“</text:p>
          </table:table-cell>
          <table:table-cell office:value-type="string">
            <text:p>Carmen Posad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a palabra tuya</text:p>
          </table:table-cell>
          <table:table-cell office:value-type="string">
            <text:p>“, authors: [“</text:p>
          </table:table-cell>
          <table:table-cell office:value-type="string">
            <text:p>Elvira Lind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horas</text:p>
          </table:table-cell>
          <table:table-cell office:value-type="string">
            <text:p>“, authors: [“</text:p>
          </table:table-cell>
          <table:table-cell office:value-type="string">
            <text:p>Michael Cunningham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último encuentro</text:p>
          </table:table-cell>
          <table:table-cell office:value-type="string">
            <text:p>“, authors: [“</text:p>
          </table:table-cell>
          <table:table-cell office:value-type="string">
            <text:p>Sándor Mára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i yo te dijera</text:p>
          </table:table-cell>
          <table:table-cell office:value-type="string">
            <text:p>“, authors: [“</text:p>
          </table:table-cell>
          <table:table-cell office:value-type="string">
            <text:p>Judy Budnit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uerra y paz</text:p>
          </table:table-cell>
          <table:table-cell office:value-type="string">
            <text:p>“, authors: [“</text:p>
          </table:table-cell>
          <table:table-cell office:value-type="string">
            <text:p>León Tolsto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6" office:value-type="string">
            <text:p>Canción de Navidad </text:p>
          </table:table-cell>
          <table:table-cell office:value-type="string">
            <text:p>“, authors: [“</text:p>
          </table:table-cell>
          <table:table-cell office:value-type="string">
            <text:p>Charles Dicken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6" office:value-type="string">
            <text:p>El viudo Lovel </text:p>
          </table:table-cell>
          <table:table-cell office:value-type="string">
            <text:p>“, authors: [“</text:p>
          </table:table-cell>
          <table:table-cell office:value-type="string">
            <text:p>Willian Makepeace Thackeray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6" office:value-type="string">
            <text:p>El enano misterioso </text:p>
          </table:table-cell>
          <table:table-cell office:value-type="string">
            <text:p>“, authors: [“</text:p>
          </table:table-cell>
          <table:table-cell office:value-type="string">
            <text:p>Walter Scott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6" office:value-type="string">
            <text:p>El vicario de Wakerfield </text:p>
          </table:table-cell>
          <table:table-cell office:value-type="string">
            <text:p>“, authors: [“</text:p>
          </table:table-cell>
          <table:table-cell office:value-type="string">
            <text:p>Oliver Goldsmith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6" office:value-type="string">
            <text:p>Viaje sentimental</text:p>
          </table:table-cell>
          <table:table-cell office:value-type="string">
            <text:p>“, authors: [“</text:p>
          </table:table-cell>
          <table:table-cell office:value-type="string">
            <text:p>Lawrence Sterne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ajes de Guilliver</text:p>
          </table:table-cell>
          <table:table-cell office:value-type="string">
            <text:p>“, authors: [“</text:p>
          </table:table-cell>
          <table:table-cell office:value-type="string">
            <text:p>Jonathan Swift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obinson Crusoe</text:p>
          </table:table-cell>
          <table:table-cell office:value-type="string">
            <text:p>“, authors: [“</text:p>
          </table:table-cell>
          <table:table-cell office:value-type="string">
            <text:p>Daniel Defoe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umbres borrascosas </text:p>
          </table:table-cell>
          <table:table-cell office:value-type="string">
            <text:p>“, authors: [“</text:p>
          </table:table-cell>
          <table:table-cell office:value-type="string">
            <text:p>Emily Bronte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extraño caso del Dr. Jekyll y Mr. Hyde</text:p>
          </table:table-cell>
          <table:table-cell office:value-type="string">
            <text:p>“, authors: [“</text:p>
          </table:table-cell>
          <table:table-cell office:value-type="string">
            <text:p>Robert Louis Stevenson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El retrato de Dorian Gray</text:p>
          </table:table-cell>
          <table:table-cell office:value-type="string">
            <text:p>“, authors: [“</text:p>
          </table:table-cell>
          <table:table-cell table:style-name="ce2" office:value-type="string">
            <text:p>Oscar Wil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 Ilíada</text:p>
          </table:table-cell>
          <table:table-cell office:value-type="string">
            <text:p>“, authors: [“</text:p>
          </table:table-cell>
          <table:table-cell table:style-name="ce2" office:value-type="string">
            <text:p>Homero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 Odisea</text:p>
          </table:table-cell>
          <table:table-cell office:value-type="string">
            <text:p>“, authors: [“</text:p>
          </table:table-cell>
          <table:table-cell table:style-name="ce2" office:value-type="string">
            <text:p>Homero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 Eneida</text:p>
          </table:table-cell>
          <table:table-cell office:value-type="string">
            <text:p>“, authors: [“</text:p>
          </table:table-cell>
          <table:table-cell table:style-name="ce2" office:value-type="string">
            <text:p>Virgilio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 Divina Comedia</text:p>
          </table:table-cell>
          <table:table-cell office:value-type="string">
            <text:p>“, authors: [“</text:p>
          </table:table-cell>
          <table:table-cell table:style-name="ce2" office:value-type="string">
            <text:p>Dante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 Celestina</text:p>
          </table:table-cell>
          <table:table-cell office:value-type="string">
            <text:p>“, authors: [“</text:p>
          </table:table-cell>
          <table:table-cell table:style-name="ce2" office:value-type="string">
            <text:p>Fernando de Roj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os Lusíadas </text:p>
          </table:table-cell>
          <table:table-cell office:value-type="string">
            <text:p>“, authors: [“</text:p>
          </table:table-cell>
          <table:table-cell table:style-name="ce2" office:value-type="string">
            <text:p>Luis de Camoens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Don Quijo de la Mancha </text:p>
          </table:table-cell>
          <table:table-cell office:value-type="string">
            <text:p>“, authors: [“</text:p>
          </table:table-cell>
          <table:table-cell table:style-name="ce2" office:value-type="string">
            <text:p>Miguel de Cervantes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Hamlet </text:p>
          </table:table-cell>
          <table:table-cell office:value-type="string">
            <text:p>“, authors: [“</text:p>
          </table:table-cell>
          <table:table-cell table:style-name="ce2" office:value-type="string">
            <text:p>William Shakespeare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El Paraiso perdido</text:p>
          </table:table-cell>
          <table:table-cell office:value-type="string">
            <text:p>“, authors: [“</text:p>
          </table:table-cell>
          <table:table-cell table:style-name="ce2" office:value-type="string">
            <text:p>John Milg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Fausto</text:p>
          </table:table-cell>
          <table:table-cell office:value-type="string">
            <text:p>“, authors: [“</text:p>
          </table:table-cell>
          <table:table-cell table:style-name="ce2" office:value-type="string">
            <text:p>Johann Wolfgang Goeth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s almas muertas </text:p>
          </table:table-cell>
          <table:table-cell office:value-type="string">
            <text:p>“, authors: [“</text:p>
          </table:table-cell>
          <table:table-cell table:style-name="ce2" office:value-type="string">
            <text:p>Nikolai Gogol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Oblomov </text:p>
          </table:table-cell>
          <table:table-cell office:value-type="string">
            <text:p>“, authors: [“</text:p>
          </table:table-cell>
          <table:table-cell table:style-name="ce2" office:value-type="string">
            <text:p>Iván Goncharov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Humo </text:p>
          </table:table-cell>
          <table:table-cell office:value-type="string">
            <text:p>“, authors: [“</text:p>
          </table:table-cell>
          <table:table-cell table:style-name="ce2" office:value-type="string">
            <text:p>Iván Turguenev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Crimen y Castigo </text:p>
          </table:table-cell>
          <table:table-cell office:value-type="string">
            <text:p>“, authors: [“</text:p>
          </table:table-cell>
          <table:table-cell table:style-name="ce2" office:value-type="string">
            <text:p>Fedor M. Dostoievsk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Resurrección </text:p>
          </table:table-cell>
          <table:table-cell office:value-type="string">
            <text:p>“, authors: [“</text:p>
          </table:table-cell>
          <table:table-cell table:style-name="ce2" office:value-type="string">
            <text:p>León Tolstoi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os Artamonov </text:p>
          </table:table-cell>
          <table:table-cell office:value-type="string">
            <text:p>“, authors: [“</text:p>
          </table:table-cell>
          <table:table-cell table:style-name="ce2" office:value-type="string">
            <text:p>Máximo Gorki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Sachka Yegulev </text:p>
          </table:table-cell>
          <table:table-cell office:value-type="string">
            <text:p>“, authors: [“</text:p>
          </table:table-cell>
          <table:table-cell table:style-name="ce2" office:value-type="string">
            <text:p>Leónidas Andreiev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Sujodol </text:p>
          </table:table-cell>
          <table:table-cell office:value-type="string">
            <text:p>“, authors: [“</text:p>
          </table:table-cell>
          <table:table-cell table:style-name="ce2" office:value-type="string">
            <text:p>Iván Buni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El Amor de Juan Ney </text:p>
          </table:table-cell>
          <table:table-cell office:value-type="string">
            <text:p>“, authors: [“</text:p>
          </table:table-cell>
          <table:table-cell table:style-name="ce2" office:value-type="string">
            <text:p>Ilía Ehrenburg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El Don Apacible</text:p>
          </table:table-cell>
          <table:table-cell office:value-type="string">
            <text:p>“, authors: [“</text:p>
          </table:table-cell>
          <table:table-cell table:style-name="ce2" office:value-type="string">
            <text:p>Mihail Cholokov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El Niño de la Bola</text:p>
          </table:table-cell>
          <table:table-cell office:value-type="string">
            <text:p>“, authors: [“</text:p>
          </table:table-cell>
          <table:table-cell table:style-name="ce2" office:value-type="string">
            <text:p>Pedro Antonio de Alarcó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Pedro Sánchez</text:p>
          </table:table-cell>
          <table:table-cell office:value-type="string">
            <text:p>“, authors: [“</text:p>
          </table:table-cell>
          <table:table-cell table:style-name="ce2" office:value-type="string">
            <text:p>José María de Pereda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s Ilusiones del Dr. Faustino </text:p>
          </table:table-cell>
          <table:table-cell office:value-type="string">
            <text:p>“, authors: [“</text:p>
          </table:table-cell>
          <table:table-cell table:style-name="ce2" office:value-type="string">
            <text:p>Juan Valera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Miau </text:p>
          </table:table-cell>
          <table:table-cell office:value-type="string">
            <text:p>“, authors: [“</text:p>
          </table:table-cell>
          <table:table-cell table:style-name="ce2" office:value-type="string">
            <text:p>Benito Perez Galdós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os Majos de Cadiz </text:p>
          </table:table-cell>
          <table:table-cell office:value-type="string">
            <text:p>“, authors: [“</text:p>
          </table:table-cell>
          <table:table-cell table:style-name="ce2" office:value-type="string">
            <text:p>Armando Palacio Valdés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 Sirena Negra </text:p>
          </table:table-cell>
          <table:table-cell office:value-type="string">
            <text:p>“, authors: [“</text:p>
          </table:table-cell>
          <table:table-cell table:style-name="ce2" office:value-type="string">
            <text:p>Emilia Pardo Bazán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s Cerezas del cementerio </text:p>
          </table:table-cell>
          <table:table-cell office:value-type="string">
            <text:p>“, authors: [“</text:p>
          </table:table-cell>
          <table:table-cell table:style-name="ce2" office:value-type="string">
            <text:p>Gabriel Miró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Sonata de Estío </text:p>
          </table:table-cell>
          <table:table-cell office:value-type="string">
            <text:p>“, authors: [“</text:p>
          </table:table-cell>
          <table:table-cell table:style-name="ce2" office:value-type="string">
            <text:p>Ramón del Valle-Inclán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s inquietudes de Shanti Andía </text:p>
          </table:table-cell>
          <table:table-cell office:value-type="string">
            <text:p>“, authors: [“</text:p>
          </table:table-cell>
          <table:table-cell table:style-name="ce2" office:value-type="string">
            <text:p>Pío Baroja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Troteras y danzaderas</text:p>
          </table:table-cell>
          <table:table-cell office:value-type="string">
            <text:p>“, authors: [“</text:p>
          </table:table-cell>
          <table:table-cell table:style-name="ce2" office:value-type="string">
            <text:p>Ramón Perez de Ayal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 Princesa de Clêves </text:p>
          </table:table-cell>
          <table:table-cell office:value-type="string">
            <text:p>“, authors: [“</text:p>
          </table:table-cell>
          <table:table-cell table:style-name="ce2" office:value-type="string">
            <text:p>Madame de la Fayette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Cándido </text:p>
          </table:table-cell>
          <table:table-cell office:value-type="string">
            <text:p>“, authors: [“</text:p>
          </table:table-cell>
          <table:table-cell table:style-name="ce2" office:value-type="string">
            <text:p>Voltaire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Adolfo </text:p>
          </table:table-cell>
          <table:table-cell office:value-type="string">
            <text:p>“, authors: [“</text:p>
          </table:table-cell>
          <table:table-cell table:style-name="ce2" office:value-type="string">
            <text:p>Benjamin Constant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Rojo y Negro </text:p>
          </table:table-cell>
          <table:table-cell office:value-type="string">
            <text:p>“, authors: [“</text:p>
          </table:table-cell>
          <table:table-cell table:style-name="ce2" office:value-type="string">
            <text:p>Stendhal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Eugenia Grandet</text:p>
          </table:table-cell>
          <table:table-cell office:value-type="string">
            <text:p>“, authors: [“</text:p>
          </table:table-cell>
          <table:table-cell table:style-name="ce2" office:value-type="string">
            <text:p>Honorato de Balzac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Carmen </text:p>
          </table:table-cell>
          <table:table-cell office:value-type="string">
            <text:p>“, authors: [“</text:p>
          </table:table-cell>
          <table:table-cell table:style-name="ce2" office:value-type="string">
            <text:p>Prospero Merimée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Silvia </text:p>
          </table:table-cell>
          <table:table-cell office:value-type="string">
            <text:p>“, authors: [“</text:p>
          </table:table-cell>
          <table:table-cell table:style-name="ce2" office:value-type="string">
            <text:p>Gerardo de Nerval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 Señora Bovary </text:p>
          </table:table-cell>
          <table:table-cell office:value-type="string">
            <text:p>“, authors: [“</text:p>
          </table:table-cell>
          <table:table-cell table:style-name="ce2" office:value-type="string">
            <text:p>Gustavo Flaubert 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 Dama de las Camelias</text:p>
          </table:table-cell>
          <table:table-cell office:value-type="string">
            <text:p>“, authors: [“</text:p>
          </table:table-cell>
          <table:table-cell table:style-name="ce2" office:value-type="string">
            <text:p>Alejandro Dumas (hijo)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Bola de Sebo</text:p>
          </table:table-cell>
          <table:table-cell office:value-type="string">
            <text:p>“, authors: [“</text:p>
          </table:table-cell>
          <table:table-cell table:style-name="ce2" office:value-type="string">
            <text:p>Guy de Maupassan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La forja</text:p>
          </table:table-cell>
          <table:table-cell office:value-type="string">
            <text:p>“, authors: [“</text:p>
          </table:table-cell>
          <table:table-cell table:style-name="ce2" office:value-type="string">
            <text:p>Arturo Bare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laya de acero</text:p>
          </table:table-cell>
          <table:table-cell office:value-type="string">
            <text:p>“, authors: [“</text:p>
          </table:table-cell>
          <table:table-cell office:value-type="string">
            <text:p>John Varley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rofeta rojo</text:p>
          </table:table-cell>
          <table:table-cell office:value-type="string">
            <text:p>“, authors: [“</text:p>
          </table:table-cell>
          <table:table-cell office:value-type="string">
            <text:p>Orson Scott Card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Fundación</text:p>
          </table:table-cell>
          <table:table-cell office:value-type="string">
            <text:p>“, authors: [“</text:p>
          </table:table-cell>
          <table:table-cell office:value-type="string">
            <text:p>Isaac Asimov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ompre Jupiter</text:p>
          </table:table-cell>
          <table:table-cell office:value-type="string">
            <text:p>“, authors: [“</text:p>
          </table:table-cell>
          <table:table-cell office:value-type="string">
            <text:p>Isaac Asimov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egunda fundación</text:p>
          </table:table-cell>
          <table:table-cell office:value-type="string">
            <text:p>“, authors: [“</text:p>
          </table:table-cell>
          <table:table-cell office:value-type="string">
            <text:p>Isaac Asimov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Fundación e Imperio</text:p>
          </table:table-cell>
          <table:table-cell office:value-type="string">
            <text:p>“, authors: [“</text:p>
          </table:table-cell>
          <table:table-cell office:value-type="string">
            <text:p>Isaac Asimov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juego de Ender</text:p>
          </table:table-cell>
          <table:table-cell office:value-type="string">
            <text:p>“, authors: [“</text:p>
          </table:table-cell>
          <table:table-cell office:value-type="string">
            <text:p>Orson Scott Card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ama revelada</text:p>
          </table:table-cell>
          <table:table-cell office:value-type="string">
            <text:p>“, authors: [“</text:p>
          </table:table-cell>
          <table:table-cell office:value-type="string">
            <text:p>Arthur Clarke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jardín de Rama</text:p>
          </table:table-cell>
          <table:table-cell office:value-type="string">
            <text:p>“, authors: [“</text:p>
          </table:table-cell>
          <table:table-cell office:value-type="string">
            <text:p>Arthur Clarke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ioses del mundo del río</text:p>
          </table:table-cell>
          <table:table-cell office:value-type="string">
            <text:p>“, authors: [“</text:p>
          </table:table-cell>
          <table:table-cell office:value-type="string">
            <text:p>Philip José Farmer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ebelión en la granja</text:p>
          </table:table-cell>
          <table:table-cell office:value-type="string">
            <text:p>“, authors: [“</text:p>
          </table:table-cell>
          <table:table-cell office:value-type="string">
            <text:p>George Orwell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encia Ficción Antología</text:p>
          </table:table-cell>
          <table:table-cell office:value-type="string">
            <text:p>“, authors: [“</text:p>
          </table:table-cell>
          <table:table-cell office:value-type="string">
            <text:p>Varios autores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egreso a Titan</text:p>
          </table:table-cell>
          <table:table-cell office:value-type="string">
            <text:p>“, authors: [“</text:p>
          </table:table-cell>
          <table:table-cell office:value-type="string">
            <text:p>Arthur Clarke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beriada</text:p>
          </table:table-cell>
          <table:table-cell office:value-type="string">
            <text:p>“, authors: [“</text:p>
          </table:table-cell>
          <table:table-cell office:value-type="string">
            <text:p>Stanislaw Lem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Hijos de Dune</text:p>
          </table:table-cell>
          <table:table-cell office:value-type="string">
            <text:p>“, authors: [“</text:p>
          </table:table-cell>
          <table:table-cell office:value-type="string">
            <text:p>Frank Herbet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fantasma de Manhattan</text:p>
          </table:table-cell>
          <table:table-cell office:value-type="string">
            <text:p>“, authors: [“</text:p>
          </table:table-cell>
          <table:table-cell office:value-type="string">
            <text:p>Frederick Forsyth</text:p>
          </table:table-cell>
          <table:table-cell office:value-type="string">
            <text:p>“], category: “</text:p>
          </table:table-cell>
          <table:table-cell office:value-type="string">
            <text:p>Ciencia-Ficción</text:p>
          </table:table-cell>
          <table:table-cell office:value-type="string">
            <text:p>“, location: “</text:p>
          </table:table-cell>
          <table:table-cell office:value-type="string">
            <text:p>Estudio biblioteca 4ª columna 5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ono obeso</text:p>
          </table:table-cell>
          <table:table-cell office:value-type="string">
            <text:p>“, authors: [“</text:p>
          </table:table-cell>
          <table:table-cell office:value-type="string">
            <text:p>José Enrique Campillo Alvarez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enudas historias de la historia </text:p>
          </table:table-cell>
          <table:table-cell office:value-type="string">
            <text:p>“, authors: [“</text:p>
          </table:table-cell>
          <table:table-cell office:value-type="string">
            <text:p>Nieves Concostin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go 1870-1940, setenta años para crear una ciudad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malos del cuento</text:p>
          </table:table-cell>
          <table:table-cell office:value-type="string">
            <text:p>“, authors: [“</text:p>
          </table:table-cell>
          <table:table-cell office:value-type="string">
            <text:p>Espido Freire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iddharta</text:p>
          </table:table-cell>
          <table:table-cell office:value-type="string">
            <text:p>“, authors: [“</text:p>
          </table:table-cell>
          <table:table-cell office:value-type="string">
            <text:p>Hermann Hesse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oráculo</text:p>
          </table:table-cell>
          <table:table-cell office:value-type="string">
            <text:p>“, authors: [“</text:p>
          </table:table-cell>
          <table:table-cell office:value-type="string">
            <text:p>Valerio Massimo Manfred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Venganza de los Dioses</text:p>
          </table:table-cell>
          <table:table-cell office:value-type="string">
            <text:p>“, authors: [“</text:p>
          </table:table-cell>
          <table:table-cell office:value-type="string">
            <text:p>Christian Ja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ey Lobo</text:p>
          </table:table-cell>
          <table:table-cell office:value-type="string">
            <text:p>“, authors: [“</text:p>
          </table:table-cell>
          <table:table-cell office:value-type="string">
            <text:p>Juan Eslava Galá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póstol número 13</text:p>
          </table:table-cell>
          <table:table-cell office:value-type="string">
            <text:p>“, authors: [“</text:p>
          </table:table-cell>
          <table:table-cell office:value-type="string">
            <text:p>Michel Benoit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biblioteca de los muertos</text:p>
          </table:table-cell>
          <table:table-cell office:value-type="string">
            <text:p>“, authors: [“</text:p>
          </table:table-cell>
          <table:table-cell office:value-type="string">
            <text:p>Gleen Coop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ntre visillos</text:p>
          </table:table-cell>
          <table:table-cell office:value-type="string">
            <text:p>“, authors: [“</text:p>
          </table:table-cell>
          <table:table-cell office:value-type="string">
            <text:p>Carmen Martín Gait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 praia dos afogados</text:p>
          </table:table-cell>
          <table:table-cell office:value-type="string">
            <text:p>“, authors: [“</text:p>
          </table:table-cell>
          <table:table-cell office:value-type="string">
            <text:p>Domingo Villa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 memoria da choiva</text:p>
          </table:table-cell>
          <table:table-cell office:value-type="string">
            <text:p>“, authors: [“</text:p>
          </table:table-cell>
          <table:table-cell office:value-type="string">
            <text:p>Pedro Feijo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s fillos do mar</text:p>
          </table:table-cell>
          <table:table-cell office:value-type="string">
            <text:p>“, authors: [“</text:p>
          </table:table-cell>
          <table:table-cell office:value-type="string">
            <text:p>Pedro Feijo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alinche</text:p>
          </table:table-cell>
          <table:table-cell office:value-type="string">
            <text:p>“, authors: [“</text:p>
          </table:table-cell>
          <table:table-cell office:value-type="string">
            <text:p>Laura Esquive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Yo, Moctezuma</text:p>
          </table:table-cell>
          <table:table-cell office:value-type="string">
            <text:p>“, authors: [“</text:p>
          </table:table-cell>
          <table:table-cell office:value-type="string">
            <text:p>Hugh Thom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s Agostos de Casares</text:p>
          </table:table-cell>
          <table:table-cell office:value-type="string">
            <text:p>“, authors: [“</text:p>
          </table:table-cell>
          <table:table-cell office:value-type="string">
            <text:p>Carlos Casares</text:p>
          </table:table-cell>
          <table:table-cell office:value-type="string">
            <text:p>“], category: “</text:p>
          </table:table-cell>
          <table:table-cell office:value-type="string">
            <text:p>Artículos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Giro</text:p>
          </table:table-cell>
          <table:table-cell office:value-type="string">
            <text:p>“, authors: [“</text:p>
          </table:table-cell>
          <table:table-cell office:value-type="string">
            <text:p>Stephen Greenblatt</text:p>
          </table:table-cell>
          <table:table-cell office:value-type="string">
            <text:p>“], category: “</text:p>
          </table:table-cell>
          <table:table-cell office:value-type="string">
            <text:p>Filosofí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Queixumes dos Pinos</text:p>
          </table:table-cell>
          <table:table-cell office:value-type="string">
            <text:p>“, authors: [“</text:p>
          </table:table-cell>
          <table:table-cell office:value-type="string">
            <text:p>Eduardo Pondal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eneral SS</text:p>
          </table:table-cell>
          <table:table-cell office:value-type="string">
            <text:p>“, authors: [“</text:p>
          </table:table-cell>
          <table:table-cell office:value-type="string">
            <text:p>Sven Hasse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guardián invisible (Trilogía del Baztán)</text:p>
          </table:table-cell>
          <table:table-cell office:value-type="string">
            <text:p>“, authors: [“</text:p>
          </table:table-cell>
          <table:table-cell office:value-type="string">
            <text:p>Dolores Redond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egado en los huesos (Trilogía del Baztán)</text:p>
          </table:table-cell>
          <table:table-cell office:value-type="string">
            <text:p>“, authors: [“</text:p>
          </table:table-cell>
          <table:table-cell office:value-type="string">
            <text:p>Dolores Redond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Ofrenda a la tormenta (Trilogía del Baztán)</text:p>
          </table:table-cell>
          <table:table-cell office:value-type="string">
            <text:p>“, authors: [“</text:p>
          </table:table-cell>
          <table:table-cell office:value-type="string">
            <text:p>Dolores Redond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xí La Emperatriz</text:p>
          </table:table-cell>
          <table:table-cell office:value-type="string">
            <text:p>“, authors: [“</text:p>
          </table:table-cell>
          <table:table-cell office:value-type="string">
            <text:p>Jung Chang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cuatro plumas</text:p>
          </table:table-cell>
          <table:table-cell office:value-type="string">
            <text:p>“, authors: [“</text:p>
          </table:table-cell>
          <table:table-cell office:value-type="string">
            <text:p>A.E.W. Mas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uvas de la ira</text:p>
          </table:table-cell>
          <table:table-cell office:value-type="string">
            <text:p>“, authors: [“</text:p>
          </table:table-cell>
          <table:table-cell office:value-type="string">
            <text:p>John Steinbe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pocalipsis Z. La Ira de los Justos</text:p>
          </table:table-cell>
          <table:table-cell office:value-type="string">
            <text:p>“, authors: [“</text:p>
          </table:table-cell>
          <table:table-cell office:value-type="string">
            <text:p>Manuel Lourei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osotros en la noche</text:p>
          </table:table-cell>
          <table:table-cell office:value-type="string">
            <text:p>“, authors: [“</text:p>
          </table:table-cell>
          <table:table-cell office:value-type="string">
            <text:p>Kent Haruf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O neno que quería xogar co mundo.Carlos Casares</text:p>
          </table:table-cell>
          <table:table-cell office:value-type="string">
            <text:p>“, authors: [“</text:p>
          </table:table-cell>
          <table:table-cell office:value-type="string">
            <text:p>Antón Riveiro Coello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elocotones helados</text:p>
          </table:table-cell>
          <table:table-cell office:value-type="string">
            <text:p>“, authors: [“</text:p>
          </table:table-cell>
          <table:table-cell office:value-type="string">
            <text:p>Espido Freir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anual para mujeres de la limpieza</text:p>
          </table:table-cell>
          <table:table-cell office:value-type="string">
            <text:p>“, authors: [“</text:p>
          </table:table-cell>
          <table:table-cell office:value-type="string">
            <text:p>Lucía Berlí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rubia de ojos negros</text:p>
          </table:table-cell>
          <table:table-cell office:value-type="string">
            <text:p>“, authors: [“</text:p>
          </table:table-cell>
          <table:table-cell office:value-type="string">
            <text:p>Benjamín Bla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a verdad delicada</text:p>
          </table:table-cell>
          <table:table-cell office:value-type="string">
            <text:p>“, authors: [“</text:p>
          </table:table-cell>
          <table:table-cell office:value-type="string">
            <text:p>John Le Carré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juego de Ripper</text:p>
          </table:table-cell>
          <table:table-cell office:value-type="string">
            <text:p>“, authors: [“</text:p>
          </table:table-cell>
          <table:table-cell office:value-type="string">
            <text:p>Isabel Allend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engador</text:p>
          </table:table-cell>
          <table:table-cell office:value-type="string">
            <text:p>“, authors: [“</text:p>
          </table:table-cell>
          <table:table-cell office:value-type="string">
            <text:p>Frederick Forsyth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o confíes en nadie</text:p>
          </table:table-cell>
          <table:table-cell office:value-type="string">
            <text:p>“, authors: [“</text:p>
          </table:table-cell>
          <table:table-cell office:value-type="string">
            <text:p>S.J. Wats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angel perdido</text:p>
          </table:table-cell>
          <table:table-cell office:value-type="string">
            <text:p>“, authors: [“</text:p>
          </table:table-cell>
          <table:table-cell office:value-type="string">
            <text:p>Javier Sierr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ersona</text:p>
          </table:table-cell>
          <table:table-cell office:value-type="string">
            <text:p>“, authors: [“</text:p>
          </table:table-cell>
          <table:table-cell office:value-type="string">
            <text:p>Erik Axl Sund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édico de Córdoba</text:p>
          </table:table-cell>
          <table:table-cell office:value-type="string">
            <text:p>“, authors: [“</text:p>
          </table:table-cell>
          <table:table-cell office:value-type="string">
            <text:p>Herbert le Porri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uatro días de Enero</text:p>
          </table:table-cell>
          <table:table-cell office:value-type="string">
            <text:p>“, authors: [“</text:p>
          </table:table-cell>
          <table:table-cell office:value-type="string">
            <text:p>Jordi Sierra i Fabr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2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il soles espléndidos</text:p>
          </table:table-cell>
          <table:table-cell office:value-type="string">
            <text:p>“, authors: [“</text:p>
          </table:table-cell>
          <table:table-cell office:value-type="string">
            <text:p>Khaled Hossein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ometas en el cielo</text:p>
          </table:table-cell>
          <table:table-cell office:value-type="string">
            <text:p>“, authors: [“</text:p>
          </table:table-cell>
          <table:table-cell office:value-type="string">
            <text:p>Khaled Hossein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hamán</text:p>
          </table:table-cell>
          <table:table-cell office:value-type="string">
            <text:p>“, authors: [“</text:p>
          </table:table-cell>
          <table:table-cell office:value-type="string">
            <text:p>Noah Gord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rabino</text:p>
          </table:table-cell>
          <table:table-cell office:value-type="string">
            <text:p>“, authors: [“</text:p>
          </table:table-cell>
          <table:table-cell office:value-type="string">
            <text:p>Noah Gord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bodega</text:p>
          </table:table-cell>
          <table:table-cell office:value-type="string">
            <text:p>“, authors: [“</text:p>
          </table:table-cell>
          <table:table-cell office:value-type="string">
            <text:p>Noah Gord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médico</text:p>
          </table:table-cell>
          <table:table-cell office:value-type="string">
            <text:p>“, authors: [“</text:p>
          </table:table-cell>
          <table:table-cell office:value-type="string">
            <text:p>Noah Gord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doctora Cole</text:p>
          </table:table-cell>
          <table:table-cell office:value-type="string">
            <text:p>“, authors: [“</text:p>
          </table:table-cell>
          <table:table-cell office:value-type="string">
            <text:p>Noah Gord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inero fácil</text:p>
          </table:table-cell>
          <table:table-cell office:value-type="string">
            <text:p>“, authors: [“</text:p>
          </table:table-cell>
          <table:table-cell office:value-type="string">
            <text:p>Jens Lapidu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amino difícil</text:p>
          </table:table-cell>
          <table:table-cell office:value-type="string">
            <text:p>“, authors: [“</text:p>
          </table:table-cell>
          <table:table-cell office:value-type="string">
            <text:p>Lee Child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a llama misteriosa</text:p>
          </table:table-cell>
          <table:table-cell office:value-type="string">
            <text:p>“, authors: [“</text:p>
          </table:table-cell>
          <table:table-cell office:value-type="string">
            <text:p>Philip Ker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tercera vírgen</text:p>
          </table:table-cell>
          <table:table-cell office:value-type="string">
            <text:p>“, authors: [“</text:p>
          </table:table-cell>
          <table:table-cell office:value-type="string">
            <text:p>Fred Varg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asadizo del deseo</text:p>
          </table:table-cell>
          <table:table-cell office:value-type="string">
            <text:p>“, authors: [“</text:p>
          </table:table-cell>
          <table:table-cell office:value-type="string">
            <text:p>Dominique Sylvai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ystic river</text:p>
          </table:table-cell>
          <table:table-cell office:value-type="string">
            <text:p>“, authors: [“</text:p>
          </table:table-cell>
          <table:table-cell office:value-type="string">
            <text:p>Dennis Lehan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hutter Island</text:p>
          </table:table-cell>
          <table:table-cell office:value-type="string">
            <text:p>“, authors: [“</text:p>
          </table:table-cell>
          <table:table-cell office:value-type="string">
            <text:p>Dennis Lehane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viudas de los jueves</text:p>
          </table:table-cell>
          <table:table-cell office:value-type="string">
            <text:p>“, authors: [“</text:p>
          </table:table-cell>
          <table:table-cell office:value-type="string">
            <text:p>Claudia Piñeiro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Zigzag</text:p>
          </table:table-cell>
          <table:table-cell office:value-type="string">
            <text:p>“, authors: [“</text:p>
          </table:table-cell>
          <table:table-cell office:value-type="string">
            <text:p>José Carlos Somoz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mala mujer</text:p>
          </table:table-cell>
          <table:table-cell office:value-type="string">
            <text:p>“, authors: [“</text:p>
          </table:table-cell>
          <table:table-cell office:value-type="string">
            <text:p>Marc Pasto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muerte de Amalia Sacerdote</text:p>
          </table:table-cell>
          <table:table-cell office:value-type="string">
            <text:p>“, authors: [“</text:p>
          </table:table-cell>
          <table:table-cell office:value-type="string">
            <text:p>Camiller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hica mecánica</text:p>
          </table:table-cell>
          <table:table-cell office:value-type="string">
            <text:p>“, authors: [“</text:p>
          </table:table-cell>
          <table:table-cell office:value-type="string">
            <text:p>Paola Bacigalupi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ruz de Saraís</text:p>
          </table:table-cell>
          <table:table-cell office:value-type="string">
            <text:p>“, authors: [“</text:p>
          </table:table-cell>
          <table:table-cell office:value-type="string">
            <text:p>Jordi Badía, Luisjo Góm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emento mori</text:p>
          </table:table-cell>
          <table:table-cell office:value-type="string">
            <text:p>“, authors: [“</text:p>
          </table:table-cell>
          <table:table-cell office:value-type="string">
            <text:p>César Pérez Gellid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aturaleza casi muerta</text:p>
          </table:table-cell>
          <table:table-cell office:value-type="string">
            <text:p>“, authors: [“</text:p>
          </table:table-cell>
          <table:table-cell office:value-type="string">
            <text:p>Carme Riera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secreto de Chistine</text:p>
          </table:table-cell>
          <table:table-cell office:value-type="string">
            <text:p>“, authors: [“</text:p>
          </table:table-cell>
          <table:table-cell office:value-type="string">
            <text:p>Benjamin Black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huella</text:p>
          </table:table-cell>
          <table:table-cell office:value-type="string">
            <text:p>“, authors: [“</text:p>
          </table:table-cell>
          <table:table-cell office:value-type="string">
            <text:p>Patricia Cornwell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vida imaginaria</text:p>
          </table:table-cell>
          <table:table-cell office:value-type="string">
            <text:p>“, authors: [“</text:p>
          </table:table-cell>
          <table:table-cell office:value-type="string">
            <text:p>Mara Torr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aradero desconocido</text:p>
          </table:table-cell>
          <table:table-cell office:value-type="string">
            <text:p>“, authors: [“</text:p>
          </table:table-cell>
          <table:table-cell office:value-type="string">
            <text:p>Kressmann Taylo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arlos V el césar y el hombe</text:p>
          </table:table-cell>
          <table:table-cell office:value-type="string">
            <text:p>“, authors: [“</text:p>
          </table:table-cell>
          <table:table-cell office:value-type="string">
            <text:p>Manuel Fernández Alvar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tribu del río</text:p>
          </table:table-cell>
          <table:table-cell office:value-type="string">
            <text:p>“, authors: [“</text:p>
          </table:table-cell>
          <table:table-cell office:value-type="string">
            <text:p>W.Michael Gear, Kathleen O'Neal Gea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Neuromante</text:p>
          </table:table-cell>
          <table:table-cell office:value-type="string">
            <text:p>“, authors: [“</text:p>
          </table:table-cell>
          <table:table-cell office:value-type="string">
            <text:p>William Gibs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al de piedras</text:p>
          </table:table-cell>
          <table:table-cell office:value-type="string">
            <text:p>“, authors: [“</text:p>
          </table:table-cell>
          <table:table-cell office:value-type="string">
            <text:p>Milena Agu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a golosina</text:p>
          </table:table-cell>
          <table:table-cell office:value-type="string">
            <text:p>“, authors: [“</text:p>
          </table:table-cell>
          <table:table-cell office:value-type="string">
            <text:p>Muriel Barbery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libros arden mal</text:p>
          </table:table-cell>
          <table:table-cell office:value-type="string">
            <text:p>“, authors: [“</text:p>
          </table:table-cell>
          <table:table-cell office:value-type="string">
            <text:p>Manuel Riva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3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ategoría 7</text:p>
          </table:table-cell>
          <table:table-cell office:value-type="string">
            <text:p>“, authors: [“</text:p>
          </table:table-cell>
          <table:table-cell office:value-type="string">
            <text:p>Bill Evans y Marianna Jameso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aices</text:p>
          </table:table-cell>
          <table:table-cell office:value-type="string">
            <text:p>“, authors: [“</text:p>
          </table:table-cell>
          <table:table-cell office:value-type="string">
            <text:p>Alex Haley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uía del buen ladrón</text:p>
          </table:table-cell>
          <table:table-cell office:value-type="string">
            <text:p>“, authors: [“</text:p>
          </table:table-cell>
          <table:table-cell office:value-type="string">
            <text:p>Chris Ewan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ontrol de transmisión</text:p>
          </table:table-cell>
          <table:table-cell office:value-type="string">
            <text:p>“, authors: [“</text:p>
          </table:table-cell>
          <table:table-cell office:value-type="string">
            <text:p>Chris Moriarty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rodigio de los números</text:p>
          </table:table-cell>
          <table:table-cell office:value-type="string">
            <text:p>“, authors: [“</text:p>
          </table:table-cell>
          <table:table-cell office:value-type="string">
            <text:p>Clifford A. Pickover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síndrome E</text:p>
          </table:table-cell>
          <table:table-cell office:value-type="string">
            <text:p>“, authors: [“</text:p>
          </table:table-cell>
          <table:table-cell office:value-type="string">
            <text:p>Franck Thilli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ataca</text:p>
          </table:table-cell>
          <table:table-cell office:value-type="string">
            <text:p>“, authors: [“</text:p>
          </table:table-cell>
          <table:table-cell office:value-type="string">
            <text:p>Franck Thillie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raición en Lisson Grove</text:p>
          </table:table-cell>
          <table:table-cell office:value-type="string">
            <text:p>“, authors: [“</text:p>
          </table:table-cell>
          <table:table-cell office:value-type="string">
            <text:p>Anne Perry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da y destino</text:p>
          </table:table-cell>
          <table:table-cell office:value-type="string">
            <text:p>“, authors: [“</text:p>
          </table:table-cell>
          <table:table-cell office:value-type="string">
            <text:p>Grossman</text:p>
          </table:table-cell>
          <table:table-cell office:value-type="string">
            <text:p>“], category: “</text:p>
          </table:table-cell>
          <table:table-cell office:value-type="string">
            <text:p>Biografía</text:p>
          </table:table-cell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rboles de Europa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Guía de los árboles de la Península Ibérica y Baleares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Barriga verde</text:p>
          </table:table-cell>
          <table:table-cell office:value-type="string">
            <text:p>“, authors: [“</text:p>
          </table:table-cell>
          <table:table-cell office:value-type="string">
            <text:p>Xaime Iglesias González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Yo protest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dolfo Suarez, el nacimiento de un mit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eality news informe mongolia papel mojado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historia de galicia en 50 lugares</text:p>
          </table:table-cell>
          <table:table-cell office:value-type="string">
            <text:p>“, authors: [“</text:p>
          </table:table-cell>
          <table:table-cell office:value-type="string">
            <text:p>Rafael Quintía Pereir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enderismo rutas para todos, disfruta Galicia</text:p>
          </table:table-cell>
          <table:table-cell office:value-type="string">
            <text:p>“, authors: [“</text:p>
          </table:table-cell>
          <table:table-cell/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¿A qué altura está o ceo?</text:p>
          </table:table-cell>
          <table:table-cell office:value-type="string">
            <text:p>“, authors: [“</text:p>
          </table:table-cell>
          <table:table-cell office:value-type="string">
            <text:p>Jorge Mira</text:p>
          </table:table-cell>
          <table:table-cell office:value-type="string">
            <text:p>“], category: “</text:p>
          </table:table-cell>
          <table:table-cell/>
          <table:table-cell office:value-type="string">
            <text:p>“, location: “</text:p>
          </table:table-cell>
          <table:table-cell office:value-type="string">
            <text:p>Estudio biblioteca 5ª columna 4ª balda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tica y política</text:p>
          </table:table-cell>
          <table:table-cell office:value-type="string">
            <text:p>“, authors: [“</text:p>
          </table:table-cell>
          <table:table-cell office:value-type="string">
            <text:p>José Luis L.Aranguren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Introducción a la economía internacional</text:p>
          </table:table-cell>
          <table:table-cell office:value-type="string">
            <text:p>“, authors: [“</text:p>
          </table:table-cell>
          <table:table-cell office:value-type="string">
            <text:p>Ramón Tamames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anarquía y otros enfrentamientos</text:p>
          </table:table-cell>
          <table:table-cell office:value-type="string">
            <text:p>“, authors: [“</text:p>
          </table:table-cell>
          <table:table-cell office:value-type="string">
            <text:p>Fernando Savater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democracia en América</text:p>
          </table:table-cell>
          <table:table-cell office:value-type="string">
            <text:p>“, authors: [“</text:p>
          </table:table-cell>
          <table:table-cell office:value-type="string">
            <text:p>Alexis de Tocqueville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reglas del método sociológico</text:p>
          </table:table-cell>
          <table:table-cell office:value-type="string">
            <text:p>“, authors: [“</text:p>
          </table:table-cell>
          <table:table-cell office:value-type="string">
            <text:p>Emile Durkheim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ética protestante y el espíritu del capitalismo</text:p>
          </table:table-cell>
          <table:table-cell office:value-type="string">
            <text:p>“, authors: [“</text:p>
          </table:table-cell>
          <table:table-cell office:value-type="string">
            <text:p>Max Weber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ensamiento cautivo</text:p>
          </table:table-cell>
          <table:table-cell office:value-type="string">
            <text:p>“, authors: [“</text:p>
          </table:table-cell>
          <table:table-cell office:value-type="string">
            <text:p>Czeslaw Milosz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Historia y consciencia de clase I</text:p>
          </table:table-cell>
          <table:table-cell office:value-type="string">
            <text:p>“, authors: [“</text:p>
          </table:table-cell>
          <table:table-cell office:value-type="string">
            <text:p>Georg Lukács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Historia y consciencia de clase II</text:p>
          </table:table-cell>
          <table:table-cell office:value-type="string">
            <text:p>“, authors: [“</text:p>
          </table:table-cell>
          <table:table-cell office:value-type="string">
            <text:p>Georg Lukács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nsayo sobre el gobierno civil</text:p>
          </table:table-cell>
          <table:table-cell office:value-type="string">
            <text:p>“, authors: [“</text:p>
          </table:table-cell>
          <table:table-cell office:value-type="string">
            <text:p>John Locke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Sobre la libertad capítulos sobre el socialismo y otros escritos</text:p>
          </table:table-cell>
          <table:table-cell office:value-type="string">
            <text:p>“, authors: [“</text:p>
          </table:table-cell>
          <table:table-cell office:value-type="string">
            <text:p>John Stuart Mill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os derechos del hombre</text:p>
          </table:table-cell>
          <table:table-cell office:value-type="string">
            <text:p>“, authors: [“</text:p>
          </table:table-cell>
          <table:table-cell office:value-type="string">
            <text:p>Thomas Paine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ricipios de economía política y tributación I</text:p>
          </table:table-cell>
          <table:table-cell office:value-type="string">
            <text:p>“, authors: [“</text:p>
          </table:table-cell>
          <table:table-cell office:value-type="string">
            <text:p>David Ricardo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ricipios de economía política y tributación II</text:p>
          </table:table-cell>
          <table:table-cell office:value-type="string">
            <text:p>“, authors: [“</text:p>
          </table:table-cell>
          <table:table-cell office:value-type="string">
            <text:p>David Ricardo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Primer ensayo sobre la población</text:p>
          </table:table-cell>
          <table:table-cell office:value-type="string">
            <text:p>“, authors: [“</text:p>
          </table:table-cell>
          <table:table-cell office:value-type="string">
            <text:p>Thomas R. Malthus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¿Qué es la propiedad?</text:p>
          </table:table-cell>
          <table:table-cell office:value-type="string">
            <text:p>“, authors: [“</text:p>
          </table:table-cell>
          <table:table-cell office:value-type="string">
            <text:p>Pierre Joseph Proudhon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acumulación del capital I</text:p>
          </table:table-cell>
          <table:table-cell office:value-type="string">
            <text:p>“, authors: [“</text:p>
          </table:table-cell>
          <table:table-cell office:value-type="string">
            <text:p>Rosa Luxemburg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acumulación del capital II</text:p>
          </table:table-cell>
          <table:table-cell office:value-type="string">
            <text:p>“, authors: [“</text:p>
          </table:table-cell>
          <table:table-cell office:value-type="string">
            <text:p>Rosa Luxemburg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aje por Icaria I</text:p>
          </table:table-cell>
          <table:table-cell office:value-type="string">
            <text:p>“, authors: [“</text:p>
          </table:table-cell>
          <table:table-cell office:value-type="string">
            <text:p>Etienne Cabet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aje por Icaria I</text:p>
          </table:table-cell>
          <table:table-cell office:value-type="string">
            <text:p>“, authors: [“</text:p>
          </table:table-cell>
          <table:table-cell office:value-type="string">
            <text:p>Etienne Cabet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revolución permanente</text:p>
          </table:table-cell>
          <table:table-cell office:value-type="string">
            <text:p>“, authors: [“</text:p>
          </table:table-cell>
          <table:table-cell office:value-type="string">
            <text:p>Lev Trotsky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atecismo político de los industriales</text:p>
          </table:table-cell>
          <table:table-cell office:value-type="string">
            <text:p>“, authors: [“</text:p>
          </table:table-cell>
          <table:table-cell office:value-type="string">
            <text:p>Saint-Simon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topía</text:p>
          </table:table-cell>
          <table:table-cell office:value-type="string">
            <text:p>“, authors: [“</text:p>
          </table:table-cell>
          <table:table-cell office:value-type="string">
            <text:p>Thomas More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artas persas</text:p>
          </table:table-cell>
          <table:table-cell office:value-type="string">
            <text:p>“, authors: [“</text:p>
          </table:table-cell>
          <table:table-cell office:value-type="string">
            <text:p>Montesquieu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ratdo teológio-político</text:p>
          </table:table-cell>
          <table:table-cell office:value-type="string">
            <text:p>“, authors: [“</text:p>
          </table:table-cell>
          <table:table-cell office:value-type="string">
            <text:p>Baruch Spinoza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iudad de Dios</text:p>
          </table:table-cell>
          <table:table-cell office:value-type="string">
            <text:p>“, authors: [“</text:p>
          </table:table-cell>
          <table:table-cell office:value-type="string">
            <text:p>San Agustín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aventuras de Telémaco</text:p>
          </table:table-cell>
          <table:table-cell office:value-type="string">
            <text:p>“, authors: [“</text:p>
          </table:table-cell>
          <table:table-cell office:value-type="string">
            <text:p>Fénelon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república</text:p>
          </table:table-cell>
          <table:table-cell office:value-type="string">
            <text:p>“, authors: [“</text:p>
          </table:table-cell>
          <table:table-cell office:value-type="string">
            <text:p>Cicerón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i visión del mundo</text:p>
          </table:table-cell>
          <table:table-cell office:value-type="string">
            <text:p>“, authors: [“</text:p>
          </table:table-cell>
          <table:table-cell office:value-type="string">
            <text:p>Albert Einstein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cautividad babilónica de la iglesia</text:p>
          </table:table-cell>
          <table:table-cell office:value-type="string">
            <text:p>“, authors: [“</text:p>
          </table:table-cell>
          <table:table-cell office:value-type="string">
            <text:p>Lutero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libertad del cristiano</text:p>
          </table:table-cell>
          <table:table-cell office:value-type="string">
            <text:p>“, authors: [“</text:p>
          </table:table-cell>
          <table:table-cell office:value-type="string">
            <text:p>Lutero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Exhortación a la paz</text:p>
          </table:table-cell>
          <table:table-cell office:value-type="string">
            <text:p>“, authors: [“</text:p>
          </table:table-cell>
          <table:table-cell office:value-type="string">
            <text:p>Lutero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conomía y sociedad I</text:p>
          </table:table-cell>
          <table:table-cell office:value-type="string">
            <text:p>“, authors: [“</text:p>
          </table:table-cell>
          <table:table-cell office:value-type="string">
            <text:p>Harry G. Johnson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conomía y sociedad II</text:p>
          </table:table-cell>
          <table:table-cell office:value-type="string">
            <text:p>“, authors: [“</text:p>
          </table:table-cell>
          <table:table-cell office:value-type="string">
            <text:p>Harry G. Johnson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nsayos</text:p>
          </table:table-cell>
          <table:table-cell office:value-type="string">
            <text:p>“, authors: [“</text:p>
          </table:table-cell>
          <table:table-cell office:value-type="string">
            <text:p>Francis Bacon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ortesano</text:p>
          </table:table-cell>
          <table:table-cell office:value-type="string">
            <text:p>“, authors: [“</text:p>
          </table:table-cell>
          <table:table-cell office:value-type="string">
            <text:p>Castiglione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¿Defensa armada ó defensa popular no-violenta?</text:p>
          </table:table-cell>
          <table:table-cell office:value-type="string">
            <text:p>“, authors: [“</text:p>
          </table:table-cell>
          <table:table-cell office:value-type="string">
            <text:p>Gandhi, Liddle, Bell, Milani, Ebert y otros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nsayos políticos</text:p>
          </table:table-cell>
          <table:table-cell office:value-type="string">
            <text:p>“, authors: [“</text:p>
          </table:table-cell>
          <table:table-cell office:value-type="string">
            <text:p>David Hume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libro rojo</text:p>
          </table:table-cell>
          <table:table-cell office:value-type="string">
            <text:p>“, authors: [“</text:p>
          </table:table-cell>
          <table:table-cell office:value-type="string">
            <text:p>Mato Tse-Tung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Tratado de la primera invención de las monedas </text:p>
          </table:table-cell>
          <table:table-cell office:value-type="string">
            <text:p>“, authors: [“</text:p>
          </table:table-cell>
          <table:table-cell office:value-type="string">
            <text:p>N. Oresme 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table:style-name="ce2" office:value-type="string">
            <text:p>Tratado de la moneda</text:p>
          </table:table-cell>
          <table:table-cell office:value-type="string">
            <text:p>“, authors: [“</text:p>
          </table:table-cell>
          <table:table-cell table:style-name="ce2" office:value-type="string">
            <text:p>N. Copérnico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xpulsión de la bestia triunfante</text:p>
          </table:table-cell>
          <table:table-cell office:value-type="string">
            <text:p>“, authors: [“</text:p>
          </table:table-cell>
          <table:table-cell office:value-type="string">
            <text:p>Giordano Bruno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príncipe</text:p>
          </table:table-cell>
          <table:table-cell office:value-type="string">
            <text:p>“, authors: [“</text:p>
          </table:table-cell>
          <table:table-cell office:value-type="string">
            <text:p>Maquiavelo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único y su propiedad (primera parte)</text:p>
          </table:table-cell>
          <table:table-cell office:value-type="string">
            <text:p>“, authors: [“</text:p>
          </table:table-cell>
          <table:table-cell office:value-type="string">
            <text:p>Max Stirner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único y su propiedad (segunda parte)</text:p>
          </table:table-cell>
          <table:table-cell office:value-type="string">
            <text:p>“, authors: [“</text:p>
          </table:table-cell>
          <table:table-cell office:value-type="string">
            <text:p>Max Stirner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encia nueva I</text:p>
          </table:table-cell>
          <table:table-cell office:value-type="string">
            <text:p>“, authors: [“</text:p>
          </table:table-cell>
          <table:table-cell office:value-type="string">
            <text:p>Giambattista Vico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Ciencia nueva II</text:p>
          </table:table-cell>
          <table:table-cell office:value-type="string">
            <text:p>“, authors: [“</text:p>
          </table:table-cell>
          <table:table-cell office:value-type="string">
            <text:p>Giambattista Vico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a ciudad flotante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e la tierra a la luna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 capitán de quince años I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Un capitán de quince años II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aje alrededor de la Luna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Chancellor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Aventuras de tres rusos y tres ingleses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triublaciones de un chino en China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isla misteriosa I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einte mil leguas de viaje submarino I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ente mil leguas de viaje submarino II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isla misteriosa II El faro del fin del mundo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vuelta al mundo en ochenta días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os años de vacaciones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obur, el conquistador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iguel Ostrogoff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Viaje al centro de la tierra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esfinge de los hielos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s indias negras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rayo verde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La Jangada</text:p>
          </table:table-cell>
          <table:table-cell office:value-type="string">
            <text:p>“, authors: [“</text:p>
          </table:table-cell>
          <table:table-cell office:value-type="string">
            <text:p>Julio Verne</text:p>
          </table:table-cell>
          <table:table-cell office:value-type="string">
            <text:p>“], category: “</text:p>
          </table:table-cell>
          <table:table-cell office:value-type="string">
            <text:p>Cienca-Ficción</text:p>
          </table:table-cell>
          <table:table-cell office:value-type="string">
            <text:p>“, location: “</text:p>
          </table:table-cell>
          <table:table-cell table:style-name="Default"/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ingenioso hidalgo D. Quijote de la Mancha <text:s text:c="3"/>IV Centenario</text:p>
          </table:table-cell>
          <table:table-cell office:value-type="string">
            <text:p>“, authors: [“</text:p>
          </table:table-cell>
          <table:table-cell office:value-type="string">
            <text:p>Miguel de Cervant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Salón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on Quijote <text:s text:c="2"/>decorado por Doré</text:p>
          </table:table-cell>
          <table:table-cell office:value-type="string">
            <text:p>“, authors: [“</text:p>
          </table:table-cell>
          <table:table-cell office:value-type="string">
            <text:p>Miguel de Cervant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Salón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on Quijote de La Mancha ilustraciones Jose Ramón Sánchez</text:p>
          </table:table-cell>
          <table:table-cell office:value-type="string">
            <text:p>“, authors: [“</text:p>
          </table:table-cell>
          <table:table-cell office:value-type="string">
            <text:p>Miguel de Cervant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Salón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Miguel de Cervantes. La conquista de la ironía</text:p>
          </table:table-cell>
          <table:table-cell office:value-type="string">
            <text:p>“, authors: [“</text:p>
          </table:table-cell>
          <table:table-cell office:value-type="string">
            <text:p>Jordi Gracia</text:p>
          </table:table-cell>
          <table:table-cell office:value-type="string">
            <text:p>“], category: “</text:p>
          </table:table-cell>
          <table:table-cell office:value-type="string">
            <text:p>Biografía</text:p>
          </table:table-cell>
          <table:table-cell office:value-type="string">
            <text:p>“, location: “</text:p>
          </table:table-cell>
          <table:table-cell office:value-type="string">
            <text:p>Salón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omancero Quijano</text:p>
          </table:table-cell>
          <table:table-cell office:value-type="string">
            <text:p>“, authors: [“</text:p>
          </table:table-cell>
          <table:table-cell office:value-type="string">
            <text:p>Mariano Lizcano Ramos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Salón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Romancero Quijano</text:p>
          </table:table-cell>
          <table:table-cell office:value-type="string">
            <text:p>“, authors: [“</text:p>
          </table:table-cell>
          <table:table-cell office:value-type="string">
            <text:p>Mariano Lizcano Ramos</text:p>
          </table:table-cell>
          <table:table-cell office:value-type="string">
            <text:p>“], category: “</text:p>
          </table:table-cell>
          <table:table-cell office:value-type="string">
            <text:p>Poesía</text:p>
          </table:table-cell>
          <table:table-cell office:value-type="string">
            <text:p>“, location: “</text:p>
          </table:table-cell>
          <table:table-cell office:value-type="string">
            <text:p>Salón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Quijote estudio</text:p>
          </table:table-cell>
          <table:table-cell office:value-type="string">
            <text:p>“, authors: [“</text:p>
          </table:table-cell>
          <table:table-cell office:value-type="string">
            <text:p>Jesús Menéndez Peláez</text:p>
          </table:table-cell>
          <table:table-cell office:value-type="string">
            <text:p>“], category: “</text:p>
          </table:table-cell>
          <table:table-cell office:value-type="string">
            <text:p>Ensayo</text:p>
          </table:table-cell>
          <table:table-cell office:value-type="string">
            <text:p>“, location: “</text:p>
          </table:table-cell>
          <table:table-cell office:value-type="string">
            <text:p>Salón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on Quijote de la Mancha I</text:p>
          </table:table-cell>
          <table:table-cell office:value-type="string">
            <text:p>“, authors: [“</text:p>
          </table:table-cell>
          <table:table-cell office:value-type="string">
            <text:p>Miguel de Cervant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Salón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on Quijote de la Mancha II</text:p>
          </table:table-cell>
          <table:table-cell office:value-type="string">
            <text:p>“, authors: [“</text:p>
          </table:table-cell>
          <table:table-cell office:value-type="string">
            <text:p>Miguel de Cervant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Salón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Don Quijote de la Mancha <text:s text:c="2"/>Rae Pérez Reverte</text:p>
          </table:table-cell>
          <table:table-cell office:value-type="string">
            <text:p>“, authors: [“</text:p>
          </table:table-cell>
          <table:table-cell office:value-type="string">
            <text:p>Miguel de Cervantes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Salón</text:p>
          </table:table-cell>
          <table:table-cell office:value-type="string">
            <text:p>“}</text:p>
          </table:table-cell>
          <table:table-cell table:number-columns-repeated="251"/>
        </table:table-row>
        <table:table-row table:style-name="ro1">
          <table:table-cell office:value-type="string">
            <text:p>{title:”</text:p>
          </table:table-cell>
          <table:table-cell office:value-type="string">
            <text:p>El Quijote de Avellaneda</text:p>
          </table:table-cell>
          <table:table-cell office:value-type="string">
            <text:p>“, authors: [“</text:p>
          </table:table-cell>
          <table:table-cell office:value-type="string">
            <text:p>Edición de Agustín del Saz</text:p>
          </table:table-cell>
          <table:table-cell office:value-type="string">
            <text:p>“], category: “</text:p>
          </table:table-cell>
          <table:table-cell office:value-type="string">
            <text:p>Novela</text:p>
          </table:table-cell>
          <table:table-cell office:value-type="string">
            <text:p>“, location: “</text:p>
          </table:table-cell>
          <table:table-cell office:value-type="string">
            <text:p>Salón</text:p>
          </table:table-cell>
          <table:table-cell office:value-type="string">
            <text:p>“}</text:p>
          </table:table-cell>
          <table:table-cell table:number-columns-repeated="251"/>
        </table:table-row>
      </table:table>
      <table:table table:name="script autores" table:style-name="ta2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name</text:p>
          </table:table-cell>
          <table:table-cell/>
          <table:table-cell office:value-type="string">
            <text:p>surname</text:p>
          </table:table-cell>
          <table:table-cell/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.E.W. </text:p>
          </table:table-cell>
          <table:table-cell office:value-type="string">
            <text:p>“, surname:”</text:p>
          </table:table-cell>
          <table:table-cell office:value-type="string">
            <text:p>Mas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gatha </text:p>
          </table:table-cell>
          <table:table-cell office:value-type="string">
            <text:p>“, surname:”</text:p>
          </table:table-cell>
          <table:table-cell office:value-type="string">
            <text:p>Christi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kira </text:p>
          </table:table-cell>
          <table:table-cell office:value-type="string">
            <text:p>“, surname:”</text:p>
          </table:table-cell>
          <table:table-cell office:value-type="string">
            <text:p>Toriyam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ba </text:p>
          </table:table-cell>
          <table:table-cell office:value-type="string">
            <text:p>“, surname:”</text:p>
          </table:table-cell>
          <table:table-cell office:value-type="string">
            <text:p>de Tor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bert </text:p>
          </table:table-cell>
          <table:table-cell office:value-type="string">
            <text:p>“, surname:”</text:p>
          </table:table-cell>
          <table:table-cell office:value-type="string">
            <text:p>Camu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bert </text:p>
          </table:table-cell>
          <table:table-cell office:value-type="string">
            <text:p>“, surname:”</text:p>
          </table:table-cell>
          <table:table-cell office:value-type="string">
            <text:p>Einstei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berto </text:p>
          </table:table-cell>
          <table:table-cell office:value-type="string">
            <text:p>“, surname:”</text:p>
          </table:table-cell>
          <table:table-cell office:value-type="string">
            <text:p>Vazquez-Figuero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dous </text:p>
          </table:table-cell>
          <table:table-cell office:value-type="string">
            <text:p>“, surname:”</text:p>
          </table:table-cell>
          <table:table-cell office:value-type="string">
            <text:p>Huxle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ejandro </text:p>
          </table:table-cell>
          <table:table-cell office:value-type="string">
            <text:p>“, surname:”</text:p>
          </table:table-cell>
          <table:table-cell office:value-type="string">
            <text:p>Dum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ejandro </text:p>
          </table:table-cell>
          <table:table-cell office:value-type="string">
            <text:p>“, surname:”</text:p>
          </table:table-cell>
          <table:table-cell office:value-type="string">
            <text:p>Dumas (hijo)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ejo </text:p>
          </table:table-cell>
          <table:table-cell office:value-type="string">
            <text:p>“, surname:”</text:p>
          </table:table-cell>
          <table:table-cell office:value-type="string">
            <text:p>Carpenti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ex </text:p>
          </table:table-cell>
          <table:table-cell office:value-type="string">
            <text:p>“, surname:”</text:p>
          </table:table-cell>
          <table:table-cell office:value-type="string">
            <text:p>Hale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exandr </text:p>
          </table:table-cell>
          <table:table-cell office:value-type="string">
            <text:p>“, surname:”</text:p>
          </table:table-cell>
          <table:table-cell office:value-type="string">
            <text:p>Soljenitsi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exis </text:p>
          </table:table-cell>
          <table:table-cell office:value-type="string">
            <text:p>“, surname:”</text:p>
          </table:table-cell>
          <table:table-cell office:value-type="string">
            <text:p>de Tocquevill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fonso </text:p>
          </table:table-cell>
          <table:table-cell office:value-type="string">
            <text:p>“, surname:”</text:p>
          </table:table-cell>
          <table:table-cell office:value-type="string">
            <text:p>de Valdé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fonso Daniel</text:p>
          </table:table-cell>
          <table:table-cell office:value-type="string">
            <text:p>“, surname:”</text:p>
          </table:table-cell>
          <table:table-cell office:value-type="string">
            <text:p>Rodríguez Castela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fonso X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fred </text:p>
          </table:table-cell>
          <table:table-cell office:value-type="string">
            <text:p>“, surname:”</text:p>
          </table:table-cell>
          <table:table-cell office:value-type="string">
            <text:p>Jerr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ice </text:p>
          </table:table-cell>
          <table:table-cell office:value-type="string">
            <text:p>“, surname:”</text:p>
          </table:table-cell>
          <table:table-cell office:value-type="string">
            <text:p>Walk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icia </text:p>
          </table:table-cell>
          <table:table-cell office:value-type="string">
            <text:p>“, surname:”</text:p>
          </table:table-cell>
          <table:table-cell office:value-type="string">
            <text:p>Giménez-Bartlet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mudena </text:p>
          </table:table-cell>
          <table:table-cell office:value-type="string">
            <text:p>“, surname:”</text:p>
          </table:table-cell>
          <table:table-cell office:value-type="string">
            <text:p>Grand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varo </text:p>
          </table:table-cell>
          <table:table-cell office:value-type="string">
            <text:p>“, surname:”</text:p>
          </table:table-cell>
          <table:table-cell office:value-type="string">
            <text:p>Cunqueir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varo </text:p>
          </table:table-cell>
          <table:table-cell office:value-type="string">
            <text:p>“, surname:”</text:p>
          </table:table-cell>
          <table:table-cell office:value-type="string">
            <text:p>de la Iglesi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lvaro </text:p>
          </table:table-cell>
          <table:table-cell office:value-type="string">
            <text:p>“, surname:”</text:p>
          </table:table-cell>
          <table:table-cell office:value-type="string">
            <text:p>Pomb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min </text:p>
          </table:table-cell>
          <table:table-cell office:value-type="string">
            <text:p>“, surname:”</text:p>
          </table:table-cell>
          <table:table-cell office:value-type="string">
            <text:p>Maalouf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a </text:p>
          </table:table-cell>
          <table:table-cell office:value-type="string">
            <text:p>“, surname:”</text:p>
          </table:table-cell>
          <table:table-cell office:value-type="string">
            <text:p>Frank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a </text:p>
          </table:table-cell>
          <table:table-cell office:value-type="string">
            <text:p>“, surname:”</text:p>
          </table:table-cell>
          <table:table-cell office:value-type="string">
            <text:p>List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a </text:p>
          </table:table-cell>
          <table:table-cell office:value-type="string">
            <text:p>“, surname:”</text:p>
          </table:table-cell>
          <table:table-cell office:value-type="string">
            <text:p>Mª Matut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drés </text:p>
          </table:table-cell>
          <table:table-cell office:value-type="string">
            <text:p>“, surname:”</text:p>
          </table:table-cell>
          <table:table-cell office:value-type="string">
            <text:p>Sopena Monsel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dréu </text:p>
          </table:table-cell>
          <table:table-cell office:value-type="string">
            <text:p>“, surname:”</text:p>
          </table:table-cell>
          <table:table-cell office:value-type="string">
            <text:p>Martí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gel </text:p>
          </table:table-cell>
          <table:table-cell office:value-type="string">
            <text:p>“, surname:”</text:p>
          </table:table-cell>
          <table:table-cell office:value-type="string">
            <text:p>Ganive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gel </text:p>
          </table:table-cell>
          <table:table-cell office:value-type="string">
            <text:p>“, surname:”</text:p>
          </table:table-cell>
          <table:table-cell office:value-type="string">
            <text:p>Gónzal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gel </text:p>
          </table:table-cell>
          <table:table-cell office:value-type="string">
            <text:p>“, surname:”</text:p>
          </table:table-cell>
          <table:table-cell office:value-type="string">
            <text:p>Horcajada Garrid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Ángel Moises</text:p>
          </table:table-cell>
          <table:table-cell office:value-type="string">
            <text:p>“, surname:”</text:p>
          </table:table-cell>
          <table:table-cell office:value-type="string">
            <text:p>Durá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geles </text:p>
          </table:table-cell>
          <table:table-cell office:value-type="string">
            <text:p>“, surname:”</text:p>
          </table:table-cell>
          <table:table-cell office:value-type="string">
            <text:p>Cas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ne </text:p>
          </table:table-cell>
          <table:table-cell office:value-type="string">
            <text:p>“, surname:”</text:p>
          </table:table-cell>
          <table:table-cell office:value-type="string">
            <text:p>Perr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ónimo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ónimo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ónimo 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selm </text:p>
          </table:table-cell>
          <table:table-cell office:value-type="string">
            <text:p>“, surname:”</text:p>
          </table:table-cell>
          <table:table-cell office:value-type="string">
            <text:p>Turmed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tón </text:p>
          </table:table-cell>
          <table:table-cell office:value-type="string">
            <text:p>“, surname:”</text:p>
          </table:table-cell>
          <table:table-cell office:value-type="string">
            <text:p>Riveiro Coell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tonio </text:p>
          </table:table-cell>
          <table:table-cell office:value-type="string">
            <text:p>“, surname:”</text:p>
          </table:table-cell>
          <table:table-cell office:value-type="string">
            <text:p>Buero Vallej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tonio </text:p>
          </table:table-cell>
          <table:table-cell office:value-type="string">
            <text:p>“, surname:”</text:p>
          </table:table-cell>
          <table:table-cell office:value-type="string">
            <text:p>Burg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tonio </text:p>
          </table:table-cell>
          <table:table-cell office:value-type="string">
            <text:p>“, surname:”</text:p>
          </table:table-cell>
          <table:table-cell office:value-type="string">
            <text:p>Gal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tonio </text:p>
          </table:table-cell>
          <table:table-cell office:value-type="string">
            <text:p>“, surname:”</text:p>
          </table:table-cell>
          <table:table-cell office:value-type="string">
            <text:p>Luc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tonio </text:p>
          </table:table-cell>
          <table:table-cell office:value-type="string">
            <text:p>“, surname:”</text:p>
          </table:table-cell>
          <table:table-cell office:value-type="string">
            <text:p>Machad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tonio </text:p>
          </table:table-cell>
          <table:table-cell office:value-type="string">
            <text:p>“, surname:”</text:p>
          </table:table-cell>
          <table:table-cell office:value-type="string">
            <text:p>Muñoz Molin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tonio </text:p>
          </table:table-cell>
          <table:table-cell office:value-type="string">
            <text:p>“, surname:”</text:p>
          </table:table-cell>
          <table:table-cell office:value-type="string">
            <text:p>Skarmet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ntonio </text:p>
          </table:table-cell>
          <table:table-cell office:value-type="string">
            <text:p>“, surname:”</text:p>
          </table:table-cell>
          <table:table-cell office:value-type="string">
            <text:p>Tabuch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rei </text:p>
          </table:table-cell>
          <table:table-cell office:value-type="string">
            <text:p>“, surname:”</text:p>
          </table:table-cell>
          <table:table-cell office:value-type="string">
            <text:p>Kat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ricpreste </text:p>
          </table:table-cell>
          <table:table-cell office:value-type="string">
            <text:p>“, surname:”</text:p>
          </table:table-cell>
          <table:table-cell office:value-type="string">
            <text:p>de Hit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rmando </text:p>
          </table:table-cell>
          <table:table-cell office:value-type="string">
            <text:p>“, surname:”</text:p>
          </table:table-cell>
          <table:table-cell office:value-type="string">
            <text:p>Palacio Valdés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rthur C.</text:p>
          </table:table-cell>
          <table:table-cell office:value-type="string">
            <text:p>“, surname:”</text:p>
          </table:table-cell>
          <table:table-cell office:value-type="string">
            <text:p>Clark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rthur C.</text:p>
          </table:table-cell>
          <table:table-cell office:value-type="string">
            <text:p>“, surname:”</text:p>
          </table:table-cell>
          <table:table-cell office:value-type="string">
            <text:p>Doyl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rturo </text:p>
          </table:table-cell>
          <table:table-cell office:value-type="string">
            <text:p>“, surname:”</text:p>
          </table:table-cell>
          <table:table-cell office:value-type="string">
            <text:p>Bare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rturo </text:p>
          </table:table-cell>
          <table:table-cell office:value-type="string">
            <text:p>“, surname:”</text:p>
          </table:table-cell>
          <table:table-cell office:value-type="string">
            <text:p>Pérez-Revert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rturo </text:p>
          </table:table-cell>
          <table:table-cell office:value-type="string">
            <text:p>“, surname:”</text:p>
          </table:table-cell>
          <table:table-cell office:value-type="string">
            <text:p>Uslar Pietr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rundhati </text:p>
          </table:table-cell>
          <table:table-cell office:value-type="string">
            <text:p>“, surname:”</text:p>
          </table:table-cell>
          <table:table-cell office:value-type="string">
            <text:p>Ro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ususto </text:p>
          </table:table-cell>
          <table:table-cell office:value-type="string">
            <text:p>“, surname:”</text:p>
          </table:table-cell>
          <table:table-cell office:value-type="string">
            <text:p>Roa Bast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Avery </text:p>
          </table:table-cell>
          <table:table-cell office:value-type="string">
            <text:p>“, surname:”</text:p>
          </table:table-cell>
          <table:table-cell office:value-type="string">
            <text:p>Corma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.J. </text:p>
          </table:table-cell>
          <table:table-cell office:value-type="string">
            <text:p>“, surname:”</text:p>
          </table:table-cell>
          <table:table-cell office:value-type="string">
            <text:p>Feijoó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altasar </text:p>
          </table:table-cell>
          <table:table-cell office:value-type="string">
            <text:p>“, surname:”</text:p>
          </table:table-cell>
          <table:table-cell office:value-type="string">
            <text:p>Graciá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arbara </text:p>
          </table:table-cell>
          <table:table-cell office:value-type="string">
            <text:p>“, surname:”</text:p>
          </table:table-cell>
          <table:table-cell office:value-type="string">
            <text:p>Wood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aruch </text:p>
          </table:table-cell>
          <table:table-cell office:value-type="string">
            <text:p>“, surname:”</text:p>
          </table:table-cell>
          <table:table-cell office:value-type="string">
            <text:p>Spinoz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ela </text:p>
          </table:table-cell>
          <table:table-cell office:value-type="string">
            <text:p>“, surname:”</text:p>
          </table:table-cell>
          <table:table-cell office:value-type="string">
            <text:p>Von Block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ell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en </text:p>
          </table:table-cell>
          <table:table-cell office:value-type="string">
            <text:p>“, surname:”</text:p>
          </table:table-cell>
          <table:table-cell office:value-type="string">
            <text:p>Ames William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enito </text:p>
          </table:table-cell>
          <table:table-cell office:value-type="string">
            <text:p>“, surname:”</text:p>
          </table:table-cell>
          <table:table-cell office:value-type="string">
            <text:p>Pérez Galdó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enjamin </text:p>
          </table:table-cell>
          <table:table-cell office:value-type="string">
            <text:p>“, surname:”</text:p>
          </table:table-cell>
          <table:table-cell office:value-type="string">
            <text:p>Black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enjamin </text:p>
          </table:table-cell>
          <table:table-cell office:value-type="string">
            <text:p>“, surname:”</text:p>
          </table:table-cell>
          <table:table-cell office:value-type="string">
            <text:p>Constant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enjamín </text:p>
          </table:table-cell>
          <table:table-cell office:value-type="string">
            <text:p>“, surname:”</text:p>
          </table:table-cell>
          <table:table-cell office:value-type="string">
            <text:p>Black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ernabé</text:p>
          </table:table-cell>
          <table:table-cell office:value-type="string">
            <text:p>“, surname:”</text:p>
          </table:table-cell>
          <table:table-cell office:value-type="string">
            <text:p>Tiern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ertrand </text:p>
          </table:table-cell>
          <table:table-cell office:value-type="string">
            <text:p>“, surname:”</text:p>
          </table:table-cell>
          <table:table-cell office:value-type="string">
            <text:p>Russel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ill </text:p>
          </table:table-cell>
          <table:table-cell office:value-type="string">
            <text:p>“, surname:”</text:p>
          </table:table-cell>
          <table:table-cell office:value-type="string">
            <text:p>Evan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litzkrieg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oileau-Narcejac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ram </text:p>
          </table:table-cell>
          <table:table-cell office:value-type="string">
            <text:p>“, surname:”</text:p>
          </table:table-cell>
          <table:table-cell office:value-type="string">
            <text:p>Stok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rian </text:p>
          </table:table-cell>
          <table:table-cell office:value-type="string">
            <text:p>“, surname:”</text:p>
          </table:table-cell>
          <table:table-cell office:value-type="string">
            <text:p>Herbe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Brian </text:p>
          </table:table-cell>
          <table:table-cell office:value-type="string">
            <text:p>“, surname:”</text:p>
          </table:table-cell>
          <table:table-cell office:value-type="string">
            <text:p>W.Aldis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lderón </text:p>
          </table:table-cell>
          <table:table-cell office:value-type="string">
            <text:p>“, surname:”</text:p>
          </table:table-cell>
          <table:table-cell office:value-type="string">
            <text:p>de la Barc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milleri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milo José</text:p>
          </table:table-cell>
          <table:table-cell office:value-type="string">
            <text:p>“, surname:”</text:p>
          </table:table-cell>
          <table:table-cell office:value-type="string">
            <text:p>Cel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rl </text:p>
          </table:table-cell>
          <table:table-cell office:value-type="string">
            <text:p>“, surname:”</text:p>
          </table:table-cell>
          <table:table-cell office:value-type="string">
            <text:p>Saga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rlos </text:p>
          </table:table-cell>
          <table:table-cell office:value-type="string">
            <text:p>“, surname:”</text:p>
          </table:table-cell>
          <table:table-cell office:value-type="string">
            <text:p>Casar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rlos </text:p>
          </table:table-cell>
          <table:table-cell office:value-type="string">
            <text:p>“, surname:”</text:p>
          </table:table-cell>
          <table:table-cell office:value-type="string">
            <text:p>García Gua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rlos </text:p>
          </table:table-cell>
          <table:table-cell office:value-type="string">
            <text:p>“, surname:”</text:p>
          </table:table-cell>
          <table:table-cell office:value-type="string">
            <text:p>Ruiz Zafó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rme </text:p>
          </table:table-cell>
          <table:table-cell office:value-type="string">
            <text:p>“, surname:”</text:p>
          </table:table-cell>
          <table:table-cell office:value-type="string">
            <text:p>Rier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rmen </text:p>
          </table:table-cell>
          <table:table-cell office:value-type="string">
            <text:p>“, surname:”</text:p>
          </table:table-cell>
          <table:table-cell office:value-type="string">
            <text:p>Alborch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rmen </text:p>
          </table:table-cell>
          <table:table-cell office:value-type="string">
            <text:p>“, surname:”</text:p>
          </table:table-cell>
          <table:table-cell office:value-type="string">
            <text:p>Blanc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rmen </text:p>
          </table:table-cell>
          <table:table-cell office:value-type="string">
            <text:p>“, surname:”</text:p>
          </table:table-cell>
          <table:table-cell office:value-type="string">
            <text:p>Martín Gait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rmen </text:p>
          </table:table-cell>
          <table:table-cell office:value-type="string">
            <text:p>“, surname:”</text:p>
          </table:table-cell>
          <table:table-cell office:value-type="string">
            <text:p>Posad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rmen </text:p>
          </table:table-cell>
          <table:table-cell office:value-type="string">
            <text:p>“, surname:”</text:p>
          </table:table-cell>
          <table:table-cell office:value-type="string">
            <text:p>Rigal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rmen </text:p>
          </table:table-cell>
          <table:table-cell office:value-type="string">
            <text:p>“, surname:”</text:p>
          </table:table-cell>
          <table:table-cell office:value-type="string">
            <text:p>Salgado Romera (Mara)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rroll </text:p>
          </table:table-cell>
          <table:table-cell office:value-type="string">
            <text:p>“, surname:”</text:p>
          </table:table-cell>
          <table:table-cell office:value-type="string">
            <text:p>Lewi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astiglione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ésar </text:p>
          </table:table-cell>
          <table:table-cell office:value-type="string">
            <text:p>“, surname:”</text:p>
          </table:table-cell>
          <table:table-cell office:value-type="string">
            <text:p>Pérez Gellid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harles </text:p>
          </table:table-cell>
          <table:table-cell office:value-type="string">
            <text:p>“, surname:”</text:p>
          </table:table-cell>
          <table:table-cell office:value-type="string">
            <text:p>Berlit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harles </text:p>
          </table:table-cell>
          <table:table-cell office:value-type="string">
            <text:p>“, surname:”</text:p>
          </table:table-cell>
          <table:table-cell office:value-type="string">
            <text:p>C. Harris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harles </text:p>
          </table:table-cell>
          <table:table-cell office:value-type="string">
            <text:p>“, surname:”</text:p>
          </table:table-cell>
          <table:table-cell office:value-type="string">
            <text:p>Dicken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harles </text:p>
          </table:table-cell>
          <table:table-cell office:value-type="string">
            <text:p>“, surname:”</text:p>
          </table:table-cell>
          <table:table-cell office:value-type="string">
            <text:p>Frankli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hris </text:p>
          </table:table-cell>
          <table:table-cell office:value-type="string">
            <text:p>“, surname:”</text:p>
          </table:table-cell>
          <table:table-cell office:value-type="string">
            <text:p>Ewa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hris </text:p>
          </table:table-cell>
          <table:table-cell office:value-type="string">
            <text:p>“, surname:”</text:p>
          </table:table-cell>
          <table:table-cell office:value-type="string">
            <text:p>Moriart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hristian </text:p>
          </table:table-cell>
          <table:table-cell office:value-type="string">
            <text:p>“, surname:”</text:p>
          </table:table-cell>
          <table:table-cell office:value-type="string">
            <text:p>Jack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hristian </text:p>
          </table:table-cell>
          <table:table-cell office:value-type="string">
            <text:p>“, surname:”</text:p>
          </table:table-cell>
          <table:table-cell office:value-type="string">
            <text:p>Jacq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hristman 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hus </text:p>
          </table:table-cell>
          <table:table-cell office:value-type="string">
            <text:p>“, surname:”</text:p>
          </table:table-cell>
          <table:table-cell office:value-type="string">
            <text:p>Lag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icerón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laudia </text:p>
          </table:table-cell>
          <table:table-cell office:value-type="string">
            <text:p>“, surname:”</text:p>
          </table:table-cell>
          <table:table-cell office:value-type="string">
            <text:p>Piñeir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lifford </text:p>
          </table:table-cell>
          <table:table-cell office:value-type="string">
            <text:p>“, surname:”</text:p>
          </table:table-cell>
          <table:table-cell office:value-type="string">
            <text:p>A. Pickov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olin </text:p>
          </table:table-cell>
          <table:table-cell office:value-type="string">
            <text:p>“, surname:”</text:p>
          </table:table-cell>
          <table:table-cell office:value-type="string">
            <text:p>Greenland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onceptión </text:p>
          </table:table-cell>
          <table:table-cell office:value-type="string">
            <text:p>“, surname:”</text:p>
          </table:table-cell>
          <table:table-cell office:value-type="string">
            <text:p>Fernánd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oncha </text:p>
          </table:table-cell>
          <table:table-cell office:value-type="string">
            <text:p>“, surname:”</text:p>
          </table:table-cell>
          <table:table-cell office:value-type="string">
            <text:p>Aló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ormac </text:p>
          </table:table-cell>
          <table:table-cell office:value-type="string">
            <text:p>“, surname:”</text:p>
          </table:table-cell>
          <table:table-cell office:value-type="string">
            <text:p>Mccarth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Czeslaw </text:p>
          </table:table-cell>
          <table:table-cell office:value-type="string">
            <text:p>“, surname:”</text:p>
          </table:table-cell>
          <table:table-cell office:value-type="string">
            <text:p>Milos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an </text:p>
          </table:table-cell>
          <table:table-cell office:value-type="string">
            <text:p>“, surname:”</text:p>
          </table:table-cell>
          <table:table-cell office:value-type="string">
            <text:p>Brow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aniel </text:p>
          </table:table-cell>
          <table:table-cell office:value-type="string">
            <text:p>“, surname:”</text:p>
          </table:table-cell>
          <table:table-cell office:value-type="string">
            <text:p>Defoe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aniel </text:p>
          </table:table-cell>
          <table:table-cell office:value-type="string">
            <text:p>“, surname:”</text:p>
          </table:table-cell>
          <table:table-cell office:value-type="string">
            <text:p>Mas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anielle </text:p>
          </table:table-cell>
          <table:table-cell office:value-type="string">
            <text:p>“, surname:”</text:p>
          </table:table-cell>
          <table:table-cell office:value-type="string">
            <text:p>Stee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ante 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arío Xohán</text:p>
          </table:table-cell>
          <table:table-cell office:value-type="string">
            <text:p>“, surname:”</text:p>
          </table:table-cell>
          <table:table-cell office:value-type="string">
            <text:p>Caban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arwin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avid </text:p>
          </table:table-cell>
          <table:table-cell office:value-type="string">
            <text:p>“, surname:”</text:p>
          </table:table-cell>
          <table:table-cell office:value-type="string">
            <text:p>Bri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avid </text:p>
          </table:table-cell>
          <table:table-cell office:value-type="string">
            <text:p>“, surname:”</text:p>
          </table:table-cell>
          <table:table-cell office:value-type="string">
            <text:p>Hum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avid </text:p>
          </table:table-cell>
          <table:table-cell office:value-type="string">
            <text:p>“, surname:”</text:p>
          </table:table-cell>
          <table:table-cell office:value-type="string">
            <text:p>Ricard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ennis </text:p>
          </table:table-cell>
          <table:table-cell office:value-type="string">
            <text:p>“, surname:”</text:p>
          </table:table-cell>
          <table:table-cell office:value-type="string">
            <text:p>Lehan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esmond </text:p>
          </table:table-cell>
          <table:table-cell office:value-type="string">
            <text:p>“, surname:”</text:p>
          </table:table-cell>
          <table:table-cell office:value-type="string">
            <text:p>Morri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ick </text:p>
          </table:table-cell>
          <table:table-cell office:value-type="string">
            <text:p>“, surname:”</text:p>
          </table:table-cell>
          <table:table-cell office:value-type="string">
            <text:p>Haskin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iego </text:p>
          </table:table-cell>
          <table:table-cell office:value-type="string">
            <text:p>“, surname:”</text:p>
          </table:table-cell>
          <table:table-cell office:value-type="string">
            <text:p>Galá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imas </text:p>
          </table:table-cell>
          <table:table-cell office:value-type="string">
            <text:p>“, surname:”</text:p>
          </table:table-cell>
          <table:table-cell office:value-type="string">
            <text:p>Perez Ramir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olores </text:p>
          </table:table-cell>
          <table:table-cell office:value-type="string">
            <text:p>“, surname:”</text:p>
          </table:table-cell>
          <table:table-cell office:value-type="string">
            <text:p>Redond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omingo </text:p>
          </table:table-cell>
          <table:table-cell office:value-type="string">
            <text:p>“, surname:”</text:p>
          </table:table-cell>
          <table:table-cell office:value-type="string">
            <text:p>Villa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ominique </text:p>
          </table:table-cell>
          <table:table-cell office:value-type="string">
            <text:p>“, surname:”</text:p>
          </table:table-cell>
          <table:table-cell office:value-type="string">
            <text:p>Lapierr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ominique </text:p>
          </table:table-cell>
          <table:table-cell office:value-type="string">
            <text:p>“, surname:”</text:p>
          </table:table-cell>
          <table:table-cell office:value-type="string">
            <text:p>Sylvai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on </text:p>
          </table:table-cell>
          <table:table-cell office:value-type="string">
            <text:p>“, surname:”</text:p>
          </table:table-cell>
          <table:table-cell office:value-type="string">
            <text:p>Juan Manue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oris </text:p>
          </table:table-cell>
          <table:table-cell office:value-type="string">
            <text:p>“, surname:”</text:p>
          </table:table-cell>
          <table:table-cell office:value-type="string">
            <text:p>Lessing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ulce </text:p>
          </table:table-cell>
          <table:table-cell office:value-type="string">
            <text:p>“, surname:”</text:p>
          </table:table-cell>
          <table:table-cell office:value-type="string">
            <text:p>Chacó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Duque </text:p>
          </table:table-cell>
          <table:table-cell office:value-type="string">
            <text:p>“, surname:”</text:p>
          </table:table-cell>
          <table:table-cell office:value-type="string">
            <text:p>de Riv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. </text:p>
          </table:table-cell>
          <table:table-cell office:value-type="string">
            <text:p>“, surname:”</text:p>
          </table:table-cell>
          <table:table-cell office:value-type="string">
            <text:p>Fromm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.G. </text:p>
          </table:table-cell>
          <table:table-cell office:value-type="string">
            <text:p>“, surname:”</text:p>
          </table:table-cell>
          <table:table-cell office:value-type="string">
            <text:p>Perrault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bert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dición de Agustín del Saz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duardo</text:p>
          </table:table-cell>
          <table:table-cell office:value-type="string">
            <text:p>“, surname:”</text:p>
          </table:table-cell>
          <table:table-cell office:value-type="string">
            <text:p>Blanco-Amo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duardo </text:p>
          </table:table-cell>
          <table:table-cell office:value-type="string">
            <text:p>“, surname:”</text:p>
          </table:table-cell>
          <table:table-cell office:value-type="string">
            <text:p>Mendoz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duardo </text:p>
          </table:table-cell>
          <table:table-cell office:value-type="string">
            <text:p>“, surname:”</text:p>
          </table:table-cell>
          <table:table-cell office:value-type="string">
            <text:p>Ponda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dward </text:p>
          </table:table-cell>
          <table:table-cell office:value-type="string">
            <text:p>“, surname:”</text:p>
          </table:table-cell>
          <table:table-cell office:value-type="string">
            <text:p>Conz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lizabeth 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llen </text:p>
          </table:table-cell>
          <table:table-cell office:value-type="string">
            <text:p>“, surname:”</text:p>
          </table:table-cell>
          <table:table-cell office:value-type="string">
            <text:p>Sue Ster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llery </text:p>
          </table:table-cell>
          <table:table-cell office:value-type="string">
            <text:p>“, surname:”</text:p>
          </table:table-cell>
          <table:table-cell office:value-type="string">
            <text:p>Quee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lvira </text:p>
          </table:table-cell>
          <table:table-cell office:value-type="string">
            <text:p>“, surname:”</text:p>
          </table:table-cell>
          <table:table-cell office:value-type="string">
            <text:p>Lind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mile </text:p>
          </table:table-cell>
          <table:table-cell office:value-type="string">
            <text:p>“, surname:”</text:p>
          </table:table-cell>
          <table:table-cell office:value-type="string">
            <text:p>Durkheim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milia </text:p>
          </table:table-cell>
          <table:table-cell office:value-type="string">
            <text:p>“, surname:”</text:p>
          </table:table-cell>
          <table:table-cell office:value-type="string">
            <text:p>Pardo Bazá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milia </text:p>
          </table:table-cell>
          <table:table-cell office:value-type="string">
            <text:p>“, surname:”</text:p>
          </table:table-cell>
          <table:table-cell office:value-type="string">
            <text:p>Pardo Bazán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mily </text:p>
          </table:table-cell>
          <table:table-cell office:value-type="string">
            <text:p>“, surname:”</text:p>
          </table:table-cell>
          <table:table-cell office:value-type="string">
            <text:p>Bronte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nrique </text:p>
          </table:table-cell>
          <table:table-cell office:value-type="string">
            <text:p>“, surname:”</text:p>
          </table:table-cell>
          <table:table-cell office:value-type="string">
            <text:p>Jardiel Poncel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nrique </text:p>
          </table:table-cell>
          <table:table-cell office:value-type="string">
            <text:p>“, surname:”</text:p>
          </table:table-cell>
          <table:table-cell office:value-type="string">
            <text:p>Tierno Galvá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ric </text:p>
          </table:table-cell>
          <table:table-cell office:value-type="string">
            <text:p>“, surname:”</text:p>
          </table:table-cell>
          <table:table-cell office:value-type="string">
            <text:p>Van Lustbad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rich </text:p>
          </table:table-cell>
          <table:table-cell office:value-type="string">
            <text:p>“, surname:”</text:p>
          </table:table-cell>
          <table:table-cell office:value-type="string">
            <text:p>Fromm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rich </text:p>
          </table:table-cell>
          <table:table-cell office:value-type="string">
            <text:p>“, surname:”</text:p>
          </table:table-cell>
          <table:table-cell office:value-type="string">
            <text:p>María Remarqu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rik </text:p>
          </table:table-cell>
          <table:table-cell office:value-type="string">
            <text:p>“, surname:”</text:p>
          </table:table-cell>
          <table:table-cell office:value-type="string">
            <text:p>Axl Sund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rnest </text:p>
          </table:table-cell>
          <table:table-cell office:value-type="string">
            <text:p>“, surname:”</text:p>
          </table:table-cell>
          <table:table-cell office:value-type="string">
            <text:p>Hemingwa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rnesto </text:p>
          </table:table-cell>
          <table:table-cell office:value-type="string">
            <text:p>“, surname:”</text:p>
          </table:table-cell>
          <table:table-cell office:value-type="string">
            <text:p>Sábat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scolma das letras galegas</text:p>
          </table:table-cell>
          <table:table-cell office:value-type="string">
            <text:p>“, surname:”</text:p>
          </table:table-cell>
          <table:table-cell office:value-type="string">
            <text:p>das letras galeg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spido </text:p>
          </table:table-cell>
          <table:table-cell office:value-type="string">
            <text:p>“, surname:”</text:p>
          </table:table-cell>
          <table:table-cell office:value-type="string">
            <text:p>Freir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sther </text:p>
          </table:table-cell>
          <table:table-cell office:value-type="string">
            <text:p>“, surname:”</text:p>
          </table:table-cell>
          <table:table-cell office:value-type="string">
            <text:p>Vila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tienne </text:p>
          </table:table-cell>
          <table:table-cell office:value-type="string">
            <text:p>“, surname:”</text:p>
          </table:table-cell>
          <table:table-cell office:value-type="string">
            <text:p>Cabe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udardo </text:p>
          </table:table-cell>
          <table:table-cell office:value-type="string">
            <text:p>“, surname:”</text:p>
          </table:table-cell>
          <table:table-cell office:value-type="string">
            <text:p>Fernandez y otr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ugen </text:p>
          </table:table-cell>
          <table:table-cell office:value-type="string">
            <text:p>“, surname:”</text:p>
          </table:table-cell>
          <table:table-cell office:value-type="string">
            <text:p>Drewerman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.</text:p>
          </table:table-cell>
          <table:table-cell office:value-type="string">
            <text:p>“, surname:”</text:p>
          </table:table-cell>
          <table:table-cell office:value-type="string">
            <text:p>Fernández del Rieg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. </text:p>
          </table:table-cell>
          <table:table-cell office:value-type="string">
            <text:p>“, surname:”</text:p>
          </table:table-cell>
          <table:table-cell office:value-type="string">
            <text:p>Engel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annie </text:p>
          </table:table-cell>
          <table:table-cell office:value-type="string">
            <text:p>“, surname:”</text:p>
          </table:table-cell>
          <table:table-cell office:value-type="string">
            <text:p>Flagg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any </text:p>
          </table:table-cell>
          <table:table-cell office:value-type="string">
            <text:p>“, surname:”</text:p>
          </table:table-cell>
          <table:table-cell office:value-type="string">
            <text:p>Rubi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derico </text:p>
          </table:table-cell>
          <table:table-cell office:value-type="string">
            <text:p>“, surname:”</text:p>
          </table:table-cell>
          <table:table-cell office:value-type="string">
            <text:p>García Lorc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dor </text:p>
          </table:table-cell>
          <table:table-cell office:value-type="string">
            <text:p>“, surname:”</text:p>
          </table:table-cell>
          <table:table-cell office:value-type="string">
            <text:p>M. Dostoievsk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lix</text:p>
          </table:table-cell>
          <table:table-cell office:value-type="string">
            <text:p>“, surname:”</text:p>
          </table:table-cell>
          <table:table-cell office:value-type="string">
            <text:p>Pedrer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énelon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rnando </text:p>
          </table:table-cell>
          <table:table-cell office:value-type="string">
            <text:p>“, surname:”</text:p>
          </table:table-cell>
          <table:table-cell office:value-type="string">
            <text:p>de Roj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rnando </text:p>
          </table:table-cell>
          <table:table-cell office:value-type="string">
            <text:p>“, surname:”</text:p>
          </table:table-cell>
          <table:table-cell office:value-type="string">
            <text:p>Delgad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rnando </text:p>
          </table:table-cell>
          <table:table-cell office:value-type="string">
            <text:p>“, surname:”</text:p>
          </table:table-cell>
          <table:table-cell office:value-type="string">
            <text:p>Diaz-Plaj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rnando </text:p>
          </table:table-cell>
          <table:table-cell office:value-type="string">
            <text:p>“, surname:”</text:p>
          </table:table-cell>
          <table:table-cell office:value-type="string">
            <text:p>G.Delgad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rnando </text:p>
          </table:table-cell>
          <table:table-cell office:value-type="string">
            <text:p>“, surname:”</text:p>
          </table:table-cell>
          <table:table-cell office:value-type="string">
            <text:p>Lázaro Carret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rnando </text:p>
          </table:table-cell>
          <table:table-cell office:value-type="string">
            <text:p>“, surname:”</text:p>
          </table:table-cell>
          <table:table-cell office:value-type="string">
            <text:p>León de Arano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rnando </text:p>
          </table:table-cell>
          <table:table-cell office:value-type="string">
            <text:p>“, surname:”</text:p>
          </table:table-cell>
          <table:table-cell office:value-type="string">
            <text:p>Pesso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rnando </text:p>
          </table:table-cell>
          <table:table-cell office:value-type="string">
            <text:p>“, surname:”</text:p>
          </table:table-cell>
          <table:table-cell office:value-type="string">
            <text:p>Sánchez Dragó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rnando </text:p>
          </table:table-cell>
          <table:table-cell office:value-type="string">
            <text:p>“, surname:”</text:p>
          </table:table-cell>
          <table:table-cell office:value-type="string">
            <text:p>Savat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rnando </text:p>
          </table:table-cell>
          <table:table-cell office:value-type="string">
            <text:p>“, surname:”</text:p>
          </table:table-cell>
          <table:table-cell office:value-type="string">
            <text:p>Schwart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ernando </text:p>
          </table:table-cell>
          <table:table-cell office:value-type="string">
            <text:p>“, surname:”</text:p>
          </table:table-cell>
          <table:table-cell office:value-type="string">
            <text:p>Vizcaino Cas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ancis </text:p>
          </table:table-cell>
          <table:table-cell office:value-type="string">
            <text:p>“, surname:”</text:p>
          </table:table-cell>
          <table:table-cell office:value-type="string">
            <text:p>Bac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ancisco</text:p>
          </table:table-cell>
          <table:table-cell office:value-type="string">
            <text:p>“, surname:”</text:p>
          </table:table-cell>
          <table:table-cell office:value-type="string">
            <text:p>de Queved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ancisco </text:p>
          </table:table-cell>
          <table:table-cell office:value-type="string">
            <text:p>“, surname:”</text:p>
          </table:table-cell>
          <table:table-cell office:value-type="string">
            <text:p>Ayal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ancisco </text:p>
          </table:table-cell>
          <table:table-cell office:value-type="string">
            <text:p>“, surname:”</text:p>
          </table:table-cell>
          <table:table-cell office:value-type="string">
            <text:p>Delicad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ancisco </text:p>
          </table:table-cell>
          <table:table-cell office:value-type="string">
            <text:p>“, surname:”</text:p>
          </table:table-cell>
          <table:table-cell office:value-type="string">
            <text:p>Umbra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ancisco </text:p>
          </table:table-cell>
          <table:table-cell office:value-type="string">
            <text:p>“, surname:”</text:p>
          </table:table-cell>
          <table:table-cell office:value-type="string">
            <text:p>Villaespes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anck </text:p>
          </table:table-cell>
          <table:table-cell office:value-type="string">
            <text:p>“, surname:”</text:p>
          </table:table-cell>
          <table:table-cell office:value-type="string">
            <text:p>Thilli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ank </text:p>
          </table:table-cell>
          <table:table-cell office:value-type="string">
            <text:p>“, surname:”</text:p>
          </table:table-cell>
          <table:table-cell office:value-type="string">
            <text:p>Herbe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ank </text:p>
          </table:table-cell>
          <table:table-cell office:value-type="string">
            <text:p>“, surname:”</text:p>
          </table:table-cell>
          <table:table-cell office:value-type="string">
            <text:p>McCour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ank </text:p>
          </table:table-cell>
          <table:table-cell office:value-type="string">
            <text:p>“, surname:”</text:p>
          </table:table-cell>
          <table:table-cell office:value-type="string">
            <text:p>Yerb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ay </text:p>
          </table:table-cell>
          <table:table-cell office:value-type="string">
            <text:p>“, surname:”</text:p>
          </table:table-cell>
          <table:table-cell office:value-type="string">
            <text:p>Luis de Leó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ed </text:p>
          </table:table-cell>
          <table:table-cell office:value-type="string">
            <text:p>“, surname:”</text:p>
          </table:table-cell>
          <table:table-cell office:value-type="string">
            <text:p>Varg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ederick </text:p>
          </table:table-cell>
          <table:table-cell office:value-type="string">
            <text:p>“, surname:”</text:p>
          </table:table-cell>
          <table:table-cell office:value-type="string">
            <text:p>Forsyth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iedrich </text:p>
          </table:table-cell>
          <table:table-cell office:value-type="string">
            <text:p>“, surname:”</text:p>
          </table:table-cell>
          <table:table-cell office:value-type="string">
            <text:p>Dürrenmat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Friedrich </text:p>
          </table:table-cell>
          <table:table-cell office:value-type="string">
            <text:p>“, surname:”</text:p>
          </table:table-cell>
          <table:table-cell office:value-type="string">
            <text:p>Nietzsch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abriel </text:p>
          </table:table-cell>
          <table:table-cell office:value-type="string">
            <text:p>“, surname:”</text:p>
          </table:table-cell>
          <table:table-cell office:value-type="string">
            <text:p>García Marqu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abriel </text:p>
          </table:table-cell>
          <table:table-cell office:value-type="string">
            <text:p>“, surname:”</text:p>
          </table:table-cell>
          <table:table-cell office:value-type="string">
            <text:p>García Márqu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abriel </text:p>
          </table:table-cell>
          <table:table-cell office:value-type="string">
            <text:p>“, surname:”</text:p>
          </table:table-cell>
          <table:table-cell office:value-type="string">
            <text:p>Miró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abril </text:p>
          </table:table-cell>
          <table:table-cell office:value-type="string">
            <text:p>“, surname:”</text:p>
          </table:table-cell>
          <table:table-cell office:value-type="string">
            <text:p>García Marqu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andhi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ao </text:p>
          </table:table-cell>
          <table:table-cell office:value-type="string">
            <text:p>“, surname:”</text:p>
          </table:table-cell>
          <table:table-cell office:value-type="string">
            <text:p>Xingjia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arcilaso </text:p>
          </table:table-cell>
          <table:table-cell office:value-type="string">
            <text:p>“, surname:”</text:p>
          </table:table-cell>
          <table:table-cell office:value-type="string">
            <text:p>de la Veg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eorg </text:p>
          </table:table-cell>
          <table:table-cell office:value-type="string">
            <text:p>“, surname:”</text:p>
          </table:table-cell>
          <table:table-cell office:value-type="string">
            <text:p>Lukác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eorge</text:p>
          </table:table-cell>
          <table:table-cell office:value-type="string">
            <text:p>“, surname:”</text:p>
          </table:table-cell>
          <table:table-cell office:value-type="string">
            <text:p>Simen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eorge </text:p>
          </table:table-cell>
          <table:table-cell office:value-type="string">
            <text:p>“, surname:”</text:p>
          </table:table-cell>
          <table:table-cell office:value-type="string">
            <text:p>Gamow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eorge </text:p>
          </table:table-cell>
          <table:table-cell office:value-type="string">
            <text:p>“, surname:”</text:p>
          </table:table-cell>
          <table:table-cell office:value-type="string">
            <text:p>Orwel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eorge </text:p>
          </table:table-cell>
          <table:table-cell office:value-type="string">
            <text:p>“, surname:”</text:p>
          </table:table-cell>
          <table:table-cell office:value-type="string">
            <text:p>R.R. Marti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eorge </text:p>
          </table:table-cell>
          <table:table-cell office:value-type="string">
            <text:p>“, surname:”</text:p>
          </table:table-cell>
          <table:table-cell office:value-type="string">
            <text:p>Simen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erard </text:p>
          </table:table-cell>
          <table:table-cell office:value-type="string">
            <text:p>“, surname:”</text:p>
          </table:table-cell>
          <table:table-cell office:value-type="string">
            <text:p>G.Jampolsk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erardo </text:p>
          </table:table-cell>
          <table:table-cell office:value-type="string">
            <text:p>“, surname:”</text:p>
          </table:table-cell>
          <table:table-cell office:value-type="string">
            <text:p>de Nerval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erhard </text:p>
          </table:table-cell>
          <table:table-cell office:value-type="string">
            <text:p>“, surname:”</text:p>
          </table:table-cell>
          <table:table-cell office:value-type="string">
            <text:p>Jägu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iambattista </text:p>
          </table:table-cell>
          <table:table-cell office:value-type="string">
            <text:p>“, surname:”</text:p>
          </table:table-cell>
          <table:table-cell office:value-type="string">
            <text:p>Vic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iordano </text:p>
          </table:table-cell>
          <table:table-cell office:value-type="string">
            <text:p>“, surname:”</text:p>
          </table:table-cell>
          <table:table-cell office:value-type="string">
            <text:p>Brun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iovanni </text:p>
          </table:table-cell>
          <table:table-cell office:value-type="string">
            <text:p>“, surname:”</text:p>
          </table:table-cell>
          <table:table-cell office:value-type="string">
            <text:p>Guaresch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leen </text:p>
          </table:table-cell>
          <table:table-cell office:value-type="string">
            <text:p>“, surname:”</text:p>
          </table:table-cell>
          <table:table-cell office:value-type="string">
            <text:p>Coop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omaespuma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onzalo </text:p>
          </table:table-cell>
          <table:table-cell office:value-type="string">
            <text:p>“, surname:”</text:p>
          </table:table-cell>
          <table:table-cell office:value-type="string">
            <text:p>de Berce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onzalo </text:p>
          </table:table-cell>
          <table:table-cell office:value-type="string">
            <text:p>“, surname:”</text:p>
          </table:table-cell>
          <table:table-cell office:value-type="string">
            <text:p>Navaz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onzalo </text:p>
          </table:table-cell>
          <table:table-cell office:value-type="string">
            <text:p>“, surname:”</text:p>
          </table:table-cell>
          <table:table-cell office:value-type="string">
            <text:p>Torrente Ballest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ordon </text:p>
          </table:table-cell>
          <table:table-cell office:value-type="string">
            <text:p>“, surname:”</text:p>
          </table:table-cell>
          <table:table-cell office:value-type="string">
            <text:p>Thom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raham </text:p>
          </table:table-cell>
          <table:table-cell office:value-type="string">
            <text:p>“, surname:”</text:p>
          </table:table-cell>
          <table:table-cell office:value-type="string">
            <text:p>Green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rossman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ustavo </text:p>
          </table:table-cell>
          <table:table-cell office:value-type="string">
            <text:p>“, surname:”</text:p>
          </table:table-cell>
          <table:table-cell office:value-type="string">
            <text:p>Flaubert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ustavo Adolfo</text:p>
          </table:table-cell>
          <table:table-cell office:value-type="string">
            <text:p>“, surname:”</text:p>
          </table:table-cell>
          <table:table-cell office:value-type="string">
            <text:p>Bécqu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Guy </text:p>
          </table:table-cell>
          <table:table-cell office:value-type="string">
            <text:p>“, surname:”</text:p>
          </table:table-cell>
          <table:table-cell office:value-type="string">
            <text:p>de Maupassan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.P. </text:p>
          </table:table-cell>
          <table:table-cell office:value-type="string">
            <text:p>“, surname:”</text:p>
          </table:table-cell>
          <table:table-cell office:value-type="string">
            <text:p>Lovecraf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ans </text:p>
          </table:table-cell>
          <table:table-cell office:value-type="string">
            <text:p>“, surname:”</text:p>
          </table:table-cell>
          <table:table-cell office:value-type="string">
            <text:p>Christian Anderse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ans </text:p>
          </table:table-cell>
          <table:table-cell office:value-type="string">
            <text:p>“, surname:”</text:p>
          </table:table-cell>
          <table:table-cell office:value-type="string">
            <text:p>Küng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arry </text:p>
          </table:table-cell>
          <table:table-cell office:value-type="string">
            <text:p>“, surname:”</text:p>
          </table:table-cell>
          <table:table-cell office:value-type="string">
            <text:p>G. Johns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aruki </text:p>
          </table:table-cell>
          <table:table-cell office:value-type="string">
            <text:p>“, surname:”</text:p>
          </table:table-cell>
          <table:table-cell office:value-type="string">
            <text:p>Murakam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einrich </text:p>
          </table:table-cell>
          <table:table-cell office:value-type="string">
            <text:p>“, surname:”</text:p>
          </table:table-cell>
          <table:table-cell office:value-type="string">
            <text:p>Böl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enri </text:p>
          </table:table-cell>
          <table:table-cell office:value-type="string">
            <text:p>“, surname:”</text:p>
          </table:table-cell>
          <table:table-cell office:value-type="string">
            <text:p>Allorg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enry </text:p>
          </table:table-cell>
          <table:table-cell office:value-type="string">
            <text:p>“, surname:”</text:p>
          </table:table-cell>
          <table:table-cell office:value-type="string">
            <text:p>Mill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erbert </text:p>
          </table:table-cell>
          <table:table-cell office:value-type="string">
            <text:p>“, surname:”</text:p>
          </table:table-cell>
          <table:table-cell office:value-type="string">
            <text:p>le Porri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erbert </text:p>
          </table:table-cell>
          <table:table-cell office:value-type="string">
            <text:p>“, surname:”</text:p>
          </table:table-cell>
          <table:table-cell office:value-type="string">
            <text:p>Marcus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ermann </text:p>
          </table:table-cell>
          <table:table-cell office:value-type="string">
            <text:p>“, surname:”</text:p>
          </table:table-cell>
          <table:table-cell office:value-type="string">
            <text:p>Hess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omero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onorato </text:p>
          </table:table-cell>
          <table:table-cell office:value-type="string">
            <text:p>“, surname:”</text:p>
          </table:table-cell>
          <table:table-cell office:value-type="string">
            <text:p>de Balzac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Hugh </text:p>
          </table:table-cell>
          <table:table-cell office:value-type="string">
            <text:p>“, surname:”</text:p>
          </table:table-cell>
          <table:table-cell office:value-type="string">
            <text:p>Thom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Ian </text:p>
          </table:table-cell>
          <table:table-cell office:value-type="string">
            <text:p>“, surname:”</text:p>
          </table:table-cell>
          <table:table-cell office:value-type="string">
            <text:p>Gibs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Ignacio </text:p>
          </table:table-cell>
          <table:table-cell office:value-type="string">
            <text:p>“, surname:”</text:p>
          </table:table-cell>
          <table:table-cell office:value-type="string">
            <text:p>Martínez de Pisó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Ildefonso </text:p>
          </table:table-cell>
          <table:table-cell office:value-type="string">
            <text:p>“, surname:”</text:p>
          </table:table-cell>
          <table:table-cell office:value-type="string">
            <text:p>Falcon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Ilía </text:p>
          </table:table-cell>
          <table:table-cell office:value-type="string">
            <text:p>“, surname:”</text:p>
          </table:table-cell>
          <table:table-cell office:value-type="string">
            <text:p>Ehrenburg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Ilija </text:p>
          </table:table-cell>
          <table:table-cell office:value-type="string">
            <text:p>“, surname:”</text:p>
          </table:table-cell>
          <table:table-cell office:value-type="string">
            <text:p>Trojanow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Indio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Irving </text:p>
          </table:table-cell>
          <table:table-cell office:value-type="string">
            <text:p>“, surname:”</text:p>
          </table:table-cell>
          <table:table-cell office:value-type="string">
            <text:p>Wallac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Isaac </text:p>
          </table:table-cell>
          <table:table-cell office:value-type="string">
            <text:p>“, surname:”</text:p>
          </table:table-cell>
          <table:table-cell office:value-type="string">
            <text:p>Asimov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Isabel </text:p>
          </table:table-cell>
          <table:table-cell office:value-type="string">
            <text:p>“, surname:”</text:p>
          </table:table-cell>
          <table:table-cell office:value-type="string">
            <text:p>Allend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Iván </text:p>
          </table:table-cell>
          <table:table-cell office:value-type="string">
            <text:p>“, surname:”</text:p>
          </table:table-cell>
          <table:table-cell office:value-type="string">
            <text:p>Buni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Iván </text:p>
          </table:table-cell>
          <table:table-cell office:value-type="string">
            <text:p>“, surname:”</text:p>
          </table:table-cell>
          <table:table-cell office:value-type="string">
            <text:p>Goncharov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Iván </text:p>
          </table:table-cell>
          <table:table-cell office:value-type="string">
            <text:p>“, surname:”</text:p>
          </table:table-cell>
          <table:table-cell office:value-type="string">
            <text:p>Turguenev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. R. R.</text:p>
          </table:table-cell>
          <table:table-cell office:value-type="string">
            <text:p>“, surname:”</text:p>
          </table:table-cell>
          <table:table-cell office:value-type="string">
            <text:p>Tolkie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.D. </text:p>
          </table:table-cell>
          <table:table-cell office:value-type="string">
            <text:p>“, surname:”</text:p>
          </table:table-cell>
          <table:table-cell office:value-type="string">
            <text:p>Saling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.J. </text:p>
          </table:table-cell>
          <table:table-cell office:value-type="string">
            <text:p>“, surname:”</text:p>
          </table:table-cell>
          <table:table-cell office:value-type="string">
            <text:p>Benít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.M. </text:p>
          </table:table-cell>
          <table:table-cell office:value-type="string">
            <text:p>“, surname:”</text:p>
          </table:table-cell>
          <table:table-cell office:value-type="string">
            <text:p>Coetze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.N. </text:p>
          </table:table-cell>
          <table:table-cell office:value-type="string">
            <text:p>“, surname:”</text:p>
          </table:table-cell>
          <table:table-cell office:value-type="string">
            <text:p>Wilford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.R.R. </text:p>
          </table:table-cell>
          <table:table-cell office:value-type="string">
            <text:p>“, surname:”</text:p>
          </table:table-cell>
          <table:table-cell office:value-type="string">
            <text:p>Tolkie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acinto </text:p>
          </table:table-cell>
          <table:table-cell office:value-type="string">
            <text:p>“, surname:”</text:p>
          </table:table-cell>
          <table:table-cell office:value-type="string">
            <text:p>Benavent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ack </text:p>
          </table:table-cell>
          <table:table-cell office:value-type="string">
            <text:p>“, surname:”</text:p>
          </table:table-cell>
          <table:table-cell office:value-type="string">
            <text:p>Lond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ack </text:p>
          </table:table-cell>
          <table:table-cell office:value-type="string">
            <text:p>“, surname:”</text:p>
          </table:table-cell>
          <table:table-cell office:value-type="string">
            <text:p>Mcdevit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ack </text:p>
          </table:table-cell>
          <table:table-cell office:value-type="string">
            <text:p>“, surname:”</text:p>
          </table:table-cell>
          <table:table-cell office:value-type="string">
            <text:p>Vanc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ack-Alain </text:p>
          </table:table-cell>
          <table:table-cell office:value-type="string">
            <text:p>“, surname:”</text:p>
          </table:table-cell>
          <table:table-cell office:value-type="string">
            <text:p>Leg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acqueline </text:p>
          </table:table-cell>
          <table:table-cell office:value-type="string">
            <text:p>“, surname:”</text:p>
          </table:table-cell>
          <table:table-cell office:value-type="string">
            <text:p>Briski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ames </text:p>
          </table:table-cell>
          <table:table-cell office:value-type="string">
            <text:p>“, surname:”</text:p>
          </table:table-cell>
          <table:table-cell office:value-type="string">
            <text:p>Clavel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ames </text:p>
          </table:table-cell>
          <table:table-cell office:value-type="string">
            <text:p>“, surname:”</text:p>
          </table:table-cell>
          <table:table-cell office:value-type="string">
            <text:p>Joyc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ames </text:p>
          </table:table-cell>
          <table:table-cell office:value-type="string">
            <text:p>“, surname:”</text:p>
          </table:table-cell>
          <table:table-cell office:value-type="string">
            <text:p>Trefi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anne </text:p>
          </table:table-cell>
          <table:table-cell office:value-type="string">
            <text:p>“, surname:”</text:p>
          </table:table-cell>
          <table:table-cell office:value-type="string">
            <text:p>Tell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avier </text:p>
          </table:table-cell>
          <table:table-cell office:value-type="string">
            <text:p>“, surname:”</text:p>
          </table:table-cell>
          <table:table-cell office:value-type="string">
            <text:p>Cerc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avier </text:p>
          </table:table-cell>
          <table:table-cell office:value-type="string">
            <text:p>“, surname:”</text:p>
          </table:table-cell>
          <table:table-cell office:value-type="string">
            <text:p>Paniagu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avier </text:p>
          </table:table-cell>
          <table:table-cell office:value-type="string">
            <text:p>“, surname:”</text:p>
          </table:table-cell>
          <table:table-cell office:value-type="string">
            <text:p>Sierr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ean </text:p>
          </table:table-cell>
          <table:table-cell office:value-type="string">
            <text:p>“, surname:”</text:p>
          </table:table-cell>
          <table:table-cell office:value-type="string">
            <text:p>Lév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ean </text:p>
          </table:table-cell>
          <table:table-cell office:value-type="string">
            <text:p>“, surname:”</text:p>
          </table:table-cell>
          <table:table-cell office:value-type="string">
            <text:p>M. Aue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ean </text:p>
          </table:table-cell>
          <table:table-cell office:value-type="string">
            <text:p>“, surname:”</text:p>
          </table:table-cell>
          <table:table-cell office:value-type="string">
            <text:p>Piage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ean-François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ean-Jacques </text:p>
          </table:table-cell>
          <table:table-cell office:value-type="string">
            <text:p>“, surname:”</text:p>
          </table:table-cell>
          <table:table-cell office:value-type="string">
            <text:p>Servan-Schreib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ean-Michel </text:p>
          </table:table-cell>
          <table:table-cell office:value-type="string">
            <text:p>“, surname:”</text:p>
          </table:table-cell>
          <table:table-cell office:value-type="string">
            <text:p>Barraul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ens </text:p>
          </table:table-cell>
          <table:table-cell office:value-type="string">
            <text:p>“, surname:”</text:p>
          </table:table-cell>
          <table:table-cell office:value-type="string">
            <text:p>Lapidu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esús</text:p>
          </table:table-cell>
          <table:table-cell office:value-type="string">
            <text:p>“, surname:”</text:p>
          </table:table-cell>
          <table:table-cell office:value-type="string">
            <text:p>Fernandez Sant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esús</text:p>
          </table:table-cell>
          <table:table-cell office:value-type="string">
            <text:p>“, surname:”</text:p>
          </table:table-cell>
          <table:table-cell office:value-type="string">
            <text:p>Ferrer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esús </text:p>
          </table:table-cell>
          <table:table-cell office:value-type="string">
            <text:p>“, surname:”</text:p>
          </table:table-cell>
          <table:table-cell office:value-type="string">
            <text:p>Maeso de la Torr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esús </text:p>
          </table:table-cell>
          <table:table-cell office:value-type="string">
            <text:p>“, surname:”</text:p>
          </table:table-cell>
          <table:table-cell office:value-type="string">
            <text:p>Menéndez Pelá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esús </text:p>
          </table:table-cell>
          <table:table-cell office:value-type="string">
            <text:p>“, surname:”</text:p>
          </table:table-cell>
          <table:table-cell office:value-type="string">
            <text:p>Torbad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aquín</text:p>
          </table:table-cell>
          <table:table-cell office:value-type="string">
            <text:p>“, surname:”</text:p>
          </table:table-cell>
          <table:table-cell office:value-type="string">
            <text:p>Borrel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aquín </text:p>
          </table:table-cell>
          <table:table-cell office:value-type="string">
            <text:p>“, surname:”</text:p>
          </table:table-cell>
          <table:table-cell office:value-type="string">
            <text:p>Sabin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e </text:p>
          </table:table-cell>
          <table:table-cell office:value-type="string">
            <text:p>“, surname:”</text:p>
          </table:table-cell>
          <table:table-cell office:value-type="string">
            <text:p>J.Heydeck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ann </text:p>
          </table:table-cell>
          <table:table-cell office:value-type="string">
            <text:p>“, surname:”</text:p>
          </table:table-cell>
          <table:table-cell office:value-type="string">
            <text:p>Wolfgang Goeth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annes </text:p>
          </table:table-cell>
          <table:table-cell office:value-type="string">
            <text:p>“, surname:”</text:p>
          </table:table-cell>
          <table:table-cell office:value-type="string">
            <text:p>Leeb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annes </text:p>
          </table:table-cell>
          <table:table-cell office:value-type="string">
            <text:p>“, surname:”</text:p>
          </table:table-cell>
          <table:table-cell office:value-type="string">
            <text:p>F. Boecke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n </text:p>
          </table:table-cell>
          <table:table-cell office:value-type="string">
            <text:p>“, surname:”</text:p>
          </table:table-cell>
          <table:table-cell office:value-type="string">
            <text:p>Boyn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n </text:p>
          </table:table-cell>
          <table:table-cell office:value-type="string">
            <text:p>“, surname:”</text:p>
          </table:table-cell>
          <table:table-cell office:value-type="string">
            <text:p>Darnt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n </text:p>
          </table:table-cell>
          <table:table-cell office:value-type="string">
            <text:p>“, surname:”</text:p>
          </table:table-cell>
          <table:table-cell office:value-type="string">
            <text:p>Dos Pass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n </text:p>
          </table:table-cell>
          <table:table-cell office:value-type="string">
            <text:p>“, surname:”</text:p>
          </table:table-cell>
          <table:table-cell office:value-type="string">
            <text:p>Hogu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n </text:p>
          </table:table-cell>
          <table:table-cell office:value-type="string">
            <text:p>“, surname:”</text:p>
          </table:table-cell>
          <table:table-cell office:value-type="string">
            <text:p>le Carré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n </text:p>
          </table:table-cell>
          <table:table-cell office:value-type="string">
            <text:p>“, surname:”</text:p>
          </table:table-cell>
          <table:table-cell office:value-type="string">
            <text:p>Lock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n </text:p>
          </table:table-cell>
          <table:table-cell office:value-type="string">
            <text:p>“, surname:”</text:p>
          </table:table-cell>
          <table:table-cell office:value-type="string">
            <text:p>Milg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n </text:p>
          </table:table-cell>
          <table:table-cell office:value-type="string">
            <text:p>“, surname:”</text:p>
          </table:table-cell>
          <table:table-cell office:value-type="string">
            <text:p>Reed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n </text:p>
          </table:table-cell>
          <table:table-cell office:value-type="string">
            <text:p>“, surname:”</text:p>
          </table:table-cell>
          <table:table-cell office:value-type="string">
            <text:p>Steinbeck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n </text:p>
          </table:table-cell>
          <table:table-cell office:value-type="string">
            <text:p>“, surname:”</text:p>
          </table:table-cell>
          <table:table-cell office:value-type="string">
            <text:p>Stuart Mil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n </text:p>
          </table:table-cell>
          <table:table-cell office:value-type="string">
            <text:p>“, surname:”</text:p>
          </table:table-cell>
          <table:table-cell office:value-type="string">
            <text:p>Twelve Hawk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hn </text:p>
          </table:table-cell>
          <table:table-cell office:value-type="string">
            <text:p>“, surname:”</text:p>
          </table:table-cell>
          <table:table-cell office:value-type="string">
            <text:p>Varle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nathan </text:p>
          </table:table-cell>
          <table:table-cell office:value-type="string">
            <text:p>“, surname:”</text:p>
          </table:table-cell>
          <table:table-cell office:value-type="string">
            <text:p>Swift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rdi </text:p>
          </table:table-cell>
          <table:table-cell office:value-type="string">
            <text:p>“, surname:”</text:p>
          </table:table-cell>
          <table:table-cell office:value-type="string">
            <text:p>Graci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rdi </text:p>
          </table:table-cell>
          <table:table-cell office:value-type="string">
            <text:p>“, surname:”</text:p>
          </table:table-cell>
          <table:table-cell office:value-type="string">
            <text:p>Sierra i Fabr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rdi </text:p>
          </table:table-cell>
          <table:table-cell office:value-type="string">
            <text:p>“, surname:”</text:p>
          </table:table-cell>
          <table:table-cell office:value-type="string">
            <text:p>Badí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rge </text:p>
          </table:table-cell>
          <table:table-cell office:value-type="string">
            <text:p>“, surname:”</text:p>
          </table:table-cell>
          <table:table-cell office:value-type="string">
            <text:p>Buca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rge </text:p>
          </table:table-cell>
          <table:table-cell office:value-type="string">
            <text:p>“, surname:”</text:p>
          </table:table-cell>
          <table:table-cell office:value-type="string">
            <text:p>Luis Borg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rge </text:p>
          </table:table-cell>
          <table:table-cell office:value-type="string">
            <text:p>“, surname:”</text:p>
          </table:table-cell>
          <table:table-cell office:value-type="string">
            <text:p>Mir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rge </text:p>
          </table:table-cell>
          <table:table-cell office:value-type="string">
            <text:p>“, surname:”</text:p>
          </table:table-cell>
          <table:table-cell office:value-type="string">
            <text:p>Sempru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</text:p>
          </table:table-cell>
          <table:table-cell office:value-type="string">
            <text:p>“, surname:”</text:p>
          </table:table-cell>
          <table:table-cell office:value-type="string">
            <text:p>Cadals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</text:p>
          </table:table-cell>
          <table:table-cell office:value-type="string">
            <text:p>“, surname:”</text:p>
          </table:table-cell>
          <table:table-cell office:value-type="string">
            <text:p>Giovanni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</text:p>
          </table:table-cell>
          <table:table-cell office:value-type="string">
            <text:p>“, surname:”</text:p>
          </table:table-cell>
          <table:table-cell office:value-type="string">
            <text:p>Luis Col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</text:p>
          </table:table-cell>
          <table:table-cell office:value-type="string">
            <text:p>“, surname:”</text:p>
          </table:table-cell>
          <table:table-cell office:value-type="string">
            <text:p>Luis Corra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</text:p>
          </table:table-cell>
          <table:table-cell office:value-type="string">
            <text:p>“, surname:”</text:p>
          </table:table-cell>
          <table:table-cell office:value-type="string">
            <text:p>Luis de Villalong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</text:p>
          </table:table-cell>
          <table:table-cell office:value-type="string">
            <text:p>“, surname:”</text:p>
          </table:table-cell>
          <table:table-cell office:value-type="string">
            <text:p>Luis Gárf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</text:p>
          </table:table-cell>
          <table:table-cell office:value-type="string">
            <text:p>“, surname:”</text:p>
          </table:table-cell>
          <table:table-cell office:value-type="string">
            <text:p>M.Ruiz "Azorín"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</text:p>
          </table:table-cell>
          <table:table-cell office:value-type="string">
            <text:p>“, surname:”</text:p>
          </table:table-cell>
          <table:table-cell office:value-type="string">
            <text:p>Ortega y Gasse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</text:p>
          </table:table-cell>
          <table:table-cell office:value-type="string">
            <text:p>“, surname:”</text:p>
          </table:table-cell>
          <table:table-cell office:value-type="string">
            <text:p>Saramag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</text:p>
          </table:table-cell>
          <table:table-cell office:value-type="string">
            <text:p>“, surname:”</text:p>
          </table:table-cell>
          <table:table-cell office:value-type="string">
            <text:p>Zorrill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Antonio</text:p>
          </table:table-cell>
          <table:table-cell office:value-type="string">
            <text:p>“, surname:”</text:p>
          </table:table-cell>
          <table:table-cell office:value-type="string">
            <text:p>Marin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Carlos</text:p>
          </table:table-cell>
          <table:table-cell office:value-type="string">
            <text:p>“, surname:”</text:p>
          </table:table-cell>
          <table:table-cell office:value-type="string">
            <text:p>Somoz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Enrique</text:p>
          </table:table-cell>
          <table:table-cell office:value-type="string">
            <text:p>“, surname:”</text:p>
          </table:table-cell>
          <table:table-cell office:value-type="string">
            <text:p>Campillo Álvar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Luis</text:p>
          </table:table-cell>
          <table:table-cell office:value-type="string">
            <text:p>“, surname:”</text:p>
          </table:table-cell>
          <table:table-cell office:value-type="string">
            <text:p>L. Arangune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Luis</text:p>
          </table:table-cell>
          <table:table-cell office:value-type="string">
            <text:p>“, surname:”</text:p>
          </table:table-cell>
          <table:table-cell office:value-type="string">
            <text:p>Martín Vigi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Luis</text:p>
          </table:table-cell>
          <table:table-cell office:value-type="string">
            <text:p>“, surname:”</text:p>
          </table:table-cell>
          <table:table-cell office:value-type="string">
            <text:p>Olaizol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Luis</text:p>
          </table:table-cell>
          <table:table-cell office:value-type="string">
            <text:p>“, surname:”</text:p>
          </table:table-cell>
          <table:table-cell office:value-type="string">
            <text:p>Pinill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Luis</text:p>
          </table:table-cell>
          <table:table-cell office:value-type="string">
            <text:p>“, surname:”</text:p>
          </table:table-cell>
          <table:table-cell office:value-type="string">
            <text:p>Sampedr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é María</text:p>
          </table:table-cell>
          <table:table-cell office:value-type="string">
            <text:p>“, surname:”</text:p>
          </table:table-cell>
          <table:table-cell office:value-type="string">
            <text:p>de Pened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eph </text:p>
          </table:table-cell>
          <table:table-cell office:value-type="string">
            <text:p>“, surname:”</text:p>
          </table:table-cell>
          <table:table-cell office:value-type="string">
            <text:p>Conrad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eph </text:p>
          </table:table-cell>
          <table:table-cell office:value-type="string">
            <text:p>“, surname:”</text:p>
          </table:table-cell>
          <table:table-cell office:value-type="string">
            <text:p>Ranc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ostein </text:p>
          </table:table-cell>
          <table:table-cell office:value-type="string">
            <text:p>“, surname:”</text:p>
          </table:table-cell>
          <table:table-cell office:value-type="string">
            <text:p>Gaard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an </text:p>
          </table:table-cell>
          <table:table-cell office:value-type="string">
            <text:p>“, surname:”</text:p>
          </table:table-cell>
          <table:table-cell office:value-type="string">
            <text:p>de Timoned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an </text:p>
          </table:table-cell>
          <table:table-cell office:value-type="string">
            <text:p>“, surname:”</text:p>
          </table:table-cell>
          <table:table-cell office:value-type="string">
            <text:p>Eslava Galá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an </text:p>
          </table:table-cell>
          <table:table-cell office:value-type="string">
            <text:p>“, surname:”</text:p>
          </table:table-cell>
          <table:table-cell office:value-type="string">
            <text:p>José Ar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an </text:p>
          </table:table-cell>
          <table:table-cell office:value-type="string">
            <text:p>“, surname:”</text:p>
          </table:table-cell>
          <table:table-cell office:value-type="string">
            <text:p>José Millá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an </text:p>
          </table:table-cell>
          <table:table-cell office:value-type="string">
            <text:p>“, surname:”</text:p>
          </table:table-cell>
          <table:table-cell office:value-type="string">
            <text:p>Marsé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an </text:p>
          </table:table-cell>
          <table:table-cell office:value-type="string">
            <text:p>“, surname:”</text:p>
          </table:table-cell>
          <table:table-cell office:value-type="string">
            <text:p>Marsé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an </text:p>
          </table:table-cell>
          <table:table-cell office:value-type="string">
            <text:p>“, surname:”</text:p>
          </table:table-cell>
          <table:table-cell office:value-type="string">
            <text:p>Ramón Jimén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an </text:p>
          </table:table-cell>
          <table:table-cell office:value-type="string">
            <text:p>“, surname:”</text:p>
          </table:table-cell>
          <table:table-cell office:value-type="string">
            <text:p>Valer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an Antonio</text:p>
          </table:table-cell>
          <table:table-cell office:value-type="string">
            <text:p>“, surname:”</text:p>
          </table:table-cell>
          <table:table-cell office:value-type="string">
            <text:p>Vallejo-Nájer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an Carlos</text:p>
          </table:table-cell>
          <table:table-cell office:value-type="string">
            <text:p>“, surname:”</text:p>
          </table:table-cell>
          <table:table-cell office:value-type="string">
            <text:p>Onett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dy </text:p>
          </table:table-cell>
          <table:table-cell office:value-type="string">
            <text:p>“, surname:”</text:p>
          </table:table-cell>
          <table:table-cell office:value-type="string">
            <text:p>Budnit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lia </text:p>
          </table:table-cell>
          <table:table-cell office:value-type="string">
            <text:p>“, surname:”</text:p>
          </table:table-cell>
          <table:table-cell office:value-type="string">
            <text:p>Navarr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lio </text:p>
          </table:table-cell>
          <table:table-cell office:value-type="string">
            <text:p>“, surname:”</text:p>
          </table:table-cell>
          <table:table-cell office:value-type="string">
            <text:p>Vern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Jung </text:p>
          </table:table-cell>
          <table:table-cell office:value-type="string">
            <text:p>“, surname:”</text:p>
          </table:table-cell>
          <table:table-cell office:value-type="string">
            <text:p>Chang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Kae </text:p>
          </table:table-cell>
          <table:table-cell office:value-type="string">
            <text:p>“, surname:”</text:p>
          </table:table-cell>
          <table:table-cell office:value-type="string">
            <text:p>Greenawa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Kate </text:p>
          </table:table-cell>
          <table:table-cell office:value-type="string">
            <text:p>“, surname:”</text:p>
          </table:table-cell>
          <table:table-cell office:value-type="string">
            <text:p>Jacob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Katherine </text:p>
          </table:table-cell>
          <table:table-cell office:value-type="string">
            <text:p>“, surname:”</text:p>
          </table:table-cell>
          <table:table-cell office:value-type="string">
            <text:p>Nevill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Kathleen </text:p>
          </table:table-cell>
          <table:table-cell office:value-type="string">
            <text:p>“, surname:”</text:p>
          </table:table-cell>
          <table:table-cell office:value-type="string">
            <text:p>O'Neal Gea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Ken </text:p>
          </table:table-cell>
          <table:table-cell office:value-type="string">
            <text:p>“, surname:”</text:p>
          </table:table-cell>
          <table:table-cell office:value-type="string">
            <text:p>Folle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Ken </text:p>
          </table:table-cell>
          <table:table-cell office:value-type="string">
            <text:p>“, surname:”</text:p>
          </table:table-cell>
          <table:table-cell office:value-type="string">
            <text:p>Kesse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Kenizé </text:p>
          </table:table-cell>
          <table:table-cell office:value-type="string">
            <text:p>“, surname:”</text:p>
          </table:table-cell>
          <table:table-cell office:value-type="string">
            <text:p>Mourad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Kent </text:p>
          </table:table-cell>
          <table:table-cell office:value-type="string">
            <text:p>“, surname:”</text:p>
          </table:table-cell>
          <table:table-cell office:value-type="string">
            <text:p>Haruf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Kenzaburo </text:p>
          </table:table-cell>
          <table:table-cell office:value-type="string">
            <text:p>“, surname:”</text:p>
          </table:table-cell>
          <table:table-cell office:value-type="string">
            <text:p>Oé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Kevin </text:p>
          </table:table-cell>
          <table:table-cell office:value-type="string">
            <text:p>“, surname:”</text:p>
          </table:table-cell>
          <table:table-cell office:value-type="string">
            <text:p>J.Anders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Khaled </text:p>
          </table:table-cell>
          <table:table-cell office:value-type="string">
            <text:p>“, surname:”</text:p>
          </table:table-cell>
          <table:table-cell office:value-type="string">
            <text:p>Hossein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Kressmann </text:p>
          </table:table-cell>
          <table:table-cell office:value-type="string">
            <text:p>“, surname:”</text:p>
          </table:table-cell>
          <table:table-cell office:value-type="string">
            <text:p>Taylo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.Pauwels </text:p>
          </table:table-cell>
          <table:table-cell office:value-type="string">
            <text:p>“, surname:”</text:p>
          </table:table-cell>
          <table:table-cell office:value-type="string">
            <text:p>J.Bergi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arry </text:p>
          </table:table-cell>
          <table:table-cell office:value-type="string">
            <text:p>“, surname:”</text:p>
          </table:table-cell>
          <table:table-cell office:value-type="string">
            <text:p>Collin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arry </text:p>
          </table:table-cell>
          <table:table-cell office:value-type="string">
            <text:p>“, surname:”</text:p>
          </table:table-cell>
          <table:table-cell office:value-type="string">
            <text:p>Nive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aszlo </text:p>
          </table:table-cell>
          <table:table-cell office:value-type="string">
            <text:p>“, surname:”</text:p>
          </table:table-cell>
          <table:table-cell office:value-type="string">
            <text:p>Passuth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aura </text:p>
          </table:table-cell>
          <table:table-cell office:value-type="string">
            <text:p>“, surname:”</text:p>
          </table:table-cell>
          <table:table-cell office:value-type="string">
            <text:p>Esquive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aurence </text:p>
          </table:table-cell>
          <table:table-cell office:value-type="string">
            <text:p>“, surname:”</text:p>
          </table:table-cell>
          <table:table-cell office:value-type="string">
            <text:p>J.Pet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awrence </text:p>
          </table:table-cell>
          <table:table-cell office:value-type="string">
            <text:p>“, surname:”</text:p>
          </table:table-cell>
          <table:table-cell office:value-type="string">
            <text:p>Norfolk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awrence </text:p>
          </table:table-cell>
          <table:table-cell office:value-type="string">
            <text:p>“, surname:”</text:p>
          </table:table-cell>
          <table:table-cell office:value-type="string">
            <text:p>Sterne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e </text:p>
          </table:table-cell>
          <table:table-cell office:value-type="string">
            <text:p>“, surname:”</text:p>
          </table:table-cell>
          <table:table-cell office:value-type="string">
            <text:p>Carré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eandro </text:p>
          </table:table-cell>
          <table:table-cell office:value-type="string">
            <text:p>“, surname:”</text:p>
          </table:table-cell>
          <table:table-cell office:value-type="string">
            <text:p>F. de Moratí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ee </text:p>
          </table:table-cell>
          <table:table-cell office:value-type="string">
            <text:p>“, surname:”</text:p>
          </table:table-cell>
          <table:table-cell office:value-type="string">
            <text:p>Child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eón </text:p>
          </table:table-cell>
          <table:table-cell office:value-type="string">
            <text:p>“, surname:”</text:p>
          </table:table-cell>
          <table:table-cell office:value-type="string">
            <text:p>Tolstoi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eónidas </text:p>
          </table:table-cell>
          <table:table-cell office:value-type="string">
            <text:p>“, surname:”</text:p>
          </table:table-cell>
          <table:table-cell office:value-type="string">
            <text:p>Andreiev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eopoldo </text:p>
          </table:table-cell>
          <table:table-cell office:value-type="string">
            <text:p>“, surname:”</text:p>
          </table:table-cell>
          <table:table-cell office:value-type="string">
            <text:p>Arias "Clarín"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etras </text:p>
          </table:table-cell>
          <table:table-cell office:value-type="string">
            <text:p>“, surname:”</text:p>
          </table:table-cell>
          <table:table-cell office:value-type="string">
            <text:p>galeg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ev </text:p>
          </table:table-cell>
          <table:table-cell office:value-type="string">
            <text:p>“, surname:”</text:p>
          </table:table-cell>
          <table:table-cell office:value-type="string">
            <text:p>Trotsk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ewis </text:p>
          </table:table-cell>
          <table:table-cell office:value-type="string">
            <text:p>“, surname:”</text:p>
          </table:table-cell>
          <table:table-cell office:value-type="string">
            <text:p>Wallac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iddle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indsey </text:p>
          </table:table-cell>
          <table:table-cell office:value-type="string">
            <text:p>“, surname:”</text:p>
          </table:table-cell>
          <table:table-cell office:value-type="string">
            <text:p>Davi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olo </text:p>
          </table:table-cell>
          <table:table-cell office:value-type="string">
            <text:p>“, surname:”</text:p>
          </table:table-cell>
          <table:table-cell office:value-type="string">
            <text:p>Ric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ope </text:p>
          </table:table-cell>
          <table:table-cell office:value-type="string">
            <text:p>“, surname:”</text:p>
          </table:table-cell>
          <table:table-cell office:value-type="string">
            <text:p>de Veg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ou </text:p>
          </table:table-cell>
          <table:table-cell office:value-type="string">
            <text:p>“, surname:”</text:p>
          </table:table-cell>
          <table:table-cell office:value-type="string">
            <text:p>Marinoff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ouis </text:p>
          </table:table-cell>
          <table:table-cell office:value-type="string">
            <text:p>“, surname:”</text:p>
          </table:table-cell>
          <table:table-cell office:value-type="string">
            <text:p>Auchinclos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ucía </text:p>
          </table:table-cell>
          <table:table-cell office:value-type="string">
            <text:p>“, surname:”</text:p>
          </table:table-cell>
          <table:table-cell office:value-type="string">
            <text:p>Berlí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uigi </text:p>
          </table:table-cell>
          <table:table-cell office:value-type="string">
            <text:p>“, surname:”</text:p>
          </table:table-cell>
          <table:table-cell office:value-type="string">
            <text:p>Melarb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uis </text:p>
          </table:table-cell>
          <table:table-cell office:value-type="string">
            <text:p>“, surname:”</text:p>
          </table:table-cell>
          <table:table-cell office:value-type="string">
            <text:p>Cernud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uis </text:p>
          </table:table-cell>
          <table:table-cell office:value-type="string">
            <text:p>“, surname:”</text:p>
          </table:table-cell>
          <table:table-cell office:value-type="string">
            <text:p>de Camoens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uis </text:p>
          </table:table-cell>
          <table:table-cell office:value-type="string">
            <text:p>“, surname:”</text:p>
          </table:table-cell>
          <table:table-cell office:value-type="string">
            <text:p>de Góngor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uis </text:p>
          </table:table-cell>
          <table:table-cell office:value-type="string">
            <text:p>“, surname:”</text:p>
          </table:table-cell>
          <table:table-cell office:value-type="string">
            <text:p>Lander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uis </text:p>
          </table:table-cell>
          <table:table-cell office:value-type="string">
            <text:p>“, surname:”</text:p>
          </table:table-cell>
          <table:table-cell office:value-type="string">
            <text:p>Martinez Sant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uis </text:p>
          </table:table-cell>
          <table:table-cell office:value-type="string">
            <text:p>“, surname:”</text:p>
          </table:table-cell>
          <table:table-cell office:value-type="string">
            <text:p>Pancorb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uis </text:p>
          </table:table-cell>
          <table:table-cell office:value-type="string">
            <text:p>“, surname:”</text:p>
          </table:table-cell>
          <table:table-cell office:value-type="string">
            <text:p>Parreño Gutierr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uis </text:p>
          </table:table-cell>
          <table:table-cell office:value-type="string">
            <text:p>“, surname:”</text:p>
          </table:table-cell>
          <table:table-cell office:value-type="string">
            <text:p>Sepúlved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uisjo </text:p>
          </table:table-cell>
          <table:table-cell office:value-type="string">
            <text:p>“, surname:”</text:p>
          </table:table-cell>
          <table:table-cell office:value-type="string">
            <text:p>Góm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utero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Luz </text:p>
          </table:table-cell>
          <table:table-cell office:value-type="string">
            <text:p>“, surname:”</text:p>
          </table:table-cell>
          <table:table-cell office:value-type="string">
            <text:p>Gabá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. </text:p>
          </table:table-cell>
          <table:table-cell office:value-type="string">
            <text:p>“, surname:”</text:p>
          </table:table-cell>
          <table:table-cell office:value-type="string">
            <text:p>Phyllis Lose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. </text:p>
          </table:table-cell>
          <table:table-cell office:value-type="string">
            <text:p>“, surname:”</text:p>
          </table:table-cell>
          <table:table-cell office:value-type="string">
            <text:p>Garcia Barr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dame </text:p>
          </table:table-cell>
          <table:table-cell office:value-type="string">
            <text:p>“, surname:”</text:p>
          </table:table-cell>
          <table:table-cell office:value-type="string">
            <text:p>de la Fayette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linowski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nuel </text:p>
          </table:table-cell>
          <table:table-cell office:value-type="string">
            <text:p>“, surname:”</text:p>
          </table:table-cell>
          <table:table-cell office:value-type="string">
            <text:p>Azañ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nuel </text:p>
          </table:table-cell>
          <table:table-cell office:value-type="string">
            <text:p>“, surname:”</text:p>
          </table:table-cell>
          <table:table-cell office:value-type="string">
            <text:p>Fernández Alvar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nuel </text:p>
          </table:table-cell>
          <table:table-cell office:value-type="string">
            <text:p>“, surname:”</text:p>
          </table:table-cell>
          <table:table-cell office:value-type="string">
            <text:p>Leguinech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nuel </text:p>
          </table:table-cell>
          <table:table-cell office:value-type="string">
            <text:p>“, surname:”</text:p>
          </table:table-cell>
          <table:table-cell office:value-type="string">
            <text:p>Loureir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nuel </text:p>
          </table:table-cell>
          <table:table-cell office:value-type="string">
            <text:p>“, surname:”</text:p>
          </table:table-cell>
          <table:table-cell office:value-type="string">
            <text:p>Marí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nuel </text:p>
          </table:table-cell>
          <table:table-cell office:value-type="string">
            <text:p>“, surname:”</text:p>
          </table:table-cell>
          <table:table-cell office:value-type="string">
            <text:p>Riv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nuel </text:p>
          </table:table-cell>
          <table:table-cell office:value-type="string">
            <text:p>“, surname:”</text:p>
          </table:table-cell>
          <table:table-cell office:value-type="string">
            <text:p>Vázquez Moltalbá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quiavelo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a </text:p>
          </table:table-cell>
          <table:table-cell office:value-type="string">
            <text:p>“, surname:”</text:p>
          </table:table-cell>
          <table:table-cell office:value-type="string">
            <text:p>Torr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c </text:p>
          </table:table-cell>
          <table:table-cell office:value-type="string">
            <text:p>“, surname:”</text:p>
          </table:table-cell>
          <table:table-cell office:value-type="string">
            <text:p>Pasto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cela </text:p>
          </table:table-cell>
          <table:table-cell office:value-type="string">
            <text:p>“, surname:”</text:p>
          </table:table-cell>
          <table:table-cell office:value-type="string">
            <text:p>Serran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co </text:p>
          </table:table-cell>
          <table:table-cell office:value-type="string">
            <text:p>“, surname:”</text:p>
          </table:table-cell>
          <table:table-cell office:value-type="string">
            <text:p>Pol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garet </text:p>
          </table:table-cell>
          <table:table-cell office:value-type="string">
            <text:p>“, surname:”</text:p>
          </table:table-cell>
          <table:table-cell office:value-type="string">
            <text:p>Weis-Tracy Hickman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guerite </text:p>
          </table:table-cell>
          <table:table-cell office:value-type="string">
            <text:p>“, surname:”</text:p>
          </table:table-cell>
          <table:table-cell office:value-type="string">
            <text:p>Dur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guerite </text:p>
          </table:table-cell>
          <table:table-cell office:value-type="string">
            <text:p>“, surname:”</text:p>
          </table:table-cell>
          <table:table-cell office:value-type="string">
            <text:p>Yourcena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ía </text:p>
          </table:table-cell>
          <table:table-cell office:value-type="string">
            <text:p>“, surname:”</text:p>
          </table:table-cell>
          <table:table-cell office:value-type="string">
            <text:p>de Zay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ianna </text:p>
          </table:table-cell>
          <table:table-cell office:value-type="string">
            <text:p>“, surname:”</text:p>
          </table:table-cell>
          <table:table-cell office:value-type="string">
            <text:p>James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ianne </text:p>
          </table:table-cell>
          <table:table-cell office:value-type="string">
            <text:p>“, surname:”</text:p>
          </table:table-cell>
          <table:table-cell office:value-type="string">
            <text:p>Lewi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iano </text:p>
          </table:table-cell>
          <table:table-cell office:value-type="string">
            <text:p>“, surname:”</text:p>
          </table:table-cell>
          <table:table-cell office:value-type="string">
            <text:p>Lizcano Ram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íano </text:p>
          </table:table-cell>
          <table:table-cell office:value-type="string">
            <text:p>“, surname:”</text:p>
          </table:table-cell>
          <table:table-cell office:value-type="string">
            <text:p>José de Larr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iluz </text:p>
          </table:table-cell>
          <table:table-cell office:value-type="string">
            <text:p>“, surname:”</text:p>
          </table:table-cell>
          <table:table-cell office:value-type="string">
            <text:p>Fernánd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io </text:p>
          </table:table-cell>
          <table:table-cell office:value-type="string">
            <text:p>“, surname:”</text:p>
          </table:table-cell>
          <table:table-cell office:value-type="string">
            <text:p>Vargas Llos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ti </text:p>
          </table:table-cell>
          <table:table-cell office:value-type="string">
            <text:p>“, surname:”</text:p>
          </table:table-cell>
          <table:table-cell office:value-type="string">
            <text:p>Leimbach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rtin </text:p>
          </table:table-cell>
          <table:table-cell office:value-type="string">
            <text:p>“, surname:”</text:p>
          </table:table-cell>
          <table:table-cell office:value-type="string">
            <text:p>Vigi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teo </text:p>
          </table:table-cell>
          <table:table-cell office:value-type="string">
            <text:p>“, surname:”</text:p>
          </table:table-cell>
          <table:table-cell office:value-type="string">
            <text:p>Alemá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teo </text:p>
          </table:table-cell>
          <table:table-cell office:value-type="string">
            <text:p>“, surname:”</text:p>
          </table:table-cell>
          <table:table-cell office:value-type="string">
            <text:p>Madridej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tilde </text:p>
          </table:table-cell>
          <table:table-cell office:value-type="string">
            <text:p>“, surname:”</text:p>
          </table:table-cell>
          <table:table-cell office:value-type="string">
            <text:p>Asens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to </text:p>
          </table:table-cell>
          <table:table-cell office:value-type="string">
            <text:p>“, surname:”</text:p>
          </table:table-cell>
          <table:table-cell office:value-type="string">
            <text:p>Tse-Tung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urice </text:p>
          </table:table-cell>
          <table:table-cell office:value-type="string">
            <text:p>“, surname:”</text:p>
          </table:table-cell>
          <table:table-cell office:value-type="string">
            <text:p>Leblanc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x </text:p>
          </table:table-cell>
          <table:table-cell office:value-type="string">
            <text:p>“, surname:”</text:p>
          </table:table-cell>
          <table:table-cell office:value-type="string">
            <text:p>Morgan-Witt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x </text:p>
          </table:table-cell>
          <table:table-cell office:value-type="string">
            <text:p>“, surname:”</text:p>
          </table:table-cell>
          <table:table-cell office:value-type="string">
            <text:p>Stirn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x </text:p>
          </table:table-cell>
          <table:table-cell office:value-type="string">
            <text:p>“, surname:”</text:p>
          </table:table-cell>
          <table:table-cell office:value-type="string">
            <text:p>Web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axence </text:p>
          </table:table-cell>
          <table:table-cell office:value-type="string">
            <text:p>“, surname:”</text:p>
          </table:table-cell>
          <table:table-cell office:value-type="string">
            <text:p>Van Der Meersch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áximo </text:p>
          </table:table-cell>
          <table:table-cell office:value-type="string">
            <text:p>“, surname:”</text:p>
          </table:table-cell>
          <table:table-cell office:value-type="string">
            <text:p>Gorki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eléndez </text:p>
          </table:table-cell>
          <table:table-cell office:value-type="string">
            <text:p>“, surname:”</text:p>
          </table:table-cell>
          <table:table-cell office:value-type="string">
            <text:p>Valdé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ercé </text:p>
          </table:table-cell>
          <table:table-cell office:value-type="string">
            <text:p>“, surname:”</text:p>
          </table:table-cell>
          <table:table-cell office:value-type="string">
            <text:p>Rodored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ercedes </text:p>
          </table:table-cell>
          <table:table-cell office:value-type="string">
            <text:p>“, surname:”</text:p>
          </table:table-cell>
          <table:table-cell office:value-type="string">
            <text:p>Salisach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esonero </text:p>
          </table:table-cell>
          <table:table-cell office:value-type="string">
            <text:p>“, surname:”</text:p>
          </table:table-cell>
          <table:table-cell office:value-type="string">
            <text:p>Roman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Estébanez</text:p>
          </table:table-cell>
          <table:table-cell office:value-type="string">
            <text:p>“, surname:”</text:p>
          </table:table-cell>
          <table:table-cell office:value-type="string">
            <text:p>Calderó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chael </text:p>
          </table:table-cell>
          <table:table-cell office:value-type="string">
            <text:p>“, surname:”</text:p>
          </table:table-cell>
          <table:table-cell office:value-type="string">
            <text:p>Baigen, Richard Leigh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chael </text:p>
          </table:table-cell>
          <table:table-cell office:value-type="string">
            <text:p>“, surname:”</text:p>
          </table:table-cell>
          <table:table-cell office:value-type="string">
            <text:p>Cricht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chael </text:p>
          </table:table-cell>
          <table:table-cell office:value-type="string">
            <text:p>“, surname:”</text:p>
          </table:table-cell>
          <table:table-cell office:value-type="string">
            <text:p>Cunningham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chael </text:p>
          </table:table-cell>
          <table:table-cell office:value-type="string">
            <text:p>“, surname:”</text:p>
          </table:table-cell>
          <table:table-cell office:value-type="string">
            <text:p>End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chel </text:p>
          </table:table-cell>
          <table:table-cell office:value-type="string">
            <text:p>“, surname:”</text:p>
          </table:table-cell>
          <table:table-cell office:value-type="string">
            <text:p>Benoi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chel </text:p>
          </table:table-cell>
          <table:table-cell office:value-type="string">
            <text:p>“, surname:”</text:p>
          </table:table-cell>
          <table:table-cell office:value-type="string">
            <text:p>Quois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guel </text:p>
          </table:table-cell>
          <table:table-cell office:value-type="string">
            <text:p>“, surname:”</text:p>
          </table:table-cell>
          <table:table-cell office:value-type="string">
            <text:p>De Cervant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guel </text:p>
          </table:table-cell>
          <table:table-cell office:value-type="string">
            <text:p>“, surname:”</text:p>
          </table:table-cell>
          <table:table-cell office:value-type="string">
            <text:p>De Espronced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guel </text:p>
          </table:table-cell>
          <table:table-cell office:value-type="string">
            <text:p>“, surname:”</text:p>
          </table:table-cell>
          <table:table-cell office:value-type="string">
            <text:p>de Cervant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guel </text:p>
          </table:table-cell>
          <table:table-cell office:value-type="string">
            <text:p>“, surname:”</text:p>
          </table:table-cell>
          <table:table-cell office:value-type="string">
            <text:p>de Unamun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guel </text:p>
          </table:table-cell>
          <table:table-cell office:value-type="string">
            <text:p>“, surname:”</text:p>
          </table:table-cell>
          <table:table-cell office:value-type="string">
            <text:p>Delib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guel </text:p>
          </table:table-cell>
          <table:table-cell office:value-type="string">
            <text:p>“, surname:”</text:p>
          </table:table-cell>
          <table:table-cell office:value-type="string">
            <text:p>Hernand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guel </text:p>
          </table:table-cell>
          <table:table-cell office:value-type="string">
            <text:p>“, surname:”</text:p>
          </table:table-cell>
          <table:table-cell office:value-type="string">
            <text:p>De Unamun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guelanxo </text:p>
          </table:table-cell>
          <table:table-cell office:value-type="string">
            <text:p>“, surname:”</text:p>
          </table:table-cell>
          <table:table-cell office:value-type="string">
            <text:p>Prad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hail </text:p>
          </table:table-cell>
          <table:table-cell office:value-type="string">
            <text:p>“, surname:”</text:p>
          </table:table-cell>
          <table:table-cell office:value-type="string">
            <text:p>Cholokov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ka </text:p>
          </table:table-cell>
          <table:table-cell office:value-type="string">
            <text:p>“, surname:”</text:p>
          </table:table-cell>
          <table:table-cell office:value-type="string">
            <text:p>Waltar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kel </text:p>
          </table:table-cell>
          <table:table-cell office:value-type="string">
            <text:p>“, surname:”</text:p>
          </table:table-cell>
          <table:table-cell office:value-type="string">
            <text:p>York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lan </text:p>
          </table:table-cell>
          <table:table-cell office:value-type="string">
            <text:p>“, surname:”</text:p>
          </table:table-cell>
          <table:table-cell office:value-type="string">
            <text:p>Kunder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lani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lena </text:p>
          </table:table-cell>
          <table:table-cell office:value-type="string">
            <text:p>“, surname:”</text:p>
          </table:table-cell>
          <table:table-cell office:value-type="string">
            <text:p>Agu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neko </text:p>
          </table:table-cell>
          <table:table-cell office:value-type="string">
            <text:p>“, surname:”</text:p>
          </table:table-cell>
          <table:table-cell office:value-type="string">
            <text:p>Iwasak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itra </text:p>
          </table:table-cell>
          <table:table-cell office:value-type="string">
            <text:p>“, surname:”</text:p>
          </table:table-cell>
          <table:table-cell office:value-type="string">
            <text:p>Khosrav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ontesquieu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ontserrat </text:p>
          </table:table-cell>
          <table:table-cell office:value-type="string">
            <text:p>“, surname:”</text:p>
          </table:table-cell>
          <table:table-cell office:value-type="string">
            <text:p>Roig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orris </text:p>
          </table:table-cell>
          <table:table-cell office:value-type="string">
            <text:p>“, surname:”</text:p>
          </table:table-cell>
          <table:table-cell office:value-type="string">
            <text:p>Wes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Muriel </text:p>
          </table:table-cell>
          <table:table-cell office:value-type="string">
            <text:p>“, surname:”</text:p>
          </table:table-cell>
          <table:table-cell office:value-type="string">
            <text:p>Barber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N. </text:p>
          </table:table-cell>
          <table:table-cell office:value-type="string">
            <text:p>“, surname:”</text:p>
          </table:table-cell>
          <table:table-cell office:value-type="string">
            <text:p>Copérnic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N. </text:p>
          </table:table-cell>
          <table:table-cell office:value-type="string">
            <text:p>“, surname:”</text:p>
          </table:table-cell>
          <table:table-cell office:value-type="string">
            <text:p>Oresme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Nadine </text:p>
          </table:table-cell>
          <table:table-cell office:value-type="string">
            <text:p>“, surname:”</text:p>
          </table:table-cell>
          <table:table-cell office:value-type="string">
            <text:p>Gordim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Nathaniel </text:p>
          </table:table-cell>
          <table:table-cell office:value-type="string">
            <text:p>“, surname:”</text:p>
          </table:table-cell>
          <table:table-cell office:value-type="string">
            <text:p>Brande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Nicholas </text:p>
          </table:table-cell>
          <table:table-cell office:value-type="string">
            <text:p>“, surname:”</text:p>
          </table:table-cell>
          <table:table-cell office:value-type="string">
            <text:p>Evan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Nicole </text:p>
          </table:table-cell>
          <table:table-cell office:value-type="string">
            <text:p>“, surname:”</text:p>
          </table:table-cell>
          <table:table-cell office:value-type="string">
            <text:p>Gerard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Nieves </text:p>
          </table:table-cell>
          <table:table-cell office:value-type="string">
            <text:p>“, surname:”</text:p>
          </table:table-cell>
          <table:table-cell office:value-type="string">
            <text:p>Concostin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Nikolai </text:p>
          </table:table-cell>
          <table:table-cell office:value-type="string">
            <text:p>“, surname:”</text:p>
          </table:table-cell>
          <table:table-cell office:value-type="string">
            <text:p>Gogol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Noah </text:p>
          </table:table-cell>
          <table:table-cell office:value-type="string">
            <text:p>“, surname:”</text:p>
          </table:table-cell>
          <table:table-cell office:value-type="string">
            <text:p>Gord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Nora </text:p>
          </table:table-cell>
          <table:table-cell office:value-type="string">
            <text:p>“, surname:”</text:p>
          </table:table-cell>
          <table:table-cell office:value-type="string">
            <text:p>Robert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Norbert </text:p>
          </table:table-cell>
          <table:table-cell office:value-type="string">
            <text:p>“, surname:”</text:p>
          </table:table-cell>
          <table:table-cell office:value-type="string">
            <text:p>Sillam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Oliver </text:p>
          </table:table-cell>
          <table:table-cell office:value-type="string">
            <text:p>“, surname:”</text:p>
          </table:table-cell>
          <table:table-cell office:value-type="string">
            <text:p>Goldsmith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Orhan </text:p>
          </table:table-cell>
          <table:table-cell office:value-type="string">
            <text:p>“, surname:”</text:p>
          </table:table-cell>
          <table:table-cell office:value-type="string">
            <text:p>Pamok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Oriana </text:p>
          </table:table-cell>
          <table:table-cell office:value-type="string">
            <text:p>“, surname:”</text:p>
          </table:table-cell>
          <table:table-cell office:value-type="string">
            <text:p>Fallac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Orson </text:p>
          </table:table-cell>
          <table:table-cell office:value-type="string">
            <text:p>“, surname:”</text:p>
          </table:table-cell>
          <table:table-cell office:value-type="string">
            <text:p>Scott Card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Oscar </text:p>
          </table:table-cell>
          <table:table-cell office:value-type="string">
            <text:p>“, surname:”</text:p>
          </table:table-cell>
          <table:table-cell office:value-type="string">
            <text:p>Wild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Ovidio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ablo </text:p>
          </table:table-cell>
          <table:table-cell office:value-type="string">
            <text:p>“, surname:”</text:p>
          </table:table-cell>
          <table:table-cell office:value-type="string">
            <text:p>Mot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ablo </text:p>
          </table:table-cell>
          <table:table-cell office:value-type="string">
            <text:p>“, surname:”</text:p>
          </table:table-cell>
          <table:table-cell office:value-type="string">
            <text:p>Nerud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aola </text:p>
          </table:table-cell>
          <table:table-cell office:value-type="string">
            <text:p>“, surname:”</text:p>
          </table:table-cell>
          <table:table-cell office:value-type="string">
            <text:p>Bacigalup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aolo </text:p>
          </table:table-cell>
          <table:table-cell office:value-type="string">
            <text:p>“, surname:”</text:p>
          </table:table-cell>
          <table:table-cell office:value-type="string">
            <text:p>Giordan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atricia </text:p>
          </table:table-cell>
          <table:table-cell office:value-type="string">
            <text:p>“, surname:”</text:p>
          </table:table-cell>
          <table:table-cell office:value-type="string">
            <text:p>Cornwel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atricia </text:p>
          </table:table-cell>
          <table:table-cell office:value-type="string">
            <text:p>“, surname:”</text:p>
          </table:table-cell>
          <table:table-cell office:value-type="string">
            <text:p>Highsmith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atrick </text:p>
          </table:table-cell>
          <table:table-cell office:value-type="string">
            <text:p>“, surname:”</text:p>
          </table:table-cell>
          <table:table-cell office:value-type="string">
            <text:p>O'Bria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atrick </text:p>
          </table:table-cell>
          <table:table-cell office:value-type="string">
            <text:p>“, surname:”</text:p>
          </table:table-cell>
          <table:table-cell office:value-type="string">
            <text:p>Süskind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aul </text:p>
          </table:table-cell>
          <table:table-cell office:value-type="string">
            <text:p>“, surname:”</text:p>
          </table:table-cell>
          <table:table-cell office:value-type="string">
            <text:p>Prest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aulo </text:p>
          </table:table-cell>
          <table:table-cell office:value-type="string">
            <text:p>“, surname:”</text:p>
          </table:table-cell>
          <table:table-cell office:value-type="string">
            <text:p>Coelh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earl </text:p>
          </table:table-cell>
          <table:table-cell office:value-type="string">
            <text:p>“, surname:”</text:p>
          </table:table-cell>
          <table:table-cell office:value-type="string">
            <text:p>S. Buck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edro </text:p>
          </table:table-cell>
          <table:table-cell office:value-type="string">
            <text:p>“, surname:”</text:p>
          </table:table-cell>
          <table:table-cell office:value-type="string">
            <text:p>Antonio de Alarcó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edro </text:p>
          </table:table-cell>
          <table:table-cell office:value-type="string">
            <text:p>“, surname:”</text:p>
          </table:table-cell>
          <table:table-cell office:value-type="string">
            <text:p>Feijo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edro </text:p>
          </table:table-cell>
          <table:table-cell office:value-type="string">
            <text:p>“, surname:”</text:p>
          </table:table-cell>
          <table:table-cell office:value-type="string">
            <text:p>Volt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emán </text:p>
          </table:table-cell>
          <table:table-cell office:value-type="string">
            <text:p>“, surname:”</text:p>
          </table:table-cell>
          <table:table-cell office:value-type="string">
            <text:p>Bouza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erich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eter </text:p>
          </table:table-cell>
          <table:table-cell office:value-type="string">
            <text:p>“, surname:”</text:p>
          </table:table-cell>
          <table:table-cell office:value-type="string">
            <text:p>Gilma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hilip </text:p>
          </table:table-cell>
          <table:table-cell office:value-type="string">
            <text:p>“, surname:”</text:p>
          </table:table-cell>
          <table:table-cell office:value-type="string">
            <text:p>José Farm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hilip </text:p>
          </table:table-cell>
          <table:table-cell office:value-type="string">
            <text:p>“, surname:”</text:p>
          </table:table-cell>
          <table:table-cell office:value-type="string">
            <text:p>Ker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hilip </text:p>
          </table:table-cell>
          <table:table-cell office:value-type="string">
            <text:p>“, surname:”</text:p>
          </table:table-cell>
          <table:table-cell office:value-type="string">
            <text:p>Roth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hilipp </text:p>
          </table:table-cell>
          <table:table-cell office:value-type="string">
            <text:p>“, surname:”</text:p>
          </table:table-cell>
          <table:table-cell office:value-type="string">
            <text:p>Vandenberg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ierre </text:p>
          </table:table-cell>
          <table:table-cell office:value-type="string">
            <text:p>“, surname:”</text:p>
          </table:table-cell>
          <table:table-cell office:value-type="string">
            <text:p>Joseph Proudh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ío </text:p>
          </table:table-cell>
          <table:table-cell office:value-type="string">
            <text:p>“, surname:”</text:p>
          </table:table-cell>
          <table:table-cell office:value-type="string">
            <text:p>Baroj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ío </text:p>
          </table:table-cell>
          <table:table-cell office:value-type="string">
            <text:p>“, surname:”</text:p>
          </table:table-cell>
          <table:table-cell office:value-type="string">
            <text:p>Baroja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lácido </text:p>
          </table:table-cell>
          <table:table-cell office:value-type="string">
            <text:p>“, surname:”</text:p>
          </table:table-cell>
          <table:table-cell office:value-type="string">
            <text:p>Lizanc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lutarco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oetas </text:p>
          </table:table-cell>
          <table:table-cell office:value-type="string">
            <text:p>“, surname:”</text:p>
          </table:table-cell>
          <table:table-cell office:value-type="string">
            <text:p>del 27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oetas </text:p>
          </table:table-cell>
          <table:table-cell office:value-type="string">
            <text:p>“, surname:”</text:p>
          </table:table-cell>
          <table:table-cell office:value-type="string">
            <text:p>del S. XV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Prospero </text:p>
          </table:table-cell>
          <table:table-cell office:value-type="string">
            <text:p>“, surname:”</text:p>
          </table:table-cell>
          <table:table-cell office:value-type="string">
            <text:p>Merimée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afael </text:p>
          </table:table-cell>
          <table:table-cell office:value-type="string">
            <text:p>“, surname:”</text:p>
          </table:table-cell>
          <table:table-cell office:value-type="string">
            <text:p>Albert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afael </text:p>
          </table:table-cell>
          <table:table-cell office:value-type="string">
            <text:p>“, surname:”</text:p>
          </table:table-cell>
          <table:table-cell office:value-type="string">
            <text:p>Quintía Pereir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alph </text:p>
          </table:table-cell>
          <table:table-cell office:value-type="string">
            <text:p>“, surname:”</text:p>
          </table:table-cell>
          <table:table-cell office:value-type="string">
            <text:p>Lint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amón </text:p>
          </table:table-cell>
          <table:table-cell office:value-type="string">
            <text:p>“, surname:”</text:p>
          </table:table-cell>
          <table:table-cell office:value-type="string">
            <text:p>de la Cru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amón </text:p>
          </table:table-cell>
          <table:table-cell office:value-type="string">
            <text:p>“, surname:”</text:p>
          </table:table-cell>
          <table:table-cell office:value-type="string">
            <text:p>del Valle-Inclán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amón </text:p>
          </table:table-cell>
          <table:table-cell office:value-type="string">
            <text:p>“, surname:”</text:p>
          </table:table-cell>
          <table:table-cell office:value-type="string">
            <text:p>J. Send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amón </text:p>
          </table:table-cell>
          <table:table-cell office:value-type="string">
            <text:p>“, surname:”</text:p>
          </table:table-cell>
          <table:table-cell office:value-type="string">
            <text:p>Perez de Ayal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amón </text:p>
          </table:table-cell>
          <table:table-cell office:value-type="string">
            <text:p>“, surname:”</text:p>
          </table:table-cell>
          <table:table-cell office:value-type="string">
            <text:p>Tamam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aúl </text:p>
          </table:table-cell>
          <table:table-cell office:value-type="string">
            <text:p>“, surname:”</text:p>
          </table:table-cell>
          <table:table-cell office:value-type="string">
            <text:p>García Durá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aymond </text:p>
          </table:table-cell>
          <table:table-cell office:value-type="string">
            <text:p>“, surname:”</text:p>
          </table:table-cell>
          <table:table-cell office:value-type="string">
            <text:p>Hul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aymonde </text:p>
          </table:table-cell>
          <table:table-cell office:value-type="string">
            <text:p>“, surname:”</text:p>
          </table:table-cell>
          <table:table-cell office:value-type="string">
            <text:p>Anna Re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ichard </text:p>
          </table:table-cell>
          <table:table-cell office:value-type="string">
            <text:p>“, surname:”</text:p>
          </table:table-cell>
          <table:table-cell office:value-type="string">
            <text:p>Bach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ichard </text:p>
          </table:table-cell>
          <table:table-cell office:value-type="string">
            <text:p>“, surname:”</text:p>
          </table:table-cell>
          <table:table-cell office:value-type="string">
            <text:p>Leakey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obert </text:p>
          </table:table-cell>
          <table:table-cell office:value-type="string">
            <text:p>“, surname:”</text:p>
          </table:table-cell>
          <table:table-cell office:value-type="string">
            <text:p>P.Davi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obert </text:p>
          </table:table-cell>
          <table:table-cell office:value-type="string">
            <text:p>“, surname:”</text:p>
          </table:table-cell>
          <table:table-cell office:value-type="string">
            <text:p>Grav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obert </text:p>
          </table:table-cell>
          <table:table-cell office:value-type="string">
            <text:p>“, surname:”</text:p>
          </table:table-cell>
          <table:table-cell office:value-type="string">
            <text:p>Louis Stevenson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oberto </text:p>
          </table:table-cell>
          <table:table-cell office:value-type="string">
            <text:p>“, surname:”</text:p>
          </table:table-cell>
          <table:table-cell office:value-type="string">
            <text:p>Bolañ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oberto </text:p>
          </table:table-cell>
          <table:table-cell office:value-type="string">
            <text:p>“, surname:”</text:p>
          </table:table-cell>
          <table:table-cell office:value-type="string">
            <text:p>Calass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ojas </text:p>
          </table:table-cell>
          <table:table-cell office:value-type="string">
            <text:p>“, surname:”</text:p>
          </table:table-cell>
          <table:table-cell office:value-type="string">
            <text:p>Zorrill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osa </text:p>
          </table:table-cell>
          <table:table-cell office:value-type="string">
            <text:p>“, surname:”</text:p>
          </table:table-cell>
          <table:table-cell office:value-type="string">
            <text:p>Chace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osa </text:p>
          </table:table-cell>
          <table:table-cell office:value-type="string">
            <text:p>“, surname:”</text:p>
          </table:table-cell>
          <table:table-cell office:value-type="string">
            <text:p>Luxemburg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osa </text:p>
          </table:table-cell>
          <table:table-cell office:value-type="string">
            <text:p>“, surname:”</text:p>
          </table:table-cell>
          <table:table-cell office:value-type="string">
            <text:p>Mª Lorenz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osa </text:p>
          </table:table-cell>
          <table:table-cell office:value-type="string">
            <text:p>“, surname:”</text:p>
          </table:table-cell>
          <table:table-cell office:value-type="string">
            <text:p>Monter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osa </text:p>
          </table:table-cell>
          <table:table-cell office:value-type="string">
            <text:p>“, surname:”</text:p>
          </table:table-cell>
          <table:table-cell office:value-type="string">
            <text:p>Regá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osalía </text:p>
          </table:table-cell>
          <table:table-cell office:value-type="string">
            <text:p>“, surname:”</text:p>
          </table:table-cell>
          <table:table-cell office:value-type="string">
            <text:p>de Castr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osamunde </text:p>
          </table:table-cell>
          <table:table-cell office:value-type="string">
            <text:p>“, surname:”</text:p>
          </table:table-cell>
          <table:table-cell office:value-type="string">
            <text:p>Pilch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ubén </text:p>
          </table:table-cell>
          <table:table-cell office:value-type="string">
            <text:p>“, surname:”</text:p>
          </table:table-cell>
          <table:table-cell office:value-type="string">
            <text:p>Darí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uiz </text:p>
          </table:table-cell>
          <table:table-cell office:value-type="string">
            <text:p>“, surname:”</text:p>
          </table:table-cell>
          <table:table-cell office:value-type="string">
            <text:p>de Alarcó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Ryszard </text:p>
          </table:table-cell>
          <table:table-cell office:value-type="string">
            <text:p>“, surname:”</text:p>
          </table:table-cell>
          <table:table-cell office:value-type="string">
            <text:p>Kapuscinsk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.J. </text:p>
          </table:table-cell>
          <table:table-cell office:value-type="string">
            <text:p>“, surname:”</text:p>
          </table:table-cell>
          <table:table-cell office:value-type="string">
            <text:p>Wats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aint-Simon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alvador </text:p>
          </table:table-cell>
          <table:table-cell office:value-type="string">
            <text:p>“, surname:”</text:p>
          </table:table-cell>
          <table:table-cell office:value-type="string">
            <text:p>Gin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an </text:p>
          </table:table-cell>
          <table:table-cell office:value-type="string">
            <text:p>“, surname:”</text:p>
          </table:table-cell>
          <table:table-cell office:value-type="string">
            <text:p>Agustí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ándor </text:p>
          </table:table-cell>
          <table:table-cell office:value-type="string">
            <text:p>“, surname:”</text:p>
          </table:table-cell>
          <table:table-cell office:value-type="string">
            <text:p>Mára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idney </text:p>
          </table:table-cell>
          <table:table-cell office:value-type="string">
            <text:p>“, surname:”</text:p>
          </table:table-cell>
          <table:table-cell office:value-type="string">
            <text:p>Sheld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igmund </text:p>
          </table:table-cell>
          <table:table-cell office:value-type="string">
            <text:p>“, surname:”</text:p>
          </table:table-cell>
          <table:table-cell office:value-type="string">
            <text:p>Freud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imenon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imone </text:p>
          </table:table-cell>
          <table:table-cell office:value-type="string">
            <text:p>“, surname:”</text:p>
          </table:table-cell>
          <table:table-cell office:value-type="string">
            <text:p>de Beauvoi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tanislaw </text:p>
          </table:table-cell>
          <table:table-cell office:value-type="string">
            <text:p>“, surname:”</text:p>
          </table:table-cell>
          <table:table-cell office:value-type="string">
            <text:p>Lem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tendhal 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tephen </text:p>
          </table:table-cell>
          <table:table-cell office:value-type="string">
            <text:p>“, surname:”</text:p>
          </table:table-cell>
          <table:table-cell office:value-type="string">
            <text:p>Greenblat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tephen </text:p>
          </table:table-cell>
          <table:table-cell office:value-type="string">
            <text:p>“, surname:”</text:p>
          </table:table-cell>
          <table:table-cell office:value-type="string">
            <text:p>King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tephen </text:p>
          </table:table-cell>
          <table:table-cell office:value-type="string">
            <text:p>“, surname:”</text:p>
          </table:table-cell>
          <table:table-cell office:value-type="string">
            <text:p>R. Lawhead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tephenb </text:p>
          </table:table-cell>
          <table:table-cell office:value-type="string">
            <text:p>“, surname:”</text:p>
          </table:table-cell>
          <table:table-cell office:value-type="string">
            <text:p>W.Hawking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tevenson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tieg </text:p>
          </table:table-cell>
          <table:table-cell office:value-type="string">
            <text:p>“, surname:”</text:p>
          </table:table-cell>
          <table:table-cell office:value-type="string">
            <text:p>Larss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ue </text:p>
          </table:table-cell>
          <table:table-cell office:value-type="string">
            <text:p>“, surname:”</text:p>
          </table:table-cell>
          <table:table-cell office:value-type="string">
            <text:p>Harris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usan </text:p>
          </table:table-cell>
          <table:table-cell office:value-type="string">
            <text:p>“, surname:”</text:p>
          </table:table-cell>
          <table:table-cell office:value-type="string">
            <text:p>Isaac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usanna </text:p>
          </table:table-cell>
          <table:table-cell office:value-type="string">
            <text:p>“, surname:”</text:p>
          </table:table-cell>
          <table:table-cell office:value-type="string">
            <text:p>Tamar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ven </text:p>
          </table:table-cell>
          <table:table-cell office:value-type="string">
            <text:p>“, surname:”</text:p>
          </table:table-cell>
          <table:table-cell office:value-type="string">
            <text:p>Hassel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ylvia </text:p>
          </table:table-cell>
          <table:table-cell office:value-type="string">
            <text:p>“, surname:”</text:p>
          </table:table-cell>
          <table:table-cell office:value-type="string">
            <text:p>de Béja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Sylvia </text:p>
          </table:table-cell>
          <table:table-cell office:value-type="string">
            <text:p>“, surname:”</text:p>
          </table:table-cell>
          <table:table-cell office:value-type="string">
            <text:p>Plath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.</text:p>
          </table:table-cell>
          <table:table-cell office:value-type="string">
            <text:p>“, surname:”</text:p>
          </table:table-cell>
          <table:table-cell office:value-type="string">
            <text:p>Sturge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.E. </text:p>
          </table:table-cell>
          <table:table-cell office:value-type="string">
            <text:p>“, surname:”</text:p>
          </table:table-cell>
          <table:table-cell office:value-type="string">
            <text:p>Lawrenc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erenci </text:p>
          </table:table-cell>
          <table:table-cell office:value-type="string">
            <text:p>“, surname:”</text:p>
          </table:table-cell>
          <table:table-cell office:value-type="string">
            <text:p>Moix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erry </text:p>
          </table:table-cell>
          <table:table-cell office:value-type="string">
            <text:p>“, surname:”</text:p>
          </table:table-cell>
          <table:table-cell office:value-type="string">
            <text:p>Pratchett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hea </text:p>
          </table:table-cell>
          <table:table-cell office:value-type="string">
            <text:p>“, surname:”</text:p>
          </table:table-cell>
          <table:table-cell office:value-type="string">
            <text:p>Von Harbou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homas </text:p>
          </table:table-cell>
          <table:table-cell office:value-type="string">
            <text:p>“, surname:”</text:p>
          </table:table-cell>
          <table:table-cell office:value-type="string">
            <text:p>Harri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homas </text:p>
          </table:table-cell>
          <table:table-cell office:value-type="string">
            <text:p>“, surname:”</text:p>
          </table:table-cell>
          <table:table-cell office:value-type="string">
            <text:p>Man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homas </text:p>
          </table:table-cell>
          <table:table-cell office:value-type="string">
            <text:p>“, surname:”</text:p>
          </table:table-cell>
          <table:table-cell office:value-type="string">
            <text:p>Mor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homas </text:p>
          </table:table-cell>
          <table:table-cell office:value-type="string">
            <text:p>“, surname:”</text:p>
          </table:table-cell>
          <table:table-cell office:value-type="string">
            <text:p>Pain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homas </text:p>
          </table:table-cell>
          <table:table-cell office:value-type="string">
            <text:p>“, surname:”</text:p>
          </table:table-cell>
          <table:table-cell office:value-type="string">
            <text:p>R. Malthu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irso </text:p>
          </table:table-cell>
          <table:table-cell office:value-type="string">
            <text:p>“, surname:”</text:p>
          </table:table-cell>
          <table:table-cell office:value-type="string">
            <text:p>de Molin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omás </text:p>
          </table:table-cell>
          <table:table-cell office:value-type="string">
            <text:p>“, surname:”</text:p>
          </table:table-cell>
          <table:table-cell office:value-type="string">
            <text:p>Salvado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orcuato </text:p>
          </table:table-cell>
          <table:table-cell office:value-type="string">
            <text:p>“, surname:”</text:p>
          </table:table-cell>
          <table:table-cell office:value-type="string">
            <text:p>Luca de Tena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orey </text:p>
          </table:table-cell>
          <table:table-cell office:value-type="string">
            <text:p>“, surname:”</text:p>
          </table:table-cell>
          <table:table-cell office:value-type="string">
            <text:p>L.Hayde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Trevanian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Umberto </text:p>
          </table:table-cell>
          <table:table-cell office:value-type="string">
            <text:p>“, surname:”</text:p>
          </table:table-cell>
          <table:table-cell office:value-type="string">
            <text:p>Ec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Ursula </text:p>
          </table:table-cell>
          <table:table-cell office:value-type="string">
            <text:p>“, surname:”</text:p>
          </table:table-cell>
          <table:table-cell office:value-type="string">
            <text:p>K. Le Gui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Ursula </text:p>
          </table:table-cell>
          <table:table-cell office:value-type="string">
            <text:p>“, surname:”</text:p>
          </table:table-cell>
          <table:table-cell office:value-type="string">
            <text:p>K.Le Gui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Valentín </text:p>
          </table:table-cell>
          <table:table-cell office:value-type="string">
            <text:p>“, surname:”</text:p>
          </table:table-cell>
          <table:table-cell office:value-type="string">
            <text:p>Paz-Andrad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Valerio </text:p>
          </table:table-cell>
          <table:table-cell office:value-type="string">
            <text:p>“, surname:”</text:p>
          </table:table-cell>
          <table:table-cell office:value-type="string">
            <text:p>Massimo Manfredi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Varios </text:p>
          </table:table-cell>
          <table:table-cell office:value-type="string">
            <text:p>“, surname:”</text:p>
          </table:table-cell>
          <table:table-cell office:value-type="string">
            <text:p>autor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Varios autores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Vicente </text:p>
          </table:table-cell>
          <table:table-cell office:value-type="string">
            <text:p>“, surname:”</text:p>
          </table:table-cell>
          <table:table-cell office:value-type="string">
            <text:p>Blasco Ibañ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Victoria </text:p>
          </table:table-cell>
          <table:table-cell office:value-type="string">
            <text:p>“, surname:”</text:p>
          </table:table-cell>
          <table:table-cell office:value-type="string">
            <text:p>Pooel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Villamediana </text:p>
          </table:table-cell>
          <table:table-cell office:value-type="string">
            <text:p>“, surname:”</text:p>
          </table:table-cell>
          <table:table-cell office:value-type="string">
            <text:p>y otros autore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Virgilio 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Voltaire </text:p>
          </table:table-cell>
          <table:table-cell office:value-type="string">
            <text:p>“, surname:”</text:p>
          </table:table-cell>
          <table:table-cell/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W. </text:p>
          </table:table-cell>
          <table:table-cell office:value-type="string">
            <text:p>“, surname:”</text:p>
          </table:table-cell>
          <table:table-cell office:value-type="string">
            <text:p>Irving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W.Michael </text:p>
          </table:table-cell>
          <table:table-cell office:value-type="string">
            <text:p>“, surname:”</text:p>
          </table:table-cell>
          <table:table-cell office:value-type="string">
            <text:p>Gea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Walter </text:p>
          </table:table-cell>
          <table:table-cell office:value-type="string">
            <text:p>“, surname:”</text:p>
          </table:table-cell>
          <table:table-cell office:value-type="string">
            <text:p>Scott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Wayne </text:p>
          </table:table-cell>
          <table:table-cell office:value-type="string">
            <text:p>“, surname:”</text:p>
          </table:table-cell>
          <table:table-cell office:value-type="string">
            <text:p>W.Dy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Whitley </text:p>
          </table:table-cell>
          <table:table-cell office:value-type="string">
            <text:p>“, surname:”</text:p>
          </table:table-cell>
          <table:table-cell office:value-type="string">
            <text:p>Striebe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William </text:p>
          </table:table-cell>
          <table:table-cell office:value-type="string">
            <text:p>“, surname:”</text:p>
          </table:table-cell>
          <table:table-cell office:value-type="string">
            <text:p>Burrough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William </text:p>
          </table:table-cell>
          <table:table-cell office:value-type="string">
            <text:p>“, surname:”</text:p>
          </table:table-cell>
          <table:table-cell office:value-type="string">
            <text:p>Gibson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William </text:p>
          </table:table-cell>
          <table:table-cell office:value-type="string">
            <text:p>“, surname:”</text:p>
          </table:table-cell>
          <table:table-cell office:value-type="string">
            <text:p>Shakeaspeare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William </text:p>
          </table:table-cell>
          <table:table-cell office:value-type="string">
            <text:p>“, surname:”</text:p>
          </table:table-cell>
          <table:table-cell office:value-type="string">
            <text:p>Shakespeare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Willian </text:p>
          </table:table-cell>
          <table:table-cell office:value-type="string">
            <text:p>“, surname:”</text:p>
          </table:table-cell>
          <table:table-cell office:value-type="string">
            <text:p>Makepeace Thackeray 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X. </text:p>
          </table:table-cell>
          <table:table-cell office:value-type="string">
            <text:p>“, surname:”</text:p>
          </table:table-cell>
          <table:table-cell office:value-type="string">
            <text:p>Alonso Monter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Xaime </text:p>
          </table:table-cell>
          <table:table-cell office:value-type="string">
            <text:p>“, surname:”</text:p>
          </table:table-cell>
          <table:table-cell office:value-type="string">
            <text:p>Iglesias González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Xavier </text:p>
          </table:table-cell>
          <table:table-cell office:value-type="string">
            <text:p>“, surname:”</text:p>
          </table:table-cell>
          <table:table-cell office:value-type="string">
            <text:p>Domingo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Xoan </text:p>
          </table:table-cell>
          <table:table-cell office:value-type="string">
            <text:p>“, surname:”</text:p>
          </table:table-cell>
          <table:table-cell office:value-type="string">
            <text:p>Manuel Pintos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Xoán </text:p>
          </table:table-cell>
          <table:table-cell office:value-type="string">
            <text:p>“, surname:”</text:p>
          </table:table-cell>
          <table:table-cell office:value-type="string">
            <text:p>Bernárdez Vilar</text:p>
          </table:table-cell>
          <table:table-cell office:value-type="string">
            <text:p>“}</text:p>
          </table:table-cell>
        </table:table-row>
        <table:table-row table:style-name="ro1">
          <table:table-cell office:value-type="string">
            <text:p>{name:”</text:p>
          </table:table-cell>
          <table:table-cell office:value-type="string">
            <text:p>Zoé </text:p>
          </table:table-cell>
          <table:table-cell office:value-type="string">
            <text:p>“, surname:”</text:p>
          </table:table-cell>
          <table:table-cell office:value-type="string">
            <text:p>Valdés</text:p>
          </table:table-cell>
          <table:table-cell office:value-type="string">
            <text:p>“}</text:p>
          </table:table-cell>
        </table:table-row>
      </table:table>
      <table:table table:name="Autores" table:style-name="ta3" table:print="false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3" table:number-columns-repeated="252" table:default-cell-style-name="ce3"/>
        <table:table-row table:style-name="ro1">
          <table:table-cell table:style-name="Default" table:number-columns-repeated="3"/>
          <table:table-cell office:value-type="string">
            <text:p>name</text:p>
          </table:table-cell>
          <table:table-cell office:value-type="string">
            <text:p>surnam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.E.W. Mason</text:p>
          </table:table-cell>
          <table:table-cell table:style-name="Default" table:formula="of:=LEFT([.A2];SEARCH(&quot; &quot;;[.A2];1))" office:value-type="string" office:string-value="A.E.W. ">
            <text:p>A.E.W. </text:p>
          </table:table-cell>
          <table:table-cell table:style-name="Default" table:formula="of:=RIGHT([.A2];LEN([.A2])-SEARCH(&quot; &quot;;[.A2];1))" office:value-type="string" office:string-value="Mason">
            <text:p>Mason</text:p>
          </table:table-cell>
          <table:table-cell table:formula="of:=[.B2]" office:value-type="string" office:string-value="A.E.W. ">
            <text:p>A.E.W. </text:p>
          </table:table-cell>
          <table:table-cell table:formula="of:=[.C2]" office:value-type="string" office:string-value="Mason">
            <text:p>Mas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gatha Christie</text:p>
          </table:table-cell>
          <table:table-cell table:style-name="Default" table:formula="of:=LEFT([.A3];SEARCH(&quot; &quot;;[.A3];1))" office:value-type="string" office:string-value="Agatha ">
            <text:p>Agatha </text:p>
          </table:table-cell>
          <table:table-cell table:style-name="Default" table:formula="of:=RIGHT([.A3];LEN([.A3])-SEARCH(&quot; &quot;;[.A3];1))" office:value-type="string" office:string-value="Christie">
            <text:p>Christie</text:p>
          </table:table-cell>
          <table:table-cell table:formula="of:=[.B3]" office:value-type="string" office:string-value="Agatha ">
            <text:p>Agatha </text:p>
          </table:table-cell>
          <table:table-cell table:formula="of:=[.C3]" office:value-type="string" office:string-value="Christie">
            <text:p>Christi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kira Toriyama</text:p>
          </table:table-cell>
          <table:table-cell table:style-name="Default" table:formula="of:=LEFT([.A4];SEARCH(&quot; &quot;;[.A4];1))" office:value-type="string" office:string-value="Akira ">
            <text:p>Akira </text:p>
          </table:table-cell>
          <table:table-cell table:style-name="Default" table:formula="of:=RIGHT([.A4];LEN([.A4])-SEARCH(&quot; &quot;;[.A4];1))" office:value-type="string" office:string-value="Toriyama">
            <text:p>Toriyama</text:p>
          </table:table-cell>
          <table:table-cell table:formula="of:=[.B4]" office:value-type="string" office:string-value="Akira ">
            <text:p>Akira </text:p>
          </table:table-cell>
          <table:table-cell table:formula="of:=[.C4]" office:value-type="string" office:string-value="Toriyama">
            <text:p>Toriyama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Alba de Toro</text:p>
          </table:table-cell>
          <table:table-cell table:style-name="Default" table:formula="of:=LEFT([.A5];SEARCH(&quot; &quot;;[.A5];1))" office:value-type="string" office:string-value="Alba ">
            <text:p>Alba </text:p>
          </table:table-cell>
          <table:table-cell table:style-name="Default" table:formula="of:=RIGHT([.A5];LEN([.A5])-SEARCH(&quot; &quot;;[.A5];1))" office:value-type="string" office:string-value="de Toro">
            <text:p>de Toro</text:p>
          </table:table-cell>
          <table:table-cell table:formula="of:=[.B5]" office:value-type="string" office:string-value="Alba ">
            <text:p>Alba </text:p>
          </table:table-cell>
          <table:table-cell table:formula="of:=[.C5]" office:value-type="string" office:string-value="de Toro">
            <text:p>de Tor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bert Camus</text:p>
          </table:table-cell>
          <table:table-cell table:style-name="Default" table:formula="of:=LEFT([.A6];SEARCH(&quot; &quot;;[.A6];1))" office:value-type="string" office:string-value="Albert ">
            <text:p>Albert </text:p>
          </table:table-cell>
          <table:table-cell table:style-name="Default" table:formula="of:=RIGHT([.A6];LEN([.A6])-SEARCH(&quot; &quot;;[.A6];1))" office:value-type="string" office:string-value="Camus">
            <text:p>Camus</text:p>
          </table:table-cell>
          <table:table-cell table:formula="of:=[.B6]" office:value-type="string" office:string-value="Albert ">
            <text:p>Albert </text:p>
          </table:table-cell>
          <table:table-cell table:formula="of:=[.C6]" office:value-type="string" office:string-value="Camus">
            <text:p>Camu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bert Einstein</text:p>
          </table:table-cell>
          <table:table-cell table:style-name="Default" table:formula="of:=LEFT([.A7];SEARCH(&quot; &quot;;[.A7];1))" office:value-type="string" office:string-value="Albert ">
            <text:p>Albert </text:p>
          </table:table-cell>
          <table:table-cell table:style-name="Default" table:formula="of:=RIGHT([.A7];LEN([.A7])-SEARCH(&quot; &quot;;[.A7];1))" office:value-type="string" office:string-value="Einstein">
            <text:p>Einstein</text:p>
          </table:table-cell>
          <table:table-cell table:formula="of:=[.B7]" office:value-type="string" office:string-value="Albert ">
            <text:p>Albert </text:p>
          </table:table-cell>
          <table:table-cell table:formula="of:=[.C7]" office:value-type="string" office:string-value="Einstein">
            <text:p>Einstei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berto Vazquez-Figueroa</text:p>
          </table:table-cell>
          <table:table-cell table:style-name="Default" table:formula="of:=LEFT([.A8];SEARCH(&quot; &quot;;[.A8];1))" office:value-type="string" office:string-value="Alberto ">
            <text:p>Alberto </text:p>
          </table:table-cell>
          <table:table-cell table:style-name="Default" table:formula="of:=RIGHT([.A8];LEN([.A8])-SEARCH(&quot; &quot;;[.A8];1))" office:value-type="string" office:string-value="Vazquez-Figueroa">
            <text:p>Vazquez-Figueroa</text:p>
          </table:table-cell>
          <table:table-cell table:formula="of:=[.B8]" office:value-type="string" office:string-value="Alberto ">
            <text:p>Alberto </text:p>
          </table:table-cell>
          <table:table-cell table:formula="of:=[.C8]" office:value-type="string" office:string-value="Vazquez-Figueroa">
            <text:p>Vazquez-Figuero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dous Huxley</text:p>
          </table:table-cell>
          <table:table-cell table:style-name="Default" table:formula="of:=LEFT([.A9];SEARCH(&quot; &quot;;[.A9];1))" office:value-type="string" office:string-value="Aldous ">
            <text:p>Aldous </text:p>
          </table:table-cell>
          <table:table-cell table:style-name="Default" table:formula="of:=RIGHT([.A9];LEN([.A9])-SEARCH(&quot; &quot;;[.A9];1))" office:value-type="string" office:string-value="Huxley">
            <text:p>Huxley</text:p>
          </table:table-cell>
          <table:table-cell table:formula="of:=[.B9]" office:value-type="string" office:string-value="Aldous ">
            <text:p>Aldous </text:p>
          </table:table-cell>
          <table:table-cell table:formula="of:=[.C9]" office:value-type="string" office:string-value="Huxley">
            <text:p>Huxley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Alejandro Dumas</text:p>
          </table:table-cell>
          <table:table-cell table:style-name="Default" table:formula="of:=LEFT([.A10];SEARCH(&quot; &quot;;[.A10];1))" office:value-type="string" office:string-value="Alejandro ">
            <text:p>Alejandro </text:p>
          </table:table-cell>
          <table:table-cell table:style-name="Default" table:formula="of:=RIGHT([.A10];LEN([.A10])-SEARCH(&quot; &quot;;[.A10];1))" office:value-type="string" office:string-value="Dumas">
            <text:p>Dumas</text:p>
          </table:table-cell>
          <table:table-cell table:formula="of:=[.B10]" office:value-type="string" office:string-value="Alejandro ">
            <text:p>Alejandro </text:p>
          </table:table-cell>
          <table:table-cell table:formula="of:=[.C10]" office:value-type="string" office:string-value="Dumas">
            <text:p>Dumas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Alejandro Dumas (hijo)</text:p>
          </table:table-cell>
          <table:table-cell table:style-name="Default" table:formula="of:=LEFT([.A11];SEARCH(&quot; &quot;;[.A11];1))" office:value-type="string" office:string-value="Alejandro ">
            <text:p>Alejandro </text:p>
          </table:table-cell>
          <table:table-cell table:style-name="Default" table:formula="of:=RIGHT([.A11];LEN([.A11])-SEARCH(&quot; &quot;;[.A11];1))" office:value-type="string" office:string-value="Dumas (hijo)">
            <text:p>Dumas (hijo)</text:p>
          </table:table-cell>
          <table:table-cell table:formula="of:=[.B11]" office:value-type="string" office:string-value="Alejandro ">
            <text:p>Alejandro </text:p>
          </table:table-cell>
          <table:table-cell table:formula="of:=[.C11]" office:value-type="string" office:string-value="Dumas (hijo)">
            <text:p>Dumas (hijo)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ejo Carpentier</text:p>
          </table:table-cell>
          <table:table-cell table:style-name="Default" table:formula="of:=LEFT([.A12];SEARCH(&quot; &quot;;[.A12];1))" office:value-type="string" office:string-value="Alejo ">
            <text:p>Alejo </text:p>
          </table:table-cell>
          <table:table-cell table:style-name="Default" table:formula="of:=RIGHT([.A12];LEN([.A12])-SEARCH(&quot; &quot;;[.A12];1))" office:value-type="string" office:string-value="Carpentier">
            <text:p>Carpentier</text:p>
          </table:table-cell>
          <table:table-cell table:formula="of:=[.B12]" office:value-type="string" office:string-value="Alejo ">
            <text:p>Alejo </text:p>
          </table:table-cell>
          <table:table-cell table:formula="of:=[.C12]" office:value-type="string" office:string-value="Carpentier">
            <text:p>Carpenti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ex Haley</text:p>
          </table:table-cell>
          <table:table-cell table:style-name="Default" table:formula="of:=LEFT([.A13];SEARCH(&quot; &quot;;[.A13];1))" office:value-type="string" office:string-value="Alex ">
            <text:p>Alex </text:p>
          </table:table-cell>
          <table:table-cell table:style-name="Default" table:formula="of:=RIGHT([.A13];LEN([.A13])-SEARCH(&quot; &quot;;[.A13];1))" office:value-type="string" office:string-value="Haley">
            <text:p>Haley</text:p>
          </table:table-cell>
          <table:table-cell table:formula="of:=[.B13]" office:value-type="string" office:string-value="Alex ">
            <text:p>Alex </text:p>
          </table:table-cell>
          <table:table-cell table:formula="of:=[.C13]" office:value-type="string" office:string-value="Haley">
            <text:p>Hale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exandr Soljenitsin</text:p>
          </table:table-cell>
          <table:table-cell table:style-name="Default" table:formula="of:=LEFT([.A14];SEARCH(&quot; &quot;;[.A14];1))" office:value-type="string" office:string-value="Alexandr ">
            <text:p>Alexandr </text:p>
          </table:table-cell>
          <table:table-cell table:style-name="Default" table:formula="of:=RIGHT([.A14];LEN([.A14])-SEARCH(&quot; &quot;;[.A14];1))" office:value-type="string" office:string-value="Soljenitsin">
            <text:p>Soljenitsin</text:p>
          </table:table-cell>
          <table:table-cell table:formula="of:=[.B14]" office:value-type="string" office:string-value="Alexandr ">
            <text:p>Alexandr </text:p>
          </table:table-cell>
          <table:table-cell table:formula="of:=[.C14]" office:value-type="string" office:string-value="Soljenitsin">
            <text:p>Soljenitsi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exis de Tocqueville</text:p>
          </table:table-cell>
          <table:table-cell table:style-name="Default" table:formula="of:=LEFT([.A15];SEARCH(&quot; &quot;;[.A15];1))" office:value-type="string" office:string-value="Alexis ">
            <text:p>Alexis </text:p>
          </table:table-cell>
          <table:table-cell table:style-name="Default" table:formula="of:=RIGHT([.A15];LEN([.A15])-SEARCH(&quot; &quot;;[.A15];1))" office:value-type="string" office:string-value="de Tocqueville">
            <text:p>de Tocqueville</text:p>
          </table:table-cell>
          <table:table-cell table:formula="of:=[.B15]" office:value-type="string" office:string-value="Alexis ">
            <text:p>Alexis </text:p>
          </table:table-cell>
          <table:table-cell table:formula="of:=[.C15]" office:value-type="string" office:string-value="de Tocqueville">
            <text:p>de Tocquevill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fonso Daniel Rodriguez Castelao</text:p>
          </table:table-cell>
          <table:table-cell table:style-name="Default" table:formula="of:=LEFT([.A16];SEARCH(&quot; &quot;;[.A16];1))" office:value-type="string" office:string-value="Alfonso ">
            <text:p>Alfonso </text:p>
          </table:table-cell>
          <table:table-cell table:style-name="Default" table:formula="of:=RIGHT([.A16];LEN([.A16])-SEARCH(&quot; &quot;;[.A16];1))" office:value-type="string" office:string-value="Daniel Rodriguez Castelao">
            <text:p>Daniel Rodriguez Castelao</text:p>
          </table:table-cell>
          <table:table-cell office:value-type="string">
            <text:p>Alfonso Daniel</text:p>
          </table:table-cell>
          <table:table-cell office:value-type="string">
            <text:p>Rodríguez Castela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fonso de Valdés</text:p>
          </table:table-cell>
          <table:table-cell table:style-name="Default" table:formula="of:=LEFT([.A17];SEARCH(&quot; &quot;;[.A17];1))" office:value-type="string" office:string-value="Alfonso ">
            <text:p>Alfonso </text:p>
          </table:table-cell>
          <table:table-cell table:style-name="Default" table:formula="of:=RIGHT([.A17];LEN([.A17])-SEARCH(&quot; &quot;;[.A17];1))" office:value-type="string" office:string-value="de Valdés">
            <text:p>de Valdés</text:p>
          </table:table-cell>
          <table:table-cell table:formula="of:=[.B17]" office:value-type="string" office:string-value="Alfonso ">
            <text:p>Alfonso </text:p>
          </table:table-cell>
          <table:table-cell table:formula="of:=[.C17]" office:value-type="string" office:string-value="de Valdés">
            <text:p>de Valdé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fonso R. Castelao</text:p>
          </table:table-cell>
          <table:table-cell table:style-name="Default" table:formula="of:=LEFT([.A18];SEARCH(&quot; &quot;;[.A18];1))" office:value-type="string" office:string-value="Alfonso ">
            <text:p>Alfonso </text:p>
          </table:table-cell>
          <table:table-cell table:style-name="Default" table:formula="of:=RIGHT([.A18];LEN([.A18])-SEARCH(&quot; &quot;;[.A18];1))" office:value-type="string" office:string-value="R. Castelao">
            <text:p>R. Castelao</text:p>
          </table:table-cell>
          <table:table-cell office:value-type="string">
            <text:p>Alfonso Daniel</text:p>
          </table:table-cell>
          <table:table-cell office:value-type="string">
            <text:p>Rodríguez Castelao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Alfonso X</text:p>
          </table:table-cell>
          <table:table-cell table:style-name="Default" table:formula="of:=LEFT([.A19];SEARCH(&quot; &quot;;[.A19];1))" office:value-type="string" office:string-value="Alfonso ">
            <text:p>Alfonso </text:p>
          </table:table-cell>
          <table:table-cell table:style-name="Default" table:formula="of:=RIGHT([.A19];LEN([.A19])-SEARCH(&quot; &quot;;[.A19];1))" office:value-type="string" office:string-value="X">
            <text:p>X</text:p>
          </table:table-cell>
          <table:table-cell office:value-type="string">
            <text:p>Alfonso X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Alfred Jerry</text:p>
          </table:table-cell>
          <table:table-cell table:style-name="Default" table:formula="of:=LEFT([.A20];SEARCH(&quot; &quot;;[.A20];1))" office:value-type="string" office:string-value="Alfred ">
            <text:p>Alfred </text:p>
          </table:table-cell>
          <table:table-cell table:style-name="Default" table:formula="of:=RIGHT([.A20];LEN([.A20])-SEARCH(&quot; &quot;;[.A20];1))" office:value-type="string" office:string-value="Jerry">
            <text:p>Jerry</text:p>
          </table:table-cell>
          <table:table-cell table:formula="of:=[.B20]" office:value-type="string" office:string-value="Alfred ">
            <text:p>Alfred </text:p>
          </table:table-cell>
          <table:table-cell table:formula="of:=[.C20]" office:value-type="string" office:string-value="Jerry">
            <text:p>Jerr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ice Walker</text:p>
          </table:table-cell>
          <table:table-cell table:style-name="Default" table:formula="of:=LEFT([.A21];SEARCH(&quot; &quot;;[.A21];1))" office:value-type="string" office:string-value="Alice ">
            <text:p>Alice </text:p>
          </table:table-cell>
          <table:table-cell table:style-name="Default" table:formula="of:=RIGHT([.A21];LEN([.A21])-SEARCH(&quot; &quot;;[.A21];1))" office:value-type="string" office:string-value="Walker">
            <text:p>Walker</text:p>
          </table:table-cell>
          <table:table-cell table:formula="of:=[.B21]" office:value-type="string" office:string-value="Alice ">
            <text:p>Alice </text:p>
          </table:table-cell>
          <table:table-cell table:formula="of:=[.C21]" office:value-type="string" office:string-value="Walker">
            <text:p>Walk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icia Giménez-Bartlett</text:p>
          </table:table-cell>
          <table:table-cell table:style-name="Default" table:formula="of:=LEFT([.A22];SEARCH(&quot; &quot;;[.A22];1))" office:value-type="string" office:string-value="Alicia ">
            <text:p>Alicia </text:p>
          </table:table-cell>
          <table:table-cell table:style-name="Default" table:formula="of:=RIGHT([.A22];LEN([.A22])-SEARCH(&quot; &quot;;[.A22];1))" office:value-type="string" office:string-value="Giménez-Bartlett">
            <text:p>Giménez-Bartlett</text:p>
          </table:table-cell>
          <table:table-cell table:formula="of:=[.B22]" office:value-type="string" office:string-value="Alicia ">
            <text:p>Alicia </text:p>
          </table:table-cell>
          <table:table-cell table:formula="of:=[.C22]" office:value-type="string" office:string-value="Giménez-Bartlett">
            <text:p>Giménez-Bartlet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mudena Grandes</text:p>
          </table:table-cell>
          <table:table-cell table:style-name="Default" table:formula="of:=LEFT([.A23];SEARCH(&quot; &quot;;[.A23];1))" office:value-type="string" office:string-value="Almudena ">
            <text:p>Almudena </text:p>
          </table:table-cell>
          <table:table-cell table:style-name="Default" table:formula="of:=RIGHT([.A23];LEN([.A23])-SEARCH(&quot; &quot;;[.A23];1))" office:value-type="string" office:string-value="Grandes">
            <text:p>Grandes</text:p>
          </table:table-cell>
          <table:table-cell table:formula="of:=[.B23]" office:value-type="string" office:string-value="Almudena ">
            <text:p>Almudena </text:p>
          </table:table-cell>
          <table:table-cell table:formula="of:=[.C23]" office:value-type="string" office:string-value="Grandes">
            <text:p>Grande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varo Cunqueiro</text:p>
          </table:table-cell>
          <table:table-cell table:style-name="Default" table:formula="of:=LEFT([.A24];SEARCH(&quot; &quot;;[.A24];1))" office:value-type="string" office:string-value="Alvaro ">
            <text:p>Alvaro </text:p>
          </table:table-cell>
          <table:table-cell table:style-name="Default" table:formula="of:=RIGHT([.A24];LEN([.A24])-SEARCH(&quot; &quot;;[.A24];1))" office:value-type="string" office:string-value="Cunqueiro">
            <text:p>Cunqueiro</text:p>
          </table:table-cell>
          <table:table-cell table:formula="of:=[.B24]" office:value-type="string" office:string-value="Alvaro ">
            <text:p>Alvaro </text:p>
          </table:table-cell>
          <table:table-cell table:formula="of:=[.C24]" office:value-type="string" office:string-value="Cunqueiro">
            <text:p>Cunqueir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varo de la Iglesia</text:p>
          </table:table-cell>
          <table:table-cell table:style-name="Default" table:formula="of:=LEFT([.A25];SEARCH(&quot; &quot;;[.A25];1))" office:value-type="string" office:string-value="Alvaro ">
            <text:p>Alvaro </text:p>
          </table:table-cell>
          <table:table-cell table:style-name="Default" table:formula="of:=RIGHT([.A25];LEN([.A25])-SEARCH(&quot; &quot;;[.A25];1))" office:value-type="string" office:string-value="de la Iglesia">
            <text:p>de la Iglesia</text:p>
          </table:table-cell>
          <table:table-cell table:formula="of:=[.B25]" office:value-type="string" office:string-value="Alvaro ">
            <text:p>Alvaro </text:p>
          </table:table-cell>
          <table:table-cell table:formula="of:=[.C25]" office:value-type="string" office:string-value="de la Iglesia">
            <text:p>de la Iglesi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lvaro Pombo</text:p>
          </table:table-cell>
          <table:table-cell table:style-name="Default" table:formula="of:=LEFT([.A26];SEARCH(&quot; &quot;;[.A26];1))" office:value-type="string" office:string-value="Alvaro ">
            <text:p>Alvaro </text:p>
          </table:table-cell>
          <table:table-cell table:style-name="Default" table:formula="of:=RIGHT([.A26];LEN([.A26])-SEARCH(&quot; &quot;;[.A26];1))" office:value-type="string" office:string-value="Pombo">
            <text:p>Pombo</text:p>
          </table:table-cell>
          <table:table-cell table:formula="of:=[.B26]" office:value-type="string" office:string-value="Alvaro ">
            <text:p>Alvaro </text:p>
          </table:table-cell>
          <table:table-cell table:formula="of:=[.C26]" office:value-type="string" office:string-value="Pombo">
            <text:p>Pomb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min Maalouf</text:p>
          </table:table-cell>
          <table:table-cell table:style-name="Default" table:formula="of:=LEFT([.A27];SEARCH(&quot; &quot;;[.A27];1))" office:value-type="string" office:string-value="Amin ">
            <text:p>Amin </text:p>
          </table:table-cell>
          <table:table-cell table:style-name="Default" table:formula="of:=RIGHT([.A27];LEN([.A27])-SEARCH(&quot; &quot;;[.A27];1))" office:value-type="string" office:string-value="Maalouf">
            <text:p>Maalouf</text:p>
          </table:table-cell>
          <table:table-cell table:formula="of:=[.B27]" office:value-type="string" office:string-value="Amin ">
            <text:p>Amin </text:p>
          </table:table-cell>
          <table:table-cell table:formula="of:=[.C27]" office:value-type="string" office:string-value="Maalouf">
            <text:p>Maalouf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a Frank</text:p>
          </table:table-cell>
          <table:table-cell table:style-name="Default" table:formula="of:=LEFT([.A28];SEARCH(&quot; &quot;;[.A28];1))" office:value-type="string" office:string-value="Ana ">
            <text:p>Ana </text:p>
          </table:table-cell>
          <table:table-cell table:style-name="Default" table:formula="of:=RIGHT([.A28];LEN([.A28])-SEARCH(&quot; &quot;;[.A28];1))" office:value-type="string" office:string-value="Frank">
            <text:p>Frank</text:p>
          </table:table-cell>
          <table:table-cell table:formula="of:=[.B28]" office:value-type="string" office:string-value="Ana ">
            <text:p>Ana </text:p>
          </table:table-cell>
          <table:table-cell table:formula="of:=[.C28]" office:value-type="string" office:string-value="Frank">
            <text:p>Frank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Ana Liste</text:p>
          </table:table-cell>
          <table:table-cell table:style-name="Default" table:formula="of:=LEFT([.A29];SEARCH(&quot; &quot;;[.A29];1))" office:value-type="string" office:string-value="Ana ">
            <text:p>Ana </text:p>
          </table:table-cell>
          <table:table-cell table:style-name="Default" table:formula="of:=RIGHT([.A29];LEN([.A29])-SEARCH(&quot; &quot;;[.A29];1))" office:value-type="string" office:string-value="Liste">
            <text:p>Liste</text:p>
          </table:table-cell>
          <table:table-cell table:formula="of:=[.B29]" office:value-type="string" office:string-value="Ana ">
            <text:p>Ana </text:p>
          </table:table-cell>
          <table:table-cell table:formula="of:=[.C29]" office:value-type="string" office:string-value="Liste">
            <text:p>List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a Mª Matute</text:p>
          </table:table-cell>
          <table:table-cell table:style-name="Default" table:formula="of:=LEFT([.A30];SEARCH(&quot; &quot;;[.A30];1))" office:value-type="string" office:string-value="Ana ">
            <text:p>Ana </text:p>
          </table:table-cell>
          <table:table-cell table:style-name="Default" table:formula="of:=RIGHT([.A30];LEN([.A30])-SEARCH(&quot; &quot;;[.A30];1))" office:value-type="string" office:string-value="Mª Matute">
            <text:p>Mª Matute</text:p>
          </table:table-cell>
          <table:table-cell table:formula="of:=[.B30]" office:value-type="string" office:string-value="Ana ">
            <text:p>Ana </text:p>
          </table:table-cell>
          <table:table-cell table:formula="of:=[.C30]" office:value-type="string" office:string-value="Mª Matute">
            <text:p>Mª Matut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drés Sopena Monselo</text:p>
          </table:table-cell>
          <table:table-cell table:style-name="Default" table:formula="of:=LEFT([.A31];SEARCH(&quot; &quot;;[.A31];1))" office:value-type="string" office:string-value="Andrés ">
            <text:p>Andrés </text:p>
          </table:table-cell>
          <table:table-cell table:style-name="Default" table:formula="of:=RIGHT([.A31];LEN([.A31])-SEARCH(&quot; &quot;;[.A31];1))" office:value-type="string" office:string-value="Sopena Monselo">
            <text:p>Sopena Monselo</text:p>
          </table:table-cell>
          <table:table-cell table:formula="of:=[.B31]" office:value-type="string" office:string-value="Andrés ">
            <text:p>Andrés </text:p>
          </table:table-cell>
          <table:table-cell table:formula="of:=[.C31]" office:value-type="string" office:string-value="Sopena Monselo">
            <text:p>Sopena Monsel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dréu Martín</text:p>
          </table:table-cell>
          <table:table-cell table:style-name="Default" table:formula="of:=LEFT([.A32];SEARCH(&quot; &quot;;[.A32];1))" office:value-type="string" office:string-value="Andréu ">
            <text:p>Andréu </text:p>
          </table:table-cell>
          <table:table-cell table:style-name="Default" table:formula="of:=RIGHT([.A32];LEN([.A32])-SEARCH(&quot; &quot;;[.A32];1))" office:value-type="string" office:string-value="Martín">
            <text:p>Martín</text:p>
          </table:table-cell>
          <table:table-cell table:formula="of:=[.B32]" office:value-type="string" office:string-value="Andréu ">
            <text:p>Andréu </text:p>
          </table:table-cell>
          <table:table-cell table:formula="of:=[.C32]" office:value-type="string" office:string-value="Martín">
            <text:p>Martí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gel Ganivet</text:p>
          </table:table-cell>
          <table:table-cell table:style-name="Default" table:formula="of:=LEFT([.A33];SEARCH(&quot; &quot;;[.A33];1))" office:value-type="string" office:string-value="Angel ">
            <text:p>Angel </text:p>
          </table:table-cell>
          <table:table-cell table:style-name="Default" table:formula="of:=RIGHT([.A33];LEN([.A33])-SEARCH(&quot; &quot;;[.A33];1))" office:value-type="string" office:string-value="Ganivet">
            <text:p>Ganivet</text:p>
          </table:table-cell>
          <table:table-cell table:formula="of:=[.B33]" office:value-type="string" office:string-value="Angel ">
            <text:p>Angel </text:p>
          </table:table-cell>
          <table:table-cell table:formula="of:=[.C33]" office:value-type="string" office:string-value="Ganivet">
            <text:p>Ganive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gel Gónzalez</text:p>
          </table:table-cell>
          <table:table-cell table:style-name="Default" table:formula="of:=LEFT([.A34];SEARCH(&quot; &quot;;[.A34];1))" office:value-type="string" office:string-value="Angel ">
            <text:p>Angel </text:p>
          </table:table-cell>
          <table:table-cell table:style-name="Default" table:formula="of:=RIGHT([.A34];LEN([.A34])-SEARCH(&quot; &quot;;[.A34];1))" office:value-type="string" office:string-value="Gónzalez">
            <text:p>Gónzalez</text:p>
          </table:table-cell>
          <table:table-cell table:formula="of:=[.B34]" office:value-type="string" office:string-value="Angel ">
            <text:p>Angel </text:p>
          </table:table-cell>
          <table:table-cell table:formula="of:=[.C34]" office:value-type="string" office:string-value="Gónzalez">
            <text:p>Gónzale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gel Horcajada Garrido</text:p>
          </table:table-cell>
          <table:table-cell table:style-name="Default" table:formula="of:=LEFT([.A35];SEARCH(&quot; &quot;;[.A35];1))" office:value-type="string" office:string-value="Angel ">
            <text:p>Angel </text:p>
          </table:table-cell>
          <table:table-cell table:style-name="Default" table:formula="of:=RIGHT([.A35];LEN([.A35])-SEARCH(&quot; &quot;;[.A35];1))" office:value-type="string" office:string-value="Horcajada Garrido">
            <text:p>Horcajada Garrido</text:p>
          </table:table-cell>
          <table:table-cell table:formula="of:=[.B35]" office:value-type="string" office:string-value="Angel ">
            <text:p>Angel </text:p>
          </table:table-cell>
          <table:table-cell table:formula="of:=[.C35]" office:value-type="string" office:string-value="Horcajada Garrido">
            <text:p>Horcajada Garrid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gel Moisés Durán</text:p>
          </table:table-cell>
          <table:table-cell table:style-name="Default" table:formula="of:=LEFT([.A36];SEARCH(&quot; &quot;;[.A36];1))" office:value-type="string" office:string-value="Angel ">
            <text:p>Angel </text:p>
          </table:table-cell>
          <table:table-cell table:style-name="Default" table:formula="of:=RIGHT([.A36];LEN([.A36])-SEARCH(&quot; &quot;;[.A36];1))" office:value-type="string" office:string-value="Moisés Durán">
            <text:p>Moisés Durán</text:p>
          </table:table-cell>
          <table:table-cell office:value-type="string">
            <text:p>Ángel Moises</text:p>
          </table:table-cell>
          <table:table-cell office:value-type="string">
            <text:p>Durá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geles Caso</text:p>
          </table:table-cell>
          <table:table-cell table:style-name="Default" table:formula="of:=LEFT([.A37];SEARCH(&quot; &quot;;[.A37];1))" office:value-type="string" office:string-value="Angeles ">
            <text:p>Angeles </text:p>
          </table:table-cell>
          <table:table-cell table:style-name="Default" table:formula="of:=RIGHT([.A37];LEN([.A37])-SEARCH(&quot; &quot;;[.A37];1))" office:value-type="string" office:string-value="Caso">
            <text:p>Caso</text:p>
          </table:table-cell>
          <table:table-cell table:formula="of:=[.B37]" office:value-type="string" office:string-value="Angeles ">
            <text:p>Angeles </text:p>
          </table:table-cell>
          <table:table-cell table:formula="of:=[.C37]" office:value-type="string" office:string-value="Caso">
            <text:p>Cas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ne Perry</text:p>
          </table:table-cell>
          <table:table-cell table:style-name="Default" table:formula="of:=LEFT([.A38];SEARCH(&quot; &quot;;[.A38];1))" office:value-type="string" office:string-value="Anne ">
            <text:p>Anne </text:p>
          </table:table-cell>
          <table:table-cell table:style-name="Default" table:formula="of:=RIGHT([.A38];LEN([.A38])-SEARCH(&quot; &quot;;[.A38];1))" office:value-type="string" office:string-value="Perry">
            <text:p>Perry</text:p>
          </table:table-cell>
          <table:table-cell table:formula="of:=[.B38]" office:value-type="string" office:string-value="Anne ">
            <text:p>Anne </text:p>
          </table:table-cell>
          <table:table-cell table:formula="of:=[.C38]" office:value-type="string" office:string-value="Perry">
            <text:p>Perry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Anónimo</text:p>
          </table:table-cell>
          <table:table-cell table:style-name="Default" table:formula="of:=LEFT([.A39];SEARCH(&quot; &quot;;[.A39];1))" office:value-type="float" office:value="0">
            <text:p>#VALOR!</text:p>
          </table:table-cell>
          <table:table-cell table:style-name="Default" table:formula="of:=RIGHT([.A39];LEN([.A39])-SEARCH(&quot; &quot;;[.A39];1))" office:value-type="float" office:value="0">
            <text:p>#VALOR!</text:p>
          </table:table-cell>
          <table:table-cell office:value-type="string">
            <text:p>Anónimo</text:p>
          </table:table-cell>
          <table:table-cell table:number-columns-repeated="254"/>
        </table:table-row>
        <table:table-row table:style-name="ro4">
          <table:table-cell table:style-name="Default" office:value-type="string">
            <text:p>Anónimo </text:p>
          </table:table-cell>
          <table:table-cell table:style-name="Default" table:formula="of:=LEFT([.A40];SEARCH(&quot; &quot;;[.A40];1))" office:value-type="string" office:string-value="Anónimo ">
            <text:p>Anónimo </text:p>
          </table:table-cell>
          <table:table-cell table:style-name="Default" table:formula="of:=RIGHT([.A40];LEN([.A40])-SEARCH(&quot; &quot;;[.A40];1))">
            <text:p/>
          </table:table-cell>
          <table:table-cell table:formula="of:=[.B40]" office:value-type="string" office:string-value="Anónimo ">
            <text:p>Anónimo </text:p>
          </table:table-cell>
          <table:table-cell table:formula="of:=[.C40]">
            <text:p/>
          </table:table-cell>
          <table:table-cell table:number-columns-repeated="253"/>
        </table:table-row>
        <table:table-row table:style-name="ro4">
          <table:table-cell table:style-name="Default" office:value-type="string">
            <text:p>Anónimos</text:p>
          </table:table-cell>
          <table:table-cell table:style-name="Default" table:formula="of:=LEFT([.A41];SEARCH(&quot; &quot;;[.A41];1))" office:value-type="float" office:value="0">
            <text:p>#VALOR!</text:p>
          </table:table-cell>
          <table:table-cell table:style-name="Default" table:formula="of:=RIGHT([.A41];LEN([.A41])-SEARCH(&quot; &quot;;[.A41];1))" office:value-type="float" office:value="0">
            <text:p>#VALOR!</text:p>
          </table:table-cell>
          <table:table-cell office:value-type="string">
            <text:p>Anónimo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Anselm Turmeda</text:p>
          </table:table-cell>
          <table:table-cell table:style-name="Default" table:formula="of:=LEFT([.A42];SEARCH(&quot; &quot;;[.A42];1))" office:value-type="string" office:string-value="Anselm ">
            <text:p>Anselm </text:p>
          </table:table-cell>
          <table:table-cell table:style-name="Default" table:formula="of:=RIGHT([.A42];LEN([.A42])-SEARCH(&quot; &quot;;[.A42];1))" office:value-type="string" office:string-value="Turmeda">
            <text:p>Turmeda</text:p>
          </table:table-cell>
          <table:table-cell table:formula="of:=[.B42]" office:value-type="string" office:string-value="Anselm ">
            <text:p>Anselm </text:p>
          </table:table-cell>
          <table:table-cell table:formula="of:=[.C42]" office:value-type="string" office:string-value="Turmeda">
            <text:p>Turmed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tón Riveiro Coello</text:p>
          </table:table-cell>
          <table:table-cell table:style-name="Default" table:formula="of:=LEFT([.A43];SEARCH(&quot; &quot;;[.A43];1))" office:value-type="string" office:string-value="Antón ">
            <text:p>Antón </text:p>
          </table:table-cell>
          <table:table-cell table:style-name="Default" table:formula="of:=RIGHT([.A43];LEN([.A43])-SEARCH(&quot; &quot;;[.A43];1))" office:value-type="string" office:string-value="Riveiro Coello">
            <text:p>Riveiro Coello</text:p>
          </table:table-cell>
          <table:table-cell table:formula="of:=[.B43]" office:value-type="string" office:string-value="Antón ">
            <text:p>Antón </text:p>
          </table:table-cell>
          <table:table-cell table:formula="of:=[.C43]" office:value-type="string" office:string-value="Riveiro Coello">
            <text:p>Riveiro Coell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tonio Buero Vallejo</text:p>
          </table:table-cell>
          <table:table-cell table:style-name="Default" table:formula="of:=LEFT([.A44];SEARCH(&quot; &quot;;[.A44];1))" office:value-type="string" office:string-value="Antonio ">
            <text:p>Antonio </text:p>
          </table:table-cell>
          <table:table-cell table:style-name="Default" table:formula="of:=RIGHT([.A44];LEN([.A44])-SEARCH(&quot; &quot;;[.A44];1))" office:value-type="string" office:string-value="Buero Vallejo">
            <text:p>Buero Vallejo</text:p>
          </table:table-cell>
          <table:table-cell table:formula="of:=[.B44]" office:value-type="string" office:string-value="Antonio ">
            <text:p>Antonio </text:p>
          </table:table-cell>
          <table:table-cell table:formula="of:=[.C44]" office:value-type="string" office:string-value="Buero Vallejo">
            <text:p>Buero Vallej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tonio Burgos</text:p>
          </table:table-cell>
          <table:table-cell table:style-name="Default" table:formula="of:=LEFT([.A45];SEARCH(&quot; &quot;;[.A45];1))" office:value-type="string" office:string-value="Antonio ">
            <text:p>Antonio </text:p>
          </table:table-cell>
          <table:table-cell table:style-name="Default" table:formula="of:=RIGHT([.A45];LEN([.A45])-SEARCH(&quot; &quot;;[.A45];1))" office:value-type="string" office:string-value="Burgos">
            <text:p>Burgos</text:p>
          </table:table-cell>
          <table:table-cell table:formula="of:=[.B45]" office:value-type="string" office:string-value="Antonio ">
            <text:p>Antonio </text:p>
          </table:table-cell>
          <table:table-cell table:formula="of:=[.C45]" office:value-type="string" office:string-value="Burgos">
            <text:p>Burgos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Antonio Gala</text:p>
          </table:table-cell>
          <table:table-cell table:style-name="Default" table:formula="of:=LEFT([.A46];SEARCH(&quot; &quot;;[.A46];1))" office:value-type="string" office:string-value="Antonio ">
            <text:p>Antonio </text:p>
          </table:table-cell>
          <table:table-cell table:style-name="Default" table:formula="of:=RIGHT([.A46];LEN([.A46])-SEARCH(&quot; &quot;;[.A46];1))" office:value-type="string" office:string-value="Gala">
            <text:p>Gala</text:p>
          </table:table-cell>
          <table:table-cell table:formula="of:=[.B46]" office:value-type="string" office:string-value="Antonio ">
            <text:p>Antonio </text:p>
          </table:table-cell>
          <table:table-cell table:formula="of:=[.C46]" office:value-type="string" office:string-value="Gala">
            <text:p>Gal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Antonio Lucas</text:p>
          </table:table-cell>
          <table:table-cell table:style-name="Default" table:formula="of:=LEFT([.A47];SEARCH(&quot; &quot;;[.A47];1))" office:value-type="string" office:string-value="Antonio ">
            <text:p>Antonio </text:p>
          </table:table-cell>
          <table:table-cell table:style-name="Default" table:formula="of:=RIGHT([.A47];LEN([.A47])-SEARCH(&quot; &quot;;[.A47];1))" office:value-type="string" office:string-value="Lucas">
            <text:p>Lucas</text:p>
          </table:table-cell>
          <table:table-cell table:formula="of:=[.B47]" office:value-type="string" office:string-value="Antonio ">
            <text:p>Antonio </text:p>
          </table:table-cell>
          <table:table-cell table:formula="of:=[.C47]" office:value-type="string" office:string-value="Lucas">
            <text:p>Lucas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Antonio Machado</text:p>
          </table:table-cell>
          <table:table-cell table:style-name="Default" table:formula="of:=LEFT([.A48];SEARCH(&quot; &quot;;[.A48];1))" office:value-type="string" office:string-value="Antonio ">
            <text:p>Antonio </text:p>
          </table:table-cell>
          <table:table-cell table:style-name="Default" table:formula="of:=RIGHT([.A48];LEN([.A48])-SEARCH(&quot; &quot;;[.A48];1))" office:value-type="string" office:string-value="Machado">
            <text:p>Machado</text:p>
          </table:table-cell>
          <table:table-cell table:formula="of:=[.B48]" office:value-type="string" office:string-value="Antonio ">
            <text:p>Antonio </text:p>
          </table:table-cell>
          <table:table-cell table:formula="of:=[.C48]" office:value-type="string" office:string-value="Machado">
            <text:p>Machado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Antonio Muñoz Molina</text:p>
          </table:table-cell>
          <table:table-cell table:style-name="Default" table:formula="of:=LEFT([.A49];SEARCH(&quot; &quot;;[.A49];1))" office:value-type="string" office:string-value="Antonio ">
            <text:p>Antonio </text:p>
          </table:table-cell>
          <table:table-cell table:style-name="Default" table:formula="of:=RIGHT([.A49];LEN([.A49])-SEARCH(&quot; &quot;;[.A49];1))" office:value-type="string" office:string-value="Muñoz Molina">
            <text:p>Muñoz Molina</text:p>
          </table:table-cell>
          <table:table-cell table:formula="of:=[.B49]" office:value-type="string" office:string-value="Antonio ">
            <text:p>Antonio </text:p>
          </table:table-cell>
          <table:table-cell table:formula="of:=[.C49]" office:value-type="string" office:string-value="Muñoz Molina">
            <text:p>Muñoz Molin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tonio Skarmeta</text:p>
          </table:table-cell>
          <table:table-cell table:style-name="Default" table:formula="of:=LEFT([.A50];SEARCH(&quot; &quot;;[.A50];1))" office:value-type="string" office:string-value="Antonio ">
            <text:p>Antonio </text:p>
          </table:table-cell>
          <table:table-cell table:style-name="Default" table:formula="of:=RIGHT([.A50];LEN([.A50])-SEARCH(&quot; &quot;;[.A50];1))" office:value-type="string" office:string-value="Skarmeta">
            <text:p>Skarmeta</text:p>
          </table:table-cell>
          <table:table-cell table:formula="of:=[.B50]" office:value-type="string" office:string-value="Antonio ">
            <text:p>Antonio </text:p>
          </table:table-cell>
          <table:table-cell table:formula="of:=[.C50]" office:value-type="string" office:string-value="Skarmeta">
            <text:p>Skarmet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ntonio Tabuchi</text:p>
          </table:table-cell>
          <table:table-cell table:style-name="Default" table:formula="of:=LEFT([.A51];SEARCH(&quot; &quot;;[.A51];1))" office:value-type="string" office:string-value="Antonio ">
            <text:p>Antonio </text:p>
          </table:table-cell>
          <table:table-cell table:style-name="Default" table:formula="of:=RIGHT([.A51];LEN([.A51])-SEARCH(&quot; &quot;;[.A51];1))" office:value-type="string" office:string-value="Tabuchi">
            <text:p>Tabuchi</text:p>
          </table:table-cell>
          <table:table-cell table:formula="of:=[.B51]" office:value-type="string" office:string-value="Antonio ">
            <text:p>Antonio </text:p>
          </table:table-cell>
          <table:table-cell table:formula="of:=[.C51]" office:value-type="string" office:string-value="Tabuchi">
            <text:p>Tabuch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ricpreste de Hita</text:p>
          </table:table-cell>
          <table:table-cell table:style-name="Default" table:formula="of:=LEFT([.A52];SEARCH(&quot; &quot;;[.A52];1))" office:value-type="string" office:string-value="Aricpreste ">
            <text:p>Aricpreste </text:p>
          </table:table-cell>
          <table:table-cell table:style-name="Default" table:formula="of:=RIGHT([.A52];LEN([.A52])-SEARCH(&quot; &quot;;[.A52];1))" office:value-type="string" office:string-value="de Hita">
            <text:p>de Hita</text:p>
          </table:table-cell>
          <table:table-cell table:formula="of:=[.B52]" office:value-type="string" office:string-value="Aricpreste ">
            <text:p>Aricpreste </text:p>
          </table:table-cell>
          <table:table-cell table:formula="of:=[.C52]" office:value-type="string" office:string-value="de Hita">
            <text:p>de Hit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Armando Palacio Valdés </text:p>
          </table:table-cell>
          <table:table-cell table:style-name="Default" table:formula="of:=LEFT([.A53];SEARCH(&quot; &quot;;[.A53];1))" office:value-type="string" office:string-value="Armando ">
            <text:p>Armando </text:p>
          </table:table-cell>
          <table:table-cell table:style-name="Default" table:formula="of:=RIGHT([.A53];LEN([.A53])-SEARCH(&quot; &quot;;[.A53];1))" office:value-type="string" office:string-value="Palacio Valdés ">
            <text:p>Palacio Valdés </text:p>
          </table:table-cell>
          <table:table-cell table:formula="of:=[.B53]" office:value-type="string" office:string-value="Armando ">
            <text:p>Armando </text:p>
          </table:table-cell>
          <table:table-cell table:formula="of:=[.C53]" office:value-type="string" office:string-value="Palacio Valdés ">
            <text:p>Palacio Valdés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rthur C.Clarke</text:p>
          </table:table-cell>
          <table:table-cell table:style-name="Default" table:formula="of:=LEFT([.A54];SEARCH(&quot; &quot;;[.A54];1))" office:value-type="string" office:string-value="Arthur ">
            <text:p>Arthur </text:p>
          </table:table-cell>
          <table:table-cell table:style-name="Default" table:formula="of:=RIGHT([.A54];LEN([.A54])-SEARCH(&quot; &quot;;[.A54];1))" office:value-type="string" office:string-value="C.Clarke">
            <text:p>C.Clarke</text:p>
          </table:table-cell>
          <table:table-cell office:value-type="string">
            <text:p>Arthur C.</text:p>
          </table:table-cell>
          <table:table-cell office:value-type="string">
            <text:p>Clark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rthur Clarke</text:p>
          </table:table-cell>
          <table:table-cell table:style-name="Default" table:formula="of:=LEFT([.A55];SEARCH(&quot; &quot;;[.A55];1))" office:value-type="string" office:string-value="Arthur ">
            <text:p>Arthur </text:p>
          </table:table-cell>
          <table:table-cell table:style-name="Default" table:formula="of:=RIGHT([.A55];LEN([.A55])-SEARCH(&quot; &quot;;[.A55];1))" office:value-type="string" office:string-value="Clarke">
            <text:p>Clarke</text:p>
          </table:table-cell>
          <table:table-cell office:value-type="string">
            <text:p>Arthur C.</text:p>
          </table:table-cell>
          <table:table-cell office:value-type="string">
            <text:p>Clark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rturo Barea</text:p>
          </table:table-cell>
          <table:table-cell table:style-name="Default" table:formula="of:=LEFT([.A56];SEARCH(&quot; &quot;;[.A56];1))" office:value-type="string" office:string-value="Arturo ">
            <text:p>Arturo </text:p>
          </table:table-cell>
          <table:table-cell table:style-name="Default" table:formula="of:=RIGHT([.A56];LEN([.A56])-SEARCH(&quot; &quot;;[.A56];1))" office:value-type="string" office:string-value="Barea">
            <text:p>Barea</text:p>
          </table:table-cell>
          <table:table-cell table:formula="of:=[.B56]" office:value-type="string" office:string-value="Arturo ">
            <text:p>Arturo </text:p>
          </table:table-cell>
          <table:table-cell table:formula="of:=[.C56]" office:value-type="string" office:string-value="Barea">
            <text:p>Bare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rturo Pérez-Reverte</text:p>
          </table:table-cell>
          <table:table-cell table:style-name="Default" table:formula="of:=LEFT([.A57];SEARCH(&quot; &quot;;[.A57];1))" office:value-type="string" office:string-value="Arturo ">
            <text:p>Arturo </text:p>
          </table:table-cell>
          <table:table-cell table:style-name="Default" table:formula="of:=RIGHT([.A57];LEN([.A57])-SEARCH(&quot; &quot;;[.A57];1))" office:value-type="string" office:string-value="Pérez-Reverte">
            <text:p>Pérez-Reverte</text:p>
          </table:table-cell>
          <table:table-cell table:formula="of:=[.B57]" office:value-type="string" office:string-value="Arturo ">
            <text:p>Arturo </text:p>
          </table:table-cell>
          <table:table-cell table:formula="of:=[.C57]" office:value-type="string" office:string-value="Pérez-Reverte">
            <text:p>Pérez-Revert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rturo Uslar Pietri</text:p>
          </table:table-cell>
          <table:table-cell table:style-name="Default" table:formula="of:=LEFT([.A58];SEARCH(&quot; &quot;;[.A58];1))" office:value-type="string" office:string-value="Arturo ">
            <text:p>Arturo </text:p>
          </table:table-cell>
          <table:table-cell table:style-name="Default" table:formula="of:=RIGHT([.A58];LEN([.A58])-SEARCH(&quot; &quot;;[.A58];1))" office:value-type="string" office:string-value="Uslar Pietri">
            <text:p>Uslar Pietri</text:p>
          </table:table-cell>
          <table:table-cell table:formula="of:=[.B58]" office:value-type="string" office:string-value="Arturo ">
            <text:p>Arturo </text:p>
          </table:table-cell>
          <table:table-cell table:formula="of:=[.C58]" office:value-type="string" office:string-value="Uslar Pietri">
            <text:p>Uslar Pietr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rundhati Roy</text:p>
          </table:table-cell>
          <table:table-cell table:style-name="Default" table:formula="of:=LEFT([.A59];SEARCH(&quot; &quot;;[.A59];1))" office:value-type="string" office:string-value="Arundhati ">
            <text:p>Arundhati </text:p>
          </table:table-cell>
          <table:table-cell table:style-name="Default" table:formula="of:=RIGHT([.A59];LEN([.A59])-SEARCH(&quot; &quot;;[.A59];1))" office:value-type="string" office:string-value="Roy">
            <text:p>Roy</text:p>
          </table:table-cell>
          <table:table-cell table:formula="of:=[.B59]" office:value-type="string" office:string-value="Arundhati ">
            <text:p>Arundhati </text:p>
          </table:table-cell>
          <table:table-cell table:formula="of:=[.C59]" office:value-type="string" office:string-value="Roy">
            <text:p>Ro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ususto Roa Bastos</text:p>
          </table:table-cell>
          <table:table-cell table:style-name="Default" table:formula="of:=LEFT([.A60];SEARCH(&quot; &quot;;[.A60];1))" office:value-type="string" office:string-value="Aususto ">
            <text:p>Aususto </text:p>
          </table:table-cell>
          <table:table-cell table:style-name="Default" table:formula="of:=RIGHT([.A60];LEN([.A60])-SEARCH(&quot; &quot;;[.A60];1))" office:value-type="string" office:string-value="Roa Bastos">
            <text:p>Roa Bastos</text:p>
          </table:table-cell>
          <table:table-cell table:formula="of:=[.B60]" office:value-type="string" office:string-value="Aususto ">
            <text:p>Aususto </text:p>
          </table:table-cell>
          <table:table-cell table:formula="of:=[.C60]" office:value-type="string" office:string-value="Roa Bastos">
            <text:p>Roa Basto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.J. Feijoó</text:p>
          </table:table-cell>
          <table:table-cell table:style-name="Default" table:formula="of:=LEFT([.A61];SEARCH(&quot; &quot;;[.A61];1))" office:value-type="string" office:string-value="B.J. ">
            <text:p>B.J. </text:p>
          </table:table-cell>
          <table:table-cell table:style-name="Default" table:formula="of:=RIGHT([.A61];LEN([.A61])-SEARCH(&quot; &quot;;[.A61];1))" office:value-type="string" office:string-value="Feijoó">
            <text:p>Feijoó</text:p>
          </table:table-cell>
          <table:table-cell table:formula="of:=[.B61]" office:value-type="string" office:string-value="B.J. ">
            <text:p>B.J. </text:p>
          </table:table-cell>
          <table:table-cell table:formula="of:=[.C61]" office:value-type="string" office:string-value="Feijoó">
            <text:p>Feijoó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altasar Gracián</text:p>
          </table:table-cell>
          <table:table-cell table:style-name="Default" table:formula="of:=LEFT([.A62];SEARCH(&quot; &quot;;[.A62];1))" office:value-type="string" office:string-value="Baltasar ">
            <text:p>Baltasar </text:p>
          </table:table-cell>
          <table:table-cell table:style-name="Default" table:formula="of:=RIGHT([.A62];LEN([.A62])-SEARCH(&quot; &quot;;[.A62];1))" office:value-type="string" office:string-value="Gracián">
            <text:p>Gracián</text:p>
          </table:table-cell>
          <table:table-cell table:formula="of:=[.B62]" office:value-type="string" office:string-value="Baltasar ">
            <text:p>Baltasar </text:p>
          </table:table-cell>
          <table:table-cell table:formula="of:=[.C62]" office:value-type="string" office:string-value="Gracián">
            <text:p>Graciá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arbara Wood</text:p>
          </table:table-cell>
          <table:table-cell table:style-name="Default" table:formula="of:=LEFT([.A63];SEARCH(&quot; &quot;;[.A63];1))" office:value-type="string" office:string-value="Barbara ">
            <text:p>Barbara </text:p>
          </table:table-cell>
          <table:table-cell table:style-name="Default" table:formula="of:=RIGHT([.A63];LEN([.A63])-SEARCH(&quot; &quot;;[.A63];1))" office:value-type="string" office:string-value="Wood">
            <text:p>Wood</text:p>
          </table:table-cell>
          <table:table-cell table:formula="of:=[.B63]" office:value-type="string" office:string-value="Barbara ">
            <text:p>Barbara </text:p>
          </table:table-cell>
          <table:table-cell table:formula="of:=[.C63]" office:value-type="string" office:string-value="Wood">
            <text:p>Wood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aruch Spinoza</text:p>
          </table:table-cell>
          <table:table-cell table:style-name="Default" table:formula="of:=LEFT([.A64];SEARCH(&quot; &quot;;[.A64];1))" office:value-type="string" office:string-value="Baruch ">
            <text:p>Baruch </text:p>
          </table:table-cell>
          <table:table-cell table:style-name="Default" table:formula="of:=RIGHT([.A64];LEN([.A64])-SEARCH(&quot; &quot;;[.A64];1))" office:value-type="string" office:string-value="Spinoza">
            <text:p>Spinoza</text:p>
          </table:table-cell>
          <table:table-cell table:formula="of:=[.B64]" office:value-type="string" office:string-value="Baruch ">
            <text:p>Baruch </text:p>
          </table:table-cell>
          <table:table-cell table:formula="of:=[.C64]" office:value-type="string" office:string-value="Spinoza">
            <text:p>Spinoz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ela Von Block</text:p>
          </table:table-cell>
          <table:table-cell table:style-name="Default" table:formula="of:=LEFT([.A65];SEARCH(&quot; &quot;;[.A65];1))" office:value-type="string" office:string-value="Bela ">
            <text:p>Bela </text:p>
          </table:table-cell>
          <table:table-cell table:style-name="Default" table:formula="of:=RIGHT([.A65];LEN([.A65])-SEARCH(&quot; &quot;;[.A65];1))" office:value-type="string" office:string-value="Von Block">
            <text:p>Von Block</text:p>
          </table:table-cell>
          <table:table-cell table:formula="of:=[.B65]" office:value-type="string" office:string-value="Bela ">
            <text:p>Bela </text:p>
          </table:table-cell>
          <table:table-cell table:formula="of:=[.C65]" office:value-type="string" office:string-value="Von Block">
            <text:p>Von Block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en Ames Williams</text:p>
          </table:table-cell>
          <table:table-cell table:style-name="Default" table:formula="of:=LEFT([.A66];SEARCH(&quot; &quot;;[.A66];1))" office:value-type="string" office:string-value="Ben ">
            <text:p>Ben </text:p>
          </table:table-cell>
          <table:table-cell table:style-name="Default" table:formula="of:=RIGHT([.A66];LEN([.A66])-SEARCH(&quot; &quot;;[.A66];1))" office:value-type="string" office:string-value="Ames Williams">
            <text:p>Ames Williams</text:p>
          </table:table-cell>
          <table:table-cell table:formula="of:=[.B66]" office:value-type="string" office:string-value="Ben ">
            <text:p>Ben </text:p>
          </table:table-cell>
          <table:table-cell table:formula="of:=[.C66]" office:value-type="string" office:string-value="Ames Williams">
            <text:p>Ames William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enito Pérez Galdós</text:p>
          </table:table-cell>
          <table:table-cell table:style-name="Default" table:formula="of:=LEFT([.A67];SEARCH(&quot; &quot;;[.A67];1))" office:value-type="string" office:string-value="Benito ">
            <text:p>Benito </text:p>
          </table:table-cell>
          <table:table-cell table:style-name="Default" table:formula="of:=RIGHT([.A67];LEN([.A67])-SEARCH(&quot; &quot;;[.A67];1))" office:value-type="string" office:string-value="Pérez Galdós">
            <text:p>Pérez Galdós</text:p>
          </table:table-cell>
          <table:table-cell table:formula="of:=[.B67]" office:value-type="string" office:string-value="Benito ">
            <text:p>Benito </text:p>
          </table:table-cell>
          <table:table-cell table:formula="of:=[.C67]" office:value-type="string" office:string-value="Pérez Galdós">
            <text:p>Pérez Galdós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Benito Perez Galdós </text:p>
          </table:table-cell>
          <table:table-cell table:style-name="Default" table:formula="of:=LEFT([.A68];SEARCH(&quot; &quot;;[.A68];1))" office:value-type="string" office:string-value="Benito ">
            <text:p>Benito </text:p>
          </table:table-cell>
          <table:table-cell table:style-name="Default" table:formula="of:=RIGHT([.A68];LEN([.A68])-SEARCH(&quot; &quot;;[.A68];1))" office:value-type="string" office:string-value="Perez Galdós ">
            <text:p>Perez Galdós </text:p>
          </table:table-cell>
          <table:table-cell table:formula="of:=[.B68]" office:value-type="string" office:string-value="Benito ">
            <text:p>Benito </text:p>
          </table:table-cell>
          <table:table-cell office:value-type="string">
            <text:p>Pérez Galdó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enjamin Black</text:p>
          </table:table-cell>
          <table:table-cell table:style-name="Default" table:formula="of:=LEFT([.A69];SEARCH(&quot; &quot;;[.A69];1))" office:value-type="string" office:string-value="Benjamin ">
            <text:p>Benjamin </text:p>
          </table:table-cell>
          <table:table-cell table:style-name="Default" table:formula="of:=RIGHT([.A69];LEN([.A69])-SEARCH(&quot; &quot;;[.A69];1))" office:value-type="string" office:string-value="Black">
            <text:p>Black</text:p>
          </table:table-cell>
          <table:table-cell table:formula="of:=[.B69]" office:value-type="string" office:string-value="Benjamin ">
            <text:p>Benjamin </text:p>
          </table:table-cell>
          <table:table-cell table:formula="of:=[.C69]" office:value-type="string" office:string-value="Black">
            <text:p>Black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enjamín Black</text:p>
          </table:table-cell>
          <table:table-cell table:style-name="Default" table:formula="of:=LEFT([.A70];SEARCH(&quot; &quot;;[.A70];1))" office:value-type="string" office:string-value="Benjamín ">
            <text:p>Benjamín </text:p>
          </table:table-cell>
          <table:table-cell table:style-name="Default" table:formula="of:=RIGHT([.A70];LEN([.A70])-SEARCH(&quot; &quot;;[.A70];1))" office:value-type="string" office:string-value="Black">
            <text:p>Black</text:p>
          </table:table-cell>
          <table:table-cell table:formula="of:=[.B70]" office:value-type="string" office:string-value="Benjamín ">
            <text:p>Benjamín </text:p>
          </table:table-cell>
          <table:table-cell table:formula="of:=[.C70]" office:value-type="string" office:string-value="Black">
            <text:p>Black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Benjamin Constant </text:p>
          </table:table-cell>
          <table:table-cell table:style-name="Default" table:formula="of:=LEFT([.A71];SEARCH(&quot; &quot;;[.A71];1))" office:value-type="string" office:string-value="Benjamin ">
            <text:p>Benjamin </text:p>
          </table:table-cell>
          <table:table-cell table:style-name="Default" table:formula="of:=RIGHT([.A71];LEN([.A71])-SEARCH(&quot; &quot;;[.A71];1))" office:value-type="string" office:string-value="Constant ">
            <text:p>Constant </text:p>
          </table:table-cell>
          <table:table-cell table:formula="of:=[.B71]" office:value-type="string" office:string-value="Benjamin ">
            <text:p>Benjamin </text:p>
          </table:table-cell>
          <table:table-cell table:formula="of:=[.C71]" office:value-type="string" office:string-value="Constant ">
            <text:p>Constant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erbabé Tierno</text:p>
          </table:table-cell>
          <table:table-cell table:style-name="Default" table:formula="of:=LEFT([.A72];SEARCH(&quot; &quot;;[.A72];1))" office:value-type="string" office:string-value="Berbabé ">
            <text:p>Berbabé </text:p>
          </table:table-cell>
          <table:table-cell table:style-name="Default" table:formula="of:=RIGHT([.A72];LEN([.A72])-SEARCH(&quot; &quot;;[.A72];1))" office:value-type="string" office:string-value="Tierno">
            <text:p>Tierno</text:p>
          </table:table-cell>
          <table:table-cell office:value-type="string">
            <text:p>Bernabé</text:p>
          </table:table-cell>
          <table:table-cell table:formula="of:=[.C72]" office:value-type="string" office:string-value="Tierno">
            <text:p>Tiern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ernabe Tierno</text:p>
          </table:table-cell>
          <table:table-cell table:style-name="Default" table:formula="of:=LEFT([.A73];SEARCH(&quot; &quot;;[.A73];1))" office:value-type="string" office:string-value="Bernabe ">
            <text:p>Bernabe </text:p>
          </table:table-cell>
          <table:table-cell table:style-name="Default" table:formula="of:=RIGHT([.A73];LEN([.A73])-SEARCH(&quot; &quot;;[.A73];1))" office:value-type="string" office:string-value="Tierno">
            <text:p>Tierno</text:p>
          </table:table-cell>
          <table:table-cell office:value-type="string">
            <text:p>Bernabé</text:p>
          </table:table-cell>
          <table:table-cell table:formula="of:=[.C73]" office:value-type="string" office:string-value="Tierno">
            <text:p>Tiern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ertrand Russell</text:p>
          </table:table-cell>
          <table:table-cell table:style-name="Default" table:formula="of:=LEFT([.A74];SEARCH(&quot; &quot;;[.A74];1))" office:value-type="string" office:string-value="Bertrand ">
            <text:p>Bertrand </text:p>
          </table:table-cell>
          <table:table-cell table:style-name="Default" table:formula="of:=RIGHT([.A74];LEN([.A74])-SEARCH(&quot; &quot;;[.A74];1))" office:value-type="string" office:string-value="Russell">
            <text:p>Russell</text:p>
          </table:table-cell>
          <table:table-cell table:formula="of:=[.B74]" office:value-type="string" office:string-value="Bertrand ">
            <text:p>Bertrand </text:p>
          </table:table-cell>
          <table:table-cell table:formula="of:=[.C74]" office:value-type="string" office:string-value="Russell">
            <text:p>Russel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ill Evans</text:p>
          </table:table-cell>
          <table:table-cell table:style-name="Default" table:formula="of:=LEFT([.A75];SEARCH(&quot; &quot;;[.A75];1))" office:value-type="string" office:string-value="Bill ">
            <text:p>Bill </text:p>
          </table:table-cell>
          <table:table-cell table:style-name="Default" table:formula="of:=RIGHT([.A75];LEN([.A75])-SEARCH(&quot; &quot;;[.A75];1))" office:value-type="string" office:string-value="Evans">
            <text:p>Evans</text:p>
          </table:table-cell>
          <table:table-cell table:formula="of:=[.B75]" office:value-type="string" office:string-value="Bill ">
            <text:p>Bill </text:p>
          </table:table-cell>
          <table:table-cell table:formula="of:=[.C75]" office:value-type="string" office:string-value="Evans">
            <text:p>Evan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rianna Jameson</text:p>
          </table:table-cell>
          <table:table-cell table:style-name="Default" table:formula="of:=LEFT([.A76];SEARCH(&quot; &quot;;[.A76];1))" office:value-type="string" office:string-value="Marianna ">
            <text:p>Marianna </text:p>
          </table:table-cell>
          <table:table-cell table:style-name="Default" table:formula="of:=RIGHT([.A76];LEN([.A76])-SEARCH(&quot; &quot;;[.A76];1))" office:value-type="string" office:string-value="Jameson">
            <text:p>Jameson</text:p>
          </table:table-cell>
          <table:table-cell table:formula="of:=[.B76]" office:value-type="string" office:string-value="Marianna ">
            <text:p>Marianna </text:p>
          </table:table-cell>
          <table:table-cell table:formula="of:=[.C76]" office:value-type="string" office:string-value="Jameson">
            <text:p>James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litzkrieg</text:p>
          </table:table-cell>
          <table:table-cell table:style-name="Default" table:formula="of:=LEFT([.A77];SEARCH(&quot; &quot;;[.A77];1))" office:value-type="float" office:value="0">
            <text:p>#VALOR!</text:p>
          </table:table-cell>
          <table:table-cell table:style-name="Default" table:formula="of:=RIGHT([.A77];LEN([.A77])-SEARCH(&quot; &quot;;[.A77];1))" office:value-type="float" office:value="0">
            <text:p>#VALOR!</text:p>
          </table:table-cell>
          <table:table-cell office:value-type="string">
            <text:p>Blitzkrieg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Boileau-Narcejac</text:p>
          </table:table-cell>
          <table:table-cell table:style-name="Default" table:formula="of:=LEFT([.A78];SEARCH(&quot; &quot;;[.A78];1))" office:value-type="float" office:value="0">
            <text:p>#VALOR!</text:p>
          </table:table-cell>
          <table:table-cell table:style-name="Default" table:formula="of:=RIGHT([.A78];LEN([.A78])-SEARCH(&quot; &quot;;[.A78];1))" office:value-type="float" office:value="0">
            <text:p>#VALOR!</text:p>
          </table:table-cell>
          <table:table-cell office:value-type="string">
            <text:p>Boileau-Narcejac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Bram Stoker</text:p>
          </table:table-cell>
          <table:table-cell table:style-name="Default" table:formula="of:=LEFT([.A79];SEARCH(&quot; &quot;;[.A79];1))" office:value-type="string" office:string-value="Bram ">
            <text:p>Bram </text:p>
          </table:table-cell>
          <table:table-cell table:style-name="Default" table:formula="of:=RIGHT([.A79];LEN([.A79])-SEARCH(&quot; &quot;;[.A79];1))" office:value-type="string" office:string-value="Stoker">
            <text:p>Stoker</text:p>
          </table:table-cell>
          <table:table-cell table:formula="of:=[.B79]" office:value-type="string" office:string-value="Bram ">
            <text:p>Bram </text:p>
          </table:table-cell>
          <table:table-cell table:formula="of:=[.C79]" office:value-type="string" office:string-value="Stoker">
            <text:p>Stok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rian Herbet</text:p>
          </table:table-cell>
          <table:table-cell table:style-name="Default" table:formula="of:=LEFT([.A80];SEARCH(&quot; &quot;;[.A80];1))" office:value-type="string" office:string-value="Brian ">
            <text:p>Brian </text:p>
          </table:table-cell>
          <table:table-cell table:style-name="Default" table:formula="of:=RIGHT([.A80];LEN([.A80])-SEARCH(&quot; &quot;;[.A80];1))" office:value-type="string" office:string-value="Herbet">
            <text:p>Herbet</text:p>
          </table:table-cell>
          <table:table-cell table:formula="of:=[.B80]" office:value-type="string" office:string-value="Brian ">
            <text:p>Brian </text:p>
          </table:table-cell>
          <table:table-cell table:formula="of:=[.C80]" office:value-type="string" office:string-value="Herbet">
            <text:p>Herbe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Kevin J.Anderson</text:p>
          </table:table-cell>
          <table:table-cell table:style-name="Default" table:formula="of:=LEFT([.A81];SEARCH(&quot; &quot;;[.A81];1))" office:value-type="string" office:string-value="Kevin ">
            <text:p>Kevin </text:p>
          </table:table-cell>
          <table:table-cell table:style-name="Default" table:formula="of:=RIGHT([.A81];LEN([.A81])-SEARCH(&quot; &quot;;[.A81];1))" office:value-type="string" office:string-value="J.Anderson">
            <text:p>J.Anderson</text:p>
          </table:table-cell>
          <table:table-cell table:formula="of:=[.B81]" office:value-type="string" office:string-value="Kevin ">
            <text:p>Kevin </text:p>
          </table:table-cell>
          <table:table-cell table:formula="of:=[.C81]" office:value-type="string" office:string-value="J.Anderson">
            <text:p>J.Anders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Brian W.Aldiss</text:p>
          </table:table-cell>
          <table:table-cell table:style-name="Default" table:formula="of:=LEFT([.A82];SEARCH(&quot; &quot;;[.A82];1))" office:value-type="string" office:string-value="Brian ">
            <text:p>Brian </text:p>
          </table:table-cell>
          <table:table-cell table:style-name="Default" table:formula="of:=RIGHT([.A82];LEN([.A82])-SEARCH(&quot; &quot;;[.A82];1))" office:value-type="string" office:string-value="W.Aldiss">
            <text:p>W.Aldiss</text:p>
          </table:table-cell>
          <table:table-cell table:formula="of:=[.B82]" office:value-type="string" office:string-value="Brian ">
            <text:p>Brian </text:p>
          </table:table-cell>
          <table:table-cell table:formula="of:=[.C82]" office:value-type="string" office:string-value="W.Aldiss">
            <text:p>W.Aldiss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Calderón de la Barca</text:p>
          </table:table-cell>
          <table:table-cell table:style-name="Default" table:formula="of:=LEFT([.A83];SEARCH(&quot; &quot;;[.A83];1))" office:value-type="string" office:string-value="Calderón ">
            <text:p>Calderón </text:p>
          </table:table-cell>
          <table:table-cell table:style-name="Default" table:formula="of:=RIGHT([.A83];LEN([.A83])-SEARCH(&quot; &quot;;[.A83];1))" office:value-type="string" office:string-value="de la Barca">
            <text:p>de la Barca</text:p>
          </table:table-cell>
          <table:table-cell table:formula="of:=[.B83]" office:value-type="string" office:string-value="Calderón ">
            <text:p>Calderón </text:p>
          </table:table-cell>
          <table:table-cell table:formula="of:=[.C83]" office:value-type="string" office:string-value="de la Barca">
            <text:p>de la Barc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amilleri</text:p>
          </table:table-cell>
          <table:table-cell table:style-name="Default" table:formula="of:=LEFT([.A84];SEARCH(&quot; &quot;;[.A84];1))" office:value-type="float" office:value="0">
            <text:p>#VALOR!</text:p>
          </table:table-cell>
          <table:table-cell table:style-name="Default" table:formula="of:=RIGHT([.A84];LEN([.A84])-SEARCH(&quot; &quot;;[.A84];1))" office:value-type="float" office:value="0">
            <text:p>#VALOR!</text:p>
          </table:table-cell>
          <table:table-cell office:value-type="string">
            <text:p>Camilleri</text:p>
          </table:table-cell>
          <table:table-cell table:number-columns-repeated="254"/>
        </table:table-row>
        <table:table-row table:style-name="ro4">
          <table:table-cell table:style-name="Default" office:value-type="string">
            <text:p>Camilo José Cela</text:p>
          </table:table-cell>
          <table:table-cell table:style-name="Default" table:formula="of:=LEFT([.A85];SEARCH(&quot; &quot;;[.A85];1))" office:value-type="string" office:string-value="Camilo ">
            <text:p>Camilo </text:p>
          </table:table-cell>
          <table:table-cell table:style-name="Default" table:formula="of:=RIGHT([.A85];LEN([.A85])-SEARCH(&quot; &quot;;[.A85];1))" office:value-type="string" office:string-value="José Cela">
            <text:p>José Cela</text:p>
          </table:table-cell>
          <table:table-cell office:value-type="string">
            <text:p>Camilo José</text:p>
          </table:table-cell>
          <table:table-cell office:value-type="string">
            <text:p>Cel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arl Sagan</text:p>
          </table:table-cell>
          <table:table-cell table:style-name="Default" table:formula="of:=LEFT([.A86];SEARCH(&quot; &quot;;[.A86];1))" office:value-type="string" office:string-value="Carl ">
            <text:p>Carl </text:p>
          </table:table-cell>
          <table:table-cell table:style-name="Default" table:formula="of:=RIGHT([.A86];LEN([.A86])-SEARCH(&quot; &quot;;[.A86];1))" office:value-type="string" office:string-value="Sagan">
            <text:p>Sagan</text:p>
          </table:table-cell>
          <table:table-cell table:formula="of:=[.B86]" office:value-type="string" office:string-value="Carl ">
            <text:p>Carl </text:p>
          </table:table-cell>
          <table:table-cell table:formula="of:=[.C86]" office:value-type="string" office:string-value="Sagan">
            <text:p>Sagan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Carlos Casares</text:p>
          </table:table-cell>
          <table:table-cell table:style-name="Default" table:formula="of:=LEFT([.A87];SEARCH(&quot; &quot;;[.A87];1))" office:value-type="string" office:string-value="Carlos ">
            <text:p>Carlos </text:p>
          </table:table-cell>
          <table:table-cell table:style-name="Default" table:formula="of:=RIGHT([.A87];LEN([.A87])-SEARCH(&quot; &quot;;[.A87];1))" office:value-type="string" office:string-value="Casares">
            <text:p>Casares</text:p>
          </table:table-cell>
          <table:table-cell table:formula="of:=[.B87]" office:value-type="string" office:string-value="Carlos ">
            <text:p>Carlos </text:p>
          </table:table-cell>
          <table:table-cell table:formula="of:=[.C87]" office:value-type="string" office:string-value="Casares">
            <text:p>Casare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arlos García Gual</text:p>
          </table:table-cell>
          <table:table-cell table:style-name="Default" table:formula="of:=LEFT([.A88];SEARCH(&quot; &quot;;[.A88];1))" office:value-type="string" office:string-value="Carlos ">
            <text:p>Carlos </text:p>
          </table:table-cell>
          <table:table-cell table:style-name="Default" table:formula="of:=RIGHT([.A88];LEN([.A88])-SEARCH(&quot; &quot;;[.A88];1))" office:value-type="string" office:string-value="García Gual">
            <text:p>García Gual</text:p>
          </table:table-cell>
          <table:table-cell table:formula="of:=[.B88]" office:value-type="string" office:string-value="Carlos ">
            <text:p>Carlos </text:p>
          </table:table-cell>
          <table:table-cell table:formula="of:=[.C88]" office:value-type="string" office:string-value="García Gual">
            <text:p>García Gua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arlos Ruiz Zafón</text:p>
          </table:table-cell>
          <table:table-cell table:style-name="Default" table:formula="of:=LEFT([.A89];SEARCH(&quot; &quot;;[.A89];1))" office:value-type="string" office:string-value="Carlos ">
            <text:p>Carlos </text:p>
          </table:table-cell>
          <table:table-cell table:style-name="Default" table:formula="of:=RIGHT([.A89];LEN([.A89])-SEARCH(&quot; &quot;;[.A89];1))" office:value-type="string" office:string-value="Ruiz Zafón">
            <text:p>Ruiz Zafón</text:p>
          </table:table-cell>
          <table:table-cell table:formula="of:=[.B89]" office:value-type="string" office:string-value="Carlos ">
            <text:p>Carlos </text:p>
          </table:table-cell>
          <table:table-cell table:formula="of:=[.C89]" office:value-type="string" office:string-value="Ruiz Zafón">
            <text:p>Ruiz Zafó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arme Riera</text:p>
          </table:table-cell>
          <table:table-cell table:style-name="Default" table:formula="of:=LEFT([.A90];SEARCH(&quot; &quot;;[.A90];1))" office:value-type="string" office:string-value="Carme ">
            <text:p>Carme </text:p>
          </table:table-cell>
          <table:table-cell table:style-name="Default" table:formula="of:=RIGHT([.A90];LEN([.A90])-SEARCH(&quot; &quot;;[.A90];1))" office:value-type="string" office:string-value="Riera">
            <text:p>Riera</text:p>
          </table:table-cell>
          <table:table-cell table:formula="of:=[.B90]" office:value-type="string" office:string-value="Carme ">
            <text:p>Carme </text:p>
          </table:table-cell>
          <table:table-cell table:formula="of:=[.C90]" office:value-type="string" office:string-value="Riera">
            <text:p>Rier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armen Alborch</text:p>
          </table:table-cell>
          <table:table-cell table:style-name="Default" table:formula="of:=LEFT([.A91];SEARCH(&quot; &quot;;[.A91];1))" office:value-type="string" office:string-value="Carmen ">
            <text:p>Carmen </text:p>
          </table:table-cell>
          <table:table-cell table:style-name="Default" table:formula="of:=RIGHT([.A91];LEN([.A91])-SEARCH(&quot; &quot;;[.A91];1))" office:value-type="string" office:string-value="Alborch">
            <text:p>Alborch</text:p>
          </table:table-cell>
          <table:table-cell table:formula="of:=[.B91]" office:value-type="string" office:string-value="Carmen ">
            <text:p>Carmen </text:p>
          </table:table-cell>
          <table:table-cell table:formula="of:=[.C91]" office:value-type="string" office:string-value="Alborch">
            <text:p>Alborch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Carmen Blanco</text:p>
          </table:table-cell>
          <table:table-cell table:style-name="Default" table:formula="of:=LEFT([.A92];SEARCH(&quot; &quot;;[.A92];1))" office:value-type="string" office:string-value="Carmen ">
            <text:p>Carmen </text:p>
          </table:table-cell>
          <table:table-cell table:style-name="Default" table:formula="of:=RIGHT([.A92];LEN([.A92])-SEARCH(&quot; &quot;;[.A92];1))" office:value-type="string" office:string-value="Blanco">
            <text:p>Blanco</text:p>
          </table:table-cell>
          <table:table-cell table:formula="of:=[.B92]" office:value-type="string" office:string-value="Carmen ">
            <text:p>Carmen </text:p>
          </table:table-cell>
          <table:table-cell table:formula="of:=[.C92]" office:value-type="string" office:string-value="Blanco">
            <text:p>Blanc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armen Martín Gaite</text:p>
          </table:table-cell>
          <table:table-cell table:style-name="Default" table:formula="of:=LEFT([.A93];SEARCH(&quot; &quot;;[.A93];1))" office:value-type="string" office:string-value="Carmen ">
            <text:p>Carmen </text:p>
          </table:table-cell>
          <table:table-cell table:style-name="Default" table:formula="of:=RIGHT([.A93];LEN([.A93])-SEARCH(&quot; &quot;;[.A93];1))" office:value-type="string" office:string-value="Martín Gaite">
            <text:p>Martín Gaite</text:p>
          </table:table-cell>
          <table:table-cell table:formula="of:=[.B93]" office:value-type="string" office:string-value="Carmen ">
            <text:p>Carmen </text:p>
          </table:table-cell>
          <table:table-cell table:formula="of:=[.C93]" office:value-type="string" office:string-value="Martín Gaite">
            <text:p>Martín Gaite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Carmen Posadas</text:p>
          </table:table-cell>
          <table:table-cell table:style-name="Default" table:formula="of:=LEFT([.A94];SEARCH(&quot; &quot;;[.A94];1))" office:value-type="string" office:string-value="Carmen ">
            <text:p>Carmen </text:p>
          </table:table-cell>
          <table:table-cell table:style-name="Default" table:formula="of:=RIGHT([.A94];LEN([.A94])-SEARCH(&quot; &quot;;[.A94];1))" office:value-type="string" office:string-value="Posadas">
            <text:p>Posadas</text:p>
          </table:table-cell>
          <table:table-cell table:formula="of:=[.B94]" office:value-type="string" office:string-value="Carmen ">
            <text:p>Carmen </text:p>
          </table:table-cell>
          <table:table-cell table:formula="of:=[.C94]" office:value-type="string" office:string-value="Posadas">
            <text:p>Posada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armen Rigalt</text:p>
          </table:table-cell>
          <table:table-cell table:style-name="Default" table:formula="of:=LEFT([.A95];SEARCH(&quot; &quot;;[.A95];1))" office:value-type="string" office:string-value="Carmen ">
            <text:p>Carmen </text:p>
          </table:table-cell>
          <table:table-cell table:style-name="Default" table:formula="of:=RIGHT([.A95];LEN([.A95])-SEARCH(&quot; &quot;;[.A95];1))" office:value-type="string" office:string-value="Rigalt">
            <text:p>Rigalt</text:p>
          </table:table-cell>
          <table:table-cell table:formula="of:=[.B95]" office:value-type="string" office:string-value="Carmen ">
            <text:p>Carmen </text:p>
          </table:table-cell>
          <table:table-cell table:formula="of:=[.C95]" office:value-type="string" office:string-value="Rigalt">
            <text:p>Rigal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armen Salgado Romera (Mara)</text:p>
          </table:table-cell>
          <table:table-cell table:style-name="Default" table:formula="of:=LEFT([.A96];SEARCH(&quot; &quot;;[.A96];1))" office:value-type="string" office:string-value="Carmen ">
            <text:p>Carmen </text:p>
          </table:table-cell>
          <table:table-cell table:style-name="Default" table:formula="of:=RIGHT([.A96];LEN([.A96])-SEARCH(&quot; &quot;;[.A96];1))" office:value-type="string" office:string-value="Salgado Romera (Mara)">
            <text:p>Salgado Romera (Mara)</text:p>
          </table:table-cell>
          <table:table-cell table:formula="of:=[.B96]" office:value-type="string" office:string-value="Carmen ">
            <text:p>Carmen </text:p>
          </table:table-cell>
          <table:table-cell table:formula="of:=[.C96]" office:value-type="string" office:string-value="Salgado Romera (Mara)">
            <text:p>Salgado Romera (Mara)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arroll Lewis</text:p>
          </table:table-cell>
          <table:table-cell table:style-name="Default" table:formula="of:=LEFT([.A97];SEARCH(&quot; &quot;;[.A97];1))" office:value-type="string" office:string-value="Carroll ">
            <text:p>Carroll </text:p>
          </table:table-cell>
          <table:table-cell table:style-name="Default" table:formula="of:=RIGHT([.A97];LEN([.A97])-SEARCH(&quot; &quot;;[.A97];1))" office:value-type="string" office:string-value="Lewis">
            <text:p>Lewis</text:p>
          </table:table-cell>
          <table:table-cell table:formula="of:=[.B97]" office:value-type="string" office:string-value="Carroll ">
            <text:p>Carroll </text:p>
          </table:table-cell>
          <table:table-cell table:formula="of:=[.C97]" office:value-type="string" office:string-value="Lewis">
            <text:p>Lewi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astiglione</text:p>
          </table:table-cell>
          <table:table-cell table:style-name="Default" table:formula="of:=LEFT([.A98];SEARCH(&quot; &quot;;[.A98];1))" office:value-type="float" office:value="0">
            <text:p>#VALOR!</text:p>
          </table:table-cell>
          <table:table-cell table:style-name="Default" table:formula="of:=RIGHT([.A98];LEN([.A98])-SEARCH(&quot; &quot;;[.A98];1))" office:value-type="float" office:value="0">
            <text:p>#VALOR!</text:p>
          </table:table-cell>
          <table:table-cell office:value-type="string">
            <text:p>Castiglione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Cervantes</text:p>
          </table:table-cell>
          <table:table-cell table:style-name="Default" table:formula="of:=LEFT([.A99];SEARCH(&quot; &quot;;[.A99];1))" office:value-type="float" office:value="0">
            <text:p>#VALOR!</text:p>
          </table:table-cell>
          <table:table-cell table:style-name="Default" table:formula="of:=RIGHT([.A99];LEN([.A99])-SEARCH(&quot; &quot;;[.A99];1))" office:value-type="float" office:value="0">
            <text:p>#VALOR!</text:p>
          </table:table-cell>
          <table:table-cell office:value-type="string">
            <text:p>Miguel </text:p>
          </table:table-cell>
          <table:table-cell office:value-type="string">
            <text:p>De Cervante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ésar Pérez Gellida</text:p>
          </table:table-cell>
          <table:table-cell table:style-name="Default" table:formula="of:=LEFT([.A100];SEARCH(&quot; &quot;;[.A100];1))" office:value-type="string" office:string-value="César ">
            <text:p>César </text:p>
          </table:table-cell>
          <table:table-cell table:style-name="Default" table:formula="of:=RIGHT([.A100];LEN([.A100])-SEARCH(&quot; &quot;;[.A100];1))" office:value-type="string" office:string-value="Pérez Gellida">
            <text:p>Pérez Gellida</text:p>
          </table:table-cell>
          <table:table-cell table:formula="of:=[.B100]" office:value-type="string" office:string-value="César ">
            <text:p>César </text:p>
          </table:table-cell>
          <table:table-cell table:formula="of:=[.C100]" office:value-type="string" office:string-value="Pérez Gellida">
            <text:p>Pérez Gellid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harles Berlitz</text:p>
          </table:table-cell>
          <table:table-cell table:style-name="Default" table:formula="of:=LEFT([.A101];SEARCH(&quot; &quot;;[.A101];1))" office:value-type="string" office:string-value="Charles ">
            <text:p>Charles </text:p>
          </table:table-cell>
          <table:table-cell table:style-name="Default" table:formula="of:=RIGHT([.A101];LEN([.A101])-SEARCH(&quot; &quot;;[.A101];1))" office:value-type="string" office:string-value="Berlitz">
            <text:p>Berlitz</text:p>
          </table:table-cell>
          <table:table-cell table:formula="of:=[.B101]" office:value-type="string" office:string-value="Charles ">
            <text:p>Charles </text:p>
          </table:table-cell>
          <table:table-cell table:formula="of:=[.C101]" office:value-type="string" office:string-value="Berlitz">
            <text:p>Berlit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harles C. Harrison</text:p>
          </table:table-cell>
          <table:table-cell table:style-name="Default" table:formula="of:=LEFT([.A102];SEARCH(&quot; &quot;;[.A102];1))" office:value-type="string" office:string-value="Charles ">
            <text:p>Charles </text:p>
          </table:table-cell>
          <table:table-cell table:style-name="Default" table:formula="of:=RIGHT([.A102];LEN([.A102])-SEARCH(&quot; &quot;;[.A102];1))" office:value-type="string" office:string-value="C. Harrison">
            <text:p>C. Harrison</text:p>
          </table:table-cell>
          <table:table-cell table:formula="of:=[.B102]" office:value-type="string" office:string-value="Charles ">
            <text:p>Charles </text:p>
          </table:table-cell>
          <table:table-cell table:formula="of:=[.C102]" office:value-type="string" office:string-value="C. Harrison">
            <text:p>C. Harris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harles Dickens</text:p>
          </table:table-cell>
          <table:table-cell table:style-name="Default" table:formula="of:=LEFT([.A103];SEARCH(&quot; &quot;;[.A103];1))" office:value-type="string" office:string-value="Charles ">
            <text:p>Charles </text:p>
          </table:table-cell>
          <table:table-cell table:style-name="Default" table:formula="of:=RIGHT([.A103];LEN([.A103])-SEARCH(&quot; &quot;;[.A103];1))" office:value-type="string" office:string-value="Dickens">
            <text:p>Dickens</text:p>
          </table:table-cell>
          <table:table-cell table:formula="of:=[.B103]" office:value-type="string" office:string-value="Charles ">
            <text:p>Charles </text:p>
          </table:table-cell>
          <table:table-cell table:formula="of:=[.C103]" office:value-type="string" office:string-value="Dickens">
            <text:p>Dickens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Charles Franklin</text:p>
          </table:table-cell>
          <table:table-cell table:style-name="Default" table:formula="of:=LEFT([.A104];SEARCH(&quot; &quot;;[.A104];1))" office:value-type="string" office:string-value="Charles ">
            <text:p>Charles </text:p>
          </table:table-cell>
          <table:table-cell table:style-name="Default" table:formula="of:=RIGHT([.A104];LEN([.A104])-SEARCH(&quot; &quot;;[.A104];1))" office:value-type="string" office:string-value="Franklin">
            <text:p>Franklin</text:p>
          </table:table-cell>
          <table:table-cell table:formula="of:=[.B104]" office:value-type="string" office:string-value="Charles ">
            <text:p>Charles </text:p>
          </table:table-cell>
          <table:table-cell table:formula="of:=[.C104]" office:value-type="string" office:string-value="Franklin">
            <text:p>Frankli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hris Ewan</text:p>
          </table:table-cell>
          <table:table-cell table:style-name="Default" table:formula="of:=LEFT([.A105];SEARCH(&quot; &quot;;[.A105];1))" office:value-type="string" office:string-value="Chris ">
            <text:p>Chris </text:p>
          </table:table-cell>
          <table:table-cell table:style-name="Default" table:formula="of:=RIGHT([.A105];LEN([.A105])-SEARCH(&quot; &quot;;[.A105];1))" office:value-type="string" office:string-value="Ewan">
            <text:p>Ewan</text:p>
          </table:table-cell>
          <table:table-cell table:formula="of:=[.B105]" office:value-type="string" office:string-value="Chris ">
            <text:p>Chris </text:p>
          </table:table-cell>
          <table:table-cell table:formula="of:=[.C105]" office:value-type="string" office:string-value="Ewan">
            <text:p>Ewa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hris Moriarty</text:p>
          </table:table-cell>
          <table:table-cell table:style-name="Default" table:formula="of:=LEFT([.A106];SEARCH(&quot; &quot;;[.A106];1))" office:value-type="string" office:string-value="Chris ">
            <text:p>Chris </text:p>
          </table:table-cell>
          <table:table-cell table:style-name="Default" table:formula="of:=RIGHT([.A106];LEN([.A106])-SEARCH(&quot; &quot;;[.A106];1))" office:value-type="string" office:string-value="Moriarty">
            <text:p>Moriarty</text:p>
          </table:table-cell>
          <table:table-cell table:formula="of:=[.B106]" office:value-type="string" office:string-value="Chris ">
            <text:p>Chris </text:p>
          </table:table-cell>
          <table:table-cell table:formula="of:=[.C106]" office:value-type="string" office:string-value="Moriarty">
            <text:p>Moriart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hristian Jack</text:p>
          </table:table-cell>
          <table:table-cell table:style-name="Default" table:formula="of:=LEFT([.A107];SEARCH(&quot; &quot;;[.A107];1))" office:value-type="string" office:string-value="Christian ">
            <text:p>Christian </text:p>
          </table:table-cell>
          <table:table-cell table:style-name="Default" table:formula="of:=RIGHT([.A107];LEN([.A107])-SEARCH(&quot; &quot;;[.A107];1))" office:value-type="string" office:string-value="Jack">
            <text:p>Jack</text:p>
          </table:table-cell>
          <table:table-cell table:formula="of:=[.B107]" office:value-type="string" office:string-value="Christian ">
            <text:p>Christian </text:p>
          </table:table-cell>
          <table:table-cell table:formula="of:=[.C107]" office:value-type="string" office:string-value="Jack">
            <text:p>Jack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hristian Jacq</text:p>
          </table:table-cell>
          <table:table-cell table:style-name="Default" table:formula="of:=LEFT([.A108];SEARCH(&quot; &quot;;[.A108];1))" office:value-type="string" office:string-value="Christian ">
            <text:p>Christian </text:p>
          </table:table-cell>
          <table:table-cell table:style-name="Default" table:formula="of:=RIGHT([.A108];LEN([.A108])-SEARCH(&quot; &quot;;[.A108];1))" office:value-type="string" office:string-value="Jacq">
            <text:p>Jacq</text:p>
          </table:table-cell>
          <table:table-cell table:formula="of:=[.B108]" office:value-type="string" office:string-value="Christian ">
            <text:p>Christian </text:p>
          </table:table-cell>
          <table:table-cell table:formula="of:=[.C108]" office:value-type="string" office:string-value="Jacq">
            <text:p>Jacq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Chus Lago</text:p>
          </table:table-cell>
          <table:table-cell table:style-name="Default" table:formula="of:=LEFT([.A109];SEARCH(&quot; &quot;;[.A109];1))" office:value-type="string" office:string-value="Chus ">
            <text:p>Chus </text:p>
          </table:table-cell>
          <table:table-cell table:style-name="Default" table:formula="of:=RIGHT([.A109];LEN([.A109])-SEARCH(&quot; &quot;;[.A109];1))" office:value-type="string" office:string-value="Lago">
            <text:p>Lago</text:p>
          </table:table-cell>
          <table:table-cell table:formula="of:=[.B109]" office:value-type="string" office:string-value="Chus ">
            <text:p>Chus </text:p>
          </table:table-cell>
          <table:table-cell table:formula="of:=[.C109]" office:value-type="string" office:string-value="Lago">
            <text:p>Lago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Cicerón</text:p>
          </table:table-cell>
          <table:table-cell table:style-name="Default" table:formula="of:=LEFT([.A110];SEARCH(&quot; &quot;;[.A110];1))" office:value-type="float" office:value="0">
            <text:p>#VALOR!</text:p>
          </table:table-cell>
          <table:table-cell table:style-name="Default" table:formula="of:=RIGHT([.A110];LEN([.A110])-SEARCH(&quot; &quot;;[.A110];1))" office:value-type="float" office:value="0">
            <text:p>#VALOR!</text:p>
          </table:table-cell>
          <table:table-cell office:value-type="string">
            <text:p>Cicerón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Claudia Piñeiro</text:p>
          </table:table-cell>
          <table:table-cell table:style-name="Default" table:formula="of:=LEFT([.A111];SEARCH(&quot; &quot;;[.A111];1))" office:value-type="string" office:string-value="Claudia ">
            <text:p>Claudia </text:p>
          </table:table-cell>
          <table:table-cell table:style-name="Default" table:formula="of:=RIGHT([.A111];LEN([.A111])-SEARCH(&quot; &quot;;[.A111];1))" office:value-type="string" office:string-value="Piñeiro">
            <text:p>Piñeiro</text:p>
          </table:table-cell>
          <table:table-cell table:formula="of:=[.B111]" office:value-type="string" office:string-value="Claudia ">
            <text:p>Claudia </text:p>
          </table:table-cell>
          <table:table-cell table:formula="of:=[.C111]" office:value-type="string" office:string-value="Piñeiro">
            <text:p>Piñeir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lifford A. Pickover</text:p>
          </table:table-cell>
          <table:table-cell table:style-name="Default" table:formula="of:=LEFT([.A112];SEARCH(&quot; &quot;;[.A112];1))" office:value-type="string" office:string-value="Clifford ">
            <text:p>Clifford </text:p>
          </table:table-cell>
          <table:table-cell table:style-name="Default" table:formula="of:=RIGHT([.A112];LEN([.A112])-SEARCH(&quot; &quot;;[.A112];1))" office:value-type="string" office:string-value="A. Pickover">
            <text:p>A. Pickover</text:p>
          </table:table-cell>
          <table:table-cell table:formula="of:=[.B112]" office:value-type="string" office:string-value="Clifford ">
            <text:p>Clifford </text:p>
          </table:table-cell>
          <table:table-cell table:formula="of:=[.C112]" office:value-type="string" office:string-value="A. Pickover">
            <text:p>A. Pickov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olin Greenland</text:p>
          </table:table-cell>
          <table:table-cell table:style-name="Default" table:formula="of:=LEFT([.A113];SEARCH(&quot; &quot;;[.A113];1))" office:value-type="string" office:string-value="Colin ">
            <text:p>Colin </text:p>
          </table:table-cell>
          <table:table-cell table:style-name="Default" table:formula="of:=RIGHT([.A113];LEN([.A113])-SEARCH(&quot; &quot;;[.A113];1))" office:value-type="string" office:string-value="Greenland">
            <text:p>Greenland</text:p>
          </table:table-cell>
          <table:table-cell table:formula="of:=[.B113]" office:value-type="string" office:string-value="Colin ">
            <text:p>Colin </text:p>
          </table:table-cell>
          <table:table-cell table:formula="of:=[.C113]" office:value-type="string" office:string-value="Greenland">
            <text:p>Greenland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oncha Alós</text:p>
          </table:table-cell>
          <table:table-cell table:style-name="Default" table:formula="of:=LEFT([.A114];SEARCH(&quot; &quot;;[.A114];1))" office:value-type="string" office:string-value="Concha ">
            <text:p>Concha </text:p>
          </table:table-cell>
          <table:table-cell table:style-name="Default" table:formula="of:=RIGHT([.A114];LEN([.A114])-SEARCH(&quot; &quot;;[.A114];1))" office:value-type="string" office:string-value="Alós">
            <text:p>Alós</text:p>
          </table:table-cell>
          <table:table-cell table:formula="of:=[.B114]" office:value-type="string" office:string-value="Concha ">
            <text:p>Concha </text:p>
          </table:table-cell>
          <table:table-cell table:formula="of:=[.C114]" office:value-type="string" office:string-value="Alós">
            <text:p>Aló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ormac Mccarthy</text:p>
          </table:table-cell>
          <table:table-cell table:style-name="Default" table:formula="of:=LEFT([.A115];SEARCH(&quot; &quot;;[.A115];1))" office:value-type="string" office:string-value="Cormac ">
            <text:p>Cormac </text:p>
          </table:table-cell>
          <table:table-cell table:style-name="Default" table:formula="of:=RIGHT([.A115];LEN([.A115])-SEARCH(&quot; &quot;;[.A115];1))" office:value-type="string" office:string-value="Mccarthy">
            <text:p>Mccarthy</text:p>
          </table:table-cell>
          <table:table-cell table:formula="of:=[.B115]" office:value-type="string" office:string-value="Cormac ">
            <text:p>Cormac </text:p>
          </table:table-cell>
          <table:table-cell table:formula="of:=[.C115]" office:value-type="string" office:string-value="Mccarthy">
            <text:p>Mccarth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zeslaw Milosz</text:p>
          </table:table-cell>
          <table:table-cell table:style-name="Default" table:formula="of:=LEFT([.A116];SEARCH(&quot; &quot;;[.A116];1))" office:value-type="string" office:string-value="Czeslaw ">
            <text:p>Czeslaw </text:p>
          </table:table-cell>
          <table:table-cell table:style-name="Default" table:formula="of:=RIGHT([.A116];LEN([.A116])-SEARCH(&quot; &quot;;[.A116];1))" office:value-type="string" office:string-value="Milosz">
            <text:p>Milosz</text:p>
          </table:table-cell>
          <table:table-cell table:formula="of:=[.B116]" office:value-type="string" office:string-value="Czeslaw ">
            <text:p>Czeslaw </text:p>
          </table:table-cell>
          <table:table-cell table:formula="of:=[.C116]" office:value-type="string" office:string-value="Milosz">
            <text:p>Milos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an Brown</text:p>
          </table:table-cell>
          <table:table-cell table:style-name="Default" table:formula="of:=LEFT([.A117];SEARCH(&quot; &quot;;[.A117];1))" office:value-type="string" office:string-value="Dan ">
            <text:p>Dan </text:p>
          </table:table-cell>
          <table:table-cell table:style-name="Default" table:formula="of:=RIGHT([.A117];LEN([.A117])-SEARCH(&quot; &quot;;[.A117];1))" office:value-type="string" office:string-value="Brown">
            <text:p>Brown</text:p>
          </table:table-cell>
          <table:table-cell table:formula="of:=[.B117]" office:value-type="string" office:string-value="Dan ">
            <text:p>Dan </text:p>
          </table:table-cell>
          <table:table-cell table:formula="of:=[.C117]" office:value-type="string" office:string-value="Brown">
            <text:p>Brow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aniel Defoe </text:p>
          </table:table-cell>
          <table:table-cell table:style-name="Default" table:formula="of:=LEFT([.A118];SEARCH(&quot; &quot;;[.A118];1))" office:value-type="string" office:string-value="Daniel ">
            <text:p>Daniel </text:p>
          </table:table-cell>
          <table:table-cell table:style-name="Default" table:formula="of:=RIGHT([.A118];LEN([.A118])-SEARCH(&quot; &quot;;[.A118];1))" office:value-type="string" office:string-value="Defoe ">
            <text:p>Defoe </text:p>
          </table:table-cell>
          <table:table-cell table:formula="of:=[.B118]" office:value-type="string" office:string-value="Daniel ">
            <text:p>Daniel </text:p>
          </table:table-cell>
          <table:table-cell table:formula="of:=[.C118]" office:value-type="string" office:string-value="Defoe ">
            <text:p>Defoe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aniel Mason</text:p>
          </table:table-cell>
          <table:table-cell table:style-name="Default" table:formula="of:=LEFT([.A119];SEARCH(&quot; &quot;;[.A119];1))" office:value-type="string" office:string-value="Daniel ">
            <text:p>Daniel </text:p>
          </table:table-cell>
          <table:table-cell table:style-name="Default" table:formula="of:=RIGHT([.A119];LEN([.A119])-SEARCH(&quot; &quot;;[.A119];1))" office:value-type="string" office:string-value="Mason">
            <text:p>Mason</text:p>
          </table:table-cell>
          <table:table-cell table:formula="of:=[.B119]" office:value-type="string" office:string-value="Daniel ">
            <text:p>Daniel </text:p>
          </table:table-cell>
          <table:table-cell table:formula="of:=[.C119]" office:value-type="string" office:string-value="Mason">
            <text:p>Mas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anielle Steel</text:p>
          </table:table-cell>
          <table:table-cell table:style-name="Default" table:formula="of:=LEFT([.A120];SEARCH(&quot; &quot;;[.A120];1))" office:value-type="string" office:string-value="Danielle ">
            <text:p>Danielle </text:p>
          </table:table-cell>
          <table:table-cell table:style-name="Default" table:formula="of:=RIGHT([.A120];LEN([.A120])-SEARCH(&quot; &quot;;[.A120];1))" office:value-type="string" office:string-value="Steel">
            <text:p>Steel</text:p>
          </table:table-cell>
          <table:table-cell table:formula="of:=[.B120]" office:value-type="string" office:string-value="Danielle ">
            <text:p>Danielle </text:p>
          </table:table-cell>
          <table:table-cell table:formula="of:=[.C120]" office:value-type="string" office:string-value="Steel">
            <text:p>Steel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Dante </text:p>
          </table:table-cell>
          <table:table-cell table:style-name="Default" table:formula="of:=LEFT([.A121];SEARCH(&quot; &quot;;[.A121];1))" office:value-type="string" office:string-value="Dante ">
            <text:p>Dante </text:p>
          </table:table-cell>
          <table:table-cell table:style-name="Default" table:formula="of:=RIGHT([.A121];LEN([.A121])-SEARCH(&quot; &quot;;[.A121];1))">
            <text:p/>
          </table:table-cell>
          <table:table-cell table:formula="of:=[.B121]" office:value-type="string" office:string-value="Dante ">
            <text:p>Dante </text:p>
          </table:table-cell>
          <table:table-cell table:formula="of:=[.C121]">
            <text:p/>
          </table:table-cell>
          <table:table-cell table:number-columns-repeated="253"/>
        </table:table-row>
        <table:table-row table:style-name="ro1">
          <table:table-cell table:style-name="Default" office:value-type="string">
            <text:p>Darío Xohán Cabana</text:p>
          </table:table-cell>
          <table:table-cell table:style-name="Default" table:formula="of:=LEFT([.A122];SEARCH(&quot; &quot;;[.A122];1))" office:value-type="string" office:string-value="Darío ">
            <text:p>Darío </text:p>
          </table:table-cell>
          <table:table-cell table:style-name="Default" table:formula="of:=RIGHT([.A122];LEN([.A122])-SEARCH(&quot; &quot;;[.A122];1))" office:value-type="string" office:string-value="Xohán Cabana">
            <text:p>Xohán Cabana</text:p>
          </table:table-cell>
          <table:table-cell office:value-type="string">
            <text:p>Darío Xohán</text:p>
          </table:table-cell>
          <table:table-cell office:value-type="string">
            <text:p>Caban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arwin</text:p>
          </table:table-cell>
          <table:table-cell table:style-name="Default" table:formula="of:=LEFT([.A123];SEARCH(&quot; &quot;;[.A123];1))" office:value-type="float" office:value="0">
            <text:p>#VALOR!</text:p>
          </table:table-cell>
          <table:table-cell table:style-name="Default" table:formula="of:=RIGHT([.A123];LEN([.A123])-SEARCH(&quot; &quot;;[.A123];1))" office:value-type="float" office:value="0">
            <text:p>#VALOR!</text:p>
          </table:table-cell>
          <table:table-cell office:value-type="string">
            <text:p>Darwin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David Brin</text:p>
          </table:table-cell>
          <table:table-cell table:style-name="Default" table:formula="of:=LEFT([.A124];SEARCH(&quot; &quot;;[.A124];1))" office:value-type="string" office:string-value="David ">
            <text:p>David </text:p>
          </table:table-cell>
          <table:table-cell table:style-name="Default" table:formula="of:=RIGHT([.A124];LEN([.A124])-SEARCH(&quot; &quot;;[.A124];1))" office:value-type="string" office:string-value="Brin">
            <text:p>Brin</text:p>
          </table:table-cell>
          <table:table-cell table:formula="of:=[.B124]" office:value-type="string" office:string-value="David ">
            <text:p>David </text:p>
          </table:table-cell>
          <table:table-cell table:formula="of:=[.C124]" office:value-type="string" office:string-value="Brin">
            <text:p>Brin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David Hume</text:p>
          </table:table-cell>
          <table:table-cell table:style-name="Default" table:formula="of:=LEFT([.A125];SEARCH(&quot; &quot;;[.A125];1))" office:value-type="string" office:string-value="David ">
            <text:p>David </text:p>
          </table:table-cell>
          <table:table-cell table:style-name="Default" table:formula="of:=RIGHT([.A125];LEN([.A125])-SEARCH(&quot; &quot;;[.A125];1))" office:value-type="string" office:string-value="Hume">
            <text:p>Hume</text:p>
          </table:table-cell>
          <table:table-cell table:formula="of:=[.B125]" office:value-type="string" office:string-value="David ">
            <text:p>David </text:p>
          </table:table-cell>
          <table:table-cell table:formula="of:=[.C125]" office:value-type="string" office:string-value="Hume">
            <text:p>Hume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David Ricardo</text:p>
          </table:table-cell>
          <table:table-cell table:style-name="Default" table:formula="of:=LEFT([.A126];SEARCH(&quot; &quot;;[.A126];1))" office:value-type="string" office:string-value="David ">
            <text:p>David </text:p>
          </table:table-cell>
          <table:table-cell table:style-name="Default" table:formula="of:=RIGHT([.A126];LEN([.A126])-SEARCH(&quot; &quot;;[.A126];1))" office:value-type="string" office:string-value="Ricardo">
            <text:p>Ricardo</text:p>
          </table:table-cell>
          <table:table-cell table:formula="of:=[.B126]" office:value-type="string" office:string-value="David ">
            <text:p>David </text:p>
          </table:table-cell>
          <table:table-cell table:formula="of:=[.C126]" office:value-type="string" office:string-value="Ricardo">
            <text:p>Ricard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ennis Lehane</text:p>
          </table:table-cell>
          <table:table-cell table:style-name="Default" table:formula="of:=LEFT([.A127];SEARCH(&quot; &quot;;[.A127];1))" office:value-type="string" office:string-value="Dennis ">
            <text:p>Dennis </text:p>
          </table:table-cell>
          <table:table-cell table:style-name="Default" table:formula="of:=RIGHT([.A127];LEN([.A127])-SEARCH(&quot; &quot;;[.A127];1))" office:value-type="string" office:string-value="Lehane">
            <text:p>Lehane</text:p>
          </table:table-cell>
          <table:table-cell table:formula="of:=[.B127]" office:value-type="string" office:string-value="Dennis ">
            <text:p>Dennis </text:p>
          </table:table-cell>
          <table:table-cell table:formula="of:=[.C127]" office:value-type="string" office:string-value="Lehane">
            <text:p>Lehan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esmond Morris</text:p>
          </table:table-cell>
          <table:table-cell table:style-name="Default" table:formula="of:=LEFT([.A128];SEARCH(&quot; &quot;;[.A128];1))" office:value-type="string" office:string-value="Desmond ">
            <text:p>Desmond </text:p>
          </table:table-cell>
          <table:table-cell table:style-name="Default" table:formula="of:=RIGHT([.A128];LEN([.A128])-SEARCH(&quot; &quot;;[.A128];1))" office:value-type="string" office:string-value="Morris">
            <text:p>Morris</text:p>
          </table:table-cell>
          <table:table-cell table:formula="of:=[.B128]" office:value-type="string" office:string-value="Desmond ">
            <text:p>Desmond </text:p>
          </table:table-cell>
          <table:table-cell table:formula="of:=[.C128]" office:value-type="string" office:string-value="Morris">
            <text:p>Morri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ick Haskins</text:p>
          </table:table-cell>
          <table:table-cell table:style-name="Default" table:formula="of:=LEFT([.A129];SEARCH(&quot; &quot;;[.A129];1))" office:value-type="string" office:string-value="Dick ">
            <text:p>Dick </text:p>
          </table:table-cell>
          <table:table-cell table:style-name="Default" table:formula="of:=RIGHT([.A129];LEN([.A129])-SEARCH(&quot; &quot;;[.A129];1))" office:value-type="string" office:string-value="Haskins">
            <text:p>Haskins</text:p>
          </table:table-cell>
          <table:table-cell table:formula="of:=[.B129]" office:value-type="string" office:string-value="Dick ">
            <text:p>Dick </text:p>
          </table:table-cell>
          <table:table-cell table:formula="of:=[.C129]" office:value-type="string" office:string-value="Haskins">
            <text:p>Haskins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Diego Galán</text:p>
          </table:table-cell>
          <table:table-cell table:style-name="Default" table:formula="of:=LEFT([.A130];SEARCH(&quot; &quot;;[.A130];1))" office:value-type="string" office:string-value="Diego ">
            <text:p>Diego </text:p>
          </table:table-cell>
          <table:table-cell table:style-name="Default" table:formula="of:=RIGHT([.A130];LEN([.A130])-SEARCH(&quot; &quot;;[.A130];1))" office:value-type="string" office:string-value="Galán">
            <text:p>Galán</text:p>
          </table:table-cell>
          <table:table-cell table:formula="of:=[.B130]" office:value-type="string" office:string-value="Diego ">
            <text:p>Diego </text:p>
          </table:table-cell>
          <table:table-cell table:formula="of:=[.C130]" office:value-type="string" office:string-value="Galán">
            <text:p>Galá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imas Perez Ramirez</text:p>
          </table:table-cell>
          <table:table-cell table:style-name="Default" table:formula="of:=LEFT([.A131];SEARCH(&quot; &quot;;[.A131];1))" office:value-type="string" office:string-value="Dimas ">
            <text:p>Dimas </text:p>
          </table:table-cell>
          <table:table-cell table:style-name="Default" table:formula="of:=RIGHT([.A131];LEN([.A131])-SEARCH(&quot; &quot;;[.A131];1))" office:value-type="string" office:string-value="Perez Ramirez">
            <text:p>Perez Ramirez</text:p>
          </table:table-cell>
          <table:table-cell table:formula="of:=[.B131]" office:value-type="string" office:string-value="Dimas ">
            <text:p>Dimas </text:p>
          </table:table-cell>
          <table:table-cell table:formula="of:=[.C131]" office:value-type="string" office:string-value="Perez Ramirez">
            <text:p>Perez Ramirez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Dolores Redondo</text:p>
          </table:table-cell>
          <table:table-cell table:style-name="Default" table:formula="of:=LEFT([.A132];SEARCH(&quot; &quot;;[.A132];1))" office:value-type="string" office:string-value="Dolores ">
            <text:p>Dolores </text:p>
          </table:table-cell>
          <table:table-cell table:style-name="Default" table:formula="of:=RIGHT([.A132];LEN([.A132])-SEARCH(&quot; &quot;;[.A132];1))" office:value-type="string" office:string-value="Redondo">
            <text:p>Redondo</text:p>
          </table:table-cell>
          <table:table-cell table:formula="of:=[.B132]" office:value-type="string" office:string-value="Dolores ">
            <text:p>Dolores </text:p>
          </table:table-cell>
          <table:table-cell table:formula="of:=[.C132]" office:value-type="string" office:string-value="Redondo">
            <text:p>Redond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omingo Villar</text:p>
          </table:table-cell>
          <table:table-cell table:style-name="Default" table:formula="of:=LEFT([.A133];SEARCH(&quot; &quot;;[.A133];1))" office:value-type="string" office:string-value="Domingo ">
            <text:p>Domingo </text:p>
          </table:table-cell>
          <table:table-cell table:style-name="Default" table:formula="of:=RIGHT([.A133];LEN([.A133])-SEARCH(&quot; &quot;;[.A133];1))" office:value-type="string" office:string-value="Villar">
            <text:p>Villar</text:p>
          </table:table-cell>
          <table:table-cell table:formula="of:=[.B133]" office:value-type="string" office:string-value="Domingo ">
            <text:p>Domingo </text:p>
          </table:table-cell>
          <table:table-cell table:formula="of:=[.C133]" office:value-type="string" office:string-value="Villar">
            <text:p>Villa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ominique Lapierre</text:p>
          </table:table-cell>
          <table:table-cell table:style-name="Default" table:formula="of:=LEFT([.A134];SEARCH(&quot; &quot;;[.A134];1))" office:value-type="string" office:string-value="Dominique ">
            <text:p>Dominique </text:p>
          </table:table-cell>
          <table:table-cell table:style-name="Default" table:formula="of:=RIGHT([.A134];LEN([.A134])-SEARCH(&quot; &quot;;[.A134];1))" office:value-type="string" office:string-value="Lapierre">
            <text:p>Lapierre</text:p>
          </table:table-cell>
          <table:table-cell table:formula="of:=[.B134]" office:value-type="string" office:string-value="Dominique ">
            <text:p>Dominique </text:p>
          </table:table-cell>
          <table:table-cell table:formula="of:=[.C134]" office:value-type="string" office:string-value="Lapierre">
            <text:p>Lapierr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arry Collins</text:p>
          </table:table-cell>
          <table:table-cell table:style-name="Default" table:formula="of:=LEFT([.A135];SEARCH(&quot; &quot;;[.A135];1))" office:value-type="string" office:string-value="Larry ">
            <text:p>Larry </text:p>
          </table:table-cell>
          <table:table-cell table:style-name="Default" table:formula="of:=RIGHT([.A135];LEN([.A135])-SEARCH(&quot; &quot;;[.A135];1))" office:value-type="string" office:string-value="Collins">
            <text:p>Collins</text:p>
          </table:table-cell>
          <table:table-cell table:formula="of:=[.B135]" office:value-type="string" office:string-value="Larry ">
            <text:p>Larry </text:p>
          </table:table-cell>
          <table:table-cell table:formula="of:=[.C135]" office:value-type="string" office:string-value="Collins">
            <text:p>Collin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ominique Sylvain</text:p>
          </table:table-cell>
          <table:table-cell table:style-name="Default" table:formula="of:=LEFT([.A136];SEARCH(&quot; &quot;;[.A136];1))" office:value-type="string" office:string-value="Dominique ">
            <text:p>Dominique </text:p>
          </table:table-cell>
          <table:table-cell table:style-name="Default" table:formula="of:=RIGHT([.A136];LEN([.A136])-SEARCH(&quot; &quot;;[.A136];1))" office:value-type="string" office:string-value="Sylvain">
            <text:p>Sylvain</text:p>
          </table:table-cell>
          <table:table-cell table:formula="of:=[.B136]" office:value-type="string" office:string-value="Dominique ">
            <text:p>Dominique </text:p>
          </table:table-cell>
          <table:table-cell table:formula="of:=[.C136]" office:value-type="string" office:string-value="Sylvain">
            <text:p>Sylvain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Don Juan Manuel</text:p>
          </table:table-cell>
          <table:table-cell table:style-name="Default" table:formula="of:=LEFT([.A137];SEARCH(&quot; &quot;;[.A137];1))" office:value-type="string" office:string-value="Don ">
            <text:p>Don </text:p>
          </table:table-cell>
          <table:table-cell table:style-name="Default" table:formula="of:=RIGHT([.A137];LEN([.A137])-SEARCH(&quot; &quot;;[.A137];1))" office:value-type="string" office:string-value="Juan Manuel">
            <text:p>Juan Manuel</text:p>
          </table:table-cell>
          <table:table-cell table:formula="of:=[.B137]" office:value-type="string" office:string-value="Don ">
            <text:p>Don </text:p>
          </table:table-cell>
          <table:table-cell table:formula="of:=[.C137]" office:value-type="string" office:string-value="Juan Manuel">
            <text:p>Juan Manue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oris Lessing</text:p>
          </table:table-cell>
          <table:table-cell table:style-name="Default" table:formula="of:=LEFT([.A138];SEARCH(&quot; &quot;;[.A138];1))" office:value-type="string" office:string-value="Doris ">
            <text:p>Doris </text:p>
          </table:table-cell>
          <table:table-cell table:style-name="Default" table:formula="of:=RIGHT([.A138];LEN([.A138])-SEARCH(&quot; &quot;;[.A138];1))" office:value-type="string" office:string-value="Lessing">
            <text:p>Lessing</text:p>
          </table:table-cell>
          <table:table-cell table:formula="of:=[.B138]" office:value-type="string" office:string-value="Doris ">
            <text:p>Doris </text:p>
          </table:table-cell>
          <table:table-cell table:formula="of:=[.C138]" office:value-type="string" office:string-value="Lessing">
            <text:p>Lessing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oyle</text:p>
          </table:table-cell>
          <table:table-cell table:style-name="Default" table:formula="of:=LEFT([.A139];SEARCH(&quot; &quot;;[.A139];1))" office:value-type="float" office:value="0">
            <text:p>#VALOR!</text:p>
          </table:table-cell>
          <table:table-cell table:style-name="Default" table:formula="of:=RIGHT([.A139];LEN([.A139])-SEARCH(&quot; &quot;;[.A139];1))" office:value-type="float" office:value="0">
            <text:p>#VALOR!</text:p>
          </table:table-cell>
          <table:table-cell office:value-type="string">
            <text:p>Arthur C.</text:p>
          </table:table-cell>
          <table:table-cell office:value-type="string">
            <text:p>Doyl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r. Félix Pedrero</text:p>
          </table:table-cell>
          <table:table-cell table:style-name="Default" table:formula="of:=LEFT([.A140];SEARCH(&quot; &quot;;[.A140];1))" office:value-type="string" office:string-value="Dr. ">
            <text:p>Dr. </text:p>
          </table:table-cell>
          <table:table-cell table:style-name="Default" table:formula="of:=RIGHT([.A140];LEN([.A140])-SEARCH(&quot; &quot;;[.A140];1))" office:value-type="string" office:string-value="Félix Pedrero">
            <text:p>Félix Pedrero</text:p>
          </table:table-cell>
          <table:table-cell office:value-type="string">
            <text:p>Felix</text:p>
          </table:table-cell>
          <table:table-cell office:value-type="string">
            <text:p>Pedrer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aurence J.Peter</text:p>
          </table:table-cell>
          <table:table-cell table:style-name="Default" table:formula="of:=LEFT([.A141];SEARCH(&quot; &quot;;[.A141];1))" office:value-type="string" office:string-value="Laurence ">
            <text:p>Laurence </text:p>
          </table:table-cell>
          <table:table-cell table:style-name="Default" table:formula="of:=RIGHT([.A141];LEN([.A141])-SEARCH(&quot; &quot;;[.A141];1))" office:value-type="string" office:string-value="J.Peter">
            <text:p>J.Peter</text:p>
          </table:table-cell>
          <table:table-cell table:formula="of:=[.B141]" office:value-type="string" office:string-value="Laurence ">
            <text:p>Laurence </text:p>
          </table:table-cell>
          <table:table-cell table:formula="of:=[.C141]" office:value-type="string" office:string-value="J.Peter">
            <text:p>J.Peter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aymond Hull</text:p>
          </table:table-cell>
          <table:table-cell table:style-name="Default" table:formula="of:=LEFT([.A142];SEARCH(&quot; &quot;;[.A142];1))" office:value-type="string" office:string-value="Raymond ">
            <text:p>Raymond </text:p>
          </table:table-cell>
          <table:table-cell table:style-name="Default" table:formula="of:=RIGHT([.A142];LEN([.A142])-SEARCH(&quot; &quot;;[.A142];1))" office:value-type="string" office:string-value="Hull">
            <text:p>Hull</text:p>
          </table:table-cell>
          <table:table-cell table:formula="of:=[.B142]" office:value-type="string" office:string-value="Raymond ">
            <text:p>Raymond </text:p>
          </table:table-cell>
          <table:table-cell table:formula="of:=[.C142]" office:value-type="string" office:string-value="Hull">
            <text:p>Hul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ulce Chacón</text:p>
          </table:table-cell>
          <table:table-cell table:style-name="Default" table:formula="of:=LEFT([.A143];SEARCH(&quot; &quot;;[.A143];1))" office:value-type="string" office:string-value="Dulce ">
            <text:p>Dulce </text:p>
          </table:table-cell>
          <table:table-cell table:style-name="Default" table:formula="of:=RIGHT([.A143];LEN([.A143])-SEARCH(&quot; &quot;;[.A143];1))" office:value-type="string" office:string-value="Chacón">
            <text:p>Chacón</text:p>
          </table:table-cell>
          <table:table-cell table:formula="of:=[.B143]" office:value-type="string" office:string-value="Dulce ">
            <text:p>Dulce </text:p>
          </table:table-cell>
          <table:table-cell table:formula="of:=[.C143]" office:value-type="string" office:string-value="Chacón">
            <text:p>Chacó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Duque de Rivas</text:p>
          </table:table-cell>
          <table:table-cell table:style-name="Default" table:formula="of:=LEFT([.A144];SEARCH(&quot; &quot;;[.A144];1))" office:value-type="string" office:string-value="Duque ">
            <text:p>Duque </text:p>
          </table:table-cell>
          <table:table-cell table:style-name="Default" table:formula="of:=RIGHT([.A144];LEN([.A144])-SEARCH(&quot; &quot;;[.A144];1))" office:value-type="string" office:string-value="de Rivas">
            <text:p>de Rivas</text:p>
          </table:table-cell>
          <table:table-cell table:formula="of:=[.B144]" office:value-type="string" office:string-value="Duque ">
            <text:p>Duque </text:p>
          </table:table-cell>
          <table:table-cell table:formula="of:=[.C144]" office:value-type="string" office:string-value="de Rivas">
            <text:p>de Rivas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E. Blanco-Amor</text:p>
          </table:table-cell>
          <table:table-cell table:style-name="Default" table:formula="of:=LEFT([.A145];SEARCH(&quot; &quot;;[.A145];1))" office:value-type="string" office:string-value="E. ">
            <text:p>E. </text:p>
          </table:table-cell>
          <table:table-cell table:style-name="Default" table:formula="of:=RIGHT([.A145];LEN([.A145])-SEARCH(&quot; &quot;;[.A145];1))" office:value-type="string" office:string-value="Blanco-Amor">
            <text:p>Blanco-Amor</text:p>
          </table:table-cell>
          <table:table-cell office:value-type="string">
            <text:p>Eduardo</text:p>
          </table:table-cell>
          <table:table-cell table:formula="of:=[.C145]" office:value-type="string" office:string-value="Blanco-Amor">
            <text:p>Blanco-Amo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. Fromm</text:p>
          </table:table-cell>
          <table:table-cell table:style-name="Default" table:formula="of:=LEFT([.A146];SEARCH(&quot; &quot;;[.A146];1))" office:value-type="string" office:string-value="E. ">
            <text:p>E. </text:p>
          </table:table-cell>
          <table:table-cell table:style-name="Default" table:formula="of:=RIGHT([.A146];LEN([.A146])-SEARCH(&quot; &quot;;[.A146];1))" office:value-type="string" office:string-value="Fromm">
            <text:p>Fromm</text:p>
          </table:table-cell>
          <table:table-cell table:formula="of:=[.B146]" office:value-type="string" office:string-value="E. ">
            <text:p>E. </text:p>
          </table:table-cell>
          <table:table-cell table:formula="of:=[.C146]" office:value-type="string" office:string-value="Fromm">
            <text:p>Fromm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Edición de Agustín del Saz</text:p>
          </table:table-cell>
          <table:table-cell table:style-name="Default" table:formula="of:=LEFT([.A147];SEARCH(&quot; &quot;;[.A147];1))" office:value-type="string" office:string-value="Edición ">
            <text:p>Edición </text:p>
          </table:table-cell>
          <table:table-cell table:style-name="Default" table:formula="of:=RIGHT([.A147];LEN([.A147])-SEARCH(&quot; &quot;;[.A147];1))" office:value-type="string" office:string-value="de Agustín del Saz">
            <text:p>de Agustín del Saz</text:p>
          </table:table-cell>
          <table:table-cell office:value-type="string">
            <text:p>Edición de Agustín del Saz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Eduardo Mendoza</text:p>
          </table:table-cell>
          <table:table-cell table:style-name="Default" table:formula="of:=LEFT([.A148];SEARCH(&quot; &quot;;[.A148];1))" office:value-type="string" office:string-value="Eduardo ">
            <text:p>Eduardo </text:p>
          </table:table-cell>
          <table:table-cell table:style-name="Default" table:formula="of:=RIGHT([.A148];LEN([.A148])-SEARCH(&quot; &quot;;[.A148];1))" office:value-type="string" office:string-value="Mendoza">
            <text:p>Mendoza</text:p>
          </table:table-cell>
          <table:table-cell table:formula="of:=[.B148]" office:value-type="string" office:string-value="Eduardo ">
            <text:p>Eduardo </text:p>
          </table:table-cell>
          <table:table-cell table:formula="of:=[.C148]" office:value-type="string" office:string-value="Mendoza">
            <text:p>Mendoz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duardo Pondal</text:p>
          </table:table-cell>
          <table:table-cell table:style-name="Default" table:formula="of:=LEFT([.A149];SEARCH(&quot; &quot;;[.A149];1))" office:value-type="string" office:string-value="Eduardo ">
            <text:p>Eduardo </text:p>
          </table:table-cell>
          <table:table-cell table:style-name="Default" table:formula="of:=RIGHT([.A149];LEN([.A149])-SEARCH(&quot; &quot;;[.A149];1))" office:value-type="string" office:string-value="Pondal">
            <text:p>Pondal</text:p>
          </table:table-cell>
          <table:table-cell table:formula="of:=[.B149]" office:value-type="string" office:string-value="Eduardo ">
            <text:p>Eduardo </text:p>
          </table:table-cell>
          <table:table-cell table:formula="of:=[.C149]" office:value-type="string" office:string-value="Pondal">
            <text:p>Ponda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dward Conze</text:p>
          </table:table-cell>
          <table:table-cell table:style-name="Default" table:formula="of:=LEFT([.A150];SEARCH(&quot; &quot;;[.A150];1))" office:value-type="string" office:string-value="Edward ">
            <text:p>Edward </text:p>
          </table:table-cell>
          <table:table-cell table:style-name="Default" table:formula="of:=RIGHT([.A150];LEN([.A150])-SEARCH(&quot; &quot;;[.A150];1))" office:value-type="string" office:string-value="Conze">
            <text:p>Conze</text:p>
          </table:table-cell>
          <table:table-cell table:formula="of:=[.B150]" office:value-type="string" office:string-value="Edward ">
            <text:p>Edward </text:p>
          </table:table-cell>
          <table:table-cell table:formula="of:=[.C150]" office:value-type="string" office:string-value="Conze">
            <text:p>Conz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llen Sue Stern</text:p>
          </table:table-cell>
          <table:table-cell table:style-name="Default" table:formula="of:=LEFT([.A151];SEARCH(&quot; &quot;;[.A151];1))" office:value-type="string" office:string-value="Ellen ">
            <text:p>Ellen </text:p>
          </table:table-cell>
          <table:table-cell table:style-name="Default" table:formula="of:=RIGHT([.A151];LEN([.A151])-SEARCH(&quot; &quot;;[.A151];1))" office:value-type="string" office:string-value="Sue Stern">
            <text:p>Sue Stern</text:p>
          </table:table-cell>
          <table:table-cell table:formula="of:=[.B151]" office:value-type="string" office:string-value="Ellen ">
            <text:p>Ellen </text:p>
          </table:table-cell>
          <table:table-cell table:formula="of:=[.C151]" office:value-type="string" office:string-value="Sue Stern">
            <text:p>Sue Ster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llery Queen</text:p>
          </table:table-cell>
          <table:table-cell table:style-name="Default" table:formula="of:=LEFT([.A152];SEARCH(&quot; &quot;;[.A152];1))" office:value-type="string" office:string-value="Ellery ">
            <text:p>Ellery </text:p>
          </table:table-cell>
          <table:table-cell table:style-name="Default" table:formula="of:=RIGHT([.A152];LEN([.A152])-SEARCH(&quot; &quot;;[.A152];1))" office:value-type="string" office:string-value="Queen">
            <text:p>Queen</text:p>
          </table:table-cell>
          <table:table-cell table:formula="of:=[.B152]" office:value-type="string" office:string-value="Ellery ">
            <text:p>Ellery </text:p>
          </table:table-cell>
          <table:table-cell table:formula="of:=[.C152]" office:value-type="string" office:string-value="Queen">
            <text:p>Queen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Elvira Lindo</text:p>
          </table:table-cell>
          <table:table-cell table:style-name="Default" table:formula="of:=LEFT([.A153];SEARCH(&quot; &quot;;[.A153];1))" office:value-type="string" office:string-value="Elvira ">
            <text:p>Elvira </text:p>
          </table:table-cell>
          <table:table-cell table:style-name="Default" table:formula="of:=RIGHT([.A153];LEN([.A153])-SEARCH(&quot; &quot;;[.A153];1))" office:value-type="string" office:string-value="Lindo">
            <text:p>Lindo</text:p>
          </table:table-cell>
          <table:table-cell table:formula="of:=[.B153]" office:value-type="string" office:string-value="Elvira ">
            <text:p>Elvira </text:p>
          </table:table-cell>
          <table:table-cell table:formula="of:=[.C153]" office:value-type="string" office:string-value="Lindo">
            <text:p>Lind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mile Durkheim</text:p>
          </table:table-cell>
          <table:table-cell table:style-name="Default" table:formula="of:=LEFT([.A154];SEARCH(&quot; &quot;;[.A154];1))" office:value-type="string" office:string-value="Emile ">
            <text:p>Emile </text:p>
          </table:table-cell>
          <table:table-cell table:style-name="Default" table:formula="of:=RIGHT([.A154];LEN([.A154])-SEARCH(&quot; &quot;;[.A154];1))" office:value-type="string" office:string-value="Durkheim">
            <text:p>Durkheim</text:p>
          </table:table-cell>
          <table:table-cell table:formula="of:=[.B154]" office:value-type="string" office:string-value="Emile ">
            <text:p>Emile </text:p>
          </table:table-cell>
          <table:table-cell table:formula="of:=[.C154]" office:value-type="string" office:string-value="Durkheim">
            <text:p>Durkheim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milia Pardo Bazán</text:p>
          </table:table-cell>
          <table:table-cell table:style-name="Default" table:formula="of:=LEFT([.A155];SEARCH(&quot; &quot;;[.A155];1))" office:value-type="string" office:string-value="Emilia ">
            <text:p>Emilia </text:p>
          </table:table-cell>
          <table:table-cell table:style-name="Default" table:formula="of:=RIGHT([.A155];LEN([.A155])-SEARCH(&quot; &quot;;[.A155];1))" office:value-type="string" office:string-value="Pardo Bazán">
            <text:p>Pardo Bazán</text:p>
          </table:table-cell>
          <table:table-cell table:formula="of:=[.B155]" office:value-type="string" office:string-value="Emilia ">
            <text:p>Emilia </text:p>
          </table:table-cell>
          <table:table-cell table:formula="of:=[.C155]" office:value-type="string" office:string-value="Pardo Bazán">
            <text:p>Pardo Bazán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Emilia Pardo Bazán </text:p>
          </table:table-cell>
          <table:table-cell table:style-name="Default" table:formula="of:=LEFT([.A156];SEARCH(&quot; &quot;;[.A156];1))" office:value-type="string" office:string-value="Emilia ">
            <text:p>Emilia </text:p>
          </table:table-cell>
          <table:table-cell table:style-name="Default" table:formula="of:=RIGHT([.A156];LEN([.A156])-SEARCH(&quot; &quot;;[.A156];1))" office:value-type="string" office:string-value="Pardo Bazán ">
            <text:p>Pardo Bazán </text:p>
          </table:table-cell>
          <table:table-cell table:formula="of:=[.B156]" office:value-type="string" office:string-value="Emilia ">
            <text:p>Emilia </text:p>
          </table:table-cell>
          <table:table-cell table:formula="of:=[.C156]" office:value-type="string" office:string-value="Pardo Bazán ">
            <text:p>Pardo Bazán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mily Bronte </text:p>
          </table:table-cell>
          <table:table-cell table:style-name="Default" table:formula="of:=LEFT([.A157];SEARCH(&quot; &quot;;[.A157];1))" office:value-type="string" office:string-value="Emily ">
            <text:p>Emily </text:p>
          </table:table-cell>
          <table:table-cell table:style-name="Default" table:formula="of:=RIGHT([.A157];LEN([.A157])-SEARCH(&quot; &quot;;[.A157];1))" office:value-type="string" office:string-value="Bronte ">
            <text:p>Bronte </text:p>
          </table:table-cell>
          <table:table-cell table:formula="of:=[.B157]" office:value-type="string" office:string-value="Emily ">
            <text:p>Emily </text:p>
          </table:table-cell>
          <table:table-cell table:formula="of:=[.C157]" office:value-type="string" office:string-value="Bronte ">
            <text:p>Bronte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nrique Jardiel Poncela</text:p>
          </table:table-cell>
          <table:table-cell table:style-name="Default" table:formula="of:=LEFT([.A158];SEARCH(&quot; &quot;;[.A158];1))" office:value-type="string" office:string-value="Enrique ">
            <text:p>Enrique </text:p>
          </table:table-cell>
          <table:table-cell table:style-name="Default" table:formula="of:=RIGHT([.A158];LEN([.A158])-SEARCH(&quot; &quot;;[.A158];1))" office:value-type="string" office:string-value="Jardiel Poncela">
            <text:p>Jardiel Poncela</text:p>
          </table:table-cell>
          <table:table-cell table:formula="of:=[.B158]" office:value-type="string" office:string-value="Enrique ">
            <text:p>Enrique </text:p>
          </table:table-cell>
          <table:table-cell table:formula="of:=[.C158]" office:value-type="string" office:string-value="Jardiel Poncela">
            <text:p>Jardiel Poncel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nrique Tierno Galván</text:p>
          </table:table-cell>
          <table:table-cell table:style-name="Default" table:formula="of:=LEFT([.A159];SEARCH(&quot; &quot;;[.A159];1))" office:value-type="string" office:string-value="Enrique ">
            <text:p>Enrique </text:p>
          </table:table-cell>
          <table:table-cell table:style-name="Default" table:formula="of:=RIGHT([.A159];LEN([.A159])-SEARCH(&quot; &quot;;[.A159];1))" office:value-type="string" office:string-value="Tierno Galván">
            <text:p>Tierno Galván</text:p>
          </table:table-cell>
          <table:table-cell table:formula="of:=[.B159]" office:value-type="string" office:string-value="Enrique ">
            <text:p>Enrique </text:p>
          </table:table-cell>
          <table:table-cell table:formula="of:=[.C159]" office:value-type="string" office:string-value="Tierno Galván">
            <text:p>Tierno Galvá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ric Van Lustbader</text:p>
          </table:table-cell>
          <table:table-cell table:style-name="Default" table:formula="of:=LEFT([.A160];SEARCH(&quot; &quot;;[.A160];1))" office:value-type="string" office:string-value="Eric ">
            <text:p>Eric </text:p>
          </table:table-cell>
          <table:table-cell table:style-name="Default" table:formula="of:=RIGHT([.A160];LEN([.A160])-SEARCH(&quot; &quot;;[.A160];1))" office:value-type="string" office:string-value="Van Lustbader">
            <text:p>Van Lustbader</text:p>
          </table:table-cell>
          <table:table-cell table:formula="of:=[.B160]" office:value-type="string" office:string-value="Eric ">
            <text:p>Eric </text:p>
          </table:table-cell>
          <table:table-cell table:formula="of:=[.C160]" office:value-type="string" office:string-value="Van Lustbader">
            <text:p>Van Lustbad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rich Fromm</text:p>
          </table:table-cell>
          <table:table-cell table:style-name="Default" table:formula="of:=LEFT([.A161];SEARCH(&quot; &quot;;[.A161];1))" office:value-type="string" office:string-value="Erich ">
            <text:p>Erich </text:p>
          </table:table-cell>
          <table:table-cell table:style-name="Default" table:formula="of:=RIGHT([.A161];LEN([.A161])-SEARCH(&quot; &quot;;[.A161];1))" office:value-type="string" office:string-value="Fromm">
            <text:p>Fromm</text:p>
          </table:table-cell>
          <table:table-cell table:formula="of:=[.B161]" office:value-type="string" office:string-value="Erich ">
            <text:p>Erich </text:p>
          </table:table-cell>
          <table:table-cell table:formula="of:=[.C161]" office:value-type="string" office:string-value="Fromm">
            <text:p>Fromm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rich María Remarque</text:p>
          </table:table-cell>
          <table:table-cell table:style-name="Default" table:formula="of:=LEFT([.A162];SEARCH(&quot; &quot;;[.A162];1))" office:value-type="string" office:string-value="Erich ">
            <text:p>Erich </text:p>
          </table:table-cell>
          <table:table-cell table:style-name="Default" table:formula="of:=RIGHT([.A162];LEN([.A162])-SEARCH(&quot; &quot;;[.A162];1))" office:value-type="string" office:string-value="María Remarque">
            <text:p>María Remarque</text:p>
          </table:table-cell>
          <table:table-cell table:formula="of:=[.B162]" office:value-type="string" office:string-value="Erich ">
            <text:p>Erich </text:p>
          </table:table-cell>
          <table:table-cell table:formula="of:=[.C162]" office:value-type="string" office:string-value="María Remarque">
            <text:p>María Remarqu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rik Axl Sund</text:p>
          </table:table-cell>
          <table:table-cell table:style-name="Default" table:formula="of:=LEFT([.A163];SEARCH(&quot; &quot;;[.A163];1))" office:value-type="string" office:string-value="Erik ">
            <text:p>Erik </text:p>
          </table:table-cell>
          <table:table-cell table:style-name="Default" table:formula="of:=RIGHT([.A163];LEN([.A163])-SEARCH(&quot; &quot;;[.A163];1))" office:value-type="string" office:string-value="Axl Sund">
            <text:p>Axl Sund</text:p>
          </table:table-cell>
          <table:table-cell table:formula="of:=[.B163]" office:value-type="string" office:string-value="Erik ">
            <text:p>Erik </text:p>
          </table:table-cell>
          <table:table-cell table:formula="of:=[.C163]" office:value-type="string" office:string-value="Axl Sund">
            <text:p>Axl Sund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rnest Hemingway</text:p>
          </table:table-cell>
          <table:table-cell table:style-name="Default" table:formula="of:=LEFT([.A164];SEARCH(&quot; &quot;;[.A164];1))" office:value-type="string" office:string-value="Ernest ">
            <text:p>Ernest </text:p>
          </table:table-cell>
          <table:table-cell table:style-name="Default" table:formula="of:=RIGHT([.A164];LEN([.A164])-SEARCH(&quot; &quot;;[.A164];1))" office:value-type="string" office:string-value="Hemingway">
            <text:p>Hemingway</text:p>
          </table:table-cell>
          <table:table-cell table:formula="of:=[.B164]" office:value-type="string" office:string-value="Ernest ">
            <text:p>Ernest </text:p>
          </table:table-cell>
          <table:table-cell table:formula="of:=[.C164]" office:value-type="string" office:string-value="Hemingway">
            <text:p>Hemingwa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rnesto Sábato</text:p>
          </table:table-cell>
          <table:table-cell table:style-name="Default" table:formula="of:=LEFT([.A165];SEARCH(&quot; &quot;;[.A165];1))" office:value-type="string" office:string-value="Ernesto ">
            <text:p>Ernesto </text:p>
          </table:table-cell>
          <table:table-cell table:style-name="Default" table:formula="of:=RIGHT([.A165];LEN([.A165])-SEARCH(&quot; &quot;;[.A165];1))" office:value-type="string" office:string-value="Sábato">
            <text:p>Sábato</text:p>
          </table:table-cell>
          <table:table-cell table:formula="of:=[.B165]" office:value-type="string" office:string-value="Ernesto ">
            <text:p>Ernesto </text:p>
          </table:table-cell>
          <table:table-cell table:formula="of:=[.C165]" office:value-type="string" office:string-value="Sábato">
            <text:p>Sábat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scolma das letras galegas</text:p>
          </table:table-cell>
          <table:table-cell table:style-name="Default" table:formula="of:=LEFT([.A166];SEARCH(&quot; &quot;;[.A166];1))" office:value-type="string" office:string-value="Escolma ">
            <text:p>Escolma </text:p>
          </table:table-cell>
          <table:table-cell table:style-name="Default" table:formula="of:=RIGHT([.A166];LEN([.A166])-SEARCH(&quot; &quot;;[.A166];1))" office:value-type="string" office:string-value="das letras galegas">
            <text:p>das letras galegas</text:p>
          </table:table-cell>
          <table:table-cell office:value-type="string">
            <text:p>Escolma das letras galegas</text:p>
          </table:table-cell>
          <table:table-cell table:formula="of:=[.C166]" office:value-type="string" office:string-value="das letras galegas">
            <text:p>das letras galegas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Escritores varios</text:p>
          </table:table-cell>
          <table:table-cell table:style-name="Default" table:formula="of:=LEFT([.A167];SEARCH(&quot; &quot;;[.A167];1))" office:value-type="string" office:string-value="Escritores ">
            <text:p>Escritores </text:p>
          </table:table-cell>
          <table:table-cell table:style-name="Default" table:formula="of:=RIGHT([.A167];LEN([.A167])-SEARCH(&quot; &quot;;[.A167];1))" office:value-type="string" office:string-value="varios">
            <text:p>varios</text:p>
          </table:table-cell>
          <table:table-cell office:value-type="string">
            <text:p>Varios autores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Espido Freire</text:p>
          </table:table-cell>
          <table:table-cell table:style-name="Default" table:formula="of:=LEFT([.A168];SEARCH(&quot; &quot;;[.A168];1))" office:value-type="string" office:string-value="Espido ">
            <text:p>Espido </text:p>
          </table:table-cell>
          <table:table-cell table:style-name="Default" table:formula="of:=RIGHT([.A168];LEN([.A168])-SEARCH(&quot; &quot;;[.A168];1))" office:value-type="string" office:string-value="Freire">
            <text:p>Freire</text:p>
          </table:table-cell>
          <table:table-cell table:formula="of:=[.B168]" office:value-type="string" office:string-value="Espido ">
            <text:p>Espido </text:p>
          </table:table-cell>
          <table:table-cell table:formula="of:=[.C168]" office:value-type="string" office:string-value="Freire">
            <text:p>Freir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spronceda</text:p>
          </table:table-cell>
          <table:table-cell table:style-name="Default" table:formula="of:=LEFT([.A169];SEARCH(&quot; &quot;;[.A169];1))" office:value-type="float" office:value="0">
            <text:p>#VALOR!</text:p>
          </table:table-cell>
          <table:table-cell table:style-name="Default" table:formula="of:=RIGHT([.A169];LEN([.A169])-SEARCH(&quot; &quot;;[.A169];1))" office:value-type="float" office:value="0">
            <text:p>#VALOR!</text:p>
          </table:table-cell>
          <table:table-cell office:value-type="string">
            <text:p>Miguel </text:p>
          </table:table-cell>
          <table:table-cell office:value-type="string">
            <text:p>De Espronced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sther Vilar</text:p>
          </table:table-cell>
          <table:table-cell table:style-name="Default" table:formula="of:=LEFT([.A170];SEARCH(&quot; &quot;;[.A170];1))" office:value-type="string" office:string-value="Esther ">
            <text:p>Esther </text:p>
          </table:table-cell>
          <table:table-cell table:style-name="Default" table:formula="of:=RIGHT([.A170];LEN([.A170])-SEARCH(&quot; &quot;;[.A170];1))" office:value-type="string" office:string-value="Vilar">
            <text:p>Vilar</text:p>
          </table:table-cell>
          <table:table-cell table:formula="of:=[.B170]" office:value-type="string" office:string-value="Esther ">
            <text:p>Esther </text:p>
          </table:table-cell>
          <table:table-cell table:formula="of:=[.C170]" office:value-type="string" office:string-value="Vilar">
            <text:p>Vila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tienne Cabet</text:p>
          </table:table-cell>
          <table:table-cell table:style-name="Default" table:formula="of:=LEFT([.A171];SEARCH(&quot; &quot;;[.A171];1))" office:value-type="string" office:string-value="Etienne ">
            <text:p>Etienne </text:p>
          </table:table-cell>
          <table:table-cell table:style-name="Default" table:formula="of:=RIGHT([.A171];LEN([.A171])-SEARCH(&quot; &quot;;[.A171];1))" office:value-type="string" office:string-value="Cabet">
            <text:p>Cabet</text:p>
          </table:table-cell>
          <table:table-cell table:formula="of:=[.B171]" office:value-type="string" office:string-value="Etienne ">
            <text:p>Etienne </text:p>
          </table:table-cell>
          <table:table-cell table:formula="of:=[.C171]" office:value-type="string" office:string-value="Cabet">
            <text:p>Cabe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udardo Fernandez y otros</text:p>
          </table:table-cell>
          <table:table-cell table:style-name="Default" table:formula="of:=LEFT([.A172];SEARCH(&quot; &quot;;[.A172];1))" office:value-type="string" office:string-value="Eudardo ">
            <text:p>Eudardo </text:p>
          </table:table-cell>
          <table:table-cell table:style-name="Default" table:formula="of:=RIGHT([.A172];LEN([.A172])-SEARCH(&quot; &quot;;[.A172];1))" office:value-type="string" office:string-value="Fernandez y otros">
            <text:p>Fernandez y otros</text:p>
          </table:table-cell>
          <table:table-cell table:formula="of:=[.B172]" office:value-type="string" office:string-value="Eudardo ">
            <text:p>Eudardo </text:p>
          </table:table-cell>
          <table:table-cell table:formula="of:=[.C172]" office:value-type="string" office:string-value="Fernandez y otros">
            <text:p>Fernandez y otro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ugen Drewermann</text:p>
          </table:table-cell>
          <table:table-cell table:style-name="Default" table:formula="of:=LEFT([.A173];SEARCH(&quot; &quot;;[.A173];1))" office:value-type="string" office:string-value="Eugen ">
            <text:p>Eugen </text:p>
          </table:table-cell>
          <table:table-cell table:style-name="Default" table:formula="of:=RIGHT([.A173];LEN([.A173])-SEARCH(&quot; &quot;;[.A173];1))" office:value-type="string" office:string-value="Drewermann">
            <text:p>Drewermann</text:p>
          </table:table-cell>
          <table:table-cell table:formula="of:=[.B173]" office:value-type="string" office:string-value="Eugen ">
            <text:p>Eugen </text:p>
          </table:table-cell>
          <table:table-cell table:formula="of:=[.C173]" office:value-type="string" office:string-value="Drewermann">
            <text:p>Drewerman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. Engels</text:p>
          </table:table-cell>
          <table:table-cell table:style-name="Default" table:formula="of:=LEFT([.A174];SEARCH(&quot; &quot;;[.A174];1))" office:value-type="string" office:string-value="F. ">
            <text:p>F. </text:p>
          </table:table-cell>
          <table:table-cell table:style-name="Default" table:formula="of:=RIGHT([.A174];LEN([.A174])-SEARCH(&quot; &quot;;[.A174];1))" office:value-type="string" office:string-value="Engels">
            <text:p>Engels</text:p>
          </table:table-cell>
          <table:table-cell table:formula="of:=[.B174]" office:value-type="string" office:string-value="F. ">
            <text:p>F. </text:p>
          </table:table-cell>
          <table:table-cell table:formula="of:=[.C174]" office:value-type="string" office:string-value="Engels">
            <text:p>Engel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.Fernández del Riego</text:p>
          </table:table-cell>
          <table:table-cell table:style-name="Default" table:formula="of:=LEFT([.A175];SEARCH(&quot; &quot;;[.A175];1))" office:value-type="string" office:string-value="F.Fernández ">
            <text:p>F.Fernández </text:p>
          </table:table-cell>
          <table:table-cell table:style-name="Default" table:formula="of:=RIGHT([.A175];LEN([.A175])-SEARCH(&quot; &quot;;[.A175];1))" office:value-type="string" office:string-value="del Riego">
            <text:p>del Riego</text:p>
          </table:table-cell>
          <table:table-cell office:value-type="string">
            <text:p>F.</text:p>
          </table:table-cell>
          <table:table-cell office:value-type="string">
            <text:p>Fernández del Rieg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annie Flagg</text:p>
          </table:table-cell>
          <table:table-cell table:style-name="Default" table:formula="of:=LEFT([.A176];SEARCH(&quot; &quot;;[.A176];1))" office:value-type="string" office:string-value="Fannie ">
            <text:p>Fannie </text:p>
          </table:table-cell>
          <table:table-cell table:style-name="Default" table:formula="of:=RIGHT([.A176];LEN([.A176])-SEARCH(&quot; &quot;;[.A176];1))" office:value-type="string" office:string-value="Flagg">
            <text:p>Flagg</text:p>
          </table:table-cell>
          <table:table-cell table:formula="of:=[.B176]" office:value-type="string" office:string-value="Fannie ">
            <text:p>Fannie </text:p>
          </table:table-cell>
          <table:table-cell table:formula="of:=[.C176]" office:value-type="string" office:string-value="Flagg">
            <text:p>Flagg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any Rubio</text:p>
          </table:table-cell>
          <table:table-cell table:style-name="Default" table:formula="of:=LEFT([.A177];SEARCH(&quot; &quot;;[.A177];1))" office:value-type="string" office:string-value="Fany ">
            <text:p>Fany </text:p>
          </table:table-cell>
          <table:table-cell table:style-name="Default" table:formula="of:=RIGHT([.A177];LEN([.A177])-SEARCH(&quot; &quot;;[.A177];1))" office:value-type="string" office:string-value="Rubio">
            <text:p>Rubio</text:p>
          </table:table-cell>
          <table:table-cell table:formula="of:=[.B177]" office:value-type="string" office:string-value="Fany ">
            <text:p>Fany </text:p>
          </table:table-cell>
          <table:table-cell table:formula="of:=[.C177]" office:value-type="string" office:string-value="Rubio">
            <text:p>Rubi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ederico García Lorca</text:p>
          </table:table-cell>
          <table:table-cell table:style-name="Default" table:formula="of:=LEFT([.A178];SEARCH(&quot; &quot;;[.A178];1))" office:value-type="string" office:string-value="Federico ">
            <text:p>Federico </text:p>
          </table:table-cell>
          <table:table-cell table:style-name="Default" table:formula="of:=RIGHT([.A178];LEN([.A178])-SEARCH(&quot; &quot;;[.A178];1))" office:value-type="string" office:string-value="García Lorca">
            <text:p>García Lorca</text:p>
          </table:table-cell>
          <table:table-cell table:formula="of:=[.B178]" office:value-type="string" office:string-value="Federico ">
            <text:p>Federico </text:p>
          </table:table-cell>
          <table:table-cell table:formula="of:=[.C178]" office:value-type="string" office:string-value="García Lorca">
            <text:p>García Lorc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Fedor M. Dostoievski</text:p>
          </table:table-cell>
          <table:table-cell table:style-name="Default" table:formula="of:=LEFT([.A179];SEARCH(&quot; &quot;;[.A179];1))" office:value-type="string" office:string-value="Fedor ">
            <text:p>Fedor </text:p>
          </table:table-cell>
          <table:table-cell table:style-name="Default" table:formula="of:=RIGHT([.A179];LEN([.A179])-SEARCH(&quot; &quot;;[.A179];1))" office:value-type="string" office:string-value="M. Dostoievski">
            <text:p>M. Dostoievski</text:p>
          </table:table-cell>
          <table:table-cell table:formula="of:=[.B179]" office:value-type="string" office:string-value="Fedor ">
            <text:p>Fedor </text:p>
          </table:table-cell>
          <table:table-cell table:formula="of:=[.C179]" office:value-type="string" office:string-value="M. Dostoievski">
            <text:p>M. Dostoievsk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énelon</text:p>
          </table:table-cell>
          <table:table-cell table:style-name="Default" table:formula="of:=LEFT([.A180];SEARCH(&quot; &quot;;[.A180];1))" office:value-type="float" office:value="0">
            <text:p>#VALOR!</text:p>
          </table:table-cell>
          <table:table-cell table:style-name="Default" table:formula="of:=RIGHT([.A180];LEN([.A180])-SEARCH(&quot; &quot;;[.A180];1))" office:value-type="float" office:value="0">
            <text:p>#VALOR!</text:p>
          </table:table-cell>
          <table:table-cell office:value-type="string">
            <text:p>Fénelon</text:p>
          </table:table-cell>
          <table:table-cell table:number-columns-repeated="254"/>
        </table:table-row>
        <table:table-row table:style-name="ro4">
          <table:table-cell table:style-name="Default" office:value-type="string">
            <text:p>Fernando de Rojas</text:p>
          </table:table-cell>
          <table:table-cell table:style-name="Default" table:formula="of:=LEFT([.A181];SEARCH(&quot; &quot;;[.A181];1))" office:value-type="string" office:string-value="Fernando ">
            <text:p>Fernando </text:p>
          </table:table-cell>
          <table:table-cell table:style-name="Default" table:formula="of:=RIGHT([.A181];LEN([.A181])-SEARCH(&quot; &quot;;[.A181];1))" office:value-type="string" office:string-value="de Rojas">
            <text:p>de Rojas</text:p>
          </table:table-cell>
          <table:table-cell table:formula="of:=[.B181]" office:value-type="string" office:string-value="Fernando ">
            <text:p>Fernando </text:p>
          </table:table-cell>
          <table:table-cell table:formula="of:=[.C181]" office:value-type="string" office:string-value="de Rojas">
            <text:p>de Rojas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Fernando Delgado</text:p>
          </table:table-cell>
          <table:table-cell table:style-name="Default" table:formula="of:=LEFT([.A182];SEARCH(&quot; &quot;;[.A182];1))" office:value-type="string" office:string-value="Fernando ">
            <text:p>Fernando </text:p>
          </table:table-cell>
          <table:table-cell table:style-name="Default" table:formula="of:=RIGHT([.A182];LEN([.A182])-SEARCH(&quot; &quot;;[.A182];1))" office:value-type="string" office:string-value="Delgado">
            <text:p>Delgado</text:p>
          </table:table-cell>
          <table:table-cell table:formula="of:=[.B182]" office:value-type="string" office:string-value="Fernando ">
            <text:p>Fernando </text:p>
          </table:table-cell>
          <table:table-cell table:formula="of:=[.C182]" office:value-type="string" office:string-value="Delgado">
            <text:p>Delgad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ernando Diaz-Plaja</text:p>
          </table:table-cell>
          <table:table-cell table:style-name="Default" table:formula="of:=LEFT([.A183];SEARCH(&quot; &quot;;[.A183];1))" office:value-type="string" office:string-value="Fernando ">
            <text:p>Fernando </text:p>
          </table:table-cell>
          <table:table-cell table:style-name="Default" table:formula="of:=RIGHT([.A183];LEN([.A183])-SEARCH(&quot; &quot;;[.A183];1))" office:value-type="string" office:string-value="Diaz-Plaja">
            <text:p>Diaz-Plaja</text:p>
          </table:table-cell>
          <table:table-cell table:formula="of:=[.B183]" office:value-type="string" office:string-value="Fernando ">
            <text:p>Fernando </text:p>
          </table:table-cell>
          <table:table-cell table:formula="of:=[.C183]" office:value-type="string" office:string-value="Diaz-Plaja">
            <text:p>Diaz-Plaj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ernando G.Delgado</text:p>
          </table:table-cell>
          <table:table-cell table:style-name="Default" table:formula="of:=LEFT([.A184];SEARCH(&quot; &quot;;[.A184];1))" office:value-type="string" office:string-value="Fernando ">
            <text:p>Fernando </text:p>
          </table:table-cell>
          <table:table-cell table:style-name="Default" table:formula="of:=RIGHT([.A184];LEN([.A184])-SEARCH(&quot; &quot;;[.A184];1))" office:value-type="string" office:string-value="G.Delgado">
            <text:p>G.Delgado</text:p>
          </table:table-cell>
          <table:table-cell table:formula="of:=[.B184]" office:value-type="string" office:string-value="Fernando ">
            <text:p>Fernando </text:p>
          </table:table-cell>
          <table:table-cell table:formula="of:=[.C184]" office:value-type="string" office:string-value="G.Delgado">
            <text:p>G.Delgad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ernando Lázaro Carreter</text:p>
          </table:table-cell>
          <table:table-cell table:style-name="Default" table:formula="of:=LEFT([.A185];SEARCH(&quot; &quot;;[.A185];1))" office:value-type="string" office:string-value="Fernando ">
            <text:p>Fernando </text:p>
          </table:table-cell>
          <table:table-cell table:style-name="Default" table:formula="of:=RIGHT([.A185];LEN([.A185])-SEARCH(&quot; &quot;;[.A185];1))" office:value-type="string" office:string-value="Lázaro Carreter">
            <text:p>Lázaro Carreter</text:p>
          </table:table-cell>
          <table:table-cell table:formula="of:=[.B185]" office:value-type="string" office:string-value="Fernando ">
            <text:p>Fernando </text:p>
          </table:table-cell>
          <table:table-cell table:formula="of:=[.C185]" office:value-type="string" office:string-value="Lázaro Carreter">
            <text:p>Lázaro Carret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ernando León de Aranoa</text:p>
          </table:table-cell>
          <table:table-cell table:style-name="Default" table:formula="of:=LEFT([.A186];SEARCH(&quot; &quot;;[.A186];1))" office:value-type="string" office:string-value="Fernando ">
            <text:p>Fernando </text:p>
          </table:table-cell>
          <table:table-cell table:style-name="Default" table:formula="of:=RIGHT([.A186];LEN([.A186])-SEARCH(&quot; &quot;;[.A186];1))" office:value-type="string" office:string-value="León de Aranoa">
            <text:p>León de Aranoa</text:p>
          </table:table-cell>
          <table:table-cell table:formula="of:=[.B186]" office:value-type="string" office:string-value="Fernando ">
            <text:p>Fernando </text:p>
          </table:table-cell>
          <table:table-cell table:formula="of:=[.C186]" office:value-type="string" office:string-value="León de Aranoa">
            <text:p>León de Arano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ernando Pessoa</text:p>
          </table:table-cell>
          <table:table-cell table:style-name="Default" table:formula="of:=LEFT([.A187];SEARCH(&quot; &quot;;[.A187];1))" office:value-type="string" office:string-value="Fernando ">
            <text:p>Fernando </text:p>
          </table:table-cell>
          <table:table-cell table:style-name="Default" table:formula="of:=RIGHT([.A187];LEN([.A187])-SEARCH(&quot; &quot;;[.A187];1))" office:value-type="string" office:string-value="Pessoa">
            <text:p>Pessoa</text:p>
          </table:table-cell>
          <table:table-cell table:formula="of:=[.B187]" office:value-type="string" office:string-value="Fernando ">
            <text:p>Fernando </text:p>
          </table:table-cell>
          <table:table-cell table:formula="of:=[.C187]" office:value-type="string" office:string-value="Pessoa">
            <text:p>Pessoa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Fernando Sánchez Dragó</text:p>
          </table:table-cell>
          <table:table-cell table:style-name="Default" table:formula="of:=LEFT([.A188];SEARCH(&quot; &quot;;[.A188];1))" office:value-type="string" office:string-value="Fernando ">
            <text:p>Fernando </text:p>
          </table:table-cell>
          <table:table-cell table:style-name="Default" table:formula="of:=RIGHT([.A188];LEN([.A188])-SEARCH(&quot; &quot;;[.A188];1))" office:value-type="string" office:string-value="Sánchez Dragó">
            <text:p>Sánchez Dragó</text:p>
          </table:table-cell>
          <table:table-cell table:formula="of:=[.B188]" office:value-type="string" office:string-value="Fernando ">
            <text:p>Fernando </text:p>
          </table:table-cell>
          <table:table-cell table:formula="of:=[.C188]" office:value-type="string" office:string-value="Sánchez Dragó">
            <text:p>Sánchez Dragó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ernando Savater</text:p>
          </table:table-cell>
          <table:table-cell table:style-name="Default" table:formula="of:=LEFT([.A189];SEARCH(&quot; &quot;;[.A189];1))" office:value-type="string" office:string-value="Fernando ">
            <text:p>Fernando </text:p>
          </table:table-cell>
          <table:table-cell table:style-name="Default" table:formula="of:=RIGHT([.A189];LEN([.A189])-SEARCH(&quot; &quot;;[.A189];1))" office:value-type="string" office:string-value="Savater">
            <text:p>Savater</text:p>
          </table:table-cell>
          <table:table-cell table:formula="of:=[.B189]" office:value-type="string" office:string-value="Fernando ">
            <text:p>Fernando </text:p>
          </table:table-cell>
          <table:table-cell table:formula="of:=[.C189]" office:value-type="string" office:string-value="Savater">
            <text:p>Savat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ernando Schwartz</text:p>
          </table:table-cell>
          <table:table-cell table:style-name="Default" table:formula="of:=LEFT([.A190];SEARCH(&quot; &quot;;[.A190];1))" office:value-type="string" office:string-value="Fernando ">
            <text:p>Fernando </text:p>
          </table:table-cell>
          <table:table-cell table:style-name="Default" table:formula="of:=RIGHT([.A190];LEN([.A190])-SEARCH(&quot; &quot;;[.A190];1))" office:value-type="string" office:string-value="Schwartz">
            <text:p>Schwartz</text:p>
          </table:table-cell>
          <table:table-cell table:formula="of:=[.B190]" office:value-type="string" office:string-value="Fernando ">
            <text:p>Fernando </text:p>
          </table:table-cell>
          <table:table-cell table:formula="of:=[.C190]" office:value-type="string" office:string-value="Schwartz">
            <text:p>Schwart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ernando Vizcaino Casas</text:p>
          </table:table-cell>
          <table:table-cell table:style-name="Default" table:formula="of:=LEFT([.A191];SEARCH(&quot; &quot;;[.A191];1))" office:value-type="string" office:string-value="Fernando ">
            <text:p>Fernando </text:p>
          </table:table-cell>
          <table:table-cell table:style-name="Default" table:formula="of:=RIGHT([.A191];LEN([.A191])-SEARCH(&quot; &quot;;[.A191];1))" office:value-type="string" office:string-value="Vizcaino Casas">
            <text:p>Vizcaino Casas</text:p>
          </table:table-cell>
          <table:table-cell table:formula="of:=[.B191]" office:value-type="string" office:string-value="Fernando ">
            <text:p>Fernando </text:p>
          </table:table-cell>
          <table:table-cell table:formula="of:=[.C191]" office:value-type="string" office:string-value="Vizcaino Casas">
            <text:p>Vizcaino Casa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rancis Bacon</text:p>
          </table:table-cell>
          <table:table-cell table:style-name="Default" table:formula="of:=LEFT([.A192];SEARCH(&quot; &quot;;[.A192];1))" office:value-type="string" office:string-value="Francis ">
            <text:p>Francis </text:p>
          </table:table-cell>
          <table:table-cell table:style-name="Default" table:formula="of:=RIGHT([.A192];LEN([.A192])-SEARCH(&quot; &quot;;[.A192];1))" office:value-type="string" office:string-value="Bacon">
            <text:p>Bacon</text:p>
          </table:table-cell>
          <table:table-cell table:formula="of:=[.B192]" office:value-type="string" office:string-value="Francis ">
            <text:p>Francis </text:p>
          </table:table-cell>
          <table:table-cell table:formula="of:=[.C192]" office:value-type="string" office:string-value="Bacon">
            <text:p>Bac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rancisco Ayala</text:p>
          </table:table-cell>
          <table:table-cell table:style-name="Default" table:formula="of:=LEFT([.A193];SEARCH(&quot; &quot;;[.A193];1))" office:value-type="string" office:string-value="Francisco ">
            <text:p>Francisco </text:p>
          </table:table-cell>
          <table:table-cell table:style-name="Default" table:formula="of:=RIGHT([.A193];LEN([.A193])-SEARCH(&quot; &quot;;[.A193];1))" office:value-type="string" office:string-value="Ayala">
            <text:p>Ayala</text:p>
          </table:table-cell>
          <table:table-cell table:formula="of:=[.B193]" office:value-type="string" office:string-value="Francisco ">
            <text:p>Francisco </text:p>
          </table:table-cell>
          <table:table-cell table:formula="of:=[.C193]" office:value-type="string" office:string-value="Ayala">
            <text:p>Ayala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Francisco Delicado</text:p>
          </table:table-cell>
          <table:table-cell table:style-name="Default" table:formula="of:=LEFT([.A194];SEARCH(&quot; &quot;;[.A194];1))" office:value-type="string" office:string-value="Francisco ">
            <text:p>Francisco </text:p>
          </table:table-cell>
          <table:table-cell table:style-name="Default" table:formula="of:=RIGHT([.A194];LEN([.A194])-SEARCH(&quot; &quot;;[.A194];1))" office:value-type="string" office:string-value="Delicado">
            <text:p>Delicado</text:p>
          </table:table-cell>
          <table:table-cell table:formula="of:=[.B194]" office:value-type="string" office:string-value="Francisco ">
            <text:p>Francisco </text:p>
          </table:table-cell>
          <table:table-cell table:formula="of:=[.C194]" office:value-type="string" office:string-value="Delicado">
            <text:p>Delicado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Francisco Umbral</text:p>
          </table:table-cell>
          <table:table-cell table:style-name="Default" table:formula="of:=LEFT([.A195];SEARCH(&quot; &quot;;[.A195];1))" office:value-type="string" office:string-value="Francisco ">
            <text:p>Francisco </text:p>
          </table:table-cell>
          <table:table-cell table:style-name="Default" table:formula="of:=RIGHT([.A195];LEN([.A195])-SEARCH(&quot; &quot;;[.A195];1))" office:value-type="string" office:string-value="Umbral">
            <text:p>Umbral</text:p>
          </table:table-cell>
          <table:table-cell table:formula="of:=[.B195]" office:value-type="string" office:string-value="Francisco ">
            <text:p>Francisco </text:p>
          </table:table-cell>
          <table:table-cell table:formula="of:=[.C195]" office:value-type="string" office:string-value="Umbral">
            <text:p>Umbra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rancisco Villaespesa</text:p>
          </table:table-cell>
          <table:table-cell table:style-name="Default" table:formula="of:=LEFT([.A196];SEARCH(&quot; &quot;;[.A196];1))" office:value-type="string" office:string-value="Francisco ">
            <text:p>Francisco </text:p>
          </table:table-cell>
          <table:table-cell table:style-name="Default" table:formula="of:=RIGHT([.A196];LEN([.A196])-SEARCH(&quot; &quot;;[.A196];1))" office:value-type="string" office:string-value="Villaespesa">
            <text:p>Villaespesa</text:p>
          </table:table-cell>
          <table:table-cell table:formula="of:=[.B196]" office:value-type="string" office:string-value="Francisco ">
            <text:p>Francisco </text:p>
          </table:table-cell>
          <table:table-cell table:formula="of:=[.C196]" office:value-type="string" office:string-value="Villaespesa">
            <text:p>Villaespes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ranck Thilliez</text:p>
          </table:table-cell>
          <table:table-cell table:style-name="Default" table:formula="of:=LEFT([.A197];SEARCH(&quot; &quot;;[.A197];1))" office:value-type="string" office:string-value="Franck ">
            <text:p>Franck </text:p>
          </table:table-cell>
          <table:table-cell table:style-name="Default" table:formula="of:=RIGHT([.A197];LEN([.A197])-SEARCH(&quot; &quot;;[.A197];1))" office:value-type="string" office:string-value="Thilliez">
            <text:p>Thilliez</text:p>
          </table:table-cell>
          <table:table-cell table:formula="of:=[.B197]" office:value-type="string" office:string-value="Franck ">
            <text:p>Franck </text:p>
          </table:table-cell>
          <table:table-cell table:formula="of:=[.C197]" office:value-type="string" office:string-value="Thilliez">
            <text:p>Thillie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rank Herbet</text:p>
          </table:table-cell>
          <table:table-cell table:style-name="Default" table:formula="of:=LEFT([.A198];SEARCH(&quot; &quot;;[.A198];1))" office:value-type="string" office:string-value="Frank ">
            <text:p>Frank </text:p>
          </table:table-cell>
          <table:table-cell table:style-name="Default" table:formula="of:=RIGHT([.A198];LEN([.A198])-SEARCH(&quot; &quot;;[.A198];1))" office:value-type="string" office:string-value="Herbet">
            <text:p>Herbet</text:p>
          </table:table-cell>
          <table:table-cell table:formula="of:=[.B198]" office:value-type="string" office:string-value="Frank ">
            <text:p>Frank </text:p>
          </table:table-cell>
          <table:table-cell table:formula="of:=[.C198]" office:value-type="string" office:string-value="Herbet">
            <text:p>Herbe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rank McCourt</text:p>
          </table:table-cell>
          <table:table-cell table:style-name="Default" table:formula="of:=LEFT([.A199];SEARCH(&quot; &quot;;[.A199];1))" office:value-type="string" office:string-value="Frank ">
            <text:p>Frank </text:p>
          </table:table-cell>
          <table:table-cell table:style-name="Default" table:formula="of:=RIGHT([.A199];LEN([.A199])-SEARCH(&quot; &quot;;[.A199];1))" office:value-type="string" office:string-value="McCourt">
            <text:p>McCourt</text:p>
          </table:table-cell>
          <table:table-cell table:formula="of:=[.B199]" office:value-type="string" office:string-value="Frank ">
            <text:p>Frank </text:p>
          </table:table-cell>
          <table:table-cell table:formula="of:=[.C199]" office:value-type="string" office:string-value="McCourt">
            <text:p>McCour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rank Yerby</text:p>
          </table:table-cell>
          <table:table-cell table:style-name="Default" table:formula="of:=LEFT([.A200];SEARCH(&quot; &quot;;[.A200];1))" office:value-type="string" office:string-value="Frank ">
            <text:p>Frank </text:p>
          </table:table-cell>
          <table:table-cell table:style-name="Default" table:formula="of:=RIGHT([.A200];LEN([.A200])-SEARCH(&quot; &quot;;[.A200];1))" office:value-type="string" office:string-value="Yerby">
            <text:p>Yerby</text:p>
          </table:table-cell>
          <table:table-cell table:formula="of:=[.B200]" office:value-type="string" office:string-value="Frank ">
            <text:p>Frank </text:p>
          </table:table-cell>
          <table:table-cell table:formula="of:=[.C200]" office:value-type="string" office:string-value="Yerby">
            <text:p>Yerby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Fray Luis de León</text:p>
          </table:table-cell>
          <table:table-cell table:style-name="Default" table:formula="of:=LEFT([.A201];SEARCH(&quot; &quot;;[.A201];1))" office:value-type="string" office:string-value="Fray ">
            <text:p>Fray </text:p>
          </table:table-cell>
          <table:table-cell table:style-name="Default" table:formula="of:=RIGHT([.A201];LEN([.A201])-SEARCH(&quot; &quot;;[.A201];1))" office:value-type="string" office:string-value="Luis de León">
            <text:p>Luis de León</text:p>
          </table:table-cell>
          <table:table-cell table:formula="of:=[.B201]" office:value-type="string" office:string-value="Fray ">
            <text:p>Fray </text:p>
          </table:table-cell>
          <table:table-cell table:formula="of:=[.C201]" office:value-type="string" office:string-value="Luis de León">
            <text:p>Luis de Leó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red Vargas</text:p>
          </table:table-cell>
          <table:table-cell table:style-name="Default" table:formula="of:=LEFT([.A202];SEARCH(&quot; &quot;;[.A202];1))" office:value-type="string" office:string-value="Fred ">
            <text:p>Fred </text:p>
          </table:table-cell>
          <table:table-cell table:style-name="Default" table:formula="of:=RIGHT([.A202];LEN([.A202])-SEARCH(&quot; &quot;;[.A202];1))" office:value-type="string" office:string-value="Vargas">
            <text:p>Vargas</text:p>
          </table:table-cell>
          <table:table-cell table:formula="of:=[.B202]" office:value-type="string" office:string-value="Fred ">
            <text:p>Fred </text:p>
          </table:table-cell>
          <table:table-cell table:formula="of:=[.C202]" office:value-type="string" office:string-value="Vargas">
            <text:p>Varga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rederick Forsyth</text:p>
          </table:table-cell>
          <table:table-cell table:style-name="Default" table:formula="of:=LEFT([.A203];SEARCH(&quot; &quot;;[.A203];1))" office:value-type="string" office:string-value="Frederick ">
            <text:p>Frederick </text:p>
          </table:table-cell>
          <table:table-cell table:style-name="Default" table:formula="of:=RIGHT([.A203];LEN([.A203])-SEARCH(&quot; &quot;;[.A203];1))" office:value-type="string" office:string-value="Forsyth">
            <text:p>Forsyth</text:p>
          </table:table-cell>
          <table:table-cell table:formula="of:=[.B203]" office:value-type="string" office:string-value="Frederick ">
            <text:p>Frederick </text:p>
          </table:table-cell>
          <table:table-cell table:formula="of:=[.C203]" office:value-type="string" office:string-value="Forsyth">
            <text:p>Forsyth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riedrich Dürrenmatt</text:p>
          </table:table-cell>
          <table:table-cell table:style-name="Default" table:formula="of:=LEFT([.A204];SEARCH(&quot; &quot;;[.A204];1))" office:value-type="string" office:string-value="Friedrich ">
            <text:p>Friedrich </text:p>
          </table:table-cell>
          <table:table-cell table:style-name="Default" table:formula="of:=RIGHT([.A204];LEN([.A204])-SEARCH(&quot; &quot;;[.A204];1))" office:value-type="string" office:string-value="Dürrenmatt">
            <text:p>Dürrenmatt</text:p>
          </table:table-cell>
          <table:table-cell table:formula="of:=[.B204]" office:value-type="string" office:string-value="Friedrich ">
            <text:p>Friedrich </text:p>
          </table:table-cell>
          <table:table-cell table:formula="of:=[.C204]" office:value-type="string" office:string-value="Dürrenmatt">
            <text:p>Dürrenmat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Friedrich Nietzsche</text:p>
          </table:table-cell>
          <table:table-cell table:style-name="Default" table:formula="of:=LEFT([.A205];SEARCH(&quot; &quot;;[.A205];1))" office:value-type="string" office:string-value="Friedrich ">
            <text:p>Friedrich </text:p>
          </table:table-cell>
          <table:table-cell table:style-name="Default" table:formula="of:=RIGHT([.A205];LEN([.A205])-SEARCH(&quot; &quot;;[.A205];1))" office:value-type="string" office:string-value="Nietzsche">
            <text:p>Nietzsche</text:p>
          </table:table-cell>
          <table:table-cell table:formula="of:=[.B205]" office:value-type="string" office:string-value="Friedrich ">
            <text:p>Friedrich </text:p>
          </table:table-cell>
          <table:table-cell table:formula="of:=[.C205]" office:value-type="string" office:string-value="Nietzsche">
            <text:p>Nietzsch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abriel García Marquez</text:p>
          </table:table-cell>
          <table:table-cell table:style-name="Default" table:formula="of:=LEFT([.A206];SEARCH(&quot; &quot;;[.A206];1))" office:value-type="string" office:string-value="Gabriel ">
            <text:p>Gabriel </text:p>
          </table:table-cell>
          <table:table-cell table:style-name="Default" table:formula="of:=RIGHT([.A206];LEN([.A206])-SEARCH(&quot; &quot;;[.A206];1))" office:value-type="string" office:string-value="García Marquez">
            <text:p>García Marquez</text:p>
          </table:table-cell>
          <table:table-cell table:formula="of:=[.B206]" office:value-type="string" office:string-value="Gabriel ">
            <text:p>Gabriel </text:p>
          </table:table-cell>
          <table:table-cell table:formula="of:=[.C206]" office:value-type="string" office:string-value="García Marquez">
            <text:p>García Marquez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Gabriel García Márquez</text:p>
          </table:table-cell>
          <table:table-cell table:style-name="Default" table:formula="of:=LEFT([.A207];SEARCH(&quot; &quot;;[.A207];1))" office:value-type="string" office:string-value="Gabriel ">
            <text:p>Gabriel </text:p>
          </table:table-cell>
          <table:table-cell table:style-name="Default" table:formula="of:=RIGHT([.A207];LEN([.A207])-SEARCH(&quot; &quot;;[.A207];1))" office:value-type="string" office:string-value="García Márquez">
            <text:p>García Márquez</text:p>
          </table:table-cell>
          <table:table-cell table:formula="of:=[.B207]" office:value-type="string" office:string-value="Gabriel ">
            <text:p>Gabriel </text:p>
          </table:table-cell>
          <table:table-cell table:formula="of:=[.C207]" office:value-type="string" office:string-value="García Márquez">
            <text:p>García Márquez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Gabriel Miró </text:p>
          </table:table-cell>
          <table:table-cell table:style-name="Default" table:formula="of:=LEFT([.A208];SEARCH(&quot; &quot;;[.A208];1))" office:value-type="string" office:string-value="Gabriel ">
            <text:p>Gabriel </text:p>
          </table:table-cell>
          <table:table-cell table:style-name="Default" table:formula="of:=RIGHT([.A208];LEN([.A208])-SEARCH(&quot; &quot;;[.A208];1))" office:value-type="string" office:string-value="Miró ">
            <text:p>Miró </text:p>
          </table:table-cell>
          <table:table-cell table:formula="of:=[.B208]" office:value-type="string" office:string-value="Gabriel ">
            <text:p>Gabriel </text:p>
          </table:table-cell>
          <table:table-cell table:formula="of:=[.C208]" office:value-type="string" office:string-value="Miró ">
            <text:p>Miró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abril García Marquez</text:p>
          </table:table-cell>
          <table:table-cell table:style-name="Default" table:formula="of:=LEFT([.A209];SEARCH(&quot; &quot;;[.A209];1))" office:value-type="string" office:string-value="Gabril ">
            <text:p>Gabril </text:p>
          </table:table-cell>
          <table:table-cell table:style-name="Default" table:formula="of:=RIGHT([.A209];LEN([.A209])-SEARCH(&quot; &quot;;[.A209];1))" office:value-type="string" office:string-value="García Marquez">
            <text:p>García Marquez</text:p>
          </table:table-cell>
          <table:table-cell table:formula="of:=[.B209]" office:value-type="string" office:string-value="Gabril ">
            <text:p>Gabril </text:p>
          </table:table-cell>
          <table:table-cell table:formula="of:=[.C209]" office:value-type="string" office:string-value="García Marquez">
            <text:p>García Marque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andhi</text:p>
          </table:table-cell>
          <table:table-cell table:style-name="Default" table:formula="of:=LEFT([.A210];SEARCH(&quot; &quot;;[.A210];1))" office:value-type="float" office:value="0">
            <text:p>#VALOR!</text:p>
          </table:table-cell>
          <table:table-cell table:style-name="Default" table:formula="of:=RIGHT([.A210];LEN([.A210])-SEARCH(&quot; &quot;;[.A210];1))" office:value-type="float" office:value="0">
            <text:p>#VALOR!</text:p>
          </table:table-cell>
          <table:table-cell office:value-type="string">
            <text:p>Gandhi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Liddle</text:p>
          </table:table-cell>
          <table:table-cell table:style-name="Default" table:formula="of:=LEFT([.A211];SEARCH(&quot; &quot;;[.A211];1))" office:value-type="float" office:value="0">
            <text:p>#VALOR!</text:p>
          </table:table-cell>
          <table:table-cell table:style-name="Default" table:formula="of:=RIGHT([.A211];LEN([.A211])-SEARCH(&quot; &quot;;[.A211];1))" office:value-type="float" office:value="0">
            <text:p>#VALOR!</text:p>
          </table:table-cell>
          <table:table-cell office:value-type="string">
            <text:p>Liddle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Bell</text:p>
          </table:table-cell>
          <table:table-cell table:style-name="Default" table:formula="of:=LEFT([.A212];SEARCH(&quot; &quot;;[.A212];1))" office:value-type="float" office:value="0">
            <text:p>#VALOR!</text:p>
          </table:table-cell>
          <table:table-cell table:style-name="Default" table:formula="of:=RIGHT([.A212];LEN([.A212])-SEARCH(&quot; &quot;;[.A212];1))" office:value-type="float" office:value="0">
            <text:p>#VALOR!</text:p>
          </table:table-cell>
          <table:table-cell office:value-type="string">
            <text:p>Bell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Milani</text:p>
          </table:table-cell>
          <table:table-cell table:style-name="Default" table:formula="of:=LEFT([.A213];SEARCH(&quot; &quot;;[.A213];1))" office:value-type="float" office:value="0">
            <text:p>#VALOR!</text:p>
          </table:table-cell>
          <table:table-cell table:style-name="Default" table:formula="of:=RIGHT([.A213];LEN([.A213])-SEARCH(&quot; &quot;;[.A213];1))" office:value-type="float" office:value="0">
            <text:p>#VALOR!</text:p>
          </table:table-cell>
          <table:table-cell office:value-type="string">
            <text:p>Milani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Ebert</text:p>
          </table:table-cell>
          <table:table-cell table:style-name="Default" table:formula="of:=LEFT([.A214];SEARCH(&quot; &quot;;[.A214];1))" office:value-type="float" office:value="0">
            <text:p>#VALOR!</text:p>
          </table:table-cell>
          <table:table-cell table:style-name="Default" table:formula="of:=RIGHT([.A214];LEN([.A214])-SEARCH(&quot; &quot;;[.A214];1))" office:value-type="float" office:value="0">
            <text:p>#VALOR!</text:p>
          </table:table-cell>
          <table:table-cell office:value-type="string">
            <text:p>Ebert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Gao Xingjian</text:p>
          </table:table-cell>
          <table:table-cell table:style-name="Default" table:formula="of:=LEFT([.A215];SEARCH(&quot; &quot;;[.A215];1))" office:value-type="string" office:string-value="Gao ">
            <text:p>Gao </text:p>
          </table:table-cell>
          <table:table-cell table:style-name="Default" table:formula="of:=RIGHT([.A215];LEN([.A215])-SEARCH(&quot; &quot;;[.A215];1))" office:value-type="string" office:string-value="Xingjian">
            <text:p>Xingjian</text:p>
          </table:table-cell>
          <table:table-cell table:formula="of:=[.B215]" office:value-type="string" office:string-value="Gao ">
            <text:p>Gao </text:p>
          </table:table-cell>
          <table:table-cell table:formula="of:=[.C215]" office:value-type="string" office:string-value="Xingjian">
            <text:p>Xingjia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arcilaso de la Vega</text:p>
          </table:table-cell>
          <table:table-cell table:style-name="Default" table:formula="of:=LEFT([.A216];SEARCH(&quot; &quot;;[.A216];1))" office:value-type="string" office:string-value="Garcilaso ">
            <text:p>Garcilaso </text:p>
          </table:table-cell>
          <table:table-cell table:style-name="Default" table:formula="of:=RIGHT([.A216];LEN([.A216])-SEARCH(&quot; &quot;;[.A216];1))" office:value-type="string" office:string-value="de la Vega">
            <text:p>de la Vega</text:p>
          </table:table-cell>
          <table:table-cell table:formula="of:=[.B216]" office:value-type="string" office:string-value="Garcilaso ">
            <text:p>Garcilaso </text:p>
          </table:table-cell>
          <table:table-cell table:formula="of:=[.C216]" office:value-type="string" office:string-value="de la Vega">
            <text:p>de la Veg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eorg Lukács</text:p>
          </table:table-cell>
          <table:table-cell table:style-name="Default" table:formula="of:=LEFT([.A217];SEARCH(&quot; &quot;;[.A217];1))" office:value-type="string" office:string-value="Georg ">
            <text:p>Georg </text:p>
          </table:table-cell>
          <table:table-cell table:style-name="Default" table:formula="of:=RIGHT([.A217];LEN([.A217])-SEARCH(&quot; &quot;;[.A217];1))" office:value-type="string" office:string-value="Lukács">
            <text:p>Lukács</text:p>
          </table:table-cell>
          <table:table-cell table:formula="of:=[.B217]" office:value-type="string" office:string-value="Georg ">
            <text:p>Georg </text:p>
          </table:table-cell>
          <table:table-cell table:formula="of:=[.C217]" office:value-type="string" office:string-value="Lukács">
            <text:p>Lukác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eorge Gamow</text:p>
          </table:table-cell>
          <table:table-cell table:style-name="Default" table:formula="of:=LEFT([.A218];SEARCH(&quot; &quot;;[.A218];1))" office:value-type="string" office:string-value="George ">
            <text:p>George </text:p>
          </table:table-cell>
          <table:table-cell table:style-name="Default" table:formula="of:=RIGHT([.A218];LEN([.A218])-SEARCH(&quot; &quot;;[.A218];1))" office:value-type="string" office:string-value="Gamow">
            <text:p>Gamow</text:p>
          </table:table-cell>
          <table:table-cell table:formula="of:=[.B218]" office:value-type="string" office:string-value="George ">
            <text:p>George </text:p>
          </table:table-cell>
          <table:table-cell table:formula="of:=[.C218]" office:value-type="string" office:string-value="Gamow">
            <text:p>Gamow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eorge Orwell</text:p>
          </table:table-cell>
          <table:table-cell table:style-name="Default" table:formula="of:=LEFT([.A219];SEARCH(&quot; &quot;;[.A219];1))" office:value-type="string" office:string-value="George ">
            <text:p>George </text:p>
          </table:table-cell>
          <table:table-cell table:style-name="Default" table:formula="of:=RIGHT([.A219];LEN([.A219])-SEARCH(&quot; &quot;;[.A219];1))" office:value-type="string" office:string-value="Orwell">
            <text:p>Orwell</text:p>
          </table:table-cell>
          <table:table-cell table:formula="of:=[.B219]" office:value-type="string" office:string-value="George ">
            <text:p>George </text:p>
          </table:table-cell>
          <table:table-cell table:formula="of:=[.C219]" office:value-type="string" office:string-value="Orwell">
            <text:p>Orwel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eorge R.R. Martin</text:p>
          </table:table-cell>
          <table:table-cell table:style-name="Default" table:formula="of:=LEFT([.A220];SEARCH(&quot; &quot;;[.A220];1))" office:value-type="string" office:string-value="George ">
            <text:p>George </text:p>
          </table:table-cell>
          <table:table-cell table:style-name="Default" table:formula="of:=RIGHT([.A220];LEN([.A220])-SEARCH(&quot; &quot;;[.A220];1))" office:value-type="string" office:string-value="R.R. Martin">
            <text:p>R.R. Martin</text:p>
          </table:table-cell>
          <table:table-cell table:formula="of:=[.B220]" office:value-type="string" office:string-value="George ">
            <text:p>George </text:p>
          </table:table-cell>
          <table:table-cell table:formula="of:=[.C220]" office:value-type="string" office:string-value="R.R. Martin">
            <text:p>R.R. Marti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eorge Simenon</text:p>
          </table:table-cell>
          <table:table-cell table:style-name="Default" table:formula="of:=LEFT([.A221];SEARCH(&quot; &quot;;[.A221];1))" office:value-type="string" office:string-value="George ">
            <text:p>George </text:p>
          </table:table-cell>
          <table:table-cell table:style-name="Default" table:formula="of:=RIGHT([.A221];LEN([.A221])-SEARCH(&quot; &quot;;[.A221];1))" office:value-type="string" office:string-value="Simenon">
            <text:p>Simenon</text:p>
          </table:table-cell>
          <table:table-cell table:formula="of:=[.B221]" office:value-type="string" office:string-value="George ">
            <text:p>George </text:p>
          </table:table-cell>
          <table:table-cell table:formula="of:=[.C221]" office:value-type="string" office:string-value="Simenon">
            <text:p>Simen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eorges Simenon</text:p>
          </table:table-cell>
          <table:table-cell table:style-name="Default" table:formula="of:=LEFT([.A222];SEARCH(&quot; &quot;;[.A222];1))" office:value-type="string" office:string-value="Georges ">
            <text:p>Georges </text:p>
          </table:table-cell>
          <table:table-cell table:style-name="Default" table:formula="of:=RIGHT([.A222];LEN([.A222])-SEARCH(&quot; &quot;;[.A222];1))" office:value-type="string" office:string-value="Simenon">
            <text:p>Simenon</text:p>
          </table:table-cell>
          <table:table-cell office:value-type="string">
            <text:p>George</text:p>
          </table:table-cell>
          <table:table-cell table:formula="of:=[.C222]" office:value-type="string" office:string-value="Simenon">
            <text:p>Simen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erard G.Jampolsky</text:p>
          </table:table-cell>
          <table:table-cell table:style-name="Default" table:formula="of:=LEFT([.A223];SEARCH(&quot; &quot;;[.A223];1))" office:value-type="string" office:string-value="Gerard ">
            <text:p>Gerard </text:p>
          </table:table-cell>
          <table:table-cell table:style-name="Default" table:formula="of:=RIGHT([.A223];LEN([.A223])-SEARCH(&quot; &quot;;[.A223];1))" office:value-type="string" office:string-value="G.Jampolsky">
            <text:p>G.Jampolsky</text:p>
          </table:table-cell>
          <table:table-cell table:formula="of:=[.B223]" office:value-type="string" office:string-value="Gerard ">
            <text:p>Gerard </text:p>
          </table:table-cell>
          <table:table-cell table:formula="of:=[.C223]" office:value-type="string" office:string-value="G.Jampolsky">
            <text:p>G.Jampolsky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Gerardo de Nerval </text:p>
          </table:table-cell>
          <table:table-cell table:style-name="Default" table:formula="of:=LEFT([.A224];SEARCH(&quot; &quot;;[.A224];1))" office:value-type="string" office:string-value="Gerardo ">
            <text:p>Gerardo </text:p>
          </table:table-cell>
          <table:table-cell table:style-name="Default" table:formula="of:=RIGHT([.A224];LEN([.A224])-SEARCH(&quot; &quot;;[.A224];1))" office:value-type="string" office:string-value="de Nerval ">
            <text:p>de Nerval </text:p>
          </table:table-cell>
          <table:table-cell table:formula="of:=[.B224]" office:value-type="string" office:string-value="Gerardo ">
            <text:p>Gerardo </text:p>
          </table:table-cell>
          <table:table-cell table:formula="of:=[.C224]" office:value-type="string" office:string-value="de Nerval ">
            <text:p>de Nerval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erhard Jäguer</text:p>
          </table:table-cell>
          <table:table-cell table:style-name="Default" table:formula="of:=LEFT([.A225];SEARCH(&quot; &quot;;[.A225];1))" office:value-type="string" office:string-value="Gerhard ">
            <text:p>Gerhard </text:p>
          </table:table-cell>
          <table:table-cell table:style-name="Default" table:formula="of:=RIGHT([.A225];LEN([.A225])-SEARCH(&quot; &quot;;[.A225];1))" office:value-type="string" office:string-value="Jäguer">
            <text:p>Jäguer</text:p>
          </table:table-cell>
          <table:table-cell table:formula="of:=[.B225]" office:value-type="string" office:string-value="Gerhard ">
            <text:p>Gerhard </text:p>
          </table:table-cell>
          <table:table-cell table:formula="of:=[.C225]" office:value-type="string" office:string-value="Jäguer">
            <text:p>Jägu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iambattista Vico</text:p>
          </table:table-cell>
          <table:table-cell table:style-name="Default" table:formula="of:=LEFT([.A226];SEARCH(&quot; &quot;;[.A226];1))" office:value-type="string" office:string-value="Giambattista ">
            <text:p>Giambattista </text:p>
          </table:table-cell>
          <table:table-cell table:style-name="Default" table:formula="of:=RIGHT([.A226];LEN([.A226])-SEARCH(&quot; &quot;;[.A226];1))" office:value-type="string" office:string-value="Vico">
            <text:p>Vico</text:p>
          </table:table-cell>
          <table:table-cell table:formula="of:=[.B226]" office:value-type="string" office:string-value="Giambattista ">
            <text:p>Giambattista </text:p>
          </table:table-cell>
          <table:table-cell table:formula="of:=[.C226]" office:value-type="string" office:string-value="Vico">
            <text:p>Vic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iordano Bruno</text:p>
          </table:table-cell>
          <table:table-cell table:style-name="Default" table:formula="of:=LEFT([.A227];SEARCH(&quot; &quot;;[.A227];1))" office:value-type="string" office:string-value="Giordano ">
            <text:p>Giordano </text:p>
          </table:table-cell>
          <table:table-cell table:style-name="Default" table:formula="of:=RIGHT([.A227];LEN([.A227])-SEARCH(&quot; &quot;;[.A227];1))" office:value-type="string" office:string-value="Bruno">
            <text:p>Bruno</text:p>
          </table:table-cell>
          <table:table-cell table:formula="of:=[.B227]" office:value-type="string" office:string-value="Giordano ">
            <text:p>Giordano </text:p>
          </table:table-cell>
          <table:table-cell table:formula="of:=[.C227]" office:value-type="string" office:string-value="Bruno">
            <text:p>Brun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iovanni Guareschi</text:p>
          </table:table-cell>
          <table:table-cell table:style-name="Default" table:formula="of:=LEFT([.A228];SEARCH(&quot; &quot;;[.A228];1))" office:value-type="string" office:string-value="Giovanni ">
            <text:p>Giovanni </text:p>
          </table:table-cell>
          <table:table-cell table:style-name="Default" table:formula="of:=RIGHT([.A228];LEN([.A228])-SEARCH(&quot; &quot;;[.A228];1))" office:value-type="string" office:string-value="Guareschi">
            <text:p>Guareschi</text:p>
          </table:table-cell>
          <table:table-cell table:formula="of:=[.B228]" office:value-type="string" office:string-value="Giovanni ">
            <text:p>Giovanni </text:p>
          </table:table-cell>
          <table:table-cell table:formula="of:=[.C228]" office:value-type="string" office:string-value="Guareschi">
            <text:p>Guaresch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leen Cooper</text:p>
          </table:table-cell>
          <table:table-cell table:style-name="Default" table:formula="of:=LEFT([.A229];SEARCH(&quot; &quot;;[.A229];1))" office:value-type="string" office:string-value="Gleen ">
            <text:p>Gleen </text:p>
          </table:table-cell>
          <table:table-cell table:style-name="Default" table:formula="of:=RIGHT([.A229];LEN([.A229])-SEARCH(&quot; &quot;;[.A229];1))" office:value-type="string" office:string-value="Cooper">
            <text:p>Cooper</text:p>
          </table:table-cell>
          <table:table-cell table:formula="of:=[.B229]" office:value-type="string" office:string-value="Gleen ">
            <text:p>Gleen </text:p>
          </table:table-cell>
          <table:table-cell table:formula="of:=[.C229]" office:value-type="string" office:string-value="Cooper">
            <text:p>Coop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oamespuma</text:p>
          </table:table-cell>
          <table:table-cell table:style-name="Default" table:formula="of:=LEFT([.A230];SEARCH(&quot; &quot;;[.A230];1))" office:value-type="float" office:value="0">
            <text:p>#VALOR!</text:p>
          </table:table-cell>
          <table:table-cell table:style-name="Default" table:formula="of:=RIGHT([.A230];LEN([.A230])-SEARCH(&quot; &quot;;[.A230];1))" office:value-type="float" office:value="0">
            <text:p>#VALOR!</text:p>
          </table:table-cell>
          <table:table-cell office:value-type="string">
            <text:p>Gomaespuma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Gonzalo de Berceo</text:p>
          </table:table-cell>
          <table:table-cell table:style-name="Default" table:formula="of:=LEFT([.A231];SEARCH(&quot; &quot;;[.A231];1))" office:value-type="string" office:string-value="Gonzalo ">
            <text:p>Gonzalo </text:p>
          </table:table-cell>
          <table:table-cell table:style-name="Default" table:formula="of:=RIGHT([.A231];LEN([.A231])-SEARCH(&quot; &quot;;[.A231];1))" office:value-type="string" office:string-value="de Berceo">
            <text:p>de Berceo</text:p>
          </table:table-cell>
          <table:table-cell table:formula="of:=[.B231]" office:value-type="string" office:string-value="Gonzalo ">
            <text:p>Gonzalo </text:p>
          </table:table-cell>
          <table:table-cell table:formula="of:=[.C231]" office:value-type="string" office:string-value="de Berceo">
            <text:p>de Berce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onzalo Navaza</text:p>
          </table:table-cell>
          <table:table-cell table:style-name="Default" table:formula="of:=LEFT([.A232];SEARCH(&quot; &quot;;[.A232];1))" office:value-type="string" office:string-value="Gonzalo ">
            <text:p>Gonzalo </text:p>
          </table:table-cell>
          <table:table-cell table:style-name="Default" table:formula="of:=RIGHT([.A232];LEN([.A232])-SEARCH(&quot; &quot;;[.A232];1))" office:value-type="string" office:string-value="Navaza">
            <text:p>Navaza</text:p>
          </table:table-cell>
          <table:table-cell table:formula="of:=[.B232]" office:value-type="string" office:string-value="Gonzalo ">
            <text:p>Gonzalo </text:p>
          </table:table-cell>
          <table:table-cell table:formula="of:=[.C232]" office:value-type="string" office:string-value="Navaza">
            <text:p>Navaz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onzalo Torrente Ballester</text:p>
          </table:table-cell>
          <table:table-cell table:style-name="Default" table:formula="of:=LEFT([.A233];SEARCH(&quot; &quot;;[.A233];1))" office:value-type="string" office:string-value="Gonzalo ">
            <text:p>Gonzalo </text:p>
          </table:table-cell>
          <table:table-cell table:style-name="Default" table:formula="of:=RIGHT([.A233];LEN([.A233])-SEARCH(&quot; &quot;;[.A233];1))" office:value-type="string" office:string-value="Torrente Ballester">
            <text:p>Torrente Ballester</text:p>
          </table:table-cell>
          <table:table-cell table:formula="of:=[.B233]" office:value-type="string" office:string-value="Gonzalo ">
            <text:p>Gonzalo </text:p>
          </table:table-cell>
          <table:table-cell table:formula="of:=[.C233]" office:value-type="string" office:string-value="Torrente Ballester">
            <text:p>Torrente Ballest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x Morgan-Witts</text:p>
          </table:table-cell>
          <table:table-cell table:style-name="Default" table:formula="of:=LEFT([.A234];SEARCH(&quot; &quot;;[.A234];1))" office:value-type="string" office:string-value="Max ">
            <text:p>Max </text:p>
          </table:table-cell>
          <table:table-cell table:style-name="Default" table:formula="of:=RIGHT([.A234];LEN([.A234])-SEARCH(&quot; &quot;;[.A234];1))" office:value-type="string" office:string-value="Morgan-Witts">
            <text:p>Morgan-Witts</text:p>
          </table:table-cell>
          <table:table-cell table:formula="of:=[.B234]" office:value-type="string" office:string-value="Max ">
            <text:p>Max </text:p>
          </table:table-cell>
          <table:table-cell table:formula="of:=[.C234]" office:value-type="string" office:string-value="Morgan-Witts">
            <text:p>Morgan-Witt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ordon Thomas</text:p>
          </table:table-cell>
          <table:table-cell table:style-name="Default" table:formula="of:=LEFT([.A235];SEARCH(&quot; &quot;;[.A235];1))" office:value-type="string" office:string-value="Gordon ">
            <text:p>Gordon </text:p>
          </table:table-cell>
          <table:table-cell table:style-name="Default" table:formula="of:=RIGHT([.A235];LEN([.A235])-SEARCH(&quot; &quot;;[.A235];1))" office:value-type="string" office:string-value="Thomas">
            <text:p>Thomas</text:p>
          </table:table-cell>
          <table:table-cell table:formula="of:=[.B235]" office:value-type="string" office:string-value="Gordon ">
            <text:p>Gordon </text:p>
          </table:table-cell>
          <table:table-cell table:formula="of:=[.C235]" office:value-type="string" office:string-value="Thomas">
            <text:p>Thoma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raham Greene</text:p>
          </table:table-cell>
          <table:table-cell table:style-name="Default" table:formula="of:=LEFT([.A236];SEARCH(&quot; &quot;;[.A236];1))" office:value-type="string" office:string-value="Graham ">
            <text:p>Graham </text:p>
          </table:table-cell>
          <table:table-cell table:style-name="Default" table:formula="of:=RIGHT([.A236];LEN([.A236])-SEARCH(&quot; &quot;;[.A236];1))" office:value-type="string" office:string-value="Greene">
            <text:p>Greene</text:p>
          </table:table-cell>
          <table:table-cell table:formula="of:=[.B236]" office:value-type="string" office:string-value="Graham ">
            <text:p>Graham </text:p>
          </table:table-cell>
          <table:table-cell table:formula="of:=[.C236]" office:value-type="string" office:string-value="Greene">
            <text:p>Green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Grossman</text:p>
          </table:table-cell>
          <table:table-cell table:style-name="Default" table:formula="of:=LEFT([.A237];SEARCH(&quot; &quot;;[.A237];1))" office:value-type="float" office:value="0">
            <text:p>#VALOR!</text:p>
          </table:table-cell>
          <table:table-cell table:style-name="Default" table:formula="of:=RIGHT([.A237];LEN([.A237])-SEARCH(&quot; &quot;;[.A237];1))" office:value-type="float" office:value="0">
            <text:p>#VALOR!</text:p>
          </table:table-cell>
          <table:table-cell office:value-type="string">
            <text:p>Grossman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Gustavo Adolfo Bécquer</text:p>
          </table:table-cell>
          <table:table-cell table:style-name="Default" table:formula="of:=LEFT([.A238];SEARCH(&quot; &quot;;[.A238];1))" office:value-type="string" office:string-value="Gustavo ">
            <text:p>Gustavo </text:p>
          </table:table-cell>
          <table:table-cell table:style-name="Default" table:formula="of:=RIGHT([.A238];LEN([.A238])-SEARCH(&quot; &quot;;[.A238];1))" office:value-type="string" office:string-value="Adolfo Bécquer">
            <text:p>Adolfo Bécquer</text:p>
          </table:table-cell>
          <table:table-cell office:value-type="string">
            <text:p>Gustavo Adolfo</text:p>
          </table:table-cell>
          <table:table-cell office:value-type="string">
            <text:p>Bécquer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Gustavo Flaubert </text:p>
          </table:table-cell>
          <table:table-cell table:style-name="Default" table:formula="of:=LEFT([.A239];SEARCH(&quot; &quot;;[.A239];1))" office:value-type="string" office:string-value="Gustavo ">
            <text:p>Gustavo </text:p>
          </table:table-cell>
          <table:table-cell table:style-name="Default" table:formula="of:=RIGHT([.A239];LEN([.A239])-SEARCH(&quot; &quot;;[.A239];1))" office:value-type="string" office:string-value="Flaubert ">
            <text:p>Flaubert </text:p>
          </table:table-cell>
          <table:table-cell table:formula="of:=[.B239]" office:value-type="string" office:string-value="Gustavo ">
            <text:p>Gustavo </text:p>
          </table:table-cell>
          <table:table-cell table:formula="of:=[.C239]" office:value-type="string" office:string-value="Flaubert ">
            <text:p>Flaubert 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Guy de Maupassant</text:p>
          </table:table-cell>
          <table:table-cell table:style-name="Default" table:formula="of:=LEFT([.A240];SEARCH(&quot; &quot;;[.A240];1))" office:value-type="string" office:string-value="Guy ">
            <text:p>Guy </text:p>
          </table:table-cell>
          <table:table-cell table:style-name="Default" table:formula="of:=RIGHT([.A240];LEN([.A240])-SEARCH(&quot; &quot;;[.A240];1))" office:value-type="string" office:string-value="de Maupassant">
            <text:p>de Maupassant</text:p>
          </table:table-cell>
          <table:table-cell table:formula="of:=[.B240]" office:value-type="string" office:string-value="Guy ">
            <text:p>Guy </text:p>
          </table:table-cell>
          <table:table-cell table:formula="of:=[.C240]" office:value-type="string" office:string-value="de Maupassant">
            <text:p>de Maupassan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H.P. Lovecraft</text:p>
          </table:table-cell>
          <table:table-cell table:style-name="Default" table:formula="of:=LEFT([.A241];SEARCH(&quot; &quot;;[.A241];1))" office:value-type="string" office:string-value="H.P. ">
            <text:p>H.P. </text:p>
          </table:table-cell>
          <table:table-cell table:style-name="Default" table:formula="of:=RIGHT([.A241];LEN([.A241])-SEARCH(&quot; &quot;;[.A241];1))" office:value-type="string" office:string-value="Lovecraft">
            <text:p>Lovecraft</text:p>
          </table:table-cell>
          <table:table-cell table:formula="of:=[.B241]" office:value-type="string" office:string-value="H.P. ">
            <text:p>H.P. </text:p>
          </table:table-cell>
          <table:table-cell table:formula="of:=[.C241]" office:value-type="string" office:string-value="Lovecraft">
            <text:p>Lovecraf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Hans Christian Andersen</text:p>
          </table:table-cell>
          <table:table-cell table:style-name="Default" table:formula="of:=LEFT([.A242];SEARCH(&quot; &quot;;[.A242];1))" office:value-type="string" office:string-value="Hans ">
            <text:p>Hans </text:p>
          </table:table-cell>
          <table:table-cell table:style-name="Default" table:formula="of:=RIGHT([.A242];LEN([.A242])-SEARCH(&quot; &quot;;[.A242];1))" office:value-type="string" office:string-value="Christian Andersen">
            <text:p>Christian Andersen</text:p>
          </table:table-cell>
          <table:table-cell table:formula="of:=[.B242]" office:value-type="string" office:string-value="Hans ">
            <text:p>Hans </text:p>
          </table:table-cell>
          <table:table-cell table:formula="of:=[.C242]" office:value-type="string" office:string-value="Christian Andersen">
            <text:p>Christian Anderse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Hans Küng</text:p>
          </table:table-cell>
          <table:table-cell table:style-name="Default" table:formula="of:=LEFT([.A243];SEARCH(&quot; &quot;;[.A243];1))" office:value-type="string" office:string-value="Hans ">
            <text:p>Hans </text:p>
          </table:table-cell>
          <table:table-cell table:style-name="Default" table:formula="of:=RIGHT([.A243];LEN([.A243])-SEARCH(&quot; &quot;;[.A243];1))" office:value-type="string" office:string-value="Küng">
            <text:p>Küng</text:p>
          </table:table-cell>
          <table:table-cell table:formula="of:=[.B243]" office:value-type="string" office:string-value="Hans ">
            <text:p>Hans </text:p>
          </table:table-cell>
          <table:table-cell table:formula="of:=[.C243]" office:value-type="string" office:string-value="Küng">
            <text:p>Küng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Harry G. Johnson</text:p>
          </table:table-cell>
          <table:table-cell table:style-name="Default" table:formula="of:=LEFT([.A244];SEARCH(&quot; &quot;;[.A244];1))" office:value-type="string" office:string-value="Harry ">
            <text:p>Harry </text:p>
          </table:table-cell>
          <table:table-cell table:style-name="Default" table:formula="of:=RIGHT([.A244];LEN([.A244])-SEARCH(&quot; &quot;;[.A244];1))" office:value-type="string" office:string-value="G. Johnson">
            <text:p>G. Johnson</text:p>
          </table:table-cell>
          <table:table-cell table:formula="of:=[.B244]" office:value-type="string" office:string-value="Harry ">
            <text:p>Harry </text:p>
          </table:table-cell>
          <table:table-cell table:formula="of:=[.C244]" office:value-type="string" office:string-value="G. Johnson">
            <text:p>G. Johns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Haruki Murakami</text:p>
          </table:table-cell>
          <table:table-cell table:style-name="Default" table:formula="of:=LEFT([.A245];SEARCH(&quot; &quot;;[.A245];1))" office:value-type="string" office:string-value="Haruki ">
            <text:p>Haruki </text:p>
          </table:table-cell>
          <table:table-cell table:style-name="Default" table:formula="of:=RIGHT([.A245];LEN([.A245])-SEARCH(&quot; &quot;;[.A245];1))" office:value-type="string" office:string-value="Murakami">
            <text:p>Murakami</text:p>
          </table:table-cell>
          <table:table-cell table:formula="of:=[.B245]" office:value-type="string" office:string-value="Haruki ">
            <text:p>Haruki </text:p>
          </table:table-cell>
          <table:table-cell table:formula="of:=[.C245]" office:value-type="string" office:string-value="Murakami">
            <text:p>Murakam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Heinrich Böll</text:p>
          </table:table-cell>
          <table:table-cell table:style-name="Default" table:formula="of:=LEFT([.A246];SEARCH(&quot; &quot;;[.A246];1))" office:value-type="string" office:string-value="Heinrich ">
            <text:p>Heinrich </text:p>
          </table:table-cell>
          <table:table-cell table:style-name="Default" table:formula="of:=RIGHT([.A246];LEN([.A246])-SEARCH(&quot; &quot;;[.A246];1))" office:value-type="string" office:string-value="Böll">
            <text:p>Böll</text:p>
          </table:table-cell>
          <table:table-cell table:formula="of:=[.B246]" office:value-type="string" office:string-value="Heinrich ">
            <text:p>Heinrich </text:p>
          </table:table-cell>
          <table:table-cell table:formula="of:=[.C246]" office:value-type="string" office:string-value="Böll">
            <text:p>Böl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Henri Allorge</text:p>
          </table:table-cell>
          <table:table-cell table:style-name="Default" table:formula="of:=LEFT([.A247];SEARCH(&quot; &quot;;[.A247];1))" office:value-type="string" office:string-value="Henri ">
            <text:p>Henri </text:p>
          </table:table-cell>
          <table:table-cell table:style-name="Default" table:formula="of:=RIGHT([.A247];LEN([.A247])-SEARCH(&quot; &quot;;[.A247];1))" office:value-type="string" office:string-value="Allorge">
            <text:p>Allorge</text:p>
          </table:table-cell>
          <table:table-cell table:formula="of:=[.B247]" office:value-type="string" office:string-value="Henri ">
            <text:p>Henri </text:p>
          </table:table-cell>
          <table:table-cell table:formula="of:=[.C247]" office:value-type="string" office:string-value="Allorge">
            <text:p>Allorg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Henry Miller</text:p>
          </table:table-cell>
          <table:table-cell table:style-name="Default" table:formula="of:=LEFT([.A248];SEARCH(&quot; &quot;;[.A248];1))" office:value-type="string" office:string-value="Henry ">
            <text:p>Henry </text:p>
          </table:table-cell>
          <table:table-cell table:style-name="Default" table:formula="of:=RIGHT([.A248];LEN([.A248])-SEARCH(&quot; &quot;;[.A248];1))" office:value-type="string" office:string-value="Miller">
            <text:p>Miller</text:p>
          </table:table-cell>
          <table:table-cell table:formula="of:=[.B248]" office:value-type="string" office:string-value="Henry ">
            <text:p>Henry </text:p>
          </table:table-cell>
          <table:table-cell table:formula="of:=[.C248]" office:value-type="string" office:string-value="Miller">
            <text:p>Mill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Herbert le Porrier</text:p>
          </table:table-cell>
          <table:table-cell table:style-name="Default" table:formula="of:=LEFT([.A249];SEARCH(&quot; &quot;;[.A249];1))" office:value-type="string" office:string-value="Herbert ">
            <text:p>Herbert </text:p>
          </table:table-cell>
          <table:table-cell table:style-name="Default" table:formula="of:=RIGHT([.A249];LEN([.A249])-SEARCH(&quot; &quot;;[.A249];1))" office:value-type="string" office:string-value="le Porrier">
            <text:p>le Porrier</text:p>
          </table:table-cell>
          <table:table-cell table:formula="of:=[.B249]" office:value-type="string" office:string-value="Herbert ">
            <text:p>Herbert </text:p>
          </table:table-cell>
          <table:table-cell table:formula="of:=[.C249]" office:value-type="string" office:string-value="le Porrier">
            <text:p>le Porri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Herbert Marcuse</text:p>
          </table:table-cell>
          <table:table-cell table:style-name="Default" table:formula="of:=LEFT([.A250];SEARCH(&quot; &quot;;[.A250];1))" office:value-type="string" office:string-value="Herbert ">
            <text:p>Herbert </text:p>
          </table:table-cell>
          <table:table-cell table:style-name="Default" table:formula="of:=RIGHT([.A250];LEN([.A250])-SEARCH(&quot; &quot;;[.A250];1))" office:value-type="string" office:string-value="Marcuse">
            <text:p>Marcuse</text:p>
          </table:table-cell>
          <table:table-cell table:formula="of:=[.B250]" office:value-type="string" office:string-value="Herbert ">
            <text:p>Herbert </text:p>
          </table:table-cell>
          <table:table-cell table:formula="of:=[.C250]" office:value-type="string" office:string-value="Marcuse">
            <text:p>Marcus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Hermann Hesse</text:p>
          </table:table-cell>
          <table:table-cell table:style-name="Default" table:formula="of:=LEFT([.A251];SEARCH(&quot; &quot;;[.A251];1))" office:value-type="string" office:string-value="Hermann ">
            <text:p>Hermann </text:p>
          </table:table-cell>
          <table:table-cell table:style-name="Default" table:formula="of:=RIGHT([.A251];LEN([.A251])-SEARCH(&quot; &quot;;[.A251];1))" office:value-type="string" office:string-value="Hesse">
            <text:p>Hesse</text:p>
          </table:table-cell>
          <table:table-cell table:formula="of:=[.B251]" office:value-type="string" office:string-value="Hermann ">
            <text:p>Hermann </text:p>
          </table:table-cell>
          <table:table-cell table:formula="of:=[.C251]" office:value-type="string" office:string-value="Hesse">
            <text:p>Hess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Homero</text:p>
          </table:table-cell>
          <table:table-cell table:style-name="Default" table:formula="of:=LEFT([.A252];SEARCH(&quot; &quot;;[.A252];1))" office:value-type="float" office:value="0">
            <text:p>#VALOR!</text:p>
          </table:table-cell>
          <table:table-cell table:style-name="Default" table:formula="of:=RIGHT([.A252];LEN([.A252])-SEARCH(&quot; &quot;;[.A252];1))" office:value-type="float" office:value="0">
            <text:p>#VALOR!</text:p>
          </table:table-cell>
          <table:table-cell office:value-type="string">
            <text:p>Homero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Honorato de Balzac </text:p>
          </table:table-cell>
          <table:table-cell table:style-name="Default" table:formula="of:=LEFT([.A253];SEARCH(&quot; &quot;;[.A253];1))" office:value-type="string" office:string-value="Honorato ">
            <text:p>Honorato </text:p>
          </table:table-cell>
          <table:table-cell table:style-name="Default" table:formula="of:=RIGHT([.A253];LEN([.A253])-SEARCH(&quot; &quot;;[.A253];1))" office:value-type="string" office:string-value="de Balzac ">
            <text:p>de Balzac </text:p>
          </table:table-cell>
          <table:table-cell table:formula="of:=[.B253]" office:value-type="string" office:string-value="Honorato ">
            <text:p>Honorato </text:p>
          </table:table-cell>
          <table:table-cell table:formula="of:=[.C253]" office:value-type="string" office:string-value="de Balzac ">
            <text:p>de Balzac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Hugh Thomas</text:p>
          </table:table-cell>
          <table:table-cell table:style-name="Default" table:formula="of:=LEFT([.A254];SEARCH(&quot; &quot;;[.A254];1))" office:value-type="string" office:string-value="Hugh ">
            <text:p>Hugh </text:p>
          </table:table-cell>
          <table:table-cell table:style-name="Default" table:formula="of:=RIGHT([.A254];LEN([.A254])-SEARCH(&quot; &quot;;[.A254];1))" office:value-type="string" office:string-value="Thomas">
            <text:p>Thomas</text:p>
          </table:table-cell>
          <table:table-cell table:formula="of:=[.B254]" office:value-type="string" office:string-value="Hugh ">
            <text:p>Hugh </text:p>
          </table:table-cell>
          <table:table-cell table:formula="of:=[.C254]" office:value-type="string" office:string-value="Thomas">
            <text:p>Thoma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Ian Gibson</text:p>
          </table:table-cell>
          <table:table-cell table:style-name="Default" table:formula="of:=LEFT([.A255];SEARCH(&quot; &quot;;[.A255];1))" office:value-type="string" office:string-value="Ian ">
            <text:p>Ian </text:p>
          </table:table-cell>
          <table:table-cell table:style-name="Default" table:formula="of:=RIGHT([.A255];LEN([.A255])-SEARCH(&quot; &quot;;[.A255];1))" office:value-type="string" office:string-value="Gibson">
            <text:p>Gibson</text:p>
          </table:table-cell>
          <table:table-cell table:formula="of:=[.B255]" office:value-type="string" office:string-value="Ian ">
            <text:p>Ian </text:p>
          </table:table-cell>
          <table:table-cell table:formula="of:=[.C255]" office:value-type="string" office:string-value="Gibson">
            <text:p>Gibs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Ignacio Martínez de Pisón</text:p>
          </table:table-cell>
          <table:table-cell table:style-name="Default" table:formula="of:=LEFT([.A256];SEARCH(&quot; &quot;;[.A256];1))" office:value-type="string" office:string-value="Ignacio ">
            <text:p>Ignacio </text:p>
          </table:table-cell>
          <table:table-cell table:style-name="Default" table:formula="of:=RIGHT([.A256];LEN([.A256])-SEARCH(&quot; &quot;;[.A256];1))" office:value-type="string" office:string-value="Martínez de Pisón">
            <text:p>Martínez de Pisón</text:p>
          </table:table-cell>
          <table:table-cell table:formula="of:=[.B256]" office:value-type="string" office:string-value="Ignacio ">
            <text:p>Ignacio </text:p>
          </table:table-cell>
          <table:table-cell table:formula="of:=[.C256]" office:value-type="string" office:string-value="Martínez de Pisón">
            <text:p>Martínez de Pisó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Ildefonso Falcones</text:p>
          </table:table-cell>
          <table:table-cell table:style-name="Default" table:formula="of:=LEFT([.A257];SEARCH(&quot; &quot;;[.A257];1))" office:value-type="string" office:string-value="Ildefonso ">
            <text:p>Ildefonso </text:p>
          </table:table-cell>
          <table:table-cell table:style-name="Default" table:formula="of:=RIGHT([.A257];LEN([.A257])-SEARCH(&quot; &quot;;[.A257];1))" office:value-type="string" office:string-value="Falcones">
            <text:p>Falcones</text:p>
          </table:table-cell>
          <table:table-cell table:formula="of:=[.B257]" office:value-type="string" office:string-value="Ildefonso ">
            <text:p>Ildefonso </text:p>
          </table:table-cell>
          <table:table-cell table:formula="of:=[.C257]" office:value-type="string" office:string-value="Falcones">
            <text:p>Falcones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lía Ehrenburg </text:p>
          </table:table-cell>
          <table:table-cell table:style-name="Default" table:formula="of:=LEFT([.A258];SEARCH(&quot; &quot;;[.A258];1))" office:value-type="string" office:string-value="Ilía ">
            <text:p>Ilía </text:p>
          </table:table-cell>
          <table:table-cell table:style-name="Default" table:formula="of:=RIGHT([.A258];LEN([.A258])-SEARCH(&quot; &quot;;[.A258];1))" office:value-type="string" office:string-value="Ehrenburg ">
            <text:p>Ehrenburg </text:p>
          </table:table-cell>
          <table:table-cell table:formula="of:=[.B258]" office:value-type="string" office:string-value="Ilía ">
            <text:p>Ilía </text:p>
          </table:table-cell>
          <table:table-cell table:formula="of:=[.C258]" office:value-type="string" office:string-value="Ehrenburg ">
            <text:p>Ehrenburg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Ilija Trojanow</text:p>
          </table:table-cell>
          <table:table-cell table:style-name="Default" table:formula="of:=LEFT([.A259];SEARCH(&quot; &quot;;[.A259];1))" office:value-type="string" office:string-value="Ilija ">
            <text:p>Ilija </text:p>
          </table:table-cell>
          <table:table-cell table:style-name="Default" table:formula="of:=RIGHT([.A259];LEN([.A259])-SEARCH(&quot; &quot;;[.A259];1))" office:value-type="string" office:string-value="Trojanow">
            <text:p>Trojanow</text:p>
          </table:table-cell>
          <table:table-cell table:formula="of:=[.B259]" office:value-type="string" office:string-value="Ilija ">
            <text:p>Ilija </text:p>
          </table:table-cell>
          <table:table-cell table:formula="of:=[.C259]" office:value-type="string" office:string-value="Trojanow">
            <text:p>Trojanow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Indio</text:p>
          </table:table-cell>
          <table:table-cell table:style-name="Default" table:formula="of:=LEFT([.A260];SEARCH(&quot; &quot;;[.A260];1))" office:value-type="float" office:value="0">
            <text:p>#VALOR!</text:p>
          </table:table-cell>
          <table:table-cell table:style-name="Default" table:formula="of:=RIGHT([.A260];LEN([.A260])-SEARCH(&quot; &quot;;[.A260];1))" office:value-type="float" office:value="0">
            <text:p>#VALOR!</text:p>
          </table:table-cell>
          <table:table-cell office:value-type="string">
            <text:p>Indio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Irving Wallace</text:p>
          </table:table-cell>
          <table:table-cell table:style-name="Default" table:formula="of:=LEFT([.A261];SEARCH(&quot; &quot;;[.A261];1))" office:value-type="string" office:string-value="Irving ">
            <text:p>Irving </text:p>
          </table:table-cell>
          <table:table-cell table:style-name="Default" table:formula="of:=RIGHT([.A261];LEN([.A261])-SEARCH(&quot; &quot;;[.A261];1))" office:value-type="string" office:string-value="Wallace">
            <text:p>Wallace</text:p>
          </table:table-cell>
          <table:table-cell table:formula="of:=[.B261]" office:value-type="string" office:string-value="Irving ">
            <text:p>Irving </text:p>
          </table:table-cell>
          <table:table-cell table:formula="of:=[.C261]" office:value-type="string" office:string-value="Wallace">
            <text:p>Wallac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Isaac Asimov</text:p>
          </table:table-cell>
          <table:table-cell table:style-name="Default" table:formula="of:=LEFT([.A262];SEARCH(&quot; &quot;;[.A262];1))" office:value-type="string" office:string-value="Isaac ">
            <text:p>Isaac </text:p>
          </table:table-cell>
          <table:table-cell table:style-name="Default" table:formula="of:=RIGHT([.A262];LEN([.A262])-SEARCH(&quot; &quot;;[.A262];1))" office:value-type="string" office:string-value="Asimov">
            <text:p>Asimov</text:p>
          </table:table-cell>
          <table:table-cell table:formula="of:=[.B262]" office:value-type="string" office:string-value="Isaac ">
            <text:p>Isaac </text:p>
          </table:table-cell>
          <table:table-cell table:formula="of:=[.C262]" office:value-type="string" office:string-value="Asimov">
            <text:p>Asimov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Isabel Allende</text:p>
          </table:table-cell>
          <table:table-cell table:style-name="Default" table:formula="of:=LEFT([.A263];SEARCH(&quot; &quot;;[.A263];1))" office:value-type="string" office:string-value="Isabel ">
            <text:p>Isabel </text:p>
          </table:table-cell>
          <table:table-cell table:style-name="Default" table:formula="of:=RIGHT([.A263];LEN([.A263])-SEARCH(&quot; &quot;;[.A263];1))" office:value-type="string" office:string-value="Allende">
            <text:p>Allende</text:p>
          </table:table-cell>
          <table:table-cell table:formula="of:=[.B263]" office:value-type="string" office:string-value="Isabel ">
            <text:p>Isabel </text:p>
          </table:table-cell>
          <table:table-cell table:formula="of:=[.C263]" office:value-type="string" office:string-value="Allende">
            <text:p>Allend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Iván Bunin</text:p>
          </table:table-cell>
          <table:table-cell table:style-name="Default" table:formula="of:=LEFT([.A264];SEARCH(&quot; &quot;;[.A264];1))" office:value-type="string" office:string-value="Iván ">
            <text:p>Iván </text:p>
          </table:table-cell>
          <table:table-cell table:style-name="Default" table:formula="of:=RIGHT([.A264];LEN([.A264])-SEARCH(&quot; &quot;;[.A264];1))" office:value-type="string" office:string-value="Bunin">
            <text:p>Bunin</text:p>
          </table:table-cell>
          <table:table-cell table:formula="of:=[.B264]" office:value-type="string" office:string-value="Iván ">
            <text:p>Iván </text:p>
          </table:table-cell>
          <table:table-cell table:formula="of:=[.C264]" office:value-type="string" office:string-value="Bunin">
            <text:p>Bunin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ván Goncharov </text:p>
          </table:table-cell>
          <table:table-cell table:style-name="Default" table:formula="of:=LEFT([.A265];SEARCH(&quot; &quot;;[.A265];1))" office:value-type="string" office:string-value="Iván ">
            <text:p>Iván </text:p>
          </table:table-cell>
          <table:table-cell table:style-name="Default" table:formula="of:=RIGHT([.A265];LEN([.A265])-SEARCH(&quot; &quot;;[.A265];1))" office:value-type="string" office:string-value="Goncharov ">
            <text:p>Goncharov </text:p>
          </table:table-cell>
          <table:table-cell table:formula="of:=[.B265]" office:value-type="string" office:string-value="Iván ">
            <text:p>Iván </text:p>
          </table:table-cell>
          <table:table-cell table:formula="of:=[.C265]" office:value-type="string" office:string-value="Goncharov ">
            <text:p>Goncharov 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ván Turguenev </text:p>
          </table:table-cell>
          <table:table-cell table:style-name="Default" table:formula="of:=LEFT([.A266];SEARCH(&quot; &quot;;[.A266];1))" office:value-type="string" office:string-value="Iván ">
            <text:p>Iván </text:p>
          </table:table-cell>
          <table:table-cell table:style-name="Default" table:formula="of:=RIGHT([.A266];LEN([.A266])-SEARCH(&quot; &quot;;[.A266];1))" office:value-type="string" office:string-value="Turguenev ">
            <text:p>Turguenev </text:p>
          </table:table-cell>
          <table:table-cell table:formula="of:=[.B266]" office:value-type="string" office:string-value="Iván ">
            <text:p>Iván </text:p>
          </table:table-cell>
          <table:table-cell table:formula="of:=[.C266]" office:value-type="string" office:string-value="Turguenev ">
            <text:p>Turguenev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.D. Salinger</text:p>
          </table:table-cell>
          <table:table-cell table:style-name="Default" table:formula="of:=LEFT([.A267];SEARCH(&quot; &quot;;[.A267];1))" office:value-type="string" office:string-value="J.D. ">
            <text:p>J.D. </text:p>
          </table:table-cell>
          <table:table-cell table:style-name="Default" table:formula="of:=RIGHT([.A267];LEN([.A267])-SEARCH(&quot; &quot;;[.A267];1))" office:value-type="string" office:string-value="Salinger">
            <text:p>Salinger</text:p>
          </table:table-cell>
          <table:table-cell table:formula="of:=[.B267]" office:value-type="string" office:string-value="J.D. ">
            <text:p>J.D. </text:p>
          </table:table-cell>
          <table:table-cell table:formula="of:=[.C267]" office:value-type="string" office:string-value="Salinger">
            <text:p>Salinger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J.J. Benítez</text:p>
          </table:table-cell>
          <table:table-cell table:style-name="Default" table:formula="of:=LEFT([.A268];SEARCH(&quot; &quot;;[.A268];1))" office:value-type="string" office:string-value="J.J. ">
            <text:p>J.J. </text:p>
          </table:table-cell>
          <table:table-cell table:style-name="Default" table:formula="of:=RIGHT([.A268];LEN([.A268])-SEARCH(&quot; &quot;;[.A268];1))" office:value-type="string" office:string-value="Benítez">
            <text:p>Benítez</text:p>
          </table:table-cell>
          <table:table-cell table:formula="of:=[.B268]" office:value-type="string" office:string-value="J.J. ">
            <text:p>J.J. </text:p>
          </table:table-cell>
          <table:table-cell table:formula="of:=[.C268]" office:value-type="string" office:string-value="Benítez">
            <text:p>Beníte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.M. Coetzee</text:p>
          </table:table-cell>
          <table:table-cell table:style-name="Default" table:formula="of:=LEFT([.A269];SEARCH(&quot; &quot;;[.A269];1))" office:value-type="string" office:string-value="J.M. ">
            <text:p>J.M. </text:p>
          </table:table-cell>
          <table:table-cell table:style-name="Default" table:formula="of:=RIGHT([.A269];LEN([.A269])-SEARCH(&quot; &quot;;[.A269];1))" office:value-type="string" office:string-value="Coetzee">
            <text:p>Coetzee</text:p>
          </table:table-cell>
          <table:table-cell table:formula="of:=[.B269]" office:value-type="string" office:string-value="J.M. ">
            <text:p>J.M. </text:p>
          </table:table-cell>
          <table:table-cell table:formula="of:=[.C269]" office:value-type="string" office:string-value="Coetzee">
            <text:p>Coetze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.N. Wilford</text:p>
          </table:table-cell>
          <table:table-cell table:style-name="Default" table:formula="of:=LEFT([.A270];SEARCH(&quot; &quot;;[.A270];1))" office:value-type="string" office:string-value="J.N. ">
            <text:p>J.N. </text:p>
          </table:table-cell>
          <table:table-cell table:style-name="Default" table:formula="of:=RIGHT([.A270];LEN([.A270])-SEARCH(&quot; &quot;;[.A270];1))" office:value-type="string" office:string-value="Wilford">
            <text:p>Wilford</text:p>
          </table:table-cell>
          <table:table-cell table:formula="of:=[.B270]" office:value-type="string" office:string-value="J.N. ">
            <text:p>J.N. </text:p>
          </table:table-cell>
          <table:table-cell table:formula="of:=[.C270]" office:value-type="string" office:string-value="Wilford">
            <text:p>Wilford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.R.R. Tolkien</text:p>
          </table:table-cell>
          <table:table-cell table:style-name="Default" table:formula="of:=LEFT([.A271];SEARCH(&quot; &quot;;[.A271];1))" office:value-type="string" office:string-value="J.R.R. ">
            <text:p>J.R.R. </text:p>
          </table:table-cell>
          <table:table-cell table:style-name="Default" table:formula="of:=RIGHT([.A271];LEN([.A271])-SEARCH(&quot; &quot;;[.A271];1))" office:value-type="string" office:string-value="Tolkien">
            <text:p>Tolkien</text:p>
          </table:table-cell>
          <table:table-cell table:formula="of:=[.B271]" office:value-type="string" office:string-value="J.R.R. ">
            <text:p>J.R.R. </text:p>
          </table:table-cell>
          <table:table-cell table:formula="of:=[.C271]" office:value-type="string" office:string-value="Tolkien">
            <text:p>Tolkie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acinto Benavente</text:p>
          </table:table-cell>
          <table:table-cell table:style-name="Default" table:formula="of:=LEFT([.A272];SEARCH(&quot; &quot;;[.A272];1))" office:value-type="string" office:string-value="Jacinto ">
            <text:p>Jacinto </text:p>
          </table:table-cell>
          <table:table-cell table:style-name="Default" table:formula="of:=RIGHT([.A272];LEN([.A272])-SEARCH(&quot; &quot;;[.A272];1))" office:value-type="string" office:string-value="Benavente">
            <text:p>Benavente</text:p>
          </table:table-cell>
          <table:table-cell table:formula="of:=[.B272]" office:value-type="string" office:string-value="Jacinto ">
            <text:p>Jacinto </text:p>
          </table:table-cell>
          <table:table-cell table:formula="of:=[.C272]" office:value-type="string" office:string-value="Benavente">
            <text:p>Benavent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ack London</text:p>
          </table:table-cell>
          <table:table-cell table:style-name="Default" table:formula="of:=LEFT([.A273];SEARCH(&quot; &quot;;[.A273];1))" office:value-type="string" office:string-value="Jack ">
            <text:p>Jack </text:p>
          </table:table-cell>
          <table:table-cell table:style-name="Default" table:formula="of:=RIGHT([.A273];LEN([.A273])-SEARCH(&quot; &quot;;[.A273];1))" office:value-type="string" office:string-value="London">
            <text:p>London</text:p>
          </table:table-cell>
          <table:table-cell table:formula="of:=[.B273]" office:value-type="string" office:string-value="Jack ">
            <text:p>Jack </text:p>
          </table:table-cell>
          <table:table-cell table:formula="of:=[.C273]" office:value-type="string" office:string-value="London">
            <text:p>Lond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ack Mcdevitt</text:p>
          </table:table-cell>
          <table:table-cell table:style-name="Default" table:formula="of:=LEFT([.A274];SEARCH(&quot; &quot;;[.A274];1))" office:value-type="string" office:string-value="Jack ">
            <text:p>Jack </text:p>
          </table:table-cell>
          <table:table-cell table:style-name="Default" table:formula="of:=RIGHT([.A274];LEN([.A274])-SEARCH(&quot; &quot;;[.A274];1))" office:value-type="string" office:string-value="Mcdevitt">
            <text:p>Mcdevitt</text:p>
          </table:table-cell>
          <table:table-cell table:formula="of:=[.B274]" office:value-type="string" office:string-value="Jack ">
            <text:p>Jack </text:p>
          </table:table-cell>
          <table:table-cell table:formula="of:=[.C274]" office:value-type="string" office:string-value="Mcdevitt">
            <text:p>Mcdevit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ack Vance</text:p>
          </table:table-cell>
          <table:table-cell table:style-name="Default" table:formula="of:=LEFT([.A275];SEARCH(&quot; &quot;;[.A275];1))" office:value-type="string" office:string-value="Jack ">
            <text:p>Jack </text:p>
          </table:table-cell>
          <table:table-cell table:style-name="Default" table:formula="of:=RIGHT([.A275];LEN([.A275])-SEARCH(&quot; &quot;;[.A275];1))" office:value-type="string" office:string-value="Vance">
            <text:p>Vance</text:p>
          </table:table-cell>
          <table:table-cell table:formula="of:=[.B275]" office:value-type="string" office:string-value="Jack ">
            <text:p>Jack </text:p>
          </table:table-cell>
          <table:table-cell table:formula="of:=[.C275]" office:value-type="string" office:string-value="Vance">
            <text:p>Vanc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ack-Alain Leger</text:p>
          </table:table-cell>
          <table:table-cell table:style-name="Default" table:formula="of:=LEFT([.A276];SEARCH(&quot; &quot;;[.A276];1))" office:value-type="string" office:string-value="Jack-Alain ">
            <text:p>Jack-Alain </text:p>
          </table:table-cell>
          <table:table-cell table:style-name="Default" table:formula="of:=RIGHT([.A276];LEN([.A276])-SEARCH(&quot; &quot;;[.A276];1))" office:value-type="string" office:string-value="Leger">
            <text:p>Leger</text:p>
          </table:table-cell>
          <table:table-cell table:formula="of:=[.B276]" office:value-type="string" office:string-value="Jack-Alain ">
            <text:p>Jack-Alain </text:p>
          </table:table-cell>
          <table:table-cell table:formula="of:=[.C276]" office:value-type="string" office:string-value="Leger">
            <text:p>Leg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acqueline Briskin</text:p>
          </table:table-cell>
          <table:table-cell table:style-name="Default" table:formula="of:=LEFT([.A277];SEARCH(&quot; &quot;;[.A277];1))" office:value-type="string" office:string-value="Jacqueline ">
            <text:p>Jacqueline </text:p>
          </table:table-cell>
          <table:table-cell table:style-name="Default" table:formula="of:=RIGHT([.A277];LEN([.A277])-SEARCH(&quot; &quot;;[.A277];1))" office:value-type="string" office:string-value="Briskin">
            <text:p>Briskin</text:p>
          </table:table-cell>
          <table:table-cell table:formula="of:=[.B277]" office:value-type="string" office:string-value="Jacqueline ">
            <text:p>Jacqueline </text:p>
          </table:table-cell>
          <table:table-cell table:formula="of:=[.C277]" office:value-type="string" office:string-value="Briskin">
            <text:p>Briski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ames Clavell</text:p>
          </table:table-cell>
          <table:table-cell table:style-name="Default" table:formula="of:=LEFT([.A278];SEARCH(&quot; &quot;;[.A278];1))" office:value-type="string" office:string-value="James ">
            <text:p>James </text:p>
          </table:table-cell>
          <table:table-cell table:style-name="Default" table:formula="of:=RIGHT([.A278];LEN([.A278])-SEARCH(&quot; &quot;;[.A278];1))" office:value-type="string" office:string-value="Clavell">
            <text:p>Clavell</text:p>
          </table:table-cell>
          <table:table-cell table:formula="of:=[.B278]" office:value-type="string" office:string-value="James ">
            <text:p>James </text:p>
          </table:table-cell>
          <table:table-cell table:formula="of:=[.C278]" office:value-type="string" office:string-value="Clavell">
            <text:p>Clavel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ames Joyce</text:p>
          </table:table-cell>
          <table:table-cell table:style-name="Default" table:formula="of:=LEFT([.A279];SEARCH(&quot; &quot;;[.A279];1))" office:value-type="string" office:string-value="James ">
            <text:p>James </text:p>
          </table:table-cell>
          <table:table-cell table:style-name="Default" table:formula="of:=RIGHT([.A279];LEN([.A279])-SEARCH(&quot; &quot;;[.A279];1))" office:value-type="string" office:string-value="Joyce">
            <text:p>Joyce</text:p>
          </table:table-cell>
          <table:table-cell table:formula="of:=[.B279]" office:value-type="string" office:string-value="James ">
            <text:p>James </text:p>
          </table:table-cell>
          <table:table-cell table:formula="of:=[.C279]" office:value-type="string" office:string-value="Joyce">
            <text:p>Joyc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ames Trefil</text:p>
          </table:table-cell>
          <table:table-cell table:style-name="Default" table:formula="of:=LEFT([.A280];SEARCH(&quot; &quot;;[.A280];1))" office:value-type="string" office:string-value="James ">
            <text:p>James </text:p>
          </table:table-cell>
          <table:table-cell table:style-name="Default" table:formula="of:=RIGHT([.A280];LEN([.A280])-SEARCH(&quot; &quot;;[.A280];1))" office:value-type="string" office:string-value="Trefil">
            <text:p>Trefil</text:p>
          </table:table-cell>
          <table:table-cell table:formula="of:=[.B280]" office:value-type="string" office:string-value="James ">
            <text:p>James </text:p>
          </table:table-cell>
          <table:table-cell table:formula="of:=[.C280]" office:value-type="string" office:string-value="Trefil">
            <text:p>Trefi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anne Teller</text:p>
          </table:table-cell>
          <table:table-cell table:style-name="Default" table:formula="of:=LEFT([.A281];SEARCH(&quot; &quot;;[.A281];1))" office:value-type="string" office:string-value="Janne ">
            <text:p>Janne </text:p>
          </table:table-cell>
          <table:table-cell table:style-name="Default" table:formula="of:=RIGHT([.A281];LEN([.A281])-SEARCH(&quot; &quot;;[.A281];1))" office:value-type="string" office:string-value="Teller">
            <text:p>Teller</text:p>
          </table:table-cell>
          <table:table-cell table:formula="of:=[.B281]" office:value-type="string" office:string-value="Janne ">
            <text:p>Janne </text:p>
          </table:table-cell>
          <table:table-cell table:formula="of:=[.C281]" office:value-type="string" office:string-value="Teller">
            <text:p>Teller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Javier Cercas</text:p>
          </table:table-cell>
          <table:table-cell table:style-name="Default" table:formula="of:=LEFT([.A282];SEARCH(&quot; &quot;;[.A282];1))" office:value-type="string" office:string-value="Javier ">
            <text:p>Javier </text:p>
          </table:table-cell>
          <table:table-cell table:style-name="Default" table:formula="of:=RIGHT([.A282];LEN([.A282])-SEARCH(&quot; &quot;;[.A282];1))" office:value-type="string" office:string-value="Cercas">
            <text:p>Cercas</text:p>
          </table:table-cell>
          <table:table-cell table:formula="of:=[.B282]" office:value-type="string" office:string-value="Javier ">
            <text:p>Javier </text:p>
          </table:table-cell>
          <table:table-cell table:formula="of:=[.C282]" office:value-type="string" office:string-value="Cercas">
            <text:p>Cerca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avier Paniagua</text:p>
          </table:table-cell>
          <table:table-cell table:style-name="Default" table:formula="of:=LEFT([.A283];SEARCH(&quot; &quot;;[.A283];1))" office:value-type="string" office:string-value="Javier ">
            <text:p>Javier </text:p>
          </table:table-cell>
          <table:table-cell table:style-name="Default" table:formula="of:=RIGHT([.A283];LEN([.A283])-SEARCH(&quot; &quot;;[.A283];1))" office:value-type="string" office:string-value="Paniagua">
            <text:p>Paniagua</text:p>
          </table:table-cell>
          <table:table-cell table:formula="of:=[.B283]" office:value-type="string" office:string-value="Javier ">
            <text:p>Javier </text:p>
          </table:table-cell>
          <table:table-cell table:formula="of:=[.C283]" office:value-type="string" office:string-value="Paniagua">
            <text:p>Paniagua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Javier Sierra</text:p>
          </table:table-cell>
          <table:table-cell table:style-name="Default" table:formula="of:=LEFT([.A284];SEARCH(&quot; &quot;;[.A284];1))" office:value-type="string" office:string-value="Javier ">
            <text:p>Javier </text:p>
          </table:table-cell>
          <table:table-cell table:style-name="Default" table:formula="of:=RIGHT([.A284];LEN([.A284])-SEARCH(&quot; &quot;;[.A284];1))" office:value-type="string" office:string-value="Sierra">
            <text:p>Sierra</text:p>
          </table:table-cell>
          <table:table-cell table:formula="of:=[.B284]" office:value-type="string" office:string-value="Javier ">
            <text:p>Javier </text:p>
          </table:table-cell>
          <table:table-cell table:formula="of:=[.C284]" office:value-type="string" office:string-value="Sierra">
            <text:p>Sierr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ean Lévi</text:p>
          </table:table-cell>
          <table:table-cell table:style-name="Default" table:formula="of:=LEFT([.A285];SEARCH(&quot; &quot;;[.A285];1))" office:value-type="string" office:string-value="Jean ">
            <text:p>Jean </text:p>
          </table:table-cell>
          <table:table-cell table:style-name="Default" table:formula="of:=RIGHT([.A285];LEN([.A285])-SEARCH(&quot; &quot;;[.A285];1))" office:value-type="string" office:string-value="Lévi">
            <text:p>Lévi</text:p>
          </table:table-cell>
          <table:table-cell table:formula="of:=[.B285]" office:value-type="string" office:string-value="Jean ">
            <text:p>Jean </text:p>
          </table:table-cell>
          <table:table-cell table:formula="of:=[.C285]" office:value-type="string" office:string-value="Lévi">
            <text:p>Lév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ean M. Auel</text:p>
          </table:table-cell>
          <table:table-cell table:style-name="Default" table:formula="of:=LEFT([.A286];SEARCH(&quot; &quot;;[.A286];1))" office:value-type="string" office:string-value="Jean ">
            <text:p>Jean </text:p>
          </table:table-cell>
          <table:table-cell table:style-name="Default" table:formula="of:=RIGHT([.A286];LEN([.A286])-SEARCH(&quot; &quot;;[.A286];1))" office:value-type="string" office:string-value="M. Auel">
            <text:p>M. Auel</text:p>
          </table:table-cell>
          <table:table-cell table:formula="of:=[.B286]" office:value-type="string" office:string-value="Jean ">
            <text:p>Jean </text:p>
          </table:table-cell>
          <table:table-cell table:formula="of:=[.C286]" office:value-type="string" office:string-value="M. Auel">
            <text:p>M. Aue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ean Piaget</text:p>
          </table:table-cell>
          <table:table-cell table:style-name="Default" table:formula="of:=LEFT([.A287];SEARCH(&quot; &quot;;[.A287];1))" office:value-type="string" office:string-value="Jean ">
            <text:p>Jean </text:p>
          </table:table-cell>
          <table:table-cell table:style-name="Default" table:formula="of:=RIGHT([.A287];LEN([.A287])-SEARCH(&quot; &quot;;[.A287];1))" office:value-type="string" office:string-value="Piaget">
            <text:p>Piaget</text:p>
          </table:table-cell>
          <table:table-cell table:formula="of:=[.B287]" office:value-type="string" office:string-value="Jean ">
            <text:p>Jean </text:p>
          </table:table-cell>
          <table:table-cell table:formula="of:=[.C287]" office:value-type="string" office:string-value="Piaget">
            <text:p>Piage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ean-François</text:p>
          </table:table-cell>
          <table:table-cell table:style-name="Default" table:formula="of:=LEFT([.A288];SEARCH(&quot; &quot;;[.A288];1))" office:value-type="float" office:value="0">
            <text:p>#VALOR!</text:p>
          </table:table-cell>
          <table:table-cell table:style-name="Default" table:formula="of:=RIGHT([.A288];LEN([.A288])-SEARCH(&quot; &quot;;[.A288];1))" office:value-type="float" office:value="0">
            <text:p>#VALOR!</text:p>
          </table:table-cell>
          <table:table-cell office:value-type="string">
            <text:p>Jean-François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Jean-Jacques Servan-Schreiber</text:p>
          </table:table-cell>
          <table:table-cell table:style-name="Default" table:formula="of:=LEFT([.A289];SEARCH(&quot; &quot;;[.A289];1))" office:value-type="string" office:string-value="Jean-Jacques ">
            <text:p>Jean-Jacques </text:p>
          </table:table-cell>
          <table:table-cell table:style-name="Default" table:formula="of:=RIGHT([.A289];LEN([.A289])-SEARCH(&quot; &quot;;[.A289];1))" office:value-type="string" office:string-value="Servan-Schreiber">
            <text:p>Servan-Schreiber</text:p>
          </table:table-cell>
          <table:table-cell table:formula="of:=[.B289]" office:value-type="string" office:string-value="Jean-Jacques ">
            <text:p>Jean-Jacques </text:p>
          </table:table-cell>
          <table:table-cell table:formula="of:=[.C289]" office:value-type="string" office:string-value="Servan-Schreiber">
            <text:p>Servan-Schreib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ean-Michel Barrault</text:p>
          </table:table-cell>
          <table:table-cell table:style-name="Default" table:formula="of:=LEFT([.A290];SEARCH(&quot; &quot;;[.A290];1))" office:value-type="string" office:string-value="Jean-Michel ">
            <text:p>Jean-Michel </text:p>
          </table:table-cell>
          <table:table-cell table:style-name="Default" table:formula="of:=RIGHT([.A290];LEN([.A290])-SEARCH(&quot; &quot;;[.A290];1))" office:value-type="string" office:string-value="Barrault">
            <text:p>Barrault</text:p>
          </table:table-cell>
          <table:table-cell table:formula="of:=[.B290]" office:value-type="string" office:string-value="Jean-Michel ">
            <text:p>Jean-Michel </text:p>
          </table:table-cell>
          <table:table-cell table:formula="of:=[.C290]" office:value-type="string" office:string-value="Barrault">
            <text:p>Barraul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. Phyllis Lose </text:p>
          </table:table-cell>
          <table:table-cell table:style-name="Default" table:formula="of:=LEFT([.A291];SEARCH(&quot; &quot;;[.A291];1))" office:value-type="string" office:string-value="M. ">
            <text:p>M. </text:p>
          </table:table-cell>
          <table:table-cell table:style-name="Default" table:formula="of:=RIGHT([.A291];LEN([.A291])-SEARCH(&quot; &quot;;[.A291];1))" office:value-type="string" office:string-value="Phyllis Lose ">
            <text:p>Phyllis Lose </text:p>
          </table:table-cell>
          <table:table-cell table:formula="of:=[.B291]" office:value-type="string" office:string-value="M. ">
            <text:p>M. </text:p>
          </table:table-cell>
          <table:table-cell table:formula="of:=[.C291]" office:value-type="string" office:string-value="Phyllis Lose ">
            <text:p>Phyllis Lose 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obert P.Davis</text:p>
          </table:table-cell>
          <table:table-cell table:style-name="Default" table:formula="of:=LEFT([.A292];SEARCH(&quot; &quot;;[.A292];1))" office:value-type="string" office:string-value="Robert ">
            <text:p>Robert </text:p>
          </table:table-cell>
          <table:table-cell table:style-name="Default" table:formula="of:=RIGHT([.A292];LEN([.A292])-SEARCH(&quot; &quot;;[.A292];1))" office:value-type="string" office:string-value="P.Davis">
            <text:p>P.Davis</text:p>
          </table:table-cell>
          <table:table-cell table:formula="of:=[.B292]" office:value-type="string" office:string-value="Robert ">
            <text:p>Robert </text:p>
          </table:table-cell>
          <table:table-cell table:formula="of:=[.C292]" office:value-type="string" office:string-value="P.Davis">
            <text:p>P.Davi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ens Lapidus</text:p>
          </table:table-cell>
          <table:table-cell table:style-name="Default" table:formula="of:=LEFT([.A293];SEARCH(&quot; &quot;;[.A293];1))" office:value-type="string" office:string-value="Jens ">
            <text:p>Jens </text:p>
          </table:table-cell>
          <table:table-cell table:style-name="Default" table:formula="of:=RIGHT([.A293];LEN([.A293])-SEARCH(&quot; &quot;;[.A293];1))" office:value-type="string" office:string-value="Lapidus">
            <text:p>Lapidus</text:p>
          </table:table-cell>
          <table:table-cell table:formula="of:=[.B293]" office:value-type="string" office:string-value="Jens ">
            <text:p>Jens </text:p>
          </table:table-cell>
          <table:table-cell table:formula="of:=[.C293]" office:value-type="string" office:string-value="Lapidus">
            <text:p>Lapidu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esus Fernandez Santos</text:p>
          </table:table-cell>
          <table:table-cell table:style-name="Default" table:formula="of:=LEFT([.A294];SEARCH(&quot; &quot;;[.A294];1))" office:value-type="string" office:string-value="Jesus ">
            <text:p>Jesus </text:p>
          </table:table-cell>
          <table:table-cell table:style-name="Default" table:formula="of:=RIGHT([.A294];LEN([.A294])-SEARCH(&quot; &quot;;[.A294];1))" office:value-type="string" office:string-value="Fernandez Santos">
            <text:p>Fernandez Santos</text:p>
          </table:table-cell>
          <table:table-cell office:value-type="string">
            <text:p>Jesús</text:p>
          </table:table-cell>
          <table:table-cell table:formula="of:=[.C294]" office:value-type="string" office:string-value="Fernandez Santos">
            <text:p>Fernandez Santo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esus Ferrero</text:p>
          </table:table-cell>
          <table:table-cell table:style-name="Default" table:formula="of:=LEFT([.A295];SEARCH(&quot; &quot;;[.A295];1))" office:value-type="string" office:string-value="Jesus ">
            <text:p>Jesus </text:p>
          </table:table-cell>
          <table:table-cell table:style-name="Default" table:formula="of:=RIGHT([.A295];LEN([.A295])-SEARCH(&quot; &quot;;[.A295];1))" office:value-type="string" office:string-value="Ferrero">
            <text:p>Ferrero</text:p>
          </table:table-cell>
          <table:table-cell office:value-type="string">
            <text:p>Jesús</text:p>
          </table:table-cell>
          <table:table-cell table:formula="of:=[.C295]" office:value-type="string" office:string-value="Ferrero">
            <text:p>Ferrer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esús Maeso de la Torre</text:p>
          </table:table-cell>
          <table:table-cell table:style-name="Default" table:formula="of:=LEFT([.A296];SEARCH(&quot; &quot;;[.A296];1))" office:value-type="string" office:string-value="Jesús ">
            <text:p>Jesús </text:p>
          </table:table-cell>
          <table:table-cell table:style-name="Default" table:formula="of:=RIGHT([.A296];LEN([.A296])-SEARCH(&quot; &quot;;[.A296];1))" office:value-type="string" office:string-value="Maeso de la Torre">
            <text:p>Maeso de la Torre</text:p>
          </table:table-cell>
          <table:table-cell table:formula="of:=[.B296]" office:value-type="string" office:string-value="Jesús ">
            <text:p>Jesús </text:p>
          </table:table-cell>
          <table:table-cell table:formula="of:=[.C296]" office:value-type="string" office:string-value="Maeso de la Torre">
            <text:p>Maeso de la Torr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esús Menéndez Peláez</text:p>
          </table:table-cell>
          <table:table-cell table:style-name="Default" table:formula="of:=LEFT([.A297];SEARCH(&quot; &quot;;[.A297];1))" office:value-type="string" office:string-value="Jesús ">
            <text:p>Jesús </text:p>
          </table:table-cell>
          <table:table-cell table:style-name="Default" table:formula="of:=RIGHT([.A297];LEN([.A297])-SEARCH(&quot; &quot;;[.A297];1))" office:value-type="string" office:string-value="Menéndez Peláez">
            <text:p>Menéndez Peláez</text:p>
          </table:table-cell>
          <table:table-cell table:formula="of:=[.B297]" office:value-type="string" office:string-value="Jesús ">
            <text:p>Jesús </text:p>
          </table:table-cell>
          <table:table-cell table:formula="of:=[.C297]" office:value-type="string" office:string-value="Menéndez Peláez">
            <text:p>Menéndez Peláe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esús Torbado</text:p>
          </table:table-cell>
          <table:table-cell table:style-name="Default" table:formula="of:=LEFT([.A298];SEARCH(&quot; &quot;;[.A298];1))" office:value-type="string" office:string-value="Jesús ">
            <text:p>Jesús </text:p>
          </table:table-cell>
          <table:table-cell table:style-name="Default" table:formula="of:=RIGHT([.A298];LEN([.A298])-SEARCH(&quot; &quot;;[.A298];1))" office:value-type="string" office:string-value="Torbado">
            <text:p>Torbado</text:p>
          </table:table-cell>
          <table:table-cell table:formula="of:=[.B298]" office:value-type="string" office:string-value="Jesús ">
            <text:p>Jesús </text:p>
          </table:table-cell>
          <table:table-cell table:formula="of:=[.C298]" office:value-type="string" office:string-value="Torbado">
            <text:p>Torbad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aquin Borrell</text:p>
          </table:table-cell>
          <table:table-cell table:style-name="Default" table:formula="of:=LEFT([.A299];SEARCH(&quot; &quot;;[.A299];1))" office:value-type="string" office:string-value="Joaquin ">
            <text:p>Joaquin </text:p>
          </table:table-cell>
          <table:table-cell table:style-name="Default" table:formula="of:=RIGHT([.A299];LEN([.A299])-SEARCH(&quot; &quot;;[.A299];1))" office:value-type="string" office:string-value="Borrell">
            <text:p>Borrell</text:p>
          </table:table-cell>
          <table:table-cell office:value-type="string">
            <text:p>Joaquín</text:p>
          </table:table-cell>
          <table:table-cell table:formula="of:=[.C299]" office:value-type="string" office:string-value="Borrell">
            <text:p>Borrell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Joaquín Sabina</text:p>
          </table:table-cell>
          <table:table-cell table:style-name="Default" table:formula="of:=LEFT([.A300];SEARCH(&quot; &quot;;[.A300];1))" office:value-type="string" office:string-value="Joaquín ">
            <text:p>Joaquín </text:p>
          </table:table-cell>
          <table:table-cell table:style-name="Default" table:formula="of:=RIGHT([.A300];LEN([.A300])-SEARCH(&quot; &quot;;[.A300];1))" office:value-type="string" office:string-value="Sabina">
            <text:p>Sabina</text:p>
          </table:table-cell>
          <table:table-cell table:formula="of:=[.B300]" office:value-type="string" office:string-value="Joaquín ">
            <text:p>Joaquín </text:p>
          </table:table-cell>
          <table:table-cell table:formula="of:=[.C300]" office:value-type="string" office:string-value="Sabina">
            <text:p>Sabin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hannes Leeb</text:p>
          </table:table-cell>
          <table:table-cell table:style-name="Default" table:formula="of:=LEFT([.A301];SEARCH(&quot; &quot;;[.A301];1))" office:value-type="string" office:string-value="Johannes ">
            <text:p>Johannes </text:p>
          </table:table-cell>
          <table:table-cell table:style-name="Default" table:formula="of:=RIGHT([.A301];LEN([.A301])-SEARCH(&quot; &quot;;[.A301];1))" office:value-type="string" office:string-value="Leeb">
            <text:p>Leeb</text:p>
          </table:table-cell>
          <table:table-cell table:formula="of:=[.B301]" office:value-type="string" office:string-value="Johannes ">
            <text:p>Johannes </text:p>
          </table:table-cell>
          <table:table-cell table:formula="of:=[.C301]" office:value-type="string" office:string-value="Leeb">
            <text:p>Leeb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e J.Heydecker</text:p>
          </table:table-cell>
          <table:table-cell table:style-name="Default" table:formula="of:=LEFT([.A302];SEARCH(&quot; &quot;;[.A302];1))" office:value-type="string" office:string-value="Joe ">
            <text:p>Joe </text:p>
          </table:table-cell>
          <table:table-cell table:style-name="Default" table:formula="of:=RIGHT([.A302];LEN([.A302])-SEARCH(&quot; &quot;;[.A302];1))" office:value-type="string" office:string-value="J.Heydecker">
            <text:p>J.Heydecker</text:p>
          </table:table-cell>
          <table:table-cell table:formula="of:=[.B302]" office:value-type="string" office:string-value="Joe ">
            <text:p>Joe </text:p>
          </table:table-cell>
          <table:table-cell table:formula="of:=[.C302]" office:value-type="string" office:string-value="J.Heydecker">
            <text:p>J.Heydecker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Johann Wolfgang Goethe</text:p>
          </table:table-cell>
          <table:table-cell table:style-name="Default" table:formula="of:=LEFT([.A303];SEARCH(&quot; &quot;;[.A303];1))" office:value-type="string" office:string-value="Johann ">
            <text:p>Johann </text:p>
          </table:table-cell>
          <table:table-cell table:style-name="Default" table:formula="of:=RIGHT([.A303];LEN([.A303])-SEARCH(&quot; &quot;;[.A303];1))" office:value-type="string" office:string-value="Wolfgang Goethe">
            <text:p>Wolfgang Goethe</text:p>
          </table:table-cell>
          <table:table-cell table:formula="of:=[.B303]" office:value-type="string" office:string-value="Johann ">
            <text:p>Johann </text:p>
          </table:table-cell>
          <table:table-cell table:formula="of:=[.C303]" office:value-type="string" office:string-value="Wolfgang Goethe">
            <text:p>Wolfgang Goeth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hannes F. Boeckel</text:p>
          </table:table-cell>
          <table:table-cell table:style-name="Default" table:formula="of:=LEFT([.A304];SEARCH(&quot; &quot;;[.A304];1))" office:value-type="string" office:string-value="Johannes ">
            <text:p>Johannes </text:p>
          </table:table-cell>
          <table:table-cell table:style-name="Default" table:formula="of:=RIGHT([.A304];LEN([.A304])-SEARCH(&quot; &quot;;[.A304];1))" office:value-type="string" office:string-value="F. Boeckel">
            <text:p>F. Boeckel</text:p>
          </table:table-cell>
          <table:table-cell table:formula="of:=[.B304]" office:value-type="string" office:string-value="Johannes ">
            <text:p>Johannes </text:p>
          </table:table-cell>
          <table:table-cell table:formula="of:=[.C304]" office:value-type="string" office:string-value="F. Boeckel">
            <text:p>F. Boecke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hn Boyne</text:p>
          </table:table-cell>
          <table:table-cell table:style-name="Default" table:formula="of:=LEFT([.A305];SEARCH(&quot; &quot;;[.A305];1))" office:value-type="string" office:string-value="John ">
            <text:p>John </text:p>
          </table:table-cell>
          <table:table-cell table:style-name="Default" table:formula="of:=RIGHT([.A305];LEN([.A305])-SEARCH(&quot; &quot;;[.A305];1))" office:value-type="string" office:string-value="Boyne">
            <text:p>Boyne</text:p>
          </table:table-cell>
          <table:table-cell table:formula="of:=[.B305]" office:value-type="string" office:string-value="John ">
            <text:p>John </text:p>
          </table:table-cell>
          <table:table-cell table:formula="of:=[.C305]" office:value-type="string" office:string-value="Boyne">
            <text:p>Boyn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hn Darnton</text:p>
          </table:table-cell>
          <table:table-cell table:style-name="Default" table:formula="of:=LEFT([.A306];SEARCH(&quot; &quot;;[.A306];1))" office:value-type="string" office:string-value="John ">
            <text:p>John </text:p>
          </table:table-cell>
          <table:table-cell table:style-name="Default" table:formula="of:=RIGHT([.A306];LEN([.A306])-SEARCH(&quot; &quot;;[.A306];1))" office:value-type="string" office:string-value="Darnton">
            <text:p>Darnton</text:p>
          </table:table-cell>
          <table:table-cell table:formula="of:=[.B306]" office:value-type="string" office:string-value="John ">
            <text:p>John </text:p>
          </table:table-cell>
          <table:table-cell table:formula="of:=[.C306]" office:value-type="string" office:string-value="Darnton">
            <text:p>Darnt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hn Dos Passos</text:p>
          </table:table-cell>
          <table:table-cell table:style-name="Default" table:formula="of:=LEFT([.A307];SEARCH(&quot; &quot;;[.A307];1))" office:value-type="string" office:string-value="John ">
            <text:p>John </text:p>
          </table:table-cell>
          <table:table-cell table:style-name="Default" table:formula="of:=RIGHT([.A307];LEN([.A307])-SEARCH(&quot; &quot;;[.A307];1))" office:value-type="string" office:string-value="Dos Passos">
            <text:p>Dos Passos</text:p>
          </table:table-cell>
          <table:table-cell table:formula="of:=[.B307]" office:value-type="string" office:string-value="John ">
            <text:p>John </text:p>
          </table:table-cell>
          <table:table-cell table:formula="of:=[.C307]" office:value-type="string" office:string-value="Dos Passos">
            <text:p>Dos Passo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hn Hogue</text:p>
          </table:table-cell>
          <table:table-cell table:style-name="Default" table:formula="of:=LEFT([.A308];SEARCH(&quot; &quot;;[.A308];1))" office:value-type="string" office:string-value="John ">
            <text:p>John </text:p>
          </table:table-cell>
          <table:table-cell table:style-name="Default" table:formula="of:=RIGHT([.A308];LEN([.A308])-SEARCH(&quot; &quot;;[.A308];1))" office:value-type="string" office:string-value="Hogue">
            <text:p>Hogue</text:p>
          </table:table-cell>
          <table:table-cell table:formula="of:=[.B308]" office:value-type="string" office:string-value="John ">
            <text:p>John </text:p>
          </table:table-cell>
          <table:table-cell table:formula="of:=[.C308]" office:value-type="string" office:string-value="Hogue">
            <text:p>Hogu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hn le Carré</text:p>
          </table:table-cell>
          <table:table-cell table:style-name="Default" table:formula="of:=LEFT([.A309];SEARCH(&quot; &quot;;[.A309];1))" office:value-type="string" office:string-value="John ">
            <text:p>John </text:p>
          </table:table-cell>
          <table:table-cell table:style-name="Default" table:formula="of:=RIGHT([.A309];LEN([.A309])-SEARCH(&quot; &quot;;[.A309];1))" office:value-type="string" office:string-value="le Carré">
            <text:p>le Carré</text:p>
          </table:table-cell>
          <table:table-cell table:formula="of:=[.B309]" office:value-type="string" office:string-value="John ">
            <text:p>John </text:p>
          </table:table-cell>
          <table:table-cell table:formula="of:=[.C309]" office:value-type="string" office:string-value="le Carré">
            <text:p>le Carré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hn Locke</text:p>
          </table:table-cell>
          <table:table-cell table:style-name="Default" table:formula="of:=LEFT([.A310];SEARCH(&quot; &quot;;[.A310];1))" office:value-type="string" office:string-value="John ">
            <text:p>John </text:p>
          </table:table-cell>
          <table:table-cell table:style-name="Default" table:formula="of:=RIGHT([.A310];LEN([.A310])-SEARCH(&quot; &quot;;[.A310];1))" office:value-type="string" office:string-value="Locke">
            <text:p>Locke</text:p>
          </table:table-cell>
          <table:table-cell table:formula="of:=[.B310]" office:value-type="string" office:string-value="John ">
            <text:p>John </text:p>
          </table:table-cell>
          <table:table-cell table:formula="of:=[.C310]" office:value-type="string" office:string-value="Locke">
            <text:p>Lock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John Milgon</text:p>
          </table:table-cell>
          <table:table-cell table:style-name="Default" table:formula="of:=LEFT([.A311];SEARCH(&quot; &quot;;[.A311];1))" office:value-type="string" office:string-value="John ">
            <text:p>John </text:p>
          </table:table-cell>
          <table:table-cell table:style-name="Default" table:formula="of:=RIGHT([.A311];LEN([.A311])-SEARCH(&quot; &quot;;[.A311];1))" office:value-type="string" office:string-value="Milgon">
            <text:p>Milgon</text:p>
          </table:table-cell>
          <table:table-cell table:formula="of:=[.B311]" office:value-type="string" office:string-value="John ">
            <text:p>John </text:p>
          </table:table-cell>
          <table:table-cell table:formula="of:=[.C311]" office:value-type="string" office:string-value="Milgon">
            <text:p>Milg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hn Reed</text:p>
          </table:table-cell>
          <table:table-cell table:style-name="Default" table:formula="of:=LEFT([.A312];SEARCH(&quot; &quot;;[.A312];1))" office:value-type="string" office:string-value="John ">
            <text:p>John </text:p>
          </table:table-cell>
          <table:table-cell table:style-name="Default" table:formula="of:=RIGHT([.A312];LEN([.A312])-SEARCH(&quot; &quot;;[.A312];1))" office:value-type="string" office:string-value="Reed">
            <text:p>Reed</text:p>
          </table:table-cell>
          <table:table-cell table:formula="of:=[.B312]" office:value-type="string" office:string-value="John ">
            <text:p>John </text:p>
          </table:table-cell>
          <table:table-cell table:formula="of:=[.C312]" office:value-type="string" office:string-value="Reed">
            <text:p>Reed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hn Steinbeck</text:p>
          </table:table-cell>
          <table:table-cell table:style-name="Default" table:formula="of:=LEFT([.A313];SEARCH(&quot; &quot;;[.A313];1))" office:value-type="string" office:string-value="John ">
            <text:p>John </text:p>
          </table:table-cell>
          <table:table-cell table:style-name="Default" table:formula="of:=RIGHT([.A313];LEN([.A313])-SEARCH(&quot; &quot;;[.A313];1))" office:value-type="string" office:string-value="Steinbeck">
            <text:p>Steinbeck</text:p>
          </table:table-cell>
          <table:table-cell table:formula="of:=[.B313]" office:value-type="string" office:string-value="John ">
            <text:p>John </text:p>
          </table:table-cell>
          <table:table-cell table:formula="of:=[.C313]" office:value-type="string" office:string-value="Steinbeck">
            <text:p>Steinbeck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hn Stuart Mill</text:p>
          </table:table-cell>
          <table:table-cell table:style-name="Default" table:formula="of:=LEFT([.A314];SEARCH(&quot; &quot;;[.A314];1))" office:value-type="string" office:string-value="John ">
            <text:p>John </text:p>
          </table:table-cell>
          <table:table-cell table:style-name="Default" table:formula="of:=RIGHT([.A314];LEN([.A314])-SEARCH(&quot; &quot;;[.A314];1))" office:value-type="string" office:string-value="Stuart Mill">
            <text:p>Stuart Mill</text:p>
          </table:table-cell>
          <table:table-cell table:formula="of:=[.B314]" office:value-type="string" office:string-value="John ">
            <text:p>John </text:p>
          </table:table-cell>
          <table:table-cell table:formula="of:=[.C314]" office:value-type="string" office:string-value="Stuart Mill">
            <text:p>Stuart Mil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hn Twelve Hawks</text:p>
          </table:table-cell>
          <table:table-cell table:style-name="Default" table:formula="of:=LEFT([.A315];SEARCH(&quot; &quot;;[.A315];1))" office:value-type="string" office:string-value="John ">
            <text:p>John </text:p>
          </table:table-cell>
          <table:table-cell table:style-name="Default" table:formula="of:=RIGHT([.A315];LEN([.A315])-SEARCH(&quot; &quot;;[.A315];1))" office:value-type="string" office:string-value="Twelve Hawks">
            <text:p>Twelve Hawks</text:p>
          </table:table-cell>
          <table:table-cell table:formula="of:=[.B315]" office:value-type="string" office:string-value="John ">
            <text:p>John </text:p>
          </table:table-cell>
          <table:table-cell table:formula="of:=[.C315]" office:value-type="string" office:string-value="Twelve Hawks">
            <text:p>Twelve Hawk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hn Varley</text:p>
          </table:table-cell>
          <table:table-cell table:style-name="Default" table:formula="of:=LEFT([.A316];SEARCH(&quot; &quot;;[.A316];1))" office:value-type="string" office:string-value="John ">
            <text:p>John </text:p>
          </table:table-cell>
          <table:table-cell table:style-name="Default" table:formula="of:=RIGHT([.A316];LEN([.A316])-SEARCH(&quot; &quot;;[.A316];1))" office:value-type="string" office:string-value="Varley">
            <text:p>Varley</text:p>
          </table:table-cell>
          <table:table-cell table:formula="of:=[.B316]" office:value-type="string" office:string-value="John ">
            <text:p>John </text:p>
          </table:table-cell>
          <table:table-cell table:formula="of:=[.C316]" office:value-type="string" office:string-value="Varley">
            <text:p>Varle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nathan Swift </text:p>
          </table:table-cell>
          <table:table-cell table:style-name="Default" table:formula="of:=LEFT([.A317];SEARCH(&quot; &quot;;[.A317];1))" office:value-type="string" office:string-value="Jonathan ">
            <text:p>Jonathan </text:p>
          </table:table-cell>
          <table:table-cell table:style-name="Default" table:formula="of:=RIGHT([.A317];LEN([.A317])-SEARCH(&quot; &quot;;[.A317];1))" office:value-type="string" office:string-value="Swift ">
            <text:p>Swift </text:p>
          </table:table-cell>
          <table:table-cell table:formula="of:=[.B317]" office:value-type="string" office:string-value="Jonathan ">
            <text:p>Jonathan </text:p>
          </table:table-cell>
          <table:table-cell table:formula="of:=[.C317]" office:value-type="string" office:string-value="Swift ">
            <text:p>Swift 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Jordi Gracia</text:p>
          </table:table-cell>
          <table:table-cell table:style-name="Default" table:formula="of:=LEFT([.A318];SEARCH(&quot; &quot;;[.A318];1))" office:value-type="string" office:string-value="Jordi ">
            <text:p>Jordi </text:p>
          </table:table-cell>
          <table:table-cell table:style-name="Default" table:formula="of:=RIGHT([.A318];LEN([.A318])-SEARCH(&quot; &quot;;[.A318];1))" office:value-type="string" office:string-value="Gracia">
            <text:p>Gracia</text:p>
          </table:table-cell>
          <table:table-cell table:formula="of:=[.B318]" office:value-type="string" office:string-value="Jordi ">
            <text:p>Jordi </text:p>
          </table:table-cell>
          <table:table-cell table:formula="of:=[.C318]" office:value-type="string" office:string-value="Gracia">
            <text:p>Graci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rdi Sierra i Fabra</text:p>
          </table:table-cell>
          <table:table-cell table:style-name="Default" table:formula="of:=LEFT([.A319];SEARCH(&quot; &quot;;[.A319];1))" office:value-type="string" office:string-value="Jordi ">
            <text:p>Jordi </text:p>
          </table:table-cell>
          <table:table-cell table:style-name="Default" table:formula="of:=RIGHT([.A319];LEN([.A319])-SEARCH(&quot; &quot;;[.A319];1))" office:value-type="string" office:string-value="Sierra i Fabra">
            <text:p>Sierra i Fabra</text:p>
          </table:table-cell>
          <table:table-cell table:formula="of:=[.B319]" office:value-type="string" office:string-value="Jordi ">
            <text:p>Jordi </text:p>
          </table:table-cell>
          <table:table-cell table:formula="of:=[.C319]" office:value-type="string" office:string-value="Sierra i Fabra">
            <text:p>Sierra i Fabr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rdi Badía</text:p>
          </table:table-cell>
          <table:table-cell table:style-name="Default" table:formula="of:=LEFT([.A320];SEARCH(&quot; &quot;;[.A320];1))" office:value-type="string" office:string-value="Jordi ">
            <text:p>Jordi </text:p>
          </table:table-cell>
          <table:table-cell table:style-name="Default" table:formula="of:=RIGHT([.A320];LEN([.A320])-SEARCH(&quot; &quot;;[.A320];1))" office:value-type="string" office:string-value="Badía">
            <text:p>Badía</text:p>
          </table:table-cell>
          <table:table-cell table:formula="of:=[.B320]" office:value-type="string" office:string-value="Jordi ">
            <text:p>Jordi </text:p>
          </table:table-cell>
          <table:table-cell table:formula="of:=[.C320]" office:value-type="string" office:string-value="Badía">
            <text:p>Badí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uisjo Gómez</text:p>
          </table:table-cell>
          <table:table-cell table:style-name="Default" table:formula="of:=LEFT([.A321];SEARCH(&quot; &quot;;[.A321];1))" office:value-type="string" office:string-value="Luisjo ">
            <text:p>Luisjo </text:p>
          </table:table-cell>
          <table:table-cell table:style-name="Default" table:formula="of:=RIGHT([.A321];LEN([.A321])-SEARCH(&quot; &quot;;[.A321];1))" office:value-type="string" office:string-value="Gómez">
            <text:p>Gómez</text:p>
          </table:table-cell>
          <table:table-cell table:formula="of:=[.B321]" office:value-type="string" office:string-value="Luisjo ">
            <text:p>Luisjo </text:p>
          </table:table-cell>
          <table:table-cell table:formula="of:=[.C321]" office:value-type="string" office:string-value="Gómez">
            <text:p>Góme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rge Bucay</text:p>
          </table:table-cell>
          <table:table-cell table:style-name="Default" table:formula="of:=LEFT([.A322];SEARCH(&quot; &quot;;[.A322];1))" office:value-type="string" office:string-value="Jorge ">
            <text:p>Jorge </text:p>
          </table:table-cell>
          <table:table-cell table:style-name="Default" table:formula="of:=RIGHT([.A322];LEN([.A322])-SEARCH(&quot; &quot;;[.A322];1))" office:value-type="string" office:string-value="Bucay">
            <text:p>Bucay</text:p>
          </table:table-cell>
          <table:table-cell table:formula="of:=[.B322]" office:value-type="string" office:string-value="Jorge ">
            <text:p>Jorge </text:p>
          </table:table-cell>
          <table:table-cell table:formula="of:=[.C322]" office:value-type="string" office:string-value="Bucay">
            <text:p>Buca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rge Luis Borges</text:p>
          </table:table-cell>
          <table:table-cell table:style-name="Default" table:formula="of:=LEFT([.A323];SEARCH(&quot; &quot;;[.A323];1))" office:value-type="string" office:string-value="Jorge ">
            <text:p>Jorge </text:p>
          </table:table-cell>
          <table:table-cell table:style-name="Default" table:formula="of:=RIGHT([.A323];LEN([.A323])-SEARCH(&quot; &quot;;[.A323];1))" office:value-type="string" office:string-value="Luis Borges">
            <text:p>Luis Borges</text:p>
          </table:table-cell>
          <table:table-cell table:formula="of:=[.B323]" office:value-type="string" office:string-value="Jorge ">
            <text:p>Jorge </text:p>
          </table:table-cell>
          <table:table-cell table:formula="of:=[.C323]" office:value-type="string" office:string-value="Luis Borges">
            <text:p>Luis Borges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Jorge Mira</text:p>
          </table:table-cell>
          <table:table-cell table:style-name="Default" table:formula="of:=LEFT([.A324];SEARCH(&quot; &quot;;[.A324];1))" office:value-type="string" office:string-value="Jorge ">
            <text:p>Jorge </text:p>
          </table:table-cell>
          <table:table-cell table:style-name="Default" table:formula="of:=RIGHT([.A324];LEN([.A324])-SEARCH(&quot; &quot;;[.A324];1))" office:value-type="string" office:string-value="Mira">
            <text:p>Mira</text:p>
          </table:table-cell>
          <table:table-cell table:formula="of:=[.B324]" office:value-type="string" office:string-value="Jorge ">
            <text:p>Jorge </text:p>
          </table:table-cell>
          <table:table-cell table:formula="of:=[.C324]" office:value-type="string" office:string-value="Mira">
            <text:p>Mir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rge Semprun</text:p>
          </table:table-cell>
          <table:table-cell table:style-name="Default" table:formula="of:=LEFT([.A325];SEARCH(&quot; &quot;;[.A325];1))" office:value-type="string" office:string-value="Jorge ">
            <text:p>Jorge </text:p>
          </table:table-cell>
          <table:table-cell table:style-name="Default" table:formula="of:=RIGHT([.A325];LEN([.A325])-SEARCH(&quot; &quot;;[.A325];1))" office:value-type="string" office:string-value="Semprun">
            <text:p>Semprun</text:p>
          </table:table-cell>
          <table:table-cell table:formula="of:=[.B325]" office:value-type="string" office:string-value="Jorge ">
            <text:p>Jorge </text:p>
          </table:table-cell>
          <table:table-cell table:formula="of:=[.C325]" office:value-type="string" office:string-value="Semprun">
            <text:p>Semprun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José Antonio Marina</text:p>
          </table:table-cell>
          <table:table-cell table:style-name="Default" table:formula="of:=LEFT([.A326];SEARCH(&quot; &quot;;[.A326];1))" office:value-type="string" office:string-value="José ">
            <text:p>José </text:p>
          </table:table-cell>
          <table:table-cell table:style-name="Default" table:formula="of:=RIGHT([.A326];LEN([.A326])-SEARCH(&quot; &quot;;[.A326];1))" office:value-type="string" office:string-value="Antonio Marina">
            <text:p>Antonio Marina</text:p>
          </table:table-cell>
          <table:table-cell office:value-type="string">
            <text:p>José Antonio</text:p>
          </table:table-cell>
          <table:table-cell office:value-type="string">
            <text:p>Marina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José Cadalso</text:p>
          </table:table-cell>
          <table:table-cell table:style-name="Default" table:formula="of:=LEFT([.A327];SEARCH(&quot; &quot;;[.A327];1))" office:value-type="string" office:string-value="José ">
            <text:p>José </text:p>
          </table:table-cell>
          <table:table-cell table:style-name="Default" table:formula="of:=RIGHT([.A327];LEN([.A327])-SEARCH(&quot; &quot;;[.A327];1))" office:value-type="string" office:string-value="Cadalso">
            <text:p>Cadalso</text:p>
          </table:table-cell>
          <table:table-cell table:formula="of:=[.B327]" office:value-type="string" office:string-value="José ">
            <text:p>José </text:p>
          </table:table-cell>
          <table:table-cell table:formula="of:=[.C327]" office:value-type="string" office:string-value="Cadalso">
            <text:p>Cadals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Carlos Somoza</text:p>
          </table:table-cell>
          <table:table-cell table:style-name="Default" table:formula="of:=LEFT([.A328];SEARCH(&quot; &quot;;[.A328];1))" office:value-type="string" office:string-value="José ">
            <text:p>José </text:p>
          </table:table-cell>
          <table:table-cell table:style-name="Default" table:formula="of:=RIGHT([.A328];LEN([.A328])-SEARCH(&quot; &quot;;[.A328];1))" office:value-type="string" office:string-value="Carlos Somoza">
            <text:p>Carlos Somoza</text:p>
          </table:table-cell>
          <table:table-cell office:value-type="string">
            <text:p>José Carlos</text:p>
          </table:table-cell>
          <table:table-cell office:value-type="string">
            <text:p>Somoz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Enrique Campillo Alvarez</text:p>
          </table:table-cell>
          <table:table-cell table:style-name="Default" table:formula="of:=LEFT([.A329];SEARCH(&quot; &quot;;[.A329];1))" office:value-type="string" office:string-value="José ">
            <text:p>José </text:p>
          </table:table-cell>
          <table:table-cell table:style-name="Default" table:formula="of:=RIGHT([.A329];LEN([.A329])-SEARCH(&quot; &quot;;[.A329];1))" office:value-type="string" office:string-value="Enrique Campillo Alvarez">
            <text:p>Enrique Campillo Alvarez</text:p>
          </table:table-cell>
          <table:table-cell office:value-type="string">
            <text:p>José Enrique</text:p>
          </table:table-cell>
          <table:table-cell office:value-type="string">
            <text:p>Campillo Álvare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Giovanni </text:p>
          </table:table-cell>
          <table:table-cell table:style-name="Default" table:formula="of:=LEFT([.A330];SEARCH(&quot; &quot;;[.A330];1))" office:value-type="string" office:string-value="José ">
            <text:p>José </text:p>
          </table:table-cell>
          <table:table-cell table:style-name="Default" table:formula="of:=RIGHT([.A330];LEN([.A330])-SEARCH(&quot; &quot;;[.A330];1))" office:value-type="string" office:string-value="Giovanni ">
            <text:p>Giovanni </text:p>
          </table:table-cell>
          <table:table-cell table:formula="of:=[.B330]" office:value-type="string" office:string-value="José ">
            <text:p>José </text:p>
          </table:table-cell>
          <table:table-cell table:formula="of:=[.C330]" office:value-type="string" office:string-value="Giovanni ">
            <text:p>Giovanni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.G. Perrault </text:p>
          </table:table-cell>
          <table:table-cell table:style-name="Default" table:formula="of:=LEFT([.A331];SEARCH(&quot; &quot;;[.A331];1))" office:value-type="string" office:string-value="E.G. ">
            <text:p>E.G. </text:p>
          </table:table-cell>
          <table:table-cell table:style-name="Default" table:formula="of:=RIGHT([.A331];LEN([.A331])-SEARCH(&quot; &quot;;[.A331];1))" office:value-type="string" office:string-value="Perrault ">
            <text:p>Perrault </text:p>
          </table:table-cell>
          <table:table-cell table:formula="of:=[.B331]" office:value-type="string" office:string-value="E.G. ">
            <text:p>E.G. </text:p>
          </table:table-cell>
          <table:table-cell table:formula="of:=[.C331]" office:value-type="string" office:string-value="Perrault ">
            <text:p>Perrault 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Torey L.Hayden</text:p>
          </table:table-cell>
          <table:table-cell table:style-name="Default" table:formula="of:=LEFT([.A332];SEARCH(&quot; &quot;;[.A332];1))" office:value-type="string" office:string-value="Torey ">
            <text:p>Torey </text:p>
          </table:table-cell>
          <table:table-cell table:style-name="Default" table:formula="of:=RIGHT([.A332];LEN([.A332])-SEARCH(&quot; &quot;;[.A332];1))" office:value-type="string" office:string-value="L.Hayden">
            <text:p>L.Hayden</text:p>
          </table:table-cell>
          <table:table-cell table:formula="of:=[.B332]" office:value-type="string" office:string-value="Torey ">
            <text:p>Torey </text:p>
          </table:table-cell>
          <table:table-cell table:formula="of:=[.C332]" office:value-type="string" office:string-value="L.Hayden">
            <text:p>L.Hayde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Luis Coll</text:p>
          </table:table-cell>
          <table:table-cell table:style-name="Default" table:formula="of:=LEFT([.A333];SEARCH(&quot; &quot;;[.A333];1))" office:value-type="string" office:string-value="José ">
            <text:p>José </text:p>
          </table:table-cell>
          <table:table-cell table:style-name="Default" table:formula="of:=RIGHT([.A333];LEN([.A333])-SEARCH(&quot; &quot;;[.A333];1))" office:value-type="string" office:string-value="Luis Coll">
            <text:p>Luis Coll</text:p>
          </table:table-cell>
          <table:table-cell table:formula="of:=[.B333]" office:value-type="string" office:string-value="José ">
            <text:p>José </text:p>
          </table:table-cell>
          <table:table-cell table:formula="of:=[.C333]" office:value-type="string" office:string-value="Luis Coll">
            <text:p>Luis Coll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José Luis Corral</text:p>
          </table:table-cell>
          <table:table-cell table:style-name="Default" table:formula="of:=LEFT([.A334];SEARCH(&quot; &quot;;[.A334];1))" office:value-type="string" office:string-value="José ">
            <text:p>José </text:p>
          </table:table-cell>
          <table:table-cell table:style-name="Default" table:formula="of:=RIGHT([.A334];LEN([.A334])-SEARCH(&quot; &quot;;[.A334];1))" office:value-type="string" office:string-value="Luis Corral">
            <text:p>Luis Corral</text:p>
          </table:table-cell>
          <table:table-cell table:formula="of:=[.B334]" office:value-type="string" office:string-value="José ">
            <text:p>José </text:p>
          </table:table-cell>
          <table:table-cell table:formula="of:=[.C334]" office:value-type="string" office:string-value="Luis Corral">
            <text:p>Luis Corra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Luis de Villalonga</text:p>
          </table:table-cell>
          <table:table-cell table:style-name="Default" table:formula="of:=LEFT([.A335];SEARCH(&quot; &quot;;[.A335];1))" office:value-type="string" office:string-value="José ">
            <text:p>José </text:p>
          </table:table-cell>
          <table:table-cell table:style-name="Default" table:formula="of:=RIGHT([.A335];LEN([.A335])-SEARCH(&quot; &quot;;[.A335];1))" office:value-type="string" office:string-value="Luis de Villalonga">
            <text:p>Luis de Villalonga</text:p>
          </table:table-cell>
          <table:table-cell table:formula="of:=[.B335]" office:value-type="string" office:string-value="José ">
            <text:p>José </text:p>
          </table:table-cell>
          <table:table-cell table:formula="of:=[.C335]" office:value-type="string" office:string-value="Luis de Villalonga">
            <text:p>Luis de Villalong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Luis Gárfer</text:p>
          </table:table-cell>
          <table:table-cell table:style-name="Default" table:formula="of:=LEFT([.A336];SEARCH(&quot; &quot;;[.A336];1))" office:value-type="string" office:string-value="José ">
            <text:p>José </text:p>
          </table:table-cell>
          <table:table-cell table:style-name="Default" table:formula="of:=RIGHT([.A336];LEN([.A336])-SEARCH(&quot; &quot;;[.A336];1))" office:value-type="string" office:string-value="Luis Gárfer">
            <text:p>Luis Gárfer</text:p>
          </table:table-cell>
          <table:table-cell table:formula="of:=[.B336]" office:value-type="string" office:string-value="José ">
            <text:p>José </text:p>
          </table:table-cell>
          <table:table-cell table:formula="of:=[.C336]" office:value-type="string" office:string-value="Luis Gárfer">
            <text:p>Luis Gárf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Conceptión Fernández</text:p>
          </table:table-cell>
          <table:table-cell table:style-name="Default" table:formula="of:=LEFT([.A337];SEARCH(&quot; &quot;;[.A337];1))" office:value-type="string" office:string-value="Conceptión ">
            <text:p>Conceptión </text:p>
          </table:table-cell>
          <table:table-cell table:style-name="Default" table:formula="of:=RIGHT([.A337];LEN([.A337])-SEARCH(&quot; &quot;;[.A337];1))" office:value-type="string" office:string-value="Fernández">
            <text:p>Fernández</text:p>
          </table:table-cell>
          <table:table-cell table:formula="of:=[.B337]" office:value-type="string" office:string-value="Conceptión ">
            <text:p>Conceptión </text:p>
          </table:table-cell>
          <table:table-cell table:formula="of:=[.C337]" office:value-type="string" office:string-value="Fernández">
            <text:p>Fernánde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Luis L.Aranguren</text:p>
          </table:table-cell>
          <table:table-cell table:style-name="Default" table:formula="of:=LEFT([.A338];SEARCH(&quot; &quot;;[.A338];1))" office:value-type="string" office:string-value="José ">
            <text:p>José </text:p>
          </table:table-cell>
          <table:table-cell table:style-name="Default" table:formula="of:=RIGHT([.A338];LEN([.A338])-SEARCH(&quot; &quot;;[.A338];1))" office:value-type="string" office:string-value="Luis L.Aranguren">
            <text:p>Luis L.Aranguren</text:p>
          </table:table-cell>
          <table:table-cell office:value-type="string">
            <text:p>José Luis</text:p>
          </table:table-cell>
          <table:table-cell office:value-type="string">
            <text:p>L. Arangune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Luís Martin Vigil</text:p>
          </table:table-cell>
          <table:table-cell table:style-name="Default" table:formula="of:=LEFT([.A339];SEARCH(&quot; &quot;;[.A339];1))" office:value-type="string" office:string-value="José ">
            <text:p>José </text:p>
          </table:table-cell>
          <table:table-cell table:style-name="Default" table:formula="of:=RIGHT([.A339];LEN([.A339])-SEARCH(&quot; &quot;;[.A339];1))" office:value-type="string" office:string-value="Luís Martin Vigil">
            <text:p>Luís Martin Vigil</text:p>
          </table:table-cell>
          <table:table-cell office:value-type="string">
            <text:p>José Luis</text:p>
          </table:table-cell>
          <table:table-cell office:value-type="string">
            <text:p>Martín Vigi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Luis Olaizola</text:p>
          </table:table-cell>
          <table:table-cell table:style-name="Default" table:formula="of:=LEFT([.A340];SEARCH(&quot; &quot;;[.A340];1))" office:value-type="string" office:string-value="José ">
            <text:p>José </text:p>
          </table:table-cell>
          <table:table-cell table:style-name="Default" table:formula="of:=RIGHT([.A340];LEN([.A340])-SEARCH(&quot; &quot;;[.A340];1))" office:value-type="string" office:string-value="Luis Olaizola">
            <text:p>Luis Olaizola</text:p>
          </table:table-cell>
          <table:table-cell office:value-type="string">
            <text:p>José Luis</text:p>
          </table:table-cell>
          <table:table-cell office:value-type="string">
            <text:p>Olaizola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José Luis Pinillos</text:p>
          </table:table-cell>
          <table:table-cell table:style-name="Default" table:formula="of:=LEFT([.A341];SEARCH(&quot; &quot;;[.A341];1))" office:value-type="string" office:string-value="José ">
            <text:p>José </text:p>
          </table:table-cell>
          <table:table-cell table:style-name="Default" table:formula="of:=RIGHT([.A341];LEN([.A341])-SEARCH(&quot; &quot;;[.A341];1))" office:value-type="string" office:string-value="Luis Pinillos">
            <text:p>Luis Pinillos</text:p>
          </table:table-cell>
          <table:table-cell office:value-type="string">
            <text:p>José Luis</text:p>
          </table:table-cell>
          <table:table-cell office:value-type="string">
            <text:p>Pinillo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Luis Sampedro</text:p>
          </table:table-cell>
          <table:table-cell table:style-name="Default" table:formula="of:=LEFT([.A342];SEARCH(&quot; &quot;;[.A342];1))" office:value-type="string" office:string-value="José ">
            <text:p>José </text:p>
          </table:table-cell>
          <table:table-cell table:style-name="Default" table:formula="of:=RIGHT([.A342];LEN([.A342])-SEARCH(&quot; &quot;;[.A342];1))" office:value-type="string" office:string-value="Luis Sampedro">
            <text:p>Luis Sampedro</text:p>
          </table:table-cell>
          <table:table-cell office:value-type="string">
            <text:p>José Luis</text:p>
          </table:table-cell>
          <table:table-cell office:value-type="string">
            <text:p>Sampedr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M.Ruiz "Azorín"</text:p>
          </table:table-cell>
          <table:table-cell table:style-name="Default" table:formula="of:=LEFT([.A343];SEARCH(&quot; &quot;;[.A343];1))" office:value-type="string" office:string-value="José ">
            <text:p>José </text:p>
          </table:table-cell>
          <table:table-cell table:style-name="Default" table:formula="of:=RIGHT([.A343];LEN([.A343])-SEARCH(&quot; &quot;;[.A343];1))" office:value-type="string" office:string-value="M.Ruiz &quot;Azorín&quot;">
            <text:p>M.Ruiz "Azorín"</text:p>
          </table:table-cell>
          <table:table-cell table:formula="of:=[.B343]" office:value-type="string" office:string-value="José ">
            <text:p>José </text:p>
          </table:table-cell>
          <table:table-cell table:formula="of:=[.C343]" office:value-type="string" office:string-value="M.Ruiz &quot;Azorín&quot;">
            <text:p>M.Ruiz "Azorín"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José María de Pereda </text:p>
          </table:table-cell>
          <table:table-cell table:style-name="Default" table:formula="of:=LEFT([.A344];SEARCH(&quot; &quot;;[.A344];1))" office:value-type="string" office:string-value="José ">
            <text:p>José </text:p>
          </table:table-cell>
          <table:table-cell table:style-name="Default" table:formula="of:=RIGHT([.A344];LEN([.A344])-SEARCH(&quot; &quot;;[.A344];1))" office:value-type="string" office:string-value="María de Pereda ">
            <text:p>María de Pereda </text:p>
          </table:table-cell>
          <table:table-cell office:value-type="string">
            <text:p>José María</text:p>
          </table:table-cell>
          <table:table-cell office:value-type="string">
            <text:p>de Pened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Ortega y Gasset</text:p>
          </table:table-cell>
          <table:table-cell table:style-name="Default" table:formula="of:=LEFT([.A345];SEARCH(&quot; &quot;;[.A345];1))" office:value-type="string" office:string-value="José ">
            <text:p>José </text:p>
          </table:table-cell>
          <table:table-cell table:style-name="Default" table:formula="of:=RIGHT([.A345];LEN([.A345])-SEARCH(&quot; &quot;;[.A345];1))" office:value-type="string" office:string-value="Ortega y Gasset">
            <text:p>Ortega y Gasset</text:p>
          </table:table-cell>
          <table:table-cell table:formula="of:=[.B345]" office:value-type="string" office:string-value="José ">
            <text:p>José </text:p>
          </table:table-cell>
          <table:table-cell table:formula="of:=[.C345]" office:value-type="string" office:string-value="Ortega y Gasset">
            <text:p>Ortega y Gasse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Saramago</text:p>
          </table:table-cell>
          <table:table-cell table:style-name="Default" table:formula="of:=LEFT([.A346];SEARCH(&quot; &quot;;[.A346];1))" office:value-type="string" office:string-value="José ">
            <text:p>José </text:p>
          </table:table-cell>
          <table:table-cell table:style-name="Default" table:formula="of:=RIGHT([.A346];LEN([.A346])-SEARCH(&quot; &quot;;[.A346];1))" office:value-type="string" office:string-value="Saramago">
            <text:p>Saramago</text:p>
          </table:table-cell>
          <table:table-cell table:formula="of:=[.B346]" office:value-type="string" office:string-value="José ">
            <text:p>José </text:p>
          </table:table-cell>
          <table:table-cell table:formula="of:=[.C346]" office:value-type="string" office:string-value="Saramago">
            <text:p>Saramag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é Zorrilla</text:p>
          </table:table-cell>
          <table:table-cell table:style-name="Default" table:formula="of:=LEFT([.A347];SEARCH(&quot; &quot;;[.A347];1))" office:value-type="string" office:string-value="José ">
            <text:p>José </text:p>
          </table:table-cell>
          <table:table-cell table:style-name="Default" table:formula="of:=RIGHT([.A347];LEN([.A347])-SEARCH(&quot; &quot;;[.A347];1))" office:value-type="string" office:string-value="Zorrilla">
            <text:p>Zorrilla</text:p>
          </table:table-cell>
          <table:table-cell table:formula="of:=[.B347]" office:value-type="string" office:string-value="José ">
            <text:p>José </text:p>
          </table:table-cell>
          <table:table-cell table:formula="of:=[.C347]" office:value-type="string" office:string-value="Zorrilla">
            <text:p>Zorrill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eph Conrad</text:p>
          </table:table-cell>
          <table:table-cell table:style-name="Default" table:formula="of:=LEFT([.A348];SEARCH(&quot; &quot;;[.A348];1))" office:value-type="string" office:string-value="Joseph ">
            <text:p>Joseph </text:p>
          </table:table-cell>
          <table:table-cell table:style-name="Default" table:formula="of:=RIGHT([.A348];LEN([.A348])-SEARCH(&quot; &quot;;[.A348];1))" office:value-type="string" office:string-value="Conrad">
            <text:p>Conrad</text:p>
          </table:table-cell>
          <table:table-cell table:formula="of:=[.B348]" office:value-type="string" office:string-value="Joseph ">
            <text:p>Joseph </text:p>
          </table:table-cell>
          <table:table-cell table:formula="of:=[.C348]" office:value-type="string" office:string-value="Conrad">
            <text:p>Conrad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eph Rance</text:p>
          </table:table-cell>
          <table:table-cell table:style-name="Default" table:formula="of:=LEFT([.A349];SEARCH(&quot; &quot;;[.A349];1))" office:value-type="string" office:string-value="Joseph ">
            <text:p>Joseph </text:p>
          </table:table-cell>
          <table:table-cell table:style-name="Default" table:formula="of:=RIGHT([.A349];LEN([.A349])-SEARCH(&quot; &quot;;[.A349];1))" office:value-type="string" office:string-value="Rance">
            <text:p>Rance</text:p>
          </table:table-cell>
          <table:table-cell table:formula="of:=[.B349]" office:value-type="string" office:string-value="Joseph ">
            <text:p>Joseph </text:p>
          </table:table-cell>
          <table:table-cell table:formula="of:=[.C349]" office:value-type="string" office:string-value="Rance">
            <text:p>Ranc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Arei Kato</text:p>
          </table:table-cell>
          <table:table-cell table:style-name="Default" table:formula="of:=LEFT([.A350];SEARCH(&quot; &quot;;[.A350];1))" office:value-type="string" office:string-value="Arei ">
            <text:p>Arei </text:p>
          </table:table-cell>
          <table:table-cell table:style-name="Default" table:formula="of:=RIGHT([.A350];LEN([.A350])-SEARCH(&quot; &quot;;[.A350];1))" office:value-type="string" office:string-value="Kato">
            <text:p>Kato</text:p>
          </table:table-cell>
          <table:table-cell table:formula="of:=[.B350]" office:value-type="string" office:string-value="Arei ">
            <text:p>Arei </text:p>
          </table:table-cell>
          <table:table-cell table:formula="of:=[.C350]" office:value-type="string" office:string-value="Kato">
            <text:p>Kat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Victoria Pooel </text:p>
          </table:table-cell>
          <table:table-cell table:style-name="Default" table:formula="of:=LEFT([.A351];SEARCH(&quot; &quot;;[.A351];1))" office:value-type="string" office:string-value="Victoria ">
            <text:p>Victoria </text:p>
          </table:table-cell>
          <table:table-cell table:style-name="Default" table:formula="of:=RIGHT([.A351];LEN([.A351])-SEARCH(&quot; &quot;;[.A351];1))" office:value-type="string" office:string-value="Pooel ">
            <text:p>Pooel </text:p>
          </table:table-cell>
          <table:table-cell table:formula="of:=[.B351]" office:value-type="string" office:string-value="Victoria ">
            <text:p>Victoria </text:p>
          </table:table-cell>
          <table:table-cell table:formula="of:=[.C351]" office:value-type="string" office:string-value="Pooel ">
            <text:p>Pooel 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aymonde Anna Rey</text:p>
          </table:table-cell>
          <table:table-cell table:style-name="Default" table:formula="of:=LEFT([.A352];SEARCH(&quot; &quot;;[.A352];1))" office:value-type="string" office:string-value="Raymonde ">
            <text:p>Raymonde </text:p>
          </table:table-cell>
          <table:table-cell table:style-name="Default" table:formula="of:=RIGHT([.A352];LEN([.A352])-SEARCH(&quot; &quot;;[.A352];1))" office:value-type="string" office:string-value="Anna Rey">
            <text:p>Anna Rey</text:p>
          </table:table-cell>
          <table:table-cell table:formula="of:=[.B352]" office:value-type="string" office:string-value="Raymonde ">
            <text:p>Raymonde </text:p>
          </table:table-cell>
          <table:table-cell table:formula="of:=[.C352]" office:value-type="string" office:string-value="Anna Rey">
            <text:p>Anna Re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ostein Gaarder</text:p>
          </table:table-cell>
          <table:table-cell table:style-name="Default" table:formula="of:=LEFT([.A353];SEARCH(&quot; &quot;;[.A353];1))" office:value-type="string" office:string-value="Jostein ">
            <text:p>Jostein </text:p>
          </table:table-cell>
          <table:table-cell table:style-name="Default" table:formula="of:=RIGHT([.A353];LEN([.A353])-SEARCH(&quot; &quot;;[.A353];1))" office:value-type="string" office:string-value="Gaarder">
            <text:p>Gaarder</text:p>
          </table:table-cell>
          <table:table-cell table:formula="of:=[.B353]" office:value-type="string" office:string-value="Jostein ">
            <text:p>Jostein </text:p>
          </table:table-cell>
          <table:table-cell table:formula="of:=[.C353]" office:value-type="string" office:string-value="Gaarder">
            <text:p>Gaard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uan Antonio Vallejo-Nájera</text:p>
          </table:table-cell>
          <table:table-cell table:style-name="Default" table:formula="of:=LEFT([.A354];SEARCH(&quot; &quot;;[.A354];1))" office:value-type="string" office:string-value="Juan ">
            <text:p>Juan </text:p>
          </table:table-cell>
          <table:table-cell table:style-name="Default" table:formula="of:=RIGHT([.A354];LEN([.A354])-SEARCH(&quot; &quot;;[.A354];1))" office:value-type="string" office:string-value="Antonio Vallejo-Nájera">
            <text:p>Antonio Vallejo-Nájera</text:p>
          </table:table-cell>
          <table:table-cell office:value-type="string">
            <text:p>Juan Antonio</text:p>
          </table:table-cell>
          <table:table-cell office:value-type="string">
            <text:p>Vallejo-Nájer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uan Carlos Onetti</text:p>
          </table:table-cell>
          <table:table-cell table:style-name="Default" table:formula="of:=LEFT([.A355];SEARCH(&quot; &quot;;[.A355];1))" office:value-type="string" office:string-value="Juan ">
            <text:p>Juan </text:p>
          </table:table-cell>
          <table:table-cell table:style-name="Default" table:formula="of:=RIGHT([.A355];LEN([.A355])-SEARCH(&quot; &quot;;[.A355];1))" office:value-type="string" office:string-value="Carlos Onetti">
            <text:p>Carlos Onetti</text:p>
          </table:table-cell>
          <table:table-cell office:value-type="string">
            <text:p>Juan Carlos</text:p>
          </table:table-cell>
          <table:table-cell office:value-type="string">
            <text:p>Onett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uan de Timoneda</text:p>
          </table:table-cell>
          <table:table-cell table:style-name="Default" table:formula="of:=LEFT([.A356];SEARCH(&quot; &quot;;[.A356];1))" office:value-type="string" office:string-value="Juan ">
            <text:p>Juan </text:p>
          </table:table-cell>
          <table:table-cell table:style-name="Default" table:formula="of:=RIGHT([.A356];LEN([.A356])-SEARCH(&quot; &quot;;[.A356];1))" office:value-type="string" office:string-value="de Timoneda">
            <text:p>de Timoneda</text:p>
          </table:table-cell>
          <table:table-cell table:formula="of:=[.B356]" office:value-type="string" office:string-value="Juan ">
            <text:p>Juan </text:p>
          </table:table-cell>
          <table:table-cell table:formula="of:=[.C356]" office:value-type="string" office:string-value="de Timoneda">
            <text:p>de Timoneda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Juan Eslava Galán</text:p>
          </table:table-cell>
          <table:table-cell table:style-name="Default" table:formula="of:=LEFT([.A357];SEARCH(&quot; &quot;;[.A357];1))" office:value-type="string" office:string-value="Juan ">
            <text:p>Juan </text:p>
          </table:table-cell>
          <table:table-cell table:style-name="Default" table:formula="of:=RIGHT([.A357];LEN([.A357])-SEARCH(&quot; &quot;;[.A357];1))" office:value-type="string" office:string-value="Eslava Galán">
            <text:p>Eslava Galán</text:p>
          </table:table-cell>
          <table:table-cell table:formula="of:=[.B357]" office:value-type="string" office:string-value="Juan ">
            <text:p>Juan </text:p>
          </table:table-cell>
          <table:table-cell table:formula="of:=[.C357]" office:value-type="string" office:string-value="Eslava Galán">
            <text:p>Eslava Galán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Juan José Ares</text:p>
          </table:table-cell>
          <table:table-cell table:style-name="Default" table:formula="of:=LEFT([.A358];SEARCH(&quot; &quot;;[.A358];1))" office:value-type="string" office:string-value="Juan ">
            <text:p>Juan </text:p>
          </table:table-cell>
          <table:table-cell table:style-name="Default" table:formula="of:=RIGHT([.A358];LEN([.A358])-SEARCH(&quot; &quot;;[.A358];1))" office:value-type="string" office:string-value="José Ares">
            <text:p>José Ares</text:p>
          </table:table-cell>
          <table:table-cell table:formula="of:=[.B358]" office:value-type="string" office:string-value="Juan ">
            <text:p>Juan </text:p>
          </table:table-cell>
          <table:table-cell table:formula="of:=[.C358]" office:value-type="string" office:string-value="José Ares">
            <text:p>José Are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uan José Millás</text:p>
          </table:table-cell>
          <table:table-cell table:style-name="Default" table:formula="of:=LEFT([.A359];SEARCH(&quot; &quot;;[.A359];1))" office:value-type="string" office:string-value="Juan ">
            <text:p>Juan </text:p>
          </table:table-cell>
          <table:table-cell table:style-name="Default" table:formula="of:=RIGHT([.A359];LEN([.A359])-SEARCH(&quot; &quot;;[.A359];1))" office:value-type="string" office:string-value="José Millás">
            <text:p>José Millás</text:p>
          </table:table-cell>
          <table:table-cell table:formula="of:=[.B359]" office:value-type="string" office:string-value="Juan ">
            <text:p>Juan </text:p>
          </table:table-cell>
          <table:table-cell table:formula="of:=[.C359]" office:value-type="string" office:string-value="José Millás">
            <text:p>José Millá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uan Marsé</text:p>
          </table:table-cell>
          <table:table-cell table:style-name="Default" table:formula="of:=LEFT([.A360];SEARCH(&quot; &quot;;[.A360];1))" office:value-type="string" office:string-value="Juan ">
            <text:p>Juan </text:p>
          </table:table-cell>
          <table:table-cell table:style-name="Default" table:formula="of:=RIGHT([.A360];LEN([.A360])-SEARCH(&quot; &quot;;[.A360];1))" office:value-type="string" office:string-value="Marsé">
            <text:p>Marsé</text:p>
          </table:table-cell>
          <table:table-cell table:formula="of:=[.B360]" office:value-type="string" office:string-value="Juan ">
            <text:p>Juan </text:p>
          </table:table-cell>
          <table:table-cell table:formula="of:=[.C360]" office:value-type="string" office:string-value="Marsé">
            <text:p>Marsé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uan Marsé </text:p>
          </table:table-cell>
          <table:table-cell table:style-name="Default" table:formula="of:=LEFT([.A361];SEARCH(&quot; &quot;;[.A361];1))" office:value-type="string" office:string-value="Juan ">
            <text:p>Juan </text:p>
          </table:table-cell>
          <table:table-cell table:style-name="Default" table:formula="of:=RIGHT([.A361];LEN([.A361])-SEARCH(&quot; &quot;;[.A361];1))" office:value-type="string" office:string-value="Marsé ">
            <text:p>Marsé </text:p>
          </table:table-cell>
          <table:table-cell table:formula="of:=[.B361]" office:value-type="string" office:string-value="Juan ">
            <text:p>Juan </text:p>
          </table:table-cell>
          <table:table-cell table:formula="of:=[.C361]" office:value-type="string" office:string-value="Marsé ">
            <text:p>Marsé 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Juan Ramón Jiménez</text:p>
          </table:table-cell>
          <table:table-cell table:style-name="Default" table:formula="of:=LEFT([.A362];SEARCH(&quot; &quot;;[.A362];1))" office:value-type="string" office:string-value="Juan ">
            <text:p>Juan </text:p>
          </table:table-cell>
          <table:table-cell table:style-name="Default" table:formula="of:=RIGHT([.A362];LEN([.A362])-SEARCH(&quot; &quot;;[.A362];1))" office:value-type="string" office:string-value="Ramón Jiménez">
            <text:p>Ramón Jiménez</text:p>
          </table:table-cell>
          <table:table-cell table:formula="of:=[.B362]" office:value-type="string" office:string-value="Juan ">
            <text:p>Juan </text:p>
          </table:table-cell>
          <table:table-cell table:formula="of:=[.C362]" office:value-type="string" office:string-value="Ramón Jiménez">
            <text:p>Ramón Jiméne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uan Valera</text:p>
          </table:table-cell>
          <table:table-cell table:style-name="Default" table:formula="of:=LEFT([.A363];SEARCH(&quot; &quot;;[.A363];1))" office:value-type="string" office:string-value="Juan ">
            <text:p>Juan </text:p>
          </table:table-cell>
          <table:table-cell table:style-name="Default" table:formula="of:=RIGHT([.A363];LEN([.A363])-SEARCH(&quot; &quot;;[.A363];1))" office:value-type="string" office:string-value="Valera">
            <text:p>Valera</text:p>
          </table:table-cell>
          <table:table-cell table:formula="of:=[.B363]" office:value-type="string" office:string-value="Juan ">
            <text:p>Juan </text:p>
          </table:table-cell>
          <table:table-cell table:formula="of:=[.C363]" office:value-type="string" office:string-value="Valera">
            <text:p>Valer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udy Budnitz</text:p>
          </table:table-cell>
          <table:table-cell table:style-name="Default" table:formula="of:=LEFT([.A364];SEARCH(&quot; &quot;;[.A364];1))" office:value-type="string" office:string-value="Judy ">
            <text:p>Judy </text:p>
          </table:table-cell>
          <table:table-cell table:style-name="Default" table:formula="of:=RIGHT([.A364];LEN([.A364])-SEARCH(&quot; &quot;;[.A364];1))" office:value-type="string" office:string-value="Budnitz">
            <text:p>Budnitz</text:p>
          </table:table-cell>
          <table:table-cell table:formula="of:=[.B364]" office:value-type="string" office:string-value="Judy ">
            <text:p>Judy </text:p>
          </table:table-cell>
          <table:table-cell table:formula="of:=[.C364]" office:value-type="string" office:string-value="Budnitz">
            <text:p>Budnit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ulia Navarro</text:p>
          </table:table-cell>
          <table:table-cell table:style-name="Default" table:formula="of:=LEFT([.A365];SEARCH(&quot; &quot;;[.A365];1))" office:value-type="string" office:string-value="Julia ">
            <text:p>Julia </text:p>
          </table:table-cell>
          <table:table-cell table:style-name="Default" table:formula="of:=RIGHT([.A365];LEN([.A365])-SEARCH(&quot; &quot;;[.A365];1))" office:value-type="string" office:string-value="Navarro">
            <text:p>Navarro</text:p>
          </table:table-cell>
          <table:table-cell table:formula="of:=[.B365]" office:value-type="string" office:string-value="Julia ">
            <text:p>Julia </text:p>
          </table:table-cell>
          <table:table-cell table:formula="of:=[.C365]" office:value-type="string" office:string-value="Navarro">
            <text:p>Navarr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ulio Verne</text:p>
          </table:table-cell>
          <table:table-cell table:style-name="Default" table:formula="of:=LEFT([.A366];SEARCH(&quot; &quot;;[.A366];1))" office:value-type="string" office:string-value="Julio ">
            <text:p>Julio </text:p>
          </table:table-cell>
          <table:table-cell table:style-name="Default" table:formula="of:=RIGHT([.A366];LEN([.A366])-SEARCH(&quot; &quot;;[.A366];1))" office:value-type="string" office:string-value="Verne">
            <text:p>Verne</text:p>
          </table:table-cell>
          <table:table-cell table:formula="of:=[.B366]" office:value-type="string" office:string-value="Julio ">
            <text:p>Julio </text:p>
          </table:table-cell>
          <table:table-cell table:formula="of:=[.C366]" office:value-type="string" office:string-value="Verne">
            <text:p>Vern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Jung Chang</text:p>
          </table:table-cell>
          <table:table-cell table:style-name="Default" table:formula="of:=LEFT([.A367];SEARCH(&quot; &quot;;[.A367];1))" office:value-type="string" office:string-value="Jung ">
            <text:p>Jung </text:p>
          </table:table-cell>
          <table:table-cell table:style-name="Default" table:formula="of:=RIGHT([.A367];LEN([.A367])-SEARCH(&quot; &quot;;[.A367];1))" office:value-type="string" office:string-value="Chang">
            <text:p>Chang</text:p>
          </table:table-cell>
          <table:table-cell table:formula="of:=[.B367]" office:value-type="string" office:string-value="Jung ">
            <text:p>Jung </text:p>
          </table:table-cell>
          <table:table-cell table:formula="of:=[.C367]" office:value-type="string" office:string-value="Chang">
            <text:p>Chang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Kae Greenaway</text:p>
          </table:table-cell>
          <table:table-cell table:style-name="Default" table:formula="of:=LEFT([.A368];SEARCH(&quot; &quot;;[.A368];1))" office:value-type="string" office:string-value="Kae ">
            <text:p>Kae </text:p>
          </table:table-cell>
          <table:table-cell table:style-name="Default" table:formula="of:=RIGHT([.A368];LEN([.A368])-SEARCH(&quot; &quot;;[.A368];1))" office:value-type="string" office:string-value="Greenaway">
            <text:p>Greenaway</text:p>
          </table:table-cell>
          <table:table-cell table:formula="of:=[.B368]" office:value-type="string" office:string-value="Kae ">
            <text:p>Kae </text:p>
          </table:table-cell>
          <table:table-cell table:formula="of:=[.C368]" office:value-type="string" office:string-value="Greenaway">
            <text:p>Greenawa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Kate Jacobs</text:p>
          </table:table-cell>
          <table:table-cell table:style-name="Default" table:formula="of:=LEFT([.A369];SEARCH(&quot; &quot;;[.A369];1))" office:value-type="string" office:string-value="Kate ">
            <text:p>Kate </text:p>
          </table:table-cell>
          <table:table-cell table:style-name="Default" table:formula="of:=RIGHT([.A369];LEN([.A369])-SEARCH(&quot; &quot;;[.A369];1))" office:value-type="string" office:string-value="Jacobs">
            <text:p>Jacobs</text:p>
          </table:table-cell>
          <table:table-cell table:formula="of:=[.B369]" office:value-type="string" office:string-value="Kate ">
            <text:p>Kate </text:p>
          </table:table-cell>
          <table:table-cell table:formula="of:=[.C369]" office:value-type="string" office:string-value="Jacobs">
            <text:p>Jacob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Katherine Neville</text:p>
          </table:table-cell>
          <table:table-cell table:style-name="Default" table:formula="of:=LEFT([.A370];SEARCH(&quot; &quot;;[.A370];1))" office:value-type="string" office:string-value="Katherine ">
            <text:p>Katherine </text:p>
          </table:table-cell>
          <table:table-cell table:style-name="Default" table:formula="of:=RIGHT([.A370];LEN([.A370])-SEARCH(&quot; &quot;;[.A370];1))" office:value-type="string" office:string-value="Neville">
            <text:p>Neville</text:p>
          </table:table-cell>
          <table:table-cell table:formula="of:=[.B370]" office:value-type="string" office:string-value="Katherine ">
            <text:p>Katherine </text:p>
          </table:table-cell>
          <table:table-cell table:formula="of:=[.C370]" office:value-type="string" office:string-value="Neville">
            <text:p>Nevill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Ken Follet</text:p>
          </table:table-cell>
          <table:table-cell table:style-name="Default" table:formula="of:=LEFT([.A371];SEARCH(&quot; &quot;;[.A371];1))" office:value-type="string" office:string-value="Ken ">
            <text:p>Ken </text:p>
          </table:table-cell>
          <table:table-cell table:style-name="Default" table:formula="of:=RIGHT([.A371];LEN([.A371])-SEARCH(&quot; &quot;;[.A371];1))" office:value-type="string" office:string-value="Follet">
            <text:p>Follet</text:p>
          </table:table-cell>
          <table:table-cell table:formula="of:=[.B371]" office:value-type="string" office:string-value="Ken ">
            <text:p>Ken </text:p>
          </table:table-cell>
          <table:table-cell table:formula="of:=[.C371]" office:value-type="string" office:string-value="Follet">
            <text:p>Folle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Elizabeth </text:p>
          </table:table-cell>
          <table:table-cell table:style-name="Default" table:formula="of:=LEFT([.A372];SEARCH(&quot; &quot;;[.A372];1))" office:value-type="string" office:string-value="Elizabeth ">
            <text:p>Elizabeth </text:p>
          </table:table-cell>
          <table:table-cell table:style-name="Default" table:formula="of:=RIGHT([.A372];LEN([.A372])-SEARCH(&quot; &quot;;[.A372];1))">
            <text:p/>
          </table:table-cell>
          <table:table-cell table:formula="of:=[.B372]" office:value-type="string" office:string-value="Elizabeth ">
            <text:p>Elizabeth </text:p>
          </table:table-cell>
          <table:table-cell table:formula="of:=[.C372]">
            <text:p/>
          </table:table-cell>
          <table:table-cell table:number-columns-repeated="253"/>
        </table:table-row>
        <table:table-row table:style-name="ro1">
          <table:table-cell table:style-name="Default" office:value-type="string">
            <text:p>Christman </text:p>
          </table:table-cell>
          <table:table-cell table:style-name="Default" table:formula="of:=LEFT([.A373];SEARCH(&quot; &quot;;[.A373];1))" office:value-type="string" office:string-value="Christman ">
            <text:p>Christman </text:p>
          </table:table-cell>
          <table:table-cell table:style-name="Default" table:formula="of:=RIGHT([.A373];LEN([.A373])-SEARCH(&quot; &quot;;[.A373];1))">
            <text:p/>
          </table:table-cell>
          <table:table-cell table:formula="of:=[.B373]" office:value-type="string" office:string-value="Christman ">
            <text:p>Christman </text:p>
          </table:table-cell>
          <table:table-cell table:formula="of:=[.C373]">
            <text:p/>
          </table:table-cell>
          <table:table-cell table:number-columns-repeated="253"/>
        </table:table-row>
        <table:table-row table:style-name="ro1">
          <table:table-cell table:style-name="ce2" office:value-type="string">
            <text:p>Avery Corman</text:p>
          </table:table-cell>
          <table:table-cell table:style-name="Default" table:formula="of:=LEFT([.A374];SEARCH(&quot; &quot;;[.A374];1))" office:value-type="string" office:string-value="Avery ">
            <text:p>Avery </text:p>
          </table:table-cell>
          <table:table-cell table:style-name="Default" table:formula="of:=RIGHT([.A374];LEN([.A374])-SEARCH(&quot; &quot;;[.A374];1))" office:value-type="string" office:string-value="Corman">
            <text:p>Corman</text:p>
          </table:table-cell>
          <table:table-cell table:formula="of:=[.B374]" office:value-type="string" office:string-value="Avery ">
            <text:p>Avery </text:p>
          </table:table-cell>
          <table:table-cell table:formula="of:=[.C374]" office:value-type="string" office:string-value="Corman">
            <text:p>Corma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Ken Kessey</text:p>
          </table:table-cell>
          <table:table-cell table:style-name="Default" table:formula="of:=LEFT([.A375];SEARCH(&quot; &quot;;[.A375];1))" office:value-type="string" office:string-value="Ken ">
            <text:p>Ken </text:p>
          </table:table-cell>
          <table:table-cell table:style-name="Default" table:formula="of:=RIGHT([.A375];LEN([.A375])-SEARCH(&quot; &quot;;[.A375];1))" office:value-type="string" office:string-value="Kessey">
            <text:p>Kessey</text:p>
          </table:table-cell>
          <table:table-cell table:formula="of:=[.B375]" office:value-type="string" office:string-value="Ken ">
            <text:p>Ken </text:p>
          </table:table-cell>
          <table:table-cell table:formula="of:=[.C375]" office:value-type="string" office:string-value="Kessey">
            <text:p>Kesse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Kenizé Mourad</text:p>
          </table:table-cell>
          <table:table-cell table:style-name="Default" table:formula="of:=LEFT([.A376];SEARCH(&quot; &quot;;[.A376];1))" office:value-type="string" office:string-value="Kenizé ">
            <text:p>Kenizé </text:p>
          </table:table-cell>
          <table:table-cell table:style-name="Default" table:formula="of:=RIGHT([.A376];LEN([.A376])-SEARCH(&quot; &quot;;[.A376];1))" office:value-type="string" office:string-value="Mourad">
            <text:p>Mourad</text:p>
          </table:table-cell>
          <table:table-cell table:formula="of:=[.B376]" office:value-type="string" office:string-value="Kenizé ">
            <text:p>Kenizé </text:p>
          </table:table-cell>
          <table:table-cell table:formula="of:=[.C376]" office:value-type="string" office:string-value="Mourad">
            <text:p>Mourad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Kent Haruf</text:p>
          </table:table-cell>
          <table:table-cell table:style-name="Default" table:formula="of:=LEFT([.A377];SEARCH(&quot; &quot;;[.A377];1))" office:value-type="string" office:string-value="Kent ">
            <text:p>Kent </text:p>
          </table:table-cell>
          <table:table-cell table:style-name="Default" table:formula="of:=RIGHT([.A377];LEN([.A377])-SEARCH(&quot; &quot;;[.A377];1))" office:value-type="string" office:string-value="Haruf">
            <text:p>Haruf</text:p>
          </table:table-cell>
          <table:table-cell table:formula="of:=[.B377]" office:value-type="string" office:string-value="Kent ">
            <text:p>Kent </text:p>
          </table:table-cell>
          <table:table-cell table:formula="of:=[.C377]" office:value-type="string" office:string-value="Haruf">
            <text:p>Haruf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Kenzaburo Oé</text:p>
          </table:table-cell>
          <table:table-cell table:style-name="Default" table:formula="of:=LEFT([.A378];SEARCH(&quot; &quot;;[.A378];1))" office:value-type="string" office:string-value="Kenzaburo ">
            <text:p>Kenzaburo </text:p>
          </table:table-cell>
          <table:table-cell table:style-name="Default" table:formula="of:=RIGHT([.A378];LEN([.A378])-SEARCH(&quot; &quot;;[.A378];1))" office:value-type="string" office:string-value="Oé">
            <text:p>Oé</text:p>
          </table:table-cell>
          <table:table-cell table:formula="of:=[.B378]" office:value-type="string" office:string-value="Kenzaburo ">
            <text:p>Kenzaburo </text:p>
          </table:table-cell>
          <table:table-cell table:formula="of:=[.C378]" office:value-type="string" office:string-value="Oé">
            <text:p>Oé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Khaled Hosseini</text:p>
          </table:table-cell>
          <table:table-cell table:style-name="Default" table:formula="of:=LEFT([.A379];SEARCH(&quot; &quot;;[.A379];1))" office:value-type="string" office:string-value="Khaled ">
            <text:p>Khaled </text:p>
          </table:table-cell>
          <table:table-cell table:style-name="Default" table:formula="of:=RIGHT([.A379];LEN([.A379])-SEARCH(&quot; &quot;;[.A379];1))" office:value-type="string" office:string-value="Hosseini">
            <text:p>Hosseini</text:p>
          </table:table-cell>
          <table:table-cell table:formula="of:=[.B379]" office:value-type="string" office:string-value="Khaled ">
            <text:p>Khaled </text:p>
          </table:table-cell>
          <table:table-cell table:formula="of:=[.C379]" office:value-type="string" office:string-value="Hosseini">
            <text:p>Hossein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Kressmann Taylor</text:p>
          </table:table-cell>
          <table:table-cell table:style-name="Default" table:formula="of:=LEFT([.A380];SEARCH(&quot; &quot;;[.A380];1))" office:value-type="string" office:string-value="Kressmann ">
            <text:p>Kressmann </text:p>
          </table:table-cell>
          <table:table-cell table:style-name="Default" table:formula="of:=RIGHT([.A380];LEN([.A380])-SEARCH(&quot; &quot;;[.A380];1))" office:value-type="string" office:string-value="Taylor">
            <text:p>Taylor</text:p>
          </table:table-cell>
          <table:table-cell table:formula="of:=[.B380]" office:value-type="string" office:string-value="Kressmann ">
            <text:p>Kressmann </text:p>
          </table:table-cell>
          <table:table-cell table:formula="of:=[.C380]" office:value-type="string" office:string-value="Taylor">
            <text:p>Taylo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.Pauwels J.Bergier</text:p>
          </table:table-cell>
          <table:table-cell table:style-name="Default" table:formula="of:=LEFT([.A381];SEARCH(&quot; &quot;;[.A381];1))" office:value-type="string" office:string-value="L.Pauwels ">
            <text:p>L.Pauwels </text:p>
          </table:table-cell>
          <table:table-cell table:style-name="Default" table:formula="of:=RIGHT([.A381];LEN([.A381])-SEARCH(&quot; &quot;;[.A381];1))" office:value-type="string" office:string-value="J.Bergier">
            <text:p>J.Bergier</text:p>
          </table:table-cell>
          <table:table-cell table:formula="of:=[.B381]" office:value-type="string" office:string-value="L.Pauwels ">
            <text:p>L.Pauwels </text:p>
          </table:table-cell>
          <table:table-cell table:formula="of:=[.C381]" office:value-type="string" office:string-value="J.Bergier">
            <text:p>J.Bergi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arry Niven</text:p>
          </table:table-cell>
          <table:table-cell table:style-name="Default" table:formula="of:=LEFT([.A382];SEARCH(&quot; &quot;;[.A382];1))" office:value-type="string" office:string-value="Larry ">
            <text:p>Larry </text:p>
          </table:table-cell>
          <table:table-cell table:style-name="Default" table:formula="of:=RIGHT([.A382];LEN([.A382])-SEARCH(&quot; &quot;;[.A382];1))" office:value-type="string" office:string-value="Niven">
            <text:p>Niven</text:p>
          </table:table-cell>
          <table:table-cell table:formula="of:=[.B382]" office:value-type="string" office:string-value="Larry ">
            <text:p>Larry </text:p>
          </table:table-cell>
          <table:table-cell table:formula="of:=[.C382]" office:value-type="string" office:string-value="Niven">
            <text:p>Nive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aszlo Passuth</text:p>
          </table:table-cell>
          <table:table-cell table:style-name="Default" table:formula="of:=LEFT([.A383];SEARCH(&quot; &quot;;[.A383];1))" office:value-type="string" office:string-value="Laszlo ">
            <text:p>Laszlo </text:p>
          </table:table-cell>
          <table:table-cell table:style-name="Default" table:formula="of:=RIGHT([.A383];LEN([.A383])-SEARCH(&quot; &quot;;[.A383];1))" office:value-type="string" office:string-value="Passuth">
            <text:p>Passuth</text:p>
          </table:table-cell>
          <table:table-cell table:formula="of:=[.B383]" office:value-type="string" office:string-value="Laszlo ">
            <text:p>Laszlo </text:p>
          </table:table-cell>
          <table:table-cell table:formula="of:=[.C383]" office:value-type="string" office:string-value="Passuth">
            <text:p>Passuth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aura Esquivel</text:p>
          </table:table-cell>
          <table:table-cell table:style-name="Default" table:formula="of:=LEFT([.A384];SEARCH(&quot; &quot;;[.A384];1))" office:value-type="string" office:string-value="Laura ">
            <text:p>Laura </text:p>
          </table:table-cell>
          <table:table-cell table:style-name="Default" table:formula="of:=RIGHT([.A384];LEN([.A384])-SEARCH(&quot; &quot;;[.A384];1))" office:value-type="string" office:string-value="Esquivel">
            <text:p>Esquivel</text:p>
          </table:table-cell>
          <table:table-cell table:formula="of:=[.B384]" office:value-type="string" office:string-value="Laura ">
            <text:p>Laura </text:p>
          </table:table-cell>
          <table:table-cell table:formula="of:=[.C384]" office:value-type="string" office:string-value="Esquivel">
            <text:p>Esquive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awrence Norfolk</text:p>
          </table:table-cell>
          <table:table-cell table:style-name="Default" table:formula="of:=LEFT([.A385];SEARCH(&quot; &quot;;[.A385];1))" office:value-type="string" office:string-value="Lawrence ">
            <text:p>Lawrence </text:p>
          </table:table-cell>
          <table:table-cell table:style-name="Default" table:formula="of:=RIGHT([.A385];LEN([.A385])-SEARCH(&quot; &quot;;[.A385];1))" office:value-type="string" office:string-value="Norfolk">
            <text:p>Norfolk</text:p>
          </table:table-cell>
          <table:table-cell table:formula="of:=[.B385]" office:value-type="string" office:string-value="Lawrence ">
            <text:p>Lawrence </text:p>
          </table:table-cell>
          <table:table-cell table:formula="of:=[.C385]" office:value-type="string" office:string-value="Norfolk">
            <text:p>Norfolk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awrence Sterne </text:p>
          </table:table-cell>
          <table:table-cell table:style-name="Default" table:formula="of:=LEFT([.A386];SEARCH(&quot; &quot;;[.A386];1))" office:value-type="string" office:string-value="Lawrence ">
            <text:p>Lawrence </text:p>
          </table:table-cell>
          <table:table-cell table:style-name="Default" table:formula="of:=RIGHT([.A386];LEN([.A386])-SEARCH(&quot; &quot;;[.A386];1))" office:value-type="string" office:string-value="Sterne ">
            <text:p>Sterne </text:p>
          </table:table-cell>
          <table:table-cell table:formula="of:=[.B386]" office:value-type="string" office:string-value="Lawrence ">
            <text:p>Lawrence </text:p>
          </table:table-cell>
          <table:table-cell table:formula="of:=[.C386]" office:value-type="string" office:string-value="Sterne ">
            <text:p>Sterne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e Carré</text:p>
          </table:table-cell>
          <table:table-cell table:style-name="Default" table:formula="of:=LEFT([.A387];SEARCH(&quot; &quot;;[.A387];1))" office:value-type="string" office:string-value="Le ">
            <text:p>Le </text:p>
          </table:table-cell>
          <table:table-cell table:style-name="Default" table:formula="of:=RIGHT([.A387];LEN([.A387])-SEARCH(&quot; &quot;;[.A387];1))" office:value-type="string" office:string-value="Carré">
            <text:p>Carré</text:p>
          </table:table-cell>
          <table:table-cell table:formula="of:=[.B387]" office:value-type="string" office:string-value="Le ">
            <text:p>Le </text:p>
          </table:table-cell>
          <table:table-cell table:formula="of:=[.C387]" office:value-type="string" office:string-value="Carré">
            <text:p>Carré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eandro F. de Moratín</text:p>
          </table:table-cell>
          <table:table-cell table:style-name="Default" table:formula="of:=LEFT([.A388];SEARCH(&quot; &quot;;[.A388];1))" office:value-type="string" office:string-value="Leandro ">
            <text:p>Leandro </text:p>
          </table:table-cell>
          <table:table-cell table:style-name="Default" table:formula="of:=RIGHT([.A388];LEN([.A388])-SEARCH(&quot; &quot;;[.A388];1))" office:value-type="string" office:string-value="F. de Moratín">
            <text:p>F. de Moratín</text:p>
          </table:table-cell>
          <table:table-cell table:formula="of:=[.B388]" office:value-type="string" office:string-value="Leandro ">
            <text:p>Leandro </text:p>
          </table:table-cell>
          <table:table-cell table:formula="of:=[.C388]" office:value-type="string" office:string-value="F. de Moratín">
            <text:p>F. de Moratí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ee Child</text:p>
          </table:table-cell>
          <table:table-cell table:style-name="Default" table:formula="of:=LEFT([.A389];SEARCH(&quot; &quot;;[.A389];1))" office:value-type="string" office:string-value="Lee ">
            <text:p>Lee </text:p>
          </table:table-cell>
          <table:table-cell table:style-name="Default" table:formula="of:=RIGHT([.A389];LEN([.A389])-SEARCH(&quot; &quot;;[.A389];1))" office:value-type="string" office:string-value="Child">
            <text:p>Child</text:p>
          </table:table-cell>
          <table:table-cell table:formula="of:=[.B389]" office:value-type="string" office:string-value="Lee ">
            <text:p>Lee </text:p>
          </table:table-cell>
          <table:table-cell table:formula="of:=[.C389]" office:value-type="string" office:string-value="Child">
            <text:p>Child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León Tolstoi </text:p>
          </table:table-cell>
          <table:table-cell table:style-name="Default" table:formula="of:=LEFT([.A390];SEARCH(&quot; &quot;;[.A390];1))" office:value-type="string" office:string-value="León ">
            <text:p>León </text:p>
          </table:table-cell>
          <table:table-cell table:style-name="Default" table:formula="of:=RIGHT([.A390];LEN([.A390])-SEARCH(&quot; &quot;;[.A390];1))" office:value-type="string" office:string-value="Tolstoi ">
            <text:p>Tolstoi </text:p>
          </table:table-cell>
          <table:table-cell table:formula="of:=[.B390]" office:value-type="string" office:string-value="León ">
            <text:p>León </text:p>
          </table:table-cell>
          <table:table-cell table:formula="of:=[.C390]" office:value-type="string" office:string-value="Tolstoi ">
            <text:p>Tolstoi 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Leónidas Andreiev </text:p>
          </table:table-cell>
          <table:table-cell table:style-name="Default" table:formula="of:=LEFT([.A391];SEARCH(&quot; &quot;;[.A391];1))" office:value-type="string" office:string-value="Leónidas ">
            <text:p>Leónidas </text:p>
          </table:table-cell>
          <table:table-cell table:style-name="Default" table:formula="of:=RIGHT([.A391];LEN([.A391])-SEARCH(&quot; &quot;;[.A391];1))" office:value-type="string" office:string-value="Andreiev ">
            <text:p>Andreiev </text:p>
          </table:table-cell>
          <table:table-cell table:formula="of:=[.B391]" office:value-type="string" office:string-value="Leónidas ">
            <text:p>Leónidas </text:p>
          </table:table-cell>
          <table:table-cell table:formula="of:=[.C391]" office:value-type="string" office:string-value="Andreiev ">
            <text:p>Andreiev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eopoldo Arias "Clarín"</text:p>
          </table:table-cell>
          <table:table-cell table:style-name="Default" table:formula="of:=LEFT([.A392];SEARCH(&quot; &quot;;[.A392];1))" office:value-type="string" office:string-value="Leopoldo ">
            <text:p>Leopoldo </text:p>
          </table:table-cell>
          <table:table-cell table:style-name="Default" table:formula="of:=RIGHT([.A392];LEN([.A392])-SEARCH(&quot; &quot;;[.A392];1))" office:value-type="string" office:string-value="Arias &quot;Clarín&quot;">
            <text:p>Arias "Clarín"</text:p>
          </table:table-cell>
          <table:table-cell table:formula="of:=[.B392]" office:value-type="string" office:string-value="Leopoldo ">
            <text:p>Leopoldo </text:p>
          </table:table-cell>
          <table:table-cell table:formula="of:=[.C392]" office:value-type="string" office:string-value="Arias &quot;Clarín&quot;">
            <text:p>Arias "Clarín"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letras galegas</text:p>
          </table:table-cell>
          <table:table-cell table:style-name="Default" table:formula="of:=LEFT([.A393];SEARCH(&quot; &quot;;[.A393];1))" office:value-type="string" office:string-value="letras ">
            <text:p>letras </text:p>
          </table:table-cell>
          <table:table-cell table:style-name="Default" table:formula="of:=RIGHT([.A393];LEN([.A393])-SEARCH(&quot; &quot;;[.A393];1))" office:value-type="string" office:string-value="galegas">
            <text:p>galegas</text:p>
          </table:table-cell>
          <table:table-cell table:formula="of:=[.B393]" office:value-type="string" office:string-value="letras ">
            <text:p>letras </text:p>
          </table:table-cell>
          <table:table-cell table:formula="of:=[.C393]" office:value-type="string" office:string-value="galegas">
            <text:p>galega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ev Trotsky</text:p>
          </table:table-cell>
          <table:table-cell table:style-name="Default" table:formula="of:=LEFT([.A394];SEARCH(&quot; &quot;;[.A394];1))" office:value-type="string" office:string-value="Lev ">
            <text:p>Lev </text:p>
          </table:table-cell>
          <table:table-cell table:style-name="Default" table:formula="of:=RIGHT([.A394];LEN([.A394])-SEARCH(&quot; &quot;;[.A394];1))" office:value-type="string" office:string-value="Trotsky">
            <text:p>Trotsky</text:p>
          </table:table-cell>
          <table:table-cell table:formula="of:=[.B394]" office:value-type="string" office:string-value="Lev ">
            <text:p>Lev </text:p>
          </table:table-cell>
          <table:table-cell table:formula="of:=[.C394]" office:value-type="string" office:string-value="Trotsky">
            <text:p>Trotsk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ewis Wallace</text:p>
          </table:table-cell>
          <table:table-cell table:style-name="Default" table:formula="of:=LEFT([.A395];SEARCH(&quot; &quot;;[.A395];1))" office:value-type="string" office:string-value="Lewis ">
            <text:p>Lewis </text:p>
          </table:table-cell>
          <table:table-cell table:style-name="Default" table:formula="of:=RIGHT([.A395];LEN([.A395])-SEARCH(&quot; &quot;;[.A395];1))" office:value-type="string" office:string-value="Wallace">
            <text:p>Wallace</text:p>
          </table:table-cell>
          <table:table-cell table:formula="of:=[.B395]" office:value-type="string" office:string-value="Lewis ">
            <text:p>Lewis </text:p>
          </table:table-cell>
          <table:table-cell table:formula="of:=[.C395]" office:value-type="string" office:string-value="Wallace">
            <text:p>Wallac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indsey Davis</text:p>
          </table:table-cell>
          <table:table-cell table:style-name="Default" table:formula="of:=LEFT([.A396];SEARCH(&quot; &quot;;[.A396];1))" office:value-type="string" office:string-value="Lindsey ">
            <text:p>Lindsey </text:p>
          </table:table-cell>
          <table:table-cell table:style-name="Default" table:formula="of:=RIGHT([.A396];LEN([.A396])-SEARCH(&quot; &quot;;[.A396];1))" office:value-type="string" office:string-value="Davis">
            <text:p>Davis</text:p>
          </table:table-cell>
          <table:table-cell table:formula="of:=[.B396]" office:value-type="string" office:string-value="Lindsey ">
            <text:p>Lindsey </text:p>
          </table:table-cell>
          <table:table-cell table:formula="of:=[.C396]" office:value-type="string" office:string-value="Davis">
            <text:p>Davi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olo Rico</text:p>
          </table:table-cell>
          <table:table-cell table:style-name="Default" table:formula="of:=LEFT([.A397];SEARCH(&quot; &quot;;[.A397];1))" office:value-type="string" office:string-value="Lolo ">
            <text:p>Lolo </text:p>
          </table:table-cell>
          <table:table-cell table:style-name="Default" table:formula="of:=RIGHT([.A397];LEN([.A397])-SEARCH(&quot; &quot;;[.A397];1))" office:value-type="string" office:string-value="Rico">
            <text:p>Rico</text:p>
          </table:table-cell>
          <table:table-cell table:formula="of:=[.B397]" office:value-type="string" office:string-value="Lolo ">
            <text:p>Lolo </text:p>
          </table:table-cell>
          <table:table-cell table:formula="of:=[.C397]" office:value-type="string" office:string-value="Rico">
            <text:p>Ric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ope de Vega</text:p>
          </table:table-cell>
          <table:table-cell table:style-name="Default" table:formula="of:=LEFT([.A398];SEARCH(&quot; &quot;;[.A398];1))" office:value-type="string" office:string-value="Lope ">
            <text:p>Lope </text:p>
          </table:table-cell>
          <table:table-cell table:style-name="Default" table:formula="of:=RIGHT([.A398];LEN([.A398])-SEARCH(&quot; &quot;;[.A398];1))" office:value-type="string" office:string-value="de Vega">
            <text:p>de Vega</text:p>
          </table:table-cell>
          <table:table-cell table:formula="of:=[.B398]" office:value-type="string" office:string-value="Lope ">
            <text:p>Lope </text:p>
          </table:table-cell>
          <table:table-cell table:formula="of:=[.C398]" office:value-type="string" office:string-value="de Vega">
            <text:p>de Veg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ou Marinoff</text:p>
          </table:table-cell>
          <table:table-cell table:style-name="Default" table:formula="of:=LEFT([.A399];SEARCH(&quot; &quot;;[.A399];1))" office:value-type="string" office:string-value="Lou ">
            <text:p>Lou </text:p>
          </table:table-cell>
          <table:table-cell table:style-name="Default" table:formula="of:=RIGHT([.A399];LEN([.A399])-SEARCH(&quot; &quot;;[.A399];1))" office:value-type="string" office:string-value="Marinoff">
            <text:p>Marinoff</text:p>
          </table:table-cell>
          <table:table-cell table:formula="of:=[.B399]" office:value-type="string" office:string-value="Lou ">
            <text:p>Lou </text:p>
          </table:table-cell>
          <table:table-cell table:formula="of:=[.C399]" office:value-type="string" office:string-value="Marinoff">
            <text:p>Marinoff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ouis Auchincloss</text:p>
          </table:table-cell>
          <table:table-cell table:style-name="Default" table:formula="of:=LEFT([.A400];SEARCH(&quot; &quot;;[.A400];1))" office:value-type="string" office:string-value="Louis ">
            <text:p>Louis </text:p>
          </table:table-cell>
          <table:table-cell table:style-name="Default" table:formula="of:=RIGHT([.A400];LEN([.A400])-SEARCH(&quot; &quot;;[.A400];1))" office:value-type="string" office:string-value="Auchincloss">
            <text:p>Auchincloss</text:p>
          </table:table-cell>
          <table:table-cell table:formula="of:=[.B400]" office:value-type="string" office:string-value="Louis ">
            <text:p>Louis </text:p>
          </table:table-cell>
          <table:table-cell table:formula="of:=[.C400]" office:value-type="string" office:string-value="Auchincloss">
            <text:p>Auchinclos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ucía Berlín</text:p>
          </table:table-cell>
          <table:table-cell table:style-name="Default" table:formula="of:=LEFT([.A401];SEARCH(&quot; &quot;;[.A401];1))" office:value-type="string" office:string-value="Lucía ">
            <text:p>Lucía </text:p>
          </table:table-cell>
          <table:table-cell table:style-name="Default" table:formula="of:=RIGHT([.A401];LEN([.A401])-SEARCH(&quot; &quot;;[.A401];1))" office:value-type="string" office:string-value="Berlín">
            <text:p>Berlín</text:p>
          </table:table-cell>
          <table:table-cell table:formula="of:=[.B401]" office:value-type="string" office:string-value="Lucía ">
            <text:p>Lucía </text:p>
          </table:table-cell>
          <table:table-cell table:formula="of:=[.C401]" office:value-type="string" office:string-value="Berlín">
            <text:p>Berlí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uigi Melarbe</text:p>
          </table:table-cell>
          <table:table-cell table:style-name="Default" table:formula="of:=LEFT([.A402];SEARCH(&quot; &quot;;[.A402];1))" office:value-type="string" office:string-value="Luigi ">
            <text:p>Luigi </text:p>
          </table:table-cell>
          <table:table-cell table:style-name="Default" table:formula="of:=RIGHT([.A402];LEN([.A402])-SEARCH(&quot; &quot;;[.A402];1))" office:value-type="string" office:string-value="Melarbe">
            <text:p>Melarbe</text:p>
          </table:table-cell>
          <table:table-cell table:formula="of:=[.B402]" office:value-type="string" office:string-value="Luigi ">
            <text:p>Luigi </text:p>
          </table:table-cell>
          <table:table-cell table:formula="of:=[.C402]" office:value-type="string" office:string-value="Melarbe">
            <text:p>Melarb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uis Cernuda</text:p>
          </table:table-cell>
          <table:table-cell table:style-name="Default" table:formula="of:=LEFT([.A403];SEARCH(&quot; &quot;;[.A403];1))" office:value-type="string" office:string-value="Luis ">
            <text:p>Luis </text:p>
          </table:table-cell>
          <table:table-cell table:style-name="Default" table:formula="of:=RIGHT([.A403];LEN([.A403])-SEARCH(&quot; &quot;;[.A403];1))" office:value-type="string" office:string-value="Cernuda">
            <text:p>Cernuda</text:p>
          </table:table-cell>
          <table:table-cell table:formula="of:=[.B403]" office:value-type="string" office:string-value="Luis ">
            <text:p>Luis </text:p>
          </table:table-cell>
          <table:table-cell table:formula="of:=[.C403]" office:value-type="string" office:string-value="Cernuda">
            <text:p>Cernud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Luis de Camoens </text:p>
          </table:table-cell>
          <table:table-cell table:style-name="Default" table:formula="of:=LEFT([.A404];SEARCH(&quot; &quot;;[.A404];1))" office:value-type="string" office:string-value="Luis ">
            <text:p>Luis </text:p>
          </table:table-cell>
          <table:table-cell table:style-name="Default" table:formula="of:=RIGHT([.A404];LEN([.A404])-SEARCH(&quot; &quot;;[.A404];1))" office:value-type="string" office:string-value="de Camoens ">
            <text:p>de Camoens </text:p>
          </table:table-cell>
          <table:table-cell table:formula="of:=[.B404]" office:value-type="string" office:string-value="Luis ">
            <text:p>Luis </text:p>
          </table:table-cell>
          <table:table-cell table:formula="of:=[.C404]" office:value-type="string" office:string-value="de Camoens ">
            <text:p>de Camoens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uis de Góngora</text:p>
          </table:table-cell>
          <table:table-cell table:style-name="Default" table:formula="of:=LEFT([.A405];SEARCH(&quot; &quot;;[.A405];1))" office:value-type="string" office:string-value="Luis ">
            <text:p>Luis </text:p>
          </table:table-cell>
          <table:table-cell table:style-name="Default" table:formula="of:=RIGHT([.A405];LEN([.A405])-SEARCH(&quot; &quot;;[.A405];1))" office:value-type="string" office:string-value="de Góngora">
            <text:p>de Góngora</text:p>
          </table:table-cell>
          <table:table-cell table:formula="of:=[.B405]" office:value-type="string" office:string-value="Luis ">
            <text:p>Luis </text:p>
          </table:table-cell>
          <table:table-cell table:formula="of:=[.C405]" office:value-type="string" office:string-value="de Góngora">
            <text:p>de Góngor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uis Landero</text:p>
          </table:table-cell>
          <table:table-cell table:style-name="Default" table:formula="of:=LEFT([.A406];SEARCH(&quot; &quot;;[.A406];1))" office:value-type="string" office:string-value="Luis ">
            <text:p>Luis </text:p>
          </table:table-cell>
          <table:table-cell table:style-name="Default" table:formula="of:=RIGHT([.A406];LEN([.A406])-SEARCH(&quot; &quot;;[.A406];1))" office:value-type="string" office:string-value="Landero">
            <text:p>Landero</text:p>
          </table:table-cell>
          <table:table-cell table:formula="of:=[.B406]" office:value-type="string" office:string-value="Luis ">
            <text:p>Luis </text:p>
          </table:table-cell>
          <table:table-cell table:formula="of:=[.C406]" office:value-type="string" office:string-value="Landero">
            <text:p>Lander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uis Martinez Santos</text:p>
          </table:table-cell>
          <table:table-cell table:style-name="Default" table:formula="of:=LEFT([.A407];SEARCH(&quot; &quot;;[.A407];1))" office:value-type="string" office:string-value="Luis ">
            <text:p>Luis </text:p>
          </table:table-cell>
          <table:table-cell table:style-name="Default" table:formula="of:=RIGHT([.A407];LEN([.A407])-SEARCH(&quot; &quot;;[.A407];1))" office:value-type="string" office:string-value="Martinez Santos">
            <text:p>Martinez Santos</text:p>
          </table:table-cell>
          <table:table-cell table:formula="of:=[.B407]" office:value-type="string" office:string-value="Luis ">
            <text:p>Luis </text:p>
          </table:table-cell>
          <table:table-cell table:formula="of:=[.C407]" office:value-type="string" office:string-value="Martinez Santos">
            <text:p>Martinez Santo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uis Pancorbo</text:p>
          </table:table-cell>
          <table:table-cell table:style-name="Default" table:formula="of:=LEFT([.A408];SEARCH(&quot; &quot;;[.A408];1))" office:value-type="string" office:string-value="Luis ">
            <text:p>Luis </text:p>
          </table:table-cell>
          <table:table-cell table:style-name="Default" table:formula="of:=RIGHT([.A408];LEN([.A408])-SEARCH(&quot; &quot;;[.A408];1))" office:value-type="string" office:string-value="Pancorbo">
            <text:p>Pancorbo</text:p>
          </table:table-cell>
          <table:table-cell table:formula="of:=[.B408]" office:value-type="string" office:string-value="Luis ">
            <text:p>Luis </text:p>
          </table:table-cell>
          <table:table-cell table:formula="of:=[.C408]" office:value-type="string" office:string-value="Pancorbo">
            <text:p>Pancorb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uis Parreño Gutierrez</text:p>
          </table:table-cell>
          <table:table-cell table:style-name="Default" table:formula="of:=LEFT([.A409];SEARCH(&quot; &quot;;[.A409];1))" office:value-type="string" office:string-value="Luis ">
            <text:p>Luis </text:p>
          </table:table-cell>
          <table:table-cell table:style-name="Default" table:formula="of:=RIGHT([.A409];LEN([.A409])-SEARCH(&quot; &quot;;[.A409];1))" office:value-type="string" office:string-value="Parreño Gutierrez">
            <text:p>Parreño Gutierrez</text:p>
          </table:table-cell>
          <table:table-cell table:formula="of:=[.B409]" office:value-type="string" office:string-value="Luis ">
            <text:p>Luis </text:p>
          </table:table-cell>
          <table:table-cell table:formula="of:=[.C409]" office:value-type="string" office:string-value="Parreño Gutierrez">
            <text:p>Parreño Gutierre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uis Sepúlveda</text:p>
          </table:table-cell>
          <table:table-cell table:style-name="Default" table:formula="of:=LEFT([.A410];SEARCH(&quot; &quot;;[.A410];1))" office:value-type="string" office:string-value="Luis ">
            <text:p>Luis </text:p>
          </table:table-cell>
          <table:table-cell table:style-name="Default" table:formula="of:=RIGHT([.A410];LEN([.A410])-SEARCH(&quot; &quot;;[.A410];1))" office:value-type="string" office:string-value="Sepúlveda">
            <text:p>Sepúlveda</text:p>
          </table:table-cell>
          <table:table-cell table:formula="of:=[.B410]" office:value-type="string" office:string-value="Luis ">
            <text:p>Luis </text:p>
          </table:table-cell>
          <table:table-cell table:formula="of:=[.C410]" office:value-type="string" office:string-value="Sepúlveda">
            <text:p>Sepúlved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Lutero</text:p>
          </table:table-cell>
          <table:table-cell table:style-name="Default" table:formula="of:=LEFT([.A411];SEARCH(&quot; &quot;;[.A411];1))" office:value-type="float" office:value="0">
            <text:p>#VALOR!</text:p>
          </table:table-cell>
          <table:table-cell table:style-name="Default" table:formula="of:=RIGHT([.A411];LEN([.A411])-SEARCH(&quot; &quot;;[.A411];1))" office:value-type="float" office:value="0">
            <text:p>#VALOR!</text:p>
          </table:table-cell>
          <table:table-cell office:value-type="string">
            <text:p>Lutero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Luz Gabás</text:p>
          </table:table-cell>
          <table:table-cell table:style-name="Default" table:formula="of:=LEFT([.A412];SEARCH(&quot; &quot;;[.A412];1))" office:value-type="string" office:string-value="Luz ">
            <text:p>Luz </text:p>
          </table:table-cell>
          <table:table-cell table:style-name="Default" table:formula="of:=RIGHT([.A412];LEN([.A412])-SEARCH(&quot; &quot;;[.A412];1))" office:value-type="string" office:string-value="Gabás">
            <text:p>Gabás</text:p>
          </table:table-cell>
          <table:table-cell table:formula="of:=[.B412]" office:value-type="string" office:string-value="Luz ">
            <text:p>Luz </text:p>
          </table:table-cell>
          <table:table-cell table:formula="of:=[.C412]" office:value-type="string" office:string-value="Gabás">
            <text:p>Gabá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. Garcia Barros</text:p>
          </table:table-cell>
          <table:table-cell table:style-name="Default" table:formula="of:=LEFT([.A413];SEARCH(&quot; &quot;;[.A413];1))" office:value-type="string" office:string-value="M. ">
            <text:p>M. </text:p>
          </table:table-cell>
          <table:table-cell table:style-name="Default" table:formula="of:=RIGHT([.A413];LEN([.A413])-SEARCH(&quot; &quot;;[.A413];1))" office:value-type="string" office:string-value="Garcia Barros">
            <text:p>Garcia Barros</text:p>
          </table:table-cell>
          <table:table-cell table:formula="of:=[.B413]" office:value-type="string" office:string-value="M. ">
            <text:p>M. </text:p>
          </table:table-cell>
          <table:table-cell table:formula="of:=[.C413]" office:value-type="string" office:string-value="Garcia Barros">
            <text:p>Garcia Barros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Madame de la Fayette </text:p>
          </table:table-cell>
          <table:table-cell table:style-name="Default" table:formula="of:=LEFT([.A414];SEARCH(&quot; &quot;;[.A414];1))" office:value-type="string" office:string-value="Madame ">
            <text:p>Madame </text:p>
          </table:table-cell>
          <table:table-cell table:style-name="Default" table:formula="of:=RIGHT([.A414];LEN([.A414])-SEARCH(&quot; &quot;;[.A414];1))" office:value-type="string" office:string-value="de la Fayette ">
            <text:p>de la Fayette </text:p>
          </table:table-cell>
          <table:table-cell table:formula="of:=[.B414]" office:value-type="string" office:string-value="Madame ">
            <text:p>Madame </text:p>
          </table:table-cell>
          <table:table-cell table:formula="of:=[.C414]" office:value-type="string" office:string-value="de la Fayette ">
            <text:p>de la Fayette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linowski</text:p>
          </table:table-cell>
          <table:table-cell table:style-name="Default" table:formula="of:=LEFT([.A415];SEARCH(&quot; &quot;;[.A415];1))" office:value-type="float" office:value="0">
            <text:p>#VALOR!</text:p>
          </table:table-cell>
          <table:table-cell table:style-name="Default" table:formula="of:=RIGHT([.A415];LEN([.A415])-SEARCH(&quot; &quot;;[.A415];1))" office:value-type="float" office:value="0">
            <text:p>#VALOR!</text:p>
          </table:table-cell>
          <table:table-cell office:value-type="string">
            <text:p>Malinowski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Manuel Azaña</text:p>
          </table:table-cell>
          <table:table-cell table:style-name="Default" table:formula="of:=LEFT([.A416];SEARCH(&quot; &quot;;[.A416];1))" office:value-type="string" office:string-value="Manuel ">
            <text:p>Manuel </text:p>
          </table:table-cell>
          <table:table-cell table:style-name="Default" table:formula="of:=RIGHT([.A416];LEN([.A416])-SEARCH(&quot; &quot;;[.A416];1))" office:value-type="string" office:string-value="Azaña">
            <text:p>Azaña</text:p>
          </table:table-cell>
          <table:table-cell table:formula="of:=[.B416]" office:value-type="string" office:string-value="Manuel ">
            <text:p>Manuel </text:p>
          </table:table-cell>
          <table:table-cell table:formula="of:=[.C416]" office:value-type="string" office:string-value="Azaña">
            <text:p>Azañ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nuel Fernández Alvarez</text:p>
          </table:table-cell>
          <table:table-cell table:style-name="Default" table:formula="of:=LEFT([.A417];SEARCH(&quot; &quot;;[.A417];1))" office:value-type="string" office:string-value="Manuel ">
            <text:p>Manuel </text:p>
          </table:table-cell>
          <table:table-cell table:style-name="Default" table:formula="of:=RIGHT([.A417];LEN([.A417])-SEARCH(&quot; &quot;;[.A417];1))" office:value-type="string" office:string-value="Fernández Alvarez">
            <text:p>Fernández Alvarez</text:p>
          </table:table-cell>
          <table:table-cell table:formula="of:=[.B417]" office:value-type="string" office:string-value="Manuel ">
            <text:p>Manuel </text:p>
          </table:table-cell>
          <table:table-cell table:formula="of:=[.C417]" office:value-type="string" office:string-value="Fernández Alvarez">
            <text:p>Fernández Alvare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nuel Leguineche</text:p>
          </table:table-cell>
          <table:table-cell table:style-name="Default" table:formula="of:=LEFT([.A418];SEARCH(&quot; &quot;;[.A418];1))" office:value-type="string" office:string-value="Manuel ">
            <text:p>Manuel </text:p>
          </table:table-cell>
          <table:table-cell table:style-name="Default" table:formula="of:=RIGHT([.A418];LEN([.A418])-SEARCH(&quot; &quot;;[.A418];1))" office:value-type="string" office:string-value="Leguineche">
            <text:p>Leguineche</text:p>
          </table:table-cell>
          <table:table-cell table:formula="of:=[.B418]" office:value-type="string" office:string-value="Manuel ">
            <text:p>Manuel </text:p>
          </table:table-cell>
          <table:table-cell table:formula="of:=[.C418]" office:value-type="string" office:string-value="Leguineche">
            <text:p>Leguinech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nuel Loureiro</text:p>
          </table:table-cell>
          <table:table-cell table:style-name="Default" table:formula="of:=LEFT([.A419];SEARCH(&quot; &quot;;[.A419];1))" office:value-type="string" office:string-value="Manuel ">
            <text:p>Manuel </text:p>
          </table:table-cell>
          <table:table-cell table:style-name="Default" table:formula="of:=RIGHT([.A419];LEN([.A419])-SEARCH(&quot; &quot;;[.A419];1))" office:value-type="string" office:string-value="Loureiro">
            <text:p>Loureiro</text:p>
          </table:table-cell>
          <table:table-cell table:formula="of:=[.B419]" office:value-type="string" office:string-value="Manuel ">
            <text:p>Manuel </text:p>
          </table:table-cell>
          <table:table-cell table:formula="of:=[.C419]" office:value-type="string" office:string-value="Loureiro">
            <text:p>Loureiro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Manuel María</text:p>
          </table:table-cell>
          <table:table-cell table:style-name="Default" table:formula="of:=LEFT([.A420];SEARCH(&quot; &quot;;[.A420];1))" office:value-type="string" office:string-value="Manuel ">
            <text:p>Manuel </text:p>
          </table:table-cell>
          <table:table-cell table:style-name="Default" table:formula="of:=RIGHT([.A420];LEN([.A420])-SEARCH(&quot; &quot;;[.A420];1))" office:value-type="string" office:string-value="María">
            <text:p>María</text:p>
          </table:table-cell>
          <table:table-cell table:formula="of:=[.B420]" office:value-type="string" office:string-value="Manuel ">
            <text:p>Manuel </text:p>
          </table:table-cell>
          <table:table-cell table:formula="of:=[.C420]" office:value-type="string" office:string-value="María">
            <text:p>Marí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nuel Rivas</text:p>
          </table:table-cell>
          <table:table-cell table:style-name="Default" table:formula="of:=LEFT([.A421];SEARCH(&quot; &quot;;[.A421];1))" office:value-type="string" office:string-value="Manuel ">
            <text:p>Manuel </text:p>
          </table:table-cell>
          <table:table-cell table:style-name="Default" table:formula="of:=RIGHT([.A421];LEN([.A421])-SEARCH(&quot; &quot;;[.A421];1))" office:value-type="string" office:string-value="Rivas">
            <text:p>Rivas</text:p>
          </table:table-cell>
          <table:table-cell table:formula="of:=[.B421]" office:value-type="string" office:string-value="Manuel ">
            <text:p>Manuel </text:p>
          </table:table-cell>
          <table:table-cell table:formula="of:=[.C421]" office:value-type="string" office:string-value="Rivas">
            <text:p>Riva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nuel Vázquez Moltalbán</text:p>
          </table:table-cell>
          <table:table-cell table:style-name="Default" table:formula="of:=LEFT([.A422];SEARCH(&quot; &quot;;[.A422];1))" office:value-type="string" office:string-value="Manuel ">
            <text:p>Manuel </text:p>
          </table:table-cell>
          <table:table-cell table:style-name="Default" table:formula="of:=RIGHT([.A422];LEN([.A422])-SEARCH(&quot; &quot;;[.A422];1))" office:value-type="string" office:string-value="Vázquez Moltalbán">
            <text:p>Vázquez Moltalbán</text:p>
          </table:table-cell>
          <table:table-cell table:formula="of:=[.B422]" office:value-type="string" office:string-value="Manuel ">
            <text:p>Manuel </text:p>
          </table:table-cell>
          <table:table-cell table:formula="of:=[.C422]" office:value-type="string" office:string-value="Vázquez Moltalbán">
            <text:p>Vázquez Moltalbá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quiavelo</text:p>
          </table:table-cell>
          <table:table-cell table:style-name="Default" table:formula="of:=LEFT([.A423];SEARCH(&quot; &quot;;[.A423];1))" office:value-type="float" office:value="0">
            <text:p>#VALOR!</text:p>
          </table:table-cell>
          <table:table-cell table:style-name="Default" table:formula="of:=RIGHT([.A423];LEN([.A423])-SEARCH(&quot; &quot;;[.A423];1))" office:value-type="float" office:value="0">
            <text:p>#VALOR!</text:p>
          </table:table-cell>
          <table:table-cell office:value-type="string">
            <text:p>Maquiavelo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Mara Torres</text:p>
          </table:table-cell>
          <table:table-cell table:style-name="Default" table:formula="of:=LEFT([.A424];SEARCH(&quot; &quot;;[.A424];1))" office:value-type="string" office:string-value="Mara ">
            <text:p>Mara </text:p>
          </table:table-cell>
          <table:table-cell table:style-name="Default" table:formula="of:=RIGHT([.A424];LEN([.A424])-SEARCH(&quot; &quot;;[.A424];1))" office:value-type="string" office:string-value="Torres">
            <text:p>Torres</text:p>
          </table:table-cell>
          <table:table-cell table:formula="of:=[.B424]" office:value-type="string" office:string-value="Mara ">
            <text:p>Mara </text:p>
          </table:table-cell>
          <table:table-cell table:formula="of:=[.C424]" office:value-type="string" office:string-value="Torres">
            <text:p>Torres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Marc Pastor</text:p>
          </table:table-cell>
          <table:table-cell table:style-name="Default" table:formula="of:=LEFT([.A425];SEARCH(&quot; &quot;;[.A425];1))" office:value-type="string" office:string-value="Marc ">
            <text:p>Marc </text:p>
          </table:table-cell>
          <table:table-cell table:style-name="Default" table:formula="of:=RIGHT([.A425];LEN([.A425])-SEARCH(&quot; &quot;;[.A425];1))" office:value-type="string" office:string-value="Pastor">
            <text:p>Pastor</text:p>
          </table:table-cell>
          <table:table-cell table:formula="of:=[.B425]" office:value-type="string" office:string-value="Marc ">
            <text:p>Marc </text:p>
          </table:table-cell>
          <table:table-cell table:formula="of:=[.C425]" office:value-type="string" office:string-value="Pastor">
            <text:p>Pasto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rcela Serrano</text:p>
          </table:table-cell>
          <table:table-cell table:style-name="Default" table:formula="of:=LEFT([.A426];SEARCH(&quot; &quot;;[.A426];1))" office:value-type="string" office:string-value="Marcela ">
            <text:p>Marcela </text:p>
          </table:table-cell>
          <table:table-cell table:style-name="Default" table:formula="of:=RIGHT([.A426];LEN([.A426])-SEARCH(&quot; &quot;;[.A426];1))" office:value-type="string" office:string-value="Serrano">
            <text:p>Serrano</text:p>
          </table:table-cell>
          <table:table-cell table:formula="of:=[.B426]" office:value-type="string" office:string-value="Marcela ">
            <text:p>Marcela </text:p>
          </table:table-cell>
          <table:table-cell table:formula="of:=[.C426]" office:value-type="string" office:string-value="Serrano">
            <text:p>Serrano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Marco Polo</text:p>
          </table:table-cell>
          <table:table-cell table:style-name="Default" table:formula="of:=LEFT([.A427];SEARCH(&quot; &quot;;[.A427];1))" office:value-type="string" office:string-value="Marco ">
            <text:p>Marco </text:p>
          </table:table-cell>
          <table:table-cell table:style-name="Default" table:formula="of:=RIGHT([.A427];LEN([.A427])-SEARCH(&quot; &quot;;[.A427];1))" office:value-type="string" office:string-value="Polo">
            <text:p>Polo</text:p>
          </table:table-cell>
          <table:table-cell table:formula="of:=[.B427]" office:value-type="string" office:string-value="Marco ">
            <text:p>Marco </text:p>
          </table:table-cell>
          <table:table-cell table:formula="of:=[.C427]" office:value-type="string" office:string-value="Polo">
            <text:p>Pol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rgaret Weis-Tracy Hickmann</text:p>
          </table:table-cell>
          <table:table-cell table:style-name="Default" table:formula="of:=LEFT([.A428];SEARCH(&quot; &quot;;[.A428];1))" office:value-type="string" office:string-value="Margaret ">
            <text:p>Margaret </text:p>
          </table:table-cell>
          <table:table-cell table:style-name="Default" table:formula="of:=RIGHT([.A428];LEN([.A428])-SEARCH(&quot; &quot;;[.A428];1))" office:value-type="string" office:string-value="Weis-Tracy Hickmann">
            <text:p>Weis-Tracy Hickmann</text:p>
          </table:table-cell>
          <table:table-cell table:formula="of:=[.B428]" office:value-type="string" office:string-value="Margaret ">
            <text:p>Margaret </text:p>
          </table:table-cell>
          <table:table-cell table:formula="of:=[.C428]" office:value-type="string" office:string-value="Weis-Tracy Hickmann">
            <text:p>Weis-Tracy Hickman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rguerite Duras</text:p>
          </table:table-cell>
          <table:table-cell table:style-name="Default" table:formula="of:=LEFT([.A429];SEARCH(&quot; &quot;;[.A429];1))" office:value-type="string" office:string-value="Marguerite ">
            <text:p>Marguerite </text:p>
          </table:table-cell>
          <table:table-cell table:style-name="Default" table:formula="of:=RIGHT([.A429];LEN([.A429])-SEARCH(&quot; &quot;;[.A429];1))" office:value-type="string" office:string-value="Duras">
            <text:p>Duras</text:p>
          </table:table-cell>
          <table:table-cell table:formula="of:=[.B429]" office:value-type="string" office:string-value="Marguerite ">
            <text:p>Marguerite </text:p>
          </table:table-cell>
          <table:table-cell table:formula="of:=[.C429]" office:value-type="string" office:string-value="Duras">
            <text:p>Dura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rguerite Yourcenar</text:p>
          </table:table-cell>
          <table:table-cell table:style-name="Default" table:formula="of:=LEFT([.A430];SEARCH(&quot; &quot;;[.A430];1))" office:value-type="string" office:string-value="Marguerite ">
            <text:p>Marguerite </text:p>
          </table:table-cell>
          <table:table-cell table:style-name="Default" table:formula="of:=RIGHT([.A430];LEN([.A430])-SEARCH(&quot; &quot;;[.A430];1))" office:value-type="string" office:string-value="Yourcenar">
            <text:p>Yourcenar</text:p>
          </table:table-cell>
          <table:table-cell table:formula="of:=[.B430]" office:value-type="string" office:string-value="Marguerite ">
            <text:p>Marguerite </text:p>
          </table:table-cell>
          <table:table-cell table:formula="of:=[.C430]" office:value-type="string" office:string-value="Yourcenar">
            <text:p>Yourcenar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María de Zayas</text:p>
          </table:table-cell>
          <table:table-cell table:style-name="Default" table:formula="of:=LEFT([.A431];SEARCH(&quot; &quot;;[.A431];1))" office:value-type="string" office:string-value="María ">
            <text:p>María </text:p>
          </table:table-cell>
          <table:table-cell table:style-name="Default" table:formula="of:=RIGHT([.A431];LEN([.A431])-SEARCH(&quot; &quot;;[.A431];1))" office:value-type="string" office:string-value="de Zayas">
            <text:p>de Zayas</text:p>
          </table:table-cell>
          <table:table-cell table:formula="of:=[.B431]" office:value-type="string" office:string-value="María ">
            <text:p>María </text:p>
          </table:table-cell>
          <table:table-cell table:formula="of:=[.C431]" office:value-type="string" office:string-value="de Zayas">
            <text:p>de Zaya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rianne Lewis</text:p>
          </table:table-cell>
          <table:table-cell table:style-name="Default" table:formula="of:=LEFT([.A432];SEARCH(&quot; &quot;;[.A432];1))" office:value-type="string" office:string-value="Marianne ">
            <text:p>Marianne </text:p>
          </table:table-cell>
          <table:table-cell table:style-name="Default" table:formula="of:=RIGHT([.A432];LEN([.A432])-SEARCH(&quot; &quot;;[.A432];1))" office:value-type="string" office:string-value="Lewis">
            <text:p>Lewis</text:p>
          </table:table-cell>
          <table:table-cell table:formula="of:=[.B432]" office:value-type="string" office:string-value="Marianne ">
            <text:p>Marianne </text:p>
          </table:table-cell>
          <table:table-cell table:formula="of:=[.C432]" office:value-type="string" office:string-value="Lewis">
            <text:p>Lewi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ríano José de Larra</text:p>
          </table:table-cell>
          <table:table-cell table:style-name="Default" table:formula="of:=LEFT([.A433];SEARCH(&quot; &quot;;[.A433];1))" office:value-type="string" office:string-value="Maríano ">
            <text:p>Maríano </text:p>
          </table:table-cell>
          <table:table-cell table:style-name="Default" table:formula="of:=RIGHT([.A433];LEN([.A433])-SEARCH(&quot; &quot;;[.A433];1))" office:value-type="string" office:string-value="José de Larra">
            <text:p>José de Larra</text:p>
          </table:table-cell>
          <table:table-cell table:formula="of:=[.B433]" office:value-type="string" office:string-value="Maríano ">
            <text:p>Maríano </text:p>
          </table:table-cell>
          <table:table-cell table:formula="of:=[.C433]" office:value-type="string" office:string-value="José de Larra">
            <text:p>José de Larr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riano Lizcano Ramos</text:p>
          </table:table-cell>
          <table:table-cell table:style-name="Default" table:formula="of:=LEFT([.A434];SEARCH(&quot; &quot;;[.A434];1))" office:value-type="string" office:string-value="Mariano ">
            <text:p>Mariano </text:p>
          </table:table-cell>
          <table:table-cell table:style-name="Default" table:formula="of:=RIGHT([.A434];LEN([.A434])-SEARCH(&quot; &quot;;[.A434];1))" office:value-type="string" office:string-value="Lizcano Ramos">
            <text:p>Lizcano Ramos</text:p>
          </table:table-cell>
          <table:table-cell table:formula="of:=[.B434]" office:value-type="string" office:string-value="Mariano ">
            <text:p>Mariano </text:p>
          </table:table-cell>
          <table:table-cell table:formula="of:=[.C434]" office:value-type="string" office:string-value="Lizcano Ramos">
            <text:p>Lizcano Ramo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riluz Fernández</text:p>
          </table:table-cell>
          <table:table-cell table:style-name="Default" table:formula="of:=LEFT([.A435];SEARCH(&quot; &quot;;[.A435];1))" office:value-type="string" office:string-value="Mariluz ">
            <text:p>Mariluz </text:p>
          </table:table-cell>
          <table:table-cell table:style-name="Default" table:formula="of:=RIGHT([.A435];LEN([.A435])-SEARCH(&quot; &quot;;[.A435];1))" office:value-type="string" office:string-value="Fernández">
            <text:p>Fernández</text:p>
          </table:table-cell>
          <table:table-cell table:formula="of:=[.B435]" office:value-type="string" office:string-value="Mariluz ">
            <text:p>Mariluz </text:p>
          </table:table-cell>
          <table:table-cell table:formula="of:=[.C435]" office:value-type="string" office:string-value="Fernández">
            <text:p>Fernández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Mario Vargas Llosa</text:p>
          </table:table-cell>
          <table:table-cell table:style-name="Default" table:formula="of:=LEFT([.A436];SEARCH(&quot; &quot;;[.A436];1))" office:value-type="string" office:string-value="Mario ">
            <text:p>Mario </text:p>
          </table:table-cell>
          <table:table-cell table:style-name="Default" table:formula="of:=RIGHT([.A436];LEN([.A436])-SEARCH(&quot; &quot;;[.A436];1))" office:value-type="string" office:string-value="Vargas Llosa">
            <text:p>Vargas Llosa</text:p>
          </table:table-cell>
          <table:table-cell table:formula="of:=[.B436]" office:value-type="string" office:string-value="Mario ">
            <text:p>Mario </text:p>
          </table:table-cell>
          <table:table-cell table:formula="of:=[.C436]" office:value-type="string" office:string-value="Vargas Llosa">
            <text:p>Vargas Llos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rti Leimbach</text:p>
          </table:table-cell>
          <table:table-cell table:style-name="Default" table:formula="of:=LEFT([.A437];SEARCH(&quot; &quot;;[.A437];1))" office:value-type="string" office:string-value="Marti ">
            <text:p>Marti </text:p>
          </table:table-cell>
          <table:table-cell table:style-name="Default" table:formula="of:=RIGHT([.A437];LEN([.A437])-SEARCH(&quot; &quot;;[.A437];1))" office:value-type="string" office:string-value="Leimbach">
            <text:p>Leimbach</text:p>
          </table:table-cell>
          <table:table-cell table:formula="of:=[.B437]" office:value-type="string" office:string-value="Marti ">
            <text:p>Marti </text:p>
          </table:table-cell>
          <table:table-cell table:formula="of:=[.C437]" office:value-type="string" office:string-value="Leimbach">
            <text:p>Leimbach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rtin Vigil</text:p>
          </table:table-cell>
          <table:table-cell table:style-name="Default" table:formula="of:=LEFT([.A438];SEARCH(&quot; &quot;;[.A438];1))" office:value-type="string" office:string-value="Martin ">
            <text:p>Martin </text:p>
          </table:table-cell>
          <table:table-cell table:style-name="Default" table:formula="of:=RIGHT([.A438];LEN([.A438])-SEARCH(&quot; &quot;;[.A438];1))" office:value-type="string" office:string-value="Vigil">
            <text:p>Vigil</text:p>
          </table:table-cell>
          <table:table-cell table:formula="of:=[.B438]" office:value-type="string" office:string-value="Martin ">
            <text:p>Martin </text:p>
          </table:table-cell>
          <table:table-cell table:formula="of:=[.C438]" office:value-type="string" office:string-value="Vigil">
            <text:p>Vigil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Mateo Alemán</text:p>
          </table:table-cell>
          <table:table-cell table:style-name="Default" table:formula="of:=LEFT([.A439];SEARCH(&quot; &quot;;[.A439];1))" office:value-type="string" office:string-value="Mateo ">
            <text:p>Mateo </text:p>
          </table:table-cell>
          <table:table-cell table:style-name="Default" table:formula="of:=RIGHT([.A439];LEN([.A439])-SEARCH(&quot; &quot;;[.A439];1))" office:value-type="string" office:string-value="Alemán">
            <text:p>Alemán</text:p>
          </table:table-cell>
          <table:table-cell table:formula="of:=[.B439]" office:value-type="string" office:string-value="Mateo ">
            <text:p>Mateo </text:p>
          </table:table-cell>
          <table:table-cell table:formula="of:=[.C439]" office:value-type="string" office:string-value="Alemán">
            <text:p>Alemá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teo Madridejos</text:p>
          </table:table-cell>
          <table:table-cell table:style-name="Default" table:formula="of:=LEFT([.A440];SEARCH(&quot; &quot;;[.A440];1))" office:value-type="string" office:string-value="Mateo ">
            <text:p>Mateo </text:p>
          </table:table-cell>
          <table:table-cell table:style-name="Default" table:formula="of:=RIGHT([.A440];LEN([.A440])-SEARCH(&quot; &quot;;[.A440];1))" office:value-type="string" office:string-value="Madridejos">
            <text:p>Madridejos</text:p>
          </table:table-cell>
          <table:table-cell table:formula="of:=[.B440]" office:value-type="string" office:string-value="Mateo ">
            <text:p>Mateo </text:p>
          </table:table-cell>
          <table:table-cell table:formula="of:=[.C440]" office:value-type="string" office:string-value="Madridejos">
            <text:p>Madridejo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tilde Asensi</text:p>
          </table:table-cell>
          <table:table-cell table:style-name="Default" table:formula="of:=LEFT([.A441];SEARCH(&quot; &quot;;[.A441];1))" office:value-type="string" office:string-value="Matilde ">
            <text:p>Matilde </text:p>
          </table:table-cell>
          <table:table-cell table:style-name="Default" table:formula="of:=RIGHT([.A441];LEN([.A441])-SEARCH(&quot; &quot;;[.A441];1))" office:value-type="string" office:string-value="Asensi">
            <text:p>Asensi</text:p>
          </table:table-cell>
          <table:table-cell table:formula="of:=[.B441]" office:value-type="string" office:string-value="Matilde ">
            <text:p>Matilde </text:p>
          </table:table-cell>
          <table:table-cell table:formula="of:=[.C441]" office:value-type="string" office:string-value="Asensi">
            <text:p>Asens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to Tse-Tung</text:p>
          </table:table-cell>
          <table:table-cell table:style-name="Default" table:formula="of:=LEFT([.A442];SEARCH(&quot; &quot;;[.A442];1))" office:value-type="string" office:string-value="Mato ">
            <text:p>Mato </text:p>
          </table:table-cell>
          <table:table-cell table:style-name="Default" table:formula="of:=RIGHT([.A442];LEN([.A442])-SEARCH(&quot; &quot;;[.A442];1))" office:value-type="string" office:string-value="Tse-Tung">
            <text:p>Tse-Tung</text:p>
          </table:table-cell>
          <table:table-cell table:formula="of:=[.B442]" office:value-type="string" office:string-value="Mato ">
            <text:p>Mato </text:p>
          </table:table-cell>
          <table:table-cell table:formula="of:=[.C442]" office:value-type="string" office:string-value="Tse-Tung">
            <text:p>Tse-Tung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urice Leblanc</text:p>
          </table:table-cell>
          <table:table-cell table:style-name="Default" table:formula="of:=LEFT([.A443];SEARCH(&quot; &quot;;[.A443];1))" office:value-type="string" office:string-value="Maurice ">
            <text:p>Maurice </text:p>
          </table:table-cell>
          <table:table-cell table:style-name="Default" table:formula="of:=RIGHT([.A443];LEN([.A443])-SEARCH(&quot; &quot;;[.A443];1))" office:value-type="string" office:string-value="Leblanc">
            <text:p>Leblanc</text:p>
          </table:table-cell>
          <table:table-cell table:formula="of:=[.B443]" office:value-type="string" office:string-value="Maurice ">
            <text:p>Maurice </text:p>
          </table:table-cell>
          <table:table-cell table:formula="of:=[.C443]" office:value-type="string" office:string-value="Leblanc">
            <text:p>Leblanc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x Stirner</text:p>
          </table:table-cell>
          <table:table-cell table:style-name="Default" table:formula="of:=LEFT([.A444];SEARCH(&quot; &quot;;[.A444];1))" office:value-type="string" office:string-value="Max ">
            <text:p>Max </text:p>
          </table:table-cell>
          <table:table-cell table:style-name="Default" table:formula="of:=RIGHT([.A444];LEN([.A444])-SEARCH(&quot; &quot;;[.A444];1))" office:value-type="string" office:string-value="Stirner">
            <text:p>Stirner</text:p>
          </table:table-cell>
          <table:table-cell table:formula="of:=[.B444]" office:value-type="string" office:string-value="Max ">
            <text:p>Max </text:p>
          </table:table-cell>
          <table:table-cell table:formula="of:=[.C444]" office:value-type="string" office:string-value="Stirner">
            <text:p>Stirn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ax Weber</text:p>
          </table:table-cell>
          <table:table-cell table:style-name="Default" table:formula="of:=LEFT([.A445];SEARCH(&quot; &quot;;[.A445];1))" office:value-type="string" office:string-value="Max ">
            <text:p>Max </text:p>
          </table:table-cell>
          <table:table-cell table:style-name="Default" table:formula="of:=RIGHT([.A445];LEN([.A445])-SEARCH(&quot; &quot;;[.A445];1))" office:value-type="string" office:string-value="Weber">
            <text:p>Weber</text:p>
          </table:table-cell>
          <table:table-cell table:formula="of:=[.B445]" office:value-type="string" office:string-value="Max ">
            <text:p>Max </text:p>
          </table:table-cell>
          <table:table-cell table:formula="of:=[.C445]" office:value-type="string" office:string-value="Weber">
            <text:p>Weber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Maxence Van Der Meersch</text:p>
          </table:table-cell>
          <table:table-cell table:style-name="Default" table:formula="of:=LEFT([.A446];SEARCH(&quot; &quot;;[.A446];1))" office:value-type="string" office:string-value="Maxence ">
            <text:p>Maxence </text:p>
          </table:table-cell>
          <table:table-cell table:style-name="Default" table:formula="of:=RIGHT([.A446];LEN([.A446])-SEARCH(&quot; &quot;;[.A446];1))" office:value-type="string" office:string-value="Van Der Meersch">
            <text:p>Van Der Meersch</text:p>
          </table:table-cell>
          <table:table-cell table:formula="of:=[.B446]" office:value-type="string" office:string-value="Maxence ">
            <text:p>Maxence </text:p>
          </table:table-cell>
          <table:table-cell table:formula="of:=[.C446]" office:value-type="string" office:string-value="Van Der Meersch">
            <text:p>Van Der Meersch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Máximo Gorki </text:p>
          </table:table-cell>
          <table:table-cell table:style-name="Default" table:formula="of:=LEFT([.A447];SEARCH(&quot; &quot;;[.A447];1))" office:value-type="string" office:string-value="Máximo ">
            <text:p>Máximo </text:p>
          </table:table-cell>
          <table:table-cell table:style-name="Default" table:formula="of:=RIGHT([.A447];LEN([.A447])-SEARCH(&quot; &quot;;[.A447];1))" office:value-type="string" office:string-value="Gorki ">
            <text:p>Gorki </text:p>
          </table:table-cell>
          <table:table-cell table:formula="of:=[.B447]" office:value-type="string" office:string-value="Máximo ">
            <text:p>Máximo </text:p>
          </table:table-cell>
          <table:table-cell table:formula="of:=[.C447]" office:value-type="string" office:string-value="Gorki ">
            <text:p>Gorki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eléndez Valdés</text:p>
          </table:table-cell>
          <table:table-cell table:style-name="Default" table:formula="of:=LEFT([.A448];SEARCH(&quot; &quot;;[.A448];1))" office:value-type="string" office:string-value="Meléndez ">
            <text:p>Meléndez </text:p>
          </table:table-cell>
          <table:table-cell table:style-name="Default" table:formula="of:=RIGHT([.A448];LEN([.A448])-SEARCH(&quot; &quot;;[.A448];1))" office:value-type="string" office:string-value="Valdés">
            <text:p>Valdés</text:p>
          </table:table-cell>
          <table:table-cell table:formula="of:=[.B448]" office:value-type="string" office:string-value="Meléndez ">
            <text:p>Meléndez </text:p>
          </table:table-cell>
          <table:table-cell table:formula="of:=[.C448]" office:value-type="string" office:string-value="Valdés">
            <text:p>Valdé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ercé Rodoreda</text:p>
          </table:table-cell>
          <table:table-cell table:style-name="Default" table:formula="of:=LEFT([.A449];SEARCH(&quot; &quot;;[.A449];1))" office:value-type="string" office:string-value="Mercé ">
            <text:p>Mercé </text:p>
          </table:table-cell>
          <table:table-cell table:style-name="Default" table:formula="of:=RIGHT([.A449];LEN([.A449])-SEARCH(&quot; &quot;;[.A449];1))" office:value-type="string" office:string-value="Rodoreda">
            <text:p>Rodoreda</text:p>
          </table:table-cell>
          <table:table-cell table:formula="of:=[.B449]" office:value-type="string" office:string-value="Mercé ">
            <text:p>Mercé </text:p>
          </table:table-cell>
          <table:table-cell table:formula="of:=[.C449]" office:value-type="string" office:string-value="Rodoreda">
            <text:p>Rodored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ercedes Salisachs</text:p>
          </table:table-cell>
          <table:table-cell table:style-name="Default" table:formula="of:=LEFT([.A450];SEARCH(&quot; &quot;;[.A450];1))" office:value-type="string" office:string-value="Mercedes ">
            <text:p>Mercedes </text:p>
          </table:table-cell>
          <table:table-cell table:style-name="Default" table:formula="of:=RIGHT([.A450];LEN([.A450])-SEARCH(&quot; &quot;;[.A450];1))" office:value-type="string" office:string-value="Salisachs">
            <text:p>Salisachs</text:p>
          </table:table-cell>
          <table:table-cell table:formula="of:=[.B450]" office:value-type="string" office:string-value="Mercedes ">
            <text:p>Mercedes </text:p>
          </table:table-cell>
          <table:table-cell table:formula="of:=[.C450]" office:value-type="string" office:string-value="Salisachs">
            <text:p>Salisachs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Mesonero Romanos,</text:p>
            <text:p>Estébanez Calderón</text:p>
          </table:table-cell>
          <table:table-cell table:style-name="Default" table:formula="of:=LEFT([.A451];SEARCH(&quot; &quot;;[.A451];1))" office:value-type="string" office:string-value="Mesonero ">
            <text:p>Mesonero </text:p>
          </table:table-cell>
          <table:table-cell table:style-name="Default" table:formula="of:=RIGHT([.A451];LEN([.A451])-SEARCH(&quot; &quot;;[.A451];1))" office:value-type="string" office:string-value="Romanos,&#10;Estébanez Calderón">
            <text:p>Romanos,<text:line-break/>Estébanez Calderón</text:p>
          </table:table-cell>
          <table:table-cell table:formula="of:=[.B451]" office:value-type="string" office:string-value="Mesonero ">
            <text:p>Mesonero </text:p>
          </table:table-cell>
          <table:table-cell table:formula="of:=[.C451]" office:value-type="string" office:string-value="Romanos,&#10;Estébanez Calderón">
            <text:p>Romanos,<text:line-break/>Estébanez Calderó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chael Baigen, Richard Leigh</text:p>
          </table:table-cell>
          <table:table-cell table:style-name="Default" table:formula="of:=LEFT([.A452];SEARCH(&quot; &quot;;[.A452];1))" office:value-type="string" office:string-value="Michael ">
            <text:p>Michael </text:p>
          </table:table-cell>
          <table:table-cell table:style-name="Default" table:formula="of:=RIGHT([.A452];LEN([.A452])-SEARCH(&quot; &quot;;[.A452];1))" office:value-type="string" office:string-value="Baigen, Richard Leigh">
            <text:p>Baigen, Richard Leigh</text:p>
          </table:table-cell>
          <table:table-cell table:formula="of:=[.B452]" office:value-type="string" office:string-value="Michael ">
            <text:p>Michael </text:p>
          </table:table-cell>
          <table:table-cell table:formula="of:=[.C452]" office:value-type="string" office:string-value="Baigen, Richard Leigh">
            <text:p>Baigen, Richard Leigh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chael Crichton</text:p>
          </table:table-cell>
          <table:table-cell table:style-name="Default" table:formula="of:=LEFT([.A453];SEARCH(&quot; &quot;;[.A453];1))" office:value-type="string" office:string-value="Michael ">
            <text:p>Michael </text:p>
          </table:table-cell>
          <table:table-cell table:style-name="Default" table:formula="of:=RIGHT([.A453];LEN([.A453])-SEARCH(&quot; &quot;;[.A453];1))" office:value-type="string" office:string-value="Crichton">
            <text:p>Crichton</text:p>
          </table:table-cell>
          <table:table-cell table:formula="of:=[.B453]" office:value-type="string" office:string-value="Michael ">
            <text:p>Michael </text:p>
          </table:table-cell>
          <table:table-cell table:formula="of:=[.C453]" office:value-type="string" office:string-value="Crichton">
            <text:p>Cricht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chael Cunningham </text:p>
          </table:table-cell>
          <table:table-cell table:style-name="Default" table:formula="of:=LEFT([.A454];SEARCH(&quot; &quot;;[.A454];1))" office:value-type="string" office:string-value="Michael ">
            <text:p>Michael </text:p>
          </table:table-cell>
          <table:table-cell table:style-name="Default" table:formula="of:=RIGHT([.A454];LEN([.A454])-SEARCH(&quot; &quot;;[.A454];1))" office:value-type="string" office:string-value="Cunningham ">
            <text:p>Cunningham </text:p>
          </table:table-cell>
          <table:table-cell table:formula="of:=[.B454]" office:value-type="string" office:string-value="Michael ">
            <text:p>Michael </text:p>
          </table:table-cell>
          <table:table-cell table:formula="of:=[.C454]" office:value-type="string" office:string-value="Cunningham ">
            <text:p>Cunningham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chael Ende</text:p>
          </table:table-cell>
          <table:table-cell table:style-name="Default" table:formula="of:=LEFT([.A455];SEARCH(&quot; &quot;;[.A455];1))" office:value-type="string" office:string-value="Michael ">
            <text:p>Michael </text:p>
          </table:table-cell>
          <table:table-cell table:style-name="Default" table:formula="of:=RIGHT([.A455];LEN([.A455])-SEARCH(&quot; &quot;;[.A455];1))" office:value-type="string" office:string-value="Ende">
            <text:p>Ende</text:p>
          </table:table-cell>
          <table:table-cell table:formula="of:=[.B455]" office:value-type="string" office:string-value="Michael ">
            <text:p>Michael </text:p>
          </table:table-cell>
          <table:table-cell table:formula="of:=[.C455]" office:value-type="string" office:string-value="Ende">
            <text:p>End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chel Benoit</text:p>
          </table:table-cell>
          <table:table-cell table:style-name="Default" table:formula="of:=LEFT([.A456];SEARCH(&quot; &quot;;[.A456];1))" office:value-type="string" office:string-value="Michel ">
            <text:p>Michel </text:p>
          </table:table-cell>
          <table:table-cell table:style-name="Default" table:formula="of:=RIGHT([.A456];LEN([.A456])-SEARCH(&quot; &quot;;[.A456];1))" office:value-type="string" office:string-value="Benoit">
            <text:p>Benoit</text:p>
          </table:table-cell>
          <table:table-cell table:formula="of:=[.B456]" office:value-type="string" office:string-value="Michel ">
            <text:p>Michel </text:p>
          </table:table-cell>
          <table:table-cell table:formula="of:=[.C456]" office:value-type="string" office:string-value="Benoit">
            <text:p>Benoi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chel Quoist</text:p>
          </table:table-cell>
          <table:table-cell table:style-name="Default" table:formula="of:=LEFT([.A457];SEARCH(&quot; &quot;;[.A457];1))" office:value-type="string" office:string-value="Michel ">
            <text:p>Michel </text:p>
          </table:table-cell>
          <table:table-cell table:style-name="Default" table:formula="of:=RIGHT([.A457];LEN([.A457])-SEARCH(&quot; &quot;;[.A457];1))" office:value-type="string" office:string-value="Quoist">
            <text:p>Quoist</text:p>
          </table:table-cell>
          <table:table-cell table:formula="of:=[.B457]" office:value-type="string" office:string-value="Michel ">
            <text:p>Michel </text:p>
          </table:table-cell>
          <table:table-cell table:formula="of:=[.C457]" office:value-type="string" office:string-value="Quoist">
            <text:p>Quois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guel de Cervantes</text:p>
          </table:table-cell>
          <table:table-cell table:style-name="Default" table:formula="of:=LEFT([.A458];SEARCH(&quot; &quot;;[.A458];1))" office:value-type="string" office:string-value="Miguel ">
            <text:p>Miguel </text:p>
          </table:table-cell>
          <table:table-cell table:style-name="Default" table:formula="of:=RIGHT([.A458];LEN([.A458])-SEARCH(&quot; &quot;;[.A458];1))" office:value-type="string" office:string-value="de Cervantes">
            <text:p>de Cervantes</text:p>
          </table:table-cell>
          <table:table-cell table:formula="of:=[.B458]" office:value-type="string" office:string-value="Miguel ">
            <text:p>Miguel </text:p>
          </table:table-cell>
          <table:table-cell table:formula="of:=[.C458]" office:value-type="string" office:string-value="de Cervantes">
            <text:p>de Cervante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guel de Unamuno</text:p>
          </table:table-cell>
          <table:table-cell table:style-name="Default" table:formula="of:=LEFT([.A459];SEARCH(&quot; &quot;;[.A459];1))" office:value-type="string" office:string-value="Miguel ">
            <text:p>Miguel </text:p>
          </table:table-cell>
          <table:table-cell table:style-name="Default" table:formula="of:=RIGHT([.A459];LEN([.A459])-SEARCH(&quot; &quot;;[.A459];1))" office:value-type="string" office:string-value="de Unamuno">
            <text:p>de Unamuno</text:p>
          </table:table-cell>
          <table:table-cell table:formula="of:=[.B459]" office:value-type="string" office:string-value="Miguel ">
            <text:p>Miguel </text:p>
          </table:table-cell>
          <table:table-cell table:formula="of:=[.C459]" office:value-type="string" office:string-value="de Unamuno">
            <text:p>de Unamun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guel Delibes</text:p>
          </table:table-cell>
          <table:table-cell table:style-name="Default" table:formula="of:=LEFT([.A460];SEARCH(&quot; &quot;;[.A460];1))" office:value-type="string" office:string-value="Miguel ">
            <text:p>Miguel </text:p>
          </table:table-cell>
          <table:table-cell table:style-name="Default" table:formula="of:=RIGHT([.A460];LEN([.A460])-SEARCH(&quot; &quot;;[.A460];1))" office:value-type="string" office:string-value="Delibes">
            <text:p>Delibes</text:p>
          </table:table-cell>
          <table:table-cell table:formula="of:=[.B460]" office:value-type="string" office:string-value="Miguel ">
            <text:p>Miguel </text:p>
          </table:table-cell>
          <table:table-cell table:formula="of:=[.C460]" office:value-type="string" office:string-value="Delibes">
            <text:p>Delibe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guel Hernandez</text:p>
          </table:table-cell>
          <table:table-cell table:style-name="Default" table:formula="of:=LEFT([.A461];SEARCH(&quot; &quot;;[.A461];1))" office:value-type="string" office:string-value="Miguel ">
            <text:p>Miguel </text:p>
          </table:table-cell>
          <table:table-cell table:style-name="Default" table:formula="of:=RIGHT([.A461];LEN([.A461])-SEARCH(&quot; &quot;;[.A461];1))" office:value-type="string" office:string-value="Hernandez">
            <text:p>Hernandez</text:p>
          </table:table-cell>
          <table:table-cell table:formula="of:=[.B461]" office:value-type="string" office:string-value="Miguel ">
            <text:p>Miguel </text:p>
          </table:table-cell>
          <table:table-cell table:formula="of:=[.C461]" office:value-type="string" office:string-value="Hernandez">
            <text:p>Hernandez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Miguelanxo Prado</text:p>
          </table:table-cell>
          <table:table-cell table:style-name="Default" table:formula="of:=LEFT([.A462];SEARCH(&quot; &quot;;[.A462];1))" office:value-type="string" office:string-value="Miguelanxo ">
            <text:p>Miguelanxo </text:p>
          </table:table-cell>
          <table:table-cell table:style-name="Default" table:formula="of:=RIGHT([.A462];LEN([.A462])-SEARCH(&quot; &quot;;[.A462];1))" office:value-type="string" office:string-value="Prado">
            <text:p>Prado</text:p>
          </table:table-cell>
          <table:table-cell table:formula="of:=[.B462]" office:value-type="string" office:string-value="Miguelanxo ">
            <text:p>Miguelanxo </text:p>
          </table:table-cell>
          <table:table-cell table:formula="of:=[.C462]" office:value-type="string" office:string-value="Prado">
            <text:p>Prad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Mihail Cholokov</text:p>
          </table:table-cell>
          <table:table-cell table:style-name="Default" table:formula="of:=LEFT([.A463];SEARCH(&quot; &quot;;[.A463];1))" office:value-type="string" office:string-value="Mihail ">
            <text:p>Mihail </text:p>
          </table:table-cell>
          <table:table-cell table:style-name="Default" table:formula="of:=RIGHT([.A463];LEN([.A463])-SEARCH(&quot; &quot;;[.A463];1))" office:value-type="string" office:string-value="Cholokov">
            <text:p>Cholokov</text:p>
          </table:table-cell>
          <table:table-cell table:formula="of:=[.B463]" office:value-type="string" office:string-value="Mihail ">
            <text:p>Mihail </text:p>
          </table:table-cell>
          <table:table-cell table:formula="of:=[.C463]" office:value-type="string" office:string-value="Cholokov">
            <text:p>Cholokov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ka Waltari</text:p>
          </table:table-cell>
          <table:table-cell table:style-name="Default" table:formula="of:=LEFT([.A464];SEARCH(&quot; &quot;;[.A464];1))" office:value-type="string" office:string-value="Mika ">
            <text:p>Mika </text:p>
          </table:table-cell>
          <table:table-cell table:style-name="Default" table:formula="of:=RIGHT([.A464];LEN([.A464])-SEARCH(&quot; &quot;;[.A464];1))" office:value-type="string" office:string-value="Waltari">
            <text:p>Waltari</text:p>
          </table:table-cell>
          <table:table-cell table:formula="of:=[.B464]" office:value-type="string" office:string-value="Mika ">
            <text:p>Mika </text:p>
          </table:table-cell>
          <table:table-cell table:formula="of:=[.C464]" office:value-type="string" office:string-value="Waltari">
            <text:p>Waltar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kel York</text:p>
          </table:table-cell>
          <table:table-cell table:style-name="Default" table:formula="of:=LEFT([.A465];SEARCH(&quot; &quot;;[.A465];1))" office:value-type="string" office:string-value="Mikel ">
            <text:p>Mikel </text:p>
          </table:table-cell>
          <table:table-cell table:style-name="Default" table:formula="of:=RIGHT([.A465];LEN([.A465])-SEARCH(&quot; &quot;;[.A465];1))" office:value-type="string" office:string-value="York">
            <text:p>York</text:p>
          </table:table-cell>
          <table:table-cell table:formula="of:=[.B465]" office:value-type="string" office:string-value="Mikel ">
            <text:p>Mikel </text:p>
          </table:table-cell>
          <table:table-cell table:formula="of:=[.C465]" office:value-type="string" office:string-value="York">
            <text:p>York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lan Kundera</text:p>
          </table:table-cell>
          <table:table-cell table:style-name="Default" table:formula="of:=LEFT([.A466];SEARCH(&quot; &quot;;[.A466];1))" office:value-type="string" office:string-value="Milan ">
            <text:p>Milan </text:p>
          </table:table-cell>
          <table:table-cell table:style-name="Default" table:formula="of:=RIGHT([.A466];LEN([.A466])-SEARCH(&quot; &quot;;[.A466];1))" office:value-type="string" office:string-value="Kundera">
            <text:p>Kundera</text:p>
          </table:table-cell>
          <table:table-cell table:formula="of:=[.B466]" office:value-type="string" office:string-value="Milan ">
            <text:p>Milan </text:p>
          </table:table-cell>
          <table:table-cell table:formula="of:=[.C466]" office:value-type="string" office:string-value="Kundera">
            <text:p>Kunder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lena Agus</text:p>
          </table:table-cell>
          <table:table-cell table:style-name="Default" table:formula="of:=LEFT([.A467];SEARCH(&quot; &quot;;[.A467];1))" office:value-type="string" office:string-value="Milena ">
            <text:p>Milena </text:p>
          </table:table-cell>
          <table:table-cell table:style-name="Default" table:formula="of:=RIGHT([.A467];LEN([.A467])-SEARCH(&quot; &quot;;[.A467];1))" office:value-type="string" office:string-value="Agus">
            <text:p>Agus</text:p>
          </table:table-cell>
          <table:table-cell table:formula="of:=[.B467]" office:value-type="string" office:string-value="Milena ">
            <text:p>Milena </text:p>
          </table:table-cell>
          <table:table-cell table:formula="of:=[.C467]" office:value-type="string" office:string-value="Agus">
            <text:p>Agu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neko Iwasaki</text:p>
          </table:table-cell>
          <table:table-cell table:style-name="Default" table:formula="of:=LEFT([.A468];SEARCH(&quot; &quot;;[.A468];1))" office:value-type="string" office:string-value="Mineko ">
            <text:p>Mineko </text:p>
          </table:table-cell>
          <table:table-cell table:style-name="Default" table:formula="of:=RIGHT([.A468];LEN([.A468])-SEARCH(&quot; &quot;;[.A468];1))" office:value-type="string" office:string-value="Iwasaki">
            <text:p>Iwasaki</text:p>
          </table:table-cell>
          <table:table-cell table:formula="of:=[.B468]" office:value-type="string" office:string-value="Mineko ">
            <text:p>Mineko </text:p>
          </table:table-cell>
          <table:table-cell table:formula="of:=[.C468]" office:value-type="string" office:string-value="Iwasaki">
            <text:p>Iwasak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itra Khosravi</text:p>
          </table:table-cell>
          <table:table-cell table:style-name="Default" table:formula="of:=LEFT([.A469];SEARCH(&quot; &quot;;[.A469];1))" office:value-type="string" office:string-value="Mitra ">
            <text:p>Mitra </text:p>
          </table:table-cell>
          <table:table-cell table:style-name="Default" table:formula="of:=RIGHT([.A469];LEN([.A469])-SEARCH(&quot; &quot;;[.A469];1))" office:value-type="string" office:string-value="Khosravi">
            <text:p>Khosravi</text:p>
          </table:table-cell>
          <table:table-cell table:formula="of:=[.B469]" office:value-type="string" office:string-value="Mitra ">
            <text:p>Mitra </text:p>
          </table:table-cell>
          <table:table-cell table:formula="of:=[.C469]" office:value-type="string" office:string-value="Khosravi">
            <text:p>Khosrav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ontesquieu</text:p>
          </table:table-cell>
          <table:table-cell table:style-name="Default" table:formula="of:=LEFT([.A470];SEARCH(&quot; &quot;;[.A470];1))" office:value-type="float" office:value="0">
            <text:p>#VALOR!</text:p>
          </table:table-cell>
          <table:table-cell table:style-name="Default" table:formula="of:=RIGHT([.A470];LEN([.A470])-SEARCH(&quot; &quot;;[.A470];1))" office:value-type="float" office:value="0">
            <text:p>#VALOR!</text:p>
          </table:table-cell>
          <table:table-cell office:value-type="string">
            <text:p>Montesquieu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Montserrat Roig</text:p>
          </table:table-cell>
          <table:table-cell table:style-name="Default" table:formula="of:=LEFT([.A471];SEARCH(&quot; &quot;;[.A471];1))" office:value-type="string" office:string-value="Montserrat ">
            <text:p>Montserrat </text:p>
          </table:table-cell>
          <table:table-cell table:style-name="Default" table:formula="of:=RIGHT([.A471];LEN([.A471])-SEARCH(&quot; &quot;;[.A471];1))" office:value-type="string" office:string-value="Roig">
            <text:p>Roig</text:p>
          </table:table-cell>
          <table:table-cell table:formula="of:=[.B471]" office:value-type="string" office:string-value="Montserrat ">
            <text:p>Montserrat </text:p>
          </table:table-cell>
          <table:table-cell table:formula="of:=[.C471]" office:value-type="string" office:string-value="Roig">
            <text:p>Roig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orris West</text:p>
          </table:table-cell>
          <table:table-cell table:style-name="Default" table:formula="of:=LEFT([.A472];SEARCH(&quot; &quot;;[.A472];1))" office:value-type="string" office:string-value="Morris ">
            <text:p>Morris </text:p>
          </table:table-cell>
          <table:table-cell table:style-name="Default" table:formula="of:=RIGHT([.A472];LEN([.A472])-SEARCH(&quot; &quot;;[.A472];1))" office:value-type="string" office:string-value="West">
            <text:p>West</text:p>
          </table:table-cell>
          <table:table-cell table:formula="of:=[.B472]" office:value-type="string" office:string-value="Morris ">
            <text:p>Morris </text:p>
          </table:table-cell>
          <table:table-cell table:formula="of:=[.C472]" office:value-type="string" office:string-value="West">
            <text:p>Wes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Muriel Barbery</text:p>
          </table:table-cell>
          <table:table-cell table:style-name="Default" table:formula="of:=LEFT([.A473];SEARCH(&quot; &quot;;[.A473];1))" office:value-type="string" office:string-value="Muriel ">
            <text:p>Muriel </text:p>
          </table:table-cell>
          <table:table-cell table:style-name="Default" table:formula="of:=RIGHT([.A473];LEN([.A473])-SEARCH(&quot; &quot;;[.A473];1))" office:value-type="string" office:string-value="Barbery">
            <text:p>Barbery</text:p>
          </table:table-cell>
          <table:table-cell table:formula="of:=[.B473]" office:value-type="string" office:string-value="Muriel ">
            <text:p>Muriel </text:p>
          </table:table-cell>
          <table:table-cell table:formula="of:=[.C473]" office:value-type="string" office:string-value="Barbery">
            <text:p>Barbery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N. Copérnico</text:p>
          </table:table-cell>
          <table:table-cell table:style-name="Default" table:formula="of:=LEFT([.A474];SEARCH(&quot; &quot;;[.A474];1))" office:value-type="string" office:string-value="N. ">
            <text:p>N. </text:p>
          </table:table-cell>
          <table:table-cell table:style-name="Default" table:formula="of:=RIGHT([.A474];LEN([.A474])-SEARCH(&quot; &quot;;[.A474];1))" office:value-type="string" office:string-value="Copérnico">
            <text:p>Copérnico</text:p>
          </table:table-cell>
          <table:table-cell table:formula="of:=[.B474]" office:value-type="string" office:string-value="N. ">
            <text:p>N. </text:p>
          </table:table-cell>
          <table:table-cell table:formula="of:=[.C474]" office:value-type="string" office:string-value="Copérnico">
            <text:p>Copérnic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N. Oresme </text:p>
          </table:table-cell>
          <table:table-cell table:style-name="Default" table:formula="of:=LEFT([.A475];SEARCH(&quot; &quot;;[.A475];1))" office:value-type="string" office:string-value="N. ">
            <text:p>N. </text:p>
          </table:table-cell>
          <table:table-cell table:style-name="Default" table:formula="of:=RIGHT([.A475];LEN([.A475])-SEARCH(&quot; &quot;;[.A475];1))" office:value-type="string" office:string-value="Oresme ">
            <text:p>Oresme </text:p>
          </table:table-cell>
          <table:table-cell table:formula="of:=[.B475]" office:value-type="string" office:string-value="N. ">
            <text:p>N. </text:p>
          </table:table-cell>
          <table:table-cell table:formula="of:=[.C475]" office:value-type="string" office:string-value="Oresme ">
            <text:p>Oresme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Nadine Gordimer</text:p>
          </table:table-cell>
          <table:table-cell table:style-name="Default" table:formula="of:=LEFT([.A476];SEARCH(&quot; &quot;;[.A476];1))" office:value-type="string" office:string-value="Nadine ">
            <text:p>Nadine </text:p>
          </table:table-cell>
          <table:table-cell table:style-name="Default" table:formula="of:=RIGHT([.A476];LEN([.A476])-SEARCH(&quot; &quot;;[.A476];1))" office:value-type="string" office:string-value="Gordimer">
            <text:p>Gordimer</text:p>
          </table:table-cell>
          <table:table-cell table:formula="of:=[.B476]" office:value-type="string" office:string-value="Nadine ">
            <text:p>Nadine </text:p>
          </table:table-cell>
          <table:table-cell table:formula="of:=[.C476]" office:value-type="string" office:string-value="Gordimer">
            <text:p>Gordim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Nathaniel Branden</text:p>
          </table:table-cell>
          <table:table-cell table:style-name="Default" table:formula="of:=LEFT([.A477];SEARCH(&quot; &quot;;[.A477];1))" office:value-type="string" office:string-value="Nathaniel ">
            <text:p>Nathaniel </text:p>
          </table:table-cell>
          <table:table-cell table:style-name="Default" table:formula="of:=RIGHT([.A477];LEN([.A477])-SEARCH(&quot; &quot;;[.A477];1))" office:value-type="string" office:string-value="Branden">
            <text:p>Branden</text:p>
          </table:table-cell>
          <table:table-cell table:formula="of:=[.B477]" office:value-type="string" office:string-value="Nathaniel ">
            <text:p>Nathaniel </text:p>
          </table:table-cell>
          <table:table-cell table:formula="of:=[.C477]" office:value-type="string" office:string-value="Branden">
            <text:p>Brande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Nicholas Evans</text:p>
          </table:table-cell>
          <table:table-cell table:style-name="Default" table:formula="of:=LEFT([.A478];SEARCH(&quot; &quot;;[.A478];1))" office:value-type="string" office:string-value="Nicholas ">
            <text:p>Nicholas </text:p>
          </table:table-cell>
          <table:table-cell table:style-name="Default" table:formula="of:=RIGHT([.A478];LEN([.A478])-SEARCH(&quot; &quot;;[.A478];1))" office:value-type="string" office:string-value="Evans">
            <text:p>Evans</text:p>
          </table:table-cell>
          <table:table-cell table:formula="of:=[.B478]" office:value-type="string" office:string-value="Nicholas ">
            <text:p>Nicholas </text:p>
          </table:table-cell>
          <table:table-cell table:formula="of:=[.C478]" office:value-type="string" office:string-value="Evans">
            <text:p>Evan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Nicole Gerard</text:p>
          </table:table-cell>
          <table:table-cell table:style-name="Default" table:formula="of:=LEFT([.A479];SEARCH(&quot; &quot;;[.A479];1))" office:value-type="string" office:string-value="Nicole ">
            <text:p>Nicole </text:p>
          </table:table-cell>
          <table:table-cell table:style-name="Default" table:formula="of:=RIGHT([.A479];LEN([.A479])-SEARCH(&quot; &quot;;[.A479];1))" office:value-type="string" office:string-value="Gerard">
            <text:p>Gerard</text:p>
          </table:table-cell>
          <table:table-cell table:formula="of:=[.B479]" office:value-type="string" office:string-value="Nicole ">
            <text:p>Nicole </text:p>
          </table:table-cell>
          <table:table-cell table:formula="of:=[.C479]" office:value-type="string" office:string-value="Gerard">
            <text:p>Gerard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Nieves Concostina</text:p>
          </table:table-cell>
          <table:table-cell table:style-name="Default" table:formula="of:=LEFT([.A480];SEARCH(&quot; &quot;;[.A480];1))" office:value-type="string" office:string-value="Nieves ">
            <text:p>Nieves </text:p>
          </table:table-cell>
          <table:table-cell table:style-name="Default" table:formula="of:=RIGHT([.A480];LEN([.A480])-SEARCH(&quot; &quot;;[.A480];1))" office:value-type="string" office:string-value="Concostina">
            <text:p>Concostina</text:p>
          </table:table-cell>
          <table:table-cell table:formula="of:=[.B480]" office:value-type="string" office:string-value="Nieves ">
            <text:p>Nieves </text:p>
          </table:table-cell>
          <table:table-cell table:formula="of:=[.C480]" office:value-type="string" office:string-value="Concostina">
            <text:p>Concostin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Nikolai Gogol </text:p>
          </table:table-cell>
          <table:table-cell table:style-name="Default" table:formula="of:=LEFT([.A481];SEARCH(&quot; &quot;;[.A481];1))" office:value-type="string" office:string-value="Nikolai ">
            <text:p>Nikolai </text:p>
          </table:table-cell>
          <table:table-cell table:style-name="Default" table:formula="of:=RIGHT([.A481];LEN([.A481])-SEARCH(&quot; &quot;;[.A481];1))" office:value-type="string" office:string-value="Gogol ">
            <text:p>Gogol </text:p>
          </table:table-cell>
          <table:table-cell table:formula="of:=[.B481]" office:value-type="string" office:string-value="Nikolai ">
            <text:p>Nikolai </text:p>
          </table:table-cell>
          <table:table-cell table:formula="of:=[.C481]" office:value-type="string" office:string-value="Gogol ">
            <text:p>Gogol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Noah Gordon</text:p>
          </table:table-cell>
          <table:table-cell table:style-name="Default" table:formula="of:=LEFT([.A482];SEARCH(&quot; &quot;;[.A482];1))" office:value-type="string" office:string-value="Noah ">
            <text:p>Noah </text:p>
          </table:table-cell>
          <table:table-cell table:style-name="Default" table:formula="of:=RIGHT([.A482];LEN([.A482])-SEARCH(&quot; &quot;;[.A482];1))" office:value-type="string" office:string-value="Gordon">
            <text:p>Gordon</text:p>
          </table:table-cell>
          <table:table-cell table:formula="of:=[.B482]" office:value-type="string" office:string-value="Noah ">
            <text:p>Noah </text:p>
          </table:table-cell>
          <table:table-cell table:formula="of:=[.C482]" office:value-type="string" office:string-value="Gordon">
            <text:p>Gord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Nora Roberts</text:p>
          </table:table-cell>
          <table:table-cell table:style-name="Default" table:formula="of:=LEFT([.A483];SEARCH(&quot; &quot;;[.A483];1))" office:value-type="string" office:string-value="Nora ">
            <text:p>Nora </text:p>
          </table:table-cell>
          <table:table-cell table:style-name="Default" table:formula="of:=RIGHT([.A483];LEN([.A483])-SEARCH(&quot; &quot;;[.A483];1))" office:value-type="string" office:string-value="Roberts">
            <text:p>Roberts</text:p>
          </table:table-cell>
          <table:table-cell table:formula="of:=[.B483]" office:value-type="string" office:string-value="Nora ">
            <text:p>Nora </text:p>
          </table:table-cell>
          <table:table-cell table:formula="of:=[.C483]" office:value-type="string" office:string-value="Roberts">
            <text:p>Robert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Norbert Sillamy</text:p>
          </table:table-cell>
          <table:table-cell table:style-name="Default" table:formula="of:=LEFT([.A484];SEARCH(&quot; &quot;;[.A484];1))" office:value-type="string" office:string-value="Norbert ">
            <text:p>Norbert </text:p>
          </table:table-cell>
          <table:table-cell table:style-name="Default" table:formula="of:=RIGHT([.A484];LEN([.A484])-SEARCH(&quot; &quot;;[.A484];1))" office:value-type="string" office:string-value="Sillamy">
            <text:p>Sillamy</text:p>
          </table:table-cell>
          <table:table-cell table:formula="of:=[.B484]" office:value-type="string" office:string-value="Norbert ">
            <text:p>Norbert </text:p>
          </table:table-cell>
          <table:table-cell table:formula="of:=[.C484]" office:value-type="string" office:string-value="Sillamy">
            <text:p>Sillam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Oliver Goldsmith </text:p>
          </table:table-cell>
          <table:table-cell table:style-name="Default" table:formula="of:=LEFT([.A485];SEARCH(&quot; &quot;;[.A485];1))" office:value-type="string" office:string-value="Oliver ">
            <text:p>Oliver </text:p>
          </table:table-cell>
          <table:table-cell table:style-name="Default" table:formula="of:=RIGHT([.A485];LEN([.A485])-SEARCH(&quot; &quot;;[.A485];1))" office:value-type="string" office:string-value="Goldsmith ">
            <text:p>Goldsmith </text:p>
          </table:table-cell>
          <table:table-cell table:formula="of:=[.B485]" office:value-type="string" office:string-value="Oliver ">
            <text:p>Oliver </text:p>
          </table:table-cell>
          <table:table-cell table:formula="of:=[.C485]" office:value-type="string" office:string-value="Goldsmith ">
            <text:p>Goldsmith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Orhan Pamok</text:p>
          </table:table-cell>
          <table:table-cell table:style-name="Default" table:formula="of:=LEFT([.A486];SEARCH(&quot; &quot;;[.A486];1))" office:value-type="string" office:string-value="Orhan ">
            <text:p>Orhan </text:p>
          </table:table-cell>
          <table:table-cell table:style-name="Default" table:formula="of:=RIGHT([.A486];LEN([.A486])-SEARCH(&quot; &quot;;[.A486];1))" office:value-type="string" office:string-value="Pamok">
            <text:p>Pamok</text:p>
          </table:table-cell>
          <table:table-cell table:formula="of:=[.B486]" office:value-type="string" office:string-value="Orhan ">
            <text:p>Orhan </text:p>
          </table:table-cell>
          <table:table-cell table:formula="of:=[.C486]" office:value-type="string" office:string-value="Pamok">
            <text:p>Pamok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Oriana Fallaci</text:p>
          </table:table-cell>
          <table:table-cell table:style-name="Default" table:formula="of:=LEFT([.A487];SEARCH(&quot; &quot;;[.A487];1))" office:value-type="string" office:string-value="Oriana ">
            <text:p>Oriana </text:p>
          </table:table-cell>
          <table:table-cell table:style-name="Default" table:formula="of:=RIGHT([.A487];LEN([.A487])-SEARCH(&quot; &quot;;[.A487];1))" office:value-type="string" office:string-value="Fallaci">
            <text:p>Fallaci</text:p>
          </table:table-cell>
          <table:table-cell table:formula="of:=[.B487]" office:value-type="string" office:string-value="Oriana ">
            <text:p>Oriana </text:p>
          </table:table-cell>
          <table:table-cell table:formula="of:=[.C487]" office:value-type="string" office:string-value="Fallaci">
            <text:p>Fallac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Orson Scott Card</text:p>
          </table:table-cell>
          <table:table-cell table:style-name="Default" table:formula="of:=LEFT([.A488];SEARCH(&quot; &quot;;[.A488];1))" office:value-type="string" office:string-value="Orson ">
            <text:p>Orson </text:p>
          </table:table-cell>
          <table:table-cell table:style-name="Default" table:formula="of:=RIGHT([.A488];LEN([.A488])-SEARCH(&quot; &quot;;[.A488];1))" office:value-type="string" office:string-value="Scott Card">
            <text:p>Scott Card</text:p>
          </table:table-cell>
          <table:table-cell table:formula="of:=[.B488]" office:value-type="string" office:string-value="Orson ">
            <text:p>Orson </text:p>
          </table:table-cell>
          <table:table-cell table:formula="of:=[.C488]" office:value-type="string" office:string-value="Scott Card">
            <text:p>Scott Card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Oscar Wilde</text:p>
          </table:table-cell>
          <table:table-cell table:style-name="Default" table:formula="of:=LEFT([.A489];SEARCH(&quot; &quot;;[.A489];1))" office:value-type="string" office:string-value="Oscar ">
            <text:p>Oscar </text:p>
          </table:table-cell>
          <table:table-cell table:style-name="Default" table:formula="of:=RIGHT([.A489];LEN([.A489])-SEARCH(&quot; &quot;;[.A489];1))" office:value-type="string" office:string-value="Wilde">
            <text:p>Wilde</text:p>
          </table:table-cell>
          <table:table-cell table:formula="of:=[.B489]" office:value-type="string" office:string-value="Oscar ">
            <text:p>Oscar </text:p>
          </table:table-cell>
          <table:table-cell table:formula="of:=[.C489]" office:value-type="string" office:string-value="Wilde">
            <text:p>Wild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Ovidio</text:p>
          </table:table-cell>
          <table:table-cell table:style-name="Default" table:formula="of:=LEFT([.A490];SEARCH(&quot; &quot;;[.A490];1))" office:value-type="float" office:value="0">
            <text:p>#VALOR!</text:p>
          </table:table-cell>
          <table:table-cell table:style-name="Default" table:formula="of:=RIGHT([.A490];LEN([.A490])-SEARCH(&quot; &quot;;[.A490];1))" office:value-type="float" office:value="0">
            <text:p>#VALOR!</text:p>
          </table:table-cell>
          <table:table-cell office:value-type="string">
            <text:p>Ovidio</text:p>
          </table:table-cell>
          <table:table-cell table:number-columns-repeated="254"/>
        </table:table-row>
        <table:table-row table:style-name="ro4">
          <table:table-cell table:style-name="Default" office:value-type="string">
            <text:p>Pablo Motos</text:p>
          </table:table-cell>
          <table:table-cell table:style-name="Default" table:formula="of:=LEFT([.A491];SEARCH(&quot; &quot;;[.A491];1))" office:value-type="string" office:string-value="Pablo ">
            <text:p>Pablo </text:p>
          </table:table-cell>
          <table:table-cell table:style-name="Default" table:formula="of:=RIGHT([.A491];LEN([.A491])-SEARCH(&quot; &quot;;[.A491];1))" office:value-type="string" office:string-value="Motos">
            <text:p>Motos</text:p>
          </table:table-cell>
          <table:table-cell table:formula="of:=[.B491]" office:value-type="string" office:string-value="Pablo ">
            <text:p>Pablo </text:p>
          </table:table-cell>
          <table:table-cell table:formula="of:=[.C491]" office:value-type="string" office:string-value="Motos">
            <text:p>Moto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ablo Neruda</text:p>
          </table:table-cell>
          <table:table-cell table:style-name="Default" table:formula="of:=LEFT([.A492];SEARCH(&quot; &quot;;[.A492];1))" office:value-type="string" office:string-value="Pablo ">
            <text:p>Pablo </text:p>
          </table:table-cell>
          <table:table-cell table:style-name="Default" table:formula="of:=RIGHT([.A492];LEN([.A492])-SEARCH(&quot; &quot;;[.A492];1))" office:value-type="string" office:string-value="Neruda">
            <text:p>Neruda</text:p>
          </table:table-cell>
          <table:table-cell table:formula="of:=[.B492]" office:value-type="string" office:string-value="Pablo ">
            <text:p>Pablo </text:p>
          </table:table-cell>
          <table:table-cell table:formula="of:=[.C492]" office:value-type="string" office:string-value="Neruda">
            <text:p>Nerud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aola Bacigalupi</text:p>
          </table:table-cell>
          <table:table-cell table:style-name="Default" table:formula="of:=LEFT([.A493];SEARCH(&quot; &quot;;[.A493];1))" office:value-type="string" office:string-value="Paola ">
            <text:p>Paola </text:p>
          </table:table-cell>
          <table:table-cell table:style-name="Default" table:formula="of:=RIGHT([.A493];LEN([.A493])-SEARCH(&quot; &quot;;[.A493];1))" office:value-type="string" office:string-value="Bacigalupi">
            <text:p>Bacigalupi</text:p>
          </table:table-cell>
          <table:table-cell table:formula="of:=[.B493]" office:value-type="string" office:string-value="Paola ">
            <text:p>Paola </text:p>
          </table:table-cell>
          <table:table-cell table:formula="of:=[.C493]" office:value-type="string" office:string-value="Bacigalupi">
            <text:p>Bacigalup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aolo Giordano</text:p>
          </table:table-cell>
          <table:table-cell table:style-name="Default" table:formula="of:=LEFT([.A494];SEARCH(&quot; &quot;;[.A494];1))" office:value-type="string" office:string-value="Paolo ">
            <text:p>Paolo </text:p>
          </table:table-cell>
          <table:table-cell table:style-name="Default" table:formula="of:=RIGHT([.A494];LEN([.A494])-SEARCH(&quot; &quot;;[.A494];1))" office:value-type="string" office:string-value="Giordano">
            <text:p>Giordano</text:p>
          </table:table-cell>
          <table:table-cell table:formula="of:=[.B494]" office:value-type="string" office:string-value="Paolo ">
            <text:p>Paolo </text:p>
          </table:table-cell>
          <table:table-cell table:formula="of:=[.C494]" office:value-type="string" office:string-value="Giordano">
            <text:p>Giordan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atricia Cornwell</text:p>
          </table:table-cell>
          <table:table-cell table:style-name="Default" table:formula="of:=LEFT([.A495];SEARCH(&quot; &quot;;[.A495];1))" office:value-type="string" office:string-value="Patricia ">
            <text:p>Patricia </text:p>
          </table:table-cell>
          <table:table-cell table:style-name="Default" table:formula="of:=RIGHT([.A495];LEN([.A495])-SEARCH(&quot; &quot;;[.A495];1))" office:value-type="string" office:string-value="Cornwell">
            <text:p>Cornwell</text:p>
          </table:table-cell>
          <table:table-cell table:formula="of:=[.B495]" office:value-type="string" office:string-value="Patricia ">
            <text:p>Patricia </text:p>
          </table:table-cell>
          <table:table-cell table:formula="of:=[.C495]" office:value-type="string" office:string-value="Cornwell">
            <text:p>Cornwel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atricia Highsmith</text:p>
          </table:table-cell>
          <table:table-cell table:style-name="Default" table:formula="of:=LEFT([.A496];SEARCH(&quot; &quot;;[.A496];1))" office:value-type="string" office:string-value="Patricia ">
            <text:p>Patricia </text:p>
          </table:table-cell>
          <table:table-cell table:style-name="Default" table:formula="of:=RIGHT([.A496];LEN([.A496])-SEARCH(&quot; &quot;;[.A496];1))" office:value-type="string" office:string-value="Highsmith">
            <text:p>Highsmith</text:p>
          </table:table-cell>
          <table:table-cell table:formula="of:=[.B496]" office:value-type="string" office:string-value="Patricia ">
            <text:p>Patricia </text:p>
          </table:table-cell>
          <table:table-cell table:formula="of:=[.C496]" office:value-type="string" office:string-value="Highsmith">
            <text:p>Highsmith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atrick O'Brian</text:p>
          </table:table-cell>
          <table:table-cell table:style-name="Default" table:formula="of:=LEFT([.A497];SEARCH(&quot; &quot;;[.A497];1))" office:value-type="string" office:string-value="Patrick ">
            <text:p>Patrick </text:p>
          </table:table-cell>
          <table:table-cell table:style-name="Default" table:formula="of:=RIGHT([.A497];LEN([.A497])-SEARCH(&quot; &quot;;[.A497];1))" office:value-type="string" office:string-value="O'Brian">
            <text:p>O'Brian</text:p>
          </table:table-cell>
          <table:table-cell table:formula="of:=[.B497]" office:value-type="string" office:string-value="Patrick ">
            <text:p>Patrick </text:p>
          </table:table-cell>
          <table:table-cell table:formula="of:=[.C497]" office:value-type="string" office:string-value="O'Brian">
            <text:p>O'Bria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atrick Süskind</text:p>
          </table:table-cell>
          <table:table-cell table:style-name="Default" table:formula="of:=LEFT([.A498];SEARCH(&quot; &quot;;[.A498];1))" office:value-type="string" office:string-value="Patrick ">
            <text:p>Patrick </text:p>
          </table:table-cell>
          <table:table-cell table:style-name="Default" table:formula="of:=RIGHT([.A498];LEN([.A498])-SEARCH(&quot; &quot;;[.A498];1))" office:value-type="string" office:string-value="Süskind">
            <text:p>Süskind</text:p>
          </table:table-cell>
          <table:table-cell table:formula="of:=[.B498]" office:value-type="string" office:string-value="Patrick ">
            <text:p>Patrick </text:p>
          </table:table-cell>
          <table:table-cell table:formula="of:=[.C498]" office:value-type="string" office:string-value="Süskind">
            <text:p>Süskind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aul Preston</text:p>
          </table:table-cell>
          <table:table-cell table:style-name="Default" table:formula="of:=LEFT([.A499];SEARCH(&quot; &quot;;[.A499];1))" office:value-type="string" office:string-value="Paul ">
            <text:p>Paul </text:p>
          </table:table-cell>
          <table:table-cell table:style-name="Default" table:formula="of:=RIGHT([.A499];LEN([.A499])-SEARCH(&quot; &quot;;[.A499];1))" office:value-type="string" office:string-value="Preston">
            <text:p>Preston</text:p>
          </table:table-cell>
          <table:table-cell table:formula="of:=[.B499]" office:value-type="string" office:string-value="Paul ">
            <text:p>Paul </text:p>
          </table:table-cell>
          <table:table-cell table:formula="of:=[.C499]" office:value-type="string" office:string-value="Preston">
            <text:p>Prest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aulo Coelho</text:p>
          </table:table-cell>
          <table:table-cell table:style-name="Default" table:formula="of:=LEFT([.A500];SEARCH(&quot; &quot;;[.A500];1))" office:value-type="string" office:string-value="Paulo ">
            <text:p>Paulo </text:p>
          </table:table-cell>
          <table:table-cell table:style-name="Default" table:formula="of:=RIGHT([.A500];LEN([.A500])-SEARCH(&quot; &quot;;[.A500];1))" office:value-type="string" office:string-value="Coelho">
            <text:p>Coelho</text:p>
          </table:table-cell>
          <table:table-cell table:formula="of:=[.B500]" office:value-type="string" office:string-value="Paulo ">
            <text:p>Paulo </text:p>
          </table:table-cell>
          <table:table-cell table:formula="of:=[.C500]" office:value-type="string" office:string-value="Coelho">
            <text:p>Coelh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earl S. Buck</text:p>
          </table:table-cell>
          <table:table-cell table:style-name="Default" table:formula="of:=LEFT([.A501];SEARCH(&quot; &quot;;[.A501];1))" office:value-type="string" office:string-value="Pearl ">
            <text:p>Pearl </text:p>
          </table:table-cell>
          <table:table-cell table:style-name="Default" table:formula="of:=RIGHT([.A501];LEN([.A501])-SEARCH(&quot; &quot;;[.A501];1))" office:value-type="string" office:string-value="S. Buck">
            <text:p>S. Buck</text:p>
          </table:table-cell>
          <table:table-cell table:formula="of:=[.B501]" office:value-type="string" office:string-value="Pearl ">
            <text:p>Pearl </text:p>
          </table:table-cell>
          <table:table-cell table:formula="of:=[.C501]" office:value-type="string" office:string-value="S. Buck">
            <text:p>S. Buck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edro Antonio de Alarcón</text:p>
          </table:table-cell>
          <table:table-cell table:style-name="Default" table:formula="of:=LEFT([.A502];SEARCH(&quot; &quot;;[.A502];1))" office:value-type="string" office:string-value="Pedro ">
            <text:p>Pedro </text:p>
          </table:table-cell>
          <table:table-cell table:style-name="Default" table:formula="of:=RIGHT([.A502];LEN([.A502])-SEARCH(&quot; &quot;;[.A502];1))" office:value-type="string" office:string-value="Antonio de Alarcón">
            <text:p>Antonio de Alarcón</text:p>
          </table:table-cell>
          <table:table-cell table:formula="of:=[.B502]" office:value-type="string" office:string-value="Pedro ">
            <text:p>Pedro </text:p>
          </table:table-cell>
          <table:table-cell table:formula="of:=[.C502]" office:value-type="string" office:string-value="Antonio de Alarcón">
            <text:p>Antonio de Alarcó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edro Feijoo</text:p>
          </table:table-cell>
          <table:table-cell table:style-name="Default" table:formula="of:=LEFT([.A503];SEARCH(&quot; &quot;;[.A503];1))" office:value-type="string" office:string-value="Pedro ">
            <text:p>Pedro </text:p>
          </table:table-cell>
          <table:table-cell table:style-name="Default" table:formula="of:=RIGHT([.A503];LEN([.A503])-SEARCH(&quot; &quot;;[.A503];1))" office:value-type="string" office:string-value="Feijoo">
            <text:p>Feijoo</text:p>
          </table:table-cell>
          <table:table-cell table:formula="of:=[.B503]" office:value-type="string" office:string-value="Pedro ">
            <text:p>Pedro </text:p>
          </table:table-cell>
          <table:table-cell table:formula="of:=[.C503]" office:value-type="string" office:string-value="Feijoo">
            <text:p>Feijo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edro Voltes</text:p>
          </table:table-cell>
          <table:table-cell table:style-name="Default" table:formula="of:=LEFT([.A504];SEARCH(&quot; &quot;;[.A504];1))" office:value-type="string" office:string-value="Pedro ">
            <text:p>Pedro </text:p>
          </table:table-cell>
          <table:table-cell table:style-name="Default" table:formula="of:=RIGHT([.A504];LEN([.A504])-SEARCH(&quot; &quot;;[.A504];1))" office:value-type="string" office:string-value="Voltes">
            <text:p>Voltes</text:p>
          </table:table-cell>
          <table:table-cell table:formula="of:=[.B504]" office:value-type="string" office:string-value="Pedro ">
            <text:p>Pedro </text:p>
          </table:table-cell>
          <table:table-cell table:formula="of:=[.C504]" office:value-type="string" office:string-value="Voltes">
            <text:p>Volte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emán Bouzas</text:p>
          </table:table-cell>
          <table:table-cell table:style-name="Default" table:formula="of:=LEFT([.A505];SEARCH(&quot; &quot;;[.A505];1))" office:value-type="string" office:string-value="Pemán ">
            <text:p>Pemán </text:p>
          </table:table-cell>
          <table:table-cell table:style-name="Default" table:formula="of:=RIGHT([.A505];LEN([.A505])-SEARCH(&quot; &quot;;[.A505];1))" office:value-type="string" office:string-value="Bouzas">
            <text:p>Bouzas</text:p>
          </table:table-cell>
          <table:table-cell table:formula="of:=[.B505]" office:value-type="string" office:string-value="Pemán ">
            <text:p>Pemán </text:p>
          </table:table-cell>
          <table:table-cell table:formula="of:=[.C505]" office:value-type="string" office:string-value="Bouzas">
            <text:p>Bouza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erich</text:p>
          </table:table-cell>
          <table:table-cell table:style-name="Default" table:formula="of:=LEFT([.A506];SEARCH(&quot; &quot;;[.A506];1))" office:value-type="float" office:value="0">
            <text:p>#VALOR!</text:p>
          </table:table-cell>
          <table:table-cell table:style-name="Default" table:formula="of:=RIGHT([.A506];LEN([.A506])-SEARCH(&quot; &quot;;[.A506];1))" office:value-type="float" office:value="0">
            <text:p>#VALOR!</text:p>
          </table:table-cell>
          <table:table-cell office:value-type="string">
            <text:p>Perich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Peter Gilman</text:p>
          </table:table-cell>
          <table:table-cell table:style-name="Default" table:formula="of:=LEFT([.A507];SEARCH(&quot; &quot;;[.A507];1))" office:value-type="string" office:string-value="Peter ">
            <text:p>Peter </text:p>
          </table:table-cell>
          <table:table-cell table:style-name="Default" table:formula="of:=RIGHT([.A507];LEN([.A507])-SEARCH(&quot; &quot;;[.A507];1))" office:value-type="string" office:string-value="Gilman">
            <text:p>Gilman</text:p>
          </table:table-cell>
          <table:table-cell table:formula="of:=[.B507]" office:value-type="string" office:string-value="Peter ">
            <text:p>Peter </text:p>
          </table:table-cell>
          <table:table-cell table:formula="of:=[.C507]" office:value-type="string" office:string-value="Gilman">
            <text:p>Gilma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hilip José Farmer</text:p>
          </table:table-cell>
          <table:table-cell table:style-name="Default" table:formula="of:=LEFT([.A508];SEARCH(&quot; &quot;;[.A508];1))" office:value-type="string" office:string-value="Philip ">
            <text:p>Philip </text:p>
          </table:table-cell>
          <table:table-cell table:style-name="Default" table:formula="of:=RIGHT([.A508];LEN([.A508])-SEARCH(&quot; &quot;;[.A508];1))" office:value-type="string" office:string-value="José Farmer">
            <text:p>José Farmer</text:p>
          </table:table-cell>
          <table:table-cell table:formula="of:=[.B508]" office:value-type="string" office:string-value="Philip ">
            <text:p>Philip </text:p>
          </table:table-cell>
          <table:table-cell table:formula="of:=[.C508]" office:value-type="string" office:string-value="José Farmer">
            <text:p>José Farm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hilip Kerr</text:p>
          </table:table-cell>
          <table:table-cell table:style-name="Default" table:formula="of:=LEFT([.A509];SEARCH(&quot; &quot;;[.A509];1))" office:value-type="string" office:string-value="Philip ">
            <text:p>Philip </text:p>
          </table:table-cell>
          <table:table-cell table:style-name="Default" table:formula="of:=RIGHT([.A509];LEN([.A509])-SEARCH(&quot; &quot;;[.A509];1))" office:value-type="string" office:string-value="Kerr">
            <text:p>Kerr</text:p>
          </table:table-cell>
          <table:table-cell table:formula="of:=[.B509]" office:value-type="string" office:string-value="Philip ">
            <text:p>Philip </text:p>
          </table:table-cell>
          <table:table-cell table:formula="of:=[.C509]" office:value-type="string" office:string-value="Kerr">
            <text:p>Ker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hilip Roth</text:p>
          </table:table-cell>
          <table:table-cell table:style-name="Default" table:formula="of:=LEFT([.A510];SEARCH(&quot; &quot;;[.A510];1))" office:value-type="string" office:string-value="Philip ">
            <text:p>Philip </text:p>
          </table:table-cell>
          <table:table-cell table:style-name="Default" table:formula="of:=RIGHT([.A510];LEN([.A510])-SEARCH(&quot; &quot;;[.A510];1))" office:value-type="string" office:string-value="Roth">
            <text:p>Roth</text:p>
          </table:table-cell>
          <table:table-cell table:formula="of:=[.B510]" office:value-type="string" office:string-value="Philip ">
            <text:p>Philip </text:p>
          </table:table-cell>
          <table:table-cell table:formula="of:=[.C510]" office:value-type="string" office:string-value="Roth">
            <text:p>Roth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hilipp Vandenberg</text:p>
          </table:table-cell>
          <table:table-cell table:style-name="Default" table:formula="of:=LEFT([.A511];SEARCH(&quot; &quot;;[.A511];1))" office:value-type="string" office:string-value="Philipp ">
            <text:p>Philipp </text:p>
          </table:table-cell>
          <table:table-cell table:style-name="Default" table:formula="of:=RIGHT([.A511];LEN([.A511])-SEARCH(&quot; &quot;;[.A511];1))" office:value-type="string" office:string-value="Vandenberg">
            <text:p>Vandenberg</text:p>
          </table:table-cell>
          <table:table-cell table:formula="of:=[.B511]" office:value-type="string" office:string-value="Philipp ">
            <text:p>Philipp </text:p>
          </table:table-cell>
          <table:table-cell table:formula="of:=[.C511]" office:value-type="string" office:string-value="Vandenberg">
            <text:p>Vandenberg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ierre Joseph Proudhon</text:p>
          </table:table-cell>
          <table:table-cell table:style-name="Default" table:formula="of:=LEFT([.A512];SEARCH(&quot; &quot;;[.A512];1))" office:value-type="string" office:string-value="Pierre ">
            <text:p>Pierre </text:p>
          </table:table-cell>
          <table:table-cell table:style-name="Default" table:formula="of:=RIGHT([.A512];LEN([.A512])-SEARCH(&quot; &quot;;[.A512];1))" office:value-type="string" office:string-value="Joseph Proudhon">
            <text:p>Joseph Proudhon</text:p>
          </table:table-cell>
          <table:table-cell table:formula="of:=[.B512]" office:value-type="string" office:string-value="Pierre ">
            <text:p>Pierre </text:p>
          </table:table-cell>
          <table:table-cell table:formula="of:=[.C512]" office:value-type="string" office:string-value="Joseph Proudhon">
            <text:p>Joseph Proudh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ío Baroja</text:p>
          </table:table-cell>
          <table:table-cell table:style-name="Default" table:formula="of:=LEFT([.A513];SEARCH(&quot; &quot;;[.A513];1))" office:value-type="string" office:string-value="Pío ">
            <text:p>Pío </text:p>
          </table:table-cell>
          <table:table-cell table:style-name="Default" table:formula="of:=RIGHT([.A513];LEN([.A513])-SEARCH(&quot; &quot;;[.A513];1))" office:value-type="string" office:string-value="Baroja">
            <text:p>Baroja</text:p>
          </table:table-cell>
          <table:table-cell table:formula="of:=[.B513]" office:value-type="string" office:string-value="Pío ">
            <text:p>Pío </text:p>
          </table:table-cell>
          <table:table-cell table:formula="of:=[.C513]" office:value-type="string" office:string-value="Baroja">
            <text:p>Baroj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ío Baroja </text:p>
          </table:table-cell>
          <table:table-cell table:style-name="Default" table:formula="of:=LEFT([.A514];SEARCH(&quot; &quot;;[.A514];1))" office:value-type="string" office:string-value="Pío ">
            <text:p>Pío </text:p>
          </table:table-cell>
          <table:table-cell table:style-name="Default" table:formula="of:=RIGHT([.A514];LEN([.A514])-SEARCH(&quot; &quot;;[.A514];1))" office:value-type="string" office:string-value="Baroja ">
            <text:p>Baroja </text:p>
          </table:table-cell>
          <table:table-cell table:formula="of:=[.B514]" office:value-type="string" office:string-value="Pío ">
            <text:p>Pío </text:p>
          </table:table-cell>
          <table:table-cell table:formula="of:=[.C514]" office:value-type="string" office:string-value="Baroja ">
            <text:p>Baroja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lácido Lizancos</text:p>
          </table:table-cell>
          <table:table-cell table:style-name="Default" table:formula="of:=LEFT([.A515];SEARCH(&quot; &quot;;[.A515];1))" office:value-type="string" office:string-value="Plácido ">
            <text:p>Plácido </text:p>
          </table:table-cell>
          <table:table-cell table:style-name="Default" table:formula="of:=RIGHT([.A515];LEN([.A515])-SEARCH(&quot; &quot;;[.A515];1))" office:value-type="string" office:string-value="Lizancos">
            <text:p>Lizancos</text:p>
          </table:table-cell>
          <table:table-cell table:formula="of:=[.B515]" office:value-type="string" office:string-value="Plácido ">
            <text:p>Plácido </text:p>
          </table:table-cell>
          <table:table-cell table:formula="of:=[.C515]" office:value-type="string" office:string-value="Lizancos">
            <text:p>Lizanco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Plutarco</text:p>
          </table:table-cell>
          <table:table-cell table:style-name="Default" table:formula="of:=LEFT([.A516];SEARCH(&quot; &quot;;[.A516];1))" office:value-type="float" office:value="0">
            <text:p>#VALOR!</text:p>
          </table:table-cell>
          <table:table-cell table:style-name="Default" table:formula="of:=RIGHT([.A516];LEN([.A516])-SEARCH(&quot; &quot;;[.A516];1))" office:value-type="float" office:value="0">
            <text:p>#VALOR!</text:p>
          </table:table-cell>
          <table:table-cell office:value-type="string">
            <text:p>Plutarco</text:p>
          </table:table-cell>
          <table:table-cell table:number-columns-repeated="254"/>
        </table:table-row>
        <table:table-row table:style-name="ro4">
          <table:table-cell table:style-name="Default" office:value-type="string">
            <text:p>Poetas del 27</text:p>
          </table:table-cell>
          <table:table-cell table:style-name="Default" table:formula="of:=LEFT([.A517];SEARCH(&quot; &quot;;[.A517];1))" office:value-type="string" office:string-value="Poetas ">
            <text:p>Poetas </text:p>
          </table:table-cell>
          <table:table-cell table:style-name="Default" table:formula="of:=RIGHT([.A517];LEN([.A517])-SEARCH(&quot; &quot;;[.A517];1))" office:value-type="string" office:string-value="del 27">
            <text:p>del 27</text:p>
          </table:table-cell>
          <table:table-cell table:formula="of:=[.B517]" office:value-type="string" office:string-value="Poetas ">
            <text:p>Poetas </text:p>
          </table:table-cell>
          <table:table-cell table:formula="of:=[.C517]" office:value-type="string" office:string-value="del 27">
            <text:p>del 27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Poetas del S. XV</text:p>
          </table:table-cell>
          <table:table-cell table:style-name="Default" table:formula="of:=LEFT([.A518];SEARCH(&quot; &quot;;[.A518];1))" office:value-type="string" office:string-value="Poetas ">
            <text:p>Poetas </text:p>
          </table:table-cell>
          <table:table-cell table:style-name="Default" table:formula="of:=RIGHT([.A518];LEN([.A518])-SEARCH(&quot; &quot;;[.A518];1))" office:value-type="string" office:string-value="del S. XV">
            <text:p>del S. XV</text:p>
          </table:table-cell>
          <table:table-cell table:formula="of:=[.B518]" office:value-type="string" office:string-value="Poetas ">
            <text:p>Poetas </text:p>
          </table:table-cell>
          <table:table-cell table:formula="of:=[.C518]" office:value-type="string" office:string-value="del S. XV">
            <text:p>del S. XV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rospero Merimée </text:p>
          </table:table-cell>
          <table:table-cell table:style-name="Default" table:formula="of:=LEFT([.A519];SEARCH(&quot; &quot;;[.A519];1))" office:value-type="string" office:string-value="Prospero ">
            <text:p>Prospero </text:p>
          </table:table-cell>
          <table:table-cell table:style-name="Default" table:formula="of:=RIGHT([.A519];LEN([.A519])-SEARCH(&quot; &quot;;[.A519];1))" office:value-type="string" office:string-value="Merimée ">
            <text:p>Merimée </text:p>
          </table:table-cell>
          <table:table-cell table:formula="of:=[.B519]" office:value-type="string" office:string-value="Prospero ">
            <text:p>Prospero </text:p>
          </table:table-cell>
          <table:table-cell table:formula="of:=[.C519]" office:value-type="string" office:string-value="Merimée ">
            <text:p>Merimée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Quevedo</text:p>
          </table:table-cell>
          <table:table-cell table:style-name="Default" table:formula="of:=LEFT([.A520];SEARCH(&quot; &quot;;[.A520];1))" office:value-type="float" office:value="0">
            <text:p>#VALOR!</text:p>
          </table:table-cell>
          <table:table-cell table:style-name="Default" table:formula="of:=RIGHT([.A520];LEN([.A520])-SEARCH(&quot; &quot;;[.A520];1))" office:value-type="float" office:value="0">
            <text:p>#VALOR!</text:p>
          </table:table-cell>
          <table:table-cell office:value-type="string">
            <text:p>Francisco</text:p>
          </table:table-cell>
          <table:table-cell office:value-type="string">
            <text:p>de Queved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afael Alberti</text:p>
          </table:table-cell>
          <table:table-cell table:style-name="Default" table:formula="of:=LEFT([.A521];SEARCH(&quot; &quot;;[.A521];1))" office:value-type="string" office:string-value="Rafael ">
            <text:p>Rafael </text:p>
          </table:table-cell>
          <table:table-cell table:style-name="Default" table:formula="of:=RIGHT([.A521];LEN([.A521])-SEARCH(&quot; &quot;;[.A521];1))" office:value-type="string" office:string-value="Alberti">
            <text:p>Alberti</text:p>
          </table:table-cell>
          <table:table-cell table:formula="of:=[.B521]" office:value-type="string" office:string-value="Rafael ">
            <text:p>Rafael </text:p>
          </table:table-cell>
          <table:table-cell table:formula="of:=[.C521]" office:value-type="string" office:string-value="Alberti">
            <text:p>Albert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afael Quintía Pereira</text:p>
          </table:table-cell>
          <table:table-cell table:style-name="Default" table:formula="of:=LEFT([.A522];SEARCH(&quot; &quot;;[.A522];1))" office:value-type="string" office:string-value="Rafael ">
            <text:p>Rafael </text:p>
          </table:table-cell>
          <table:table-cell table:style-name="Default" table:formula="of:=RIGHT([.A522];LEN([.A522])-SEARCH(&quot; &quot;;[.A522];1))" office:value-type="string" office:string-value="Quintía Pereira">
            <text:p>Quintía Pereira</text:p>
          </table:table-cell>
          <table:table-cell table:formula="of:=[.B522]" office:value-type="string" office:string-value="Rafael ">
            <text:p>Rafael </text:p>
          </table:table-cell>
          <table:table-cell table:formula="of:=[.C522]" office:value-type="string" office:string-value="Quintía Pereira">
            <text:p>Quintía Pereir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alph Linton</text:p>
          </table:table-cell>
          <table:table-cell table:style-name="Default" table:formula="of:=LEFT([.A523];SEARCH(&quot; &quot;;[.A523];1))" office:value-type="string" office:string-value="Ralph ">
            <text:p>Ralph </text:p>
          </table:table-cell>
          <table:table-cell table:style-name="Default" table:formula="of:=RIGHT([.A523];LEN([.A523])-SEARCH(&quot; &quot;;[.A523];1))" office:value-type="string" office:string-value="Linton">
            <text:p>Linton</text:p>
          </table:table-cell>
          <table:table-cell table:formula="of:=[.B523]" office:value-type="string" office:string-value="Ralph ">
            <text:p>Ralph </text:p>
          </table:table-cell>
          <table:table-cell table:formula="of:=[.C523]" office:value-type="string" office:string-value="Linton">
            <text:p>Linton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Ramón de la Cruz</text:p>
          </table:table-cell>
          <table:table-cell table:style-name="Default" table:formula="of:=LEFT([.A524];SEARCH(&quot; &quot;;[.A524];1))" office:value-type="string" office:string-value="Ramón ">
            <text:p>Ramón </text:p>
          </table:table-cell>
          <table:table-cell table:style-name="Default" table:formula="of:=RIGHT([.A524];LEN([.A524])-SEARCH(&quot; &quot;;[.A524];1))" office:value-type="string" office:string-value="de la Cruz">
            <text:p>de la Cruz</text:p>
          </table:table-cell>
          <table:table-cell table:formula="of:=[.B524]" office:value-type="string" office:string-value="Ramón ">
            <text:p>Ramón </text:p>
          </table:table-cell>
          <table:table-cell table:formula="of:=[.C524]" office:value-type="string" office:string-value="de la Cruz">
            <text:p>de la Cruz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amón del Valle-Inclán </text:p>
          </table:table-cell>
          <table:table-cell table:style-name="Default" table:formula="of:=LEFT([.A525];SEARCH(&quot; &quot;;[.A525];1))" office:value-type="string" office:string-value="Ramón ">
            <text:p>Ramón </text:p>
          </table:table-cell>
          <table:table-cell table:style-name="Default" table:formula="of:=RIGHT([.A525];LEN([.A525])-SEARCH(&quot; &quot;;[.A525];1))" office:value-type="string" office:string-value="del Valle-Inclán ">
            <text:p>del Valle-Inclán </text:p>
          </table:table-cell>
          <table:table-cell table:formula="of:=[.B525]" office:value-type="string" office:string-value="Ramón ">
            <text:p>Ramón </text:p>
          </table:table-cell>
          <table:table-cell table:formula="of:=[.C525]" office:value-type="string" office:string-value="del Valle-Inclán ">
            <text:p>del Valle-Inclán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amón J. Sender</text:p>
          </table:table-cell>
          <table:table-cell table:style-name="Default" table:formula="of:=LEFT([.A526];SEARCH(&quot; &quot;;[.A526];1))" office:value-type="string" office:string-value="Ramón ">
            <text:p>Ramón </text:p>
          </table:table-cell>
          <table:table-cell table:style-name="Default" table:formula="of:=RIGHT([.A526];LEN([.A526])-SEARCH(&quot; &quot;;[.A526];1))" office:value-type="string" office:string-value="J. Sender">
            <text:p>J. Sender</text:p>
          </table:table-cell>
          <table:table-cell table:formula="of:=[.B526]" office:value-type="string" office:string-value="Ramón ">
            <text:p>Ramón </text:p>
          </table:table-cell>
          <table:table-cell table:formula="of:=[.C526]" office:value-type="string" office:string-value="J. Sender">
            <text:p>J. Sender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amón Perez de Ayala</text:p>
          </table:table-cell>
          <table:table-cell table:style-name="Default" table:formula="of:=LEFT([.A527];SEARCH(&quot; &quot;;[.A527];1))" office:value-type="string" office:string-value="Ramón ">
            <text:p>Ramón </text:p>
          </table:table-cell>
          <table:table-cell table:style-name="Default" table:formula="of:=RIGHT([.A527];LEN([.A527])-SEARCH(&quot; &quot;;[.A527];1))" office:value-type="string" office:string-value="Perez de Ayala">
            <text:p>Perez de Ayala</text:p>
          </table:table-cell>
          <table:table-cell table:formula="of:=[.B527]" office:value-type="string" office:string-value="Ramón ">
            <text:p>Ramón </text:p>
          </table:table-cell>
          <table:table-cell table:formula="of:=[.C527]" office:value-type="string" office:string-value="Perez de Ayala">
            <text:p>Perez de Ayal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amón Tamames</text:p>
          </table:table-cell>
          <table:table-cell table:style-name="Default" table:formula="of:=LEFT([.A528];SEARCH(&quot; &quot;;[.A528];1))" office:value-type="string" office:string-value="Ramón ">
            <text:p>Ramón </text:p>
          </table:table-cell>
          <table:table-cell table:style-name="Default" table:formula="of:=RIGHT([.A528];LEN([.A528])-SEARCH(&quot; &quot;;[.A528];1))" office:value-type="string" office:string-value="Tamames">
            <text:p>Tamames</text:p>
          </table:table-cell>
          <table:table-cell table:formula="of:=[.B528]" office:value-type="string" office:string-value="Ramón ">
            <text:p>Ramón </text:p>
          </table:table-cell>
          <table:table-cell table:formula="of:=[.C528]" office:value-type="string" office:string-value="Tamames">
            <text:p>Tamames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Raúl García Durán</text:p>
          </table:table-cell>
          <table:table-cell table:style-name="Default" table:formula="of:=LEFT([.A529];SEARCH(&quot; &quot;;[.A529];1))" office:value-type="string" office:string-value="Raúl ">
            <text:p>Raúl </text:p>
          </table:table-cell>
          <table:table-cell table:style-name="Default" table:formula="of:=RIGHT([.A529];LEN([.A529])-SEARCH(&quot; &quot;;[.A529];1))" office:value-type="string" office:string-value="García Durán">
            <text:p>García Durán</text:p>
          </table:table-cell>
          <table:table-cell table:formula="of:=[.B529]" office:value-type="string" office:string-value="Raúl ">
            <text:p>Raúl </text:p>
          </table:table-cell>
          <table:table-cell table:formula="of:=[.C529]" office:value-type="string" office:string-value="García Durán">
            <text:p>García Durá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ichard Bach</text:p>
          </table:table-cell>
          <table:table-cell table:style-name="Default" table:formula="of:=LEFT([.A530];SEARCH(&quot; &quot;;[.A530];1))" office:value-type="string" office:string-value="Richard ">
            <text:p>Richard </text:p>
          </table:table-cell>
          <table:table-cell table:style-name="Default" table:formula="of:=RIGHT([.A530];LEN([.A530])-SEARCH(&quot; &quot;;[.A530];1))" office:value-type="string" office:string-value="Bach">
            <text:p>Bach</text:p>
          </table:table-cell>
          <table:table-cell table:formula="of:=[.B530]" office:value-type="string" office:string-value="Richard ">
            <text:p>Richard </text:p>
          </table:table-cell>
          <table:table-cell table:formula="of:=[.C530]" office:value-type="string" office:string-value="Bach">
            <text:p>Bach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ichard Leakey</text:p>
          </table:table-cell>
          <table:table-cell table:style-name="Default" table:formula="of:=LEFT([.A531];SEARCH(&quot; &quot;;[.A531];1))" office:value-type="string" office:string-value="Richard ">
            <text:p>Richard </text:p>
          </table:table-cell>
          <table:table-cell table:style-name="Default" table:formula="of:=RIGHT([.A531];LEN([.A531])-SEARCH(&quot; &quot;;[.A531];1))" office:value-type="string" office:string-value="Leakey">
            <text:p>Leakey</text:p>
          </table:table-cell>
          <table:table-cell table:formula="of:=[.B531]" office:value-type="string" office:string-value="Richard ">
            <text:p>Richard </text:p>
          </table:table-cell>
          <table:table-cell table:formula="of:=[.C531]" office:value-type="string" office:string-value="Leakey">
            <text:p>Leakey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obert Graves</text:p>
          </table:table-cell>
          <table:table-cell table:style-name="Default" table:formula="of:=LEFT([.A532];SEARCH(&quot; &quot;;[.A532];1))" office:value-type="string" office:string-value="Robert ">
            <text:p>Robert </text:p>
          </table:table-cell>
          <table:table-cell table:style-name="Default" table:formula="of:=RIGHT([.A532];LEN([.A532])-SEARCH(&quot; &quot;;[.A532];1))" office:value-type="string" office:string-value="Graves">
            <text:p>Graves</text:p>
          </table:table-cell>
          <table:table-cell table:formula="of:=[.B532]" office:value-type="string" office:string-value="Robert ">
            <text:p>Robert </text:p>
          </table:table-cell>
          <table:table-cell table:formula="of:=[.C532]" office:value-type="string" office:string-value="Graves">
            <text:p>Grave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obert Louis Stevenson </text:p>
          </table:table-cell>
          <table:table-cell table:style-name="Default" table:formula="of:=LEFT([.A533];SEARCH(&quot; &quot;;[.A533];1))" office:value-type="string" office:string-value="Robert ">
            <text:p>Robert </text:p>
          </table:table-cell>
          <table:table-cell table:style-name="Default" table:formula="of:=RIGHT([.A533];LEN([.A533])-SEARCH(&quot; &quot;;[.A533];1))" office:value-type="string" office:string-value="Louis Stevenson ">
            <text:p>Louis Stevenson </text:p>
          </table:table-cell>
          <table:table-cell table:formula="of:=[.B533]" office:value-type="string" office:string-value="Robert ">
            <text:p>Robert </text:p>
          </table:table-cell>
          <table:table-cell table:formula="of:=[.C533]" office:value-type="string" office:string-value="Louis Stevenson ">
            <text:p>Louis Stevenson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oberto Bolaño</text:p>
          </table:table-cell>
          <table:table-cell table:style-name="Default" table:formula="of:=LEFT([.A534];SEARCH(&quot; &quot;;[.A534];1))" office:value-type="string" office:string-value="Roberto ">
            <text:p>Roberto </text:p>
          </table:table-cell>
          <table:table-cell table:style-name="Default" table:formula="of:=RIGHT([.A534];LEN([.A534])-SEARCH(&quot; &quot;;[.A534];1))" office:value-type="string" office:string-value="Bolaño">
            <text:p>Bolaño</text:p>
          </table:table-cell>
          <table:table-cell table:formula="of:=[.B534]" office:value-type="string" office:string-value="Roberto ">
            <text:p>Roberto </text:p>
          </table:table-cell>
          <table:table-cell table:formula="of:=[.C534]" office:value-type="string" office:string-value="Bolaño">
            <text:p>Bolañ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oberto Calasso</text:p>
          </table:table-cell>
          <table:table-cell table:style-name="Default" table:formula="of:=LEFT([.A535];SEARCH(&quot; &quot;;[.A535];1))" office:value-type="string" office:string-value="Roberto ">
            <text:p>Roberto </text:p>
          </table:table-cell>
          <table:table-cell table:style-name="Default" table:formula="of:=RIGHT([.A535];LEN([.A535])-SEARCH(&quot; &quot;;[.A535];1))" office:value-type="string" office:string-value="Calasso">
            <text:p>Calasso</text:p>
          </table:table-cell>
          <table:table-cell table:formula="of:=[.B535]" office:value-type="string" office:string-value="Roberto ">
            <text:p>Roberto </text:p>
          </table:table-cell>
          <table:table-cell table:formula="of:=[.C535]" office:value-type="string" office:string-value="Calasso">
            <text:p>Calass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osa Chacel</text:p>
          </table:table-cell>
          <table:table-cell table:style-name="Default" table:formula="of:=LEFT([.A536];SEARCH(&quot; &quot;;[.A536];1))" office:value-type="string" office:string-value="Rosa ">
            <text:p>Rosa </text:p>
          </table:table-cell>
          <table:table-cell table:style-name="Default" table:formula="of:=RIGHT([.A536];LEN([.A536])-SEARCH(&quot; &quot;;[.A536];1))" office:value-type="string" office:string-value="Chacel">
            <text:p>Chacel</text:p>
          </table:table-cell>
          <table:table-cell table:formula="of:=[.B536]" office:value-type="string" office:string-value="Rosa ">
            <text:p>Rosa </text:p>
          </table:table-cell>
          <table:table-cell table:formula="of:=[.C536]" office:value-type="string" office:string-value="Chacel">
            <text:p>Chace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osa Luxemburg</text:p>
          </table:table-cell>
          <table:table-cell table:style-name="Default" table:formula="of:=LEFT([.A537];SEARCH(&quot; &quot;;[.A537];1))" office:value-type="string" office:string-value="Rosa ">
            <text:p>Rosa </text:p>
          </table:table-cell>
          <table:table-cell table:style-name="Default" table:formula="of:=RIGHT([.A537];LEN([.A537])-SEARCH(&quot; &quot;;[.A537];1))" office:value-type="string" office:string-value="Luxemburg">
            <text:p>Luxemburg</text:p>
          </table:table-cell>
          <table:table-cell table:formula="of:=[.B537]" office:value-type="string" office:string-value="Rosa ">
            <text:p>Rosa </text:p>
          </table:table-cell>
          <table:table-cell table:formula="of:=[.C537]" office:value-type="string" office:string-value="Luxemburg">
            <text:p>Luxemburg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osa Mª Lorenzo</text:p>
          </table:table-cell>
          <table:table-cell table:style-name="Default" table:formula="of:=LEFT([.A538];SEARCH(&quot; &quot;;[.A538];1))" office:value-type="string" office:string-value="Rosa ">
            <text:p>Rosa </text:p>
          </table:table-cell>
          <table:table-cell table:style-name="Default" table:formula="of:=RIGHT([.A538];LEN([.A538])-SEARCH(&quot; &quot;;[.A538];1))" office:value-type="string" office:string-value="Mª Lorenzo">
            <text:p>Mª Lorenzo</text:p>
          </table:table-cell>
          <table:table-cell table:formula="of:=[.B538]" office:value-type="string" office:string-value="Rosa ">
            <text:p>Rosa </text:p>
          </table:table-cell>
          <table:table-cell table:formula="of:=[.C538]" office:value-type="string" office:string-value="Mª Lorenzo">
            <text:p>Mª Lorenzo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Rosa Montero</text:p>
          </table:table-cell>
          <table:table-cell table:style-name="Default" table:formula="of:=LEFT([.A539];SEARCH(&quot; &quot;;[.A539];1))" office:value-type="string" office:string-value="Rosa ">
            <text:p>Rosa </text:p>
          </table:table-cell>
          <table:table-cell table:style-name="Default" table:formula="of:=RIGHT([.A539];LEN([.A539])-SEARCH(&quot; &quot;;[.A539];1))" office:value-type="string" office:string-value="Montero">
            <text:p>Montero</text:p>
          </table:table-cell>
          <table:table-cell table:formula="of:=[.B539]" office:value-type="string" office:string-value="Rosa ">
            <text:p>Rosa </text:p>
          </table:table-cell>
          <table:table-cell table:formula="of:=[.C539]" office:value-type="string" office:string-value="Montero">
            <text:p>Monter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osa Regás</text:p>
          </table:table-cell>
          <table:table-cell table:style-name="Default" table:formula="of:=LEFT([.A540];SEARCH(&quot; &quot;;[.A540];1))" office:value-type="string" office:string-value="Rosa ">
            <text:p>Rosa </text:p>
          </table:table-cell>
          <table:table-cell table:style-name="Default" table:formula="of:=RIGHT([.A540];LEN([.A540])-SEARCH(&quot; &quot;;[.A540];1))" office:value-type="string" office:string-value="Regás">
            <text:p>Regás</text:p>
          </table:table-cell>
          <table:table-cell table:formula="of:=[.B540]" office:value-type="string" office:string-value="Rosa ">
            <text:p>Rosa </text:p>
          </table:table-cell>
          <table:table-cell table:formula="of:=[.C540]" office:value-type="string" office:string-value="Regás">
            <text:p>Regá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osalía de Castro</text:p>
          </table:table-cell>
          <table:table-cell table:style-name="Default" table:formula="of:=LEFT([.A541];SEARCH(&quot; &quot;;[.A541];1))" office:value-type="string" office:string-value="Rosalía ">
            <text:p>Rosalía </text:p>
          </table:table-cell>
          <table:table-cell table:style-name="Default" table:formula="of:=RIGHT([.A541];LEN([.A541])-SEARCH(&quot; &quot;;[.A541];1))" office:value-type="string" office:string-value="de Castro">
            <text:p>de Castro</text:p>
          </table:table-cell>
          <table:table-cell table:formula="of:=[.B541]" office:value-type="string" office:string-value="Rosalía ">
            <text:p>Rosalía </text:p>
          </table:table-cell>
          <table:table-cell table:formula="of:=[.C541]" office:value-type="string" office:string-value="de Castro">
            <text:p>de Castr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osamunde Pilcher</text:p>
          </table:table-cell>
          <table:table-cell table:style-name="Default" table:formula="of:=LEFT([.A542];SEARCH(&quot; &quot;;[.A542];1))" office:value-type="string" office:string-value="Rosamunde ">
            <text:p>Rosamunde </text:p>
          </table:table-cell>
          <table:table-cell table:style-name="Default" table:formula="of:=RIGHT([.A542];LEN([.A542])-SEARCH(&quot; &quot;;[.A542];1))" office:value-type="string" office:string-value="Pilcher">
            <text:p>Pilcher</text:p>
          </table:table-cell>
          <table:table-cell table:formula="of:=[.B542]" office:value-type="string" office:string-value="Rosamunde ">
            <text:p>Rosamunde </text:p>
          </table:table-cell>
          <table:table-cell table:formula="of:=[.C542]" office:value-type="string" office:string-value="Pilcher">
            <text:p>Pilch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ubén Darío</text:p>
          </table:table-cell>
          <table:table-cell table:style-name="Default" table:formula="of:=LEFT([.A543];SEARCH(&quot; &quot;;[.A543];1))" office:value-type="string" office:string-value="Rubén ">
            <text:p>Rubén </text:p>
          </table:table-cell>
          <table:table-cell table:style-name="Default" table:formula="of:=RIGHT([.A543];LEN([.A543])-SEARCH(&quot; &quot;;[.A543];1))" office:value-type="string" office:string-value="Darío">
            <text:p>Darío</text:p>
          </table:table-cell>
          <table:table-cell table:formula="of:=[.B543]" office:value-type="string" office:string-value="Rubén ">
            <text:p>Rubén </text:p>
          </table:table-cell>
          <table:table-cell table:formula="of:=[.C543]" office:value-type="string" office:string-value="Darío">
            <text:p>Darí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uiz de Alarcón</text:p>
          </table:table-cell>
          <table:table-cell table:style-name="Default" table:formula="of:=LEFT([.A544];SEARCH(&quot; &quot;;[.A544];1))" office:value-type="string" office:string-value="Ruiz ">
            <text:p>Ruiz </text:p>
          </table:table-cell>
          <table:table-cell table:style-name="Default" table:formula="of:=RIGHT([.A544];LEN([.A544])-SEARCH(&quot; &quot;;[.A544];1))" office:value-type="string" office:string-value="de Alarcón">
            <text:p>de Alarcón</text:p>
          </table:table-cell>
          <table:table-cell table:formula="of:=[.B544]" office:value-type="string" office:string-value="Ruiz ">
            <text:p>Ruiz </text:p>
          </table:table-cell>
          <table:table-cell table:formula="of:=[.C544]" office:value-type="string" office:string-value="de Alarcón">
            <text:p>de Alarcón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ojas Zorrilla</text:p>
          </table:table-cell>
          <table:table-cell table:style-name="Default" table:formula="of:=LEFT([.A545];SEARCH(&quot; &quot;;[.A545];1))" office:value-type="string" office:string-value="Rojas ">
            <text:p>Rojas </text:p>
          </table:table-cell>
          <table:table-cell table:style-name="Default" table:formula="of:=RIGHT([.A545];LEN([.A545])-SEARCH(&quot; &quot;;[.A545];1))" office:value-type="string" office:string-value="Zorrilla">
            <text:p>Zorrilla</text:p>
          </table:table-cell>
          <table:table-cell table:formula="of:=[.B545]" office:value-type="string" office:string-value="Rojas ">
            <text:p>Rojas </text:p>
          </table:table-cell>
          <table:table-cell table:formula="of:=[.C545]" office:value-type="string" office:string-value="Zorrilla">
            <text:p>Zorrill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Ryszard Kapuscinski</text:p>
          </table:table-cell>
          <table:table-cell table:style-name="Default" table:formula="of:=LEFT([.A546];SEARCH(&quot; &quot;;[.A546];1))" office:value-type="string" office:string-value="Ryszard ">
            <text:p>Ryszard </text:p>
          </table:table-cell>
          <table:table-cell table:style-name="Default" table:formula="of:=RIGHT([.A546];LEN([.A546])-SEARCH(&quot; &quot;;[.A546];1))" office:value-type="string" office:string-value="Kapuscinski">
            <text:p>Kapuscinski</text:p>
          </table:table-cell>
          <table:table-cell table:formula="of:=[.B546]" office:value-type="string" office:string-value="Ryszard ">
            <text:p>Ryszard </text:p>
          </table:table-cell>
          <table:table-cell table:formula="of:=[.C546]" office:value-type="string" office:string-value="Kapuscinski">
            <text:p>Kapuscinsk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.J. Watson</text:p>
          </table:table-cell>
          <table:table-cell table:style-name="Default" table:formula="of:=LEFT([.A547];SEARCH(&quot; &quot;;[.A547];1))" office:value-type="string" office:string-value="S.J. ">
            <text:p>S.J. </text:p>
          </table:table-cell>
          <table:table-cell table:style-name="Default" table:formula="of:=RIGHT([.A547];LEN([.A547])-SEARCH(&quot; &quot;;[.A547];1))" office:value-type="string" office:string-value="Watson">
            <text:p>Watson</text:p>
          </table:table-cell>
          <table:table-cell table:formula="of:=[.B547]" office:value-type="string" office:string-value="S.J. ">
            <text:p>S.J. </text:p>
          </table:table-cell>
          <table:table-cell table:formula="of:=[.C547]" office:value-type="string" office:string-value="Watson">
            <text:p>Wats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aint-Simon</text:p>
          </table:table-cell>
          <table:table-cell table:style-name="Default" table:formula="of:=LEFT([.A548];SEARCH(&quot; &quot;;[.A548];1))" office:value-type="float" office:value="0">
            <text:p>#VALOR!</text:p>
          </table:table-cell>
          <table:table-cell table:style-name="Default" table:formula="of:=RIGHT([.A548];LEN([.A548])-SEARCH(&quot; &quot;;[.A548];1))" office:value-type="float" office:value="0">
            <text:p>#VALOR!</text:p>
          </table:table-cell>
          <table:table-cell office:value-type="string">
            <text:p>Saint-Simon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Salvador Giner</text:p>
          </table:table-cell>
          <table:table-cell table:style-name="Default" table:formula="of:=LEFT([.A549];SEARCH(&quot; &quot;;[.A549];1))" office:value-type="string" office:string-value="Salvador ">
            <text:p>Salvador </text:p>
          </table:table-cell>
          <table:table-cell table:style-name="Default" table:formula="of:=RIGHT([.A549];LEN([.A549])-SEARCH(&quot; &quot;;[.A549];1))" office:value-type="string" office:string-value="Giner">
            <text:p>Giner</text:p>
          </table:table-cell>
          <table:table-cell table:formula="of:=[.B549]" office:value-type="string" office:string-value="Salvador ">
            <text:p>Salvador </text:p>
          </table:table-cell>
          <table:table-cell table:formula="of:=[.C549]" office:value-type="string" office:string-value="Giner">
            <text:p>Giner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San Agustín</text:p>
          </table:table-cell>
          <table:table-cell table:style-name="Default" table:formula="of:=LEFT([.A550];SEARCH(&quot; &quot;;[.A550];1))" office:value-type="string" office:string-value="San ">
            <text:p>San </text:p>
          </table:table-cell>
          <table:table-cell table:style-name="Default" table:formula="of:=RIGHT([.A550];LEN([.A550])-SEARCH(&quot; &quot;;[.A550];1))" office:value-type="string" office:string-value="Agustín">
            <text:p>Agustín</text:p>
          </table:table-cell>
          <table:table-cell table:formula="of:=[.B550]" office:value-type="string" office:string-value="San ">
            <text:p>San </text:p>
          </table:table-cell>
          <table:table-cell table:formula="of:=[.C550]" office:value-type="string" office:string-value="Agustín">
            <text:p>Agustí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ándor Márai</text:p>
          </table:table-cell>
          <table:table-cell table:style-name="Default" table:formula="of:=LEFT([.A551];SEARCH(&quot; &quot;;[.A551];1))" office:value-type="string" office:string-value="Sándor ">
            <text:p>Sándor </text:p>
          </table:table-cell>
          <table:table-cell table:style-name="Default" table:formula="of:=RIGHT([.A551];LEN([.A551])-SEARCH(&quot; &quot;;[.A551];1))" office:value-type="string" office:string-value="Márai">
            <text:p>Márai</text:p>
          </table:table-cell>
          <table:table-cell table:formula="of:=[.B551]" office:value-type="string" office:string-value="Sándor ">
            <text:p>Sándor </text:p>
          </table:table-cell>
          <table:table-cell table:formula="of:=[.C551]" office:value-type="string" office:string-value="Márai">
            <text:p>Mára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idney Sheldon</text:p>
          </table:table-cell>
          <table:table-cell table:style-name="Default" table:formula="of:=LEFT([.A552];SEARCH(&quot; &quot;;[.A552];1))" office:value-type="string" office:string-value="Sidney ">
            <text:p>Sidney </text:p>
          </table:table-cell>
          <table:table-cell table:style-name="Default" table:formula="of:=RIGHT([.A552];LEN([.A552])-SEARCH(&quot; &quot;;[.A552];1))" office:value-type="string" office:string-value="Sheldon">
            <text:p>Sheldon</text:p>
          </table:table-cell>
          <table:table-cell table:formula="of:=[.B552]" office:value-type="string" office:string-value="Sidney ">
            <text:p>Sidney </text:p>
          </table:table-cell>
          <table:table-cell table:formula="of:=[.C552]" office:value-type="string" office:string-value="Sheldon">
            <text:p>Sheld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igmund Freud</text:p>
          </table:table-cell>
          <table:table-cell table:style-name="Default" table:formula="of:=LEFT([.A553];SEARCH(&quot; &quot;;[.A553];1))" office:value-type="string" office:string-value="Sigmund ">
            <text:p>Sigmund </text:p>
          </table:table-cell>
          <table:table-cell table:style-name="Default" table:formula="of:=RIGHT([.A553];LEN([.A553])-SEARCH(&quot; &quot;;[.A553];1))" office:value-type="string" office:string-value="Freud">
            <text:p>Freud</text:p>
          </table:table-cell>
          <table:table-cell table:formula="of:=[.B553]" office:value-type="string" office:string-value="Sigmund ">
            <text:p>Sigmund </text:p>
          </table:table-cell>
          <table:table-cell table:formula="of:=[.C553]" office:value-type="string" office:string-value="Freud">
            <text:p>Freud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imenon</text:p>
          </table:table-cell>
          <table:table-cell table:style-name="Default" table:formula="of:=LEFT([.A554];SEARCH(&quot; &quot;;[.A554];1))" office:value-type="float" office:value="0">
            <text:p>#VALOR!</text:p>
          </table:table-cell>
          <table:table-cell table:style-name="Default" table:formula="of:=RIGHT([.A554];LEN([.A554])-SEARCH(&quot; &quot;;[.A554];1))" office:value-type="float" office:value="0">
            <text:p>#VALOR!</text:p>
          </table:table-cell>
          <table:table-cell office:value-type="string">
            <text:p>Simenon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Simone de Beauvoir</text:p>
          </table:table-cell>
          <table:table-cell table:style-name="Default" table:formula="of:=LEFT([.A555];SEARCH(&quot; &quot;;[.A555];1))" office:value-type="string" office:string-value="Simone ">
            <text:p>Simone </text:p>
          </table:table-cell>
          <table:table-cell table:style-name="Default" table:formula="of:=RIGHT([.A555];LEN([.A555])-SEARCH(&quot; &quot;;[.A555];1))" office:value-type="string" office:string-value="de Beauvoir">
            <text:p>de Beauvoir</text:p>
          </table:table-cell>
          <table:table-cell table:formula="of:=[.B555]" office:value-type="string" office:string-value="Simone ">
            <text:p>Simone </text:p>
          </table:table-cell>
          <table:table-cell table:formula="of:=[.C555]" office:value-type="string" office:string-value="de Beauvoir">
            <text:p>de Beauvoi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tanislaw Lem</text:p>
          </table:table-cell>
          <table:table-cell table:style-name="Default" table:formula="of:=LEFT([.A556];SEARCH(&quot; &quot;;[.A556];1))" office:value-type="string" office:string-value="Stanislaw ">
            <text:p>Stanislaw </text:p>
          </table:table-cell>
          <table:table-cell table:style-name="Default" table:formula="of:=RIGHT([.A556];LEN([.A556])-SEARCH(&quot; &quot;;[.A556];1))" office:value-type="string" office:string-value="Lem">
            <text:p>Lem</text:p>
          </table:table-cell>
          <table:table-cell table:formula="of:=[.B556]" office:value-type="string" office:string-value="Stanislaw ">
            <text:p>Stanislaw </text:p>
          </table:table-cell>
          <table:table-cell table:formula="of:=[.C556]" office:value-type="string" office:string-value="Lem">
            <text:p>Lem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Stendhal </text:p>
          </table:table-cell>
          <table:table-cell table:style-name="Default" table:formula="of:=LEFT([.A557];SEARCH(&quot; &quot;;[.A557];1))" office:value-type="string" office:string-value="Stendhal ">
            <text:p>Stendhal </text:p>
          </table:table-cell>
          <table:table-cell table:style-name="Default" table:formula="of:=RIGHT([.A557];LEN([.A557])-SEARCH(&quot; &quot;;[.A557];1))">
            <text:p/>
          </table:table-cell>
          <table:table-cell table:formula="of:=[.B557]" office:value-type="string" office:string-value="Stendhal ">
            <text:p>Stendhal </text:p>
          </table:table-cell>
          <table:table-cell table:formula="of:=[.C557]">
            <text:p/>
          </table:table-cell>
          <table:table-cell table:number-columns-repeated="253"/>
        </table:table-row>
        <table:table-row table:style-name="ro1">
          <table:table-cell table:style-name="Default" office:value-type="string">
            <text:p>Stephen Greenblatt</text:p>
          </table:table-cell>
          <table:table-cell table:style-name="Default" table:formula="of:=LEFT([.A558];SEARCH(&quot; &quot;;[.A558];1))" office:value-type="string" office:string-value="Stephen ">
            <text:p>Stephen </text:p>
          </table:table-cell>
          <table:table-cell table:style-name="Default" table:formula="of:=RIGHT([.A558];LEN([.A558])-SEARCH(&quot; &quot;;[.A558];1))" office:value-type="string" office:string-value="Greenblatt">
            <text:p>Greenblatt</text:p>
          </table:table-cell>
          <table:table-cell table:formula="of:=[.B558]" office:value-type="string" office:string-value="Stephen ">
            <text:p>Stephen </text:p>
          </table:table-cell>
          <table:table-cell table:formula="of:=[.C558]" office:value-type="string" office:string-value="Greenblatt">
            <text:p>Greenblat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tephen King</text:p>
          </table:table-cell>
          <table:table-cell table:style-name="Default" table:formula="of:=LEFT([.A559];SEARCH(&quot; &quot;;[.A559];1))" office:value-type="string" office:string-value="Stephen ">
            <text:p>Stephen </text:p>
          </table:table-cell>
          <table:table-cell table:style-name="Default" table:formula="of:=RIGHT([.A559];LEN([.A559])-SEARCH(&quot; &quot;;[.A559];1))" office:value-type="string" office:string-value="King">
            <text:p>King</text:p>
          </table:table-cell>
          <table:table-cell table:formula="of:=[.B559]" office:value-type="string" office:string-value="Stephen ">
            <text:p>Stephen </text:p>
          </table:table-cell>
          <table:table-cell table:formula="of:=[.C559]" office:value-type="string" office:string-value="King">
            <text:p>King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tephen R. Lawhead</text:p>
          </table:table-cell>
          <table:table-cell table:style-name="Default" table:formula="of:=LEFT([.A560];SEARCH(&quot; &quot;;[.A560];1))" office:value-type="string" office:string-value="Stephen ">
            <text:p>Stephen </text:p>
          </table:table-cell>
          <table:table-cell table:style-name="Default" table:formula="of:=RIGHT([.A560];LEN([.A560])-SEARCH(&quot; &quot;;[.A560];1))" office:value-type="string" office:string-value="R. Lawhead">
            <text:p>R. Lawhead</text:p>
          </table:table-cell>
          <table:table-cell table:formula="of:=[.B560]" office:value-type="string" office:string-value="Stephen ">
            <text:p>Stephen </text:p>
          </table:table-cell>
          <table:table-cell table:formula="of:=[.C560]" office:value-type="string" office:string-value="R. Lawhead">
            <text:p>R. Lawhead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tephenb W.Hawking</text:p>
          </table:table-cell>
          <table:table-cell table:style-name="Default" table:formula="of:=LEFT([.A561];SEARCH(&quot; &quot;;[.A561];1))" office:value-type="string" office:string-value="Stephenb ">
            <text:p>Stephenb </text:p>
          </table:table-cell>
          <table:table-cell table:style-name="Default" table:formula="of:=RIGHT([.A561];LEN([.A561])-SEARCH(&quot; &quot;;[.A561];1))" office:value-type="string" office:string-value="W.Hawking">
            <text:p>W.Hawking</text:p>
          </table:table-cell>
          <table:table-cell table:formula="of:=[.B561]" office:value-type="string" office:string-value="Stephenb ">
            <text:p>Stephenb </text:p>
          </table:table-cell>
          <table:table-cell table:formula="of:=[.C561]" office:value-type="string" office:string-value="W.Hawking">
            <text:p>W.Hawking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tevenson</text:p>
          </table:table-cell>
          <table:table-cell table:style-name="Default" table:formula="of:=LEFT([.A562];SEARCH(&quot; &quot;;[.A562];1))" office:value-type="float" office:value="0">
            <text:p>#VALOR!</text:p>
          </table:table-cell>
          <table:table-cell table:style-name="Default" table:formula="of:=RIGHT([.A562];LEN([.A562])-SEARCH(&quot; &quot;;[.A562];1))" office:value-type="float" office:value="0">
            <text:p>#VALOR!</text:p>
          </table:table-cell>
          <table:table-cell office:value-type="string">
            <text:p>Stevenson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Stieg Larsson</text:p>
          </table:table-cell>
          <table:table-cell table:style-name="Default" table:formula="of:=LEFT([.A563];SEARCH(&quot; &quot;;[.A563];1))" office:value-type="string" office:string-value="Stieg ">
            <text:p>Stieg </text:p>
          </table:table-cell>
          <table:table-cell table:style-name="Default" table:formula="of:=RIGHT([.A563];LEN([.A563])-SEARCH(&quot; &quot;;[.A563];1))" office:value-type="string" office:string-value="Larsson">
            <text:p>Larsson</text:p>
          </table:table-cell>
          <table:table-cell table:formula="of:=[.B563]" office:value-type="string" office:string-value="Stieg ">
            <text:p>Stieg </text:p>
          </table:table-cell>
          <table:table-cell table:formula="of:=[.C563]" office:value-type="string" office:string-value="Larsson">
            <text:p>Larss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ue Harrison</text:p>
          </table:table-cell>
          <table:table-cell table:style-name="Default" table:formula="of:=LEFT([.A564];SEARCH(&quot; &quot;;[.A564];1))" office:value-type="string" office:string-value="Sue ">
            <text:p>Sue </text:p>
          </table:table-cell>
          <table:table-cell table:style-name="Default" table:formula="of:=RIGHT([.A564];LEN([.A564])-SEARCH(&quot; &quot;;[.A564];1))" office:value-type="string" office:string-value="Harrison">
            <text:p>Harrison</text:p>
          </table:table-cell>
          <table:table-cell table:formula="of:=[.B564]" office:value-type="string" office:string-value="Sue ">
            <text:p>Sue </text:p>
          </table:table-cell>
          <table:table-cell table:formula="of:=[.C564]" office:value-type="string" office:string-value="Harrison">
            <text:p>Harris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usan Isaacs</text:p>
          </table:table-cell>
          <table:table-cell table:style-name="Default" table:formula="of:=LEFT([.A565];SEARCH(&quot; &quot;;[.A565];1))" office:value-type="string" office:string-value="Susan ">
            <text:p>Susan </text:p>
          </table:table-cell>
          <table:table-cell table:style-name="Default" table:formula="of:=RIGHT([.A565];LEN([.A565])-SEARCH(&quot; &quot;;[.A565];1))" office:value-type="string" office:string-value="Isaacs">
            <text:p>Isaacs</text:p>
          </table:table-cell>
          <table:table-cell table:formula="of:=[.B565]" office:value-type="string" office:string-value="Susan ">
            <text:p>Susan </text:p>
          </table:table-cell>
          <table:table-cell table:formula="of:=[.C565]" office:value-type="string" office:string-value="Isaacs">
            <text:p>Isaac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usanna Tamaro</text:p>
          </table:table-cell>
          <table:table-cell table:style-name="Default" table:formula="of:=LEFT([.A566];SEARCH(&quot; &quot;;[.A566];1))" office:value-type="string" office:string-value="Susanna ">
            <text:p>Susanna </text:p>
          </table:table-cell>
          <table:table-cell table:style-name="Default" table:formula="of:=RIGHT([.A566];LEN([.A566])-SEARCH(&quot; &quot;;[.A566];1))" office:value-type="string" office:string-value="Tamaro">
            <text:p>Tamaro</text:p>
          </table:table-cell>
          <table:table-cell table:formula="of:=[.B566]" office:value-type="string" office:string-value="Susanna ">
            <text:p>Susanna </text:p>
          </table:table-cell>
          <table:table-cell table:formula="of:=[.C566]" office:value-type="string" office:string-value="Tamaro">
            <text:p>Tamar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ven Hassel</text:p>
          </table:table-cell>
          <table:table-cell table:style-name="Default" table:formula="of:=LEFT([.A567];SEARCH(&quot; &quot;;[.A567];1))" office:value-type="string" office:string-value="Sven ">
            <text:p>Sven </text:p>
          </table:table-cell>
          <table:table-cell table:style-name="Default" table:formula="of:=RIGHT([.A567];LEN([.A567])-SEARCH(&quot; &quot;;[.A567];1))" office:value-type="string" office:string-value="Hassel">
            <text:p>Hassel</text:p>
          </table:table-cell>
          <table:table-cell table:formula="of:=[.B567]" office:value-type="string" office:string-value="Sven ">
            <text:p>Sven </text:p>
          </table:table-cell>
          <table:table-cell table:formula="of:=[.C567]" office:value-type="string" office:string-value="Hassel">
            <text:p>Hassel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ylvia de Béjar</text:p>
          </table:table-cell>
          <table:table-cell table:style-name="Default" table:formula="of:=LEFT([.A568];SEARCH(&quot; &quot;;[.A568];1))" office:value-type="string" office:string-value="Sylvia ">
            <text:p>Sylvia </text:p>
          </table:table-cell>
          <table:table-cell table:style-name="Default" table:formula="of:=RIGHT([.A568];LEN([.A568])-SEARCH(&quot; &quot;;[.A568];1))" office:value-type="string" office:string-value="de Béjar">
            <text:p>de Béjar</text:p>
          </table:table-cell>
          <table:table-cell table:formula="of:=[.B568]" office:value-type="string" office:string-value="Sylvia ">
            <text:p>Sylvia </text:p>
          </table:table-cell>
          <table:table-cell table:formula="of:=[.C568]" office:value-type="string" office:string-value="de Béjar">
            <text:p>de Béja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Sylvia Plath</text:p>
          </table:table-cell>
          <table:table-cell table:style-name="Default" table:formula="of:=LEFT([.A569];SEARCH(&quot; &quot;;[.A569];1))" office:value-type="string" office:string-value="Sylvia ">
            <text:p>Sylvia </text:p>
          </table:table-cell>
          <table:table-cell table:style-name="Default" table:formula="of:=RIGHT([.A569];LEN([.A569])-SEARCH(&quot; &quot;;[.A569];1))" office:value-type="string" office:string-value="Plath">
            <text:p>Plath</text:p>
          </table:table-cell>
          <table:table-cell table:formula="of:=[.B569]" office:value-type="string" office:string-value="Sylvia ">
            <text:p>Sylvia </text:p>
          </table:table-cell>
          <table:table-cell table:formula="of:=[.C569]" office:value-type="string" office:string-value="Plath">
            <text:p>Plath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.E. Lawrence</text:p>
          </table:table-cell>
          <table:table-cell table:style-name="Default" table:formula="of:=LEFT([.A570];SEARCH(&quot; &quot;;[.A570];1))" office:value-type="string" office:string-value="T.E. ">
            <text:p>T.E. </text:p>
          </table:table-cell>
          <table:table-cell table:style-name="Default" table:formula="of:=RIGHT([.A570];LEN([.A570])-SEARCH(&quot; &quot;;[.A570];1))" office:value-type="string" office:string-value="Lawrence">
            <text:p>Lawrence</text:p>
          </table:table-cell>
          <table:table-cell table:formula="of:=[.B570]" office:value-type="string" office:string-value="T.E. ">
            <text:p>T.E. </text:p>
          </table:table-cell>
          <table:table-cell table:formula="of:=[.C570]" office:value-type="string" office:string-value="Lawrence">
            <text:p>Lawrenc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.Sturgeon</text:p>
          </table:table-cell>
          <table:table-cell table:style-name="Default" table:formula="of:=LEFT([.A571];SEARCH(&quot; &quot;;[.A571];1))" office:value-type="float" office:value="0">
            <text:p>#VALOR!</text:p>
          </table:table-cell>
          <table:table-cell table:style-name="Default" table:formula="of:=RIGHT([.A571];LEN([.A571])-SEARCH(&quot; &quot;;[.A571];1))" office:value-type="float" office:value="0">
            <text:p>#VALOR!</text:p>
          </table:table-cell>
          <table:table-cell office:value-type="string">
            <text:p>T.</text:p>
          </table:table-cell>
          <table:table-cell office:value-type="string">
            <text:p>Sturge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erence Moix</text:p>
          </table:table-cell>
          <table:table-cell table:style-name="Default" table:formula="of:=LEFT([.A572];SEARCH(&quot; &quot;;[.A572];1))" office:value-type="string" office:string-value="Terence ">
            <text:p>Terence </text:p>
          </table:table-cell>
          <table:table-cell table:style-name="Default" table:formula="of:=RIGHT([.A572];LEN([.A572])-SEARCH(&quot; &quot;;[.A572];1))" office:value-type="string" office:string-value="Moix">
            <text:p>Moix</text:p>
          </table:table-cell>
          <table:table-cell table:formula="of:=[.B572]" office:value-type="string" office:string-value="Terence ">
            <text:p>Terence </text:p>
          </table:table-cell>
          <table:table-cell table:formula="of:=[.C572]" office:value-type="string" office:string-value="Moix">
            <text:p>Moix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erenci Moix</text:p>
          </table:table-cell>
          <table:table-cell table:style-name="Default" table:formula="of:=LEFT([.A573];SEARCH(&quot; &quot;;[.A573];1))" office:value-type="string" office:string-value="Terenci ">
            <text:p>Terenci </text:p>
          </table:table-cell>
          <table:table-cell table:style-name="Default" table:formula="of:=RIGHT([.A573];LEN([.A573])-SEARCH(&quot; &quot;;[.A573];1))" office:value-type="string" office:string-value="Moix">
            <text:p>Moix</text:p>
          </table:table-cell>
          <table:table-cell table:formula="of:=[.B573]" office:value-type="string" office:string-value="Terenci ">
            <text:p>Terenci </text:p>
          </table:table-cell>
          <table:table-cell table:formula="of:=[.C573]" office:value-type="string" office:string-value="Moix">
            <text:p>Moix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erry Pratchett</text:p>
          </table:table-cell>
          <table:table-cell table:style-name="Default" table:formula="of:=LEFT([.A574];SEARCH(&quot; &quot;;[.A574];1))" office:value-type="string" office:string-value="Terry ">
            <text:p>Terry </text:p>
          </table:table-cell>
          <table:table-cell table:style-name="Default" table:formula="of:=RIGHT([.A574];LEN([.A574])-SEARCH(&quot; &quot;;[.A574];1))" office:value-type="string" office:string-value="Pratchett">
            <text:p>Pratchett</text:p>
          </table:table-cell>
          <table:table-cell table:formula="of:=[.B574]" office:value-type="string" office:string-value="Terry ">
            <text:p>Terry </text:p>
          </table:table-cell>
          <table:table-cell table:formula="of:=[.C574]" office:value-type="string" office:string-value="Pratchett">
            <text:p>Pratchett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hea Von Harbou</text:p>
          </table:table-cell>
          <table:table-cell table:style-name="Default" table:formula="of:=LEFT([.A575];SEARCH(&quot; &quot;;[.A575];1))" office:value-type="string" office:string-value="Thea ">
            <text:p>Thea </text:p>
          </table:table-cell>
          <table:table-cell table:style-name="Default" table:formula="of:=RIGHT([.A575];LEN([.A575])-SEARCH(&quot; &quot;;[.A575];1))" office:value-type="string" office:string-value="Von Harbou">
            <text:p>Von Harbou</text:p>
          </table:table-cell>
          <table:table-cell table:formula="of:=[.B575]" office:value-type="string" office:string-value="Thea ">
            <text:p>Thea </text:p>
          </table:table-cell>
          <table:table-cell table:formula="of:=[.C575]" office:value-type="string" office:string-value="Von Harbou">
            <text:p>Von Harbou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homas Harris</text:p>
          </table:table-cell>
          <table:table-cell table:style-name="Default" table:formula="of:=LEFT([.A576];SEARCH(&quot; &quot;;[.A576];1))" office:value-type="string" office:string-value="Thomas ">
            <text:p>Thomas </text:p>
          </table:table-cell>
          <table:table-cell table:style-name="Default" table:formula="of:=RIGHT([.A576];LEN([.A576])-SEARCH(&quot; &quot;;[.A576];1))" office:value-type="string" office:string-value="Harris">
            <text:p>Harris</text:p>
          </table:table-cell>
          <table:table-cell table:formula="of:=[.B576]" office:value-type="string" office:string-value="Thomas ">
            <text:p>Thomas </text:p>
          </table:table-cell>
          <table:table-cell table:formula="of:=[.C576]" office:value-type="string" office:string-value="Harris">
            <text:p>Harri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homas Mann</text:p>
          </table:table-cell>
          <table:table-cell table:style-name="Default" table:formula="of:=LEFT([.A577];SEARCH(&quot; &quot;;[.A577];1))" office:value-type="string" office:string-value="Thomas ">
            <text:p>Thomas </text:p>
          </table:table-cell>
          <table:table-cell table:style-name="Default" table:formula="of:=RIGHT([.A577];LEN([.A577])-SEARCH(&quot; &quot;;[.A577];1))" office:value-type="string" office:string-value="Mann">
            <text:p>Mann</text:p>
          </table:table-cell>
          <table:table-cell table:formula="of:=[.B577]" office:value-type="string" office:string-value="Thomas ">
            <text:p>Thomas </text:p>
          </table:table-cell>
          <table:table-cell table:formula="of:=[.C577]" office:value-type="string" office:string-value="Mann">
            <text:p>Man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homas More</text:p>
          </table:table-cell>
          <table:table-cell table:style-name="Default" table:formula="of:=LEFT([.A578];SEARCH(&quot; &quot;;[.A578];1))" office:value-type="string" office:string-value="Thomas ">
            <text:p>Thomas </text:p>
          </table:table-cell>
          <table:table-cell table:style-name="Default" table:formula="of:=RIGHT([.A578];LEN([.A578])-SEARCH(&quot; &quot;;[.A578];1))" office:value-type="string" office:string-value="More">
            <text:p>More</text:p>
          </table:table-cell>
          <table:table-cell table:formula="of:=[.B578]" office:value-type="string" office:string-value="Thomas ">
            <text:p>Thomas </text:p>
          </table:table-cell>
          <table:table-cell table:formula="of:=[.C578]" office:value-type="string" office:string-value="More">
            <text:p>Mor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homas Paine</text:p>
          </table:table-cell>
          <table:table-cell table:style-name="Default" table:formula="of:=LEFT([.A579];SEARCH(&quot; &quot;;[.A579];1))" office:value-type="string" office:string-value="Thomas ">
            <text:p>Thomas </text:p>
          </table:table-cell>
          <table:table-cell table:style-name="Default" table:formula="of:=RIGHT([.A579];LEN([.A579])-SEARCH(&quot; &quot;;[.A579];1))" office:value-type="string" office:string-value="Paine">
            <text:p>Paine</text:p>
          </table:table-cell>
          <table:table-cell table:formula="of:=[.B579]" office:value-type="string" office:string-value="Thomas ">
            <text:p>Thomas </text:p>
          </table:table-cell>
          <table:table-cell table:formula="of:=[.C579]" office:value-type="string" office:string-value="Paine">
            <text:p>Pain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homas R. Malthus</text:p>
          </table:table-cell>
          <table:table-cell table:style-name="Default" table:formula="of:=LEFT([.A580];SEARCH(&quot; &quot;;[.A580];1))" office:value-type="string" office:string-value="Thomas ">
            <text:p>Thomas </text:p>
          </table:table-cell>
          <table:table-cell table:style-name="Default" table:formula="of:=RIGHT([.A580];LEN([.A580])-SEARCH(&quot; &quot;;[.A580];1))" office:value-type="string" office:string-value="R. Malthus">
            <text:p>R. Malthus</text:p>
          </table:table-cell>
          <table:table-cell table:formula="of:=[.B580]" office:value-type="string" office:string-value="Thomas ">
            <text:p>Thomas </text:p>
          </table:table-cell>
          <table:table-cell table:formula="of:=[.C580]" office:value-type="string" office:string-value="R. Malthus">
            <text:p>R. Malthus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Tirso de Molina</text:p>
          </table:table-cell>
          <table:table-cell table:style-name="Default" table:formula="of:=LEFT([.A581];SEARCH(&quot; &quot;;[.A581];1))" office:value-type="string" office:string-value="Tirso ">
            <text:p>Tirso </text:p>
          </table:table-cell>
          <table:table-cell table:style-name="Default" table:formula="of:=RIGHT([.A581];LEN([.A581])-SEARCH(&quot; &quot;;[.A581];1))" office:value-type="string" office:string-value="de Molina">
            <text:p>de Molina</text:p>
          </table:table-cell>
          <table:table-cell table:formula="of:=[.B581]" office:value-type="string" office:string-value="Tirso ">
            <text:p>Tirso </text:p>
          </table:table-cell>
          <table:table-cell table:formula="of:=[.C581]" office:value-type="string" office:string-value="de Molina">
            <text:p>de Molin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olkien</text:p>
          </table:table-cell>
          <table:table-cell table:style-name="Default" table:formula="of:=LEFT([.A582];SEARCH(&quot; &quot;;[.A582];1))" office:value-type="float" office:value="0">
            <text:p>#VALOR!</text:p>
          </table:table-cell>
          <table:table-cell table:style-name="Default" table:formula="of:=RIGHT([.A582];LEN([.A582])-SEARCH(&quot; &quot;;[.A582];1))" office:value-type="float" office:value="0">
            <text:p>#VALOR!</text:p>
          </table:table-cell>
          <table:table-cell office:value-type="string">
            <text:p>J. R. R.</text:p>
          </table:table-cell>
          <table:table-cell office:value-type="string">
            <text:p>Tolkie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omás Salvador</text:p>
          </table:table-cell>
          <table:table-cell table:style-name="Default" table:formula="of:=LEFT([.A583];SEARCH(&quot; &quot;;[.A583];1))" office:value-type="string" office:string-value="Tomás ">
            <text:p>Tomás </text:p>
          </table:table-cell>
          <table:table-cell table:style-name="Default" table:formula="of:=RIGHT([.A583];LEN([.A583])-SEARCH(&quot; &quot;;[.A583];1))" office:value-type="string" office:string-value="Salvador">
            <text:p>Salvador</text:p>
          </table:table-cell>
          <table:table-cell table:formula="of:=[.B583]" office:value-type="string" office:string-value="Tomás ">
            <text:p>Tomás </text:p>
          </table:table-cell>
          <table:table-cell table:formula="of:=[.C583]" office:value-type="string" office:string-value="Salvador">
            <text:p>Salvado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orcuato Luca de Tena</text:p>
          </table:table-cell>
          <table:table-cell table:style-name="Default" table:formula="of:=LEFT([.A584];SEARCH(&quot; &quot;;[.A584];1))" office:value-type="string" office:string-value="Torcuato ">
            <text:p>Torcuato </text:p>
          </table:table-cell>
          <table:table-cell table:style-name="Default" table:formula="of:=RIGHT([.A584];LEN([.A584])-SEARCH(&quot; &quot;;[.A584];1))" office:value-type="string" office:string-value="Luca de Tena">
            <text:p>Luca de Tena</text:p>
          </table:table-cell>
          <table:table-cell table:formula="of:=[.B584]" office:value-type="string" office:string-value="Torcuato ">
            <text:p>Torcuato </text:p>
          </table:table-cell>
          <table:table-cell table:formula="of:=[.C584]" office:value-type="string" office:string-value="Luca de Tena">
            <text:p>Luca de Tena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Trevanian</text:p>
          </table:table-cell>
          <table:table-cell table:style-name="Default" table:formula="of:=LEFT([.A585];SEARCH(&quot; &quot;;[.A585];1))" office:value-type="float" office:value="0">
            <text:p>#VALOR!</text:p>
          </table:table-cell>
          <table:table-cell table:style-name="Default" table:formula="of:=RIGHT([.A585];LEN([.A585])-SEARCH(&quot; &quot;;[.A585];1))" office:value-type="float" office:value="0">
            <text:p>#VALOR!</text:p>
          </table:table-cell>
          <table:table-cell office:value-type="string">
            <text:p>Trevanian</text:p>
          </table:table-cell>
          <table:table-cell table:number-columns-repeated="254"/>
        </table:table-row>
        <table:table-row table:style-name="ro1">
          <table:table-cell table:style-name="Default" office:value-type="string">
            <text:p>Umberto Eco</text:p>
          </table:table-cell>
          <table:table-cell table:style-name="Default" table:formula="of:=LEFT([.A586];SEARCH(&quot; &quot;;[.A586];1))" office:value-type="string" office:string-value="Umberto ">
            <text:p>Umberto </text:p>
          </table:table-cell>
          <table:table-cell table:style-name="Default" table:formula="of:=RIGHT([.A586];LEN([.A586])-SEARCH(&quot; &quot;;[.A586];1))" office:value-type="string" office:string-value="Eco">
            <text:p>Eco</text:p>
          </table:table-cell>
          <table:table-cell table:formula="of:=[.B586]" office:value-type="string" office:string-value="Umberto ">
            <text:p>Umberto </text:p>
          </table:table-cell>
          <table:table-cell table:formula="of:=[.C586]" office:value-type="string" office:string-value="Eco">
            <text:p>Ec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Unamuno</text:p>
          </table:table-cell>
          <table:table-cell table:style-name="Default" table:formula="of:=LEFT([.A587];SEARCH(&quot; &quot;;[.A587];1))" office:value-type="float" office:value="0">
            <text:p>#VALOR!</text:p>
          </table:table-cell>
          <table:table-cell table:style-name="Default" table:formula="of:=RIGHT([.A587];LEN([.A587])-SEARCH(&quot; &quot;;[.A587];1))" office:value-type="float" office:value="0">
            <text:p>#VALOR!</text:p>
          </table:table-cell>
          <table:table-cell office:value-type="string">
            <text:p>Miguel </text:p>
          </table:table-cell>
          <table:table-cell office:value-type="string">
            <text:p>De Unamun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Ursula K. Le Guin</text:p>
          </table:table-cell>
          <table:table-cell table:style-name="Default" table:formula="of:=LEFT([.A588];SEARCH(&quot; &quot;;[.A588];1))" office:value-type="string" office:string-value="Ursula ">
            <text:p>Ursula </text:p>
          </table:table-cell>
          <table:table-cell table:style-name="Default" table:formula="of:=RIGHT([.A588];LEN([.A588])-SEARCH(&quot; &quot;;[.A588];1))" office:value-type="string" office:string-value="K. Le Guin">
            <text:p>K. Le Guin</text:p>
          </table:table-cell>
          <table:table-cell table:formula="of:=[.B588]" office:value-type="string" office:string-value="Ursula ">
            <text:p>Ursula </text:p>
          </table:table-cell>
          <table:table-cell table:formula="of:=[.C588]" office:value-type="string" office:string-value="K. Le Guin">
            <text:p>K. Le Gui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Ursula K.Le Guin</text:p>
          </table:table-cell>
          <table:table-cell table:style-name="Default" table:formula="of:=LEFT([.A589];SEARCH(&quot; &quot;;[.A589];1))" office:value-type="string" office:string-value="Ursula ">
            <text:p>Ursula </text:p>
          </table:table-cell>
          <table:table-cell table:style-name="Default" table:formula="of:=RIGHT([.A589];LEN([.A589])-SEARCH(&quot; &quot;;[.A589];1))" office:value-type="string" office:string-value="K.Le Guin">
            <text:p>K.Le Guin</text:p>
          </table:table-cell>
          <table:table-cell table:formula="of:=[.B589]" office:value-type="string" office:string-value="Ursula ">
            <text:p>Ursula </text:p>
          </table:table-cell>
          <table:table-cell table:formula="of:=[.C589]" office:value-type="string" office:string-value="K.Le Guin">
            <text:p>K.Le Gui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Valentín Paz-Andrade</text:p>
          </table:table-cell>
          <table:table-cell table:style-name="Default" table:formula="of:=LEFT([.A590];SEARCH(&quot; &quot;;[.A590];1))" office:value-type="string" office:string-value="Valentín ">
            <text:p>Valentín </text:p>
          </table:table-cell>
          <table:table-cell table:style-name="Default" table:formula="of:=RIGHT([.A590];LEN([.A590])-SEARCH(&quot; &quot;;[.A590];1))" office:value-type="string" office:string-value="Paz-Andrade">
            <text:p>Paz-Andrade</text:p>
          </table:table-cell>
          <table:table-cell table:formula="of:=[.B590]" office:value-type="string" office:string-value="Valentín ">
            <text:p>Valentín </text:p>
          </table:table-cell>
          <table:table-cell table:formula="of:=[.C590]" office:value-type="string" office:string-value="Paz-Andrade">
            <text:p>Paz-Andrade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Valerio Massimo Manfredi</text:p>
          </table:table-cell>
          <table:table-cell table:style-name="Default" table:formula="of:=LEFT([.A591];SEARCH(&quot; &quot;;[.A591];1))" office:value-type="string" office:string-value="Valerio ">
            <text:p>Valerio </text:p>
          </table:table-cell>
          <table:table-cell table:style-name="Default" table:formula="of:=RIGHT([.A591];LEN([.A591])-SEARCH(&quot; &quot;;[.A591];1))" office:value-type="string" office:string-value="Massimo Manfredi">
            <text:p>Massimo Manfredi</text:p>
          </table:table-cell>
          <table:table-cell table:formula="of:=[.B591]" office:value-type="string" office:string-value="Valerio ">
            <text:p>Valerio </text:p>
          </table:table-cell>
          <table:table-cell table:formula="of:=[.C591]" office:value-type="string" office:string-value="Massimo Manfredi">
            <text:p>Massimo Manfredi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Vallejo-Nágera</text:p>
          </table:table-cell>
          <table:table-cell table:style-name="Default" table:formula="of:=LEFT([.A592];SEARCH(&quot; &quot;;[.A592];1))" office:value-type="float" office:value="0">
            <text:p>#VALOR!</text:p>
          </table:table-cell>
          <table:table-cell table:style-name="Default" table:formula="of:=RIGHT([.A592];LEN([.A592])-SEARCH(&quot; &quot;;[.A592];1))" office:value-type="float" office:value="0">
            <text:p>#VALOR!</text:p>
          </table:table-cell>
          <table:table-cell table:formula="of:=[.B592]" office:value-type="float" office:value="0">
            <text:p>#VALOR!</text:p>
          </table:table-cell>
          <table:table-cell office:value-type="string">
            <text:p>Vallejo-Nájera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Varios</text:p>
          </table:table-cell>
          <table:table-cell table:style-name="Default" table:formula="of:=LEFT([.A593];SEARCH(&quot; &quot;;[.A593];1))" office:value-type="float" office:value="0">
            <text:p>#VALOR!</text:p>
          </table:table-cell>
          <table:table-cell table:style-name="Default" table:formula="of:=RIGHT([.A593];LEN([.A593])-SEARCH(&quot; &quot;;[.A593];1))" office:value-type="float" office:value="0">
            <text:p>#VALOR!</text:p>
          </table:table-cell>
          <table:table-cell office:value-type="string">
            <text:p>Varios autores</text:p>
          </table:table-cell>
          <table:table-cell table:number-columns-repeated="254"/>
        </table:table-row>
        <table:table-row table:style-name="ro4">
          <table:table-cell table:style-name="Default" office:value-type="string">
            <text:p>Varios autores</text:p>
          </table:table-cell>
          <table:table-cell table:style-name="Default" table:formula="of:=LEFT([.A594];SEARCH(&quot; &quot;;[.A594];1))" office:value-type="string" office:string-value="Varios ">
            <text:p>Varios </text:p>
          </table:table-cell>
          <table:table-cell table:style-name="Default" table:formula="of:=RIGHT([.A594];LEN([.A594])-SEARCH(&quot; &quot;;[.A594];1))" office:value-type="string" office:string-value="autores">
            <text:p>autores</text:p>
          </table:table-cell>
          <table:table-cell table:formula="of:=[.B594]" office:value-type="string" office:string-value="Varios ">
            <text:p>Varios </text:p>
          </table:table-cell>
          <table:table-cell table:formula="of:=[.C594]" office:value-type="string" office:string-value="autores">
            <text:p>autore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Vicente Blasco Ibañez</text:p>
          </table:table-cell>
          <table:table-cell table:style-name="Default" table:formula="of:=LEFT([.A595];SEARCH(&quot; &quot;;[.A595];1))" office:value-type="string" office:string-value="Vicente ">
            <text:p>Vicente </text:p>
          </table:table-cell>
          <table:table-cell table:style-name="Default" table:formula="of:=RIGHT([.A595];LEN([.A595])-SEARCH(&quot; &quot;;[.A595];1))" office:value-type="string" office:string-value="Blasco Ibañez">
            <text:p>Blasco Ibañez</text:p>
          </table:table-cell>
          <table:table-cell table:formula="of:=[.B595]" office:value-type="string" office:string-value="Vicente ">
            <text:p>Vicente </text:p>
          </table:table-cell>
          <table:table-cell table:formula="of:=[.C595]" office:value-type="string" office:string-value="Blasco Ibañez">
            <text:p>Blasco Ibañez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Villamediana y otros autores</text:p>
          </table:table-cell>
          <table:table-cell table:style-name="Default" table:formula="of:=LEFT([.A596];SEARCH(&quot; &quot;;[.A596];1))" office:value-type="string" office:string-value="Villamediana ">
            <text:p>Villamediana </text:p>
          </table:table-cell>
          <table:table-cell table:style-name="Default" table:formula="of:=RIGHT([.A596];LEN([.A596])-SEARCH(&quot; &quot;;[.A596];1))" office:value-type="string" office:string-value="y otros autores">
            <text:p>y otros autores</text:p>
          </table:table-cell>
          <table:table-cell table:formula="of:=[.B596]" office:value-type="string" office:string-value="Villamediana ">
            <text:p>Villamediana </text:p>
          </table:table-cell>
          <table:table-cell table:formula="of:=[.C596]" office:value-type="string" office:string-value="y otros autores">
            <text:p>y otros autores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Virgilio </text:p>
          </table:table-cell>
          <table:table-cell table:style-name="Default" table:formula="of:=LEFT([.A597];SEARCH(&quot; &quot;;[.A597];1))" office:value-type="string" office:string-value="Virgilio ">
            <text:p>Virgilio </text:p>
          </table:table-cell>
          <table:table-cell table:style-name="Default" table:formula="of:=RIGHT([.A597];LEN([.A597])-SEARCH(&quot; &quot;;[.A597];1))">
            <text:p/>
          </table:table-cell>
          <table:table-cell table:formula="of:=[.B597]" office:value-type="string" office:string-value="Virgilio ">
            <text:p>Virgilio </text:p>
          </table:table-cell>
          <table:table-cell table:formula="of:=[.C597]">
            <text:p/>
          </table:table-cell>
          <table:table-cell table:number-columns-repeated="253"/>
        </table:table-row>
        <table:table-row table:style-name="ro1">
          <table:table-cell table:style-name="ce2" office:value-type="string">
            <text:p>Voltaire </text:p>
          </table:table-cell>
          <table:table-cell table:style-name="Default" table:formula="of:=LEFT([.A598];SEARCH(&quot; &quot;;[.A598];1))" office:value-type="string" office:string-value="Voltaire ">
            <text:p>Voltaire </text:p>
          </table:table-cell>
          <table:table-cell table:style-name="Default" table:formula="of:=RIGHT([.A598];LEN([.A598])-SEARCH(&quot; &quot;;[.A598];1))">
            <text:p/>
          </table:table-cell>
          <table:table-cell table:formula="of:=[.B598]" office:value-type="string" office:string-value="Voltaire ">
            <text:p>Voltaire </text:p>
          </table:table-cell>
          <table:table-cell table:formula="of:=[.C598]">
            <text:p/>
          </table:table-cell>
          <table:table-cell table:number-columns-repeated="253"/>
        </table:table-row>
        <table:table-row table:style-name="ro1">
          <table:table-cell table:style-name="Default" office:value-type="string">
            <text:p>W. Irving</text:p>
          </table:table-cell>
          <table:table-cell table:style-name="Default" table:formula="of:=LEFT([.A599];SEARCH(&quot; &quot;;[.A599];1))" office:value-type="string" office:string-value="W. ">
            <text:p>W. </text:p>
          </table:table-cell>
          <table:table-cell table:style-name="Default" table:formula="of:=RIGHT([.A599];LEN([.A599])-SEARCH(&quot; &quot;;[.A599];1))" office:value-type="string" office:string-value="Irving">
            <text:p>Irving</text:p>
          </table:table-cell>
          <table:table-cell table:formula="of:=[.B599]" office:value-type="string" office:string-value="W. ">
            <text:p>W. </text:p>
          </table:table-cell>
          <table:table-cell table:formula="of:=[.C599]" office:value-type="string" office:string-value="Irving">
            <text:p>Irving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Kathleen O'Neal Gear</text:p>
          </table:table-cell>
          <table:table-cell table:style-name="Default" table:formula="of:=LEFT([.A600];SEARCH(&quot; &quot;;[.A600];1))" office:value-type="string" office:string-value="Kathleen ">
            <text:p>Kathleen </text:p>
          </table:table-cell>
          <table:table-cell table:style-name="Default" table:formula="of:=RIGHT([.A600];LEN([.A600])-SEARCH(&quot; &quot;;[.A600];1))" office:value-type="string" office:string-value="O'Neal Gear">
            <text:p>O'Neal Gear</text:p>
          </table:table-cell>
          <table:table-cell table:formula="of:=[.B600]" office:value-type="string" office:string-value="Kathleen ">
            <text:p>Kathleen </text:p>
          </table:table-cell>
          <table:table-cell table:formula="of:=[.C600]" office:value-type="string" office:string-value="O'Neal Gear">
            <text:p>O'Neal Gea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W.Michael Gear</text:p>
          </table:table-cell>
          <table:table-cell table:style-name="Default" table:formula="of:=LEFT([.A601];SEARCH(&quot; &quot;;[.A601];1))" office:value-type="string" office:string-value="W.Michael ">
            <text:p>W.Michael </text:p>
          </table:table-cell>
          <table:table-cell table:style-name="Default" table:formula="of:=RIGHT([.A601];LEN([.A601])-SEARCH(&quot; &quot;;[.A601];1))" office:value-type="string" office:string-value="Gear">
            <text:p>Gear</text:p>
          </table:table-cell>
          <table:table-cell table:formula="of:=[.B601]" office:value-type="string" office:string-value="W.Michael ">
            <text:p>W.Michael </text:p>
          </table:table-cell>
          <table:table-cell table:formula="of:=[.C601]" office:value-type="string" office:string-value="Gear">
            <text:p>Gea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Walter Scott </text:p>
          </table:table-cell>
          <table:table-cell table:style-name="Default" table:formula="of:=LEFT([.A602];SEARCH(&quot; &quot;;[.A602];1))" office:value-type="string" office:string-value="Walter ">
            <text:p>Walter </text:p>
          </table:table-cell>
          <table:table-cell table:style-name="Default" table:formula="of:=RIGHT([.A602];LEN([.A602])-SEARCH(&quot; &quot;;[.A602];1))" office:value-type="string" office:string-value="Scott ">
            <text:p>Scott </text:p>
          </table:table-cell>
          <table:table-cell table:formula="of:=[.B602]" office:value-type="string" office:string-value="Walter ">
            <text:p>Walter </text:p>
          </table:table-cell>
          <table:table-cell table:formula="of:=[.C602]" office:value-type="string" office:string-value="Scott ">
            <text:p>Scott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Wayne W.Dyer</text:p>
          </table:table-cell>
          <table:table-cell table:style-name="Default" table:formula="of:=LEFT([.A603];SEARCH(&quot; &quot;;[.A603];1))" office:value-type="string" office:string-value="Wayne ">
            <text:p>Wayne </text:p>
          </table:table-cell>
          <table:table-cell table:style-name="Default" table:formula="of:=RIGHT([.A603];LEN([.A603])-SEARCH(&quot; &quot;;[.A603];1))" office:value-type="string" office:string-value="W.Dyer">
            <text:p>W.Dyer</text:p>
          </table:table-cell>
          <table:table-cell table:formula="of:=[.B603]" office:value-type="string" office:string-value="Wayne ">
            <text:p>Wayne </text:p>
          </table:table-cell>
          <table:table-cell table:formula="of:=[.C603]" office:value-type="string" office:string-value="W.Dyer">
            <text:p>W.Dy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Whitley Strieber</text:p>
          </table:table-cell>
          <table:table-cell table:style-name="Default" table:formula="of:=LEFT([.A604];SEARCH(&quot; &quot;;[.A604];1))" office:value-type="string" office:string-value="Whitley ">
            <text:p>Whitley </text:p>
          </table:table-cell>
          <table:table-cell table:style-name="Default" table:formula="of:=RIGHT([.A604];LEN([.A604])-SEARCH(&quot; &quot;;[.A604];1))" office:value-type="string" office:string-value="Strieber">
            <text:p>Strieber</text:p>
          </table:table-cell>
          <table:table-cell table:formula="of:=[.B604]" office:value-type="string" office:string-value="Whitley ">
            <text:p>Whitley </text:p>
          </table:table-cell>
          <table:table-cell table:formula="of:=[.C604]" office:value-type="string" office:string-value="Strieber">
            <text:p>Striebe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William Burroughs</text:p>
          </table:table-cell>
          <table:table-cell table:style-name="Default" table:formula="of:=LEFT([.A605];SEARCH(&quot; &quot;;[.A605];1))" office:value-type="string" office:string-value="William ">
            <text:p>William </text:p>
          </table:table-cell>
          <table:table-cell table:style-name="Default" table:formula="of:=RIGHT([.A605];LEN([.A605])-SEARCH(&quot; &quot;;[.A605];1))" office:value-type="string" office:string-value="Burroughs">
            <text:p>Burroughs</text:p>
          </table:table-cell>
          <table:table-cell table:formula="of:=[.B605]" office:value-type="string" office:string-value="William ">
            <text:p>William </text:p>
          </table:table-cell>
          <table:table-cell table:formula="of:=[.C605]" office:value-type="string" office:string-value="Burroughs">
            <text:p>Burrough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William Gibson</text:p>
          </table:table-cell>
          <table:table-cell table:style-name="Default" table:formula="of:=LEFT([.A606];SEARCH(&quot; &quot;;[.A606];1))" office:value-type="string" office:string-value="William ">
            <text:p>William </text:p>
          </table:table-cell>
          <table:table-cell table:style-name="Default" table:formula="of:=RIGHT([.A606];LEN([.A606])-SEARCH(&quot; &quot;;[.A606];1))" office:value-type="string" office:string-value="Gibson">
            <text:p>Gibson</text:p>
          </table:table-cell>
          <table:table-cell table:formula="of:=[.B606]" office:value-type="string" office:string-value="William ">
            <text:p>William </text:p>
          </table:table-cell>
          <table:table-cell table:formula="of:=[.C606]" office:value-type="string" office:string-value="Gibson">
            <text:p>Gibson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William Shakeaspeare</text:p>
          </table:table-cell>
          <table:table-cell table:style-name="Default" table:formula="of:=LEFT([.A607];SEARCH(&quot; &quot;;[.A607];1))" office:value-type="string" office:string-value="William ">
            <text:p>William </text:p>
          </table:table-cell>
          <table:table-cell table:style-name="Default" table:formula="of:=RIGHT([.A607];LEN([.A607])-SEARCH(&quot; &quot;;[.A607];1))" office:value-type="string" office:string-value="Shakeaspeare">
            <text:p>Shakeaspeare</text:p>
          </table:table-cell>
          <table:table-cell table:formula="of:=[.B607]" office:value-type="string" office:string-value="William ">
            <text:p>William </text:p>
          </table:table-cell>
          <table:table-cell table:formula="of:=[.C607]" office:value-type="string" office:string-value="Shakeaspeare">
            <text:p>Shakeaspear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William Shakespeare </text:p>
          </table:table-cell>
          <table:table-cell table:style-name="Default" table:formula="of:=LEFT([.A608];SEARCH(&quot; &quot;;[.A608];1))" office:value-type="string" office:string-value="William ">
            <text:p>William </text:p>
          </table:table-cell>
          <table:table-cell table:style-name="Default" table:formula="of:=RIGHT([.A608];LEN([.A608])-SEARCH(&quot; &quot;;[.A608];1))" office:value-type="string" office:string-value="Shakespeare ">
            <text:p>Shakespeare </text:p>
          </table:table-cell>
          <table:table-cell table:formula="of:=[.B608]" office:value-type="string" office:string-value="William ">
            <text:p>William </text:p>
          </table:table-cell>
          <table:table-cell table:formula="of:=[.C608]" office:value-type="string" office:string-value="Shakespeare ">
            <text:p>Shakespeare 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Willian Makepeace Thackeray </text:p>
          </table:table-cell>
          <table:table-cell table:style-name="Default" table:formula="of:=LEFT([.A609];SEARCH(&quot; &quot;;[.A609];1))" office:value-type="string" office:string-value="Willian ">
            <text:p>Willian </text:p>
          </table:table-cell>
          <table:table-cell table:style-name="Default" table:formula="of:=RIGHT([.A609];LEN([.A609])-SEARCH(&quot; &quot;;[.A609];1))" office:value-type="string" office:string-value="Makepeace Thackeray ">
            <text:p>Makepeace Thackeray </text:p>
          </table:table-cell>
          <table:table-cell table:formula="of:=[.B609]" office:value-type="string" office:string-value="Willian ">
            <text:p>Willian </text:p>
          </table:table-cell>
          <table:table-cell table:formula="of:=[.C609]" office:value-type="string" office:string-value="Makepeace Thackeray ">
            <text:p>Makepeace Thackeray 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X. Alonso Montero</text:p>
          </table:table-cell>
          <table:table-cell table:style-name="Default" table:formula="of:=LEFT([.A610];SEARCH(&quot; &quot;;[.A610];1))" office:value-type="string" office:string-value="X. ">
            <text:p>X. </text:p>
          </table:table-cell>
          <table:table-cell table:style-name="Default" table:formula="of:=RIGHT([.A610];LEN([.A610])-SEARCH(&quot; &quot;;[.A610];1))" office:value-type="string" office:string-value="Alonso Montero">
            <text:p>Alonso Montero</text:p>
          </table:table-cell>
          <table:table-cell table:formula="of:=[.B610]" office:value-type="string" office:string-value="X. ">
            <text:p>X. </text:p>
          </table:table-cell>
          <table:table-cell table:formula="of:=[.C610]" office:value-type="string" office:string-value="Alonso Montero">
            <text:p>Alonso Monter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Xaime Iglesias González</text:p>
          </table:table-cell>
          <table:table-cell table:style-name="Default" table:formula="of:=LEFT([.A611];SEARCH(&quot; &quot;;[.A611];1))" office:value-type="string" office:string-value="Xaime ">
            <text:p>Xaime </text:p>
          </table:table-cell>
          <table:table-cell table:style-name="Default" table:formula="of:=RIGHT([.A611];LEN([.A611])-SEARCH(&quot; &quot;;[.A611];1))" office:value-type="string" office:string-value="Iglesias González">
            <text:p>Iglesias González</text:p>
          </table:table-cell>
          <table:table-cell table:formula="of:=[.B611]" office:value-type="string" office:string-value="Xaime ">
            <text:p>Xaime </text:p>
          </table:table-cell>
          <table:table-cell table:formula="of:=[.C611]" office:value-type="string" office:string-value="Iglesias González">
            <text:p>Iglesias González</text:p>
          </table:table-cell>
          <table:table-cell table:number-columns-repeated="253"/>
        </table:table-row>
        <table:table-row table:style-name="ro4">
          <table:table-cell table:style-name="Default" office:value-type="string">
            <text:p>Xavier Domingo</text:p>
          </table:table-cell>
          <table:table-cell table:style-name="Default" table:formula="of:=LEFT([.A612];SEARCH(&quot; &quot;;[.A612];1))" office:value-type="string" office:string-value="Xavier ">
            <text:p>Xavier </text:p>
          </table:table-cell>
          <table:table-cell table:style-name="Default" table:formula="of:=RIGHT([.A612];LEN([.A612])-SEARCH(&quot; &quot;;[.A612];1))" office:value-type="string" office:string-value="Domingo">
            <text:p>Domingo</text:p>
          </table:table-cell>
          <table:table-cell table:formula="of:=[.B612]" office:value-type="string" office:string-value="Xavier ">
            <text:p>Xavier </text:p>
          </table:table-cell>
          <table:table-cell table:formula="of:=[.C612]" office:value-type="string" office:string-value="Domingo">
            <text:p>Domingo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Xoán Bernárdez Vilar</text:p>
          </table:table-cell>
          <table:table-cell table:style-name="Default" table:formula="of:=LEFT([.A613];SEARCH(&quot; &quot;;[.A613];1))" office:value-type="string" office:string-value="Xoán ">
            <text:p>Xoán </text:p>
          </table:table-cell>
          <table:table-cell table:style-name="Default" table:formula="of:=RIGHT([.A613];LEN([.A613])-SEARCH(&quot; &quot;;[.A613];1))" office:value-type="string" office:string-value="Bernárdez Vilar">
            <text:p>Bernárdez Vilar</text:p>
          </table:table-cell>
          <table:table-cell table:formula="of:=[.B613]" office:value-type="string" office:string-value="Xoán ">
            <text:p>Xoán </text:p>
          </table:table-cell>
          <table:table-cell table:formula="of:=[.C613]" office:value-type="string" office:string-value="Bernárdez Vilar">
            <text:p>Bernárdez Vilar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Xoan Manuel Pintos</text:p>
          </table:table-cell>
          <table:table-cell table:style-name="Default" table:formula="of:=LEFT([.A614];SEARCH(&quot; &quot;;[.A614];1))" office:value-type="string" office:string-value="Xoan ">
            <text:p>Xoan </text:p>
          </table:table-cell>
          <table:table-cell table:style-name="Default" table:formula="of:=RIGHT([.A614];LEN([.A614])-SEARCH(&quot; &quot;;[.A614];1))" office:value-type="string" office:string-value="Manuel Pintos">
            <text:p>Manuel Pintos</text:p>
          </table:table-cell>
          <table:table-cell table:formula="of:=[.B614]" office:value-type="string" office:string-value="Xoan ">
            <text:p>Xoan </text:p>
          </table:table-cell>
          <table:table-cell table:formula="of:=[.C614]" office:value-type="string" office:string-value="Manuel Pintos">
            <text:p>Manuel Pintos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Zoé Valdés</text:p>
          </table:table-cell>
          <table:table-cell table:style-name="Default" table:formula="of:=LEFT([.A615];SEARCH(&quot; &quot;;[.A615];1))" office:value-type="string" office:string-value="Zoé ">
            <text:p>Zoé </text:p>
          </table:table-cell>
          <table:table-cell table:style-name="Default" table:formula="of:=RIGHT([.A615];LEN([.A615])-SEARCH(&quot; &quot;;[.A615];1))" office:value-type="string" office:string-value="Valdés">
            <text:p>Valdés</text:p>
          </table:table-cell>
          <table:table-cell table:formula="of:=[.B615]" office:value-type="string" office:string-value="Zoé ">
            <text:p>Zoé </text:p>
          </table:table-cell>
          <table:table-cell table:formula="of:=[.C615]" office:value-type="string" office:string-value="Valdés">
            <text:p>Valdés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20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7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ce2" table:number-columns-repeated="3"/>
          <table:table-cell table:number-columns-repeated="255"/>
        </table:table-row>
        <table:table-row table:style-name="ro1" table:number-rows-repeated="9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3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6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7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8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ce2" table:number-columns-repeated="3"/>
          <table:table-cell table:number-columns-repeated="255"/>
        </table:table-row>
        <table:table-row table:style-name="ro1" table:number-rows-repeated="14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7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4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4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ce2" table:number-columns-repeated="3"/>
          <table:table-cell table:number-columns-repeated="255"/>
        </table:table-row>
        <table:table-row table:style-name="ro1" table:number-rows-repeated="21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2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ce2" table:number-columns-repeated="3"/>
          <table:table-cell table:number-columns-repeated="255"/>
        </table:table-row>
        <table:table-row table:style-name="ro1" table:number-rows-repeated="5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5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12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40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10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2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8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ce2" table:number-columns-repeated="3"/>
          <table:table-cell table:number-columns-repeated="255"/>
        </table:table-row>
        <table:table-row table:style-name="ro1" table:number-rows-repeated="10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4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2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11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ce2"/>
          <table:table-cell table:style-name="ce2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ce2"/>
          <table:table-cell table:style-name="ce2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23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10">
          <table:table-cell table:style-name="Default" table:number-columns-repeated="3"/>
          <table:table-cell table:number-columns-repeated="255"/>
        </table:table-row>
        <table:table-row table:style-name="ro1">
          <table:table-cell table:style-name="Default"/>
          <table:table-cell table:style-name="Default" table:number-columns-repeated="2"/>
          <table:table-cell table:number-columns-repeated="255"/>
        </table:table-row>
        <table:table-row table:style-name="ro1" table:number-rows-repeated="67">
          <table:table-cell table:style-name="Default" table:number-columns-repeated="3"/>
          <table:table-cell table:number-columns-repeated="255"/>
        </table:table-row>
        <table:table-row table:style-name="ro1" table:number-rows-repeated="1047541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Ubicación Nuev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ítul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Tema</text:p>
          </table:table-cell>
          <table:table-cell table:style-name="Default" office:value-type="string">
            <text:p>Ubicacion</text:p>
          </table:table-cell>
          <table:table-cell table:number-columns-repeated="252"/>
        </table:table-row>
        <table:table-row table:style-name="ro1">
          <table:table-cell office:value-type="string">
            <text:p>1001 cosas que todo el mundo debería saber sobre Ciencia</text:p>
          </table:table-cell>
          <table:table-cell office:value-type="string">
            <text:p>James Trefil</text:p>
          </table:table-cell>
          <table:table-cell office:value-type="string">
            <text:p>Científico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1975/El año en que Franco murió en la cama</text:p>
          </table:table-cell>
          <table:table-cell office:value-type="string">
            <text:p>Fernando Vizcaino Casas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A Madrid por capricho</text:p>
          </table:table-cell>
          <table:table-cell office:value-type="string">
            <text:p>Fany Rubio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Adivinancero Popular Español I</text:p>
          </table:table-cell>
          <table:table-cell office:value-type="string">
            <text:p>José Luis Gárfer, Conceptión Fernández</text:p>
          </table:table-cell>
          <table:table-cell/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Adivinancero Popular Español II</text:p>
          </table:table-cell>
          <table:table-cell office:value-type="string">
            <text:p>José Luis Gárfer, Conceptión Fernández</text:p>
          </table:table-cell>
          <table:table-cell/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Alejandro y Cesar</text:p>
          </table:table-cell>
          <table:table-cell office:value-type="string">
            <text:p>Plutarco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Alguién voló sobre el nido del cuco</text:p>
          </table:table-cell>
          <table:table-cell office:value-type="string">
            <text:p>Ken Kessey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Antología</text:p>
          </table:table-cell>
          <table:table-cell office:value-type="string">
            <text:p>Unamuno</text:p>
          </table:table-cell>
          <table:table-cell office:value-type="string">
            <text:p>Poesí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Arte Abstrato y Arte Figurativo</text:p>
          </table:table-cell>
          <table:table-cell/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Asesinato en el Orient Express</text:p>
          </table:table-cell>
          <table:table-cell office:value-type="string">
            <text:p>Agatha Christie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Aun es Mediodía</text:p>
          </table:table-cell>
          <table:table-cell office:value-type="string">
            <text:p>Pearl S. Buck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Autopista</text:p>
          </table:table-cell>
          <table:table-cell office:value-type="string">
            <text:p>Perich</text:p>
          </table:table-cell>
          <table:table-cell/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Bajo el mismo techo</text:p>
          </table:table-cell>
          <table:table-cell office:value-type="string">
            <text:p>Martin Vigil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Bajo el Sol de Kenia</text:p>
          </table:table-cell>
          <table:table-cell office:value-type="string">
            <text:p>Barbara Wood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Bambu</text:p>
          </table:table-cell>
          <table:table-cell office:value-type="string">
            <text:p>Pearl S. Buck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Cabos Sueltos</text:p>
          </table:table-cell>
          <table:table-cell office:value-type="string">
            <text:p>Enrique Tierno Galván</text:p>
          </table:table-cell>
          <table:table-cell office:value-type="string">
            <text:p>Memorias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Carta de un niño que no llegó a nacer</text:p>
          </table:table-cell>
          <table:table-cell office:value-type="string">
            <text:p>Oriana Fallaci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Cien años de Soledad</text:p>
          </table:table-cell>
          <table:table-cell office:value-type="string">
            <text:p>Gabriel García Marquez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Confieso que he vivido</text:p>
          </table:table-cell>
          <table:table-cell office:value-type="string">
            <text:p>Pablo Neruda</text:p>
          </table:table-cell>
          <table:table-cell office:value-type="string">
            <text:p>Memorias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Crónica del Rey Pasmado</text:p>
          </table:table-cell>
          <table:table-cell office:value-type="string">
            <text:p>Gonzalo Torrente Ballester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Cuando la Vida Empieza</text:p>
          </table:table-cell>
          <table:table-cell office:value-type="string">
            <text:p>Iván Bunin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Cuerpos y Almas</text:p>
          </table:table-cell>
          <table:table-cell table:style-name="ce2" office:value-type="string">
            <text:p>Maxence Van Der Meersch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l As de Bastos</text:p>
          </table:table-cell>
          <table:table-cell office:value-type="string">
            <text:p>Francisco Ayala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El Bhagavad-Gita tal como es </text:p>
            <text:p>(Los Grandes Clásicos de la India)</text:p>
          </table:table-cell>
          <table:table-cell office:value-type="string">
            <text:p>Indio</text:p>
          </table:table-cell>
          <table:table-cell/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l Coronel no tiene quién le escriba</text:p>
          </table:table-cell>
          <table:table-cell office:value-type="string">
            <text:p>Gabril García Marquez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l Enigma de los Dinosaurios</text:p>
          </table:table-cell>
          <table:table-cell office:value-type="string">
            <text:p>J.N. Wilford</text:p>
          </table:table-cell>
          <table:table-cell office:value-type="string">
            <text:p>Científico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l Estudiante de Salamanca</text:p>
          </table:table-cell>
          <table:table-cell office:value-type="string">
            <text:p>Espronceda</text:p>
          </table:table-cell>
          <table:table-cell office:value-type="string">
            <text:p>Poesí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El Lazarillo de Tormes</text:p>
            <text:p>El Diablo Cojuelo</text:p>
          </table:table-cell>
          <table:table-cell/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l Mono Desnudo</text:p>
          </table:table-cell>
          <table:table-cell office:value-type="string">
            <text:p>Desmond Morris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l Musher</text:p>
            <text:p>Las Doce Millas</text:p>
            <text:p>Una Niña muy Especial</text:p>
          </table:table-cell>
          <table:table-cell table:style-name="ce2" office:value-type="string">
            <text:p>José Giovanni</text:p>
            <text:p>E.G. Perrault</text:p>
            <text:p>Torey L.Hayden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l Negro</text:p>
          </table:table-cell>
          <table:table-cell office:value-type="string">
            <text:p>Georges Simenon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l Origen del Mal</text:p>
          </table:table-cell>
          <table:table-cell office:value-type="string">
            <text:p>Ellery Queen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l Proceso de Nuremberg</text:p>
          </table:table-cell>
          <table:table-cell office:value-type="string">
            <text:p>Joe J.Heydecker y Johannes Leeb</text:p>
          </table:table-cell>
          <table:table-cell/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l que persigue al ladrón</text:p>
          </table:table-cell>
          <table:table-cell office:value-type="string">
            <text:p>Andréu Martín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l siglo de las luces</text:p>
          </table:table-cell>
          <table:table-cell office:value-type="string">
            <text:p>Alejo Carpentier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l tren bala</text:p>
            <text:p>La Conquista de una vida</text:p>
            <text:p>El Camino de las Soledades</text:p>
          </table:table-cell>
          <table:table-cell table:style-name="ce2" office:value-type="string">
            <text:p>Joseph Rance y Arei Kato</text:p>
            <text:p>Victoria Pooel</text:p>
            <text:p>Raymonde Anna Rey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l Troquel</text:p>
          </table:table-cell>
          <table:table-cell office:value-type="string">
            <text:p>T.E. Lawrence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l Varón Domado</text:p>
          </table:table-cell>
          <table:table-cell office:value-type="string">
            <text:p>Esther Vilar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xiliados</text:p>
          </table:table-cell>
          <table:table-cell office:value-type="string">
            <text:p>James Joyce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Extramuros</text:p>
          </table:table-cell>
          <table:table-cell office:value-type="string">
            <text:p>Jesus Fernandez Santos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Fan Club</text:p>
          </table:table-cell>
          <table:table-cell office:value-type="string">
            <text:p>Irving Wallace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Fuente Ovejuna</text:p>
            <text:p>El Caballero de Olmedo</text:p>
          </table:table-cell>
          <table:table-cell office:value-type="string">
            <text:p>Lope de Vega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Galicia : brujería,superstición y mística</text:p>
          </table:table-cell>
          <table:table-cell office:value-type="string">
            <text:p>Ana Liste</text:p>
          </table:table-cell>
          <table:table-cell/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Hijo de Hombre</text:p>
          </table:table-cell>
          <table:table-cell office:value-type="string">
            <text:p>Aususto Roa Bastos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Historia da Literatura Galega</text:p>
          </table:table-cell>
          <table:table-cell office:value-type="string">
            <text:p>F.Fernández del Riego</text:p>
          </table:table-cell>
          <table:table-cell office:value-type="string">
            <text:p>Ensayo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Historia del Rey Arturo y de los nobles y <text:s/></text:p>
            <text:p>herrantes caballeros de la Tabla Redonda</text:p>
          </table:table-cell>
          <table:table-cell office:value-type="string">
            <text:p>Carlos García Gual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Historia Universal de la Infamia</text:p>
          </table:table-cell>
          <table:table-cell office:value-type="string">
            <text:p>Jorge Luis Borges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a Araña Negra (1)</text:p>
          </table:table-cell>
          <table:table-cell office:value-type="string">
            <text:p>Vicente Blasco Ibañez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a Araña Negra (2)</text:p>
          </table:table-cell>
          <table:table-cell office:value-type="string">
            <text:p>Vicente Blasco Ibañez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a Casa de los Cinco Talentos</text:p>
          </table:table-cell>
          <table:table-cell office:value-type="string">
            <text:p>Louis Auchincloss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a Clave está en Rebeca</text:p>
            <text:p>Carne y Espiritu</text:p>
            <text:p>El Viejo Barrio</text:p>
          </table:table-cell>
          <table:table-cell table:style-name="ce2" office:value-type="string">
            <text:p>Ken Follett</text:p>
            <text:p>Elizabeth Christman</text:p>
            <text:p>Avery Corman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a Flor Escondida</text:p>
          </table:table-cell>
          <table:table-cell office:value-type="string">
            <text:p>Pearl S. Buck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a gente de Smiley</text:p>
          </table:table-cell>
          <table:table-cell office:value-type="string">
            <text:p>Le Carré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a Gran Dama</text:p>
          </table:table-cell>
          <table:table-cell office:value-type="string">
            <text:p>Pearl S. Buck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a Guerra Civil Española 2</text:p>
          </table:table-cell>
          <table:table-cell office:value-type="string">
            <text:p>Hugh Thomas</text:p>
          </table:table-cell>
          <table:table-cell/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a Guerra Civil Española I</text:p>
          </table:table-cell>
          <table:table-cell office:value-type="string">
            <text:p>Hugh Thomas</text:p>
          </table:table-cell>
          <table:table-cell/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a Madre</text:p>
          </table:table-cell>
          <table:table-cell office:value-type="string">
            <text:p>Pearl S. Buck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a Salamandra</text:p>
          </table:table-cell>
          <table:table-cell office:value-type="string">
            <text:p>Morris West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a Vida a Salvo</text:p>
            <text:p>Una Mujer Intrépida</text:p>
            <text:p>Torre de Control</text:p>
          </table:table-cell>
          <table:table-cell table:style-name="ce2" office:value-type="string">
            <text:p>Jean-Michel Barrault</text:p>
            <text:p>M. Phyllis Lose</text:p>
            <text:p>Robert P.Davis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a Voz de los muertos</text:p>
          </table:table-cell>
          <table:table-cell office:value-type="string">
            <text:p>Orson Scott Card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as Crónicas del Sochantre</text:p>
          </table:table-cell>
          <table:table-cell office:value-type="string">
            <text:p>Alvaro Cunqueiro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as Lobas La que no existía</text:p>
          </table:table-cell>
          <table:table-cell office:value-type="string">
            <text:p>Boileau-Narcejac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4">
          <table:table-cell office:value-type="string">
            <text:p>Las Mil y una Noches I</text:p>
          </table:table-cell>
          <table:table-cell/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4">
          <table:table-cell office:value-type="string">
            <text:p>Las Mil y una Noches II</text:p>
          </table:table-cell>
          <table:table-cell/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eyendas y Narraciones</text:p>
          </table:table-cell>
          <table:table-cell office:value-type="string">
            <text:p>Gustavo Adolfo Becquer</text:p>
          </table:table-cell>
          <table:table-cell office:value-type="string">
            <text:p>Poesí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os Cuadernos de un Vate Vago</text:p>
          </table:table-cell>
          <table:table-cell office:value-type="string">
            <text:p>Gonzalo Torrente Ballester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Los Poetas en la guerra civil española</text:p>
          </table:table-cell>
          <table:table-cell office:value-type="string">
            <text:p>Fernando Diaz-Plaja</text:p>
          </table:table-cell>
          <table:table-cell office:value-type="string">
            <text:p>Poesí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Memoria de Galicia</text:p>
          </table:table-cell>
          <table:table-cell office:value-type="string">
            <text:p>Xavier Domingo</text:p>
          </table:table-cell>
          <table:table-cell/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Monsejor Quijote</text:p>
          </table:table-cell>
          <table:table-cell office:value-type="string">
            <text:p>Graham Greene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Nada y Asi Sea</text:p>
          </table:table-cell>
          <table:table-cell office:value-type="string">
            <text:p>Oriana Fallaci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Nuevas Odas Elementales</text:p>
          </table:table-cell>
          <table:table-cell office:value-type="string">
            <text:p>Pablo Neruda</text:p>
          </table:table-cell>
          <table:table-cell office:value-type="string">
            <text:p>Poesí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4">
          <table:table-cell office:value-type="string">
            <text:p>Nuevo Viaje a la Alcarria</text:p>
          </table:table-cell>
          <table:table-cell office:value-type="string">
            <text:p>Camilo José Cela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Obra Poética Rosalia de Castro</text:p>
          </table:table-cell>
          <table:table-cell office:value-type="string">
            <text:p>Rosalía de Castro</text:p>
          </table:table-cell>
          <table:table-cell office:value-type="string">
            <text:p>Poesi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Obras Escogidas</text:p>
          </table:table-cell>
          <table:table-cell office:value-type="string">
            <text:p>Pearl S. Buck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Odisea</text:p>
          </table:table-cell>
          <table:table-cell office:value-type="string">
            <text:p>Homero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Oh, Jerusalén</text:p>
          </table:table-cell>
          <table:table-cell office:value-type="string">
            <text:p>Dominique Lapierre y Larry Collins</text:p>
          </table:table-cell>
          <table:table-cell/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Orgullo de Corazón</text:p>
          </table:table-cell>
          <table:table-cell office:value-type="string">
            <text:p>Pearl S. Buck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Pasión y Poder</text:p>
          </table:table-cell>
          <table:table-cell office:value-type="string">
            <text:p>Peter Gilman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Primer Amor Primer Dolor</text:p>
          </table:table-cell>
          <table:table-cell office:value-type="string">
            <text:p>Martin Vigil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Puente de Paso</text:p>
          </table:table-cell>
          <table:table-cell office:value-type="string">
            <text:p>Pearl S. Buck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Que el Cielo la Juzgue</text:p>
          </table:table-cell>
          <table:table-cell office:value-type="string">
            <text:p>Ben Ames Williams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4">
          <table:table-cell office:value-type="string">
            <text:p>Razas Humanas y Racismo</text:p>
          </table:table-cell>
          <table:table-cell table:number-columns-repeated="2"/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Relatos Para un Tempo Novo</text:p>
          </table:table-cell>
          <table:table-cell table:style-name="ce2" office:value-type="string">
            <text:p>Miguelanxo Prado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Rimas y Leyendas</text:p>
          </table:table-cell>
          <table:table-cell office:value-type="string">
            <text:p>Gustavo Adolfo Becquer</text:p>
          </table:table-cell>
          <table:table-cell office:value-type="string">
            <text:p>Poesí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Roma, peligro para caminantes</text:p>
          </table:table-cell>
          <table:table-cell office:value-type="string">
            <text:p>Rafael Alberti</text:p>
          </table:table-cell>
          <table:table-cell office:value-type="string">
            <text:p>Poesí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Romancero Gitano</text:p>
          </table:table-cell>
          <table:table-cell office:value-type="string">
            <text:p>Federico García Lorca</text:p>
          </table:table-cell>
          <table:table-cell office:value-type="string">
            <text:p>Poesí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Siete Años de Carcel</text:p>
          </table:table-cell>
          <table:table-cell office:value-type="string">
            <text:p>Nicole Gerard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Sinuhé El Egipcio</text:p>
          </table:table-cell>
          <table:table-cell office:value-type="string">
            <text:p>Mika Waltari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4">
          <table:table-cell office:value-type="string">
            <text:p>Soledades</text:p>
          </table:table-cell>
          <table:table-cell office:value-type="string">
            <text:p>Antonio Machado</text:p>
          </table:table-cell>
          <table:table-cell office:value-type="string">
            <text:p>Poesí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Trópico de Cáncer</text:p>
          </table:table-cell>
          <table:table-cell office:value-type="string">
            <text:p>Henry Miller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Ucles, Comunidad Creyente</text:p>
          </table:table-cell>
          <table:table-cell office:value-type="string">
            <text:p>Angel Horcajada Garrido</text:p>
          </table:table-cell>
          <table:table-cell/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Uclés, Ultimo Destino</text:p>
          </table:table-cell>
          <table:table-cell office:value-type="string">
            <text:p>Dimas Perez Ramirez</text:p>
          </table:table-cell>
          <table:table-cell/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Un día en la vida de Ivan Denisochovi</text:p>
          </table:table-cell>
          <table:table-cell office:value-type="string">
            <text:p>Alexandr Soljenitsin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Un hogar dividido</text:p>
          </table:table-cell>
          <table:table-cell office:value-type="string">
            <text:p>Pearl S. Buck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Un Solo Amor</text:p>
          </table:table-cell>
          <table:table-cell office:value-type="string">
            <text:p>Pearl S. Buck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Vaya Palo</text:p>
          </table:table-cell>
          <table:table-cell office:value-type="string">
            <text:p>Luis Pancorbo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Viento del Este, viento del Oeste</text:p>
          </table:table-cell>
          <table:table-cell office:value-type="string">
            <text:p>Pearl S. Buck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El Angel Luchador</text:p>
          </table:table-cell>
          <table:table-cell office:value-type="string">
            <text:p>Pearl S. Buck</text:p>
          </table:table-cell>
          <table:table-cell office:value-type="string">
            <text:p>Novela</text:p>
          </table:table-cell>
          <table:table-cell office:value-type="string">
            <text:p>Estudio frontal derecho, tercera balda (última)</text:p>
          </table:table-cell>
          <table:table-cell table:number-columns-repeated="252"/>
        </table:table-row>
        <table:table-row table:style-name="ro1">
          <table:table-cell office:value-type="string">
            <text:p>Nostradamus y el milenio</text:p>
          </table:table-cell>
          <table:table-cell office:value-type="string">
            <text:p>John Hogue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office:value-type="string">
            <text:p>Aventuras de Dick Turpin</text:p>
          </table:table-cell>
          <table:table-cell office:value-type="string">
            <text:p>Charles C. Harrison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office:value-type="string">
            <text:p>Edad Prohibida</text:p>
          </table:table-cell>
          <table:table-cell office:value-type="string">
            <text:p>Torcuato Luca de Tena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Fortunata y Jacinta</text:p>
          </table:table-cell>
          <table:table-cell office:value-type="string">
            <text:p>Benito Pérez Galdós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La Celestina</text:p>
          </table:table-cell>
          <table:table-cell office:value-type="string">
            <text:p>Fernando de Rojas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El Burlador de Sevilla yt Don Gil de las Calzas Verdes</text:p>
          </table:table-cell>
          <table:table-cell office:value-type="string">
            <text:p>Tirso de Molina</text:p>
          </table:table-cell>
          <table:table-cell office:value-type="string">
            <text:p>Teatro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ntología Poética</text:p>
          </table:table-cell>
          <table:table-cell office:value-type="string">
            <text:p>Garcilaso de la Vega</text:p>
          </table:table-cell>
          <table:table-cell office:value-type="string">
            <text:p>Poesí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uzmán de Alfrache (I)</text:p>
          </table:table-cell>
          <table:table-cell office:value-type="string">
            <text:p>Mateo Alemán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Guzman de Alfarache (II)</text:p>
          </table:table-cell>
          <table:table-cell office:value-type="string">
            <text:p>Mateo Alemán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Antología Poética</text:p>
          </table:table-cell>
          <table:table-cell office:value-type="string">
            <text:p>Antonio Machado</text:p>
          </table:table-cell>
          <table:table-cell office:value-type="string">
            <text:p>Poesí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Memorias de Leticia Valle</text:p>
          </table:table-cell>
          <table:table-cell office:value-type="string">
            <text:p>Rosa Chacel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Selección de textos</text:p>
          </table:table-cell>
          <table:table-cell office:value-type="string">
            <text:p>Meléndez Valdés</text:p>
          </table:table-cell>
          <table:table-cell office:value-type="string">
            <text:p>Poesí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eatro del siglo XVI</text:p>
          </table:table-cell>
          <table:table-cell office:value-type="string">
            <text:p>Varios autores</text:p>
          </table:table-cell>
          <table:table-cell office:value-type="string">
            <text:p>Teatro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ntología Romancero s. XV</text:p>
          </table:table-cell>
          <table:table-cell table:number-columns-repeated="2"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Usted tiene ojos de mujer faltal y</text:p>
            <text:p>Es peligroso asomarse al exterior</text:p>
          </table:table-cell>
          <table:table-cell office:value-type="string">
            <text:p>Enrique Jardiel Poncela</text:p>
          </table:table-cell>
          <table:table-cell office:value-type="string">
            <text:p>Teatro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ntología</text:p>
          </table:table-cell>
          <table:table-cell office:value-type="string">
            <text:p>Gonzalo de Berceo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La Lozana Andaluza</text:p>
          </table:table-cell>
          <table:table-cell office:value-type="string">
            <text:p>Francisco Delicado</text:p>
          </table:table-cell>
          <table:table-cell office:value-type="string">
            <text:p>Teatro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Los intereses creados</text:p>
          </table:table-cell>
          <table:table-cell office:value-type="string">
            <text:p>Jacinto Benavente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El alma castellana</text:p>
          </table:table-cell>
          <table:table-cell office:value-type="string">
            <text:p>José M.Ruiz "Azorín"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Noches lúgubres y Los eruditos a la violeta</text:p>
          </table:table-cell>
          <table:table-cell office:value-type="string">
            <text:p>José Cadalso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Selección de obras</text:p>
          </table:table-cell>
          <table:table-cell office:value-type="string">
            <text:p>Angel Ganivet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Obra poética (selección)</text:p>
          </table:table-cell>
          <table:table-cell office:value-type="string">
            <text:p>Rubén Darío</text:p>
          </table:table-cell>
          <table:table-cell office:value-type="string">
            <text:p>Poesí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El héroe y El discreto</text:p>
          </table:table-cell>
          <table:table-cell office:value-type="string">
            <text:p>Baltasar Gracián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La inocencia castigada y La perseguida triunfante</text:p>
          </table:table-cell>
          <table:table-cell office:value-type="string">
            <text:p>María de Zayas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El previnido engañado</text:p>
          </table:table-cell>
          <table:table-cell office:value-type="string">
            <text:p>María de Zayas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El castigo de la miseria</text:p>
          </table:table-cell>
          <table:table-cell office:value-type="string">
            <text:p>María de Zayas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La Regenta (I)</text:p>
          </table:table-cell>
          <table:table-cell office:value-type="string">
            <text:p>Leopoldo Arias "Clarín"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La Regenta (II)</text:p>
          </table:table-cell>
          <table:table-cell office:value-type="string">
            <text:p>Leopoldo Arias "Clarín"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Poesía espiritual española</text:p>
          </table:table-cell>
          <table:table-cell office:value-type="string">
            <text:p>Varios autores</text:p>
          </table:table-cell>
          <table:table-cell office:value-type="string">
            <text:p>Poesí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Novelas Ejemplares (I)</text:p>
          </table:table-cell>
          <table:table-cell office:value-type="string">
            <text:p>Cervantes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Novelas ejemplares (II)</text:p>
          </table:table-cell>
          <table:table-cell office:value-type="string">
            <text:p>Cervantes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El grupo poético de 1610</text:p>
          </table:table-cell>
          <table:table-cell office:value-type="string">
            <text:p>Villamediana y otros autores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Narraciones inverosímiles</text:p>
          </table:table-cell>
          <table:table-cell office:value-type="string">
            <text:p>Pedro Antonio de Alarcón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iálogo de Mercurio y Carón</text:p>
          </table:table-cell>
          <table:table-cell office:value-type="string">
            <text:p>Alfonso de Valdés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Juanita la larga</text:p>
          </table:table-cell>
          <table:table-cell office:value-type="string">
            <text:p>Juan Valera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En las orillas del Sar</text:p>
          </table:table-cell>
          <table:table-cell office:value-type="string">
            <text:p>Rosalía de Castro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Antología</text:p>
          </table:table-cell>
          <table:table-cell office:value-type="string">
            <text:p>Alfonso X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rtículos sleccionados</text:p>
          </table:table-cell>
          <table:table-cell office:value-type="string">
            <text:p>Maríano José de Larra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eatro medieval castellano</text:p>
          </table:table-cell>
          <table:table-cell office:value-type="string">
            <text:p>Anónimos</text:p>
          </table:table-cell>
          <table:table-cell office:value-type="string">
            <text:p>Teatro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Poema del Mío Cid</text:p>
          </table:table-cell>
          <table:table-cell office:value-type="string">
            <text:p>Anónimo </text:p>
          </table:table-cell>
          <table:table-cell office:value-type="string">
            <text:p>Poesí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Obsesión y Cuando llegue mañana</text:p>
          </table:table-cell>
          <table:table-cell office:value-type="string">
            <text:p>Dick Haskins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El ninja</text:p>
          </table:table-cell>
          <table:table-cell office:value-type="string">
            <text:p>Eric Van Lustbader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Sainetes</text:p>
          </table:table-cell>
          <table:table-cell office:value-type="string">
            <text:p>Ramón de la Cruz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ntología Poética</text:p>
          </table:table-cell>
          <table:table-cell office:value-type="string">
            <text:p>Quevedo</text:p>
          </table:table-cell>
          <table:table-cell office:value-type="string">
            <text:p>Poesí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El Cantar de los cantares</text:p>
          </table:table-cell>
          <table:table-cell office:value-type="string">
            <text:p>Fray Luis de León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eatro crítico (Selección)</text:p>
          </table:table-cell>
          <table:table-cell office:value-type="string">
            <text:p>B.J. Feijoó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El patrañuelo</text:p>
          </table:table-cell>
          <table:table-cell office:value-type="string">
            <text:p>Juan de Timoneda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Fábulas</text:p>
          </table:table-cell>
          <table:table-cell office:value-type="string">
            <text:p>Varios autores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Rimas</text:p>
          </table:table-cell>
          <table:table-cell office:value-type="string">
            <text:p>Gustavo Adolfo Bécquer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Locuras de Carnaval</text:p>
          </table:table-cell>
          <table:table-cell office:value-type="string">
            <text:p>Pío Baroja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Antología</text:p>
          </table:table-cell>
          <table:table-cell office:value-type="string">
            <text:p>Poetas del 27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El vilano en su rincón y El castigo sin venganza</text:p>
          </table:table-cell>
          <table:table-cell office:value-type="string">
            <text:p>Lope de Vega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Escenas matritenses</text:p>
          </table:table-cell>
          <table:table-cell table:style-name="ce2" office:value-type="string">
            <text:p>Mesonero Romanos,</text:p>
            <text:p>Estébanez Calderón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/>
            <text:p>Escenas andaluzas</text:p>
          </table:table-cell>
          <table:table-cell table:style-name="ce2" office:value-type="string">
            <text:p>Mesonero Romanos,</text:p>
            <text:p>Estébanez Calderón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Personas, obras, cosas …</text:p>
          </table:table-cell>
          <table:table-cell office:value-type="string">
            <text:p>José Ortega y Gasset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El caballero de las botas azules</text:p>
          </table:table-cell>
          <table:table-cell office:value-type="string">
            <text:p>Rosalía de Castro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El Lazarillo de Tormes</text:p>
          </table:table-cell>
          <table:table-cell office:value-type="string">
            <text:p>Anónimo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El Buscón</text:p>
          </table:table-cell>
          <table:table-cell table:style-name="ce2" office:value-type="string">
            <text:p>Quevedo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isputa de asno</text:p>
          </table:table-cell>
          <table:table-cell office:value-type="string">
            <text:p>Anselm Turmeda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Niebla</text:p>
          </table:table-cell>
          <table:table-cell office:value-type="string">
            <text:p>Miguel de Unamuno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Insolación</text:p>
          </table:table-cell>
          <table:table-cell office:value-type="string">
            <text:p>Emilia Pardo Bazán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Libro de Buen Amor</text:p>
          </table:table-cell>
          <table:table-cell office:value-type="string">
            <text:p>Aricpreste de Hita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Antología</text:p>
          </table:table-cell>
          <table:table-cell office:value-type="string">
            <text:p>Poetas del S. XV</text:p>
          </table:table-cell>
          <table:table-cell office:value-type="string">
            <text:p>Poesí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ntología Poética</text:p>
          </table:table-cell>
          <table:table-cell office:value-type="string">
            <text:p>Luis de Góngora</text:p>
          </table:table-cell>
          <table:table-cell office:value-type="string">
            <text:p>Poesí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El conde Lucanor</text:p>
          </table:table-cell>
          <table:table-cell office:value-type="string">
            <text:p>Don Juan Manuel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raidor, inconfeso y mártir</text:p>
          </table:table-cell>
          <table:table-cell office:value-type="string">
            <text:p>José Zorrilla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Obras</text:p>
          </table:table-cell>
          <table:table-cell office:value-type="string">
            <text:p>Duque de Rivas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eatro escogido</text:p>
          </table:table-cell>
          <table:table-cell office:value-type="string">
            <text:p>Calderón de la Barca</text:p>
          </table:table-cell>
          <table:table-cell office:value-type="string">
            <text:p>Teatro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La verdad sospechosa</text:p>
          </table:table-cell>
          <table:table-cell office:value-type="string">
            <text:p>Ruiz de Alarcón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Del Rey abajo, ninguno</text:p>
          </table:table-cell>
          <table:table-cell table:style-name="ce2" office:value-type="string">
            <text:p>Rojas Zorrilla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El sí de las niñas</text:p>
          </table:table-cell>
          <table:table-cell office:value-type="string">
            <text:p>Leandro F. de Moratín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Cincuenta amigos</text:p>
          </table:table-cell>
          <table:table-cell office:value-type="string">
            <text:p>José Luís Martin Vigil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Narciso y Goldmundo</text:p>
          </table:table-cell>
          <table:table-cell office:value-type="string">
            <text:p>Hermann Hesse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Cien preguntas básicas sobre la Ciencia</text:p>
          </table:table-cell>
          <table:table-cell office:value-type="string">
            <text:p>Isaac Asimov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Querida asesina ¿inocente o culpable?</text:p>
          </table:table-cell>
          <table:table-cell office:value-type="string">
            <text:p>Charles Franklin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Mientras la ciudad duerme</text:p>
          </table:table-cell>
          <table:table-cell office:value-type="string">
            <text:p>Frank Yerby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Los violadores del mundo</text:p>
          </table:table-cell>
          <table:table-cell office:value-type="string">
            <text:p>Bela Von Block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iario de Ana María</text:p>
          </table:table-cell>
          <table:table-cell office:value-type="string">
            <text:p>Michel Quoist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Sexta galería</text:p>
          </table:table-cell>
          <table:table-cell office:value-type="string">
            <text:p>José Luís Martin Vigil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riunfo</text:p>
          </table:table-cell>
          <table:table-cell office:value-type="string">
            <text:p>Michel Quoist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El principio de Peter</text:p>
          </table:table-cell>
          <table:table-cell table:style-name="ce2" office:value-type="string">
            <text:p>Dr. Laurence J.Peter,</text:p>
            <text:p>Raymond Hull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Veinte poemas de amor y una canción desesperada</text:p>
          </table:table-cell>
          <table:table-cell office:value-type="string">
            <text:p>Pablo Neruda</text:p>
          </table:table-cell>
          <table:table-cell office:value-type="string">
            <text:p>Poesí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Los versos del capitán</text:p>
          </table:table-cell>
          <table:table-cell office:value-type="string">
            <text:p>Pablo Neruda</text:p>
          </table:table-cell>
          <table:table-cell office:value-type="string">
            <text:p>Poesí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Una teología para el nuevo milenio</text:p>
          </table:table-cell>
          <table:table-cell office:value-type="string">
            <text:p>Hans Küng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rchipiélago Gulag</text:p>
          </table:table-cell>
          <table:table-cell office:value-type="string">
            <text:p>Alexandr Soljenitsin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Shogun</text:p>
          </table:table-cell>
          <table:table-cell office:value-type="string">
            <text:p>James Clavell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El Silmarillion</text:p>
          </table:table-cell>
          <table:table-cell office:value-type="string">
            <text:p>J.R.R. Tolkien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office:value-type="string">
            <text:p>Historia del tiempo</text:p>
          </table:table-cell>
          <table:table-cell office:value-type="string">
            <text:p>Stephenb W.Hawking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office:value-type="string">
            <text:p>El desafío mundial</text:p>
          </table:table-cell>
          <table:table-cell office:value-type="string">
            <text:p>Jean-Jacques Servan-Schreiber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office:value-type="string">
            <text:p>Momentos estelares de la Ciencia</text:p>
          </table:table-cell>
          <table:table-cell office:value-type="string">
            <text:p>Isaac Asimov</text:p>
          </table:table-cell>
          <table:table-cell/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office:value-type="string">
            <text:p>El juego de abalorios</text:p>
          </table:table-cell>
          <table:table-cell office:value-type="string">
            <text:p>Hermann Hesse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office:value-type="string">
            <text:p>El retorno de los Brujos</text:p>
          </table:table-cell>
          <table:table-cell office:value-type="string">
            <text:p>L.Pauwels J.Bergier</text:p>
          </table:table-cell>
          <table:table-cell office:value-type="string">
            <text:p>Ensayo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office:value-type="string">
            <text:p>El Hobbit</text:p>
          </table:table-cell>
          <table:table-cell office:value-type="string">
            <text:p>J.R.R. Tolkien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office:value-type="string">
            <text:p>El Señor de los Anillos</text:p>
          </table:table-cell>
          <table:table-cell office:value-type="string">
            <text:p>J.R.R. Tolkien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office:value-type="string">
            <text:p>Shibumi</text:p>
          </table:table-cell>
          <table:table-cell office:value-type="string">
            <text:p>Trevanian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office:value-type="string">
            <text:p>Ana Karenina</text:p>
          </table:table-cell>
          <table:table-cell office:value-type="string">
            <text:p>León Tolstoi</text:p>
          </table:table-cell>
          <table:table-cell office:value-type="string">
            <text:p>Novela</text:p>
          </table:table-cell>
          <table:table-cell office:value-type="string">
            <text:p>Estudio frontal derecho segunda balda</text:p>
          </table:table-cell>
          <table:table-cell table:number-columns-repeated="252"/>
        </table:table-row>
        <table:table-row table:style-name="ro1">
          <table:table-cell office:value-type="string">
            <text:p>Neandertal</text:p>
          </table:table-cell>
          <table:table-cell office:value-type="string">
            <text:p>John Darnton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Conocimiento inútil</text:p>
          </table:table-cell>
          <table:table-cell office:value-type="string">
            <text:p>Jean-François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día en que murió Guernica</text:p>
          </table:table-cell>
          <table:table-cell office:value-type="string">
            <text:p>Gordon Thomas,Max Morgan-Witts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Silencio de los corderos</text:p>
          </table:table-cell>
          <table:table-cell office:value-type="string">
            <text:p>Thomas Harris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Péndulo de Foucault</text:p>
          </table:table-cell>
          <table:table-cell office:value-type="string">
            <text:p>Umberto Eco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La Historia de mi hijo</text:p>
          </table:table-cell>
          <table:table-cell office:value-type="string">
            <text:p>Nadine Gordimer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Mi corazón que baila con espigas</text:p>
          </table:table-cell>
          <table:table-cell office:value-type="string">
            <text:p>Carmen Rigalt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efecto doppler</text:p>
          </table:table-cell>
          <table:table-cell office:value-type="string">
            <text:p>Jesus Ferrero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mundo de Sofía</text:p>
          </table:table-cell>
          <table:table-cell office:value-type="string">
            <text:p>Jostein Gaarder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libro de los amores ridículos</text:p>
          </table:table-cell>
          <table:table-cell office:value-type="string">
            <text:p>Milan Kundera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La insoportable levedad del ser</text:p>
          </table:table-cell>
          <table:table-cell office:value-type="string">
            <text:p>Milan Kundera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La chica del tambor</text:p>
          </table:table-cell>
          <table:table-cell office:value-type="string">
            <text:p>John le Carré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Señora de rojo sobre fondo gris</text:p>
          </table:table-cell>
          <table:table-cell office:value-type="string">
            <text:p>Miguel Delibes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La ciudad de los prodigios</text:p>
          </table:table-cell>
          <table:table-cell office:value-type="string">
            <text:p>Eduardo Mendoza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Benhur</text:p>
          </table:table-cell>
          <table:table-cell office:value-type="string">
            <text:p>Lewis Wallace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Monsignore</text:p>
          </table:table-cell>
          <table:table-cell office:value-type="string">
            <text:p>Jack-Alain Leger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miedo a la Libertad</text:p>
          </table:table-cell>
          <table:table-cell office:value-type="string">
            <text:p>E. Fromm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La danza de los salmones</text:p>
          </table:table-cell>
          <table:table-cell office:value-type="string">
            <text:p>Mercedes Salisachs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Fortunata y Jacinta</text:p>
          </table:table-cell>
          <table:table-cell office:value-type="string">
            <text:p>Benito Pérez Galdós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Psicopatología de la vida cotidiana</text:p>
          </table:table-cell>
          <table:table-cell office:value-type="string">
            <text:p>Sigmund Freud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origen de la familia, de la propiedad privada y del estado</text:p>
          </table:table-cell>
          <table:table-cell office:value-type="string">
            <text:p>F. Engels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Introducción a la economía española</text:p>
          </table:table-cell>
          <table:table-cell office:value-type="string">
            <text:p>Ramón Tamames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Introducción al psicoanálisis</text:p>
          </table:table-cell>
          <table:table-cell office:value-type="string">
            <text:p>Sigmund Freud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Psicología y Epistemología</text:p>
          </table:table-cell>
          <table:table-cell office:value-type="string">
            <text:p>Jean Piaget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Diccionario de la psicología</text:p>
          </table:table-cell>
          <table:table-cell office:value-type="string">
            <text:p>Norbert Sillamy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Aventuras de Alberte Quiñói</text:p>
          </table:table-cell>
          <table:table-cell office:value-type="string">
            <text:p>M. Garcia Barros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Cultura y personalidad</text:p>
          </table:table-cell>
          <table:table-cell office:value-type="string">
            <text:p>Ralph Linton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4">
          <table:table-cell office:value-type="string">
            <text:p>La mirada del otro</text:p>
          </table:table-cell>
          <table:table-cell office:value-type="string">
            <text:p>Fernando Delgado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La familia de Pascual Duarte</text:p>
          </table:table-cell>
          <table:table-cell office:value-type="string">
            <text:p>Camilo José Cela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hermano bastardo de Dios</text:p>
          </table:table-cell>
          <table:table-cell office:value-type="string">
            <text:p>José Luis Coll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origen de las especies</text:p>
          </table:table-cell>
          <table:table-cell office:value-type="string">
            <text:p>Darwin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Gárgoris y Habidis</text:p>
          </table:table-cell>
          <table:table-cell office:value-type="string">
            <text:p>Fernando Sánchez Dragó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Gárgoris y Habidis</text:p>
          </table:table-cell>
          <table:table-cell office:value-type="string">
            <text:p>Fernando Sánchez Dragó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La conexión cósmica</text:p>
          </table:table-cell>
          <table:table-cell office:value-type="string">
            <text:p>Carl Sagan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La barcarola</text:p>
          </table:table-cell>
          <table:table-cell office:value-type="string">
            <text:p>Pablo Neruda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Psicoanálisis y política</text:p>
          </table:table-cell>
          <table:table-cell office:value-type="string">
            <text:p>Herbert Marcuse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Principito de Saint-Exupéry : una interpretación psicoanalítica</text:p>
          </table:table-cell>
          <table:table-cell office:value-type="string">
            <text:p>Eugen Drewermann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o esencias es invisible</text:p>
          </table:table-cell>
          <table:table-cell office:value-type="string">
            <text:p>Eugen Drewermann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tica para Amador</text:p>
          </table:table-cell>
          <table:table-cell office:value-type="string">
            <text:p>Fernando Savater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Sociología</text:p>
          </table:table-cell>
          <table:table-cell office:value-type="string">
            <text:p>Salvador Giner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4">
          <table:table-cell office:value-type="string">
            <text:p>El concepto de la clase social</text:p>
          </table:table-cell>
          <table:table-cell office:value-type="string">
            <text:p>Raúl García Durán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Cuando era feliz e indocumentado</text:p>
          </table:table-cell>
          <table:table-cell office:value-type="string">
            <text:p>Gabriel García Marquez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Sin novedad en el frente</text:p>
          </table:table-cell>
          <table:table-cell office:value-type="string">
            <text:p>Erich María Remarque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spaña siglo XX 1898-1931</text:p>
          </table:table-cell>
          <table:table-cell office:value-type="string">
            <text:p>Javier Paniagua</text:p>
          </table:table-cell>
          <table:table-cell office:value-type="string">
            <text:p>Histori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gran cataclismo</text:p>
          </table:table-cell>
          <table:table-cell office:value-type="string">
            <text:p>Henri Allorge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Autobiografía de Federico Sánchez</text:p>
          </table:table-cell>
          <table:table-cell office:value-type="string">
            <text:p>Jorge Semprun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Diez días que estremecieron al mundo</text:p>
          </table:table-cell>
          <table:table-cell office:value-type="string">
            <text:p>John Reed</text:p>
          </table:table-cell>
          <table:table-cell office:value-type="string">
            <text:p>Histori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Cinco horas con Mario</text:p>
          </table:table-cell>
          <table:table-cell office:value-type="string">
            <text:p>Miguel Delibes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camino</text:p>
          </table:table-cell>
          <table:table-cell office:value-type="string">
            <text:p>Miguel Delibes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La calle de las Camelias</text:p>
          </table:table-cell>
          <table:table-cell office:value-type="string">
            <text:p>Mercé Rodoreda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4">
          <table:table-cell office:value-type="string">
            <text:p>Museo Nacional del mal gusto</text:p>
          </table:table-cell>
          <table:table-cell office:value-type="string">
            <text:p>Francisco Umbral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Al otro lado del río y entre los árboles</text:p>
          </table:table-cell>
          <table:table-cell office:value-type="string">
            <text:p>Ernest Hemingway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Sólo se mueren los tontos</text:p>
          </table:table-cell>
          <table:table-cell office:value-type="string">
            <text:p>Alvaro de la Iglesia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atentado</text:p>
          </table:table-cell>
          <table:table-cell office:value-type="string">
            <text:p>Tomás Salvador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Las Hogueras</text:p>
          </table:table-cell>
          <table:table-cell office:value-type="string">
            <text:p>Concha Alós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mono desnudo</text:p>
          </table:table-cell>
          <table:table-cell office:value-type="string">
            <text:p>Desmond Morris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factor humano</text:p>
          </table:table-cell>
          <table:table-cell office:value-type="string">
            <text:p>Graham Greene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4">
          <table:table-cell office:value-type="string">
            <text:p>Cristóbal Colón Viajes y testamento</text:p>
          </table:table-cell>
          <table:table-cell table:number-columns-repeated="2"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La guerra del General Escobar</text:p>
          </table:table-cell>
          <table:table-cell office:value-type="string">
            <text:p>José Luis Olaizola</text:p>
          </table:table-cell>
          <table:table-cell/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4">
          <table:table-cell office:value-type="string">
            <text:p>Más allá del jardín</text:p>
          </table:table-cell>
          <table:table-cell office:value-type="string">
            <text:p>Antonio Gala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Don Camilo</text:p>
          </table:table-cell>
          <table:table-cell office:value-type="string">
            <text:p>Giovanni Guareschi</text:p>
          </table:table-cell>
          <table:table-cell office:value-type="string">
            <text:p>Novela</text:p>
          </table:table-cell>
          <table:table-cell office:value-type="string">
            <text:p>Estudio frontal derecho primera balda </text:p>
          </table:table-cell>
          <table:table-cell table:number-columns-repeated="252"/>
        </table:table-row>
        <table:table-row table:style-name="ro1">
          <table:table-cell office:value-type="string">
            <text:p>El encuentro decisivo</text:p>
          </table:table-cell>
          <table:table-cell office:value-type="string">
            <text:p>Danielle Steel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Como agua para cholocate</text:p>
          </table:table-cell>
          <table:table-cell office:value-type="string">
            <text:p>Laura Esquivel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Paloverde</text:p>
          </table:table-cell>
          <table:table-cell office:value-type="string">
            <text:p>Jacqueline Briskin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La plata de Britania</text:p>
          </table:table-cell>
          <table:table-cell office:value-type="string">
            <text:p>Lindsey Davis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Tomates verdes fritos</text:p>
          </table:table-cell>
          <table:table-cell office:value-type="string">
            <text:p>Fannie Flagg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Crónica del desamor</text:p>
          </table:table-cell>
          <table:table-cell office:value-type="string">
            <text:p>Rosa Montero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Diario de una buena vecina</text:p>
          </table:table-cell>
          <table:table-cell office:value-type="string">
            <text:p>Doris Lessing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Elegir un amor</text:p>
          </table:table-cell>
          <table:table-cell office:value-type="string">
            <text:p>Marti Leimbach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La hora violeta</text:p>
          </table:table-cell>
          <table:table-cell office:value-type="string">
            <text:p>Montserrat Roig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El quinto hijo</text:p>
          </table:table-cell>
          <table:table-cell office:value-type="string">
            <text:p>Doris Lessing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La gente de July</text:p>
          </table:table-cell>
          <table:table-cell office:value-type="string">
            <text:p>Nadine Gordimer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Resplandor en la oscuridad</text:p>
          </table:table-cell>
          <table:table-cell office:value-type="string">
            <text:p>Susan Isaacs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Yann Andréa Steiner</text:p>
          </table:table-cell>
          <table:table-cell office:value-type="string">
            <text:p>Marguerite Duras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El corazón de las tinieblas</text:p>
          </table:table-cell>
          <table:table-cell office:value-type="string">
            <text:p>Joseph Conrad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Los buscadores de conchas</text:p>
          </table:table-cell>
          <table:table-cell office:value-type="string">
            <text:p>Rosamunde Pilcher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Solsticio de invierno</text:p>
          </table:table-cell>
          <table:table-cell office:value-type="string">
            <text:p>Rosamunde Pilcher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Septiembre</text:p>
          </table:table-cell>
          <table:table-cell office:value-type="string">
            <text:p>Rosamunde Pilcher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El Regreso</text:p>
          </table:table-cell>
          <table:table-cell office:value-type="string">
            <text:p>Rosamunde Pilcher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Lazos profundos</text:p>
          </table:table-cell>
          <table:table-cell office:value-type="string">
            <text:p>Rosamunde Pilcher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Nieve en abril</text:p>
          </table:table-cell>
          <table:table-cell office:value-type="string">
            <text:p>Rosamunde Pilcher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Next</text:p>
          </table:table-cell>
          <table:table-cell office:value-type="string">
            <text:p>Michael Crichton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La conspiración del juicio final</text:p>
          </table:table-cell>
          <table:table-cell office:value-type="string">
            <text:p>Sidney Sheldon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El nombre de la Rosa</text:p>
          </table:table-cell>
          <table:table-cell office:value-type="string">
            <text:p>Umberto Eco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El agente confidencial</text:p>
          </table:table-cell>
          <table:table-cell office:value-type="string">
            <text:p>Graham Green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El Dios de la lluvia llora sobre Méjico I</text:p>
          </table:table-cell>
          <table:table-cell office:value-type="string">
            <text:p>Laszlo Passuth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El Dios de la lluvia llora sobre Méjico II</text:p>
          </table:table-cell>
          <table:table-cell office:value-type="string">
            <text:p>Laszlo Passuth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El diario de Ana Frank</text:p>
          </table:table-cell>
          <table:table-cell office:value-type="string">
            <text:p>Ana Frank</text:p>
          </table:table-cell>
          <table:table-cell/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El diario de Ana Frank</text:p>
          </table:table-cell>
          <table:table-cell office:value-type="string">
            <text:p>Ana Frank</text:p>
          </table:table-cell>
          <table:table-cell/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La mujer rota</text:p>
          </table:table-cell>
          <table:table-cell office:value-type="string">
            <text:p>Simone de Beauvoir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La Formación de la Humanidad</text:p>
          </table:table-cell>
          <table:table-cell office:value-type="string">
            <text:p>Richard Leakey</text:p>
          </table:table-cell>
          <table:table-cell office:value-type="string">
            <text:p>Ensayo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La Creación del Universo</text:p>
          </table:table-cell>
          <table:table-cell office:value-type="string">
            <text:p>George Gamow</text:p>
          </table:table-cell>
          <table:table-cell office:value-type="string">
            <text:p>Ensayo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De amor y de sombra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La casa de los espíritus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Eva Luna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Cuentos de Eva Luna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Paula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El Plan Infinito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El Cuaderno de Maya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La Isla bajo el mar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Hija de la Fortuna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Retrato en Sepia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Inés del alma mía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La Ciudad de las Bestias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El Reino del Dragón de Oro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4">
          <table:table-cell office:value-type="string">
            <text:p>El Bosque de los Pigmeos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La Llama </text:p>
          </table:table-cell>
          <table:table-cell office:value-type="string">
            <text:p>Arturo Bare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Cienfuegos <text:s text:c="2"/></text:p>
          </table:table-cell>
          <table:table-cell office:value-type="string">
            <text:p>Alberto Vazquez-Figuero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Cienfuegos II Caribes</text:p>
          </table:table-cell>
          <table:table-cell office:value-type="string">
            <text:p>Alberto Vazquez-Figuero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Cienfuegos III Azabache</text:p>
          </table:table-cell>
          <table:table-cell office:value-type="string">
            <text:p>Alberto Vazquez-Figuero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Cienfuegos IV Montenegro</text:p>
          </table:table-cell>
          <table:table-cell office:value-type="string">
            <text:p>Alberto Vazquez-Figuero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Cienfuegos V Brazofuerte</text:p>
          </table:table-cell>
          <table:table-cell office:value-type="string">
            <text:p>Alberto Vazquez-Figuero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Cienfuegos VI Xaraguá</text:p>
          </table:table-cell>
          <table:table-cell office:value-type="string">
            <text:p>Alberto Vazquez-Figuero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Océano libro primero Isla de Lobos</text:p>
          </table:table-cell>
          <table:table-cell office:value-type="string">
            <text:p>Alberto Vazquez-Figuero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Océano libro segundo Yáiza</text:p>
          </table:table-cell>
          <table:table-cell office:value-type="string">
            <text:p>Alberto Vazquez-Figuero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Océano libro tercero Marandentro</text:p>
          </table:table-cell>
          <table:table-cell office:value-type="string">
            <text:p>Alberto Vazquez-Figuero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Un Mundo mejor</text:p>
          </table:table-cell>
          <table:table-cell office:value-type="string">
            <text:p>Alberto Vazquez-Figuero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Viracocha</text:p>
          </table:table-cell>
          <table:table-cell office:value-type="string">
            <text:p>Alberto Vazquez-Figuero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Piratas</text:p>
          </table:table-cell>
          <table:table-cell office:value-type="string">
            <text:p>Alberto Vazquez-Figuero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Sicario</text:p>
          </table:table-cell>
          <table:table-cell office:value-type="string">
            <text:p>Alberto Vazquez-Figueroa</text:p>
          </table:table-cell>
          <table:table-cell office:value-type="string">
            <text:p>Novela</text:p>
          </table:table-cell>
          <table:table-cell office:value-type="string">
            <text:p>Estudio frontal izquierdo, cuarta balda </text:p>
          </table:table-cell>
          <table:table-cell table:number-columns-repeated="252"/>
        </table:table-row>
        <table:table-row table:style-name="ro1">
          <table:table-cell office:value-type="string">
            <text:p>Juegos de la edad tardía</text:p>
          </table:table-cell>
          <table:table-cell office:value-type="string">
            <text:p>Luis Landero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os delitos insignificantes</text:p>
          </table:table-cell>
          <table:table-cell office:value-type="string">
            <text:p>Alvaro Pombo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tren llegó puntual</text:p>
          </table:table-cell>
          <table:table-cell office:value-type="string">
            <text:p>Heinrich Böll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Filomeno a mi pesar</text:p>
          </table:table-cell>
          <table:table-cell office:value-type="string">
            <text:p>Gonzalo Torrente Ballester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os Gozos y las sombras I</text:p>
          </table:table-cell>
          <table:table-cell office:value-type="string">
            <text:p>Gonzalo Torrente Ballester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os gozos y las sombras II</text:p>
          </table:table-cell>
          <table:table-cell office:value-type="string">
            <text:p>Gonzalo Torrente Ballester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os gozos y las sombras III</text:p>
          </table:table-cell>
          <table:table-cell office:value-type="string">
            <text:p>Gonzalo Torrente Ballester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a montaña mágica</text:p>
          </table:table-cell>
          <table:table-cell office:value-type="string">
            <text:p>Thomas Mann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Historia de dos ciudades</text:p>
          </table:table-cell>
          <table:table-cell office:value-type="string">
            <text:p>Charles Dickens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peregrino secreto</text:p>
          </table:table-cell>
          <table:table-cell office:value-type="string">
            <text:p>John Le Carré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Raices</text:p>
          </table:table-cell>
          <table:table-cell office:value-type="string">
            <text:p>Alex Haley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jardinero fiel</text:p>
          </table:table-cell>
          <table:table-cell office:value-type="string">
            <text:p>John Le Carré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Arsenio Lupin, caballero ladron</text:p>
          </table:table-cell>
          <table:table-cell office:value-type="string">
            <text:p>Maurice Leblanc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conde de Montecristo</text:p>
          </table:table-cell>
          <table:table-cell office:value-type="string">
            <text:p>Alejandro Dumas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amante</text:p>
          </table:table-cell>
          <table:table-cell office:value-type="string">
            <text:p>Marguerite Duras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Tartessos</text:p>
          </table:table-cell>
          <table:table-cell office:value-type="string">
            <text:p>Jesús Maeso de la Torre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afinador de pianos</text:p>
          </table:table-cell>
          <table:table-cell office:value-type="string">
            <text:p>Daniel Mason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Jaque a la Dama</text:p>
          </table:table-cell>
          <table:table-cell office:value-type="string">
            <text:p>Jesus Fernandez Santos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Relatos de los Mares del Sur</text:p>
          </table:table-cell>
          <table:table-cell office:value-type="string">
            <text:p>Jack London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os mares del sur</text:p>
          </table:table-cell>
          <table:table-cell office:value-type="string">
            <text:p>Manuel Vázquez Moltalbán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Manhattan Transfer</text:p>
          </table:table-cell>
          <table:table-cell office:value-type="string">
            <text:p>John Dos Passos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almuerzo desnudo</text:p>
          </table:table-cell>
          <table:table-cell office:value-type="string">
            <text:p>William Burroughs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4">
          <table:table-cell office:value-type="string">
            <text:p>Guía básica Italia del Norte</text:p>
          </table:table-cell>
          <table:table-cell table:number-columns-repeated="2"/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Guía básica Italia del Sur y Cerdeña</text:p>
          </table:table-cell>
          <table:table-cell table:number-columns-repeated="2"/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4">
          <table:table-cell office:value-type="string">
            <text:p>Julio Cesar</text:p>
          </table:table-cell>
          <table:table-cell table:number-columns-repeated="2"/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4">
          <table:table-cell office:value-type="string">
            <text:p>Augusto</text:p>
          </table:table-cell>
          <table:table-cell table:number-columns-repeated="2"/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4">
          <table:table-cell office:value-type="string">
            <text:p>Tiberio</text:p>
          </table:table-cell>
          <table:table-cell table:number-columns-repeated="2"/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Todo Ubú</text:p>
          </table:table-cell>
          <table:table-cell office:value-type="string">
            <text:p>Alfred Jerry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Recordatorio</text:p>
          </table:table-cell>
          <table:table-cell office:value-type="string">
            <text:p>Marguerite Yourcenar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Arte de amar <text:s/>Amores</text:p>
          </table:table-cell>
          <table:table-cell office:value-type="string">
            <text:p>Ovidio</text:p>
          </table:table-cell>
          <table:table-cell office:value-type="string">
            <text:p>clásico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4">
          <table:table-cell office:value-type="string">
            <text:p>El libro de la Biblia Antiguo Testamento</text:p>
          </table:table-cell>
          <table:table-cell table:number-columns-repeated="2"/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4">
          <table:table-cell office:value-type="string">
            <text:p>El libro de la Biblia Nuevo Testamento</text:p>
          </table:table-cell>
          <table:table-cell table:number-columns-repeated="2"/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Grandes disgrusto de la Historia de España</text:p>
          </table:table-cell>
          <table:table-cell office:value-type="string">
            <text:p>Goamespuma</text:p>
          </table:table-cell>
          <table:table-cell/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os trenes negros</text:p>
          </table:table-cell>
          <table:table-cell office:value-type="string">
            <text:p>Fernando León de Aranoa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En andenes que no existen</text:p>
          </table:table-cell>
          <table:table-cell table:style-name="ce2" office:value-type="string">
            <text:p>Antonio Lucas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4">
          <table:table-cell office:value-type="string">
            <text:p>Tratado por el que se estable una Constitución para Europa</text:p>
          </table:table-cell>
          <table:table-cell table:number-columns-repeated="2"/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tiempo de las mujeres</text:p>
          </table:table-cell>
          <table:table-cell office:value-type="string">
            <text:p>Ignacio Martínez de Pisón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Si te dicen que caí</text:p>
          </table:table-cell>
          <table:table-cell office:value-type="string">
            <text:p>Juan Marsé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espía que surgió del frío</text:p>
          </table:table-cell>
          <table:table-cell office:value-type="string">
            <text:p>John Le Carré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as lanzas coloradas</text:p>
          </table:table-cell>
          <table:table-cell office:value-type="string">
            <text:p>Arturo Uslar Pietri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Justicia</text:p>
          </table:table-cell>
          <table:table-cell office:value-type="string">
            <text:p>Friedrich Dürrenmatt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as bodas de Cadmo y Harmonía</text:p>
          </table:table-cell>
          <table:table-cell office:value-type="string">
            <text:p>Roberto Calasso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Historia inaudita de España</text:p>
          </table:table-cell>
          <table:table-cell office:value-type="string">
            <text:p>Pedro Voltes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eón el Africano</text:p>
          </table:table-cell>
          <table:table-cell office:value-type="string">
            <text:p>Amin Maalouf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a soledad de los números primos</text:p>
          </table:table-cell>
          <table:table-cell office:value-type="string">
            <text:p>Paolo Giordano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perfume</text:p>
          </table:table-cell>
          <table:table-cell office:value-type="string">
            <text:p>Patrick Süskind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as cenizas de Angela</text:p>
          </table:table-cell>
          <table:table-cell office:value-type="string">
            <text:p>Frank McCourt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o es</text:p>
          </table:table-cell>
          <table:table-cell office:value-type="string">
            <text:p>Frank McCourt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4">
          <table:table-cell office:value-type="string">
            <text:p>La Celestina</text:p>
          </table:table-cell>
          <table:table-cell office:value-type="string">
            <text:p>Fernando de Rojas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a llave del valor</text:p>
          </table:table-cell>
          <table:table-cell office:value-type="string">
            <text:p>Nora Roberts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a llave de la Sabiduría</text:p>
          </table:table-cell>
          <table:table-cell office:value-type="string">
            <text:p>Nora Roberts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a llave de la luz</text:p>
          </table:table-cell>
          <table:table-cell office:value-type="string">
            <text:p>Nora Roberts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fuego griego</text:p>
          </table:table-cell>
          <table:table-cell office:value-type="string">
            <text:p>Luigi Melarbe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arpista ciego</text:p>
          </table:table-cell>
          <table:table-cell office:value-type="string">
            <text:p>Terence Moix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Rabos de lagartija</text:p>
          </table:table-cell>
          <table:table-cell office:value-type="string">
            <text:p>Juan Marsé 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Donde siempre es Octubre</text:p>
          </table:table-cell>
          <table:table-cell office:value-type="string">
            <text:p>Espido Freire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4">
          <table:table-cell office:value-type="string">
            <text:p>Bella y oscura</text:p>
          </table:table-cell>
          <table:table-cell office:value-type="string">
            <text:p>Rosa Montero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a canción de Dorotea</text:p>
          </table:table-cell>
          <table:table-cell office:value-type="string">
            <text:p>Rosa Regás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Mensajeros de la oscuridad</text:p>
          </table:table-cell>
          <table:table-cell office:value-type="string">
            <text:p>Alicia Giménez-Bartlett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De nuevo, el amor</text:p>
          </table:table-cell>
          <table:table-cell office:value-type="string">
            <text:p>Doris Lessing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desencuentro</text:p>
          </table:table-cell>
          <table:table-cell office:value-type="string">
            <text:p>Fernando Schwartz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Yo, el rey</text:p>
          </table:table-cell>
          <table:table-cell office:value-type="string">
            <text:p>Juan Antonio Vallejo-Nájera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La mirada del otro</text:p>
          </table:table-cell>
          <table:table-cell office:value-type="string">
            <text:p>Fernando G.Delgado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4">
          <table:table-cell office:value-type="string">
            <text:p>El manuscrito Carmesí</text:p>
          </table:table-cell>
          <table:table-cell office:value-type="string">
            <text:p>Antonio Gala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No digas que fue un sueño</text:p>
          </table:table-cell>
          <table:table-cell office:value-type="string">
            <text:p>Terenci Moix</text:p>
          </table:table-cell>
          <table:table-cell office:value-type="string">
            <text:p>Novela</text:p>
          </table:table-cell>
          <table:table-cell office:value-type="string">
            <text:p>Estudio frontal izquierdo, tercera balda </text:p>
          </table:table-cell>
          <table:table-cell table:number-columns-repeated="252"/>
        </table:table-row>
        <table:table-row table:style-name="ro1">
          <table:table-cell office:value-type="string">
            <text:p>El mundo perdido</text:p>
          </table:table-cell>
          <table:table-cell office:value-type="string">
            <text:p>Michael Crichton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Sol naciente</text:p>
          </table:table-cell>
          <table:table-cell office:value-type="string">
            <text:p>Michael Crichton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Parque Jurásico</text:p>
          </table:table-cell>
          <table:table-cell office:value-type="string">
            <text:p>Michael Crichton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El precio del paraiso</text:p>
          </table:table-cell>
          <table:table-cell office:value-type="string">
            <text:p>Manuel Leguineche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La nada cotidiana</text:p>
          </table:table-cell>
          <table:table-cell office:value-type="string">
            <text:p>Zoé Valdés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Un viejo que leía novelas de amor</text:p>
          </table:table-cell>
          <table:table-cell office:value-type="string">
            <text:p>Luis Sepúlveda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La chica que amamaba a Tom Gordon</text:p>
          </table:table-cell>
          <table:table-cell office:value-type="string">
            <text:p>Stephen King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Un largo silencio</text:p>
          </table:table-cell>
          <table:table-cell office:value-type="string">
            <text:p>Angeles Caso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El diccionario de Lemprière</text:p>
          </table:table-cell>
          <table:table-cell office:value-type="string">
            <text:p>Lawrence Norfolk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Guerra y Paz</text:p>
          </table:table-cell>
          <table:table-cell office:value-type="string">
            <text:p>León Tolstói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La invasión de Polonia</text:p>
          </table:table-cell>
          <table:table-cell office:value-type="string">
            <text:p>Blitzkrieg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Dos mujeres en Praga</text:p>
          </table:table-cell>
          <table:table-cell office:value-type="string">
            <text:p>Juan José Millás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Alicia en el País de las maravillas</text:p>
          </table:table-cell>
          <table:table-cell office:value-type="string">
            <text:p>Carroll Lewis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Ficciones</text:p>
          </table:table-cell>
          <table:table-cell office:value-type="string">
            <text:p>Jorge Luis Borges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La montaña del alma</text:p>
          </table:table-cell>
          <table:table-cell office:value-type="string">
            <text:p>Gao Xingjian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El templo de mis amigos</text:p>
          </table:table-cell>
          <table:table-cell office:value-type="string">
            <text:p>Alice Walker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Las tumbas de saint-denis y otros relatos</text:p>
          </table:table-cell>
          <table:table-cell office:value-type="string">
            <text:p>Alejandro Dumas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La pirámide asesina</text:p>
          </table:table-cell>
          <table:table-cell office:value-type="string">
            <text:p>Christian Jacq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Comisario Malgret</text:p>
          </table:table-cell>
          <table:table-cell office:value-type="string">
            <text:p>George Simenon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4">
          <table:table-cell office:value-type="string">
            <text:p>Mazurca para dos muertos</text:p>
          </table:table-cell>
          <table:table-cell office:value-type="string">
            <text:p>Camilo José Cela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Os biosbardos</text:p>
          </table:table-cell>
          <table:table-cell office:value-type="string">
            <text:p>E. Blanco-Amor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La campana de cristal</text:p>
          </table:table-cell>
          <table:table-cell office:value-type="string">
            <text:p>Sylvia Plath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Donde el corazón te lleve</text:p>
          </table:table-cell>
          <table:table-cell office:value-type="string">
            <text:p>Susanna Tamaro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Tonto, muerto, bastardo e invisible</text:p>
          </table:table-cell>
          <table:table-cell office:value-type="string">
            <text:p>Juan José Millás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Cánticos de la lejana Tierra</text:p>
          </table:table-cell>
          <table:table-cell office:value-type="string">
            <text:p>Arthur C.Clarke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Memorias de Adriano</text:p>
          </table:table-cell>
          <table:table-cell office:value-type="string">
            <text:p>Marguerite Yourcenar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El Dios de las pequeñas cosas</text:p>
          </table:table-cell>
          <table:table-cell office:value-type="string">
            <text:p>Arundhati Roy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La caverna de las ideas</text:p>
          </table:table-cell>
          <table:table-cell office:value-type="string">
            <text:p>José Carlos Somoza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Congo</text:p>
          </table:table-cell>
          <table:table-cell office:value-type="string">
            <text:p>Michael Crichton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El ponche de los deseos</text:p>
          </table:table-cell>
          <table:table-cell office:value-type="string">
            <text:p>Michael Ende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En el día de hoy</text:p>
          </table:table-cell>
          <table:table-cell office:value-type="string">
            <text:p>Jesús Torbado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El dardo en la palabra</text:p>
          </table:table-cell>
          <table:table-cell office:value-type="string">
            <text:p>Fernando Lázaro Carreter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Os cen mellores poemas da Lingua Galega</text:p>
          </table:table-cell>
          <table:table-cell office:value-type="string">
            <text:p>X. Alonso Montero</text:p>
          </table:table-cell>
          <table:table-cell office:value-type="string">
            <text:p>Poesí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Contos de chistes, portas e sorrisos</text:p>
          </table:table-cell>
          <table:table-cell table:number-columns-repeated="2"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Costos de circo, cronopios e avións</text:p>
          </table:table-cell>
          <table:table-cell table:number-columns-repeated="2"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Antoloxía do conto galego</text:p>
          </table:table-cell>
          <table:table-cell office:value-type="string">
            <text:p>Escritores varios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El hombre que susurraba al oido de los caballos</text:p>
          </table:table-cell>
          <table:table-cell office:value-type="string">
            <text:p>Nicholas Evans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Maigret en Nueva York</text:p>
          </table:table-cell>
          <table:table-cell office:value-type="string">
            <text:p>Simenon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Romeo e Xulieta</text:p>
          </table:table-cell>
          <table:table-cell office:value-type="string">
            <text:p>William Shakeaspeare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La isla del tesoro</text:p>
          </table:table-cell>
          <table:table-cell office:value-type="string">
            <text:p>Stevenson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Tiempo de silencio</text:p>
          </table:table-cell>
          <table:table-cell office:value-type="string">
            <text:p>Luis Martinez Santos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Manualidades de papel - papiroflexia</text:p>
          </table:table-cell>
          <table:table-cell office:value-type="string">
            <text:p>Mikel York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Temas tabús</text:p>
          </table:table-cell>
          <table:table-cell office:value-type="string">
            <text:p>Plácido Lizancos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De Rosalía a Manuel Lugrís Freire 1963-2006</text:p>
          </table:table-cell>
          <table:table-cell office:value-type="string">
            <text:p>Escolma das letras galegas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De Rosalía a Lorenzo Varela 1963-2005</text:p>
          </table:table-cell>
          <table:table-cell office:value-type="string">
            <text:p>Escolma das letras galegas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De Rosalía a Xoaquín Lorenzo 1963-2004</text:p>
          </table:table-cell>
          <table:table-cell office:value-type="string">
            <text:p>Escolma das letras galegas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Ramón Piñeiro ó amigo que lembramos</text:p>
          </table:table-cell>
          <table:table-cell office:value-type="string">
            <text:p>letras galegas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Xosé Filgueira Valverde o noso Adral</text:p>
          </table:table-cell>
          <table:table-cell office:value-type="string">
            <text:p>letras galegas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Xosé María Día Castro para alumear o mundo</text:p>
          </table:table-cell>
          <table:table-cell office:value-type="string">
            <text:p>letras galegas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Lois Pereiro en 17 voces</text:p>
          </table:table-cell>
          <table:table-cell office:value-type="string">
            <text:p>letras galegas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Valentín Paz-Andrade xornalista para un país</text:p>
          </table:table-cell>
          <table:table-cell office:value-type="string">
            <text:p>letras galegas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Roberto Vidal Bolaño acoutacións y diálogos</text:p>
          </table:table-cell>
          <table:table-cell office:value-type="string">
            <text:p>letras galegas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4">
          <table:table-cell office:value-type="string">
            <text:p>Manuel María Palabra viva de amor e afirmación</text:p>
          </table:table-cell>
          <table:table-cell office:value-type="string">
            <text:p>letras galegas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4">
          <table:table-cell office:value-type="string">
            <text:p>A cultura e a literatura trovadoresca</text:p>
          </table:table-cell>
          <table:table-cell table:number-columns-repeated="2"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A gaita galega</text:p>
          </table:table-cell>
          <table:table-cell office:value-type="string">
            <text:p>Xoan Manuel Pintos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Vigo, casco vello centro histórico</text:p>
          </table:table-cell>
          <table:table-cell table:number-columns-repeated="2"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Vigo na historia</text:p>
          </table:table-cell>
          <table:table-cell table:number-columns-repeated="2"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Illas Cíes</text:p>
          </table:table-cell>
          <table:table-cell table:number-columns-repeated="2"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Merlín e familia</text:p>
          </table:table-cell>
          <table:table-cell office:value-type="string">
            <text:p>Alvaro Cunqueiro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Os dous de sempre</text:p>
          </table:table-cell>
          <table:table-cell office:value-type="string">
            <text:p>Alfonso R. Castelao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Galván en Saor</text:p>
          </table:table-cell>
          <table:table-cell office:value-type="string">
            <text:p>Darío Xohán Cabana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Un home de Vilameán</text:p>
          </table:table-cell>
          <table:table-cell office:value-type="string">
            <text:p>Xoán Bernárdez Vilar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Erros e tánatos</text:p>
          </table:table-cell>
          <table:table-cell office:value-type="string">
            <text:p>Gonzalo Navaza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Cantares Gallegos</text:p>
          </table:table-cell>
          <table:table-cell office:value-type="string">
            <text:p>Rosalía de Castro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Xornalista para un país</text:p>
          </table:table-cell>
          <table:table-cell office:value-type="string">
            <text:p>Valentín Paz-Andrade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O mellor de …</text:p>
          </table:table-cell>
          <table:table-cell office:value-type="string">
            <text:p>Alvaro Cunqueiro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O mellor de …</text:p>
          </table:table-cell>
          <table:table-cell office:value-type="string">
            <text:p>Alfonso Daniel Rodriguez Castelao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4">
          <table:table-cell office:value-type="string">
            <text:p>As cantigas de amigo</text:p>
          </table:table-cell>
          <table:table-cell table:number-columns-repeated="2"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O lapis do carpinteiro</text:p>
          </table:table-cell>
          <table:table-cell office:value-type="string">
            <text:p>Manuel Rivas</text:p>
          </table:table-cell>
          <table:table-cell office:value-type="string">
            <text:p>Novela</text:p>
          </table:table-cell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Sonetos á Casa da Horta</text:p>
          </table:table-cell>
          <table:table-cell office:value-type="string">
            <text:p>Manuel María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O vixía no centeo</text:p>
          </table:table-cell>
          <table:table-cell office:value-type="string">
            <text:p>J.D. Salinger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Uxio Novoneyra</text:p>
          </table:table-cell>
          <table:table-cell office:value-type="string">
            <text:p>Carmen Blanco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Mitos, ritos y leyendas de Galicia</text:p>
          </table:table-cell>
          <table:table-cell office:value-type="string">
            <text:p>Pemán Bouzas</text:p>
          </table:table-cell>
          <table:table-cell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Sendeiro de Estrelas</text:p>
          </table:table-cell>
          <table:table-cell table:number-columns-repeated="2"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Premio 2001 de relato, poesía e teatro de Univ. De Vigo</text:p>
          </table:table-cell>
          <table:table-cell table:number-columns-repeated="2"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E agora pasa un tren</text:p>
          </table:table-cell>
          <table:table-cell table:number-columns-repeated="2"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4">
          <table:table-cell office:value-type="string">
            <text:p>Quesada 1961-2011</text:p>
          </table:table-cell>
          <table:table-cell table:number-columns-repeated="2"/>
          <table:table-cell office:value-type="string">
            <text:p>Estudio frontal izquierdo, segunda balda </text:p>
          </table:table-cell>
          <table:table-cell table:number-columns-repeated="252"/>
        </table:table-row>
        <table:table-row table:style-name="ro1">
          <table:table-cell office:value-type="string">
            <text:p>Las llanuras del transito</text:p>
          </table:table-cell>
          <table:table-cell office:value-type="string">
            <text:p>Jean M. Auel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Las llanuras del transito</text:p>
          </table:table-cell>
          <table:table-cell office:value-type="string">
            <text:p>Jean M. Auel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Los cazadores de mamuts</text:p>
          </table:table-cell>
          <table:table-cell office:value-type="string">
            <text:p>Jean M. Auel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Los refugios de piedra</text:p>
          </table:table-cell>
          <table:table-cell office:value-type="string">
            <text:p>Jean M. Auel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El valle de los caballos</text:p>
          </table:table-cell>
          <table:table-cell office:value-type="string">
            <text:p>Jean M. Auel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El clan del oso cavernario</text:p>
          </table:table-cell>
          <table:table-cell office:value-type="string">
            <text:p>Jean M. Auel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La tierra de las cuevas pintadas</text:p>
          </table:table-cell>
          <table:table-cell office:value-type="string">
            <text:p>Jean M. Auel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El clan del oso cavernario</text:p>
          </table:table-cell>
          <table:table-cell office:value-type="string">
            <text:p>Jean M. Auel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Taliesin</text:p>
          </table:table-cell>
          <table:table-cell office:value-type="string">
            <text:p>Stephen R. Lawhead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Merlín</text:p>
          </table:table-cell>
          <table:table-cell office:value-type="string">
            <text:p>Stephen R. Lawhead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Arturo</text:p>
          </table:table-cell>
          <table:table-cell office:value-type="string">
            <text:p>Stephen R. Lawhead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Pendragón</text:p>
          </table:table-cell>
          <table:table-cell office:value-type="string">
            <text:p>Stephen R. Lawhead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Los libros de terramar</text:p>
          </table:table-cell>
          <table:table-cell office:value-type="string">
            <text:p>Ursula K. Le Guin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Madre tierra, padre cielo</text:p>
          </table:table-cell>
          <table:table-cell office:value-type="string">
            <text:p>Sue Harrison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Mi hermano el viento</text:p>
          </table:table-cell>
          <table:table-cell office:value-type="string">
            <text:p>Sue Harrison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Mi hermana la luna</text:p>
          </table:table-cell>
          <table:table-cell office:value-type="string">
            <text:p>Sue Harrison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El Rey</text:p>
          </table:table-cell>
          <table:table-cell office:value-type="string">
            <text:p>José Luis de Villalonga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El extranjero</text:p>
          </table:table-cell>
          <table:table-cell office:value-type="string">
            <text:p>Albert Camus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Una cuestión personal</text:p>
          </table:table-cell>
          <table:table-cell office:value-type="string">
            <text:p>Kenzaburo Oé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La saga/fuga de J.B.</text:p>
          </table:table-cell>
          <table:table-cell office:value-type="string">
            <text:p>Gonzalo Torrente Ballester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Paris era una fiesta</text:p>
          </table:table-cell>
          <table:table-cell office:value-type="string">
            <text:p>Ernest Hemingway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4">
          <table:table-cell office:value-type="string">
            <text:p>Platero y yo</text:p>
          </table:table-cell>
          <table:table-cell office:value-type="string">
            <text:p>Juan Ramón Jiménez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4">
          <table:table-cell office:value-type="string">
            <text:p>Libro de las maravillas</text:p>
          </table:table-cell>
          <table:table-cell office:value-type="string">
            <text:p>Marco Polo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4">
          <table:table-cell office:value-type="string">
            <text:p>Monarquía e imperio: El reinado de Carlos V</text:p>
          </table:table-cell>
          <table:table-cell/>
          <table:table-cell office:value-type="string">
            <text:p>Histori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Sostiene Pereira</text:p>
          </table:table-cell>
          <table:table-cell office:value-type="string">
            <text:p>Antonio Tabuchi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El templo del rey Salomón</text:p>
          </table:table-cell>
          <table:table-cell office:value-type="string">
            <text:p>Christian Jacq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El gran emperador y sus autómatas</text:p>
          </table:table-cell>
          <table:table-cell office:value-type="string">
            <text:p>Jean Lévi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4">
          <table:table-cell office:value-type="string">
            <text:p>Una mujer en la cumbre</text:p>
          </table:table-cell>
          <table:table-cell office:value-type="string">
            <text:p>Chus Lago</text:p>
          </table:table-cell>
          <table:table-cell/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Vida de una geisha</text:p>
          </table:table-cell>
          <table:table-cell office:value-type="string">
            <text:p>Mineko Iwasaki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El talento de Mr. Ripley</text:p>
          </table:table-cell>
          <table:table-cell office:value-type="string">
            <text:p>Patricia Highsmith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Contra viento y marea</text:p>
          </table:table-cell>
          <table:table-cell office:value-type="string">
            <text:p>Patrick O'Brian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El quinto evangelio</text:p>
          </table:table-cell>
          <table:table-cell office:value-type="string">
            <text:p>Philipp Vandenberg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El escándalo de los manuscritos del mar Muerto</text:p>
          </table:table-cell>
          <table:table-cell office:value-type="string">
            <text:p>Michael Baigen, Richard Leigh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El imperio</text:p>
          </table:table-cell>
          <table:table-cell office:value-type="string">
            <text:p>Ryszard Kapuscinski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El coleccionista de mundos</text:p>
          </table:table-cell>
          <table:table-cell office:value-type="string">
            <text:p>Ilija Trojanow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4">
          <table:table-cell office:value-type="string">
            <text:p>No somos nadie</text:p>
          </table:table-cell>
          <table:table-cell office:value-type="string">
            <text:p>Pablo Motos</text:p>
          </table:table-cell>
          <table:table-cell office:value-type="string">
            <text:p>Novela</text:p>
          </table:table-cell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1">
          <table:table-cell office:value-type="string">
            <text:p>Nada</text:p>
          </table:table-cell>
          <table:table-cell office:value-type="string">
            <text:p>Janne Teller</text:p>
          </table:table-cell>
          <table:table-cell/>
          <table:table-cell office:value-type="string">
            <text:p>Estudio frontal izquierdo, primera balda </text:p>
          </table:table-cell>
          <table:table-cell table:number-columns-repeated="252"/>
        </table:table-row>
        <table:table-row table:style-name="ro4">
          <table:table-cell office:value-type="string">
            <text:p>Proverbios y cantares</text:p>
          </table:table-cell>
          <table:table-cell office:value-type="string">
            <text:p>Antonio Machado</text:p>
          </table:table-cell>
          <table:table-cell/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El cartero de Neruda</text:p>
          </table:table-cell>
          <table:table-cell office:value-type="string">
            <text:p>Antonio Skarmeta</text:p>
          </table:table-cell>
          <table:table-cell office:value-type="string">
            <text:p>Novela</text:p>
          </table:table-cell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La arboleda perdida</text:p>
          </table:table-cell>
          <table:table-cell office:value-type="string">
            <text:p>Rafael Alberti</text:p>
          </table:table-cell>
          <table:table-cell/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Viento 2</text:p>
          </table:table-cell>
          <table:table-cell office:value-type="string">
            <text:p>Malinowski</text:p>
          </table:table-cell>
          <table:table-cell/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Cancionero y romancero de ausencias</text:p>
          </table:table-cell>
          <table:table-cell office:value-type="string">
            <text:p>Miguel Hernandez</text:p>
          </table:table-cell>
          <table:table-cell office:value-type="string">
            <text:p>Poesía</text:p>
          </table:table-cell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Poesía</text:p>
          </table:table-cell>
          <table:table-cell office:value-type="string">
            <text:p>Fernando Pessoa</text:p>
          </table:table-cell>
          <table:table-cell office:value-type="string">
            <text:p>Poesía</text:p>
          </table:table-cell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4">
          <table:table-cell office:value-type="string">
            <text:p>Ciento volando de catorce</text:p>
          </table:table-cell>
          <table:table-cell office:value-type="string">
            <text:p>Joaquín Sabina</text:p>
          </table:table-cell>
          <table:table-cell/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Cuentos de la Alhambra</text:p>
          </table:table-cell>
          <table:table-cell office:value-type="string">
            <text:p>W. Irving</text:p>
          </table:table-cell>
          <table:table-cell/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Poesías</text:p>
          </table:table-cell>
          <table:table-cell office:value-type="string">
            <text:p>Miguel Hernandez</text:p>
          </table:table-cell>
          <table:table-cell office:value-type="string">
            <text:p>Poesía</text:p>
          </table:table-cell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Antología poética</text:p>
          </table:table-cell>
          <table:table-cell office:value-type="string">
            <text:p>Luis Cernuda</text:p>
          </table:table-cell>
          <table:table-cell office:value-type="string">
            <text:p>Poesia</text:p>
          </table:table-cell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Ligero de equipaje <text:s/>La vida de Antonio Machado</text:p>
          </table:table-cell>
          <table:table-cell office:value-type="string">
            <text:p>Ian Gibson</text:p>
          </table:table-cell>
          <table:table-cell/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Poesías completas</text:p>
          </table:table-cell>
          <table:table-cell office:value-type="string">
            <text:p>Francisco Villaespesa</text:p>
          </table:table-cell>
          <table:table-cell office:value-type="string">
            <text:p>Poesía</text:p>
          </table:table-cell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Rapsodia española</text:p>
          </table:table-cell>
          <table:table-cell office:value-type="string">
            <text:p>Antonio Burgos</text:p>
          </table:table-cell>
          <table:table-cell office:value-type="string">
            <text:p>Poesía</text:p>
          </table:table-cell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Año del rayo verde</text:p>
          </table:table-cell>
          <table:table-cell office:value-type="string">
            <text:p>Luis Parreño Gutierrez</text:p>
          </table:table-cell>
          <table:table-cell office:value-type="string">
            <text:p>Poesía</text:p>
          </table:table-cell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Cuentos de aquí y de allá</text:p>
          </table:table-cell>
          <table:table-cell office:value-type="string">
            <text:p>Carmen Salgado Romera (Mara)</text:p>
          </table:table-cell>
          <table:table-cell/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Otoños y otras luces</text:p>
          </table:table-cell>
          <table:table-cell office:value-type="string">
            <text:p>Angel Gónzalez</text:p>
          </table:table-cell>
          <table:table-cell office:value-type="string">
            <text:p>Poesía</text:p>
          </table:table-cell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El camino del corazón</text:p>
          </table:table-cell>
          <table:table-cell office:value-type="string">
            <text:p>Rosa Mª Lorenzo</text:p>
          </table:table-cell>
          <table:table-cell office:value-type="string">
            <text:p>Poesía</text:p>
          </table:table-cell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Antologia poética, Platero y yo etc.</text:p>
          </table:table-cell>
          <table:table-cell office:value-type="string">
            <text:p>Juan Ramón Jiménez</text:p>
          </table:table-cell>
          <table:table-cell/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La sombra del destino</text:p>
          </table:table-cell>
          <table:table-cell office:value-type="string">
            <text:p>Angel Moisés Durán</text:p>
          </table:table-cell>
          <table:table-cell/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office:value-type="string">
            <text:p>Patios traseros</text:p>
          </table:table-cell>
          <table:table-cell office:value-type="string">
            <text:p>Mariluz Fernández</text:p>
          </table:table-cell>
          <table:table-cell/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4">
          <table:table-cell office:value-type="string">
            <text:p>Vuelvo a las andadas</text:p>
          </table:table-cell>
          <table:table-cell office:value-type="string">
            <text:p>Juan José Ares</text:p>
          </table:table-cell>
          <table:table-cell/>
          <table:table-cell office:value-type="string">
            <text:p>Habitación tercera balda </text:p>
          </table:table-cell>
          <table:table-cell table:number-columns-repeated="252"/>
        </table:table-row>
        <table:table-row table:style-name="ro1">
          <table:table-cell table:style-name="ce5" office:value-type="float" office:value="2666">
            <text:p>2666</text:p>
          </table:table-cell>
          <table:table-cell office:value-type="string">
            <text:p>Roberto Bolaño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1">
          <table:table-cell office:value-type="string">
            <text:p>El tercer Reich</text:p>
          </table:table-cell>
          <table:table-cell office:value-type="string">
            <text:p>Roberto Bolaño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1">
          <table:table-cell office:value-type="string">
            <text:p>Los sinsabores del verdadero policía</text:p>
          </table:table-cell>
          <table:table-cell office:value-type="string">
            <text:p>Roberto Bolaño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1">
          <table:table-cell office:value-type="string">
            <text:p>Numancia</text:p>
          </table:table-cell>
          <table:table-cell office:value-type="string">
            <text:p>José Luis Corral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1">
          <table:table-cell office:value-type="string">
            <text:p>Capitán de mar y guerra</text:p>
          </table:table-cell>
          <table:table-cell office:value-type="string">
            <text:p>Patrick O'Brian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1">
          <table:table-cell office:value-type="string">
            <text:p>El florido pénsil</text:p>
          </table:table-cell>
          <table:table-cell office:value-type="string">
            <text:p>Andrés Sopena Monselo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4">
          <table:table-cell office:value-type="string">
            <text:p>El viento de la luna</text:p>
          </table:table-cell>
          <table:table-cell office:value-type="string">
            <text:p>Antonio Muñoz Molina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4">
          <table:table-cell office:value-type="string">
            <text:p>Plenilunio</text:p>
          </table:table-cell>
          <table:table-cell office:value-type="string">
            <text:p>Antonio Muñoz Molina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4">
          <table:table-cell office:value-type="string">
            <text:p>Todo lo que es sólido</text:p>
          </table:table-cell>
          <table:table-cell office:value-type="string">
            <text:p>Antonio Muñoz Molina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4">
          <table:table-cell office:value-type="string">
            <text:p>El jinete polaco</text:p>
          </table:table-cell>
          <table:table-cell office:value-type="string">
            <text:p>Antonio Muñoz Molina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1">
          <table:table-cell office:value-type="string">
            <text:p>La aventura del tocador de señoras</text:p>
          </table:table-cell>
          <table:table-cell office:value-type="string">
            <text:p>Eduardo Mendoza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1">
          <table:table-cell office:value-type="string">
            <text:p>El animal moribundo</text:p>
          </table:table-cell>
          <table:table-cell office:value-type="string">
            <text:p>Philip Roth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1">
          <table:table-cell office:value-type="string">
            <text:p>El mundo</text:p>
          </table:table-cell>
          <table:table-cell office:value-type="string">
            <text:p>Juan José Millás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1">
          <table:table-cell office:value-type="string">
            <text:p>La carretera</text:p>
          </table:table-cell>
          <table:table-cell office:value-type="string">
            <text:p>Cormac Mccarthy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1">
          <table:table-cell office:value-type="string">
            <text:p>El museo de la inocencia</text:p>
          </table:table-cell>
          <table:table-cell office:value-type="string">
            <text:p>Orhan Pamok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4">
          <table:table-cell office:value-type="string">
            <text:p>Anatomía de un instante</text:p>
          </table:table-cell>
          <table:table-cell office:value-type="string">
            <text:p>Javier Cercas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1">
          <table:table-cell office:value-type="string">
            <text:p>Verano</text:p>
          </table:table-cell>
          <table:table-cell office:value-type="string">
            <text:p>J.M. Coetzee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1">
          <table:table-cell office:value-type="string">
            <text:p>El viajero</text:p>
          </table:table-cell>
          <table:table-cell office:value-type="string">
            <text:p>John Twelve Hawks</text:p>
          </table:table-cell>
          <table:table-cell office:value-type="string">
            <text:p>Novela</text:p>
          </table:table-cell>
          <table:table-cell office:value-type="string">
            <text:p>Habitación segunda balda</text:p>
          </table:table-cell>
          <table:table-cell table:number-columns-repeated="252"/>
        </table:table-row>
        <table:table-row table:style-name="ro1">
          <table:table-cell office:value-type="string">
            <text:p>Señora de rojo sobre fondo gris</text:p>
          </table:table-cell>
          <table:table-cell office:value-type="string">
            <text:p>Miguel Delibes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1">
          <table:table-cell office:value-type="string">
            <text:p>Los santos inocentes</text:p>
          </table:table-cell>
          <table:table-cell office:value-type="string">
            <text:p>Miguel Delibes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1">
          <table:table-cell office:value-type="string">
            <text:p>Cinco horas con Mario</text:p>
          </table:table-cell>
          <table:table-cell office:value-type="string">
            <text:p>Miguel Delibes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1">
          <table:table-cell office:value-type="string">
            <text:p>El holocausto español</text:p>
          </table:table-cell>
          <table:table-cell office:value-type="string">
            <text:p>Paul Preston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1">
          <table:table-cell office:value-type="string">
            <text:p>El peregrino de compostela</text:p>
          </table:table-cell>
          <table:table-cell office:value-type="string">
            <text:p>Paulo Coelho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1">
          <table:table-cell office:value-type="string">
            <text:p>Once minutos</text:p>
          </table:table-cell>
          <table:table-cell office:value-type="string">
            <text:p>Paulo Coelho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1">
          <table:table-cell office:value-type="string">
            <text:p>Ensayo sobre la ceguera</text:p>
          </table:table-cell>
          <table:table-cell office:value-type="string">
            <text:p>José Saramago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1">
          <table:table-cell office:value-type="string">
            <text:p>De parte de la princesa muerta</text:p>
          </table:table-cell>
          <table:table-cell office:value-type="string">
            <text:p>Kenizé Mourad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1">
          <table:table-cell office:value-type="string">
            <text:p>En la ciudad de oro y plata</text:p>
          </table:table-cell>
          <table:table-cell office:value-type="string">
            <text:p>Kenizé Mourad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1">
          <table:table-cell office:value-type="string">
            <text:p>El niño con el pijama de rayas</text:p>
          </table:table-cell>
          <table:table-cell office:value-type="string">
            <text:p>John Boyne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1">
          <table:table-cell office:value-type="string">
            <text:p>La balada de la reina descalza</text:p>
          </table:table-cell>
          <table:table-cell office:value-type="string">
            <text:p>Joaquin Borrell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4">
          <table:table-cell office:value-type="string">
            <text:p>El sueño del celta</text:p>
          </table:table-cell>
          <table:table-cell office:value-type="string">
            <text:p>Mario Vargas Llosa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4">
          <table:table-cell office:value-type="string">
            <text:p>Una historia no oficial</text:p>
          </table:table-cell>
          <table:table-cell office:value-type="string">
            <text:p>Mario Vargas Llosa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1">
          <table:table-cell office:value-type="string">
            <text:p>Pantaleón y las visitadoras</text:p>
          </table:table-cell>
          <table:table-cell office:value-type="string">
            <text:p>Mario Vargas Llosa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1">
          <table:table-cell office:value-type="string">
            <text:p>Lituna en los Andes</text:p>
          </table:table-cell>
          <table:table-cell office:value-type="string">
            <text:p>Mario Vargas Llosa</text:p>
          </table:table-cell>
          <table:table-cell/>
          <table:table-cell office:value-type="string">
            <text:p>Habitación primera balda</text:p>
          </table:table-cell>
          <table:table-cell table:number-columns-repeated="252"/>
        </table:table-row>
        <table:table-row table:style-name="ro1">
          <table:table-cell office:value-type="string">
            <text:p>Papá Puerco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Tiempos interesantes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Ritos iguales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Mascarada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La Tierra Media reflexiones y comentarios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Homenaje a Tolkien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Brujas de viaje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Camioneros. El éxodo de los gnomos. Libro 1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Cavadores. El éxodo de los gnomos. Libro 2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La nave. El éxodo de los gnomos. Libro 3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La luz fantástica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Soul Music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Hombres de armas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Lores y damas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Rechicero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Brujerías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Buenos presagios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Dioses Menores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El color de la Magia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El país del fin del mundo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Mort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Voto a bríos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El segador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Leyendas Negras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Eric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¡Guardias! ¡Guardias!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Imágenes en acción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Pies de barro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Juego de Tronos</text:p>
          </table:table-cell>
          <table:table-cell office:value-type="string">
            <text:p>George R.R. Martin</text:p>
          </table:table-cell>
          <table:table-cell office:value-type="string">
            <text:p>Comic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La espada leal</text:p>
          </table:table-cell>
          <table:table-cell office:value-type="string">
            <text:p>George R.R. Martin</text:p>
          </table:table-cell>
          <table:table-cell office:value-type="string">
            <text:p>Comic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El caballero errante</text:p>
          </table:table-cell>
          <table:table-cell office:value-type="string">
            <text:p>George R.R. Martin</text:p>
          </table:table-cell>
          <table:table-cell office:value-type="string">
            <text:p>Comic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Dragon Ball</text:p>
          </table:table-cell>
          <table:table-cell office:value-type="string">
            <text:p>Akira Toriyama</text:p>
          </table:table-cell>
          <table:table-cell office:value-type="string">
            <text:p>Comic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Buenos presagios</text:p>
          </table:table-cell>
          <table:table-cell office:value-type="string">
            <text:p>Terry Pratchett</text:p>
          </table:table-cell>
          <table:table-cell office:value-type="string">
            <text:p>Fantas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La mente humana</text:p>
          </table:table-cell>
          <table:table-cell office:value-type="string">
            <text:p>José Luis Pinillos</text:p>
          </table:table-cell>
          <table:table-cell office:value-type="string">
            <text:p>Sicología</text:p>
          </table:table-cell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1">
          <table:table-cell office:value-type="string">
            <text:p>El lenguaje de las flores</text:p>
          </table:table-cell>
          <table:table-cell office:value-type="string">
            <text:p>Kae Greenaway</text:p>
          </table:table-cell>
          <table:table-cell/>
          <table:table-cell office:value-type="string">
            <text:p>Estudio <text:s/>baldas laterales</text:p>
          </table:table-cell>
          <table:table-cell table:number-columns-repeated="252"/>
        </table:table-row>
        <table:table-row table:style-name="ro4">
          <table:table-cell office:value-type="string">
            <text:p>El capitán trueno volumen 1</text:p>
          </table:table-cell>
          <table:table-cell/>
          <table:table-cell office:value-type="string">
            <text:p>Cómic</text:p>
          </table:table-cell>
          <table:table-cell office:value-type="string">
            <text:p>Estudio biblioteca 1ª columna 5ª balda</text:p>
          </table:table-cell>
          <table:table-cell table:number-columns-repeated="252"/>
        </table:table-row>
        <table:table-row table:style-name="ro4">
          <table:table-cell office:value-type="string">
            <text:p>El capitán trueno volumen 2</text:p>
          </table:table-cell>
          <table:table-cell/>
          <table:table-cell office:value-type="string">
            <text:p>Cómic</text:p>
          </table:table-cell>
          <table:table-cell office:value-type="string">
            <text:p>Estudio biblioteca 1ª columna 5ª balda</text:p>
          </table:table-cell>
          <table:table-cell table:number-columns-repeated="252"/>
        </table:table-row>
        <table:table-row table:style-name="ro4">
          <table:table-cell office:value-type="string">
            <text:p>El capitán trueno volumen 3</text:p>
          </table:table-cell>
          <table:table-cell/>
          <table:table-cell office:value-type="string">
            <text:p>Cómic</text:p>
          </table:table-cell>
          <table:table-cell office:value-type="string">
            <text:p>Estudio biblioteca 1ª columna 5ª balda</text:p>
          </table:table-cell>
          <table:table-cell table:number-columns-repeated="252"/>
        </table:table-row>
        <table:table-row table:style-name="ro4">
          <table:table-cell office:value-type="string">
            <text:p>El capitán trueno volumen 4</text:p>
          </table:table-cell>
          <table:table-cell/>
          <table:table-cell office:value-type="string">
            <text:p>Cómic</text:p>
          </table:table-cell>
          <table:table-cell office:value-type="string">
            <text:p>Estudio biblioteca 1ª columna 5ª balda</text:p>
          </table:table-cell>
          <table:table-cell table:number-columns-repeated="252"/>
        </table:table-row>
        <table:table-row table:style-name="ro4">
          <table:table-cell office:value-type="string">
            <text:p>El capitán trueno volumen 5</text:p>
          </table:table-cell>
          <table:table-cell/>
          <table:table-cell office:value-type="string">
            <text:p>Cómic</text:p>
          </table:table-cell>
          <table:table-cell office:value-type="string">
            <text:p>Estudio biblioteca 1ª columna 5ª balda</text:p>
          </table:table-cell>
          <table:table-cell table:number-columns-repeated="252"/>
        </table:table-row>
        <table:table-row table:style-name="ro4">
          <table:table-cell office:value-type="string">
            <text:p>El capitán trueno volumen 6</text:p>
          </table:table-cell>
          <table:table-cell/>
          <table:table-cell office:value-type="string">
            <text:p>Cómic</text:p>
          </table:table-cell>
          <table:table-cell office:value-type="string">
            <text:p>Estudio biblioteca 1ª columna 5ª balda</text:p>
          </table:table-cell>
          <table:table-cell table:number-columns-repeated="252"/>
        </table:table-row>
        <table:table-row table:style-name="ro4">
          <table:table-cell office:value-type="string">
            <text:p>El capitán trueno volumen 7</text:p>
          </table:table-cell>
          <table:table-cell/>
          <table:table-cell office:value-type="string">
            <text:p>Cómic</text:p>
          </table:table-cell>
          <table:table-cell office:value-type="string">
            <text:p>Estudio biblioteca 1ª columna 5ª balda</text:p>
          </table:table-cell>
          <table:table-cell table:number-columns-repeated="252"/>
        </table:table-row>
        <table:table-row table:style-name="ro4">
          <table:table-cell office:value-type="string">
            <text:p>El capitán trueno volumen 8</text:p>
          </table:table-cell>
          <table:table-cell/>
          <table:table-cell office:value-type="string">
            <text:p>Cómic</text:p>
          </table:table-cell>
          <table:table-cell office:value-type="string">
            <text:p>Estudio biblioteca 1ª columna 5ª balda</text:p>
          </table:table-cell>
          <table:table-cell table:number-columns-repeated="252"/>
        </table:table-row>
        <table:table-row table:style-name="ro4">
          <table:table-cell office:value-type="string">
            <text:p>El capitán trueno volumen 9</text:p>
          </table:table-cell>
          <table:table-cell/>
          <table:table-cell office:value-type="string">
            <text:p>Cómic</text:p>
          </table:table-cell>
          <table:table-cell office:value-type="string">
            <text:p>Estudio biblioteca 1ª columna 5ª balda</text:p>
          </table:table-cell>
          <table:table-cell table:number-columns-repeated="252"/>
        </table:table-row>
        <table:table-row table:style-name="ro1">
          <table:table-cell office:value-type="string">
            <text:p>El señor de los anillos</text:p>
          </table:table-cell>
          <table:table-cell office:value-type="string">
            <text:p>Tolkien</text:p>
          </table:table-cell>
          <table:table-cell office:value-type="string">
            <text:p>Novela</text:p>
          </table:table-cell>
          <table:table-cell office:value-type="string">
            <text:p>Estudio biblioteca 1ª columna 5ª balda</text:p>
          </table:table-cell>
          <table:table-cell table:number-columns-repeated="252"/>
        </table:table-row>
        <table:table-row table:style-name="ro1">
          <table:table-cell office:value-type="string">
            <text:p>Enciclopedia ilustrada</text:p>
          </table:table-cell>
          <table:table-cell office:value-type="string">
            <text:p>Tolkien</text:p>
          </table:table-cell>
          <table:table-cell/>
          <table:table-cell office:value-type="string">
            <text:p>Estudio biblioteca 1ª columna 5ª balda</text:p>
          </table:table-cell>
          <table:table-cell table:number-columns-repeated="252"/>
        </table:table-row>
        <table:table-row table:style-name="ro1">
          <table:table-cell office:value-type="string">
            <text:p>Los desposeídos</text:p>
          </table:table-cell>
          <table:table-cell office:value-type="string">
            <text:p>Ursula K.Le Guin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Majestic</text:p>
          </table:table-cell>
          <table:table-cell office:value-type="string">
            <text:p>Whitley Strieber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Caballo de Troya (4)</text:p>
          </table:table-cell>
          <table:table-cell office:value-type="string">
            <text:p>J.J. Benítez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4">
          <table:table-cell office:value-type="string">
            <text:p>La rebelión de Lucifer</text:p>
          </table:table-cell>
          <table:table-cell office:value-type="string">
            <text:p>J.J. Benítez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La punta del iceber La quinta columna</text:p>
          </table:table-cell>
          <table:table-cell office:value-type="string">
            <text:p>J.J. Benítez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Las estrellas son la estigia</text:p>
          </table:table-cell>
          <table:table-cell office:value-type="string">
            <text:p>T.Sturgeon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Reconquista Plenty</text:p>
          </table:table-cell>
          <table:table-cell office:value-type="string">
            <text:p>Colin Greenland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Claro de tierra</text:p>
          </table:table-cell>
          <table:table-cell office:value-type="string">
            <text:p>Arthur C.Clarke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Tierra</text:p>
          </table:table-cell>
          <table:table-cell office:value-type="string">
            <text:p>David Brin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Navegante solar</text:p>
          </table:table-cell>
          <table:table-cell office:value-type="string">
            <text:p>David Brin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Estación Araminta 1</text:p>
          </table:table-cell>
          <table:table-cell office:value-type="string">
            <text:p>Jack Vance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Estación Araminta 2</text:p>
          </table:table-cell>
          <table:table-cell office:value-type="string">
            <text:p>Jack Vance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Introducción a la ciencia</text:p>
          </table:table-cell>
          <table:table-cell office:value-type="string">
            <text:p>Isaac Asimov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Ecce y la vieja tierra</text:p>
          </table:table-cell>
          <table:table-cell office:value-type="string">
            <text:p>Jack Vance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Throy</text:p>
          </table:table-cell>
          <table:table-cell office:value-type="string">
            <text:p>Jack Vance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El testamento de un lugar llamado Tierra</text:p>
          </table:table-cell>
          <table:table-cell office:value-type="string">
            <text:p>Jordi Sierra i Fabra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Azazel</text:p>
          </table:table-cell>
          <table:table-cell office:value-type="string">
            <text:p>Isaac Asimov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Fundación y tierra</text:p>
          </table:table-cell>
          <table:table-cell office:value-type="string">
            <text:p>Isaac Asimov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Fin del mundo, año 1999</text:p>
          </table:table-cell>
          <table:table-cell office:value-type="string">
            <text:p>Charles Berlitz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Los ingenieros del mundo anillo</text:p>
          </table:table-cell>
          <table:table-cell office:value-type="string">
            <text:p>Larry Niven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Cuentos del planeta tierra</text:p>
          </table:table-cell>
          <table:table-cell office:value-type="string">
            <text:p>Arthur Clarke</text:p>
          </table:table-cell>
          <table:table-cell office:value-type="string">
            <text:p>Ciencia-Ficción</text:p>
          </table:table-cell>
          <table:table-cell office:value-type="string">
            <text:p>Estudio biblioteca 1ª columna 6ª balda</text:p>
          </table:table-cell>
          <table:table-cell table:number-columns-repeated="252"/>
        </table:table-row>
        <table:table-row table:style-name="ro1">
          <table:table-cell office:value-type="string">
            <text:p>La sombra del viento</text:p>
          </table:table-cell>
          <table:table-cell office:value-type="string">
            <text:p>Carlos Ruiz Zafón</text:p>
          </table:table-cell>
          <table:table-cell office:value-type="string">
            <text:p>Novela</text:p>
          </table:table-cell>
          <table:table-cell office:value-type="string">
            <text:p>Estudio biblioteca 2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juego del angel</text:p>
          </table:table-cell>
          <table:table-cell office:value-type="string">
            <text:p>Carlos Ruiz Zafón</text:p>
          </table:table-cell>
          <table:table-cell office:value-type="string">
            <text:p>Novela</text:p>
          </table:table-cell>
          <table:table-cell office:value-type="string">
            <text:p>Estudio biblioteca 2ª columna 4ª balda</text:p>
          </table:table-cell>
          <table:table-cell table:number-columns-repeated="252"/>
        </table:table-row>
        <table:table-row table:style-name="ro1">
          <table:table-cell office:value-type="string">
            <text:p>Inés y la alegría</text:p>
          </table:table-cell>
          <table:table-cell office:value-type="string">
            <text:p>Almudena Grandes</text:p>
          </table:table-cell>
          <table:table-cell office:value-type="string">
            <text:p>Novela</text:p>
          </table:table-cell>
          <table:table-cell office:value-type="string">
            <text:p>Estudio biblioteca 2ª columna 4ª balda</text:p>
          </table:table-cell>
          <table:table-cell table:number-columns-repeated="252"/>
        </table:table-row>
        <table:table-row table:style-name="ro1">
          <table:table-cell office:value-type="string">
            <text:p>Las edades de Lulú</text:p>
          </table:table-cell>
          <table:table-cell office:value-type="string">
            <text:p>Almudena Grandes</text:p>
          </table:table-cell>
          <table:table-cell office:value-type="string">
            <text:p>Novela</text:p>
          </table:table-cell>
          <table:table-cell office:value-type="string">
            <text:p>Estudio biblioteca 2ª columna 4ª balda</text:p>
          </table:table-cell>
          <table:table-cell table:number-columns-repeated="252"/>
        </table:table-row>
        <table:table-row table:style-name="ro1">
          <table:table-cell office:value-type="string">
            <text:p>Estaciones de paso</text:p>
          </table:table-cell>
          <table:table-cell office:value-type="string">
            <text:p>Almudena Grandes</text:p>
          </table:table-cell>
          <table:table-cell office:value-type="string">
            <text:p>Novela</text:p>
          </table:table-cell>
          <table:table-cell office:value-type="string">
            <text:p>Estudio biblioteca 2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ocho</text:p>
          </table:table-cell>
          <table:table-cell office:value-type="string">
            <text:p>Katherine Neville</text:p>
          </table:table-cell>
          <table:table-cell office:value-type="string">
            <text:p>Novela</text:p>
          </table:table-cell>
          <table:table-cell office:value-type="string">
            <text:p>Estudio biblioteca 2ª columna 4ª balda</text:p>
          </table:table-cell>
          <table:table-cell table:number-columns-repeated="252"/>
        </table:table-row>
        <table:table-row table:style-name="ro1">
          <table:table-cell office:value-type="string">
            <text:p>Los soldados lloran de noche</text:p>
          </table:table-cell>
          <table:table-cell office:value-type="string">
            <text:p>Ana Mª Matute</text:p>
          </table:table-cell>
          <table:table-cell office:value-type="string">
            <text:p>Novela</text:p>
          </table:table-cell>
          <table:table-cell office:value-type="string">
            <text:p>Estudio biblioteca 2ª columna 4ª balda</text:p>
          </table:table-cell>
          <table:table-cell table:number-columns-repeated="252"/>
        </table:table-row>
        <table:table-row table:style-name="ro1">
          <table:table-cell office:value-type="string">
            <text:p>Olvidado rey Gudú</text:p>
          </table:table-cell>
          <table:table-cell office:value-type="string">
            <text:p>Ana Mª Matute</text:p>
          </table:table-cell>
          <table:table-cell office:value-type="string">
            <text:p>Novela</text:p>
          </table:table-cell>
          <table:table-cell office:value-type="string">
            <text:p>Estudio biblioteca 2ª columna 4ª balda</text:p>
          </table:table-cell>
          <table:table-cell table:number-columns-repeated="252"/>
        </table:table-row>
        <table:table-row table:style-name="ro1">
          <table:table-cell office:value-type="string">
            <text:p>La biblia de barro</text:p>
          </table:table-cell>
          <table:table-cell office:value-type="string">
            <text:p>Julia Navarro</text:p>
          </table:table-cell>
          <table:table-cell office:value-type="string">
            <text:p>Novela</text:p>
          </table:table-cell>
          <table:table-cell office:value-type="string">
            <text:p>Estudio biblioteca 2ª columna 4ª balda</text:p>
          </table:table-cell>
          <table:table-cell table:number-columns-repeated="252"/>
        </table:table-row>
        <table:table-row table:style-name="ro1">
          <table:table-cell office:value-type="string">
            <text:p>La hermanda de la sábana santa</text:p>
          </table:table-cell>
          <table:table-cell office:value-type="string">
            <text:p>Julia Navarro</text:p>
          </table:table-cell>
          <table:table-cell office:value-type="string">
            <text:p>Novela</text:p>
          </table:table-cell>
          <table:table-cell office:value-type="string">
            <text:p>Estudio biblioteca 2ª columna 4ª balda</text:p>
          </table:table-cell>
          <table:table-cell table:number-columns-repeated="252"/>
        </table:table-row>
        <table:table-row table:style-name="ro1">
          <table:table-cell office:value-type="string">
            <text:p>Dime quién soy</text:p>
          </table:table-cell>
          <table:table-cell office:value-type="string">
            <text:p>Julia Navarro</text:p>
          </table:table-cell>
          <table:table-cell office:value-type="string">
            <text:p>Novela</text:p>
          </table:table-cell>
          <table:table-cell office:value-type="string">
            <text:p>Estudio biblioteca 2ª columna 4ª balda</text:p>
          </table:table-cell>
          <table:table-cell table:number-columns-repeated="252"/>
        </table:table-row>
        <table:table-row table:style-name="ro1">
          <table:table-cell office:value-type="string">
            <text:p>Angeles y demonios</text:p>
          </table:table-cell>
          <table:table-cell office:value-type="string">
            <text:p>Dan Brown</text:p>
          </table:table-cell>
          <table:table-cell office:value-type="string">
            <text:p>Novela</text:p>
          </table:table-cell>
          <table:table-cell office:value-type="string">
            <text:p>Estudio biblioteca 2ª columna 5ª balda</text:p>
          </table:table-cell>
          <table:table-cell table:number-columns-repeated="252"/>
        </table:table-row>
        <table:table-row table:style-name="ro1">
          <table:table-cell office:value-type="string">
            <text:p>El código Da Vinci</text:p>
          </table:table-cell>
          <table:table-cell office:value-type="string">
            <text:p>Dan Brown</text:p>
          </table:table-cell>
          <table:table-cell office:value-type="string">
            <text:p>Novela</text:p>
          </table:table-cell>
          <table:table-cell office:value-type="string">
            <text:p>Estudio biblioteca 2ª columna 5ª balda</text:p>
          </table:table-cell>
          <table:table-cell table:number-columns-repeated="252"/>
        </table:table-row>
        <table:table-row table:style-name="ro1">
          <table:table-cell office:value-type="string">
            <text:p>Palmeras en la nieve</text:p>
          </table:table-cell>
          <table:table-cell office:value-type="string">
            <text:p>Luz Gabás</text:p>
          </table:table-cell>
          <table:table-cell office:value-type="string">
            <text:p>Novela</text:p>
          </table:table-cell>
          <table:table-cell office:value-type="string">
            <text:p>Estudio biblioteca 2ª columna 5ª balda</text:p>
          </table:table-cell>
          <table:table-cell table:number-columns-repeated="252"/>
        </table:table-row>
        <table:table-row table:style-name="ro4">
          <table:table-cell office:value-type="string">
            <text:p>Varios niños</text:p>
          </table:table-cell>
          <table:table-cell table:number-columns-repeated="2"/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Kafka en la orilla</text:p>
          </table:table-cell>
          <table:table-cell office:value-type="string">
            <text:p>Haruki Murakami</text:p>
          </table:table-cell>
          <table:table-cell office:value-type="string">
            <text:p>Novela</text:p>
          </table:table-cell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IQ84 1</text:p>
          </table:table-cell>
          <table:table-cell office:value-type="string">
            <text:p>Haruki Murakami</text:p>
          </table:table-cell>
          <table:table-cell office:value-type="string">
            <text:p>Novela</text:p>
          </table:table-cell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IQ84 2</text:p>
          </table:table-cell>
          <table:table-cell office:value-type="string">
            <text:p>Haruki Murakami</text:p>
          </table:table-cell>
          <table:table-cell office:value-type="string">
            <text:p>Novela</text:p>
          </table:table-cell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Baila baila</text:p>
          </table:table-cell>
          <table:table-cell office:value-type="string">
            <text:p>Haruki Murakami</text:p>
          </table:table-cell>
          <table:table-cell office:value-type="string">
            <text:p>Novela</text:p>
          </table:table-cell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Crónica del pájaro que da la cuerda al mundo</text:p>
          </table:table-cell>
          <table:table-cell office:value-type="string">
            <text:p>Haruki Murakami</text:p>
          </table:table-cell>
          <table:table-cell office:value-type="string">
            <text:p>Novela</text:p>
          </table:table-cell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Sputnik mi amor</text:p>
          </table:table-cell>
          <table:table-cell office:value-type="string">
            <text:p>Haruki Murakami</text:p>
          </table:table-cell>
          <table:table-cell office:value-type="string">
            <text:p>Novela</text:p>
          </table:table-cell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Sauce ciego, mujer dormida</text:p>
          </table:table-cell>
          <table:table-cell office:value-type="string">
            <text:p>Haruki Murakami</text:p>
          </table:table-cell>
          <table:table-cell office:value-type="string">
            <text:p>Novela</text:p>
          </table:table-cell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After dark</text:p>
          </table:table-cell>
          <table:table-cell office:value-type="string">
            <text:p>Haruki Murakami</text:p>
          </table:table-cell>
          <table:table-cell office:value-type="string">
            <text:p>Novela</text:p>
          </table:table-cell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Escucha la canción del viento y Pinball 1973</text:p>
          </table:table-cell>
          <table:table-cell office:value-type="string">
            <text:p>Haruki Murakami</text:p>
          </table:table-cell>
          <table:table-cell office:value-type="string">
            <text:p>Novela</text:p>
          </table:table-cell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Los hombres que no amaban a las mujeres</text:p>
          </table:table-cell>
          <table:table-cell office:value-type="string">
            <text:p>Stieg Larsson</text:p>
          </table:table-cell>
          <table:table-cell office:value-type="string">
            <text:p>Novela</text:p>
          </table:table-cell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La chica que soñaba conuna cerilla y un bidón de gasolina</text:p>
          </table:table-cell>
          <table:table-cell office:value-type="string">
            <text:p>Stieg Larsson</text:p>
          </table:table-cell>
          <table:table-cell office:value-type="string">
            <text:p>Novela</text:p>
          </table:table-cell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La reina en el palacio de las corrientes de aire</text:p>
          </table:table-cell>
          <table:table-cell office:value-type="string">
            <text:p>Stieg Larsson</text:p>
          </table:table-cell>
          <table:table-cell office:value-type="string">
            <text:p>Novela</text:p>
          </table:table-cell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La catedral del mar</text:p>
          </table:table-cell>
          <table:table-cell office:value-type="string">
            <text:p>Ildefonso Falcones</text:p>
          </table:table-cell>
          <table:table-cell office:value-type="string">
            <text:p>Novela</text:p>
          </table:table-cell>
          <table:table-cell office:value-type="string">
            <text:p>Estudio biblioteca 2ª columna 6ª balda</text:p>
          </table:table-cell>
          <table:table-cell table:number-columns-repeated="252"/>
        </table:table-row>
        <table:table-row table:style-name="ro1">
          <table:table-cell office:value-type="string">
            <text:p>Todo bajo el cielo</text:p>
          </table:table-cell>
          <table:table-cell office:value-type="string">
            <text:p>Matilde Asensi</text:p>
          </table:table-cell>
          <table:table-cell office:value-type="string">
            <text:p>Novela</text:p>
          </table:table-cell>
          <table:table-cell office:value-type="string">
            <text:p>Estudio biblioteca 3ª columna 1ª balda</text:p>
          </table:table-cell>
          <table:table-cell table:number-columns-repeated="252"/>
        </table:table-row>
        <table:table-row table:style-name="ro1">
          <table:table-cell office:value-type="string">
            <text:p>El último catón</text:p>
          </table:table-cell>
          <table:table-cell office:value-type="string">
            <text:p>Matilde Asensi</text:p>
          </table:table-cell>
          <table:table-cell office:value-type="string">
            <text:p>Novela</text:p>
          </table:table-cell>
          <table:table-cell office:value-type="string">
            <text:p>Estudio biblioteca 3ª columna 1ª balda</text:p>
          </table:table-cell>
          <table:table-cell table:number-columns-repeated="252"/>
        </table:table-row>
        <table:table-row table:style-name="ro1">
          <table:table-cell office:value-type="string">
            <text:p>El origen perdido</text:p>
          </table:table-cell>
          <table:table-cell office:value-type="string">
            <text:p>Matilde Asensi</text:p>
          </table:table-cell>
          <table:table-cell office:value-type="string">
            <text:p>Novela</text:p>
          </table:table-cell>
          <table:table-cell office:value-type="string">
            <text:p>Estudio biblioteca 3ª columna 1ª balda</text:p>
          </table:table-cell>
          <table:table-cell table:number-columns-repeated="252"/>
        </table:table-row>
        <table:table-row table:style-name="ro1">
          <table:table-cell office:value-type="string">
            <text:p>Iacoubs</text:p>
          </table:table-cell>
          <table:table-cell office:value-type="string">
            <text:p>Matilde Asensi</text:p>
          </table:table-cell>
          <table:table-cell office:value-type="string">
            <text:p>Novela</text:p>
          </table:table-cell>
          <table:table-cell office:value-type="string">
            <text:p>Estudio biblioteca 3ª columna 1ª balda</text:p>
          </table:table-cell>
          <table:table-cell table:number-columns-repeated="252"/>
        </table:table-row>
        <table:table-row table:style-name="ro1">
          <table:table-cell office:value-type="string">
            <text:p>Triología Martín ojo de plata</text:p>
          </table:table-cell>
          <table:table-cell office:value-type="string">
            <text:p>Matilde Asensi</text:p>
          </table:table-cell>
          <table:table-cell office:value-type="string">
            <text:p>Novela</text:p>
          </table:table-cell>
          <table:table-cell office:value-type="string">
            <text:p>Estudio biblioteca 3ª columna 1ª balda</text:p>
          </table:table-cell>
          <table:table-cell table:number-columns-repeated="252"/>
        </table:table-row>
        <table:table-row table:style-name="ro1">
          <table:table-cell office:value-type="string">
            <text:p>El Salón de Ambar</text:p>
          </table:table-cell>
          <table:table-cell office:value-type="string">
            <text:p>Matilde Asensi</text:p>
          </table:table-cell>
          <table:table-cell office:value-type="string">
            <text:p>Novela</text:p>
          </table:table-cell>
          <table:table-cell office:value-type="string">
            <text:p>Estudio biblioteca 3ª columna 1ª balda</text:p>
          </table:table-cell>
          <table:table-cell table:number-columns-repeated="252"/>
        </table:table-row>
        <table:table-row table:style-name="ro1">
          <table:table-cell office:value-type="string">
            <text:p>Antigua vida mía </text:p>
          </table:table-cell>
          <table:table-cell office:value-type="string">
            <text:p>Marcela Serrano</text:p>
          </table:table-cell>
          <table:table-cell office:value-type="string">
            <text:p>Novela</text:p>
          </table:table-cell>
          <table:table-cell office:value-type="string">
            <text:p>Estudio biblioteca 3ª columna 1ª balda</text:p>
          </table:table-cell>
          <table:table-cell table:number-columns-repeated="252"/>
        </table:table-row>
        <table:table-row table:style-name="ro1">
          <table:table-cell office:value-type="string">
            <text:p>Nosotras que nos queremos tanto</text:p>
          </table:table-cell>
          <table:table-cell office:value-type="string">
            <text:p>Marcela Serrano</text:p>
          </table:table-cell>
          <table:table-cell office:value-type="string">
            <text:p>Novela</text:p>
          </table:table-cell>
          <table:table-cell office:value-type="string">
            <text:p>Estudio biblioteca 3ª columna 1ª balda</text:p>
          </table:table-cell>
          <table:table-cell table:number-columns-repeated="252"/>
        </table:table-row>
        <table:table-row table:style-name="ro1">
          <table:table-cell office:value-type="string">
            <text:p>Nuestra Señora de la Soledad</text:p>
          </table:table-cell>
          <table:table-cell office:value-type="string">
            <text:p>Marcela Serrano</text:p>
          </table:table-cell>
          <table:table-cell office:value-type="string">
            <text:p>Novela</text:p>
          </table:table-cell>
          <table:table-cell office:value-type="string">
            <text:p>Estudio biblioteca 3ª columna 1ª balda</text:p>
          </table:table-cell>
          <table:table-cell table:number-columns-repeated="252"/>
        </table:table-row>
        <table:table-row table:style-name="ro4">
          <table:table-cell office:value-type="string">
            <text:p>Pilar Miró</text:p>
          </table:table-cell>
          <table:table-cell office:value-type="string">
            <text:p>Diego Galán</text:p>
          </table:table-cell>
          <table:table-cell office:value-type="string">
            <text:p>Novela</text:p>
          </table:table-cell>
          <table:table-cell office:value-type="string">
            <text:p>Estudio biblioteca 3ª columna 1ª balda</text:p>
          </table:table-cell>
          <table:table-cell table:number-columns-repeated="252"/>
        </table:table-row>
        <table:table-row table:style-name="ro1">
          <table:table-cell office:value-type="string">
            <text:p>Solas</text:p>
          </table:table-cell>
          <table:table-cell office:value-type="string">
            <text:p>Carmen Alborch</text:p>
          </table:table-cell>
          <table:table-cell office:value-type="string">
            <text:p>Novela</text:p>
          </table:table-cell>
          <table:table-cell office:value-type="string">
            <text:p>Estudio biblioteca 3ª columna 1ª balda</text:p>
          </table:table-cell>
          <table:table-cell table:number-columns-repeated="252"/>
        </table:table-row>
        <table:table-row table:style-name="ro1">
          <table:table-cell office:value-type="string">
            <text:p>Cielos de barro</text:p>
          </table:table-cell>
          <table:table-cell office:value-type="string">
            <text:p>Dulce Chacón</text:p>
          </table:table-cell>
          <table:table-cell office:value-type="string">
            <text:p>Novela</text:p>
          </table:table-cell>
          <table:table-cell office:value-type="string">
            <text:p>Estudio biblioteca 3ª columna 1ª balda</text:p>
          </table:table-cell>
          <table:table-cell table:number-columns-repeated="252"/>
        </table:table-row>
        <table:table-row table:style-name="ro1">
          <table:table-cell office:value-type="string">
            <text:p>La luz dormida</text:p>
          </table:table-cell>
          <table:table-cell office:value-type="string">
            <text:p>Dulce Chacón</text:p>
          </table:table-cell>
          <table:table-cell office:value-type="string">
            <text:p>Novela</text:p>
          </table:table-cell>
          <table:table-cell office:value-type="string">
            <text:p>Estudio biblioteca 3ª columna 1ª balda</text:p>
          </table:table-cell>
          <table:table-cell table:number-columns-repeated="252"/>
        </table:table-row>
        <table:table-row table:style-name="ro1">
          <table:table-cell office:value-type="string">
            <text:p>La caida de los gigantes</text:p>
          </table:table-cell>
          <table:table-cell office:value-type="string">
            <text:p>Ken Follet</text:p>
          </table:table-cell>
          <table:table-cell office:value-type="string">
            <text:p>Novela</text:p>
          </table:table-cell>
          <table:table-cell office:value-type="string">
            <text:p>Estudio biblioteca 3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invierno del mundo</text:p>
          </table:table-cell>
          <table:table-cell office:value-type="string">
            <text:p>Ken Follet</text:p>
          </table:table-cell>
          <table:table-cell office:value-type="string">
            <text:p>Novela</text:p>
          </table:table-cell>
          <table:table-cell office:value-type="string">
            <text:p>Estudio biblioteca 3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umbral de la eternidad</text:p>
          </table:table-cell>
          <table:table-cell office:value-type="string">
            <text:p>Ken Follet</text:p>
          </table:table-cell>
          <table:table-cell office:value-type="string">
            <text:p>Novela</text:p>
          </table:table-cell>
          <table:table-cell office:value-type="string">
            <text:p>Estudio biblioteca 3ª columna 2ª balda</text:p>
          </table:table-cell>
          <table:table-cell table:number-columns-repeated="252"/>
        </table:table-row>
        <table:table-row table:style-name="ro1">
          <table:table-cell office:value-type="string">
            <text:p>Un mundo sin fin</text:p>
          </table:table-cell>
          <table:table-cell office:value-type="string">
            <text:p>Ken Follet</text:p>
          </table:table-cell>
          <table:table-cell office:value-type="string">
            <text:p>Novela</text:p>
          </table:table-cell>
          <table:table-cell office:value-type="string">
            <text:p>Estudio biblioteca 3ª columna 2ª balda</text:p>
          </table:table-cell>
          <table:table-cell table:number-columns-repeated="252"/>
        </table:table-row>
        <table:table-row table:style-name="ro1">
          <table:table-cell office:value-type="string">
            <text:p>Los pilares de la tierra</text:p>
          </table:table-cell>
          <table:table-cell office:value-type="string">
            <text:p>Ken Follet</text:p>
          </table:table-cell>
          <table:table-cell office:value-type="string">
            <text:p>Novela</text:p>
          </table:table-cell>
          <table:table-cell office:value-type="string">
            <text:p>Estudio biblioteca 3ª columna 2ª balda</text:p>
          </table:table-cell>
          <table:table-cell table:number-columns-repeated="252"/>
        </table:table-row>
        <table:table-row table:style-name="ro1">
          <table:table-cell office:value-type="string">
            <text:p>En el blanco</text:p>
          </table:table-cell>
          <table:table-cell office:value-type="string">
            <text:p>Ken Follet</text:p>
          </table:table-cell>
          <table:table-cell office:value-type="string">
            <text:p>Novela</text:p>
          </table:table-cell>
          <table:table-cell office:value-type="string">
            <text:p>Estudio biblioteca 3ª columna 2ª balda</text:p>
          </table:table-cell>
          <table:table-cell table:number-columns-repeated="252"/>
        </table:table-row>
        <table:table-row table:style-name="ro1">
          <table:table-cell office:value-type="string">
            <text:p>En la boca del dragón</text:p>
          </table:table-cell>
          <table:table-cell office:value-type="string">
            <text:p>Ken Follet</text:p>
          </table:table-cell>
          <table:table-cell office:value-type="string">
            <text:p>Novela</text:p>
          </table:table-cell>
          <table:table-cell office:value-type="string">
            <text:p>Estudio biblioteca 3ª columna 2ª balda</text:p>
          </table:table-cell>
          <table:table-cell table:number-columns-repeated="252"/>
        </table:table-row>
        <table:table-row table:style-name="ro1">
          <table:table-cell office:value-type="string">
            <text:p>La sonrisa etrusca</text:p>
          </table:table-cell>
          <table:table-cell office:value-type="string">
            <text:p>José Luis Sampedro</text:p>
          </table:table-cell>
          <table:table-cell office:value-type="string">
            <text:p>Novela</text:p>
          </table:table-cell>
          <table:table-cell office:value-type="string">
            <text:p>Estudio biblioteca 3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amante lesbiano</text:p>
          </table:table-cell>
          <table:table-cell office:value-type="string">
            <text:p>José Luis Sampedro</text:p>
          </table:table-cell>
          <table:table-cell office:value-type="string">
            <text:p>Novela</text:p>
          </table:table-cell>
          <table:table-cell office:value-type="string">
            <text:p>Estudio biblioteca 3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mercado y la globalización</text:p>
          </table:table-cell>
          <table:table-cell office:value-type="string">
            <text:p>José Luis Sampedro</text:p>
          </table:table-cell>
          <table:table-cell office:value-type="string">
            <text:p>Novela</text:p>
          </table:table-cell>
          <table:table-cell office:value-type="string">
            <text:p>Estudio biblioteca 3ª columna 2ª balda</text:p>
          </table:table-cell>
          <table:table-cell table:number-columns-repeated="252"/>
        </table:table-row>
        <table:table-row table:style-name="ro1">
          <table:table-cell office:value-type="string">
            <text:p>La conquista de la felicidad</text:p>
          </table:table-cell>
          <table:table-cell office:value-type="string">
            <text:p>Bertrand Russell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Cómo mejorar su autoestima</text:p>
          </table:table-cell>
          <table:table-cell office:value-type="string">
            <text:p>Nathaniel Branden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patito feo</text:p>
          </table:table-cell>
          <table:table-cell office:value-type="string">
            <text:p>Hans Christian Andersen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Tengo 50 años ¿qué me pasa doctor?</text:p>
          </table:table-cell>
          <table:table-cell office:value-type="string">
            <text:p>Eudardo Fernandez y otros</text:p>
          </table:table-cell>
          <table:table-cell/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fuerza de creer</text:p>
          </table:table-cell>
          <table:table-cell office:value-type="string">
            <text:p>Wayne W.Dyer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felicidad de nuestros hijos</text:p>
          </table:table-cell>
          <table:table-cell office:value-type="string">
            <text:p>Wayne W.Dyer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Tus zonas erróneas</text:p>
          </table:table-cell>
          <table:table-cell office:value-type="string">
            <text:p>Wayne W.Dyer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Más platón y menos prozac</text:p>
          </table:table-cell>
          <table:table-cell office:value-type="string">
            <text:p>Lou Marinoff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práctica de la meditación</text:p>
          </table:table-cell>
          <table:table-cell office:value-type="string">
            <text:p>Johannes F. Boeckel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práctica de la relajación</text:p>
          </table:table-cell>
          <table:table-cell office:value-type="string">
            <text:p>Gerhard Jäguer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Tu sexo es aún más tuyo</text:p>
          </table:table-cell>
          <table:table-cell office:value-type="string">
            <text:p>Sylvia de Béjar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Valores humanos</text:p>
          </table:table-cell>
          <table:table-cell office:value-type="string">
            <text:p>Bernabe Tierno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Valores humanos</text:p>
          </table:table-cell>
          <table:table-cell office:value-type="string">
            <text:p>Bernabe Tierno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libro de los valores</text:p>
          </table:table-cell>
          <table:table-cell office:value-type="string">
            <text:p>Bernabe Tierno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Abiertos a los valores de la esperanza</text:p>
          </table:table-cell>
          <table:table-cell office:value-type="string">
            <text:p>Bernabe Tierno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mujer indispensable</text:p>
          </table:table-cell>
          <table:table-cell office:value-type="string">
            <text:p>Ellen Sue Stern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camino de la autodependencia</text:p>
          </table:table-cell>
          <table:table-cell office:value-type="string">
            <text:p>Jorge Bucay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Déjame que te cuente</text:p>
          </table:table-cell>
          <table:table-cell office:value-type="string">
            <text:p>Jorge Bucay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4">
          <table:table-cell office:value-type="string">
            <text:p>La menopausia es natural</text:p>
          </table:table-cell>
          <table:table-cell office:value-type="string">
            <text:p>Dr. Félix Pedrero</text:p>
          </table:table-cell>
          <table:table-cell/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4">
          <table:table-cell office:value-type="string">
            <text:p>Biología, Psicología y sociología del niño en edad escolar</text:p>
          </table:table-cell>
          <table:table-cell table:number-columns-repeated="2"/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psicólogo en casa</text:p>
          </table:table-cell>
          <table:table-cell office:value-type="string">
            <text:p>Berbabé Tierno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Convivir con un enfermo de Alzheimer</text:p>
          </table:table-cell>
          <table:table-cell office:value-type="string">
            <text:p>Mitra Khosravi</text:p>
          </table:table-cell>
          <table:table-cell/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Ante la depresión</text:p>
          </table:table-cell>
          <table:table-cell office:value-type="string">
            <text:p>Vallejo-Nágera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Juan salvador gaviota</text:p>
          </table:table-cell>
          <table:table-cell office:value-type="string">
            <text:p>Richard Bach</text:p>
          </table:table-cell>
          <table:table-cell/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Amar es la respuesta</text:p>
          </table:table-cell>
          <table:table-cell office:value-type="string">
            <text:p>Gerard G.Jampolsky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TV fábrica de mentiras</text:p>
          </table:table-cell>
          <table:table-cell office:value-type="string">
            <text:p>Lolo Rico</text:p>
          </table:table-cell>
          <table:table-cell/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Ideas y trucos para la madre que trabaja</text:p>
          </table:table-cell>
          <table:table-cell office:value-type="string">
            <text:p>Marianne Lewis</text:p>
          </table:table-cell>
          <table:table-cell/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arte de amar</text:p>
          </table:table-cell>
          <table:table-cell office:value-type="string">
            <text:p>Erich Fromm</text:p>
          </table:table-cell>
          <table:table-cell office:value-type="string">
            <text:p>Sicología</text:p>
          </table:table-cell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4">
          <table:table-cell office:value-type="string">
            <text:p>Los colores de un sueño</text:p>
          </table:table-cell>
          <table:table-cell office:value-type="string">
            <text:p>Alba de Toro</text:p>
          </table:table-cell>
          <table:table-cell/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4">
          <table:table-cell office:value-type="string">
            <text:p>Aprender a vivir</text:p>
          </table:table-cell>
          <table:table-cell office:value-type="string">
            <text:p>José Antonio Marina</text:p>
          </table:table-cell>
          <table:table-cell/>
          <table:table-cell office:value-type="string">
            <text:p>Estudio biblioteca 3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reina del sur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maestro de esgrima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La sombra del águila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asedio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día de la cólera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dos de mayo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puente de los asesinos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Corsarios de Levante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caballero del jubón amarillo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oro del rey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sol de Breda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Limpieza de sangre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capitán Alatriste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tango de la guardia vieja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francotirador paciente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Falcó</text:p>
          </table:table-cell>
          <table:table-cell office:value-type="string">
            <text:p>Arturo Pérez-Reverte</text:p>
          </table:table-cell>
          <table:table-cell office:value-type="string">
            <text:p>Novela</text:p>
          </table:table-cell>
          <table:table-cell office:value-type="string">
            <text:p>Estudio biblioteca 3ª columna 4ª balda</text:p>
          </table:table-cell>
          <table:table-cell table:number-columns-repeated="252"/>
        </table:table-row>
        <table:table-row table:style-name="ro1">
          <table:table-cell office:value-type="string">
            <text:p>Bóvedas de acero</text:p>
          </table:table-cell>
          <table:table-cell office:value-type="string">
            <text:p>Isaac Asimov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Mundo anillo</text:p>
          </table:table-cell>
          <table:table-cell office:value-type="string">
            <text:p>Larry Niven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Thea Von Harbou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Preludio a la fundación</text:p>
          </table:table-cell>
          <table:table-cell office:value-type="string">
            <text:p>Isaac Asimov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Los límites de la fundación</text:p>
          </table:table-cell>
          <table:table-cell office:value-type="string">
            <text:p>Isaac Asimov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Un mundo féliz</text:p>
          </table:table-cell>
          <table:table-cell office:value-type="string">
            <text:p>Aldous Huxley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table:style-name="ce5" office:value-type="float" office:value="1984">
            <text:p>1984</text:p>
          </table:table-cell>
          <table:table-cell office:value-type="string">
            <text:p>George Orwell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La nave estelar</text:p>
          </table:table-cell>
          <table:table-cell office:value-type="string">
            <text:p>Brian W.Aldiss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Las máquinas de Dios</text:p>
          </table:table-cell>
          <table:table-cell office:value-type="string">
            <text:p>Jack Mcdevitt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El fin de la eternidad</text:p>
          </table:table-cell>
          <table:table-cell office:value-type="string">
            <text:p>Isaac Asimov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Dune la casa Corrino</text:p>
          </table:table-cell>
          <table:table-cell office:value-type="string">
            <text:p>Brian Herbet y Kevin J.Anderson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La casa Atreides</text:p>
          </table:table-cell>
          <table:table-cell office:value-type="string">
            <text:p>Brian Herbet y Kevin J.Anderson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La casa Harkonnen</text:p>
          </table:table-cell>
          <table:table-cell office:value-type="string">
            <text:p>Brian Herbet y Kevin J.Anderson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Dune </text:p>
          </table:table-cell>
          <table:table-cell office:value-type="string">
            <text:p>Frank Herbet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El Mesías de Dune</text:p>
          </table:table-cell>
          <table:table-cell office:value-type="string">
            <text:p>Frank Herbet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Dios emperador de Dune</text:p>
          </table:table-cell>
          <table:table-cell office:value-type="string">
            <text:p>Frank Herbet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Dune 2</text:p>
          </table:table-cell>
          <table:table-cell office:value-type="string">
            <text:p>Frank Herbet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1">
          <table:table-cell office:value-type="string">
            <text:p>Esfera</text:p>
          </table:table-cell>
          <table:table-cell office:value-type="string">
            <text:p>Michael Crichton</text:p>
          </table:table-cell>
          <table:table-cell office:value-type="string">
            <text:p>Ciencia-Ficción</text:p>
          </table:table-cell>
          <table:table-cell office:value-type="string">
            <text:p>Estudio biblioteca 3ª columna 5ª balda</text:p>
          </table:table-cell>
          <table:table-cell table:number-columns-repeated="252"/>
        </table:table-row>
        <table:table-row table:style-name="ro4">
          <table:table-cell office:value-type="string">
            <text:p>El amor en los tiempos del cólera</text:p>
          </table:table-cell>
          <table:table-cell office:value-type="string">
            <text:p>Gabriel García Márquez</text:p>
          </table:table-cell>
          <table:table-cell office:value-type="string">
            <text:p>Novela</text:p>
          </table:table-cell>
          <table:table-cell office:value-type="string">
            <text:p>Estudio biblioteca 4ª columna 1ª balda</text:p>
          </table:table-cell>
          <table:table-cell table:number-columns-repeated="252"/>
        </table:table-row>
        <table:table-row table:style-name="ro4">
          <table:table-cell office:value-type="string">
            <text:p>Crónica de una muerta anunciad</text:p>
          </table:table-cell>
          <table:table-cell office:value-type="string">
            <text:p>Gabriel García Márquez</text:p>
          </table:table-cell>
          <table:table-cell office:value-type="string">
            <text:p>Novela</text:p>
          </table:table-cell>
          <table:table-cell office:value-type="string">
            <text:p>Estudio biblioteca 4ª columna 1ª balda</text:p>
          </table:table-cell>
          <table:table-cell table:number-columns-repeated="252"/>
        </table:table-row>
        <table:table-row table:style-name="ro4">
          <table:table-cell office:value-type="string">
            <text:p>Vivir para contarla</text:p>
          </table:table-cell>
          <table:table-cell office:value-type="string">
            <text:p>Gabriel García Márquez</text:p>
          </table:table-cell>
          <table:table-cell office:value-type="string">
            <text:p>Novela</text:p>
          </table:table-cell>
          <table:table-cell office:value-type="string">
            <text:p>Estudio biblioteca 4ª columna 1ª balda</text:p>
          </table:table-cell>
          <table:table-cell table:number-columns-repeated="252"/>
        </table:table-row>
        <table:table-row table:style-name="ro4">
          <table:table-cell office:value-type="string">
            <text:p>El otoño del patriarca</text:p>
          </table:table-cell>
          <table:table-cell office:value-type="string">
            <text:p>Gabriel García Márquez</text:p>
          </table:table-cell>
          <table:table-cell office:value-type="string">
            <text:p>Novela</text:p>
          </table:table-cell>
          <table:table-cell office:value-type="string">
            <text:p>Estudio biblioteca 4ª columna 1ª balda</text:p>
          </table:table-cell>
          <table:table-cell table:number-columns-repeated="252"/>
        </table:table-row>
        <table:table-row table:style-name="ro4">
          <table:table-cell office:value-type="string">
            <text:p>Cien años de soledad</text:p>
          </table:table-cell>
          <table:table-cell office:value-type="string">
            <text:p>Gabriel García Márquez</text:p>
          </table:table-cell>
          <table:table-cell office:value-type="string">
            <text:p>Novela</text:p>
          </table:table-cell>
          <table:table-cell office:value-type="string">
            <text:p>Estudio biblioteca 4ª columna 1ª balda</text:p>
          </table:table-cell>
          <table:table-cell table:number-columns-repeated="252"/>
        </table:table-row>
        <table:table-row table:style-name="ro4">
          <table:table-cell office:value-type="string">
            <text:p>El general en su laberinto</text:p>
          </table:table-cell>
          <table:table-cell office:value-type="string">
            <text:p>Gabriel García Márquez</text:p>
          </table:table-cell>
          <table:table-cell office:value-type="string">
            <text:p>Novela</text:p>
          </table:table-cell>
          <table:table-cell office:value-type="string">
            <text:p>Estudio biblioteca 4ª columna 1ª balda</text:p>
          </table:table-cell>
          <table:table-cell table:number-columns-repeated="252"/>
        </table:table-row>
        <table:table-row table:style-name="ro1">
          <table:table-cell office:value-type="string">
            <text:p>Mahoma, la voz de Alá</text:p>
          </table:table-cell>
          <table:table-cell table:number-columns-repeated="2"/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4">
          <table:table-cell office:value-type="string">
            <text:p>La ciudad perdida de los mayas</text:p>
          </table:table-cell>
          <table:table-cell table:number-columns-repeated="2"/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Gandhi, profeta de la libertad</text:p>
          </table:table-cell>
          <table:table-cell table:number-columns-repeated="2"/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Oriente y Occidente, dos mundos en conflicto</text:p>
          </table:table-cell>
          <table:table-cell office:value-type="string">
            <text:p>Mateo Madridejos</text:p>
          </table:table-cell>
          <table:table-cell/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4">
          <table:table-cell office:value-type="string">
            <text:p>La nueva Edad Media</text:p>
          </table:table-cell>
          <table:table-cell office:value-type="string">
            <text:p>Varios</text:p>
          </table:table-cell>
          <table:table-cell/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Bhagavad-Gita Poema sagrado o canto del bienaventurado</text:p>
          </table:table-cell>
          <table:table-cell office:value-type="string">
            <text:p>Anónimo</text:p>
          </table:table-cell>
          <table:table-cell/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Breve historia del budismo</text:p>
          </table:table-cell>
          <table:table-cell office:value-type="string">
            <text:p>Edward Conze</text:p>
          </table:table-cell>
          <table:table-cell/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anticristo</text:p>
          </table:table-cell>
          <table:table-cell office:value-type="string">
            <text:p>Friedrich Nietzsche</text:p>
          </table:table-cell>
          <table:table-cell/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La resistencia</text:p>
          </table:table-cell>
          <table:table-cell office:value-type="string">
            <text:p>Ernesto Sábato</text:p>
          </table:table-cell>
          <table:table-cell office:value-type="string">
            <text:p>Ensayo</text:p>
          </table:table-cell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Los intereses creados</text:p>
          </table:table-cell>
          <table:table-cell office:value-type="string">
            <text:p>Jacinto Benavente</text:p>
          </table:table-cell>
          <table:table-cell office:value-type="string">
            <text:p>Novela</text:p>
          </table:table-cell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Trafalgar</text:p>
          </table:table-cell>
          <table:table-cell office:value-type="string">
            <text:p>Benito Pérez Galdós</text:p>
          </table:table-cell>
          <table:table-cell office:value-type="string">
            <text:p>Novela</text:p>
          </table:table-cell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Réquiem por un campesino español</text:p>
          </table:table-cell>
          <table:table-cell office:value-type="string">
            <text:p>Ramón J. Sender</text:p>
          </table:table-cell>
          <table:table-cell office:value-type="string">
            <text:p>Novela</text:p>
          </table:table-cell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Historia de una escalera. Las meninas</text:p>
          </table:table-cell>
          <table:table-cell office:value-type="string">
            <text:p>Antonio Buero Vallejo</text:p>
          </table:table-cell>
          <table:table-cell office:value-type="string">
            <text:p>Novela</text:p>
          </table:table-cell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Ecce Homo</text:p>
          </table:table-cell>
          <table:table-cell office:value-type="string">
            <text:p>Friedrich Nietzsche</text:p>
          </table:table-cell>
          <table:table-cell office:value-type="string">
            <text:p>Novela</text:p>
          </table:table-cell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Zalacaín el aventurero</text:p>
          </table:table-cell>
          <table:table-cell office:value-type="string">
            <text:p>Pío Baroja</text:p>
          </table:table-cell>
          <table:table-cell office:value-type="string">
            <text:p>Novela</text:p>
          </table:table-cell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Lolo anda en bicicleta</text:p>
          </table:table-cell>
          <table:table-cell office:value-type="string">
            <text:p>Carlos Casares</text:p>
          </table:table-cell>
          <table:table-cell/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alquimista y otros relatos</text:p>
          </table:table-cell>
          <table:table-cell office:value-type="string">
            <text:p>H.P. Lovecraft</text:p>
          </table:table-cell>
          <table:table-cell office:value-type="string">
            <text:p>Terror</text:p>
          </table:table-cell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Yo, Claudio</text:p>
          </table:table-cell>
          <table:table-cell office:value-type="string">
            <text:p>Robert Graves</text:p>
          </table:table-cell>
          <table:table-cell office:value-type="string">
            <text:p>Novela</text:p>
          </table:table-cell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4">
          <table:table-cell office:value-type="string">
            <text:p>Con España en el corazón</text:p>
          </table:table-cell>
          <table:table-cell/>
          <table:table-cell office:value-type="string">
            <text:p>Novela</text:p>
          </table:table-cell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jardín de los frailes</text:p>
          </table:table-cell>
          <table:table-cell office:value-type="string">
            <text:p>Manuel Azaña</text:p>
          </table:table-cell>
          <table:table-cell/>
          <table:table-cell office:value-type="string">
            <text:p>Estudio biblioteca 4ª columna 2ª balda</text:p>
          </table:table-cell>
          <table:table-cell table:number-columns-repeated="252"/>
        </table:table-row>
        <table:table-row table:style-name="ro1">
          <table:table-cell office:value-type="string">
            <text:p>Ala de Dragón</text:p>
          </table:table-cell>
          <table:table-cell office:value-type="string">
            <text:p>Margaret Weis-Tracy Hickmann</text:p>
          </table:table-cell>
          <table:table-cell office:value-type="string">
            <text:p>Fantasí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estrella de los elfos</text:p>
          </table:table-cell>
          <table:table-cell office:value-type="string">
            <text:p>Margaret Weis-Tracy Hickmann</text:p>
          </table:table-cell>
          <table:table-cell office:value-type="string">
            <text:p>Fantasí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mar de fuego</text:p>
          </table:table-cell>
          <table:table-cell office:value-type="string">
            <text:p>Margaret Weis-Tracy Hickmann</text:p>
          </table:table-cell>
          <table:table-cell office:value-type="string">
            <text:p>Fantasí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mago de la serpiente</text:p>
          </table:table-cell>
          <table:table-cell office:value-type="string">
            <text:p>Margaret Weis-Tracy Hickmann</text:p>
          </table:table-cell>
          <table:table-cell office:value-type="string">
            <text:p>Fantasí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mano del caos</text:p>
          </table:table-cell>
          <table:table-cell office:value-type="string">
            <text:p>Margaret Weis-Tracy Hickmann</text:p>
          </table:table-cell>
          <table:table-cell office:value-type="string">
            <text:p>Fantasí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En el laberinto </text:p>
          </table:table-cell>
          <table:table-cell office:value-type="string">
            <text:p>Margaret Weis-Tracy Hickmann</text:p>
          </table:table-cell>
          <table:table-cell office:value-type="string">
            <text:p>Fantasí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séptima puerta</text:p>
          </table:table-cell>
          <table:table-cell office:value-type="string">
            <text:p>Margaret Weis-Tracy Hickmann</text:p>
          </table:table-cell>
          <table:table-cell office:value-type="string">
            <text:p>Fantasí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Los caballeros de takhisis</text:p>
          </table:table-cell>
          <table:table-cell office:value-type="string">
            <text:p>Margaret Weis-Tracy Hickmann</text:p>
          </table:table-cell>
          <table:table-cell office:value-type="string">
            <text:p>Fantasí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guerra de los dioses</text:p>
          </table:table-cell>
          <table:table-cell office:value-type="string">
            <text:p>Margaret Weis-Tracy Hickmann</text:p>
          </table:table-cell>
          <table:table-cell office:value-type="string">
            <text:p>Fantasí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Drácula</text:p>
          </table:table-cell>
          <table:table-cell office:value-type="string">
            <text:p>Bram Stoker</text:p>
          </table:table-cell>
          <table:table-cell office:value-type="string">
            <text:p>Intrig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sabueso de los Barskerville</text:p>
          </table:table-cell>
          <table:table-cell office:value-type="string">
            <text:p>Doyle</text:p>
          </table:table-cell>
          <table:table-cell office:value-type="string">
            <text:p>Novel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Dejemos hablar al viento</text:p>
          </table:table-cell>
          <table:table-cell office:value-type="string">
            <text:p>Juan Carlos Onetti</text:p>
          </table:table-cell>
          <table:table-cell office:value-type="string">
            <text:p>Novel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club de los viernes</text:p>
          </table:table-cell>
          <table:table-cell office:value-type="string">
            <text:p>Kate Jacobs</text:p>
          </table:table-cell>
          <table:table-cell office:value-type="string">
            <text:p>Novel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club de los viernes se reúne de nuevo</text:p>
          </table:table-cell>
          <table:table-cell office:value-type="string">
            <text:p>Kate Jacobs</text:p>
          </table:table-cell>
          <table:table-cell office:value-type="string">
            <text:p>Novel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4">
          <table:table-cell office:value-type="string">
            <text:p>Peñas infamias</text:p>
          </table:table-cell>
          <table:table-cell office:value-type="string">
            <text:p>Carmen Posadas</text:p>
          </table:table-cell>
          <table:table-cell office:value-type="string">
            <text:p>Novel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4">
          <table:table-cell office:value-type="string">
            <text:p>Una palabra tuya</text:p>
          </table:table-cell>
          <table:table-cell office:value-type="string">
            <text:p>Elvira Lindo</text:p>
          </table:table-cell>
          <table:table-cell office:value-type="string">
            <text:p>Novel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s horas</text:p>
          </table:table-cell>
          <table:table-cell office:value-type="string">
            <text:p>Michael Cunningham </text:p>
          </table:table-cell>
          <table:table-cell office:value-type="string">
            <text:p>Novel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último encuentro</text:p>
          </table:table-cell>
          <table:table-cell office:value-type="string">
            <text:p>Sándor Márai</text:p>
          </table:table-cell>
          <table:table-cell office:value-type="string">
            <text:p>Novel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Si yo te dijera</text:p>
          </table:table-cell>
          <table:table-cell office:value-type="string">
            <text:p>Judy Budnitz</text:p>
          </table:table-cell>
          <table:table-cell office:value-type="string">
            <text:p>Novel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office:value-type="string">
            <text:p>Guerra y paz</text:p>
          </table:table-cell>
          <table:table-cell office:value-type="string">
            <text:p>León Tolstoi</text:p>
          </table:table-cell>
          <table:table-cell office:value-type="string">
            <text:p>Novela</text:p>
          </table:table-cell>
          <table:table-cell office:value-type="string">
            <text:p>Estudio biblioteca 4ª columna 3ª balda</text:p>
          </table:table-cell>
          <table:table-cell table:number-columns-repeated="252"/>
        </table:table-row>
        <table:table-row table:style-name="ro1">
          <table:table-cell table:style-name="ce6" office:value-type="string">
            <text:p>Canción de Navidad </text:p>
          </table:table-cell>
          <table:table-cell office:value-type="string">
            <text:p>Charles Dickens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6" office:value-type="string">
            <text:p>El viudo Lovel </text:p>
          </table:table-cell>
          <table:table-cell office:value-type="string">
            <text:p>Willian Makepeace Thackeray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6" office:value-type="string">
            <text:p>El enano misterioso </text:p>
          </table:table-cell>
          <table:table-cell office:value-type="string">
            <text:p>Walter Scott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6" office:value-type="string">
            <text:p>El vicario de Wakerfield </text:p>
          </table:table-cell>
          <table:table-cell office:value-type="string">
            <text:p>Oliver Goldsmith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4">
          <table:table-cell table:style-name="ce6" office:value-type="string">
            <text:p>Viaje sentimental</text:p>
          </table:table-cell>
          <table:table-cell office:value-type="string">
            <text:p>Lawrence Sterne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office:value-type="string">
            <text:p>Viajes de Guilliver</text:p>
          </table:table-cell>
          <table:table-cell office:value-type="string">
            <text:p>Jonathan Swift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office:value-type="string">
            <text:p>Robinson Crusoe</text:p>
          </table:table-cell>
          <table:table-cell office:value-type="string">
            <text:p>Daniel Defoe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4">
          <table:table-cell office:value-type="string">
            <text:p>Cumbres borrascosas </text:p>
          </table:table-cell>
          <table:table-cell office:value-type="string">
            <text:p>Emily Bronte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4">
          <table:table-cell office:value-type="string">
            <text:p>El extraño caso del Dr. Jekyll y Mr. Hyde</text:p>
          </table:table-cell>
          <table:table-cell office:value-type="string">
            <text:p>Robert Louis Stevenson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El retrato de Dorian Gray</text:p>
          </table:table-cell>
          <table:table-cell table:style-name="ce2" office:value-type="string">
            <text:p>Oscar Wilde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 Ilíada</text:p>
          </table:table-cell>
          <table:table-cell table:style-name="ce2" office:value-type="string">
            <text:p>Homero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 Odisea</text:p>
          </table:table-cell>
          <table:table-cell table:style-name="ce2" office:value-type="string">
            <text:p>Homero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 Eneida</text:p>
          </table:table-cell>
          <table:table-cell table:style-name="ce2" office:value-type="string">
            <text:p>Virgilio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 Divina Comedia</text:p>
          </table:table-cell>
          <table:table-cell table:style-name="ce2" office:value-type="string">
            <text:p>Dante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 Celestina</text:p>
          </table:table-cell>
          <table:table-cell table:style-name="ce2" office:value-type="string">
            <text:p>Fernando de Rojas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os Lusíadas </text:p>
          </table:table-cell>
          <table:table-cell table:style-name="ce2" office:value-type="string">
            <text:p>Luis de Camoens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on Quijo de la Mancha </text:p>
          </table:table-cell>
          <table:table-cell table:style-name="ce2" office:value-type="string">
            <text:p>Miguel de Cervantes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amlet </text:p>
          </table:table-cell>
          <table:table-cell table:style-name="ce2" office:value-type="string">
            <text:p>William Shakespeare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El Paraiso perdido</text:p>
          </table:table-cell>
          <table:table-cell table:style-name="ce2" office:value-type="string">
            <text:p>John Milgon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Fausto</text:p>
          </table:table-cell>
          <table:table-cell table:style-name="ce2" office:value-type="string">
            <text:p>Johann Wolfgang Goethe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s almas muertas </text:p>
          </table:table-cell>
          <table:table-cell table:style-name="ce2" office:value-type="string">
            <text:p>Nikolai Gogol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Oblomov </text:p>
          </table:table-cell>
          <table:table-cell table:style-name="ce2" office:value-type="string">
            <text:p>Iván Goncharov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umo </text:p>
          </table:table-cell>
          <table:table-cell table:style-name="ce2" office:value-type="string">
            <text:p>Iván Turguenev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Crimen y Castigo </text:p>
          </table:table-cell>
          <table:table-cell table:style-name="ce2" office:value-type="string">
            <text:p>Fedor M. Dostoievski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Resurrección </text:p>
          </table:table-cell>
          <table:table-cell table:style-name="ce2" office:value-type="string">
            <text:p>León Tolstoi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os Artamonov </text:p>
          </table:table-cell>
          <table:table-cell table:style-name="ce2" office:value-type="string">
            <text:p>Máximo Gorki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Sachka Yegulev </text:p>
          </table:table-cell>
          <table:table-cell table:style-name="ce2" office:value-type="string">
            <text:p>Leónidas Andreiev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Sujodol </text:p>
          </table:table-cell>
          <table:table-cell table:style-name="ce2" office:value-type="string">
            <text:p>Iván Bunin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El Amor de Juan Ney </text:p>
          </table:table-cell>
          <table:table-cell table:style-name="ce2" office:value-type="string">
            <text:p>Ilía Ehrenburg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El Don Apacible</text:p>
          </table:table-cell>
          <table:table-cell table:style-name="ce2" office:value-type="string">
            <text:p>Mihail Cholokov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El Niño de la Bola</text:p>
          </table:table-cell>
          <table:table-cell table:style-name="ce2" office:value-type="string">
            <text:p>Pedro Antonio de Alarcón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Pedro Sánchez</text:p>
          </table:table-cell>
          <table:table-cell table:style-name="ce2" office:value-type="string">
            <text:p>José María de Pereda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s Ilusiones del Dr. Faustino </text:p>
          </table:table-cell>
          <table:table-cell table:style-name="ce2" office:value-type="string">
            <text:p>Juan Valera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Miau </text:p>
          </table:table-cell>
          <table:table-cell table:style-name="ce2" office:value-type="string">
            <text:p>Benito Perez Galdós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os Majos de Cadiz </text:p>
          </table:table-cell>
          <table:table-cell table:style-name="ce2" office:value-type="string">
            <text:p>Armando Palacio Valdés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 Sirena Negra </text:p>
          </table:table-cell>
          <table:table-cell table:style-name="ce2" office:value-type="string">
            <text:p>Emilia Pardo Bazán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s Cerezas del cementerio </text:p>
          </table:table-cell>
          <table:table-cell table:style-name="ce2" office:value-type="string">
            <text:p>Gabriel Miró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Sonata de Estío </text:p>
          </table:table-cell>
          <table:table-cell table:style-name="ce2" office:value-type="string">
            <text:p>Ramón del Valle-Inclán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s inquietudes de Shanti Andía </text:p>
          </table:table-cell>
          <table:table-cell table:style-name="ce2" office:value-type="string">
            <text:p>Pío Baroja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Troteras y danzaderas</text:p>
          </table:table-cell>
          <table:table-cell table:style-name="ce2" office:value-type="string">
            <text:p>Ramón Perez de Ayala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 Princesa de Clêves </text:p>
          </table:table-cell>
          <table:table-cell table:style-name="ce2" office:value-type="string">
            <text:p>Madame de la Fayette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Cándido </text:p>
          </table:table-cell>
          <table:table-cell table:style-name="ce2" office:value-type="string">
            <text:p>Voltaire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dolfo </text:p>
          </table:table-cell>
          <table:table-cell table:style-name="ce2" office:value-type="string">
            <text:p>Benjamin Constant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Rojo y Negro </text:p>
          </table:table-cell>
          <table:table-cell table:style-name="ce2" office:value-type="string">
            <text:p>Stendhal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Eugenia Grandet</text:p>
          </table:table-cell>
          <table:table-cell table:style-name="ce2" office:value-type="string">
            <text:p>Honorato de Balzac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Carmen </text:p>
          </table:table-cell>
          <table:table-cell table:style-name="ce2" office:value-type="string">
            <text:p>Prospero Merimée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Silvia </text:p>
          </table:table-cell>
          <table:table-cell table:style-name="ce2" office:value-type="string">
            <text:p>Gerardo de Nerval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 Señora Bovary </text:p>
          </table:table-cell>
          <table:table-cell table:style-name="ce2" office:value-type="string">
            <text:p>Gustavo Flaubert 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 Dama de las Camelias</text:p>
          </table:table-cell>
          <table:table-cell table:style-name="ce2" office:value-type="string">
            <text:p>Alejandro Dumas (hijo)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Bola de Sebo</text:p>
          </table:table-cell>
          <table:table-cell table:style-name="ce2" office:value-type="string">
            <text:p>Guy de Maupassant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 forja</text:p>
          </table:table-cell>
          <table:table-cell table:style-name="ce2" office:value-type="string">
            <text:p>Arturo Barea</text:p>
          </table:table-cell>
          <table:table-cell office:value-type="string">
            <text:p>Novela</text:p>
          </table:table-cell>
          <table:table-cell office:value-type="string">
            <text:p>Estudio biblioteca 4ª columna 4ª balda</text:p>
          </table:table-cell>
          <table:table-cell table:number-columns-repeated="252"/>
        </table:table-row>
        <table:table-row table:style-name="ro1">
          <table:table-cell office:value-type="string">
            <text:p>Playa de acero</text:p>
          </table:table-cell>
          <table:table-cell office:value-type="string">
            <text:p>John Varley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El profeta rojo</text:p>
          </table:table-cell>
          <table:table-cell office:value-type="string">
            <text:p>Orson Scott Card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Fundación</text:p>
          </table:table-cell>
          <table:table-cell office:value-type="string">
            <text:p>Isaac Asimov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Compre Jupiter</text:p>
          </table:table-cell>
          <table:table-cell office:value-type="string">
            <text:p>Isaac Asimov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Segunda fundación</text:p>
          </table:table-cell>
          <table:table-cell office:value-type="string">
            <text:p>Isaac Asimov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Fundación e Imperio</text:p>
          </table:table-cell>
          <table:table-cell office:value-type="string">
            <text:p>Isaac Asimov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El juego de Ender</text:p>
          </table:table-cell>
          <table:table-cell office:value-type="string">
            <text:p>Orson Scott Card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Rama revelada</text:p>
          </table:table-cell>
          <table:table-cell office:value-type="string">
            <text:p>Arthur Clarke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El jardín de Rama</text:p>
          </table:table-cell>
          <table:table-cell office:value-type="string">
            <text:p>Arthur Clarke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Dioses del mundo del río</text:p>
          </table:table-cell>
          <table:table-cell office:value-type="string">
            <text:p>Philip José Farmer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Rebelión en la granja</text:p>
          </table:table-cell>
          <table:table-cell office:value-type="string">
            <text:p>George Orwell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4">
          <table:table-cell office:value-type="string">
            <text:p>Ciencia Ficción Antología</text:p>
          </table:table-cell>
          <table:table-cell office:value-type="string">
            <text:p>Varios autores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Regreso a Titan</text:p>
          </table:table-cell>
          <table:table-cell office:value-type="string">
            <text:p>Arthur Clarke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Ciberiada</text:p>
          </table:table-cell>
          <table:table-cell office:value-type="string">
            <text:p>Stanislaw Lem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Hijos de Dune</text:p>
          </table:table-cell>
          <table:table-cell office:value-type="string">
            <text:p>Frank Herbet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El fantasma de Manhattan</text:p>
          </table:table-cell>
          <table:table-cell office:value-type="string">
            <text:p>Frederick Forsyth</text:p>
          </table:table-cell>
          <table:table-cell office:value-type="string">
            <text:p>Ciencia-Ficción</text:p>
          </table:table-cell>
          <table:table-cell office:value-type="string">
            <text:p>Estudio biblioteca 4ª columna 5ª balda</text:p>
          </table:table-cell>
          <table:table-cell table:number-columns-repeated="252"/>
        </table:table-row>
        <table:table-row table:style-name="ro1">
          <table:table-cell office:value-type="string">
            <text:p>El mono obeso</text:p>
          </table:table-cell>
          <table:table-cell office:value-type="string">
            <text:p>José Enrique Campillo Alvarez</text:p>
          </table:table-cell>
          <table:table-cell/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Menudas historias de la historia </text:p>
          </table:table-cell>
          <table:table-cell office:value-type="string">
            <text:p>Nieves Concostina</text:p>
          </table:table-cell>
          <table:table-cell/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Vigo 1870-1940, setenta años para crear una ciudad</text:p>
          </table:table-cell>
          <table:table-cell table:number-columns-repeated="2"/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Los malos del cuento</text:p>
          </table:table-cell>
          <table:table-cell office:value-type="string">
            <text:p>Espido Freire</text:p>
          </table:table-cell>
          <table:table-cell/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Siddharta</text:p>
          </table:table-cell>
          <table:table-cell office:value-type="string">
            <text:p>Hermann Hesse</text:p>
          </table:table-cell>
          <table:table-cell/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oráculo</text:p>
          </table:table-cell>
          <table:table-cell office:value-type="string">
            <text:p>Valerio Massimo Manfredi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La Venganza de los Dioses</text:p>
          </table:table-cell>
          <table:table-cell office:value-type="string">
            <text:p>Christian Jack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4">
          <table:table-cell office:value-type="string">
            <text:p>Rey Lobo</text:p>
          </table:table-cell>
          <table:table-cell office:value-type="string">
            <text:p>Juan Eslava Galán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apóstol número 13</text:p>
          </table:table-cell>
          <table:table-cell office:value-type="string">
            <text:p>Michel Benoit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La biblioteca de los muertos</text:p>
          </table:table-cell>
          <table:table-cell office:value-type="string">
            <text:p>Gleen Cooper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Entre visillos</text:p>
          </table:table-cell>
          <table:table-cell office:value-type="string">
            <text:p>Carmen Martín Gaite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A praia dos afogados</text:p>
          </table:table-cell>
          <table:table-cell office:value-type="string">
            <text:p>Domingo Villar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A memoria da choiva</text:p>
          </table:table-cell>
          <table:table-cell office:value-type="string">
            <text:p>Pedro Feijoo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Os fillos do mar</text:p>
          </table:table-cell>
          <table:table-cell office:value-type="string">
            <text:p>Pedro Feijoo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Malinche</text:p>
          </table:table-cell>
          <table:table-cell office:value-type="string">
            <text:p>Laura Esquivel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Yo, Moctezuma</text:p>
          </table:table-cell>
          <table:table-cell office:value-type="string">
            <text:p>Hugh Thomas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4">
          <table:table-cell office:value-type="string">
            <text:p>Os Agostos de Casares</text:p>
          </table:table-cell>
          <table:table-cell office:value-type="string">
            <text:p>Carlos Casares</text:p>
          </table:table-cell>
          <table:table-cell office:value-type="string">
            <text:p>Artículos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Giro</text:p>
          </table:table-cell>
          <table:table-cell office:value-type="string">
            <text:p>Stephen Greenblatt</text:p>
          </table:table-cell>
          <table:table-cell office:value-type="string">
            <text:p>Filosofí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Queixumes dos Pinos</text:p>
          </table:table-cell>
          <table:table-cell office:value-type="string">
            <text:p>Eduardo Pondal</text:p>
          </table:table-cell>
          <table:table-cell office:value-type="string">
            <text:p>Poesí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General SS</text:p>
          </table:table-cell>
          <table:table-cell office:value-type="string">
            <text:p>Sven Hassel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guardián invisible (Trilogía del Baztán)</text:p>
          </table:table-cell>
          <table:table-cell office:value-type="string">
            <text:p>Dolores Redondo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Legado en los huesos (Trilogía del Baztán)</text:p>
          </table:table-cell>
          <table:table-cell office:value-type="string">
            <text:p>Dolores Redondo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Ofrenda a la tormenta (Trilogía del Baztán)</text:p>
          </table:table-cell>
          <table:table-cell office:value-type="string">
            <text:p>Dolores Redondo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Cixí La Emperatriz</text:p>
          </table:table-cell>
          <table:table-cell office:value-type="string">
            <text:p>Jung Chang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Las cuatro plumas</text:p>
          </table:table-cell>
          <table:table-cell office:value-type="string">
            <text:p>A.E.W. Mason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Las uvas de la ira</text:p>
          </table:table-cell>
          <table:table-cell office:value-type="string">
            <text:p>John Steinbeck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Apocalipsis Z. La Ira de los Justos</text:p>
          </table:table-cell>
          <table:table-cell office:value-type="string">
            <text:p>Manuel Loureiro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Nosotros en la noche</text:p>
          </table:table-cell>
          <table:table-cell office:value-type="string">
            <text:p>Kent Haruf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O neno que quería xogar co mundo.Carlos Casares</text:p>
          </table:table-cell>
          <table:table-cell office:value-type="string">
            <text:p>Antón Riveiro Coello</text:p>
          </table:table-cell>
          <table:table-cell/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Melocotones helados</text:p>
          </table:table-cell>
          <table:table-cell office:value-type="string">
            <text:p>Espido Freire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Manual para mujeres de la limpieza</text:p>
          </table:table-cell>
          <table:table-cell office:value-type="string">
            <text:p>Lucía Berlín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La rubia de ojos negros</text:p>
          </table:table-cell>
          <table:table-cell office:value-type="string">
            <text:p>Benjamín Black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Una verdad delicada</text:p>
          </table:table-cell>
          <table:table-cell office:value-type="string">
            <text:p>John Le Carré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juego de Ripper</text:p>
          </table:table-cell>
          <table:table-cell office:value-type="string">
            <text:p>Isabel Allende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Vengador</text:p>
          </table:table-cell>
          <table:table-cell office:value-type="string">
            <text:p>Frederick Forsyth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No confíes en nadie</text:p>
          </table:table-cell>
          <table:table-cell office:value-type="string">
            <text:p>S.J. Watson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angel perdido</text:p>
          </table:table-cell>
          <table:table-cell office:value-type="string">
            <text:p>Javier Sierra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Persona</text:p>
          </table:table-cell>
          <table:table-cell office:value-type="string">
            <text:p>Erik Axl Sund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El médico de Córdoba</text:p>
          </table:table-cell>
          <table:table-cell office:value-type="string">
            <text:p>Herbert le Porrier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Cuatro días de Enero</text:p>
          </table:table-cell>
          <table:table-cell office:value-type="string">
            <text:p>Jordi Sierra i Fabra</text:p>
          </table:table-cell>
          <table:table-cell office:value-type="string">
            <text:p>Novela</text:p>
          </table:table-cell>
          <table:table-cell office:value-type="string">
            <text:p>Estudio biblioteca 5ª columna 2ª balda</text:p>
          </table:table-cell>
          <table:table-cell table:number-columns-repeated="252"/>
        </table:table-row>
        <table:table-row table:style-name="ro1">
          <table:table-cell office:value-type="string">
            <text:p>Mil soles espléndidos</text:p>
          </table:table-cell>
          <table:table-cell office:value-type="string">
            <text:p>Khaled Hosseini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Cometas en el cielo</text:p>
          </table:table-cell>
          <table:table-cell office:value-type="string">
            <text:p>Khaled Hosseini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Chamán</text:p>
          </table:table-cell>
          <table:table-cell office:value-type="string">
            <text:p>Noah Gordon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rabino</text:p>
          </table:table-cell>
          <table:table-cell office:value-type="string">
            <text:p>Noah Gordon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bodega</text:p>
          </table:table-cell>
          <table:table-cell office:value-type="string">
            <text:p>Noah Gordon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médico</text:p>
          </table:table-cell>
          <table:table-cell office:value-type="string">
            <text:p>Noah Gordon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doctora Cole</text:p>
          </table:table-cell>
          <table:table-cell office:value-type="string">
            <text:p>Noah Gordon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Dinero fácil</text:p>
          </table:table-cell>
          <table:table-cell office:value-type="string">
            <text:p>Jens Lapidus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camino difícil</text:p>
          </table:table-cell>
          <table:table-cell office:value-type="string">
            <text:p>Lee Child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Una llama misteriosa</text:p>
          </table:table-cell>
          <table:table-cell office:value-type="string">
            <text:p>Philip Kerr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tercera vírgen</text:p>
          </table:table-cell>
          <table:table-cell office:value-type="string">
            <text:p>Fred Vargas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pasadizo del deseo</text:p>
          </table:table-cell>
          <table:table-cell office:value-type="string">
            <text:p>Dominique Sylvain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Mystic river</text:p>
          </table:table-cell>
          <table:table-cell office:value-type="string">
            <text:p>Dennis Lehane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Dennis Lehane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s viudas de los jueves</text:p>
          </table:table-cell>
          <table:table-cell office:value-type="string">
            <text:p>Claudia Piñeiro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Zigzag</text:p>
          </table:table-cell>
          <table:table-cell office:value-type="string">
            <text:p>José Carlos Somoza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4">
          <table:table-cell office:value-type="string">
            <text:p>La mala mujer</text:p>
          </table:table-cell>
          <table:table-cell office:value-type="string">
            <text:p>Marc Pastor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muerte de Amalia Sacerdote</text:p>
          </table:table-cell>
          <table:table-cell office:value-type="string">
            <text:p>Camilleri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chica mecánica</text:p>
          </table:table-cell>
          <table:table-cell office:value-type="string">
            <text:p>Paola Bacigalupi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cruz de Saraís</text:p>
          </table:table-cell>
          <table:table-cell office:value-type="string">
            <text:p>Jordi Badía, Luisjo Gómez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Memento mori</text:p>
          </table:table-cell>
          <table:table-cell office:value-type="string">
            <text:p>César Pérez Gellida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Naturaleza casi muerta</text:p>
          </table:table-cell>
          <table:table-cell office:value-type="string">
            <text:p>Carme Riera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El secreto de Chistine</text:p>
          </table:table-cell>
          <table:table-cell office:value-type="string">
            <text:p>Benjamin Black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huella</text:p>
          </table:table-cell>
          <table:table-cell office:value-type="string">
            <text:p>Patricia Cornwell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vida imaginaria</text:p>
          </table:table-cell>
          <table:table-cell office:value-type="string">
            <text:p>Mara Torres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Paradero desconocido</text:p>
          </table:table-cell>
          <table:table-cell office:value-type="string">
            <text:p>Kressmann Taylor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Carlos V el césar y el hombe</text:p>
          </table:table-cell>
          <table:table-cell office:value-type="string">
            <text:p>Manuel Fernández Alvarez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La tribu del río</text:p>
          </table:table-cell>
          <table:table-cell office:value-type="string">
            <text:p>W.Michael Gear, Kathleen O'Neal Gear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Neuromante</text:p>
          </table:table-cell>
          <table:table-cell office:value-type="string">
            <text:p>William Gibson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Mal de piedras</text:p>
          </table:table-cell>
          <table:table-cell office:value-type="string">
            <text:p>Milena Agus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Una golosina</text:p>
          </table:table-cell>
          <table:table-cell office:value-type="string">
            <text:p>Muriel Barbery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Los libros arden mal</text:p>
          </table:table-cell>
          <table:table-cell office:value-type="string">
            <text:p>Manuel Rivas</text:p>
          </table:table-cell>
          <table:table-cell office:value-type="string">
            <text:p>Novela</text:p>
          </table:table-cell>
          <table:table-cell office:value-type="string">
            <text:p>Estudio biblioteca 5ª columna 3ª balda</text:p>
          </table:table-cell>
          <table:table-cell table:number-columns-repeated="252"/>
        </table:table-row>
        <table:table-row table:style-name="ro1">
          <table:table-cell office:value-type="string">
            <text:p>Categoría 7</text:p>
          </table:table-cell>
          <table:table-cell office:value-type="string">
            <text:p>Bill Evans y Marianna Jameson</text:p>
          </table:table-cell>
          <table:table-cell office:value-type="string">
            <text:p>Novela</text:p>
          </table:table-cell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Raices</text:p>
          </table:table-cell>
          <table:table-cell office:value-type="string">
            <text:p>Alex Haley</text:p>
          </table:table-cell>
          <table:table-cell office:value-type="string">
            <text:p>Novela</text:p>
          </table:table-cell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Guía del buen ladrón</text:p>
          </table:table-cell>
          <table:table-cell office:value-type="string">
            <text:p>Chris Ewan</text:p>
          </table:table-cell>
          <table:table-cell office:value-type="string">
            <text:p>Novela</text:p>
          </table:table-cell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Control de transmisión</text:p>
          </table:table-cell>
          <table:table-cell office:value-type="string">
            <text:p>Chris Moriarty</text:p>
          </table:table-cell>
          <table:table-cell office:value-type="string">
            <text:p>Novela</text:p>
          </table:table-cell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prodigio de los números</text:p>
          </table:table-cell>
          <table:table-cell office:value-type="string">
            <text:p>Clifford A. Pickover</text:p>
          </table:table-cell>
          <table:table-cell office:value-type="string">
            <text:p>Novela</text:p>
          </table:table-cell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El síndrome E</text:p>
          </table:table-cell>
          <table:table-cell office:value-type="string">
            <text:p>Franck Thilliez</text:p>
          </table:table-cell>
          <table:table-cell office:value-type="string">
            <text:p>Novela</text:p>
          </table:table-cell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Gataca</text:p>
          </table:table-cell>
          <table:table-cell office:value-type="string">
            <text:p>Franck Thilliez</text:p>
          </table:table-cell>
          <table:table-cell office:value-type="string">
            <text:p>Novela</text:p>
          </table:table-cell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Traición en Lisson Grove</text:p>
          </table:table-cell>
          <table:table-cell office:value-type="string">
            <text:p>Anne Perry</text:p>
          </table:table-cell>
          <table:table-cell office:value-type="string">
            <text:p>Novela</text:p>
          </table:table-cell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Vida y destino</text:p>
          </table:table-cell>
          <table:table-cell office:value-type="string">
            <text:p>Grossman</text:p>
          </table:table-cell>
          <table:table-cell office:value-type="string">
            <text:p>Biografía</text:p>
          </table:table-cell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4">
          <table:table-cell office:value-type="string">
            <text:p>Arboles de Europa</text:p>
          </table:table-cell>
          <table:table-cell table:number-columns-repeated="2"/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4">
          <table:table-cell office:value-type="string">
            <text:p>Guía de los árboles de la Península Ibérica y Baleares</text:p>
          </table:table-cell>
          <table:table-cell table:number-columns-repeated="2"/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Barriga verde</text:p>
          </table:table-cell>
          <table:table-cell office:value-type="string">
            <text:p>Xaime Iglesias González</text:p>
          </table:table-cell>
          <table:table-cell/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4">
          <table:table-cell office:value-type="string">
            <text:p>Yo protesto</text:p>
          </table:table-cell>
          <table:table-cell table:number-columns-repeated="2"/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Adolfo Suarez, el nacimiento de un mito</text:p>
          </table:table-cell>
          <table:table-cell table:number-columns-repeated="2"/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Reality news informe mongolia papel mojado</text:p>
          </table:table-cell>
          <table:table-cell table:number-columns-repeated="2"/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La historia de galicia en 50 lugares</text:p>
          </table:table-cell>
          <table:table-cell office:value-type="string">
            <text:p>Rafael Quintía Pereira</text:p>
          </table:table-cell>
          <table:table-cell/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Senderismo rutas para todos, disfruta Galicia</text:p>
          </table:table-cell>
          <table:table-cell table:number-columns-repeated="2"/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1">
          <table:table-cell office:value-type="string">
            <text:p>¿A qué altura está o ceo?</text:p>
          </table:table-cell>
          <table:table-cell office:value-type="string">
            <text:p>Jorge Mira</text:p>
          </table:table-cell>
          <table:table-cell/>
          <table:table-cell office:value-type="string">
            <text:p>Estudio biblioteca 5ª columna 4ª balda</text:p>
          </table:table-cell>
          <table:table-cell table:number-columns-repeated="252"/>
        </table:table-row>
        <table:table-row table:style-name="ro4">
          <table:table-cell office:value-type="string">
            <text:p>Etica y política</text:p>
          </table:table-cell>
          <table:table-cell office:value-type="string">
            <text:p>José Luis L.Aranguren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Introducción a la economía internacional</text:p>
          </table:table-cell>
          <table:table-cell office:value-type="string">
            <text:p>Ramón Tamames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 anarquía y otros enfrentamientos</text:p>
          </table:table-cell>
          <table:table-cell office:value-type="string">
            <text:p>Fernando Savater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 democracia en América</text:p>
          </table:table-cell>
          <table:table-cell office:value-type="string">
            <text:p>Alexis de Tocqueville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s reglas del método sociológico</text:p>
          </table:table-cell>
          <table:table-cell office:value-type="string">
            <text:p>Emile Durkheim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 ética protestante y el espíritu del capitalismo</text:p>
          </table:table-cell>
          <table:table-cell office:value-type="string">
            <text:p>Max Weber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l pensamiento cautivo</text:p>
          </table:table-cell>
          <table:table-cell office:value-type="string">
            <text:p>Czeslaw Milosz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Historia y consciencia de clase I</text:p>
          </table:table-cell>
          <table:table-cell office:value-type="string">
            <text:p>Georg Lukács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Historia y consciencia de clase II</text:p>
          </table:table-cell>
          <table:table-cell office:value-type="string">
            <text:p>Georg Lukács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nsayo sobre el gobierno civil</text:p>
          </table:table-cell>
          <table:table-cell office:value-type="string">
            <text:p>John Locke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Sobre la libertad capítulos sobre el socialismo y otros escritos</text:p>
          </table:table-cell>
          <table:table-cell office:value-type="string">
            <text:p>John Stuart Mill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os derechos del hombre</text:p>
          </table:table-cell>
          <table:table-cell office:value-type="string">
            <text:p>Thomas Paine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Pricipios de economía política y tributación I</text:p>
          </table:table-cell>
          <table:table-cell office:value-type="string">
            <text:p>David Ricardo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Pricipios de economía política y tributación II</text:p>
          </table:table-cell>
          <table:table-cell office:value-type="string">
            <text:p>David Ricardo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Primer ensayo sobre la población</text:p>
          </table:table-cell>
          <table:table-cell office:value-type="string">
            <text:p>Thomas R. Malthus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¿Qué es la propiedad?</text:p>
          </table:table-cell>
          <table:table-cell office:value-type="string">
            <text:p>Pierre Joseph Proudhon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 acumulación del capital I</text:p>
          </table:table-cell>
          <table:table-cell office:value-type="string">
            <text:p>Rosa Luxemburg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 acumulación del capital II</text:p>
          </table:table-cell>
          <table:table-cell office:value-type="string">
            <text:p>Rosa Luxemburg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Viaje por Icaria I</text:p>
          </table:table-cell>
          <table:table-cell office:value-type="string">
            <text:p>Etienne Cabet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Viaje por Icaria I</text:p>
          </table:table-cell>
          <table:table-cell office:value-type="string">
            <text:p>Etienne Cabet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 revolución permanente</text:p>
          </table:table-cell>
          <table:table-cell office:value-type="string">
            <text:p>Lev Trotsky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Catecismo político de los industriales</text:p>
          </table:table-cell>
          <table:table-cell office:value-type="string">
            <text:p>Saint-Simon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Utopía</text:p>
          </table:table-cell>
          <table:table-cell office:value-type="string">
            <text:p>Thomas More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Cartas persas</text:p>
          </table:table-cell>
          <table:table-cell office:value-type="string">
            <text:p>Montesquieu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Tratdo teológio-político</text:p>
          </table:table-cell>
          <table:table-cell office:value-type="string">
            <text:p>Baruch Spinoza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 Ciudad de Dios</text:p>
          </table:table-cell>
          <table:table-cell office:value-type="string">
            <text:p>San Agustín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s aventuras de Telémaco</text:p>
          </table:table-cell>
          <table:table-cell office:value-type="string">
            <text:p>Fénelon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 república</text:p>
          </table:table-cell>
          <table:table-cell office:value-type="string">
            <text:p>Cicerón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Mi visión del mundo</text:p>
          </table:table-cell>
          <table:table-cell office:value-type="string">
            <text:p>Albert Einstein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La cautividad babilónica de la iglesia</text:p>
          </table:table-cell>
          <table:table-cell office:value-type="string">
            <text:p>Lutero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La libertad del cristiano</text:p>
          </table:table-cell>
          <table:table-cell office:value-type="string">
            <text:p>Lutero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1">
          <table:table-cell table:style-name="ce2" office:value-type="string">
            <text:p>Exhortación a la paz</text:p>
          </table:table-cell>
          <table:table-cell office:value-type="string">
            <text:p>Lutero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conomía y sociedad I</text:p>
          </table:table-cell>
          <table:table-cell office:value-type="string">
            <text:p>Harry G. Johnson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conomía y sociedad II</text:p>
          </table:table-cell>
          <table:table-cell office:value-type="string">
            <text:p>Harry G. Johnson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nsayos</text:p>
          </table:table-cell>
          <table:table-cell office:value-type="string">
            <text:p>Francis Bacon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l cortesano</text:p>
          </table:table-cell>
          <table:table-cell office:value-type="string">
            <text:p>Castiglione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¿Defensa armada ó defensa popular no-violenta?</text:p>
          </table:table-cell>
          <table:table-cell office:value-type="string">
            <text:p>Gandhi, Liddle, Bell, Milani, Ebert y otros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nsayos políticos</text:p>
          </table:table-cell>
          <table:table-cell office:value-type="string">
            <text:p>David Hume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l libro rojo</text:p>
          </table:table-cell>
          <table:table-cell office:value-type="string">
            <text:p>Mato Tse-Tung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Tratado de la primera invención de las monedas </text:p>
          </table:table-cell>
          <table:table-cell office:value-type="string">
            <text:p>N. Oresme 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1">
          <table:table-cell table:style-name="ce2" office:value-type="string">
            <text:p>Tratado de la moneda</text:p>
          </table:table-cell>
          <table:table-cell table:style-name="ce2" office:value-type="string">
            <text:p>N. Copérnico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xpulsión de la bestia triunfante</text:p>
          </table:table-cell>
          <table:table-cell office:value-type="string">
            <text:p>Giordano Bruno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l príncipe</text:p>
          </table:table-cell>
          <table:table-cell office:value-type="string">
            <text:p>Maquiavelo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l único y su propiedad (primera parte)</text:p>
          </table:table-cell>
          <table:table-cell office:value-type="string">
            <text:p>Max Stirner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l único y su propiedad (segunda parte)</text:p>
          </table:table-cell>
          <table:table-cell office:value-type="string">
            <text:p>Max Stirner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Ciencia nueva I</text:p>
          </table:table-cell>
          <table:table-cell office:value-type="string">
            <text:p>Giambattista Vico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Ciencia nueva II</text:p>
          </table:table-cell>
          <table:table-cell office:value-type="string">
            <text:p>Giambattista Vico</text:p>
          </table:table-cell>
          <table:table-cell office:value-type="string">
            <text:p>Ensayo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Una ciudad flotante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De la tierra a la luna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Un capitán de quince años I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Un capitán de quince años II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Viaje alrededor de la Luna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l Chancellor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Aventuras de tres rusos y tres ingleses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s triublaciones de un chino en China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 isla misteriosa I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Veinte mil leguas de viaje submarino I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Viente mil leguas de viaje submarino II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 isla misteriosa II El faro del fin del mundo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 vuelta al mundo en ochenta días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Dos años de vacaciones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Robur, el conquistador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Miguel Ostrogoff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Viaje al centro de la tierra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 esfinge de los hielos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s indias negras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El rayo verde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4">
          <table:table-cell office:value-type="string">
            <text:p>La Jangada</text:p>
          </table:table-cell>
          <table:table-cell office:value-type="string">
            <text:p>Julio Verne</text:p>
          </table:table-cell>
          <table:table-cell office:value-type="string">
            <text:p>Cienca-Ficción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El ingenioso hidalgo D. Quijote de la Mancha <text:s text:c="3"/>IV Centenario</text:p>
          </table:table-cell>
          <table:table-cell office:value-type="string">
            <text:p>Miguel de Cervantes</text:p>
          </table:table-cell>
          <table:table-cell office:value-type="string">
            <text:p>Novela</text:p>
          </table:table-cell>
          <table:table-cell office:value-type="string">
            <text:p>Salón</text:p>
          </table:table-cell>
          <table:table-cell table:number-columns-repeated="252"/>
        </table:table-row>
        <table:table-row table:style-name="ro1">
          <table:table-cell office:value-type="string">
            <text:p>Don Quijote <text:s text:c="2"/>decorado por Doré</text:p>
          </table:table-cell>
          <table:table-cell office:value-type="string">
            <text:p>Miguel de Cervantes</text:p>
          </table:table-cell>
          <table:table-cell office:value-type="string">
            <text:p>Novela</text:p>
          </table:table-cell>
          <table:table-cell office:value-type="string">
            <text:p>Salón</text:p>
          </table:table-cell>
          <table:table-cell table:number-columns-repeated="252"/>
        </table:table-row>
        <table:table-row table:style-name="ro1">
          <table:table-cell office:value-type="string">
            <text:p>Don Quijote de La Mancha ilustraciones Jose Ramón Sánchez</text:p>
          </table:table-cell>
          <table:table-cell office:value-type="string">
            <text:p>Miguel de Cervantes</text:p>
          </table:table-cell>
          <table:table-cell office:value-type="string">
            <text:p>Novela</text:p>
          </table:table-cell>
          <table:table-cell office:value-type="string">
            <text:p>Salón</text:p>
          </table:table-cell>
          <table:table-cell table:number-columns-repeated="252"/>
        </table:table-row>
        <table:table-row table:style-name="ro1">
          <table:table-cell office:value-type="string">
            <text:p>Miguel de Cervantes. La conquista de la ironía</text:p>
          </table:table-cell>
          <table:table-cell office:value-type="string">
            <text:p>Jordi Gracia</text:p>
          </table:table-cell>
          <table:table-cell office:value-type="string">
            <text:p>Biografía</text:p>
          </table:table-cell>
          <table:table-cell office:value-type="string">
            <text:p>Salón</text:p>
          </table:table-cell>
          <table:table-cell table:number-columns-repeated="252"/>
        </table:table-row>
        <table:table-row table:style-name="ro1">
          <table:table-cell office:value-type="string">
            <text:p>Romancero Quijano</text:p>
          </table:table-cell>
          <table:table-cell office:value-type="string">
            <text:p>Mariano Lizcano Ramos</text:p>
          </table:table-cell>
          <table:table-cell office:value-type="string">
            <text:p>Poesía</text:p>
          </table:table-cell>
          <table:table-cell office:value-type="string">
            <text:p>Salón</text:p>
          </table:table-cell>
          <table:table-cell table:number-columns-repeated="252"/>
        </table:table-row>
        <table:table-row table:style-name="ro1">
          <table:table-cell office:value-type="string">
            <text:p>Romancero Quijano</text:p>
          </table:table-cell>
          <table:table-cell office:value-type="string">
            <text:p>Mariano Lizcano Ramos</text:p>
          </table:table-cell>
          <table:table-cell office:value-type="string">
            <text:p>Poesía</text:p>
          </table:table-cell>
          <table:table-cell office:value-type="string">
            <text:p>Salón</text:p>
          </table:table-cell>
          <table:table-cell table:number-columns-repeated="252"/>
        </table:table-row>
        <table:table-row table:style-name="ro1">
          <table:table-cell office:value-type="string">
            <text:p>El Quijote estudio</text:p>
          </table:table-cell>
          <table:table-cell office:value-type="string">
            <text:p>Jesús Menéndez Peláez</text:p>
          </table:table-cell>
          <table:table-cell office:value-type="string">
            <text:p>Ensayo</text:p>
          </table:table-cell>
          <table:table-cell office:value-type="string">
            <text:p>Salón</text:p>
          </table:table-cell>
          <table:table-cell table:number-columns-repeated="252"/>
        </table:table-row>
        <table:table-row table:style-name="ro1">
          <table:table-cell office:value-type="string">
            <text:p>Don Quijote de la Mancha I</text:p>
          </table:table-cell>
          <table:table-cell office:value-type="string">
            <text:p>Miguel de Cervantes</text:p>
          </table:table-cell>
          <table:table-cell office:value-type="string">
            <text:p>Novela</text:p>
          </table:table-cell>
          <table:table-cell office:value-type="string">
            <text:p>Salón</text:p>
          </table:table-cell>
          <table:table-cell table:number-columns-repeated="252"/>
        </table:table-row>
        <table:table-row table:style-name="ro1">
          <table:table-cell office:value-type="string">
            <text:p>Don Quijote de la Mancha II</text:p>
          </table:table-cell>
          <table:table-cell office:value-type="string">
            <text:p>Miguel de Cervantes</text:p>
          </table:table-cell>
          <table:table-cell office:value-type="string">
            <text:p>Novela</text:p>
          </table:table-cell>
          <table:table-cell office:value-type="string">
            <text:p>Salón</text:p>
          </table:table-cell>
          <table:table-cell table:number-columns-repeated="252"/>
        </table:table-row>
        <table:table-row table:style-name="ro1">
          <table:table-cell office:value-type="string">
            <text:p>Don Quijote de la Mancha <text:s text:c="2"/>Rae Pérez Reverte</text:p>
          </table:table-cell>
          <table:table-cell office:value-type="string">
            <text:p>Miguel de Cervantes</text:p>
          </table:table-cell>
          <table:table-cell office:value-type="string">
            <text:p>Novela</text:p>
          </table:table-cell>
          <table:table-cell office:value-type="string">
            <text:p>Salón</text:p>
          </table:table-cell>
          <table:table-cell table:number-columns-repeated="252"/>
        </table:table-row>
        <table:table-row table:style-name="ro4">
          <table:table-cell office:value-type="string">
            <text:p>El Quijote de Avellaneda</text:p>
          </table:table-cell>
          <table:table-cell office:value-type="string">
            <text:p>Edición de Agustín del Saz</text:p>
          </table:table-cell>
          <table:table-cell office:value-type="string">
            <text:p>Novela</text:p>
          </table:table-cell>
          <table:table-cell office:value-type="string">
            <text:p>Salón</text:p>
          </table:table-cell>
          <table:table-cell table:number-columns-repeated="252"/>
        </table:table-row>
      </table:table>
      <table:table table:name="Ubicación" table:style-name="ta2" table:print="false">
        <office:forms form:automatic-focus="false" form:apply-design-mode="false"/>
        <table:table-column table:style-name="co6" table:default-cell-style-name="ce6"/>
        <table:table-row table:style-name="ro4">
          <table:table-cell office:value-type="string">
            <text:p>Estudio frontal derecho, tercera balda (última)</text:p>
          </table:table-cell>
        </table:table-row>
        <table:table-row table:style-name="ro4">
          <table:table-cell office:value-type="string">
            <text:p>Estudio frontal derecho segunda balda</text:p>
          </table:table-cell>
        </table:table-row>
        <table:table-row table:style-name="ro4">
          <table:table-cell office:value-type="string">
            <text:p>Estudio frontal derecho primera balda </text:p>
          </table:table-cell>
        </table:table-row>
        <table:table-row table:style-name="ro4">
          <table:table-cell office:value-type="string">
            <text:p>Estudio frontal izquierdo, cuarta balda </text:p>
          </table:table-cell>
        </table:table-row>
        <table:table-row table:style-name="ro4">
          <table:table-cell office:value-type="string">
            <text:p>Estudio frontal izquierdo, tercera balda </text:p>
          </table:table-cell>
        </table:table-row>
        <table:table-row table:style-name="ro4">
          <table:table-cell office:value-type="string">
            <text:p>Estudio frontal izquierdo, segunda balda </text:p>
          </table:table-cell>
        </table:table-row>
        <table:table-row table:style-name="ro4">
          <table:table-cell office:value-type="string">
            <text:p>Estudio frontal izquierdo, primera balda </text:p>
          </table:table-cell>
        </table:table-row>
        <table:table-row table:style-name="ro4">
          <table:table-cell office:value-type="string">
            <text:p>Habitación tercera balda </text:p>
          </table:table-cell>
        </table:table-row>
        <table:table-row table:style-name="ro4">
          <table:table-cell office:value-type="string">
            <text:p>Habitación segunda balda</text:p>
          </table:table-cell>
        </table:table-row>
        <table:table-row table:style-name="ro4">
          <table:table-cell office:value-type="string">
            <text:p>Habitación primera balda</text:p>
          </table:table-cell>
        </table:table-row>
        <table:table-row table:style-name="ro4">
          <table:table-cell office:value-type="string">
            <text:p>Estudio <text:s/>baldas laterales</text:p>
          </table:table-cell>
        </table:table-row>
        <table:table-row table:style-name="ro4">
          <table:table-cell office:value-type="string">
            <text:p>Estudio biblioteca 1ª columna 5ª balda</text:p>
          </table:table-cell>
        </table:table-row>
        <table:table-row table:style-name="ro4">
          <table:table-cell office:value-type="string">
            <text:p>Estudio biblioteca 1ª columna 6ª balda</text:p>
          </table:table-cell>
        </table:table-row>
        <table:table-row table:style-name="ro4">
          <table:table-cell office:value-type="string">
            <text:p>Estudio biblioteca 2ª columna 4ª balda</text:p>
          </table:table-cell>
        </table:table-row>
        <table:table-row table:style-name="ro4">
          <table:table-cell office:value-type="string">
            <text:p>Estudio biblioteca 2ª columna 5ª balda</text:p>
          </table:table-cell>
        </table:table-row>
        <table:table-row table:style-name="ro4">
          <table:table-cell office:value-type="string">
            <text:p>Estudio biblioteca 2ª columna 6ª balda</text:p>
          </table:table-cell>
        </table:table-row>
        <table:table-row table:style-name="ro4">
          <table:table-cell office:value-type="string">
            <text:p>Estudio biblioteca 3ª columna 1ª balda</text:p>
          </table:table-cell>
        </table:table-row>
        <table:table-row table:style-name="ro4">
          <table:table-cell office:value-type="string">
            <text:p>Estudio biblioteca 3ª columna 2ª balda</text:p>
          </table:table-cell>
        </table:table-row>
        <table:table-row table:style-name="ro4">
          <table:table-cell office:value-type="string">
            <text:p>Estudio biblioteca 3ª columna 3ª balda</text:p>
          </table:table-cell>
        </table:table-row>
        <table:table-row table:style-name="ro4">
          <table:table-cell office:value-type="string">
            <text:p>Estudio biblioteca 3ª columna 4ª balda</text:p>
          </table:table-cell>
        </table:table-row>
        <table:table-row table:style-name="ro4">
          <table:table-cell office:value-type="string">
            <text:p>Estudio biblioteca 3ª columna 5ª balda</text:p>
          </table:table-cell>
        </table:table-row>
        <table:table-row table:style-name="ro4">
          <table:table-cell office:value-type="string">
            <text:p>Estudio biblioteca 4ª columna 1ª balda</text:p>
          </table:table-cell>
        </table:table-row>
        <table:table-row table:style-name="ro4">
          <table:table-cell office:value-type="string">
            <text:p>Estudio biblioteca 4ª columna 2ª balda</text:p>
          </table:table-cell>
        </table:table-row>
        <table:table-row table:style-name="ro4">
          <table:table-cell office:value-type="string">
            <text:p>Estudio biblioteca 4ª columna 3ª balda</text:p>
          </table:table-cell>
        </table:table-row>
        <table:table-row table:style-name="ro4">
          <table:table-cell office:value-type="string">
            <text:p>Estudio biblioteca 4ª columna 4ª balda</text:p>
          </table:table-cell>
        </table:table-row>
        <table:table-row table:style-name="ro4">
          <table:table-cell office:value-type="string">
            <text:p>Estudio biblioteca 4ª columna 5ª balda</text:p>
          </table:table-cell>
        </table:table-row>
        <table:table-row table:style-name="ro4">
          <table:table-cell office:value-type="string">
            <text:p>Estudio biblioteca 5ª columna 2ª balda</text:p>
          </table:table-cell>
        </table:table-row>
        <table:table-row table:style-name="ro4">
          <table:table-cell office:value-type="string">
            <text:p>Estudio biblioteca 5ª columna 3ª balda</text:p>
          </table:table-cell>
        </table:table-row>
        <table:table-row table:style-name="ro4">
          <table:table-cell office:value-type="string">
            <text:p>Estudio biblioteca 5ª columna 4ª balda</text:p>
          </table:table-cell>
        </table:table-row>
        <table:table-row table:style-name="ro4">
          <table:table-cell table:style-name="Default" office:value-type="string">
            <text:p>Salón</text:p>
          </table:table-cell>
        </table:table-row>
      </table:table>
      <table:table table:name="Varios" table:style-name="ta4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4" table:number-columns-repeated="254" table:default-cell-style-name="Default"/>
        <table:table-row table:style-name="ro4">
          <table:table-cell table:style-name="ce1" office:value-type="string">
            <text:p>Títul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Tema</text:p>
          </table:table-cell>
          <table:table-cell table:style-name="ce1" office:value-type="string">
            <text:p>Comentarios</text:p>
          </table:table-cell>
          <table:table-cell table:number-columns-repeated="252"/>
        </table:table-row>
        <table:table-row table:style-name="ro4">
          <table:table-cell table:number-columns-repeated="256"/>
        </table:table-row>
        <table:table-row table:style-name="ro4">
          <table:table-cell table:style-name="ce6" office:value-type="string">
            <text:p>Estudio frontal izquierdo, segunda balda </text:p>
          </table:table-cell>
          <table:table-cell table:style-name="ce6" table:number-columns-repeated="2"/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1">
          <table:table-cell office:value-type="string">
            <text:p>A cultura e a literatura trobadoresca</text:p>
          </table:table-cell>
          <table:table-cell table:number-columns-repeated="255"/>
        </table:table-row>
        <table:table-row table:style-name="ro1">
          <table:table-cell office:value-type="string">
            <text:p>Antololoxia de Roberto Vidal Bolaño</text:p>
          </table:table-cell>
          <table:table-cell table:number-columns-repeated="255"/>
        </table:table-row>
        <table:table-row table:style-name="ro1">
          <table:table-cell office:value-type="string">
            <text:p>Illas Cíes</text:p>
          </table:table-cell>
          <table:table-cell table:number-columns-repeated="255"/>
        </table:table-row>
        <table:table-row table:style-name="ro1">
          <table:table-cell office:value-type="string">
            <text:p>Vigo na historia</text:p>
          </table:table-cell>
          <table:table-cell table:number-columns-repeated="255"/>
        </table:table-row>
        <table:table-row table:style-name="ro1">
          <table:table-cell office:value-type="string">
            <text:p>Andalucía I El viajero</text:p>
          </table:table-cell>
          <table:table-cell table:number-columns-repeated="255"/>
        </table:table-row>
        <table:table-row table:style-name="ro4">
          <table:table-cell office:value-type="string">
            <text:p>A gaita galega</text:p>
          </table:table-cell>
          <table:table-cell table:number-columns-repeated="255"/>
        </table:table-row>
        <table:table-row table:style-name="ro4">
          <table:table-cell office:value-type="string">
            <text:p>Manualidades de papel</text:p>
          </table:table-cell>
          <table:table-cell table:number-columns-repeated="255"/>
        </table:table-row>
        <table:table-row table:style-name="ro1">
          <table:table-cell office:value-type="string">
            <text:p>Vigo Centro histórico</text:p>
          </table:table-cell>
          <table:table-cell table:number-columns-repeated="255"/>
        </table:table-row>
        <table:table-row table:style-name="ro1">
          <table:table-cell office:value-type="string">
            <text:p>Vigo casco vello</text:p>
          </table:table-cell>
          <table:table-cell table:number-columns-repeated="255"/>
        </table:table-row>
        <table:table-row table:style-name="ro1">
          <table:table-cell office:value-type="string">
            <text:p>Jacopo Tintoretto</text:p>
          </table:table-cell>
          <table:table-cell table:number-columns-repeated="255"/>
        </table:table-row>
        <table:table-row table:style-name="ro4">
          <table:table-cell office:value-type="string">
            <text:p>Temas tabús</text:p>
          </table:table-cell>
          <table:table-cell table:number-columns-repeated="255"/>
        </table:table-row>
        <table:table-row table:style-name="ro4">
          <table:table-cell office:value-type="string">
            <text:p>Escritores do Día das Letras galegas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table:style-name="ce6" office:value-type="string">
            <text:p>Estudio frontal izquierdo, tercera balda </text:p>
          </table:table-cell>
          <table:table-cell table:style-name="ce6" table:number-columns-repeated="2"/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1">
          <table:table-cell office:value-type="string">
            <text:p>Italia del Sur y Cerdeña</text:p>
          </table:table-cell>
          <table:table-cell/>
          <table:table-cell office:value-type="string">
            <text:p>Guía</text:p>
          </table:table-cell>
          <table:table-cell table:number-columns-repeated="253"/>
        </table:table-row>
        <table:table-row table:style-name="ro4">
          <table:table-cell office:value-type="string">
            <text:p>Italia del Norte</text:p>
          </table:table-cell>
          <table:table-cell/>
          <table:table-cell office:value-type="string">
            <text:p>Guía</text:p>
          </table:table-cell>
          <table:table-cell table:number-columns-repeated="253"/>
        </table:table-row>
        <table:table-row table:style-name="ro1">
          <table:table-cell office:value-type="string">
            <text:p>Augusto</text:p>
          </table:table-cell>
          <table:table-cell office:value-type="string">
            <text:p>Suetonio</text:p>
          </table:table-cell>
          <table:table-cell office:value-type="string">
            <text:p>Historia</text:p>
          </table:table-cell>
          <table:table-cell table:number-columns-repeated="253"/>
        </table:table-row>
        <table:table-row table:style-name="ro1">
          <table:table-cell office:value-type="string">
            <text:p>Tiberio</text:p>
          </table:table-cell>
          <table:table-cell office:value-type="string">
            <text:p>Suetonio</text:p>
          </table:table-cell>
          <table:table-cell office:value-type="string">
            <text:p>Historia</text:p>
          </table:table-cell>
          <table:table-cell table:number-columns-repeated="253"/>
        </table:table-row>
        <table:table-row table:style-name="ro1">
          <table:table-cell office:value-type="string">
            <text:p>Julio César</text:p>
          </table:table-cell>
          <table:table-cell office:value-type="string">
            <text:p>Suetonio</text:p>
          </table:table-cell>
          <table:table-cell office:value-type="string">
            <text:p>Historia</text:p>
          </table:table-cell>
          <table:table-cell table:number-columns-repeated="253"/>
        </table:table-row>
        <table:table-row table:style-name="ro1">
          <table:table-cell office:value-type="string">
            <text:p>Aula de naturaleza de la Sierra de Os Ancares</text:p>
          </table:table-cell>
          <table:table-cell table:number-columns-repeated="255"/>
        </table:table-row>
        <table:table-row table:style-name="ro1">
          <table:table-cell office:value-type="string">
            <text:p>Aula de naturaleza de Moreda de Courel</text:p>
          </table:table-cell>
          <table:table-cell table:number-columns-repeated="255"/>
        </table:table-row>
        <table:table-row table:style-name="ro1">
          <table:table-cell office:value-type="string">
            <text:p>Senderismo para todos Disfrutar Galicia</text:p>
          </table:table-cell>
          <table:table-cell table:number-columns-repeated="255"/>
        </table:table-row>
        <table:table-row table:style-name="ro4" table:number-rows-repeated="3">
          <table:table-cell table:number-columns-repeated="256"/>
        </table:table-row>
        <table:table-row table:style-name="ro4">
          <table:table-cell office:value-type="string">
            <text:p>Mesa estudio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1">
          <table:table-cell office:value-type="string">
            <text:p>Vigo, setenta años para crear una ciudad</text:p>
          </table:table-cell>
          <table:table-cell table:number-columns-repeated="255"/>
        </table:table-row>
        <table:table-row table:style-name="ro4">
          <table:table-cell office:value-type="string">
            <text:p>Arboles de Europa</text:p>
          </table:table-cell>
          <table:table-cell table:number-columns-repeated="255"/>
        </table:table-row>
        <table:table-row table:style-name="ro4">
          <table:table-cell office:value-type="string">
            <text:p>Santa Biblia</text:p>
          </table:table-cell>
          <table:table-cell table:number-columns-repeated="255"/>
        </table:table-row>
        <table:table-row table:style-name="ro4">
          <table:table-cell office:value-type="string">
            <text:p>Mongolia papel mojado</text:p>
          </table:table-cell>
          <table:table-cell table:number-columns-repeated="255"/>
        </table:table-row>
      </table:table>
      <table:database-ranges>
        <table:database-range table:name="__Anonymous_Sheet_DB__1" table:target-range-address="Autores.A1:Autores.E615" table:display-filter-buttons="true"/>
        <table:database-range table:name="__Anonymous_Sheet_DB__2" table:target-range-address="'script autores'.B2:'script autores'.D609" table:display-filter-buttons="true"/>
        <table:database-range table:name="__Anonymous_Sheet_DB__3" table:target-range-address="'script autores'.B1:'script autores'.D609" table:display-filter-buttons="true"/>
        <table:database-range table:name="__Anonymous_Sheet_DB__4" table:target-range-address="'script autores'.A1:'script autores'.D609" table:display-filter-buttons="true" table:contains-header="false"/>
        <table:database-range table:name="__Anonymous_Sheet_DB__5" table:target-range-address="'script autores'.A1:'script autores'.D609" table:display-filter-buttons="true"/>
        <table:database-range table:target-range-address="'script autores'.B2:'script autores'.D6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499cm" fo:margin-bottom="1cm" fo:margin-left="0.9cm" fo:margin-right="0.4cm" style:first-page-number="continue" style:scale-to="100%" style:writing-mode="lr-tb"/>
      <style:header-style>
        <style:header-footer-properties fo:min-height="0.751cm" fo:margin-left="1cm" fo:margin-right="1.499cm" fo:margin-bottom="0cm"/>
      </style:header-style>
      <style:footer-style>
        <style:header-footer-properties fo:min-height="0.751cm" fo:margin-left="1cm" fo:margin-right="1.499cm" fo:margin-top="0cm"/>
      </style:footer-style>
    </style:page-layout>
    <style:page-layout style:name="Mpm5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23/09/2017</text:date>, <text:time>17:14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ítulos" style:display-name="PageStyle_Títul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ores" style:display-name="PageStyle_Au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icación_20_Nueva" style:display-name="PageStyle_Ubicación Nuev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bicación" style:display-name="PageStyle_Ubic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os" style:display-name="PageStyle_Vario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milia</meta:initial-creator>
    <meta:creation-date>2013-04-08T19:31:09</meta:creation-date>
    <dc:date>2017-09-23T17:14:46.38</dc:date>
    <meta:print-date>2017-02-16T17:08:35</meta:print-date>
    <meta:generator>OpenOffice/4.1.2$Win32 OpenOffice.org_project/412m3$Build-9782</meta:generator>
    <meta:editing-duration>PT17H52M21S</meta:editing-duration>
    <meta:editing-cycles>21</meta:editing-cycles>
    <meta:document-statistic meta:table-count="6" meta:cell-count="18734" meta:object-count="0"/>
  </office:meta>
</office:document-meta>
</file>